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3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_12_2019" table:style-name="ta1">
        <table:table-column table:style-name="co1" table:number-columns-repeated="9" table:default-cell-style-name="ce2"/>
        <table:table-row table:style-name="ro1">
          <table:table-cell table:style-name="ce1" office:value-type="string" calcext:value-type="string">
            <text:p><text:s/>Source INSEE DADS 2019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Zone géographique : France entière (hors Mayotte) au lieu de travail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Champ : Ensemble des postes non annexes, hors intérimaires, présents au cours de l’année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Indicateur : nombre d’établissements, Effectifs présents la dernière semaine de l’année y compris au 31/12, EQTP présents sur l’année, masse salariale brute annuelle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Croisé par : Région * Nomenclature juridique 1 * Tranche d’âge 1 * Sexe</text:p>
          </table:table-cell>
          <table:table-cell table:style-name="Default" table:number-columns-repeated="8"/>
        </table:table-row>
        <table:table-row table:style-name="ro1"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 : secret statistique</text:p>
          </table:table-cell>
          <table:table-cell table:style-name="Default" table:number-columns-repeated="8"/>
        </table:table-row>
        <table:table-row table:style-name="ro1" table:number-rows-repeated="3">
          <table:table-cell table:style-name="Default" table:number-columns-repeated="9"/>
        </table:table-row>
        <table:table-row table:style-name="ro1">
          <table:table-cell office:value-type="string" calcext:value-type="string">
            <text:p>Region_Travail</text:p>
          </table:table-cell>
          <table:table-cell office:value-type="string" calcext:value-type="string">
            <text:p>Nom_Juridique_1_Agregee</text:p>
          </table:table-cell>
          <table:table-cell office:value-type="string" calcext:value-type="string">
            <text:p>Nom_Juridique_1_Detaillee</text:p>
          </table:table-cell>
          <table:table-cell office:value-type="string" calcext:value-type="string">
            <text:p>Tranche_Age_1</text:p>
          </table:table-cell>
          <table:table-cell office:value-type="string" calcext:value-type="string">
            <text:p>Sexe_</text:p>
          </table:table-cell>
          <table:table-cell office:value-type="string" calcext:value-type="string">
            <text:p>Nombre_etab</text:p>
          </table:table-cell>
          <table:table-cell office:value-type="string" calcext:value-type="string">
            <text:p>Nombre_Poste_3112</text:p>
          </table:table-cell>
          <table:table-cell office:value-type="string" calcext:value-type="string">
            <text:p>Nombre_EQTP</text:p>
          </table:table-cell>
          <table:table-cell office:value-type="string" calcext:value-type="string">
            <text:p>Masse_Salariale_Brute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162554" calcext:value-type="float">
            <text:p>2 162 554</text:p>
          </table:table-cell>
          <table:table-cell office:value-type="float" office:value="23169478" calcext:value-type="float">
            <text:p>23 169 478</text:p>
          </table:table-cell>
          <table:table-cell office:value-type="string" calcext:value-type="string">
            <text:p>21487531.2</text:p>
          </table:table-cell>
          <table:table-cell office:value-type="float" office:value="799503602981" calcext:value-type="float">
            <text:p>799 503 602 981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641394" calcext:value-type="float">
            <text:p>1 641 394</text:p>
          </table:table-cell>
          <table:table-cell office:value-type="float" office:value="11856040" calcext:value-type="float">
            <text:p>11 856 040</text:p>
          </table:table-cell>
          <table:table-cell office:value-type="string" calcext:value-type="string">
            <text:p>11380897.3</text:p>
          </table:table-cell>
          <table:table-cell office:value-type="float" office:value="457838713711" calcext:value-type="float">
            <text:p>457 838 713 711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600609" calcext:value-type="float">
            <text:p>1 600 609</text:p>
          </table:table-cell>
          <table:table-cell office:value-type="float" office:value="11313438" calcext:value-type="float">
            <text:p>11 313 438</text:p>
          </table:table-cell>
          <table:table-cell office:value-type="string" calcext:value-type="string">
            <text:p>10106633.9</text:p>
          </table:table-cell>
          <table:table-cell office:value-type="float" office:value="341664889270" calcext:value-type="float">
            <text:p>341 664 889 270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53394" calcext:value-type="float">
            <text:p>1 253 394</text:p>
          </table:table-cell>
          <table:table-cell office:value-type="float" office:value="4673251" calcext:value-type="float">
            <text:p>4 673 251</text:p>
          </table:table-cell>
          <table:table-cell office:value-type="string" calcext:value-type="string">
            <text:p>4213734.2</text:p>
          </table:table-cell>
          <table:table-cell office:value-type="float" office:value="109274309395" calcext:value-type="float">
            <text:p>109 274 309 39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85405" calcext:value-type="float">
            <text:p>1 285 405</text:p>
          </table:table-cell>
          <table:table-cell office:value-type="float" office:value="5642599" calcext:value-type="float">
            <text:p>5 642 599</text:p>
          </table:table-cell>
          <table:table-cell office:value-type="string" calcext:value-type="string">
            <text:p>5291381.4</text:p>
          </table:table-cell>
          <table:table-cell office:value-type="float" office:value="187954751465" calcext:value-type="float">
            <text:p>187 954 751 46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29985" calcext:value-type="float">
            <text:p>1 229 985</text:p>
          </table:table-cell>
          <table:table-cell office:value-type="float" office:value="5969383" calcext:value-type="float">
            <text:p>5 969 383</text:p>
          </table:table-cell>
          <table:table-cell office:value-type="string" calcext:value-type="string">
            <text:p>5583920.9</text:p>
          </table:table-cell>
          <table:table-cell office:value-type="float" office:value="225781430679" calcext:value-type="float">
            <text:p>225 781 430 679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290029" calcext:value-type="float">
            <text:p>1 290 029</text:p>
          </table:table-cell>
          <table:table-cell office:value-type="float" office:value="6884245" calcext:value-type="float">
            <text:p>6 884 245</text:p>
          </table:table-cell>
          <table:table-cell office:value-type="string" calcext:value-type="string">
            <text:p>6398494.7</text:p>
          </table:table-cell>
          <table:table-cell office:value-type="float" office:value="276493111442" calcext:value-type="float">
            <text:p>276 493 111 44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908791" calcext:value-type="float">
            <text:p>908 791</text:p>
          </table:table-cell>
          <table:table-cell office:value-type="float" office:value="2451638" calcext:value-type="float">
            <text:p>2 451 638</text:p>
          </table:table-cell>
          <table:table-cell office:value-type="string" calcext:value-type="string">
            <text:p>2266168.6</text:p>
          </table:table-cell>
          <table:table-cell office:value-type="float" office:value="60078414413" calcext:value-type="float">
            <text:p>60 078 414 413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787796" calcext:value-type="float">
            <text:p>787 796</text:p>
          </table:table-cell>
          <table:table-cell office:value-type="float" office:value="2221613" calcext:value-type="float">
            <text:p>2 221 613</text:p>
          </table:table-cell>
          <table:table-cell office:value-type="string" calcext:value-type="string">
            <text:p>1947565.6</text:p>
          </table:table-cell>
          <table:table-cell office:value-type="float" office:value="49195894982" calcext:value-type="float">
            <text:p>49 195 894 98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897274" calcext:value-type="float">
            <text:p>897 274</text:p>
          </table:table-cell>
          <table:table-cell office:value-type="float" office:value="2913983" calcext:value-type="float">
            <text:p>2 913 983</text:p>
          </table:table-cell>
          <table:table-cell office:value-type="string" calcext:value-type="string">
            <text:p>2841987.9</text:p>
          </table:table-cell>
          <table:table-cell office:value-type="float" office:value="106860765364" calcext:value-type="float">
            <text:p>106 860 765 364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824423" calcext:value-type="float">
            <text:p>824 423</text:p>
          </table:table-cell>
          <table:table-cell office:value-type="float" office:value="2728616" calcext:value-type="float">
            <text:p>2 728 616</text:p>
          </table:table-cell>
          <table:table-cell office:value-type="string" calcext:value-type="string">
            <text:p>2449393.5</text:p>
          </table:table-cell>
          <table:table-cell office:value-type="float" office:value="81093986101" calcext:value-type="float">
            <text:p>81 093 986 101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827025" calcext:value-type="float">
            <text:p>827 025</text:p>
          </table:table-cell>
          <table:table-cell office:value-type="float" office:value="3033277" calcext:value-type="float">
            <text:p>3 033 277</text:p>
          </table:table-cell>
          <table:table-cell office:value-type="string" calcext:value-type="string">
            <text:p>2940232.1</text:p>
          </table:table-cell>
          <table:table-cell office:value-type="float" office:value="129375273713" calcext:value-type="float">
            <text:p>129 375 273 713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804089" calcext:value-type="float">
            <text:p>804 089</text:p>
          </table:table-cell>
          <table:table-cell office:value-type="float" office:value="2936106" calcext:value-type="float">
            <text:p>2 936 106</text:p>
          </table:table-cell>
          <table:table-cell office:value-type="string" calcext:value-type="string">
            <text:p>2643688.7</text:p>
          </table:table-cell>
          <table:table-cell office:value-type="float" office:value="96406156966" calcext:value-type="float">
            <text:p>96 406 156 966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865825" calcext:value-type="float">
            <text:p>865 825</text:p>
          </table:table-cell>
          <table:table-cell office:value-type="float" office:value="3457142" calcext:value-type="float">
            <text:p>3 457 142</text:p>
          </table:table-cell>
          <table:table-cell office:value-type="string" calcext:value-type="string">
            <text:p>3332508.6</text:p>
          </table:table-cell>
          <table:table-cell office:value-type="float" office:value="161524260221" calcext:value-type="float">
            <text:p>161 524 260 221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857495" calcext:value-type="float">
            <text:p>857 495</text:p>
          </table:table-cell>
          <table:table-cell office:value-type="float" office:value="3427103" calcext:value-type="float">
            <text:p>3 427 103</text:p>
          </table:table-cell>
          <table:table-cell office:value-type="string" calcext:value-type="string">
            <text:p>3065986.1</text:p>
          </table:table-cell>
          <table:table-cell office:value-type="float" office:value="114968851221" calcext:value-type="float">
            <text:p>114 968 851 221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73484" calcext:value-type="float">
            <text:p>173 484</text:p>
          </table:table-cell>
          <table:table-cell office:value-type="float" office:value="2296184" calcext:value-type="float">
            <text:p>2 296 184</text:p>
          </table:table-cell>
          <table:table-cell office:value-type="string" calcext:value-type="string">
            <text:p>2001608.6</text:p>
          </table:table-cell>
          <table:table-cell office:value-type="float" office:value="66051785516" calcext:value-type="float">
            <text:p>66 051 785 516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989070" calcext:value-type="float">
            <text:p>1 989 070</text:p>
          </table:table-cell>
          <table:table-cell office:value-type="float" office:value="20873294" calcext:value-type="float">
            <text:p>20 873 294</text:p>
          </table:table-cell>
          <table:table-cell office:value-type="string" calcext:value-type="string">
            <text:p>19485922.6</text:p>
          </table:table-cell>
          <table:table-cell office:value-type="float" office:value="733451817466" calcext:value-type="float">
            <text:p>733 451 817 466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24749" calcext:value-type="float">
            <text:p>124 749</text:p>
          </table:table-cell>
          <table:table-cell office:value-type="float" office:value="756221" calcext:value-type="float">
            <text:p>756 221</text:p>
          </table:table-cell>
          <table:table-cell office:value-type="string" calcext:value-type="string">
            <text:p>687638.6</text:p>
          </table:table-cell>
          <table:table-cell office:value-type="float" office:value="24578222456" calcext:value-type="float">
            <text:p>24 578 222 456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44656" calcext:value-type="float">
            <text:p>144 656</text:p>
          </table:table-cell>
          <table:table-cell office:value-type="float" office:value="1539963" calcext:value-type="float">
            <text:p>1 539 963</text:p>
          </table:table-cell>
          <table:table-cell office:value-type="float" office:value="1313970" calcext:value-type="float">
            <text:p>1 313 970</text:p>
          </table:table-cell>
          <table:table-cell office:value-type="float" office:value="41473563059" calcext:value-type="float">
            <text:p>41 473 563 059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516645" calcext:value-type="float">
            <text:p>1 516 645</text:p>
          </table:table-cell>
          <table:table-cell office:value-type="float" office:value="11099819" calcext:value-type="float">
            <text:p>11 099 819</text:p>
          </table:table-cell>
          <table:table-cell office:value-type="string" calcext:value-type="string">
            <text:p>10693258.7</text:p>
          </table:table-cell>
          <table:table-cell office:value-type="float" office:value="433260491255" calcext:value-type="float">
            <text:p>433 260 491 25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455953" calcext:value-type="float">
            <text:p>1 455 953</text:p>
          </table:table-cell>
          <table:table-cell office:value-type="float" office:value="9773475" calcext:value-type="float">
            <text:p>9 773 475</text:p>
          </table:table-cell>
          <table:table-cell office:value-type="string" calcext:value-type="string">
            <text:p>8792663.9</text:p>
          </table:table-cell>
          <table:table-cell office:value-type="float" office:value="300191326211" calcext:value-type="float">
            <text:p>300 191 326 211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7734" calcext:value-type="float">
            <text:p>97 734</text:p>
          </table:table-cell>
          <table:table-cell office:value-type="float" office:value="390525" calcext:value-type="float">
            <text:p>390 525</text:p>
          </table:table-cell>
          <table:table-cell office:value-type="string" calcext:value-type="string">
            <text:p>337800.1</text:p>
          </table:table-cell>
          <table:table-cell office:value-type="string" calcext:value-type="string">
            <text:p>8276670387.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2511" calcext:value-type="float">
            <text:p>112 511</text:p>
          </table:table-cell>
          <table:table-cell office:value-type="float" office:value="559516" calcext:value-type="float">
            <text:p>559 516</text:p>
          </table:table-cell>
          <table:table-cell office:value-type="string" calcext:value-type="string">
            <text:p>493002.4</text:p>
          </table:table-cell>
          <table:table-cell office:value-type="float" office:value="15245247072" calcext:value-type="float">
            <text:p>15 245 247 07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2589" calcext:value-type="float">
            <text:p>112 589</text:p>
          </table:table-cell>
          <table:table-cell office:value-type="float" office:value="600490" calcext:value-type="float">
            <text:p>600 490</text:p>
          </table:table-cell>
          <table:table-cell office:value-type="string" calcext:value-type="string">
            <text:p>528755.6</text:p>
          </table:table-cell>
          <table:table-cell office:value-type="float" office:value="18238841352" calcext:value-type="float">
            <text:p>18 238 841 35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18073" calcext:value-type="float">
            <text:p>118 073</text:p>
          </table:table-cell>
          <table:table-cell office:value-type="float" office:value="745653" calcext:value-type="float">
            <text:p>745 653</text:p>
          </table:table-cell>
          <table:table-cell office:value-type="string" calcext:value-type="string">
            <text:p>642050.6</text:p>
          </table:table-cell>
          <table:table-cell office:value-type="float" office:value="24291026704" calcext:value-type="float">
            <text:p>24 291 026 704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55660" calcext:value-type="float">
            <text:p>1 155 660</text:p>
          </table:table-cell>
          <table:table-cell office:value-type="float" office:value="4282726" calcext:value-type="float">
            <text:p>4 282 726</text:p>
          </table:table-cell>
          <table:table-cell office:value-type="string" calcext:value-type="string">
            <text:p>3875934.1</text:p>
          </table:table-cell>
          <table:table-cell office:value-type="float" office:value="100997639007" calcext:value-type="float">
            <text:p>100 997 639 007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72894" calcext:value-type="float">
            <text:p>1 172 894</text:p>
          </table:table-cell>
          <table:table-cell office:value-type="float" office:value="5083083" calcext:value-type="float">
            <text:p>5 083 083</text:p>
          </table:table-cell>
          <table:table-cell office:value-type="float" office:value="4798379" calcext:value-type="float">
            <text:p>4 798 379</text:p>
          </table:table-cell>
          <table:table-cell office:value-type="float" office:value="172709504393" calcext:value-type="float">
            <text:p>172 709 504 393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17396" calcext:value-type="float">
            <text:p>1 117 396</text:p>
          </table:table-cell>
          <table:table-cell office:value-type="float" office:value="5368893" calcext:value-type="float">
            <text:p>5 368 893</text:p>
          </table:table-cell>
          <table:table-cell office:value-type="string" calcext:value-type="string">
            <text:p>5055165.3</text:p>
          </table:table-cell>
          <table:table-cell office:value-type="float" office:value="207542589328" calcext:value-type="float">
            <text:p>207 542 589 328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171956" calcext:value-type="float">
            <text:p>1 171 956</text:p>
          </table:table-cell>
          <table:table-cell office:value-type="float" office:value="6138592" calcext:value-type="float">
            <text:p>6 138 592</text:p>
          </table:table-cell>
          <table:table-cell office:value-type="string" calcext:value-type="string">
            <text:p>5756444.2</text:p>
          </table:table-cell>
          <table:table-cell office:value-type="float" office:value="252202084738" calcext:value-type="float">
            <text:p>252 202 084 738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58349" calcext:value-type="float">
            <text:p>58 349</text:p>
          </table:table-cell>
          <table:table-cell office:value-type="float" office:value="135865" calcext:value-type="float">
            <text:p>135 865</text:p>
          </table:table-cell>
          <table:table-cell office:value-type="string" calcext:value-type="string">
            <text:p>121260.3</text:p>
          </table:table-cell>
          <table:table-cell office:value-type="string" calcext:value-type="string">
            <text:p>2861605582.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78680" calcext:value-type="float">
            <text:p>78 680</text:p>
          </table:table-cell>
          <table:table-cell office:value-type="float" office:value="254660" calcext:value-type="float">
            <text:p>254 660</text:p>
          </table:table-cell>
          <table:table-cell office:value-type="string" calcext:value-type="string">
            <text:p>216539.8</text:p>
          </table:table-cell>
          <table:table-cell office:value-type="string" calcext:value-type="string">
            <text:p>5415064805.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67443" calcext:value-type="float">
            <text:p>67 443</text:p>
          </table:table-cell>
          <table:table-cell office:value-type="float" office:value="179759" calcext:value-type="float">
            <text:p>179 759</text:p>
          </table:table-cell>
          <table:table-cell office:value-type="string" calcext:value-type="string">
            <text:p>166684.6</text:p>
          </table:table-cell>
          <table:table-cell office:value-type="string" calcext:value-type="string">
            <text:p>5342210531.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92273" calcext:value-type="float">
            <text:p>92 273</text:p>
          </table:table-cell>
          <table:table-cell office:value-type="float" office:value="379757" calcext:value-type="float">
            <text:p>379 757</text:p>
          </table:table-cell>
          <table:table-cell office:value-type="string" calcext:value-type="string">
            <text:p>326317.8</text:p>
          </table:table-cell>
          <table:table-cell office:value-type="string" calcext:value-type="string">
            <text:p>9903036540.7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8100" calcext:value-type="float">
            <text:p>68 100</text:p>
          </table:table-cell>
          <table:table-cell office:value-type="float" office:value="196655" calcext:value-type="float">
            <text:p>196 655</text:p>
          </table:table-cell>
          <table:table-cell office:value-type="string" calcext:value-type="string">
            <text:p>180842.6</text:p>
          </table:table-cell>
          <table:table-cell office:value-type="string" calcext:value-type="string">
            <text:p>6777499938.1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91057" calcext:value-type="float">
            <text:p>91 057</text:p>
          </table:table-cell>
          <table:table-cell office:value-type="float" office:value="403835" calcext:value-type="float">
            <text:p>403 835</text:p>
          </table:table-cell>
          <table:table-cell office:value-type="float" office:value="347913" calcext:value-type="float">
            <text:p>347 913</text:p>
          </table:table-cell>
          <table:table-cell office:value-type="float" office:value="11461341414" calcext:value-type="float">
            <text:p>11 461 341 414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2502" calcext:value-type="float">
            <text:p>72 502</text:p>
          </table:table-cell>
          <table:table-cell office:value-type="float" office:value="243942" calcext:value-type="float">
            <text:p>243 942</text:p>
          </table:table-cell>
          <table:table-cell office:value-type="string" calcext:value-type="string">
            <text:p>218851.1</text:p>
          </table:table-cell>
          <table:table-cell office:value-type="string" calcext:value-type="string">
            <text:p>9596906404.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95886" calcext:value-type="float">
            <text:p>95 886</text:p>
          </table:table-cell>
          <table:table-cell office:value-type="float" office:value="501711" calcext:value-type="float">
            <text:p>501 711</text:p>
          </table:table-cell>
          <table:table-cell office:value-type="string" calcext:value-type="string">
            <text:p>423199.4</text:p>
          </table:table-cell>
          <table:table-cell office:value-type="float" office:value="14694120300" calcext:value-type="float">
            <text:p>14 694 120 300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850442" calcext:value-type="float">
            <text:p>850 442</text:p>
          </table:table-cell>
          <table:table-cell office:value-type="float" office:value="2315773" calcext:value-type="float">
            <text:p>2 315 773</text:p>
          </table:table-cell>
          <table:table-cell office:value-type="string" calcext:value-type="string">
            <text:p>2144908.3</text:p>
          </table:table-cell>
          <table:table-cell office:value-type="float" office:value="57216808831" calcext:value-type="float">
            <text:p>57 216 808 831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709116" calcext:value-type="float">
            <text:p>709 116</text:p>
          </table:table-cell>
          <table:table-cell office:value-type="float" office:value="1966953" calcext:value-type="float">
            <text:p>1 966 953</text:p>
          </table:table-cell>
          <table:table-cell office:value-type="string" calcext:value-type="string">
            <text:p>1731025.8</text:p>
          </table:table-cell>
          <table:table-cell office:value-type="float" office:value="43780830177" calcext:value-type="float">
            <text:p>43 780 830 177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829831" calcext:value-type="float">
            <text:p>829 831</text:p>
          </table:table-cell>
          <table:table-cell office:value-type="float" office:value="2734224" calcext:value-type="float">
            <text:p>2 734 224</text:p>
          </table:table-cell>
          <table:table-cell office:value-type="string" calcext:value-type="string">
            <text:p>2675303.3</text:p>
          </table:table-cell>
          <table:table-cell office:value-type="float" office:value="101518554833" calcext:value-type="float">
            <text:p>101 518 554 833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732150" calcext:value-type="float">
            <text:p>732 150</text:p>
          </table:table-cell>
          <table:table-cell office:value-type="float" office:value="2348859" calcext:value-type="float">
            <text:p>2 348 859</text:p>
          </table:table-cell>
          <table:table-cell office:value-type="string" calcext:value-type="string">
            <text:p>2123075.7</text:p>
          </table:table-cell>
          <table:table-cell office:value-type="float" office:value="71190949560" calcext:value-type="float">
            <text:p>71 190 949 560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758925" calcext:value-type="float">
            <text:p>758 925</text:p>
          </table:table-cell>
          <table:table-cell office:value-type="float" office:value="2836622" calcext:value-type="float">
            <text:p>2 836 622</text:p>
          </table:table-cell>
          <table:table-cell office:value-type="string" calcext:value-type="string">
            <text:p>2759389.6</text:p>
          </table:table-cell>
          <table:table-cell office:value-type="float" office:value="122597773775" calcext:value-type="float">
            <text:p>122 597 773 77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713032" calcext:value-type="float">
            <text:p>713 032</text:p>
          </table:table-cell>
          <table:table-cell office:value-type="float" office:value="2532271" calcext:value-type="float">
            <text:p>2 532 271</text:p>
          </table:table-cell>
          <table:table-cell office:value-type="string" calcext:value-type="string">
            <text:p>2295775.7</text:p>
          </table:table-cell>
          <table:table-cell office:value-type="float" office:value="84944815552" calcext:value-type="float">
            <text:p>84 944 815 55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93323" calcext:value-type="float">
            <text:p>793 323</text:p>
          </table:table-cell>
          <table:table-cell office:value-type="float" office:value="3213200" calcext:value-type="float">
            <text:p>3 213 200</text:p>
          </table:table-cell>
          <table:table-cell office:value-type="string" calcext:value-type="string">
            <text:p>3113657.5</text:p>
          </table:table-cell>
          <table:table-cell office:value-type="float" office:value="151927353816" calcext:value-type="float">
            <text:p>151 927 353 816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761609" calcext:value-type="float">
            <text:p>761 609</text:p>
          </table:table-cell>
          <table:table-cell office:value-type="float" office:value="2925392" calcext:value-type="float">
            <text:p>2 925 392</text:p>
          </table:table-cell>
          <table:table-cell office:value-type="string" calcext:value-type="string">
            <text:p>2642786.7</text:p>
          </table:table-cell>
          <table:table-cell office:value-type="float" office:value="100274730922" calcext:value-type="float">
            <text:p>100 274 730 92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45759" calcext:value-type="float">
            <text:p>145 759</text:p>
          </table:table-cell>
          <table:table-cell office:value-type="float" office:value="1769415" calcext:value-type="float">
            <text:p>1 769 415</text:p>
          </table:table-cell>
          <table:table-cell office:value-type="float" office:value="1508698" calcext:value-type="float">
            <text:p>1 508 698</text:p>
          </table:table-cell>
          <table:table-cell office:value-type="float" office:value="45607098522" calcext:value-type="float">
            <text:p>45 607 098 52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8242" calcext:value-type="float">
            <text:p>18 242</text:p>
          </table:table-cell>
          <table:table-cell office:value-type="float" office:value="292270" calcext:value-type="float">
            <text:p>292 270</text:p>
          </table:table-cell>
          <table:table-cell office:value-type="string" calcext:value-type="string">
            <text:p>280650.1</text:p>
          </table:table-cell>
          <table:table-cell office:value-type="float" office:value="12204042041" calcext:value-type="float">
            <text:p>12 204 042 041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7361" calcext:value-type="float">
            <text:p>7 361</text:p>
          </table:table-cell>
          <table:table-cell office:value-type="float" office:value="132644" calcext:value-type="float">
            <text:p>132 644</text:p>
          </table:table-cell>
          <table:table-cell office:value-type="string" calcext:value-type="string">
            <text:p>121162.7</text:p>
          </table:table-cell>
          <table:table-cell office:value-type="string" calcext:value-type="string">
            <text:p>5150035507.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122" calcext:value-type="float">
            <text:p>2 122</text:p>
          </table:table-cell>
          <table:table-cell office:value-type="float" office:value="101855" calcext:value-type="float">
            <text:p>101 855</text:p>
          </table:table-cell>
          <table:table-cell office:value-type="string" calcext:value-type="string">
            <text:p>91097.8</text:p>
          </table:table-cell>
          <table:table-cell office:value-type="string" calcext:value-type="string">
            <text:p>3090609445.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854914" calcext:value-type="float">
            <text:p>1 854 914</text:p>
          </table:table-cell>
          <table:table-cell office:value-type="float" office:value="14989068" calcext:value-type="float">
            <text:p>14 989 068</text:p>
          </table:table-cell>
          <table:table-cell office:value-type="string" calcext:value-type="string">
            <text:p>14029661.9</text:p>
          </table:table-cell>
          <table:table-cell office:value-type="float" office:value="542507822714" calcext:value-type="float">
            <text:p>542 507 822 714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34156" calcext:value-type="float">
            <text:p>134 156</text:p>
          </table:table-cell>
          <table:table-cell office:value-type="float" office:value="5884226" calcext:value-type="float">
            <text:p>5 884 226</text:p>
          </table:table-cell>
          <table:table-cell office:value-type="string" calcext:value-type="string">
            <text:p>5456260.7</text:p>
          </table:table-cell>
          <table:table-cell office:value-type="float" office:value="190943994752" calcext:value-type="float">
            <text:p>190 943 994 75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01020" calcext:value-type="float">
            <text:p>101 020</text:p>
          </table:table-cell>
          <table:table-cell office:value-type="float" office:value="542304" calcext:value-type="float">
            <text:p>542 304</text:p>
          </table:table-cell>
          <table:table-cell office:value-type="string" calcext:value-type="string">
            <text:p>481192.8</text:p>
          </table:table-cell>
          <table:table-cell office:value-type="float" office:value="15117921733" calcext:value-type="float">
            <text:p>15 117 921 733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20418" calcext:value-type="float">
            <text:p>120 418</text:p>
          </table:table-cell>
          <table:table-cell office:value-type="float" office:value="1227111" calcext:value-type="float">
            <text:p>1 227 111</text:p>
          </table:table-cell>
          <table:table-cell office:value-type="string" calcext:value-type="string">
            <text:p>1027505.1</text:p>
          </table:table-cell>
          <table:table-cell office:value-type="float" office:value="30489176789" calcext:value-type="float">
            <text:p>30 489 176 789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6640" calcext:value-type="float">
            <text:p>16 640</text:p>
          </table:table-cell>
          <table:table-cell office:value-type="float" office:value="150801" calcext:value-type="float">
            <text:p>150 801</text:p>
          </table:table-cell>
          <table:table-cell office:value-type="string" calcext:value-type="string">
            <text:p>147771.6</text:p>
          </table:table-cell>
          <table:table-cell office:value-type="string" calcext:value-type="string">
            <text:p>6747094968.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5101" calcext:value-type="float">
            <text:p>15 101</text:p>
          </table:table-cell>
          <table:table-cell office:value-type="float" office:value="141469" calcext:value-type="float">
            <text:p>141 469</text:p>
          </table:table-cell>
          <table:table-cell office:value-type="string" calcext:value-type="string">
            <text:p>132878.4</text:p>
          </table:table-cell>
          <table:table-cell office:value-type="string" calcext:value-type="string">
            <text:p>5456947072.6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252" calcext:value-type="float">
            <text:p>5 252</text:p>
          </table:table-cell>
          <table:table-cell office:value-type="float" office:value="35414" calcext:value-type="float">
            <text:p>35 414</text:p>
          </table:table-cell>
          <table:table-cell office:value-type="string" calcext:value-type="string">
            <text:p>33188.7</text:p>
          </table:table-cell>
          <table:table-cell office:value-type="string" calcext:value-type="string">
            <text:p>1766061760.9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075" calcext:value-type="float">
            <text:p>7 075</text:p>
          </table:table-cell>
          <table:table-cell office:value-type="float" office:value="97230" calcext:value-type="float">
            <text:p>97 230</text:p>
          </table:table-cell>
          <table:table-cell office:value-type="float" office:value="87974" calcext:value-type="float">
            <text:p>87 974</text:p>
          </table:table-cell>
          <table:table-cell office:value-type="string" calcext:value-type="string">
            <text:p>3383973746.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837" calcext:value-type="float">
            <text:p>1 837</text:p>
          </table:table-cell>
          <table:table-cell office:value-type="float" office:value="27702" calcext:value-type="float">
            <text:p>27 702</text:p>
          </table:table-cell>
          <table:table-cell office:value-type="string" calcext:value-type="string">
            <text:p>25485.5</text:p>
          </table:table-cell>
          <table:table-cell office:value-type="string" calcext:value-type="string">
            <text:p>947143994.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2062" calcext:value-type="float">
            <text:p>2 062</text:p>
          </table:table-cell>
          <table:table-cell office:value-type="float" office:value="74153" calcext:value-type="float">
            <text:p>74 153</text:p>
          </table:table-cell>
          <table:table-cell office:value-type="string" calcext:value-type="string">
            <text:p>65612.4</text:p>
          </table:table-cell>
          <table:table-cell office:value-type="string" calcext:value-type="string">
            <text:p>2143465451.3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413971" calcext:value-type="float">
            <text:p>1 413 971</text:p>
          </table:table-cell>
          <table:table-cell office:value-type="float" office:value="8944027" calcext:value-type="float">
            <text:p>8 944 027</text:p>
          </table:table-cell>
          <table:table-cell office:value-type="string" calcext:value-type="string">
            <text:p>8627373.2</text:p>
          </table:table-cell>
          <table:table-cell office:value-type="float" office:value="354365068211" calcext:value-type="float">
            <text:p>354 365 068 211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327673" calcext:value-type="float">
            <text:p>1 327 673</text:p>
          </table:table-cell>
          <table:table-cell office:value-type="float" office:value="6045041" calcext:value-type="float">
            <text:p>6 045 041</text:p>
          </table:table-cell>
          <table:table-cell office:value-type="string" calcext:value-type="string">
            <text:p>5402288.7</text:p>
          </table:table-cell>
          <table:table-cell office:value-type="float" office:value="188142754503" calcext:value-type="float">
            <text:p>188 142 754 503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02674" calcext:value-type="float">
            <text:p>102 674</text:p>
          </table:table-cell>
          <table:table-cell office:value-type="float" office:value="2155792" calcext:value-type="float">
            <text:p>2 155 792</text:p>
          </table:table-cell>
          <table:table-cell office:value-type="string" calcext:value-type="string">
            <text:p>2065885.5</text:p>
          </table:table-cell>
          <table:table-cell office:value-type="float" office:value="78895423044" calcext:value-type="float">
            <text:p>78 895 423 044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28280" calcext:value-type="float">
            <text:p>128 280</text:p>
          </table:table-cell>
          <table:table-cell office:value-type="float" office:value="3728434" calcext:value-type="float">
            <text:p>3 728 434</text:p>
          </table:table-cell>
          <table:table-cell office:value-type="string" calcext:value-type="string">
            <text:p>3390375.2</text:p>
          </table:table-cell>
          <table:table-cell office:value-type="float" office:value="112048571709" calcext:value-type="float">
            <text:p>112 048 571 709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8863" calcext:value-type="float">
            <text:p>78 863</text:p>
          </table:table-cell>
          <table:table-cell office:value-type="float" office:value="297706" calcext:value-type="float">
            <text:p>297 706</text:p>
          </table:table-cell>
          <table:table-cell office:value-type="string" calcext:value-type="string">
            <text:p>251846.3</text:p>
          </table:table-cell>
          <table:table-cell office:value-type="string" calcext:value-type="string">
            <text:p>5800670662.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1343" calcext:value-type="float">
            <text:p>91 343</text:p>
          </table:table-cell>
          <table:table-cell office:value-type="float" office:value="419222" calcext:value-type="float">
            <text:p>419 222</text:p>
          </table:table-cell>
          <table:table-cell office:value-type="string" calcext:value-type="string">
            <text:p>361394.1</text:p>
          </table:table-cell>
          <table:table-cell office:value-type="float" office:value="10217871058" calcext:value-type="float">
            <text:p>10 217 871 058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2279" calcext:value-type="float">
            <text:p>92 279</text:p>
          </table:table-cell>
          <table:table-cell office:value-type="float" office:value="464496" calcext:value-type="float">
            <text:p>464 496</text:p>
          </table:table-cell>
          <table:table-cell office:value-type="string" calcext:value-type="string">
            <text:p>400738.1</text:p>
          </table:table-cell>
          <table:table-cell office:value-type="float" office:value="12574373557" calcext:value-type="float">
            <text:p>12 574 373 557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97473" calcext:value-type="float">
            <text:p>97 473</text:p>
          </table:table-cell>
          <table:table-cell office:value-type="float" office:value="587991" calcext:value-type="float">
            <text:p>587 991</text:p>
          </table:table-cell>
          <table:table-cell office:value-type="string" calcext:value-type="string">
            <text:p>494719.5</text:p>
          </table:table-cell>
          <table:table-cell office:value-type="float" office:value="17014183244" calcext:value-type="float">
            <text:p>17 014 183 244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3064" calcext:value-type="float">
            <text:p>13 064</text:p>
          </table:table-cell>
          <table:table-cell office:value-type="float" office:value="53876" calcext:value-type="float">
            <text:p>53 876</text:p>
          </table:table-cell>
          <table:table-cell office:value-type="string" calcext:value-type="string">
            <text:p>51433.1</text:p>
          </table:table-cell>
          <table:table-cell office:value-type="string" calcext:value-type="string">
            <text:p>1524764156.6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3993" calcext:value-type="float">
            <text:p>13 993</text:p>
          </table:table-cell>
          <table:table-cell office:value-type="float" office:value="79806" calcext:value-type="float">
            <text:p>79 806</text:p>
          </table:table-cell>
          <table:table-cell office:value-type="string" calcext:value-type="string">
            <text:p>76790.5</text:p>
          </table:table-cell>
          <table:table-cell office:value-type="float" office:value="3076789700" calcext:value-type="float">
            <text:p>3 076 789 700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998" calcext:value-type="float">
            <text:p>12 998</text:p>
          </table:table-cell>
          <table:table-cell office:value-type="float" office:value="75300" calcext:value-type="float">
            <text:p>75 300</text:p>
          </table:table-cell>
          <table:table-cell office:value-type="string" calcext:value-type="string">
            <text:p>72272.4</text:p>
          </table:table-cell>
          <table:table-cell office:value-type="string" calcext:value-type="string">
            <text:p>3390197029.9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3206" calcext:value-type="float">
            <text:p>13 206</text:p>
          </table:table-cell>
          <table:table-cell office:value-type="float" office:value="83288" calcext:value-type="float">
            <text:p>83 288</text:p>
          </table:table-cell>
          <table:table-cell office:value-type="string" calcext:value-type="string">
            <text:p>80154.1</text:p>
          </table:table-cell>
          <table:table-cell office:value-type="string" calcext:value-type="string">
            <text:p>4212291154.6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119" calcext:value-type="float">
            <text:p>4 119</text:p>
          </table:table-cell>
          <table:table-cell office:value-type="float" office:value="20128" calcext:value-type="float">
            <text:p>20 128</text:p>
          </table:table-cell>
          <table:table-cell office:value-type="float" office:value="17825" calcext:value-type="float">
            <text:p>17 825</text:p>
          </table:table-cell>
          <table:table-cell office:value-type="string" calcext:value-type="string">
            <text:p>516551971.8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341" calcext:value-type="float">
            <text:p>5 341</text:p>
          </table:table-cell>
          <table:table-cell office:value-type="float" office:value="34228" calcext:value-type="float">
            <text:p>34 228</text:p>
          </table:table-cell>
          <table:table-cell office:value-type="string" calcext:value-type="string">
            <text:p>31311.1</text:p>
          </table:table-cell>
          <table:table-cell office:value-type="string" calcext:value-type="string">
            <text:p>1197503016.9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475" calcext:value-type="float">
            <text:p>5 475</text:p>
          </table:table-cell>
          <table:table-cell office:value-type="float" office:value="35827" calcext:value-type="float">
            <text:p>35 827</text:p>
          </table:table-cell>
          <table:table-cell office:value-type="string" calcext:value-type="string">
            <text:p>33328.1</text:p>
          </table:table-cell>
          <table:table-cell office:value-type="string" calcext:value-type="string">
            <text:p>1493709791.7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500" calcext:value-type="float">
            <text:p>5 500</text:p>
          </table:table-cell>
          <table:table-cell office:value-type="float" office:value="42461" calcext:value-type="float">
            <text:p>42 461</text:p>
          </table:table-cell>
          <table:table-cell office:value-type="string" calcext:value-type="string">
            <text:p>38698.5</text:p>
          </table:table-cell>
          <table:table-cell office:value-type="string" calcext:value-type="string">
            <text:p>1942270726.8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688" calcext:value-type="float">
            <text:p>1 688</text:p>
          </table:table-cell>
          <table:table-cell office:value-type="float" office:value="18815" calcext:value-type="float">
            <text:p>18 815</text:p>
          </table:table-cell>
          <table:table-cell office:value-type="string" calcext:value-type="string">
            <text:p>16695.7</text:p>
          </table:table-cell>
          <table:table-cell office:value-type="string" calcext:value-type="string">
            <text:p>434683596.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834" calcext:value-type="float">
            <text:p>1 834</text:p>
          </table:table-cell>
          <table:table-cell office:value-type="float" office:value="26260" calcext:value-type="float">
            <text:p>26 260</text:p>
          </table:table-cell>
          <table:table-cell office:value-type="string" calcext:value-type="string">
            <text:p>23506.7</text:p>
          </table:table-cell>
          <table:table-cell office:value-type="string" calcext:value-type="string">
            <text:p>753083297.3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837" calcext:value-type="float">
            <text:p>1 837</text:p>
          </table:table-cell>
          <table:table-cell office:value-type="float" office:value="24867" calcext:value-type="float">
            <text:p>24 867</text:p>
          </table:table-cell>
          <table:table-cell office:value-type="float" office:value="22417" calcext:value-type="float">
            <text:p>22 417</text:p>
          </table:table-cell>
          <table:table-cell office:value-type="string" calcext:value-type="string">
            <text:p>780560973.3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894" calcext:value-type="float">
            <text:p>1 894</text:p>
          </table:table-cell>
          <table:table-cell office:value-type="float" office:value="31913" calcext:value-type="float">
            <text:p>31 913</text:p>
          </table:table-cell>
          <table:table-cell office:value-type="string" calcext:value-type="string">
            <text:p>28478.5</text:p>
          </table:table-cell>
          <table:table-cell office:value-type="string" calcext:value-type="string">
            <text:p>1122281578.4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78804" calcext:value-type="float">
            <text:p>1 078 804</text:p>
          </table:table-cell>
          <table:table-cell office:value-type="float" office:value="3509114" calcext:value-type="float">
            <text:p>3 509 114</text:p>
          </table:table-cell>
          <table:table-cell office:value-type="string" calcext:value-type="string">
            <text:p>3197984.8</text:p>
          </table:table-cell>
          <table:table-cell office:value-type="float" office:value="84391282475" calcext:value-type="float">
            <text:p>84 391 282 47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73829" calcext:value-type="float">
            <text:p>1 073 829</text:p>
          </table:table-cell>
          <table:table-cell office:value-type="float" office:value="3799004" calcext:value-type="float">
            <text:p>3 799 004</text:p>
          </table:table-cell>
          <table:table-cell office:value-type="string" calcext:value-type="string">
            <text:p>3619249.4</text:p>
          </table:table-cell>
          <table:table-cell office:value-type="float" office:value="135182484001" calcext:value-type="float">
            <text:p>135 182 484 001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05460" calcext:value-type="float">
            <text:p>1 005 460</text:p>
          </table:table-cell>
          <table:table-cell office:value-type="float" office:value="3655493" calcext:value-type="float">
            <text:p>3 655 493</text:p>
          </table:table-cell>
          <table:table-cell office:value-type="float" office:value="3460203" calcext:value-type="float">
            <text:p>3 460 203</text:p>
          </table:table-cell>
          <table:table-cell office:value-type="float" office:value="149918678273" calcext:value-type="float">
            <text:p>149 918 678 273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057414" calcext:value-type="float">
            <text:p>1 057 414</text:p>
          </table:table-cell>
          <table:table-cell office:value-type="float" office:value="4025457" calcext:value-type="float">
            <text:p>4 025 457</text:p>
          </table:table-cell>
          <table:table-cell office:value-type="string" calcext:value-type="string">
            <text:p>3752224.8</text:p>
          </table:table-cell>
          <table:table-cell office:value-type="float" office:value="173015377965" calcext:value-type="float">
            <text:p>173 015 377 96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6856" calcext:value-type="float">
            <text:p>76 856</text:p>
          </table:table-cell>
          <table:table-cell office:value-type="float" office:value="773612" calcext:value-type="float">
            <text:p>773 612</text:p>
          </table:table-cell>
          <table:table-cell office:value-type="string" calcext:value-type="string">
            <text:p>677949.3</text:p>
          </table:table-cell>
          <table:table-cell office:value-type="float" office:value="16606356532" calcext:value-type="float">
            <text:p>16 606 356 53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9065" calcext:value-type="float">
            <text:p>99 065</text:p>
          </table:table-cell>
          <table:table-cell office:value-type="float" office:value="1284079" calcext:value-type="float">
            <text:p>1 284 079</text:p>
          </table:table-cell>
          <table:table-cell office:value-type="string" calcext:value-type="string">
            <text:p>1179129.6</text:p>
          </table:table-cell>
          <table:table-cell office:value-type="float" office:value="37527020392" calcext:value-type="float">
            <text:p>37 527 020 39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1936" calcext:value-type="float">
            <text:p>111 936</text:p>
          </table:table-cell>
          <table:table-cell office:value-type="float" office:value="1713400" calcext:value-type="float">
            <text:p>1 713 400</text:p>
          </table:table-cell>
          <table:table-cell office:value-type="string" calcext:value-type="string">
            <text:p>1594962.3</text:p>
          </table:table-cell>
          <table:table-cell office:value-type="float" office:value="57623911055" calcext:value-type="float">
            <text:p>57 623 911 05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14542" calcext:value-type="float">
            <text:p>114 542</text:p>
          </table:table-cell>
          <table:table-cell office:value-type="float" office:value="2113135" calcext:value-type="float">
            <text:p>2 113 135</text:p>
          </table:table-cell>
          <table:table-cell office:value-type="string" calcext:value-type="string">
            <text:p>2004219.4</text:p>
          </table:table-cell>
          <table:table-cell office:value-type="float" office:value="79186706773" calcext:value-type="float">
            <text:p>79 186 706 773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5442" calcext:value-type="float">
            <text:p>45 442</text:p>
          </table:table-cell>
          <table:table-cell office:value-type="float" office:value="98811" calcext:value-type="float">
            <text:p>98 811</text:p>
          </table:table-cell>
          <table:table-cell office:value-type="string" calcext:value-type="string">
            <text:p>85979.8</text:p>
          </table:table-cell>
          <table:table-cell office:value-type="string" calcext:value-type="string">
            <text:p>1842616905.9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4061" calcext:value-type="float">
            <text:p>64 061</text:p>
          </table:table-cell>
          <table:table-cell office:value-type="float" office:value="198895" calcext:value-type="float">
            <text:p>198 895</text:p>
          </table:table-cell>
          <table:table-cell office:value-type="string" calcext:value-type="string">
            <text:p>165866.5</text:p>
          </table:table-cell>
          <table:table-cell office:value-type="string" calcext:value-type="string">
            <text:p>3958053756.6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3019" calcext:value-type="float">
            <text:p>53 019</text:p>
          </table:table-cell>
          <table:table-cell office:value-type="float" office:value="126689" calcext:value-type="float">
            <text:p>126 689</text:p>
          </table:table-cell>
          <table:table-cell office:value-type="string" calcext:value-type="string">
            <text:p>114722.5</text:p>
          </table:table-cell>
          <table:table-cell office:value-type="string" calcext:value-type="string">
            <text:p>3231529776.3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75364" calcext:value-type="float">
            <text:p>75 364</text:p>
          </table:table-cell>
          <table:table-cell office:value-type="float" office:value="292533" calcext:value-type="float">
            <text:p>292 533</text:p>
          </table:table-cell>
          <table:table-cell office:value-type="string" calcext:value-type="string">
            <text:p>246671.6</text:p>
          </table:table-cell>
          <table:table-cell office:value-type="string" calcext:value-type="string">
            <text:p>6986341281.8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4301" calcext:value-type="float">
            <text:p>54 301</text:p>
          </table:table-cell>
          <table:table-cell office:value-type="float" office:value="141622" calcext:value-type="float">
            <text:p>141 622</text:p>
          </table:table-cell>
          <table:table-cell office:value-type="string" calcext:value-type="string">
            <text:p>127512.5</text:p>
          </table:table-cell>
          <table:table-cell office:value-type="string" calcext:value-type="string">
            <text:p>4187069733.8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75429" calcext:value-type="float">
            <text:p>75 429</text:p>
          </table:table-cell>
          <table:table-cell office:value-type="float" office:value="322874" calcext:value-type="float">
            <text:p>322 874</text:p>
          </table:table-cell>
          <table:table-cell office:value-type="string" calcext:value-type="string">
            <text:p>273225.6</text:p>
          </table:table-cell>
          <table:table-cell office:value-type="string" calcext:value-type="string">
            <text:p>8387303823.1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7570" calcext:value-type="float">
            <text:p>57 570</text:p>
          </table:table-cell>
          <table:table-cell office:value-type="float" office:value="175182" calcext:value-type="float">
            <text:p>175 182</text:p>
          </table:table-cell>
          <table:table-cell office:value-type="float" office:value="152978" calcext:value-type="float">
            <text:p>152 978</text:p>
          </table:table-cell>
          <table:table-cell office:value-type="string" calcext:value-type="string">
            <text:p>5856705316.6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80423" calcext:value-type="float">
            <text:p>80 423</text:p>
          </table:table-cell>
          <table:table-cell office:value-type="float" office:value="412809" calcext:value-type="float">
            <text:p>412 809</text:p>
          </table:table-cell>
          <table:table-cell office:value-type="string" calcext:value-type="string">
            <text:p>341741.5</text:p>
          </table:table-cell>
          <table:table-cell office:value-type="float" office:value="11157477928" calcext:value-type="float">
            <text:p>11 157 477 928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9721" calcext:value-type="float">
            <text:p>9 721</text:p>
          </table:table-cell>
          <table:table-cell office:value-type="float" office:value="27672" calcext:value-type="float">
            <text:p>27 672</text:p>
          </table:table-cell>
          <table:table-cell office:value-type="string" calcext:value-type="string">
            <text:p>26705.2</text:p>
          </table:table-cell>
          <table:table-cell office:value-type="string" calcext:value-type="string">
            <text:p>781733362.7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9414" calcext:value-type="float">
            <text:p>9 414</text:p>
          </table:table-cell>
          <table:table-cell office:value-type="float" office:value="26204" calcext:value-type="float">
            <text:p>26 204</text:p>
          </table:table-cell>
          <table:table-cell office:value-type="float" office:value="24728" calcext:value-type="float">
            <text:p>24 728</text:p>
          </table:table-cell>
          <table:table-cell office:value-type="string" calcext:value-type="string">
            <text:p>743030793.9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0388" calcext:value-type="float">
            <text:p>10 388</text:p>
          </table:table-cell>
          <table:table-cell office:value-type="float" office:value="37642" calcext:value-type="float">
            <text:p>37 642</text:p>
          </table:table-cell>
          <table:table-cell office:value-type="string" calcext:value-type="string">
            <text:p>37262.9</text:p>
          </table:table-cell>
          <table:table-cell office:value-type="string" calcext:value-type="string">
            <text:p>1529121580.9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0401" calcext:value-type="float">
            <text:p>10 401</text:p>
          </table:table-cell>
          <table:table-cell office:value-type="float" office:value="42164" calcext:value-type="float">
            <text:p>42 164</text:p>
          </table:table-cell>
          <table:table-cell office:value-type="string" calcext:value-type="string">
            <text:p>39527.5</text:p>
          </table:table-cell>
          <table:table-cell office:value-type="float" office:value="1547668119" calcext:value-type="float">
            <text:p>1 547 668 119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9661" calcext:value-type="float">
            <text:p>9 661</text:p>
          </table:table-cell>
          <table:table-cell office:value-type="float" office:value="38297" calcext:value-type="float">
            <text:p>38 297</text:p>
          </table:table-cell>
          <table:table-cell office:value-type="string" calcext:value-type="string">
            <text:p>37488.5</text:p>
          </table:table-cell>
          <table:table-cell office:value-type="string" calcext:value-type="string">
            <text:p>1830375149.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8997" calcext:value-type="float">
            <text:p>8 997</text:p>
          </table:table-cell>
          <table:table-cell office:value-type="float" office:value="37003" calcext:value-type="float">
            <text:p>37 003</text:p>
          </table:table-cell>
          <table:table-cell office:value-type="string" calcext:value-type="string">
            <text:p>34783.9</text:p>
          </table:table-cell>
          <table:table-cell office:value-type="string" calcext:value-type="string">
            <text:p>1559821880.4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0210" calcext:value-type="float">
            <text:p>10 210</text:p>
          </table:table-cell>
          <table:table-cell office:value-type="float" office:value="47190" calcext:value-type="float">
            <text:p>47 190</text:p>
          </table:table-cell>
          <table:table-cell office:value-type="string" calcext:value-type="string">
            <text:p>46315.1</text:p>
          </table:table-cell>
          <table:table-cell office:value-type="string" calcext:value-type="string">
            <text:p>2605864875.4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8791" calcext:value-type="float">
            <text:p>8 791</text:p>
          </table:table-cell>
          <table:table-cell office:value-type="float" office:value="36098" calcext:value-type="float">
            <text:p>36 098</text:p>
          </table:table-cell>
          <table:table-cell office:value-type="float" office:value="33839" calcext:value-type="float">
            <text:p>33 839</text:p>
          </table:table-cell>
          <table:table-cell office:value-type="string" calcext:value-type="string">
            <text:p>1606426279.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057" calcext:value-type="float">
            <text:p>2 057</text:p>
          </table:table-cell>
          <table:table-cell office:value-type="float" office:value="4934" calcext:value-type="float">
            <text:p>4 934</text:p>
          </table:table-cell>
          <table:table-cell office:value-type="string" calcext:value-type="string">
            <text:p>4460.3</text:p>
          </table:table-cell>
          <table:table-cell office:value-type="string" calcext:value-type="string">
            <text:p>135660468.3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595" calcext:value-type="float">
            <text:p>3 595</text:p>
          </table:table-cell>
          <table:table-cell office:value-type="float" office:value="15194" calcext:value-type="float">
            <text:p>15 194</text:p>
          </table:table-cell>
          <table:table-cell office:value-type="string" calcext:value-type="string">
            <text:p>13364.7</text:p>
          </table:table-cell>
          <table:table-cell office:value-type="string" calcext:value-type="string">
            <text:p>380891503.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723" calcext:value-type="float">
            <text:p>2 723</text:p>
          </table:table-cell>
          <table:table-cell office:value-type="float" office:value="8518" calcext:value-type="float">
            <text:p>8 518</text:p>
          </table:table-cell>
          <table:table-cell office:value-type="string" calcext:value-type="string">
            <text:p>8196.2</text:p>
          </table:table-cell>
          <table:table-cell office:value-type="string" calcext:value-type="string">
            <text:p>364656432.4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752" calcext:value-type="float">
            <text:p>4 752</text:p>
          </table:table-cell>
          <table:table-cell office:value-type="float" office:value="25710" calcext:value-type="float">
            <text:p>25 710</text:p>
          </table:table-cell>
          <table:table-cell office:value-type="string" calcext:value-type="string">
            <text:p>23114.9</text:p>
          </table:table-cell>
          <table:table-cell office:value-type="string" calcext:value-type="string">
            <text:p>832846584.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765" calcext:value-type="float">
            <text:p>2 765</text:p>
          </table:table-cell>
          <table:table-cell office:value-type="float" office:value="9614" calcext:value-type="float">
            <text:p>9 614</text:p>
          </table:table-cell>
          <table:table-cell office:value-type="string" calcext:value-type="string">
            <text:p>9229.9</text:p>
          </table:table-cell>
          <table:table-cell office:value-type="string" calcext:value-type="string">
            <text:p>510264989.1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904" calcext:value-type="float">
            <text:p>4 904</text:p>
          </table:table-cell>
          <table:table-cell office:value-type="float" office:value="26213" calcext:value-type="float">
            <text:p>26 213</text:p>
          </table:table-cell>
          <table:table-cell office:value-type="string" calcext:value-type="string">
            <text:p>24098.2</text:p>
          </table:table-cell>
          <table:table-cell office:value-type="string" calcext:value-type="string">
            <text:p>983444802.6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245" calcext:value-type="float">
            <text:p>3 245</text:p>
          </table:table-cell>
          <table:table-cell office:value-type="float" office:value="12348" calcext:value-type="float">
            <text:p>12 348</text:p>
          </table:table-cell>
          <table:table-cell office:value-type="string" calcext:value-type="string">
            <text:p>11302.3</text:p>
          </table:table-cell>
          <table:table-cell office:value-type="string" calcext:value-type="string">
            <text:p>755479871.1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894" calcext:value-type="float">
            <text:p>4 894</text:p>
          </table:table-cell>
          <table:table-cell office:value-type="float" office:value="30113" calcext:value-type="float">
            <text:p>30 113</text:p>
          </table:table-cell>
          <table:table-cell office:value-type="string" calcext:value-type="string">
            <text:p>27396.2</text:p>
          </table:table-cell>
          <table:table-cell office:value-type="string" calcext:value-type="string">
            <text:p>1186790855.6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129" calcext:value-type="float">
            <text:p>1 129</text:p>
          </table:table-cell>
          <table:table-cell office:value-type="float" office:value="4448" calcext:value-type="float">
            <text:p>4 448</text:p>
          </table:table-cell>
          <table:table-cell office:value-type="float" office:value="4115" calcext:value-type="float">
            <text:p>4 115</text:p>
          </table:table-cell>
          <table:table-cell office:value-type="string" calcext:value-type="string">
            <text:p>101594845.3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610" calcext:value-type="float">
            <text:p>1 610</text:p>
          </table:table-cell>
          <table:table-cell office:value-type="float" office:value="14367" calcext:value-type="float">
            <text:p>14 367</text:p>
          </table:table-cell>
          <table:table-cell office:value-type="string" calcext:value-type="string">
            <text:p>12580.6</text:p>
          </table:table-cell>
          <table:table-cell office:value-type="string" calcext:value-type="string">
            <text:p>333088751.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313" calcext:value-type="float">
            <text:p>1 313</text:p>
          </table:table-cell>
          <table:table-cell office:value-type="float" office:value="6910" calcext:value-type="float">
            <text:p>6 910</text:p>
          </table:table-cell>
          <table:table-cell office:value-type="string" calcext:value-type="string">
            <text:p>6502.9</text:p>
          </table:table-cell>
          <table:table-cell office:value-type="string" calcext:value-type="string">
            <text:p>216902741.9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756" calcext:value-type="float">
            <text:p>1 756</text:p>
          </table:table-cell>
          <table:table-cell office:value-type="float" office:value="19350" calcext:value-type="float">
            <text:p>19 350</text:p>
          </table:table-cell>
          <table:table-cell office:value-type="string" calcext:value-type="string">
            <text:p>17003.7</text:p>
          </table:table-cell>
          <table:table-cell office:value-type="string" calcext:value-type="string">
            <text:p>536180555.4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373" calcext:value-type="float">
            <text:p>1 373</text:p>
          </table:table-cell>
          <table:table-cell office:value-type="float" office:value="7122" calcext:value-type="float">
            <text:p>7 122</text:p>
          </table:table-cell>
          <table:table-cell office:value-type="string" calcext:value-type="string">
            <text:p>6611.7</text:p>
          </table:table-cell>
          <table:table-cell office:value-type="string" calcext:value-type="string">
            <text:p>249790065.7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727" calcext:value-type="float">
            <text:p>1 727</text:p>
          </table:table-cell>
          <table:table-cell office:value-type="float" office:value="17745" calcext:value-type="float">
            <text:p>17 745</text:p>
          </table:table-cell>
          <table:table-cell office:value-type="string" calcext:value-type="string">
            <text:p>15805.3</text:p>
          </table:table-cell>
          <table:table-cell office:value-type="string" calcext:value-type="string">
            <text:p>530770907.6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477" calcext:value-type="float">
            <text:p>1 477</text:p>
          </table:table-cell>
          <table:table-cell office:value-type="float" office:value="9222" calcext:value-type="float">
            <text:p>9 222</text:p>
          </table:table-cell>
          <table:table-cell office:value-type="string" calcext:value-type="string">
            <text:p>8255.9</text:p>
          </table:table-cell>
          <table:table-cell office:value-type="string" calcext:value-type="string">
            <text:p>378856341.4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778" calcext:value-type="float">
            <text:p>1 778</text:p>
          </table:table-cell>
          <table:table-cell office:value-type="float" office:value="22691" calcext:value-type="float">
            <text:p>22 691</text:p>
          </table:table-cell>
          <table:table-cell office:value-type="string" calcext:value-type="string">
            <text:p>20222.7</text:p>
          </table:table-cell>
          <table:table-cell office:value-type="string" calcext:value-type="string">
            <text:p>743425237.1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804782" calcext:value-type="float">
            <text:p>804 782</text:p>
          </table:table-cell>
          <table:table-cell office:value-type="float" office:value="2035823" calcext:value-type="float">
            <text:p>2 035 823</text:p>
          </table:table-cell>
          <table:table-cell office:value-type="string" calcext:value-type="string">
            <text:p>1895520.8</text:p>
          </table:table-cell>
          <table:table-cell office:value-type="float" office:value="51025110406" calcext:value-type="float">
            <text:p>51 025 110 406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41523" calcext:value-type="float">
            <text:p>641 523</text:p>
          </table:table-cell>
          <table:table-cell office:value-type="float" office:value="1473291" calcext:value-type="float">
            <text:p>1 473 291</text:p>
          </table:table-cell>
          <table:table-cell office:value-type="string" calcext:value-type="string">
            <text:p>1302463.9</text:p>
          </table:table-cell>
          <table:table-cell office:value-type="float" office:value="33366172069" calcext:value-type="float">
            <text:p>33 366 172 069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772784" calcext:value-type="float">
            <text:p>772 784</text:p>
          </table:table-cell>
          <table:table-cell office:value-type="float" office:value="2291500" calcext:value-type="float">
            <text:p>2 291 500</text:p>
          </table:table-cell>
          <table:table-cell office:value-type="string" calcext:value-type="string">
            <text:p>2250511.6</text:p>
          </table:table-cell>
          <table:table-cell office:value-type="float" office:value="87172344676" calcext:value-type="float">
            <text:p>87 172 344 676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42426" calcext:value-type="float">
            <text:p>642 426</text:p>
          </table:table-cell>
          <table:table-cell office:value-type="float" office:value="1507504" calcext:value-type="float">
            <text:p>1 507 504</text:p>
          </table:table-cell>
          <table:table-cell office:value-type="string" calcext:value-type="string">
            <text:p>1368737.7</text:p>
          </table:table-cell>
          <table:table-cell office:value-type="float" office:value="48010139325" calcext:value-type="float">
            <text:p>48 010 139 32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90938" calcext:value-type="float">
            <text:p>690 938</text:p>
          </table:table-cell>
          <table:table-cell office:value-type="float" office:value="2198565" calcext:value-type="float">
            <text:p>2 198 565</text:p>
          </table:table-cell>
          <table:table-cell office:value-type="string" calcext:value-type="string">
            <text:p>2143410.6</text:p>
          </table:table-cell>
          <table:table-cell office:value-type="float" office:value="98492605313" calcext:value-type="float">
            <text:p>98 492 605 313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10773" calcext:value-type="float">
            <text:p>610 773</text:p>
          </table:table-cell>
          <table:table-cell office:value-type="float" office:value="1456928" calcext:value-type="float">
            <text:p>1 456 928</text:p>
          </table:table-cell>
          <table:table-cell office:value-type="string" calcext:value-type="string">
            <text:p>1316792.4</text:p>
          </table:table-cell>
          <table:table-cell office:value-type="float" office:value="51426072959" calcext:value-type="float">
            <text:p>51 426 072 959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15964" calcext:value-type="float">
            <text:p>715 964</text:p>
          </table:table-cell>
          <table:table-cell office:value-type="float" office:value="2418139" calcext:value-type="float">
            <text:p>2 418 139</text:p>
          </table:table-cell>
          <table:table-cell office:value-type="string" calcext:value-type="string">
            <text:p>2337930.1</text:p>
          </table:table-cell>
          <table:table-cell office:value-type="float" office:value="117675007815" calcext:value-type="float">
            <text:p>117 675 007 81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58242" calcext:value-type="float">
            <text:p>658 242</text:p>
          </table:table-cell>
          <table:table-cell office:value-type="float" office:value="1607318" calcext:value-type="float">
            <text:p>1 607 318</text:p>
          </table:table-cell>
          <table:table-cell office:value-type="string" calcext:value-type="string">
            <text:p>1414294.7</text:p>
          </table:table-cell>
          <table:table-cell office:value-type="float" office:value="55340370149" calcext:value-type="float">
            <text:p>55 340 370 149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5660" calcext:value-type="float">
            <text:p>45 660</text:p>
          </table:table-cell>
          <table:table-cell office:value-type="float" office:value="279950" calcext:value-type="float">
            <text:p>279 950</text:p>
          </table:table-cell>
          <table:table-cell office:value-type="string" calcext:value-type="string">
            <text:p>249387.5</text:p>
          </table:table-cell>
          <table:table-cell office:value-type="string" calcext:value-type="string">
            <text:p>6191698424.4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7593" calcext:value-type="float">
            <text:p>67 593</text:p>
          </table:table-cell>
          <table:table-cell office:value-type="float" office:value="493662" calcext:value-type="float">
            <text:p>493 662</text:p>
          </table:table-cell>
          <table:table-cell office:value-type="string" calcext:value-type="string">
            <text:p>428561.9</text:p>
          </table:table-cell>
          <table:table-cell office:value-type="float" office:value="10414658108" calcext:value-type="float">
            <text:p>10 414 658 108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7047" calcext:value-type="float">
            <text:p>57 047</text:p>
          </table:table-cell>
          <table:table-cell office:value-type="float" office:value="442724" calcext:value-type="float">
            <text:p>442 724</text:p>
          </table:table-cell>
          <table:table-cell office:value-type="string" calcext:value-type="string">
            <text:p>424791.7</text:p>
          </table:table-cell>
          <table:table-cell office:value-type="float" office:value="14346210156" calcext:value-type="float">
            <text:p>14 346 210 156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89724" calcext:value-type="float">
            <text:p>89 724</text:p>
          </table:table-cell>
          <table:table-cell office:value-type="float" office:value="841355" calcext:value-type="float">
            <text:p>841 355</text:p>
          </table:table-cell>
          <table:table-cell office:value-type="float" office:value="754338" calcext:value-type="float">
            <text:p>754 338</text:p>
          </table:table-cell>
          <table:table-cell office:value-type="float" office:value="23180810235" calcext:value-type="float">
            <text:p>23 180 810 235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7987" calcext:value-type="float">
            <text:p>67 987</text:p>
          </table:table-cell>
          <table:table-cell office:value-type="float" office:value="638057" calcext:value-type="float">
            <text:p>638 057</text:p>
          </table:table-cell>
          <table:table-cell office:value-type="float" office:value="615979" calcext:value-type="float">
            <text:p>615 979</text:p>
          </table:table-cell>
          <table:table-cell office:value-type="float" office:value="24105168462" calcext:value-type="float">
            <text:p>24 105 168 462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02259" calcext:value-type="float">
            <text:p>102 259</text:p>
          </table:table-cell>
          <table:table-cell office:value-type="float" office:value="1075343" calcext:value-type="float">
            <text:p>1 075 343</text:p>
          </table:table-cell>
          <table:table-cell office:value-type="string" calcext:value-type="string">
            <text:p>978983.4</text:p>
          </table:table-cell>
          <table:table-cell office:value-type="float" office:value="33518742593" calcext:value-type="float">
            <text:p>33 518 742 593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7359" calcext:value-type="float">
            <text:p>77 359</text:p>
          </table:table-cell>
          <table:table-cell office:value-type="float" office:value="795061" calcext:value-type="float">
            <text:p>795 061</text:p>
          </table:table-cell>
          <table:table-cell office:value-type="string" calcext:value-type="string">
            <text:p>775727.3</text:p>
          </table:table-cell>
          <table:table-cell office:value-type="float" office:value="34252346001" calcext:value-type="float">
            <text:p>34 252 346 001</text:p>
          </table:table-cell>
        </table:table-row>
        <table:table-row table:style-name="ro1">
          <table:table-cell office:value-type="string" calcext:value-type="string">
            <text:p>TT - Toutes régions confondu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03367" calcext:value-type="float">
            <text:p>103 367</text:p>
          </table:table-cell>
          <table:table-cell office:value-type="float" office:value="1318074" calcext:value-type="float">
            <text:p>1 318 074</text:p>
          </table:table-cell>
          <table:table-cell office:value-type="float" office:value="1228492" calcext:value-type="float">
            <text:p>1 228 492</text:p>
          </table:table-cell>
          <table:table-cell office:value-type="float" office:value="44934360773" calcext:value-type="float">
            <text:p>44 934 360 773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2312" calcext:value-type="float">
            <text:p>12 312</text:p>
          </table:table-cell>
          <table:table-cell office:value-type="float" office:value="110339" calcext:value-type="float">
            <text:p>110 339</text:p>
          </table:table-cell>
          <table:table-cell office:value-type="string" calcext:value-type="string">
            <text:p>103570.5</text:p>
          </table:table-cell>
          <table:table-cell office:value-type="string" calcext:value-type="string">
            <text:p>3852490577.1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1362" calcext:value-type="float">
            <text:p>11 362</text:p>
          </table:table-cell>
          <table:table-cell office:value-type="float" office:value="114679" calcext:value-type="float">
            <text:p>114 679</text:p>
          </table:table-cell>
          <table:table-cell office:value-type="string" calcext:value-type="string">
            <text:p>107750.9</text:p>
          </table:table-cell>
          <table:table-cell office:value-type="string" calcext:value-type="string">
            <text:p>3954100720.3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5263" calcext:value-type="float">
            <text:p>5 263</text:p>
          </table:table-cell>
          <table:table-cell office:value-type="float" office:value="58352" calcext:value-type="float">
            <text:p>58 352</text:p>
          </table:table-cell>
          <table:table-cell office:value-type="string" calcext:value-type="string">
            <text:p>54436.1</text:p>
          </table:table-cell>
          <table:table-cell office:value-type="string" calcext:value-type="string">
            <text:p>2110529308.2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3268" calcext:value-type="float">
            <text:p>23 268</text:p>
          </table:table-cell>
          <table:table-cell office:value-type="float" office:value="233152" calcext:value-type="float">
            <text:p>233 152</text:p>
          </table:table-cell>
          <table:table-cell office:value-type="float" office:value="216643" calcext:value-type="float">
            <text:p>216 643</text:p>
          </table:table-cell>
          <table:table-cell office:value-type="string" calcext:value-type="string">
            <text:p>7633790214.2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51523" calcext:value-type="float">
            <text:p>451 523</text:p>
          </table:table-cell>
          <table:table-cell office:value-type="float" office:value="5613602" calcext:value-type="float">
            <text:p>5 613 602</text:p>
          </table:table-cell>
          <table:table-cell office:value-type="string" calcext:value-type="string">
            <text:p>5226261.1</text:p>
          </table:table-cell>
          <table:table-cell office:value-type="float" office:value="242265696090" calcext:value-type="float">
            <text:p>242 265 696 090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74593" calcext:value-type="float">
            <text:p>74 593</text:p>
          </table:table-cell>
          <table:table-cell office:value-type="float" office:value="806091" calcext:value-type="float">
            <text:p>806 091</text:p>
          </table:table-cell>
          <table:table-cell office:value-type="string" calcext:value-type="string">
            <text:p>750364.4</text:p>
          </table:table-cell>
          <table:table-cell office:value-type="float" office:value="25190350772" calcext:value-type="float">
            <text:p>25 190 350 772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5693" calcext:value-type="float">
            <text:p>85 693</text:p>
          </table:table-cell>
          <table:table-cell office:value-type="float" office:value="869561" calcext:value-type="float">
            <text:p>869 561</text:p>
          </table:table-cell>
          <table:table-cell office:value-type="string" calcext:value-type="string">
            <text:p>799125.4</text:p>
          </table:table-cell>
          <table:table-cell office:value-type="float" office:value="26510869686" calcext:value-type="float">
            <text:p>26 510 869 68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6843" calcext:value-type="float">
            <text:p>96 843</text:p>
          </table:table-cell>
          <table:table-cell office:value-type="float" office:value="1059613" calcext:value-type="float">
            <text:p>1 059 613</text:p>
          </table:table-cell>
          <table:table-cell office:value-type="string" calcext:value-type="string">
            <text:p>979786.3</text:p>
          </table:table-cell>
          <table:table-cell office:value-type="float" office:value="32988650542" calcext:value-type="float">
            <text:p>32 988 650 542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46656" calcext:value-type="float">
            <text:p>146 656</text:p>
          </table:table-cell>
          <table:table-cell office:value-type="float" office:value="1850649" calcext:value-type="float">
            <text:p>1 850 649</text:p>
          </table:table-cell>
          <table:table-cell office:value-type="string" calcext:value-type="string">
            <text:p>1698376.7</text:p>
          </table:table-cell>
          <table:table-cell office:value-type="float" office:value="57705700127" calcext:value-type="float">
            <text:p>57 705 700 12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60843" calcext:value-type="float">
            <text:p>160 843</text:p>
          </table:table-cell>
          <table:table-cell office:value-type="float" office:value="1739675" calcext:value-type="float">
            <text:p>1 739 675</text:p>
          </table:table-cell>
          <table:table-cell office:value-type="string" calcext:value-type="string">
            <text:p>1597931.5</text:p>
          </table:table-cell>
          <table:table-cell office:value-type="float" office:value="54815685212" calcext:value-type="float">
            <text:p>54 815 685 212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13551" calcext:value-type="float">
            <text:p>113 551</text:p>
          </table:table-cell>
          <table:table-cell office:value-type="float" office:value="1314913" calcext:value-type="float">
            <text:p>1 314 913</text:p>
          </table:table-cell>
          <table:table-cell office:value-type="string" calcext:value-type="string">
            <text:p>1220032.4</text:p>
          </table:table-cell>
          <table:table-cell office:value-type="float" office:value="41056101090" calcext:value-type="float">
            <text:p>41 056 101 090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02184" calcext:value-type="float">
            <text:p>102 184</text:p>
          </table:table-cell>
          <table:table-cell office:value-type="float" office:value="1087683" calcext:value-type="float">
            <text:p>1 087 683</text:p>
          </table:table-cell>
          <table:table-cell office:value-type="float" office:value="1011011" calcext:value-type="float">
            <text:p>1 011 011</text:p>
          </table:table-cell>
          <table:table-cell office:value-type="float" office:value="33494876741" calcext:value-type="float">
            <text:p>33 494 876 74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02239" calcext:value-type="float">
            <text:p>202 239</text:p>
          </table:table-cell>
          <table:table-cell office:value-type="float" office:value="1912254" calcext:value-type="float">
            <text:p>1 912 254</text:p>
          </table:table-cell>
          <table:table-cell office:value-type="string" calcext:value-type="string">
            <text:p>1798141.5</text:p>
          </table:table-cell>
          <table:table-cell office:value-type="float" office:value="59414770478" calcext:value-type="float">
            <text:p>59 414 770 478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97718" calcext:value-type="float">
            <text:p>197 718</text:p>
          </table:table-cell>
          <table:table-cell office:value-type="float" office:value="1841416" calcext:value-type="float">
            <text:p>1 841 416</text:p>
          </table:table-cell>
          <table:table-cell office:value-type="string" calcext:value-type="string">
            <text:p>1704163.8</text:p>
          </table:table-cell>
          <table:table-cell office:value-type="float" office:value="57971122497" calcext:value-type="float">
            <text:p>57 971 122 497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69333" calcext:value-type="float">
            <text:p>269 333</text:p>
          </table:table-cell>
          <table:table-cell office:value-type="float" office:value="2779451" calcext:value-type="float">
            <text:p>2 779 451</text:p>
          </table:table-cell>
          <table:table-cell office:value-type="string" calcext:value-type="string">
            <text:p>2556066.1</text:p>
          </table:table-cell>
          <table:table-cell office:value-type="float" office:value="92141610091" calcext:value-type="float">
            <text:p>92 141 610 091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92349" calcext:value-type="float">
            <text:p>192 349</text:p>
          </table:table-cell>
          <table:table-cell office:value-type="float" office:value="1671663" calcext:value-type="float">
            <text:p>1 671 663</text:p>
          </table:table-cell>
          <table:table-cell office:value-type="string" calcext:value-type="string">
            <text:p>1558997.4</text:p>
          </table:table-cell>
          <table:table-cell office:value-type="float" office:value="54958790258" calcext:value-type="float">
            <text:p>54 958 790 25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6824" calcext:value-type="float">
            <text:p>16 824</text:p>
          </table:table-cell>
          <table:table-cell office:value-type="float" office:value="106385" calcext:value-type="float">
            <text:p>106 385</text:p>
          </table:table-cell>
          <table:table-cell office:value-type="string" calcext:value-type="string">
            <text:p>104873.2</text:p>
          </table:table-cell>
          <table:table-cell office:value-type="string" calcext:value-type="string">
            <text:p>3438468578.1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9286" calcext:value-type="float">
            <text:p>9 286</text:p>
          </table:table-cell>
          <table:table-cell office:value-type="float" office:value="51114" calcext:value-type="float">
            <text:p>51 114</text:p>
          </table:table-cell>
          <table:table-cell office:value-type="string" calcext:value-type="string">
            <text:p>49318.9</text:p>
          </table:table-cell>
          <table:table-cell office:value-type="float" office:value="1884957050" calcext:value-type="float">
            <text:p>1 884 957 050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9377" calcext:value-type="float">
            <text:p>9 377</text:p>
          </table:table-cell>
          <table:table-cell office:value-type="float" office:value="59225" calcext:value-type="float">
            <text:p>59 225</text:p>
          </table:table-cell>
          <table:table-cell office:value-type="string" calcext:value-type="string">
            <text:p>54251.6</text:p>
          </table:table-cell>
          <table:table-cell office:value-type="string" calcext:value-type="string">
            <text:p>1967533527.1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8547" calcext:value-type="float">
            <text:p>8 547</text:p>
          </table:table-cell>
          <table:table-cell office:value-type="float" office:value="53047" calcext:value-type="float">
            <text:p>53 047</text:p>
          </table:table-cell>
          <table:table-cell office:value-type="string" calcext:value-type="string">
            <text:p>51224.1</text:p>
          </table:table-cell>
          <table:table-cell office:value-type="float" office:value="1914864407" calcext:value-type="float">
            <text:p>1 914 864 40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8639" calcext:value-type="float">
            <text:p>8 639</text:p>
          </table:table-cell>
          <table:table-cell office:value-type="float" office:value="61632" calcext:value-type="float">
            <text:p>61 632</text:p>
          </table:table-cell>
          <table:table-cell office:value-type="string" calcext:value-type="string">
            <text:p>56526.7</text:p>
          </table:table-cell>
          <table:table-cell office:value-type="string" calcext:value-type="string">
            <text:p>2039236313.3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4336" calcext:value-type="float">
            <text:p>4 336</text:p>
          </table:table-cell>
          <table:table-cell office:value-type="float" office:value="29806" calcext:value-type="float">
            <text:p>29 806</text:p>
          </table:table-cell>
          <table:table-cell office:value-type="string" calcext:value-type="string">
            <text:p>28270.2</text:p>
          </table:table-cell>
          <table:table-cell office:value-type="string" calcext:value-type="string">
            <text:p>1133589283.7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3783" calcext:value-type="float">
            <text:p>3 783</text:p>
          </table:table-cell>
          <table:table-cell office:value-type="float" office:value="28546" calcext:value-type="float">
            <text:p>28 546</text:p>
          </table:table-cell>
          <table:table-cell office:value-type="string" calcext:value-type="string">
            <text:p>26165.9</text:p>
          </table:table-cell>
          <table:table-cell office:value-type="string" calcext:value-type="string">
            <text:p>976940024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7903" calcext:value-type="float">
            <text:p>17 903</text:p>
          </table:table-cell>
          <table:table-cell office:value-type="float" office:value="123663" calcext:value-type="float">
            <text:p>123 663</text:p>
          </table:table-cell>
          <table:table-cell office:value-type="string" calcext:value-type="string">
            <text:p>118700.6</text:p>
          </table:table-cell>
          <table:table-cell office:value-type="string" calcext:value-type="string">
            <text:p>4226967429.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6188" calcext:value-type="float">
            <text:p>16 188</text:p>
          </table:table-cell>
          <table:table-cell office:value-type="float" office:value="109489" calcext:value-type="float">
            <text:p>109 489</text:p>
          </table:table-cell>
          <table:table-cell office:value-type="string" calcext:value-type="string">
            <text:p>97942.4</text:p>
          </table:table-cell>
          <table:table-cell office:value-type="string" calcext:value-type="string">
            <text:p>3406822784.9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350930" calcext:value-type="float">
            <text:p>350 930</text:p>
          </table:table-cell>
          <table:table-cell office:value-type="float" office:value="2967092" calcext:value-type="float">
            <text:p>2 967 092</text:p>
          </table:table-cell>
          <table:table-cell office:value-type="string" calcext:value-type="string">
            <text:p>2820108.4</text:p>
          </table:table-cell>
          <table:table-cell office:value-type="float" office:value="142403753180" calcext:value-type="float">
            <text:p>142 403 753 180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322656" calcext:value-type="float">
            <text:p>322 656</text:p>
          </table:table-cell>
          <table:table-cell office:value-type="float" office:value="2646510" calcext:value-type="float">
            <text:p>2 646 510</text:p>
          </table:table-cell>
          <table:table-cell office:value-type="string" calcext:value-type="string">
            <text:p>2406152.7</text:p>
          </table:table-cell>
          <table:table-cell office:value-type="float" office:value="99861942910" calcext:value-type="float">
            <text:p>99 861 942 910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6978" calcext:value-type="float">
            <text:p>56 978</text:p>
          </table:table-cell>
          <table:table-cell office:value-type="float" office:value="402786" calcext:value-type="float">
            <text:p>402 786</text:p>
          </table:table-cell>
          <table:table-cell office:value-type="string" calcext:value-type="string">
            <text:p>388493.2</text:p>
          </table:table-cell>
          <table:table-cell office:value-type="float" office:value="13952114722" calcext:value-type="float">
            <text:p>13 952 114 72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54809" calcext:value-type="float">
            <text:p>54 809</text:p>
          </table:table-cell>
          <table:table-cell office:value-type="float" office:value="403305" calcext:value-type="float">
            <text:p>403 305</text:p>
          </table:table-cell>
          <table:table-cell office:value-type="string" calcext:value-type="string">
            <text:p>361871.1</text:p>
          </table:table-cell>
          <table:table-cell office:value-type="float" office:value="11238236050" calcext:value-type="float">
            <text:p>11 238 236 050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63717" calcext:value-type="float">
            <text:p>63 717</text:p>
          </table:table-cell>
          <table:table-cell office:value-type="float" office:value="432771" calcext:value-type="float">
            <text:p>432 771</text:p>
          </table:table-cell>
          <table:table-cell office:value-type="string" calcext:value-type="string">
            <text:p>414632.1</text:p>
          </table:table-cell>
          <table:table-cell office:value-type="float" office:value="14835957552" calcext:value-type="float">
            <text:p>14 835 957 552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64847" calcext:value-type="float">
            <text:p>64 847</text:p>
          </table:table-cell>
          <table:table-cell office:value-type="float" office:value="436790" calcext:value-type="float">
            <text:p>436 790</text:p>
          </table:table-cell>
          <table:table-cell office:value-type="string" calcext:value-type="string">
            <text:p>384493.3</text:p>
          </table:table-cell>
          <table:table-cell office:value-type="float" office:value="11674912134" calcext:value-type="float">
            <text:p>11 674 912 134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72752" calcext:value-type="float">
            <text:p>72 752</text:p>
          </table:table-cell>
          <table:table-cell office:value-type="float" office:value="536990" calcext:value-type="float">
            <text:p>536 990</text:p>
          </table:table-cell>
          <table:table-cell office:value-type="string" calcext:value-type="string">
            <text:p>516822.1</text:p>
          </table:table-cell>
          <table:table-cell office:value-type="float" office:value="18738720974" calcext:value-type="float">
            <text:p>18 738 720 974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1708" calcext:value-type="float">
            <text:p>71 708</text:p>
          </table:table-cell>
          <table:table-cell office:value-type="float" office:value="522623" calcext:value-type="float">
            <text:p>522 623</text:p>
          </table:table-cell>
          <table:table-cell office:value-type="string" calcext:value-type="string">
            <text:p>462964.3</text:p>
          </table:table-cell>
          <table:table-cell office:value-type="float" office:value="14249929568" calcext:value-type="float">
            <text:p>14 249 929 56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12324" calcext:value-type="float">
            <text:p>112 324</text:p>
          </table:table-cell>
          <table:table-cell office:value-type="float" office:value="964186" calcext:value-type="float">
            <text:p>964 186</text:p>
          </table:table-cell>
          <table:table-cell office:value-type="string" calcext:value-type="string">
            <text:p>922499.5</text:p>
          </table:table-cell>
          <table:table-cell office:value-type="float" office:value="33535644837" calcext:value-type="float">
            <text:p>33 535 644 83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08771" calcext:value-type="float">
            <text:p>108 771</text:p>
          </table:table-cell>
          <table:table-cell office:value-type="float" office:value="886463" calcext:value-type="float">
            <text:p>886 463</text:p>
          </table:table-cell>
          <table:table-cell office:value-type="string" calcext:value-type="string">
            <text:p>775877.2</text:p>
          </table:table-cell>
          <table:table-cell office:value-type="float" office:value="24170055289" calcext:value-type="float">
            <text:p>24 170 055 28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19817" calcext:value-type="float">
            <text:p>119 817</text:p>
          </table:table-cell>
          <table:table-cell office:value-type="float" office:value="878462" calcext:value-type="float">
            <text:p>878 462</text:p>
          </table:table-cell>
          <table:table-cell office:value-type="string" calcext:value-type="string">
            <text:p>841943.2</text:p>
          </table:table-cell>
          <table:table-cell office:value-type="float" office:value="31274389237" calcext:value-type="float">
            <text:p>31 274 389 23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21968" calcext:value-type="float">
            <text:p>121 968</text:p>
          </table:table-cell>
          <table:table-cell office:value-type="float" office:value="861213" calcext:value-type="float">
            <text:p>861 213</text:p>
          </table:table-cell>
          <table:table-cell office:value-type="string" calcext:value-type="string">
            <text:p>755988.3</text:p>
          </table:table-cell>
          <table:table-cell office:value-type="float" office:value="23541295976" calcext:value-type="float">
            <text:p>23 541 295 97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85107" calcext:value-type="float">
            <text:p>85 107</text:p>
          </table:table-cell>
          <table:table-cell office:value-type="float" office:value="672872" calcext:value-type="float">
            <text:p>672 872</text:p>
          </table:table-cell>
          <table:table-cell office:value-type="string" calcext:value-type="string">
            <text:p>650708.9</text:p>
          </table:table-cell>
          <table:table-cell office:value-type="float" office:value="23566865870" calcext:value-type="float">
            <text:p>23 566 865 870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87655" calcext:value-type="float">
            <text:p>87 655</text:p>
          </table:table-cell>
          <table:table-cell office:value-type="float" office:value="642041" calcext:value-type="float">
            <text:p>642 041</text:p>
          </table:table-cell>
          <table:table-cell office:value-type="string" calcext:value-type="string">
            <text:p>569323.5</text:p>
          </table:table-cell>
          <table:table-cell office:value-type="float" office:value="17489235221" calcext:value-type="float">
            <text:p>17 489 235 22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76407" calcext:value-type="float">
            <text:p>76 407</text:p>
          </table:table-cell>
          <table:table-cell office:value-type="float" office:value="545381" calcext:value-type="float">
            <text:p>545 381</text:p>
          </table:table-cell>
          <table:table-cell office:value-type="string" calcext:value-type="string">
            <text:p>526804.4</text:p>
          </table:table-cell>
          <table:table-cell office:value-type="float" office:value="18684861538" calcext:value-type="float">
            <text:p>18 684 861 538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7564" calcext:value-type="float">
            <text:p>77 564</text:p>
          </table:table-cell>
          <table:table-cell office:value-type="float" office:value="542302" calcext:value-type="float">
            <text:p>542 302</text:p>
          </table:table-cell>
          <table:table-cell office:value-type="string" calcext:value-type="string">
            <text:p>484206.6</text:p>
          </table:table-cell>
          <table:table-cell office:value-type="float" office:value="14810015203" calcext:value-type="float">
            <text:p>14 810 015 20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51324" calcext:value-type="float">
            <text:p>151 324</text:p>
          </table:table-cell>
          <table:table-cell office:value-type="float" office:value="949938" calcext:value-type="float">
            <text:p>949 938</text:p>
          </table:table-cell>
          <table:table-cell office:value-type="string" calcext:value-type="string">
            <text:p>923996.8</text:p>
          </table:table-cell>
          <table:table-cell office:value-type="float" office:value="32699629147" calcext:value-type="float">
            <text:p>32 699 629 147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52634" calcext:value-type="float">
            <text:p>152 634</text:p>
          </table:table-cell>
          <table:table-cell office:value-type="float" office:value="962316" calcext:value-type="float">
            <text:p>962 316</text:p>
          </table:table-cell>
          <table:table-cell office:value-type="string" calcext:value-type="string">
            <text:p>874144.7</text:p>
          </table:table-cell>
          <table:table-cell office:value-type="float" office:value="26715141331" calcext:value-type="float">
            <text:p>26 715 141 331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49111" calcext:value-type="float">
            <text:p>149 111</text:p>
          </table:table-cell>
          <table:table-cell office:value-type="float" office:value="925564" calcext:value-type="float">
            <text:p>925 564</text:p>
          </table:table-cell>
          <table:table-cell office:value-type="string" calcext:value-type="string">
            <text:p>890222.9</text:p>
          </table:table-cell>
          <table:table-cell office:value-type="float" office:value="32615723796" calcext:value-type="float">
            <text:p>32 615 723 796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45906" calcext:value-type="float">
            <text:p>145 906</text:p>
          </table:table-cell>
          <table:table-cell office:value-type="float" office:value="915852" calcext:value-type="float">
            <text:p>915 852</text:p>
          </table:table-cell>
          <table:table-cell office:value-type="string" calcext:value-type="string">
            <text:p>813940.9</text:p>
          </table:table-cell>
          <table:table-cell office:value-type="float" office:value="25355398701" calcext:value-type="float">
            <text:p>25 355 398 70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204357" calcext:value-type="float">
            <text:p>204 357</text:p>
          </table:table-cell>
          <table:table-cell office:value-type="float" office:value="1426133" calcext:value-type="float">
            <text:p>1 426 133</text:p>
          </table:table-cell>
          <table:table-cell office:value-type="string" calcext:value-type="string">
            <text:p>1365903.5</text:p>
          </table:table-cell>
          <table:table-cell office:value-type="float" office:value="53405355665" calcext:value-type="float">
            <text:p>53 405 355 665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202527" calcext:value-type="float">
            <text:p>202 527</text:p>
          </table:table-cell>
          <table:table-cell office:value-type="float" office:value="1353318" calcext:value-type="float">
            <text:p>1 353 318</text:p>
          </table:table-cell>
          <table:table-cell office:value-type="string" calcext:value-type="string">
            <text:p>1190162.6</text:p>
          </table:table-cell>
          <table:table-cell office:value-type="float" office:value="38736254426" calcext:value-type="float">
            <text:p>38 736 254 42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45717" calcext:value-type="float">
            <text:p>145 717</text:p>
          </table:table-cell>
          <table:table-cell office:value-type="float" office:value="840221" calcext:value-type="float">
            <text:p>840 221</text:p>
          </table:table-cell>
          <table:table-cell office:value-type="float" office:value="814561" calcext:value-type="float">
            <text:p>814 561</text:p>
          </table:table-cell>
          <table:table-cell office:value-type="float" office:value="31029006383" calcext:value-type="float">
            <text:p>31 029 006 38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39394" calcext:value-type="float">
            <text:p>139 394</text:p>
          </table:table-cell>
          <table:table-cell office:value-type="float" office:value="831442" calcext:value-type="float">
            <text:p>831 442</text:p>
          </table:table-cell>
          <table:table-cell office:value-type="string" calcext:value-type="string">
            <text:p>744436.4</text:p>
          </table:table-cell>
          <table:table-cell office:value-type="float" office:value="23929783874" calcext:value-type="float">
            <text:p>23 929 783 874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2781" calcext:value-type="float">
            <text:p>12 781</text:p>
          </table:table-cell>
          <table:table-cell office:value-type="float" office:value="56014" calcext:value-type="float">
            <text:p>56 014</text:p>
          </table:table-cell>
          <table:table-cell office:value-type="string" calcext:value-type="string">
            <text:p>56687.4</text:p>
          </table:table-cell>
          <table:table-cell office:value-type="string" calcext:value-type="string">
            <text:p>1936312640.7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2183" calcext:value-type="float">
            <text:p>12 183</text:p>
          </table:table-cell>
          <table:table-cell office:value-type="float" office:value="50371" calcext:value-type="float">
            <text:p>50 371</text:p>
          </table:table-cell>
          <table:table-cell office:value-type="string" calcext:value-type="string">
            <text:p>48185.8</text:p>
          </table:table-cell>
          <table:table-cell office:value-type="string" calcext:value-type="string">
            <text:p>1502155937.4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321" calcext:value-type="float">
            <text:p>6 321</text:p>
          </table:table-cell>
          <table:table-cell office:value-type="float" office:value="14692" calcext:value-type="float">
            <text:p>14 692</text:p>
          </table:table-cell>
          <table:table-cell office:value-type="string" calcext:value-type="string">
            <text:p>13159.9</text:p>
          </table:table-cell>
          <table:table-cell office:value-type="string" calcext:value-type="string">
            <text:p>328381925.2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296" calcext:value-type="float">
            <text:p>7 296</text:p>
          </table:table-cell>
          <table:table-cell office:value-type="float" office:value="21606" calcext:value-type="float">
            <text:p>21 606</text:p>
          </table:table-cell>
          <table:table-cell office:value-type="string" calcext:value-type="string">
            <text:p>20200.4</text:p>
          </table:table-cell>
          <table:table-cell office:value-type="string" calcext:value-type="string">
            <text:p>683914667.9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530" calcext:value-type="float">
            <text:p>7 530</text:p>
          </table:table-cell>
          <table:table-cell office:value-type="float" office:value="29343" calcext:value-type="float">
            <text:p>29 343</text:p>
          </table:table-cell>
          <table:table-cell office:value-type="string" calcext:value-type="string">
            <text:p>27697.9</text:p>
          </table:table-cell>
          <table:table-cell office:value-type="string" calcext:value-type="string">
            <text:p>1065216815.6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821" calcext:value-type="float">
            <text:p>7 821</text:p>
          </table:table-cell>
          <table:table-cell office:value-type="float" office:value="44698" calcext:value-type="float">
            <text:p>44 698</text:p>
          </table:table-cell>
          <table:table-cell office:value-type="string" calcext:value-type="string">
            <text:p>42512.2</text:p>
          </table:table-cell>
          <table:table-cell office:value-type="string" calcext:value-type="string">
            <text:p>1774977168.4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622" calcext:value-type="float">
            <text:p>5 622</text:p>
          </table:table-cell>
          <table:table-cell office:value-type="float" office:value="14297" calcext:value-type="float">
            <text:p>14 297</text:p>
          </table:table-cell>
          <table:table-cell office:value-type="string" calcext:value-type="string">
            <text:p>12547.1</text:p>
          </table:table-cell>
          <table:table-cell office:value-type="string" calcext:value-type="string">
            <text:p>312926955.4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749" calcext:value-type="float">
            <text:p>6 749</text:p>
          </table:table-cell>
          <table:table-cell office:value-type="float" office:value="22099" calcext:value-type="float">
            <text:p>22 099</text:p>
          </table:table-cell>
          <table:table-cell office:value-type="string" calcext:value-type="string">
            <text:p>20838.6</text:p>
          </table:table-cell>
          <table:table-cell office:value-type="string" calcext:value-type="string">
            <text:p>708133788.6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940" calcext:value-type="float">
            <text:p>6 940</text:p>
          </table:table-cell>
          <table:table-cell office:value-type="float" office:value="29114" calcext:value-type="float">
            <text:p>29 114</text:p>
          </table:table-cell>
          <table:table-cell office:value-type="string" calcext:value-type="string">
            <text:p>27593.2</text:p>
          </table:table-cell>
          <table:table-cell office:value-type="string" calcext:value-type="string">
            <text:p>1044814035.4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817" calcext:value-type="float">
            <text:p>7 817</text:p>
          </table:table-cell>
          <table:table-cell office:value-type="float" office:value="49169" calcext:value-type="float">
            <text:p>49 169</text:p>
          </table:table-cell>
          <table:table-cell office:value-type="float" office:value="46772" calcext:value-type="float">
            <text:p>46 772</text:p>
          </table:table-cell>
          <table:table-cell office:value-type="string" calcext:value-type="string">
            <text:p>1888225940.9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257" calcext:value-type="float">
            <text:p>3 257</text:p>
          </table:table-cell>
          <table:table-cell office:value-type="float" office:value="11326" calcext:value-type="float">
            <text:p>11 326</text:p>
          </table:table-cell>
          <table:table-cell office:value-type="string" calcext:value-type="string">
            <text:p>9876.4</text:p>
          </table:table-cell>
          <table:table-cell office:value-type="string" calcext:value-type="string">
            <text:p>270760950.4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587" calcext:value-type="float">
            <text:p>3 587</text:p>
          </table:table-cell>
          <table:table-cell office:value-type="float" office:value="15139" calcext:value-type="float">
            <text:p>15 139</text:p>
          </table:table-cell>
          <table:table-cell office:value-type="float" office:value="14232" calcext:value-type="float">
            <text:p>14 232</text:p>
          </table:table-cell>
          <table:table-cell office:value-type="float" office:value="514533299" calcext:value-type="float">
            <text:p>514 533 299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217" calcext:value-type="float">
            <text:p>3 217</text:p>
          </table:table-cell>
          <table:table-cell office:value-type="float" office:value="14440" calcext:value-type="float">
            <text:p>14 440</text:p>
          </table:table-cell>
          <table:table-cell office:value-type="string" calcext:value-type="string">
            <text:p>13647.7</text:p>
          </table:table-cell>
          <table:table-cell office:value-type="string" calcext:value-type="string">
            <text:p>551446464.9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2991" calcext:value-type="float">
            <text:p>2 991</text:p>
          </table:table-cell>
          <table:table-cell office:value-type="float" office:value="17447" calcext:value-type="float">
            <text:p>17 447</text:p>
          </table:table-cell>
          <table:table-cell office:value-type="float" office:value="16680" calcext:value-type="float">
            <text:p>16 680</text:p>
          </table:table-cell>
          <table:table-cell office:value-type="float" office:value="773788594" calcext:value-type="float">
            <text:p>773 788 59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4037" calcext:value-type="float">
            <text:p>14 037</text:p>
          </table:table-cell>
          <table:table-cell office:value-type="float" office:value="44683" calcext:value-type="float">
            <text:p>44 683</text:p>
          </table:table-cell>
          <table:table-cell office:value-type="string" calcext:value-type="string">
            <text:p>39130.2</text:p>
          </table:table-cell>
          <table:table-cell office:value-type="string" calcext:value-type="string">
            <text:p>932095127.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4835" calcext:value-type="float">
            <text:p>14 835</text:p>
          </table:table-cell>
          <table:table-cell office:value-type="float" office:value="60184" calcext:value-type="float">
            <text:p>60 184</text:p>
          </table:table-cell>
          <table:table-cell office:value-type="string" calcext:value-type="string">
            <text:p>55979.9</text:p>
          </table:table-cell>
          <table:table-cell office:value-type="string" calcext:value-type="string">
            <text:p>1847313610.3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3432" calcext:value-type="float">
            <text:p>13 432</text:p>
          </table:table-cell>
          <table:table-cell office:value-type="float" office:value="61426" calcext:value-type="float">
            <text:p>61 426</text:p>
          </table:table-cell>
          <table:table-cell office:value-type="string" calcext:value-type="string">
            <text:p>57819.5</text:p>
          </table:table-cell>
          <table:table-cell office:value-type="string" calcext:value-type="string">
            <text:p>2215792931.2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2405" calcext:value-type="float">
            <text:p>12 405</text:p>
          </table:table-cell>
          <table:table-cell office:value-type="float" office:value="66859" calcext:value-type="float">
            <text:p>66 859</text:p>
          </table:table-cell>
          <table:table-cell office:value-type="string" calcext:value-type="string">
            <text:p>63713.4</text:p>
          </table:table-cell>
          <table:table-cell office:value-type="float" office:value="2638588545" calcext:value-type="float">
            <text:p>2 638 588 545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39367" calcext:value-type="float">
            <text:p>239 367</text:p>
          </table:table-cell>
          <table:table-cell office:value-type="float" office:value="1188737" calcext:value-type="float">
            <text:p>1 188 737</text:p>
          </table:table-cell>
          <table:table-cell office:value-type="string" calcext:value-type="string">
            <text:p>1060886.3</text:p>
          </table:table-cell>
          <table:table-cell office:value-type="float" office:value="31993538790" calcext:value-type="float">
            <text:p>31 993 538 790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68981" calcext:value-type="float">
            <text:p>268 981</text:p>
          </table:table-cell>
          <table:table-cell office:value-type="float" office:value="1445001" calcext:value-type="float">
            <text:p>1 445 001</text:p>
          </table:table-cell>
          <table:table-cell office:value-type="string" calcext:value-type="string">
            <text:p>1367796.4</text:p>
          </table:table-cell>
          <table:table-cell office:value-type="float" office:value="59102630163" calcext:value-type="float">
            <text:p>59 102 630 16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57163" calcext:value-type="float">
            <text:p>257 163</text:p>
          </table:table-cell>
          <table:table-cell office:value-type="float" office:value="1405613" calcext:value-type="float">
            <text:p>1 405 613</text:p>
          </table:table-cell>
          <table:table-cell office:value-type="string" calcext:value-type="string">
            <text:p>1323080.2</text:p>
          </table:table-cell>
          <table:table-cell office:value-type="float" office:value="68269747414" calcext:value-type="float">
            <text:p>68 269 747 41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269928" calcext:value-type="float">
            <text:p>269 928</text:p>
          </table:table-cell>
          <table:table-cell office:value-type="float" office:value="1574251" calcext:value-type="float">
            <text:p>1 574 251</text:p>
          </table:table-cell>
          <table:table-cell office:value-type="string" calcext:value-type="string">
            <text:p>1474498.1</text:p>
          </table:table-cell>
          <table:table-cell office:value-type="float" office:value="82899779724" calcext:value-type="float">
            <text:p>82 899 779 724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4303" calcext:value-type="float">
            <text:p>44 303</text:p>
          </table:table-cell>
          <table:table-cell office:value-type="float" office:value="157825" calcext:value-type="float">
            <text:p>157 825</text:p>
          </table:table-cell>
          <table:table-cell office:value-type="string" calcext:value-type="string">
            <text:p>141446.9</text:p>
          </table:table-cell>
          <table:table-cell office:value-type="string" calcext:value-type="string">
            <text:p>3423451345.4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3831" calcext:value-type="float">
            <text:p>43 831</text:p>
          </table:table-cell>
          <table:table-cell office:value-type="float" office:value="188270" calcext:value-type="float">
            <text:p>188 270</text:p>
          </table:table-cell>
          <table:table-cell office:value-type="string" calcext:value-type="string">
            <text:p>176828.2</text:p>
          </table:table-cell>
          <table:table-cell office:value-type="float" office:value="5712871681" calcext:value-type="float">
            <text:p>5 712 871 681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2604" calcext:value-type="float">
            <text:p>42 604</text:p>
          </table:table-cell>
          <table:table-cell office:value-type="float" office:value="211654" calcext:value-type="float">
            <text:p>211 654</text:p>
          </table:table-cell>
          <table:table-cell office:value-type="float" office:value="199219" calcext:value-type="float">
            <text:p>199 219</text:p>
          </table:table-cell>
          <table:table-cell office:value-type="string" calcext:value-type="string">
            <text:p>7189094465.5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45321" calcext:value-type="float">
            <text:p>45 321</text:p>
          </table:table-cell>
          <table:table-cell office:value-type="float" office:value="248342" calcext:value-type="float">
            <text:p>248 342</text:p>
          </table:table-cell>
          <table:table-cell office:value-type="string" calcext:value-type="string">
            <text:p>232870.3</text:p>
          </table:table-cell>
          <table:table-cell office:value-type="string" calcext:value-type="string">
            <text:p>8864933280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0890" calcext:value-type="float">
            <text:p>50 890</text:p>
          </table:table-cell>
          <table:table-cell office:value-type="float" office:value="170989" calcext:value-type="float">
            <text:p>170 989</text:p>
          </table:table-cell>
          <table:table-cell office:value-type="string" calcext:value-type="string">
            <text:p>153201.2</text:p>
          </table:table-cell>
          <table:table-cell office:value-type="string" calcext:value-type="string">
            <text:p>3652544590.2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9639" calcext:value-type="float">
            <text:p>49 639</text:p>
          </table:table-cell>
          <table:table-cell office:value-type="float" office:value="198724" calcext:value-type="float">
            <text:p>198 724</text:p>
          </table:table-cell>
          <table:table-cell office:value-type="string" calcext:value-type="string">
            <text:p>184412.9</text:p>
          </table:table-cell>
          <table:table-cell office:value-type="string" calcext:value-type="string">
            <text:p>5870677621.6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8369" calcext:value-type="float">
            <text:p>48 369</text:p>
          </table:table-cell>
          <table:table-cell office:value-type="float" office:value="225046" calcext:value-type="float">
            <text:p>225 046</text:p>
          </table:table-cell>
          <table:table-cell office:value-type="string" calcext:value-type="string">
            <text:p>208533.1</text:p>
          </table:table-cell>
          <table:table-cell office:value-type="string" calcext:value-type="string">
            <text:p>7437744057.7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1916" calcext:value-type="float">
            <text:p>51 916</text:p>
          </table:table-cell>
          <table:table-cell office:value-type="float" office:value="274802" calcext:value-type="float">
            <text:p>274 802</text:p>
          </table:table-cell>
          <table:table-cell office:value-type="string" calcext:value-type="string">
            <text:p>252978.2</text:p>
          </table:table-cell>
          <table:table-cell office:value-type="string" calcext:value-type="string">
            <text:p>9549903416.1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9926" calcext:value-type="float">
            <text:p>59 926</text:p>
          </table:table-cell>
          <table:table-cell office:value-type="float" office:value="215150" calcext:value-type="float">
            <text:p>215 150</text:p>
          </table:table-cell>
          <table:table-cell office:value-type="float" office:value="192503" calcext:value-type="float">
            <text:p>192 503</text:p>
          </table:table-cell>
          <table:table-cell office:value-type="string" calcext:value-type="string">
            <text:p>4648489722.3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7292" calcext:value-type="float">
            <text:p>57 292</text:p>
          </table:table-cell>
          <table:table-cell office:value-type="float" office:value="256666" calcext:value-type="float">
            <text:p>256 666</text:p>
          </table:table-cell>
          <table:table-cell office:value-type="string" calcext:value-type="string">
            <text:p>239918.8</text:p>
          </table:table-cell>
          <table:table-cell office:value-type="string" calcext:value-type="string">
            <text:p>7769887147.5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3763" calcext:value-type="float">
            <text:p>53 763</text:p>
          </table:table-cell>
          <table:table-cell office:value-type="float" office:value="273280" calcext:value-type="float">
            <text:p>273 280</text:p>
          </table:table-cell>
          <table:table-cell office:value-type="string" calcext:value-type="string">
            <text:p>255442.4</text:p>
          </table:table-cell>
          <table:table-cell office:value-type="float" office:value="9298375851" calcext:value-type="float">
            <text:p>9 298 375 851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6883" calcext:value-type="float">
            <text:p>56 883</text:p>
          </table:table-cell>
          <table:table-cell office:value-type="float" office:value="314517" calcext:value-type="float">
            <text:p>314 517</text:p>
          </table:table-cell>
          <table:table-cell office:value-type="string" calcext:value-type="string">
            <text:p>291922.2</text:p>
          </table:table-cell>
          <table:table-cell office:value-type="float" office:value="11271897821" calcext:value-type="float">
            <text:p>11 271 897 82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9658" calcext:value-type="float">
            <text:p>89 658</text:p>
          </table:table-cell>
          <table:table-cell office:value-type="float" office:value="373897" calcext:value-type="float">
            <text:p>373 897</text:p>
          </table:table-cell>
          <table:table-cell office:value-type="float" office:value="328446" calcext:value-type="float">
            <text:p>328 446</text:p>
          </table:table-cell>
          <table:table-cell office:value-type="string" calcext:value-type="string">
            <text:p>8083876530.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1634" calcext:value-type="float">
            <text:p>91 634</text:p>
          </table:table-cell>
          <table:table-cell office:value-type="float" office:value="469911" calcext:value-type="float">
            <text:p>469 911</text:p>
          </table:table-cell>
          <table:table-cell office:value-type="string" calcext:value-type="string">
            <text:p>436694.7</text:p>
          </table:table-cell>
          <table:table-cell office:value-type="float" office:value="14223557727" calcext:value-type="float">
            <text:p>14 223 557 72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6297" calcext:value-type="float">
            <text:p>86 297</text:p>
          </table:table-cell>
          <table:table-cell office:value-type="float" office:value="485006" calcext:value-type="float">
            <text:p>485 006</text:p>
          </table:table-cell>
          <table:table-cell office:value-type="string" calcext:value-type="string">
            <text:p>450654.8</text:p>
          </table:table-cell>
          <table:table-cell office:value-type="float" office:value="16553094767" calcext:value-type="float">
            <text:p>16 553 094 76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87206" calcext:value-type="float">
            <text:p>87 206</text:p>
          </table:table-cell>
          <table:table-cell office:value-type="float" office:value="521835" calcext:value-type="float">
            <text:p>521 835</text:p>
          </table:table-cell>
          <table:table-cell office:value-type="string" calcext:value-type="string">
            <text:p>482581.2</text:p>
          </table:table-cell>
          <table:table-cell office:value-type="float" office:value="18845171101" calcext:value-type="float">
            <text:p>18 845 171 101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4403" calcext:value-type="float">
            <text:p>94 403</text:p>
          </table:table-cell>
          <table:table-cell office:value-type="float" office:value="349963" calcext:value-type="float">
            <text:p>349 963</text:p>
          </table:table-cell>
          <table:table-cell office:value-type="string" calcext:value-type="string">
            <text:p>312099.3</text:p>
          </table:table-cell>
          <table:table-cell office:value-type="string" calcext:value-type="string">
            <text:p>7619535912.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6175" calcext:value-type="float">
            <text:p>96 175</text:p>
          </table:table-cell>
          <table:table-cell office:value-type="float" office:value="413254" calcext:value-type="float">
            <text:p>413 254</text:p>
          </table:table-cell>
          <table:table-cell office:value-type="string" calcext:value-type="string">
            <text:p>384893.2</text:p>
          </table:table-cell>
          <table:table-cell office:value-type="float" office:value="12632894227" calcext:value-type="float">
            <text:p>12 632 894 22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1478" calcext:value-type="float">
            <text:p>91 478</text:p>
          </table:table-cell>
          <table:table-cell office:value-type="float" office:value="439156" calcext:value-type="float">
            <text:p>439 156</text:p>
          </table:table-cell>
          <table:table-cell office:value-type="string" calcext:value-type="string">
            <text:p>407532.6</text:p>
          </table:table-cell>
          <table:table-cell office:value-type="float" office:value="15040612270" calcext:value-type="float">
            <text:p>15 040 612 270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99146" calcext:value-type="float">
            <text:p>99 146</text:p>
          </table:table-cell>
          <table:table-cell office:value-type="float" office:value="537302" calcext:value-type="float">
            <text:p>537 302</text:p>
          </table:table-cell>
          <table:table-cell office:value-type="string" calcext:value-type="string">
            <text:p>493406.4</text:p>
          </table:table-cell>
          <table:table-cell office:value-type="float" office:value="19522642804" calcext:value-type="float">
            <text:p>19 522 642 804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3133" calcext:value-type="float">
            <text:p>73 133</text:p>
          </table:table-cell>
          <table:table-cell office:value-type="float" office:value="275552" calcext:value-type="float">
            <text:p>275 552</text:p>
          </table:table-cell>
          <table:table-cell office:value-type="string" calcext:value-type="string">
            <text:p>250800.1</text:p>
          </table:table-cell>
          <table:table-cell office:value-type="float" office:value="6072554708" calcext:value-type="float">
            <text:p>6 072 554 708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9950" calcext:value-type="float">
            <text:p>69 950</text:p>
          </table:table-cell>
          <table:table-cell office:value-type="float" office:value="322005" calcext:value-type="float">
            <text:p>322 005</text:p>
          </table:table-cell>
          <table:table-cell office:value-type="string" calcext:value-type="string">
            <text:p>300997.1</text:p>
          </table:table-cell>
          <table:table-cell office:value-type="string" calcext:value-type="string">
            <text:p>9835684666.9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5672" calcext:value-type="float">
            <text:p>65 672</text:p>
          </table:table-cell>
          <table:table-cell office:value-type="float" office:value="349824" calcext:value-type="float">
            <text:p>349 824</text:p>
          </table:table-cell>
          <table:table-cell office:value-type="string" calcext:value-type="string">
            <text:p>326756.9</text:p>
          </table:table-cell>
          <table:table-cell office:value-type="float" office:value="11990387510" calcext:value-type="float">
            <text:p>11 990 387 510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4950" calcext:value-type="float">
            <text:p>64 950</text:p>
          </table:table-cell>
          <table:table-cell office:value-type="float" office:value="367532" calcext:value-type="float">
            <text:p>367 532</text:p>
          </table:table-cell>
          <table:table-cell office:value-type="string" calcext:value-type="string">
            <text:p>341478.3</text:p>
          </table:table-cell>
          <table:table-cell office:value-type="float" office:value="13157474205" calcext:value-type="float">
            <text:p>13 157 474 205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3149" calcext:value-type="float">
            <text:p>63 149</text:p>
          </table:table-cell>
          <table:table-cell office:value-type="float" office:value="213258" calcext:value-type="float">
            <text:p>213 258</text:p>
          </table:table-cell>
          <table:table-cell office:value-type="string" calcext:value-type="string">
            <text:p>194560.8</text:p>
          </table:table-cell>
          <table:table-cell office:value-type="string" calcext:value-type="string">
            <text:p>4670127899.4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1884" calcext:value-type="float">
            <text:p>61 884</text:p>
          </table:table-cell>
          <table:table-cell office:value-type="float" office:value="258152" calcext:value-type="float">
            <text:p>258 152</text:p>
          </table:table-cell>
          <table:table-cell office:value-type="string" calcext:value-type="string">
            <text:p>241624.5</text:p>
          </table:table-cell>
          <table:table-cell office:value-type="string" calcext:value-type="string">
            <text:p>7661674575.6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8239" calcext:value-type="float">
            <text:p>58 239</text:p>
          </table:table-cell>
          <table:table-cell office:value-type="float" office:value="292869" calcext:value-type="float">
            <text:p>292 869</text:p>
          </table:table-cell>
          <table:table-cell office:value-type="float" office:value="274154" calcext:value-type="float">
            <text:p>274 154</text:p>
          </table:table-cell>
          <table:table-cell office:value-type="string" calcext:value-type="string">
            <text:p>9798427083.9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9670" calcext:value-type="float">
            <text:p>59 670</text:p>
          </table:table-cell>
          <table:table-cell office:value-type="float" office:value="323404" calcext:value-type="float">
            <text:p>323 404</text:p>
          </table:table-cell>
          <table:table-cell office:value-type="string" calcext:value-type="string">
            <text:p>300671.8</text:p>
          </table:table-cell>
          <table:table-cell office:value-type="float" office:value="11364647183" calcext:value-type="float">
            <text:p>11 364 647 18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7814" calcext:value-type="float">
            <text:p>117 814</text:p>
          </table:table-cell>
          <table:table-cell office:value-type="float" office:value="366448" calcext:value-type="float">
            <text:p>366 448</text:p>
          </table:table-cell>
          <table:table-cell office:value-type="string" calcext:value-type="string">
            <text:p>347043.5</text:p>
          </table:table-cell>
          <table:table-cell office:value-type="string" calcext:value-type="string">
            <text:p>8232288421.8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8293" calcext:value-type="float">
            <text:p>118 293</text:p>
          </table:table-cell>
          <table:table-cell office:value-type="float" office:value="448451" calcext:value-type="float">
            <text:p>448 451</text:p>
          </table:table-cell>
          <table:table-cell office:value-type="string" calcext:value-type="string">
            <text:p>423555.6</text:p>
          </table:table-cell>
          <table:table-cell office:value-type="float" office:value="13440141758" calcext:value-type="float">
            <text:p>13 440 141 758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5341" calcext:value-type="float">
            <text:p>115 341</text:p>
          </table:table-cell>
          <table:table-cell office:value-type="float" office:value="507289" calcext:value-type="float">
            <text:p>507 289</text:p>
          </table:table-cell>
          <table:table-cell office:value-type="string" calcext:value-type="string">
            <text:p>477479.8</text:p>
          </table:table-cell>
          <table:table-cell office:value-type="float" office:value="16923131600" calcext:value-type="float">
            <text:p>16 923 131 600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20783" calcext:value-type="float">
            <text:p>120 783</text:p>
          </table:table-cell>
          <table:table-cell office:value-type="float" office:value="590066" calcext:value-type="float">
            <text:p>590 066</text:p>
          </table:table-cell>
          <table:table-cell office:value-type="string" calcext:value-type="string">
            <text:p>550062.5</text:p>
          </table:table-cell>
          <table:table-cell office:value-type="float" office:value="20819208698" calcext:value-type="float">
            <text:p>20 819 208 698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2510" calcext:value-type="float">
            <text:p>112 510</text:p>
          </table:table-cell>
          <table:table-cell office:value-type="float" office:value="355909" calcext:value-type="float">
            <text:p>355 909</text:p>
          </table:table-cell>
          <table:table-cell office:value-type="string" calcext:value-type="string">
            <text:p>321658.6</text:p>
          </table:table-cell>
          <table:table-cell office:value-type="string" calcext:value-type="string">
            <text:p>7816246852.6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4308" calcext:value-type="float">
            <text:p>114 308</text:p>
          </table:table-cell>
          <table:table-cell office:value-type="float" office:value="435120" calcext:value-type="float">
            <text:p>435 120</text:p>
          </table:table-cell>
          <table:table-cell office:value-type="float" office:value="407017" calcext:value-type="float">
            <text:p>407 017</text:p>
          </table:table-cell>
          <table:table-cell office:value-type="float" office:value="13214062222" calcext:value-type="float">
            <text:p>13 214 062 22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1418" calcext:value-type="float">
            <text:p>111 418</text:p>
          </table:table-cell>
          <table:table-cell office:value-type="float" office:value="479750" calcext:value-type="float">
            <text:p>479 750</text:p>
          </table:table-cell>
          <table:table-cell office:value-type="string" calcext:value-type="string">
            <text:p>447919.8</text:p>
          </table:table-cell>
          <table:table-cell office:value-type="float" office:value="16348435409" calcext:value-type="float">
            <text:p>16 348 435 409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18081" calcext:value-type="float">
            <text:p>118 081</text:p>
          </table:table-cell>
          <table:table-cell office:value-type="float" office:value="570637" calcext:value-type="float">
            <text:p>570 637</text:p>
          </table:table-cell>
          <table:table-cell office:value-type="string" calcext:value-type="string">
            <text:p>527568.4</text:p>
          </table:table-cell>
          <table:table-cell office:value-type="float" office:value="20592378014" calcext:value-type="float">
            <text:p>20 592 378 014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63333" calcext:value-type="float">
            <text:p>163 333</text:p>
          </table:table-cell>
          <table:table-cell office:value-type="float" office:value="583777" calcext:value-type="float">
            <text:p>583 777</text:p>
          </table:table-cell>
          <table:table-cell office:value-type="string" calcext:value-type="string">
            <text:p>523499.6</text:p>
          </table:table-cell>
          <table:table-cell office:value-type="float" office:value="13366044076" calcext:value-type="float">
            <text:p>13 366 044 07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61222" calcext:value-type="float">
            <text:p>161 222</text:p>
          </table:table-cell>
          <table:table-cell office:value-type="float" office:value="668637" calcext:value-type="float">
            <text:p>668 637</text:p>
          </table:table-cell>
          <table:table-cell office:value-type="string" calcext:value-type="string">
            <text:p>620603.9</text:p>
          </table:table-cell>
          <table:table-cell office:value-type="float" office:value="21519823136" calcext:value-type="float">
            <text:p>21 519 823 13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52357" calcext:value-type="float">
            <text:p>152 357</text:p>
          </table:table-cell>
          <table:table-cell office:value-type="float" office:value="710613" calcext:value-type="float">
            <text:p>710 613</text:p>
          </table:table-cell>
          <table:table-cell office:value-type="float" office:value="658892" calcext:value-type="float">
            <text:p>658 892</text:p>
          </table:table-cell>
          <table:table-cell office:value-type="float" office:value="25920490758" calcext:value-type="float">
            <text:p>25 920 490 758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58664" calcext:value-type="float">
            <text:p>158 664</text:p>
          </table:table-cell>
          <table:table-cell office:value-type="float" office:value="816424" calcext:value-type="float">
            <text:p>816 424</text:p>
          </table:table-cell>
          <table:table-cell office:value-type="string" calcext:value-type="string">
            <text:p>753070.7</text:p>
          </table:table-cell>
          <table:table-cell office:value-type="float" office:value="31335252121" calcext:value-type="float">
            <text:p>31 335 252 121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6132" calcext:value-type="float">
            <text:p>106 132</text:p>
          </table:table-cell>
          <table:table-cell office:value-type="float" office:value="318109" calcext:value-type="float">
            <text:p>318 109</text:p>
          </table:table-cell>
          <table:table-cell office:value-type="string" calcext:value-type="string">
            <text:p>292751.3</text:p>
          </table:table-cell>
          <table:table-cell office:value-type="string" calcext:value-type="string">
            <text:p>7357586083.4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9815" calcext:value-type="float">
            <text:p>109 815</text:p>
          </table:table-cell>
          <table:table-cell office:value-type="float" office:value="394717" calcext:value-type="float">
            <text:p>394 717</text:p>
          </table:table-cell>
          <table:table-cell office:value-type="string" calcext:value-type="string">
            <text:p>371302.9</text:p>
          </table:table-cell>
          <table:table-cell office:value-type="float" office:value="12461172405" calcext:value-type="float">
            <text:p>12 461 172 405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6638" calcext:value-type="float">
            <text:p>106 638</text:p>
          </table:table-cell>
          <table:table-cell office:value-type="float" office:value="427843" calcext:value-type="float">
            <text:p>427 843</text:p>
          </table:table-cell>
          <table:table-cell office:value-type="string" calcext:value-type="string">
            <text:p>401370.7</text:p>
          </table:table-cell>
          <table:table-cell office:value-type="float" office:value="15239630533" calcext:value-type="float">
            <text:p>15 239 630 53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16221" calcext:value-type="float">
            <text:p>116 221</text:p>
          </table:table-cell>
          <table:table-cell office:value-type="float" office:value="530994" calcext:value-type="float">
            <text:p>530 994</text:p>
          </table:table-cell>
          <table:table-cell office:value-type="string" calcext:value-type="string">
            <text:p>493572.5</text:p>
          </table:table-cell>
          <table:table-cell office:value-type="float" office:value="19900401236" calcext:value-type="float">
            <text:p>19 900 401 236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539" calcext:value-type="float">
            <text:p>9 539</text:p>
          </table:table-cell>
          <table:table-cell office:value-type="float" office:value="18639" calcext:value-type="float">
            <text:p>18 639</text:p>
          </table:table-cell>
          <table:table-cell office:value-type="float" office:value="20124" calcext:value-type="float">
            <text:p>20 124</text:p>
          </table:table-cell>
          <table:table-cell office:value-type="string" calcext:value-type="string">
            <text:p>493859503.7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914" calcext:value-type="float">
            <text:p>9 914</text:p>
          </table:table-cell>
          <table:table-cell office:value-type="float" office:value="24663" calcext:value-type="float">
            <text:p>24 663</text:p>
          </table:table-cell>
          <table:table-cell office:value-type="string" calcext:value-type="string">
            <text:p>24485.4</text:p>
          </table:table-cell>
          <table:table-cell office:value-type="string" calcext:value-type="string">
            <text:p>755778768.5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527" calcext:value-type="float">
            <text:p>9 527</text:p>
          </table:table-cell>
          <table:table-cell office:value-type="float" office:value="27117" calcext:value-type="float">
            <text:p>27 117</text:p>
          </table:table-cell>
          <table:table-cell office:value-type="string" calcext:value-type="string">
            <text:p>26127.4</text:p>
          </table:table-cell>
          <table:table-cell office:value-type="string" calcext:value-type="string">
            <text:p>894988713.5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0226" calcext:value-type="float">
            <text:p>10 226</text:p>
          </table:table-cell>
          <table:table-cell office:value-type="float" office:value="35966" calcext:value-type="float">
            <text:p>35 966</text:p>
          </table:table-cell>
          <table:table-cell office:value-type="string" calcext:value-type="string">
            <text:p>34136.5</text:p>
          </table:table-cell>
          <table:table-cell office:value-type="string" calcext:value-type="string">
            <text:p>1293841592.4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293" calcext:value-type="float">
            <text:p>4 293</text:p>
          </table:table-cell>
          <table:table-cell office:value-type="float" office:value="7550" calcext:value-type="float">
            <text:p>7 550</text:p>
          </table:table-cell>
          <table:table-cell office:value-type="string" calcext:value-type="string">
            <text:p>6893.8</text:p>
          </table:table-cell>
          <table:table-cell office:value-type="string" calcext:value-type="string">
            <text:p>166952199.2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011" calcext:value-type="float">
            <text:p>4 011</text:p>
          </table:table-cell>
          <table:table-cell office:value-type="float" office:value="7142" calcext:value-type="float">
            <text:p>7 142</text:p>
          </table:table-cell>
          <table:table-cell office:value-type="string" calcext:value-type="string">
            <text:p>6266.1</text:p>
          </table:table-cell>
          <table:table-cell office:value-type="float" office:value="161429726" calcext:value-type="float">
            <text:p>161 429 726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750" calcext:value-type="float">
            <text:p>4 750</text:p>
          </table:table-cell>
          <table:table-cell office:value-type="float" office:value="9649" calcext:value-type="float">
            <text:p>9 649</text:p>
          </table:table-cell>
          <table:table-cell office:value-type="string" calcext:value-type="string">
            <text:p>9289.5</text:p>
          </table:table-cell>
          <table:table-cell office:value-type="string" calcext:value-type="string">
            <text:p>312204815.3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958" calcext:value-type="float">
            <text:p>4 958</text:p>
          </table:table-cell>
          <table:table-cell office:value-type="float" office:value="11957" calcext:value-type="float">
            <text:p>11 957</text:p>
          </table:table-cell>
          <table:table-cell office:value-type="string" calcext:value-type="string">
            <text:p>10910.9</text:p>
          </table:table-cell>
          <table:table-cell office:value-type="string" calcext:value-type="string">
            <text:p>371709852.6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832" calcext:value-type="float">
            <text:p>4 832</text:p>
          </table:table-cell>
          <table:table-cell office:value-type="float" office:value="13106" calcext:value-type="float">
            <text:p>13 106</text:p>
          </table:table-cell>
          <table:table-cell office:value-type="string" calcext:value-type="string">
            <text:p>12730.2</text:p>
          </table:table-cell>
          <table:table-cell office:value-type="string" calcext:value-type="string">
            <text:p>506236449.4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060" calcext:value-type="float">
            <text:p>5 060</text:p>
          </table:table-cell>
          <table:table-cell office:value-type="float" office:value="16237" calcext:value-type="float">
            <text:p>16 237</text:p>
          </table:table-cell>
          <table:table-cell office:value-type="string" calcext:value-type="string">
            <text:p>14967.7</text:p>
          </table:table-cell>
          <table:table-cell office:value-type="string" calcext:value-type="string">
            <text:p>558980366.1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439" calcext:value-type="float">
            <text:p>5 439</text:p>
          </table:table-cell>
          <table:table-cell office:value-type="float" office:value="20809" calcext:value-type="float">
            <text:p>20 809</text:p>
          </table:table-cell>
          <table:table-cell office:value-type="string" calcext:value-type="string">
            <text:p>20405.4</text:p>
          </table:table-cell>
          <table:table-cell office:value-type="float" office:value="899563586" calcext:value-type="float">
            <text:p>899 563 586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128" calcext:value-type="float">
            <text:p>5 128</text:p>
          </table:table-cell>
          <table:table-cell office:value-type="float" office:value="23889" calcext:value-type="float">
            <text:p>23 889</text:p>
          </table:table-cell>
          <table:table-cell office:value-type="string" calcext:value-type="string">
            <text:p>22106.8</text:p>
          </table:table-cell>
          <table:table-cell office:value-type="string" calcext:value-type="string">
            <text:p>875413582.3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861" calcext:value-type="float">
            <text:p>3 861</text:p>
          </table:table-cell>
          <table:table-cell office:value-type="float" office:value="7196" calcext:value-type="float">
            <text:p>7 196</text:p>
          </table:table-cell>
          <table:table-cell office:value-type="string" calcext:value-type="string">
            <text:p>6528.7</text:p>
          </table:table-cell>
          <table:table-cell office:value-type="string" calcext:value-type="string">
            <text:p>157006728.1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551" calcext:value-type="float">
            <text:p>3 551</text:p>
          </table:table-cell>
          <table:table-cell office:value-type="float" office:value="7101" calcext:value-type="float">
            <text:p>7 101</text:p>
          </table:table-cell>
          <table:table-cell office:value-type="string" calcext:value-type="string">
            <text:p>6018.4</text:p>
          </table:table-cell>
          <table:table-cell office:value-type="string" calcext:value-type="string">
            <text:p>155920227.4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374" calcext:value-type="float">
            <text:p>4 374</text:p>
          </table:table-cell>
          <table:table-cell office:value-type="float" office:value="9920" calcext:value-type="float">
            <text:p>9 920</text:p>
          </table:table-cell>
          <table:table-cell office:value-type="string" calcext:value-type="string">
            <text:p>9561.7</text:p>
          </table:table-cell>
          <table:table-cell office:value-type="string" calcext:value-type="string">
            <text:p>319547950.9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621" calcext:value-type="float">
            <text:p>4 621</text:p>
          </table:table-cell>
          <table:table-cell office:value-type="float" office:value="12179" calcext:value-type="float">
            <text:p>12 179</text:p>
          </table:table-cell>
          <table:table-cell office:value-type="string" calcext:value-type="string">
            <text:p>11276.9</text:p>
          </table:table-cell>
          <table:table-cell office:value-type="string" calcext:value-type="string">
            <text:p>388585837.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527" calcext:value-type="float">
            <text:p>4 527</text:p>
          </table:table-cell>
          <table:table-cell office:value-type="float" office:value="13076" calcext:value-type="float">
            <text:p>13 076</text:p>
          </table:table-cell>
          <table:table-cell office:value-type="string" calcext:value-type="string">
            <text:p>12679.9</text:p>
          </table:table-cell>
          <table:table-cell office:value-type="string" calcext:value-type="string">
            <text:p>493466325.1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703" calcext:value-type="float">
            <text:p>4 703</text:p>
          </table:table-cell>
          <table:table-cell office:value-type="float" office:value="16038" calcext:value-type="float">
            <text:p>16 038</text:p>
          </table:table-cell>
          <table:table-cell office:value-type="string" calcext:value-type="string">
            <text:p>14913.3</text:p>
          </table:table-cell>
          <table:table-cell office:value-type="string" calcext:value-type="string">
            <text:p>551347710.3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278" calcext:value-type="float">
            <text:p>5 278</text:p>
          </table:table-cell>
          <table:table-cell office:value-type="float" office:value="22855" calcext:value-type="float">
            <text:p>22 855</text:p>
          </table:table-cell>
          <table:table-cell office:value-type="string" calcext:value-type="string">
            <text:p>22453.9</text:p>
          </table:table-cell>
          <table:table-cell office:value-type="float" office:value="944843403" calcext:value-type="float">
            <text:p>944 843 403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289" calcext:value-type="float">
            <text:p>5 289</text:p>
          </table:table-cell>
          <table:table-cell office:value-type="float" office:value="26314" calcext:value-type="float">
            <text:p>26 314</text:p>
          </table:table-cell>
          <table:table-cell office:value-type="string" calcext:value-type="string">
            <text:p>24318.1</text:p>
          </table:table-cell>
          <table:table-cell office:value-type="string" calcext:value-type="string">
            <text:p>943382537.9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391" calcext:value-type="float">
            <text:p>2 391</text:p>
          </table:table-cell>
          <table:table-cell office:value-type="float" office:value="5681" calcext:value-type="float">
            <text:p>5 681</text:p>
          </table:table-cell>
          <table:table-cell office:value-type="string" calcext:value-type="string">
            <text:p>4990.2</text:p>
          </table:table-cell>
          <table:table-cell office:value-type="string" calcext:value-type="string">
            <text:p>131651050.8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049" calcext:value-type="float">
            <text:p>2 049</text:p>
          </table:table-cell>
          <table:table-cell office:value-type="float" office:value="5645" calcext:value-type="float">
            <text:p>5 645</text:p>
          </table:table-cell>
          <table:table-cell office:value-type="string" calcext:value-type="string">
            <text:p>4886.2</text:p>
          </table:table-cell>
          <table:table-cell office:value-type="string" calcext:value-type="string">
            <text:p>139109899.6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590" calcext:value-type="float">
            <text:p>2 590</text:p>
          </table:table-cell>
          <table:table-cell office:value-type="float" office:value="7257" calcext:value-type="float">
            <text:p>7 257</text:p>
          </table:table-cell>
          <table:table-cell office:value-type="string" calcext:value-type="string">
            <text:p>6951.8</text:p>
          </table:table-cell>
          <table:table-cell office:value-type="string" calcext:value-type="string">
            <text:p>254594038.4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2306" calcext:value-type="float">
            <text:p>2 306</text:p>
          </table:table-cell>
          <table:table-cell office:value-type="float" office:value="7882" calcext:value-type="float">
            <text:p>7 882</text:p>
          </table:table-cell>
          <table:table-cell office:value-type="string" calcext:value-type="string">
            <text:p>7280.1</text:p>
          </table:table-cell>
          <table:table-cell office:value-type="string" calcext:value-type="string">
            <text:p>259939260.6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359" calcext:value-type="float">
            <text:p>2 359</text:p>
          </table:table-cell>
          <table:table-cell office:value-type="float" office:value="7392" calcext:value-type="float">
            <text:p>7 392</text:p>
          </table:table-cell>
          <table:table-cell office:value-type="string" calcext:value-type="string">
            <text:p>7137.8</text:p>
          </table:table-cell>
          <table:table-cell office:value-type="string" calcext:value-type="string">
            <text:p>298450071.2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923" calcext:value-type="float">
            <text:p>1 923</text:p>
          </table:table-cell>
          <table:table-cell office:value-type="float" office:value="7048" calcext:value-type="float">
            <text:p>7 048</text:p>
          </table:table-cell>
          <table:table-cell office:value-type="string" calcext:value-type="string">
            <text:p>6509.9</text:p>
          </table:table-cell>
          <table:table-cell office:value-type="string" calcext:value-type="string">
            <text:p>252996393.6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2246" calcext:value-type="float">
            <text:p>2 246</text:p>
          </table:table-cell>
          <table:table-cell office:value-type="float" office:value="9476" calcext:value-type="float">
            <text:p>9 476</text:p>
          </table:table-cell>
          <table:table-cell office:value-type="string" calcext:value-type="string">
            <text:p>9190.4</text:p>
          </table:table-cell>
          <table:table-cell office:value-type="string" calcext:value-type="string">
            <text:p>448894123.3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742" calcext:value-type="float">
            <text:p>1 742</text:p>
          </table:table-cell>
          <table:table-cell office:value-type="float" office:value="7971" calcext:value-type="float">
            <text:p>7 971</text:p>
          </table:table-cell>
          <table:table-cell office:value-type="string" calcext:value-type="string">
            <text:p>7489.6</text:p>
          </table:table-cell>
          <table:table-cell office:value-type="string" calcext:value-type="string">
            <text:p>324894470.7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0219" calcext:value-type="float">
            <text:p>10 219</text:p>
          </table:table-cell>
          <table:table-cell office:value-type="float" office:value="23983" calcext:value-type="float">
            <text:p>23 983</text:p>
          </table:table-cell>
          <table:table-cell office:value-type="string" calcext:value-type="string">
            <text:p>21556.5</text:p>
          </table:table-cell>
          <table:table-cell office:value-type="string" calcext:value-type="string">
            <text:p>496666438.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8458" calcext:value-type="float">
            <text:p>8 458</text:p>
          </table:table-cell>
          <table:table-cell office:value-type="float" office:value="20700" calcext:value-type="float">
            <text:p>20 700</text:p>
          </table:table-cell>
          <table:table-cell office:value-type="string" calcext:value-type="string">
            <text:p>17573.7</text:p>
          </table:table-cell>
          <table:table-cell office:value-type="string" calcext:value-type="string">
            <text:p>435428689.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0456" calcext:value-type="float">
            <text:p>10 456</text:p>
          </table:table-cell>
          <table:table-cell office:value-type="float" office:value="30815" calcext:value-type="float">
            <text:p>30 815</text:p>
          </table:table-cell>
          <table:table-cell office:value-type="string" calcext:value-type="string">
            <text:p>29708.9</text:p>
          </table:table-cell>
          <table:table-cell office:value-type="string" calcext:value-type="string">
            <text:p>965518105.7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9372" calcext:value-type="float">
            <text:p>9 372</text:p>
          </table:table-cell>
          <table:table-cell office:value-type="float" office:value="29369" calcext:value-type="float">
            <text:p>29 369</text:p>
          </table:table-cell>
          <table:table-cell office:value-type="float" office:value="26271" calcext:value-type="float">
            <text:p>26 271</text:p>
          </table:table-cell>
          <table:table-cell office:value-type="string" calcext:value-type="string">
            <text:p>881795504.6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9388" calcext:value-type="float">
            <text:p>9 388</text:p>
          </table:table-cell>
          <table:table-cell office:value-type="float" office:value="32108" calcext:value-type="float">
            <text:p>32 108</text:p>
          </table:table-cell>
          <table:table-cell office:value-type="string" calcext:value-type="string">
            <text:p>31197.2</text:p>
          </table:table-cell>
          <table:table-cell office:value-type="string" calcext:value-type="string">
            <text:p>1210078830.7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8060" calcext:value-type="float">
            <text:p>8 060</text:p>
          </table:table-cell>
          <table:table-cell office:value-type="float" office:value="29318" calcext:value-type="float">
            <text:p>29 318</text:p>
          </table:table-cell>
          <table:table-cell office:value-type="string" calcext:value-type="string">
            <text:p>26622.3</text:p>
          </table:table-cell>
          <table:table-cell office:value-type="string" calcext:value-type="string">
            <text:p>1005714100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8924" calcext:value-type="float">
            <text:p>8 924</text:p>
          </table:table-cell>
          <table:table-cell office:value-type="float" office:value="36757" calcext:value-type="float">
            <text:p>36 757</text:p>
          </table:table-cell>
          <table:table-cell office:value-type="float" office:value="36238" calcext:value-type="float">
            <text:p>36 238</text:p>
          </table:table-cell>
          <table:table-cell office:value-type="string" calcext:value-type="string">
            <text:p>1554704054.6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994" calcext:value-type="float">
            <text:p>6 994</text:p>
          </table:table-cell>
          <table:table-cell office:value-type="float" office:value="30102" calcext:value-type="float">
            <text:p>30 102</text:p>
          </table:table-cell>
          <table:table-cell office:value-type="string" calcext:value-type="string">
            <text:p>27475.4</text:p>
          </table:table-cell>
          <table:table-cell office:value-type="string" calcext:value-type="string">
            <text:p>1083884490.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76332" calcext:value-type="float">
            <text:p>176 332</text:p>
          </table:table-cell>
          <table:table-cell office:value-type="float" office:value="607897" calcext:value-type="float">
            <text:p>607 897</text:p>
          </table:table-cell>
          <table:table-cell office:value-type="string" calcext:value-type="string">
            <text:p>549016.2</text:p>
          </table:table-cell>
          <table:table-cell office:value-type="float" office:value="17069489106" calcext:value-type="float">
            <text:p>17 069 489 10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58627" calcext:value-type="float">
            <text:p>158 627</text:p>
          </table:table-cell>
          <table:table-cell office:value-type="float" office:value="580840" calcext:value-type="float">
            <text:p>580 840</text:p>
          </table:table-cell>
          <table:table-cell office:value-type="string" calcext:value-type="string">
            <text:p>511870.2</text:p>
          </table:table-cell>
          <table:table-cell office:value-type="float" office:value="14924049683" calcext:value-type="float">
            <text:p>14 924 049 68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00691" calcext:value-type="float">
            <text:p>200 691</text:p>
          </table:table-cell>
          <table:table-cell office:value-type="float" office:value="775195" calcext:value-type="float">
            <text:p>775 195</text:p>
          </table:table-cell>
          <table:table-cell office:value-type="string" calcext:value-type="string">
            <text:p>749465.9</text:p>
          </table:table-cell>
          <table:table-cell office:value-type="float" office:value="34032784414" calcext:value-type="float">
            <text:p>34 032 784 41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66676" calcext:value-type="float">
            <text:p>166 676</text:p>
          </table:table-cell>
          <table:table-cell office:value-type="float" office:value="669806" calcext:value-type="float">
            <text:p>669 806</text:p>
          </table:table-cell>
          <table:table-cell office:value-type="string" calcext:value-type="string">
            <text:p>618330.5</text:p>
          </table:table-cell>
          <table:table-cell office:value-type="float" office:value="25069845749" calcext:value-type="float">
            <text:p>25 069 845 749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85574" calcext:value-type="float">
            <text:p>185 574</text:p>
          </table:table-cell>
          <table:table-cell office:value-type="float" office:value="755728" calcext:value-type="float">
            <text:p>755 728</text:p>
          </table:table-cell>
          <table:table-cell office:value-type="string" calcext:value-type="string">
            <text:p>727429.3</text:p>
          </table:table-cell>
          <table:table-cell office:value-type="float" office:value="40620473861" calcext:value-type="float">
            <text:p>40 620 473 86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55448" calcext:value-type="float">
            <text:p>155 448</text:p>
          </table:table-cell>
          <table:table-cell office:value-type="float" office:value="649885" calcext:value-type="float">
            <text:p>649 885</text:p>
          </table:table-cell>
          <table:table-cell office:value-type="string" calcext:value-type="string">
            <text:p>595650.9</text:p>
          </table:table-cell>
          <table:table-cell office:value-type="float" office:value="27649273553" calcext:value-type="float">
            <text:p>27 649 273 55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87605" calcext:value-type="float">
            <text:p>187 605</text:p>
          </table:table-cell>
          <table:table-cell office:value-type="float" office:value="828272" calcext:value-type="float">
            <text:p>828 272</text:p>
          </table:table-cell>
          <table:table-cell office:value-type="float" office:value="794197" calcext:value-type="float">
            <text:p>794 197</text:p>
          </table:table-cell>
          <table:table-cell office:value-type="float" office:value="50681005799" calcext:value-type="float">
            <text:p>50 681 005 799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69303" calcext:value-type="float">
            <text:p>169 303</text:p>
          </table:table-cell>
          <table:table-cell office:value-type="float" office:value="745979" calcext:value-type="float">
            <text:p>745 979</text:p>
          </table:table-cell>
          <table:table-cell office:value-type="string" calcext:value-type="string">
            <text:p>680301.1</text:p>
          </table:table-cell>
          <table:table-cell office:value-type="float" office:value="32218773925" calcext:value-type="float">
            <text:p>32 218 773 925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2383" calcext:value-type="float">
            <text:p>32 383</text:p>
          </table:table-cell>
          <table:table-cell office:value-type="float" office:value="83674" calcext:value-type="float">
            <text:p>83 674</text:p>
          </table:table-cell>
          <table:table-cell office:value-type="string" calcext:value-type="string">
            <text:p>77267.9</text:p>
          </table:table-cell>
          <table:table-cell office:value-type="string" calcext:value-type="string">
            <text:p>1894545678.6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6528" calcext:value-type="float">
            <text:p>26 528</text:p>
          </table:table-cell>
          <table:table-cell office:value-type="float" office:value="74151" calcext:value-type="float">
            <text:p>74 151</text:p>
          </table:table-cell>
          <table:table-cell office:value-type="float" office:value="64179" calcext:value-type="float">
            <text:p>64 179</text:p>
          </table:table-cell>
          <table:table-cell office:value-type="string" calcext:value-type="string">
            <text:p>1528905666.7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0159" calcext:value-type="float">
            <text:p>30 159</text:p>
          </table:table-cell>
          <table:table-cell office:value-type="float" office:value="94351" calcext:value-type="float">
            <text:p>94 351</text:p>
          </table:table-cell>
          <table:table-cell office:value-type="string" calcext:value-type="string">
            <text:p>92361.1</text:p>
          </table:table-cell>
          <table:table-cell office:value-type="float" office:value="3167332954" calcext:value-type="float">
            <text:p>3 167 332 954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27890" calcext:value-type="float">
            <text:p>27 890</text:p>
          </table:table-cell>
          <table:table-cell office:value-type="float" office:value="93919" calcext:value-type="float">
            <text:p>93 919</text:p>
          </table:table-cell>
          <table:table-cell office:value-type="string" calcext:value-type="string">
            <text:p>84467.1</text:p>
          </table:table-cell>
          <table:table-cell office:value-type="float" office:value="2545538727" calcext:value-type="float">
            <text:p>2 545 538 727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8240" calcext:value-type="float">
            <text:p>28 240</text:p>
          </table:table-cell>
          <table:table-cell office:value-type="float" office:value="103794" calcext:value-type="float">
            <text:p>103 794</text:p>
          </table:table-cell>
          <table:table-cell office:value-type="float" office:value="101236" calcext:value-type="float">
            <text:p>101 236</text:p>
          </table:table-cell>
          <table:table-cell office:value-type="string" calcext:value-type="string">
            <text:p>3946611002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8441" calcext:value-type="float">
            <text:p>28 441</text:p>
          </table:table-cell>
          <table:table-cell office:value-type="float" office:value="107860" calcext:value-type="float">
            <text:p>107 860</text:p>
          </table:table-cell>
          <table:table-cell office:value-type="float" office:value="97983" calcext:value-type="float">
            <text:p>97 983</text:p>
          </table:table-cell>
          <table:table-cell office:value-type="string" calcext:value-type="string">
            <text:p>3242483463.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0485" calcext:value-type="float">
            <text:p>30 485</text:p>
          </table:table-cell>
          <table:table-cell office:value-type="float" office:value="120967" calcext:value-type="float">
            <text:p>120 967</text:p>
          </table:table-cell>
          <table:table-cell office:value-type="string" calcext:value-type="string">
            <text:p>117628.3</text:p>
          </table:table-cell>
          <table:table-cell office:value-type="string" calcext:value-type="string">
            <text:p>4943625087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0658" calcext:value-type="float">
            <text:p>30 658</text:p>
          </table:table-cell>
          <table:table-cell office:value-type="float" office:value="127375" calcext:value-type="float">
            <text:p>127 375</text:p>
          </table:table-cell>
          <table:table-cell office:value-type="string" calcext:value-type="string">
            <text:p>115242.1</text:p>
          </table:table-cell>
          <table:table-cell office:value-type="string" calcext:value-type="string">
            <text:p>3921308193.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6704" calcext:value-type="float">
            <text:p>36 704</text:p>
          </table:table-cell>
          <table:table-cell office:value-type="float" office:value="90038" calcext:value-type="float">
            <text:p>90 038</text:p>
          </table:table-cell>
          <table:table-cell office:value-type="string" calcext:value-type="string">
            <text:p>83312.6</text:p>
          </table:table-cell>
          <table:table-cell office:value-type="string" calcext:value-type="string">
            <text:p>2021074471.5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0691" calcext:value-type="float">
            <text:p>30 691</text:p>
          </table:table-cell>
          <table:table-cell office:value-type="float" office:value="80951" calcext:value-type="float">
            <text:p>80 951</text:p>
          </table:table-cell>
          <table:table-cell office:value-type="string" calcext:value-type="string">
            <text:p>69888.7</text:p>
          </table:table-cell>
          <table:table-cell office:value-type="string" calcext:value-type="string">
            <text:p>1631470118.7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2929" calcext:value-type="float">
            <text:p>32 929</text:p>
          </table:table-cell>
          <table:table-cell office:value-type="float" office:value="98931" calcext:value-type="float">
            <text:p>98 931</text:p>
          </table:table-cell>
          <table:table-cell office:value-type="string" calcext:value-type="string">
            <text:p>96471.3</text:p>
          </table:table-cell>
          <table:table-cell office:value-type="float" office:value="3272346477" calcext:value-type="float">
            <text:p>3 272 346 477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2647" calcext:value-type="float">
            <text:p>32 647</text:p>
          </table:table-cell>
          <table:table-cell office:value-type="float" office:value="99793" calcext:value-type="float">
            <text:p>99 793</text:p>
          </table:table-cell>
          <table:table-cell office:value-type="string" calcext:value-type="string">
            <text:p>87941.6</text:p>
          </table:table-cell>
          <table:table-cell office:value-type="string" calcext:value-type="string">
            <text:p>2598331144.6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0605" calcext:value-type="float">
            <text:p>30 605</text:p>
          </table:table-cell>
          <table:table-cell office:value-type="float" office:value="109977" calcext:value-type="float">
            <text:p>109 977</text:p>
          </table:table-cell>
          <table:table-cell office:value-type="string" calcext:value-type="string">
            <text:p>106216.8</text:p>
          </table:table-cell>
          <table:table-cell office:value-type="string" calcext:value-type="string">
            <text:p>4132286179.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3471" calcext:value-type="float">
            <text:p>33 471</text:p>
          </table:table-cell>
          <table:table-cell office:value-type="float" office:value="115069" calcext:value-type="float">
            <text:p>115 069</text:p>
          </table:table-cell>
          <table:table-cell office:value-type="string" calcext:value-type="string">
            <text:p>102316.2</text:p>
          </table:table-cell>
          <table:table-cell office:value-type="string" calcext:value-type="string">
            <text:p>3305457878.6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3743" calcext:value-type="float">
            <text:p>33 743</text:p>
          </table:table-cell>
          <table:table-cell office:value-type="float" office:value="133825" calcext:value-type="float">
            <text:p>133 825</text:p>
          </table:table-cell>
          <table:table-cell office:value-type="string" calcext:value-type="string">
            <text:p>128631.4</text:p>
          </table:table-cell>
          <table:table-cell office:value-type="string" calcext:value-type="string">
            <text:p>5410250424.2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6430" calcext:value-type="float">
            <text:p>36 430</text:p>
          </table:table-cell>
          <table:table-cell office:value-type="float" office:value="140977" calcext:value-type="float">
            <text:p>140 977</text:p>
          </table:table-cell>
          <table:table-cell office:value-type="string" calcext:value-type="string">
            <text:p>124346.8</text:p>
          </table:table-cell>
          <table:table-cell office:value-type="string" calcext:value-type="string">
            <text:p>4139652991.8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3287" calcext:value-type="float">
            <text:p>43 287</text:p>
          </table:table-cell>
          <table:table-cell office:value-type="float" office:value="114123" calcext:value-type="float">
            <text:p>114 123</text:p>
          </table:table-cell>
          <table:table-cell office:value-type="string" calcext:value-type="string">
            <text:p>105603.4</text:p>
          </table:table-cell>
          <table:table-cell office:value-type="string" calcext:value-type="string">
            <text:p>2607611112.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6660" calcext:value-type="float">
            <text:p>36 660</text:p>
          </table:table-cell>
          <table:table-cell office:value-type="float" office:value="101027" calcext:value-type="float">
            <text:p>101 027</text:p>
          </table:table-cell>
          <table:table-cell office:value-type="string" calcext:value-type="string">
            <text:p>86899.6</text:p>
          </table:table-cell>
          <table:table-cell office:value-type="string" calcext:value-type="string">
            <text:p>2040878610.1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8921" calcext:value-type="float">
            <text:p>38 921</text:p>
          </table:table-cell>
          <table:table-cell office:value-type="float" office:value="130182" calcext:value-type="float">
            <text:p>130 182</text:p>
          </table:table-cell>
          <table:table-cell office:value-type="string" calcext:value-type="string">
            <text:p>127272.1</text:p>
          </table:table-cell>
          <table:table-cell office:value-type="string" calcext:value-type="string">
            <text:p>4390006286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6940" calcext:value-type="float">
            <text:p>36 940</text:p>
          </table:table-cell>
          <table:table-cell office:value-type="float" office:value="126484" calcext:value-type="float">
            <text:p>126 484</text:p>
          </table:table-cell>
          <table:table-cell office:value-type="string" calcext:value-type="string">
            <text:p>112646.8</text:p>
          </table:table-cell>
          <table:table-cell office:value-type="string" calcext:value-type="string">
            <text:p>3379880860.9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5123" calcext:value-type="float">
            <text:p>35 123</text:p>
          </table:table-cell>
          <table:table-cell office:value-type="float" office:value="136600" calcext:value-type="float">
            <text:p>136 600</text:p>
          </table:table-cell>
          <table:table-cell office:value-type="string" calcext:value-type="string">
            <text:p>132777.8</text:p>
          </table:table-cell>
          <table:table-cell office:value-type="string" calcext:value-type="string">
            <text:p>5260406851.3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6046" calcext:value-type="float">
            <text:p>36 046</text:p>
          </table:table-cell>
          <table:table-cell office:value-type="float" office:value="136680" calcext:value-type="float">
            <text:p>136 680</text:p>
          </table:table-cell>
          <table:table-cell office:value-type="string" calcext:value-type="string">
            <text:p>122664.6</text:p>
          </table:table-cell>
          <table:table-cell office:value-type="string" calcext:value-type="string">
            <text:p>4037968999.7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7479" calcext:value-type="float">
            <text:p>37 479</text:p>
          </table:table-cell>
          <table:table-cell office:value-type="float" office:value="156085" calcext:value-type="float">
            <text:p>156 085</text:p>
          </table:table-cell>
          <table:table-cell office:value-type="string" calcext:value-type="string">
            <text:p>151168.8</text:p>
          </table:table-cell>
          <table:table-cell office:value-type="string" calcext:value-type="string">
            <text:p>6480696723.7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8604" calcext:value-type="float">
            <text:p>38 604</text:p>
          </table:table-cell>
          <table:table-cell office:value-type="float" office:value="158432" calcext:value-type="float">
            <text:p>158 432</text:p>
          </table:table-cell>
          <table:table-cell office:value-type="string" calcext:value-type="string">
            <text:p>140753.3</text:p>
          </table:table-cell>
          <table:table-cell office:value-type="string" calcext:value-type="string">
            <text:p>4791201097.5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65295" calcext:value-type="float">
            <text:p>65 295</text:p>
          </table:table-cell>
          <table:table-cell office:value-type="float" office:value="196751" calcext:value-type="float">
            <text:p>196 751</text:p>
          </table:table-cell>
          <table:table-cell office:value-type="string" calcext:value-type="string">
            <text:p>179336.3</text:p>
          </table:table-cell>
          <table:table-cell office:value-type="string" calcext:value-type="string">
            <text:p>4510837894.3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5690" calcext:value-type="float">
            <text:p>55 690</text:p>
          </table:table-cell>
          <table:table-cell office:value-type="float" office:value="177146" calcext:value-type="float">
            <text:p>177 146</text:p>
          </table:table-cell>
          <table:table-cell office:value-type="string" calcext:value-type="string">
            <text:p>149109.7</text:p>
          </table:table-cell>
          <table:table-cell office:value-type="string" calcext:value-type="string">
            <text:p>3573038636.5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63950" calcext:value-type="float">
            <text:p>63 950</text:p>
          </table:table-cell>
          <table:table-cell office:value-type="float" office:value="245992" calcext:value-type="float">
            <text:p>245 992</text:p>
          </table:table-cell>
          <table:table-cell office:value-type="string" calcext:value-type="string">
            <text:p>238964.9</text:p>
          </table:table-cell>
          <table:table-cell office:value-type="float" office:value="8191888045" calcext:value-type="float">
            <text:p>8 191 888 045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9306" calcext:value-type="float">
            <text:p>59 306</text:p>
          </table:table-cell>
          <table:table-cell office:value-type="float" office:value="223919" calcext:value-type="float">
            <text:p>223 919</text:p>
          </table:table-cell>
          <table:table-cell office:value-type="string" calcext:value-type="string">
            <text:p>197729.8</text:p>
          </table:table-cell>
          <table:table-cell office:value-type="string" calcext:value-type="string">
            <text:p>6031669682.5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7786" calcext:value-type="float">
            <text:p>57 786</text:p>
          </table:table-cell>
          <table:table-cell office:value-type="float" office:value="250283" calcext:value-type="float">
            <text:p>250 283</text:p>
          </table:table-cell>
          <table:table-cell office:value-type="string" calcext:value-type="string">
            <text:p>242404.9</text:p>
          </table:table-cell>
          <table:table-cell office:value-type="string" calcext:value-type="string">
            <text:p>9601460455.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7584" calcext:value-type="float">
            <text:p>57 584</text:p>
          </table:table-cell>
          <table:table-cell office:value-type="float" office:value="234723" calcext:value-type="float">
            <text:p>234 723</text:p>
          </table:table-cell>
          <table:table-cell office:value-type="string" calcext:value-type="string">
            <text:p>208249.8</text:p>
          </table:table-cell>
          <table:table-cell office:value-type="string" calcext:value-type="string">
            <text:p>6951634311.2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9310" calcext:value-type="float">
            <text:p>59 310</text:p>
          </table:table-cell>
          <table:table-cell office:value-type="float" office:value="271160" calcext:value-type="float">
            <text:p>271 160</text:p>
          </table:table-cell>
          <table:table-cell office:value-type="string" calcext:value-type="string">
            <text:p>261793.3</text:p>
          </table:table-cell>
          <table:table-cell office:value-type="float" office:value="11231458442" calcext:value-type="float">
            <text:p>11 231 458 442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8063" calcext:value-type="float">
            <text:p>58 063</text:p>
          </table:table-cell>
          <table:table-cell office:value-type="float" office:value="250675" calcext:value-type="float">
            <text:p>250 675</text:p>
          </table:table-cell>
          <table:table-cell office:value-type="string" calcext:value-type="string">
            <text:p>220787.9</text:p>
          </table:table-cell>
          <table:table-cell office:value-type="string" calcext:value-type="string">
            <text:p>7613712659.2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67429" calcext:value-type="float">
            <text:p>67 429</text:p>
          </table:table-cell>
          <table:table-cell office:value-type="float" office:value="181281" calcext:value-type="float">
            <text:p>181 281</text:p>
          </table:table-cell>
          <table:table-cell office:value-type="string" calcext:value-type="string">
            <text:p>166807.1</text:p>
          </table:table-cell>
          <table:table-cell office:value-type="float" office:value="4176317423" calcext:value-type="float">
            <text:p>4 176 317 423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9595" calcext:value-type="float">
            <text:p>59 595</text:p>
          </table:table-cell>
          <table:table-cell office:value-type="float" office:value="168682" calcext:value-type="float">
            <text:p>168 682</text:p>
          </table:table-cell>
          <table:table-cell office:value-type="string" calcext:value-type="string">
            <text:p>145292.2</text:p>
          </table:table-cell>
          <table:table-cell office:value-type="string" calcext:value-type="string">
            <text:p>3443218489.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64714" calcext:value-type="float">
            <text:p>64 714</text:p>
          </table:table-cell>
          <table:table-cell office:value-type="float" office:value="210122" calcext:value-type="float">
            <text:p>210 122</text:p>
          </table:table-cell>
          <table:table-cell office:value-type="float" office:value="205307" calcext:value-type="float">
            <text:p>205 307</text:p>
          </table:table-cell>
          <table:table-cell office:value-type="string" calcext:value-type="string">
            <text:p>7175957600.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3036" calcext:value-type="float">
            <text:p>63 036</text:p>
          </table:table-cell>
          <table:table-cell office:value-type="float" office:value="203132" calcext:value-type="float">
            <text:p>203 132</text:p>
          </table:table-cell>
          <table:table-cell office:value-type="string" calcext:value-type="string">
            <text:p>179586.2</text:p>
          </table:table-cell>
          <table:table-cell office:value-type="string" calcext:value-type="string">
            <text:p>5456936625.8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8624" calcext:value-type="float">
            <text:p>58 624</text:p>
          </table:table-cell>
          <table:table-cell office:value-type="float" office:value="219319" calcext:value-type="float">
            <text:p>219 319</text:p>
          </table:table-cell>
          <table:table-cell office:value-type="string" calcext:value-type="string">
            <text:p>212647.6</text:p>
          </table:table-cell>
          <table:table-cell office:value-type="string" calcext:value-type="string">
            <text:p>8558540017.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2295" calcext:value-type="float">
            <text:p>62 295</text:p>
          </table:table-cell>
          <table:table-cell office:value-type="float" office:value="219837" calcext:value-type="float">
            <text:p>219 837</text:p>
          </table:table-cell>
          <table:table-cell office:value-type="float" office:value="194885" calcext:value-type="float">
            <text:p>194 885</text:p>
          </table:table-cell>
          <table:table-cell office:value-type="string" calcext:value-type="string">
            <text:p>6482072251.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64986" calcext:value-type="float">
            <text:p>64 986</text:p>
          </table:table-cell>
          <table:table-cell office:value-type="float" office:value="267740" calcext:value-type="float">
            <text:p>267 740</text:p>
          </table:table-cell>
          <table:table-cell office:value-type="string" calcext:value-type="string">
            <text:p>257181.5</text:p>
          </table:table-cell>
          <table:table-cell office:value-type="float" office:value="11363574195" calcext:value-type="float">
            <text:p>11 363 574 19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8551" calcext:value-type="float">
            <text:p>68 551</text:p>
          </table:table-cell>
          <table:table-cell office:value-type="float" office:value="269562" calcext:value-type="float">
            <text:p>269 562</text:p>
          </table:table-cell>
          <table:table-cell office:value-type="string" calcext:value-type="string">
            <text:p>236224.9</text:p>
          </table:table-cell>
          <table:table-cell office:value-type="string" calcext:value-type="string">
            <text:p>8159068608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52798" calcext:value-type="float">
            <text:p>52 798</text:p>
          </table:table-cell>
          <table:table-cell office:value-type="float" office:value="148720" calcext:value-type="float">
            <text:p>148 720</text:p>
          </table:table-cell>
          <table:table-cell office:value-type="string" calcext:value-type="string">
            <text:p>139279.8</text:p>
          </table:table-cell>
          <table:table-cell office:value-type="string" calcext:value-type="string">
            <text:p>3449830711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6307" calcext:value-type="float">
            <text:p>46 307</text:p>
          </table:table-cell>
          <table:table-cell office:value-type="float" office:value="126832" calcext:value-type="float">
            <text:p>126 832</text:p>
          </table:table-cell>
          <table:table-cell office:value-type="string" calcext:value-type="string">
            <text:p>111520.3</text:p>
          </table:table-cell>
          <table:table-cell office:value-type="string" calcext:value-type="string">
            <text:p>2622723996.5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7514" calcext:value-type="float">
            <text:p>47 514</text:p>
          </table:table-cell>
          <table:table-cell office:value-type="float" office:value="164526" calcext:value-type="float">
            <text:p>164 526</text:p>
          </table:table-cell>
          <table:table-cell office:value-type="string" calcext:value-type="string">
            <text:p>161495.4</text:p>
          </table:table-cell>
          <table:table-cell office:value-type="float" office:value="5627912464" calcext:value-type="float">
            <text:p>5 627 912 464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7094" calcext:value-type="float">
            <text:p>47 094</text:p>
          </table:table-cell>
          <table:table-cell office:value-type="float" office:value="157479" calcext:value-type="float">
            <text:p>157 479</text:p>
          </table:table-cell>
          <table:table-cell office:value-type="string" calcext:value-type="string">
            <text:p>139501.7</text:p>
          </table:table-cell>
          <table:table-cell office:value-type="float" office:value="4207772203" calcext:value-type="float">
            <text:p>4 207 772 20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3124" calcext:value-type="float">
            <text:p>43 124</text:p>
          </table:table-cell>
          <table:table-cell office:value-type="float" office:value="176010" calcext:value-type="float">
            <text:p>176 010</text:p>
          </table:table-cell>
          <table:table-cell office:value-type="string" calcext:value-type="string">
            <text:p>171495.6</text:p>
          </table:table-cell>
          <table:table-cell office:value-type="string" calcext:value-type="string">
            <text:p>6845921441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5629" calcext:value-type="float">
            <text:p>45 629</text:p>
          </table:table-cell>
          <table:table-cell office:value-type="float" office:value="173814" calcext:value-type="float">
            <text:p>173 814</text:p>
          </table:table-cell>
          <table:table-cell office:value-type="string" calcext:value-type="string">
            <text:p>155261.3</text:p>
          </table:table-cell>
          <table:table-cell office:value-type="string" calcext:value-type="string">
            <text:p>5144466068.5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2558" calcext:value-type="float">
            <text:p>42 558</text:p>
          </table:table-cell>
          <table:table-cell office:value-type="float" office:value="183616" calcext:value-type="float">
            <text:p>183 616</text:p>
          </table:table-cell>
          <table:table-cell office:value-type="string" calcext:value-type="string">
            <text:p>178438.1</text:p>
          </table:table-cell>
          <table:table-cell office:value-type="string" calcext:value-type="string">
            <text:p>7643201252.4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5374" calcext:value-type="float">
            <text:p>45 374</text:p>
          </table:table-cell>
          <table:table-cell office:value-type="float" office:value="183916" calcext:value-type="float">
            <text:p>183 916</text:p>
          </table:table-cell>
          <table:table-cell office:value-type="string" calcext:value-type="string">
            <text:p>163040.2</text:p>
          </table:table-cell>
          <table:table-cell office:value-type="string" calcext:value-type="string">
            <text:p>5514272952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5703" calcext:value-type="float">
            <text:p>45 703</text:p>
          </table:table-cell>
          <table:table-cell office:value-type="float" office:value="114486" calcext:value-type="float">
            <text:p>114 486</text:p>
          </table:table-cell>
          <table:table-cell office:value-type="string" calcext:value-type="string">
            <text:p>107373.5</text:p>
          </table:table-cell>
          <table:table-cell office:value-type="string" calcext:value-type="string">
            <text:p>2629217778.5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9099" calcext:value-type="float">
            <text:p>39 099</text:p>
          </table:table-cell>
          <table:table-cell office:value-type="float" office:value="98772" calcext:value-type="float">
            <text:p>98 772</text:p>
          </table:table-cell>
          <table:table-cell office:value-type="string" calcext:value-type="string">
            <text:p>87187.3</text:p>
          </table:table-cell>
          <table:table-cell office:value-type="string" calcext:value-type="string">
            <text:p>2040910120.9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2286" calcext:value-type="float">
            <text:p>42 286</text:p>
          </table:table-cell>
          <table:table-cell office:value-type="float" office:value="129258" calcext:value-type="float">
            <text:p>129 258</text:p>
          </table:table-cell>
          <table:table-cell office:value-type="string" calcext:value-type="string">
            <text:p>126894.1</text:p>
          </table:table-cell>
          <table:table-cell office:value-type="string" calcext:value-type="string">
            <text:p>4261677770.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0126" calcext:value-type="float">
            <text:p>40 126</text:p>
          </table:table-cell>
          <table:table-cell office:value-type="float" office:value="128894" calcext:value-type="float">
            <text:p>128 894</text:p>
          </table:table-cell>
          <table:table-cell office:value-type="string" calcext:value-type="string">
            <text:p>114730.4</text:p>
          </table:table-cell>
          <table:table-cell office:value-type="string" calcext:value-type="string">
            <text:p>3399996805.4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8680" calcext:value-type="float">
            <text:p>38 680</text:p>
          </table:table-cell>
          <table:table-cell office:value-type="float" office:value="144606" calcext:value-type="float">
            <text:p>144 606</text:p>
          </table:table-cell>
          <table:table-cell office:value-type="string" calcext:value-type="string">
            <text:p>140545.6</text:p>
          </table:table-cell>
          <table:table-cell office:value-type="string" calcext:value-type="string">
            <text:p>5426885641.8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9511" calcext:value-type="float">
            <text:p>39 511</text:p>
          </table:table-cell>
          <table:table-cell office:value-type="float" office:value="148263" calcext:value-type="float">
            <text:p>148 263</text:p>
          </table:table-cell>
          <table:table-cell office:value-type="string" calcext:value-type="string">
            <text:p>133608.4</text:p>
          </table:table-cell>
          <table:table-cell office:value-type="float" office:value="4371541442" calcext:value-type="float">
            <text:p>4 371 541 44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8730" calcext:value-type="float">
            <text:p>38 730</text:p>
          </table:table-cell>
          <table:table-cell office:value-type="float" office:value="157031" calcext:value-type="float">
            <text:p>157 031</text:p>
          </table:table-cell>
          <table:table-cell office:value-type="string" calcext:value-type="string">
            <text:p>151991.3</text:p>
          </table:table-cell>
          <table:table-cell office:value-type="string" calcext:value-type="string">
            <text:p>6367080347.9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1105" calcext:value-type="float">
            <text:p>41 105</text:p>
          </table:table-cell>
          <table:table-cell office:value-type="float" office:value="166373" calcext:value-type="float">
            <text:p>166 373</text:p>
          </table:table-cell>
          <table:table-cell office:value-type="string" calcext:value-type="string">
            <text:p>148680.5</text:p>
          </table:table-cell>
          <table:table-cell office:value-type="string" calcext:value-type="string">
            <text:p>4997566834.7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84915" calcext:value-type="float">
            <text:p>84 915</text:p>
          </table:table-cell>
          <table:table-cell office:value-type="float" office:value="193299" calcext:value-type="float">
            <text:p>193 299</text:p>
          </table:table-cell>
          <table:table-cell office:value-type="string" calcext:value-type="string">
            <text:p>185914.9</text:p>
          </table:table-cell>
          <table:table-cell office:value-type="string" calcext:value-type="string">
            <text:p>4494050734.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72524" calcext:value-type="float">
            <text:p>72 524</text:p>
          </table:table-cell>
          <table:table-cell office:value-type="float" office:value="173149" calcext:value-type="float">
            <text:p>173 149</text:p>
          </table:table-cell>
          <table:table-cell office:value-type="string" calcext:value-type="string">
            <text:p>161128.5</text:p>
          </table:table-cell>
          <table:table-cell office:value-type="string" calcext:value-type="string">
            <text:p>3738237687.7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80771" calcext:value-type="float">
            <text:p>80 771</text:p>
          </table:table-cell>
          <table:table-cell office:value-type="float" office:value="223849" calcext:value-type="float">
            <text:p>223 849</text:p>
          </table:table-cell>
          <table:table-cell office:value-type="string" calcext:value-type="string">
            <text:p>220792.3</text:p>
          </table:table-cell>
          <table:table-cell office:value-type="string" calcext:value-type="string">
            <text:p>7412639870.8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76447" calcext:value-type="float">
            <text:p>76 447</text:p>
          </table:table-cell>
          <table:table-cell office:value-type="float" office:value="224602" calcext:value-type="float">
            <text:p>224 602</text:p>
          </table:table-cell>
          <table:table-cell office:value-type="string" calcext:value-type="string">
            <text:p>202763.3</text:p>
          </table:table-cell>
          <table:table-cell office:value-type="string" calcext:value-type="string">
            <text:p>6027501887.6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75702" calcext:value-type="float">
            <text:p>75 702</text:p>
          </table:table-cell>
          <table:table-cell office:value-type="float" office:value="247851" calcext:value-type="float">
            <text:p>247 851</text:p>
          </table:table-cell>
          <table:table-cell office:value-type="string" calcext:value-type="string">
            <text:p>241946.9</text:p>
          </table:table-cell>
          <table:table-cell office:value-type="string" calcext:value-type="string">
            <text:p>9266475669.2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77364" calcext:value-type="float">
            <text:p>77 364</text:p>
          </table:table-cell>
          <table:table-cell office:value-type="float" office:value="259438" calcext:value-type="float">
            <text:p>259 438</text:p>
          </table:table-cell>
          <table:table-cell office:value-type="string" calcext:value-type="string">
            <text:p>235532.9</text:p>
          </table:table-cell>
          <table:table-cell office:value-type="string" calcext:value-type="string">
            <text:p>7656655930.8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9385" calcext:value-type="float">
            <text:p>79 385</text:p>
          </table:table-cell>
          <table:table-cell office:value-type="float" office:value="284939" calcext:value-type="float">
            <text:p>284 939</text:p>
          </table:table-cell>
          <table:table-cell office:value-type="string" calcext:value-type="string">
            <text:p>275342.6</text:p>
          </table:table-cell>
          <table:table-cell office:value-type="float" office:value="11526462873" calcext:value-type="float">
            <text:p>11 526 462 87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82564" calcext:value-type="float">
            <text:p>82 564</text:p>
          </table:table-cell>
          <table:table-cell office:value-type="float" office:value="305127" calcext:value-type="float">
            <text:p>305 127</text:p>
          </table:table-cell>
          <table:table-cell office:value-type="string" calcext:value-type="string">
            <text:p>274719.9</text:p>
          </table:table-cell>
          <table:table-cell office:value-type="string" calcext:value-type="string">
            <text:p>9292745825.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81339" calcext:value-type="float">
            <text:p>81 339</text:p>
          </table:table-cell>
          <table:table-cell office:value-type="float" office:value="189119" calcext:value-type="float">
            <text:p>189 119</text:p>
          </table:table-cell>
          <table:table-cell office:value-type="string" calcext:value-type="string">
            <text:p>176173.5</text:p>
          </table:table-cell>
          <table:table-cell office:value-type="string" calcext:value-type="string">
            <text:p>4375235592.3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9542" calcext:value-type="float">
            <text:p>69 542</text:p>
          </table:table-cell>
          <table:table-cell office:value-type="float" office:value="166790" calcext:value-type="float">
            <text:p>166 790</text:p>
          </table:table-cell>
          <table:table-cell office:value-type="string" calcext:value-type="string">
            <text:p>145485.1</text:p>
          </table:table-cell>
          <table:table-cell office:value-type="string" calcext:value-type="string">
            <text:p>3441011260.4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78072" calcext:value-type="float">
            <text:p>78 072</text:p>
          </table:table-cell>
          <table:table-cell office:value-type="float" office:value="221920" calcext:value-type="float">
            <text:p>221 920</text:p>
          </table:table-cell>
          <table:table-cell office:value-type="string" calcext:value-type="string">
            <text:p>217345.1</text:p>
          </table:table-cell>
          <table:table-cell office:value-type="string" calcext:value-type="string">
            <text:p>7484198039.7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73420" calcext:value-type="float">
            <text:p>73 420</text:p>
          </table:table-cell>
          <table:table-cell office:value-type="float" office:value="213200" calcext:value-type="float">
            <text:p>213 200</text:p>
          </table:table-cell>
          <table:table-cell office:value-type="string" calcext:value-type="string">
            <text:p>189671.9</text:p>
          </table:table-cell>
          <table:table-cell office:value-type="string" calcext:value-type="string">
            <text:p>5729864181.8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73743" calcext:value-type="float">
            <text:p>73 743</text:p>
          </table:table-cell>
          <table:table-cell office:value-type="float" office:value="236903" calcext:value-type="float">
            <text:p>236 903</text:p>
          </table:table-cell>
          <table:table-cell office:value-type="float" office:value="230119" calcext:value-type="float">
            <text:p>230 119</text:p>
          </table:table-cell>
          <table:table-cell office:value-type="string" calcext:value-type="string">
            <text:p>9130255135.7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73217" calcext:value-type="float">
            <text:p>73 217</text:p>
          </table:table-cell>
          <table:table-cell office:value-type="float" office:value="242847" calcext:value-type="float">
            <text:p>242 847</text:p>
          </table:table-cell>
          <table:table-cell office:value-type="string" calcext:value-type="string">
            <text:p>217800.8</text:p>
          </table:table-cell>
          <table:table-cell office:value-type="string" calcext:value-type="string">
            <text:p>7218180273.6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8960" calcext:value-type="float">
            <text:p>78 960</text:p>
          </table:table-cell>
          <table:table-cell office:value-type="float" office:value="277622" calcext:value-type="float">
            <text:p>277 622</text:p>
          </table:table-cell>
          <table:table-cell office:value-type="string" calcext:value-type="string">
            <text:p>266585.2</text:p>
          </table:table-cell>
          <table:table-cell office:value-type="float" office:value="11626035029" calcext:value-type="float">
            <text:p>11 626 035 029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78110" calcext:value-type="float">
            <text:p>78 110</text:p>
          </table:table-cell>
          <table:table-cell office:value-type="float" office:value="293015" calcext:value-type="float">
            <text:p>293 015</text:p>
          </table:table-cell>
          <table:table-cell office:value-type="string" calcext:value-type="string">
            <text:p>260983.1</text:p>
          </table:table-cell>
          <table:table-cell office:value-type="string" calcext:value-type="string">
            <text:p>8966342985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19370" calcext:value-type="float">
            <text:p>119 370</text:p>
          </table:table-cell>
          <table:table-cell office:value-type="float" office:value="312635" calcext:value-type="float">
            <text:p>312 635</text:p>
          </table:table-cell>
          <table:table-cell office:value-type="string" calcext:value-type="string">
            <text:p>288567.6</text:p>
          </table:table-cell>
          <table:table-cell office:value-type="string" calcext:value-type="string">
            <text:p>7583950100.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02457" calcext:value-type="float">
            <text:p>102 457</text:p>
          </table:table-cell>
          <table:table-cell office:value-type="float" office:value="271142" calcext:value-type="float">
            <text:p>271 142</text:p>
          </table:table-cell>
          <table:table-cell office:value-type="string" calcext:value-type="string">
            <text:p>234932.1</text:p>
          </table:table-cell>
          <table:table-cell office:value-type="float" office:value="5782093976" calcext:value-type="float">
            <text:p>5 782 093 97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12189" calcext:value-type="float">
            <text:p>112 189</text:p>
          </table:table-cell>
          <table:table-cell office:value-type="float" office:value="346826" calcext:value-type="float">
            <text:p>346 826</text:p>
          </table:table-cell>
          <table:table-cell office:value-type="string" calcext:value-type="string">
            <text:p>337677.9</text:p>
          </table:table-cell>
          <table:table-cell office:value-type="float" office:value="12471532033" calcext:value-type="float">
            <text:p>12 471 532 03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04399" calcext:value-type="float">
            <text:p>104 399</text:p>
          </table:table-cell>
          <table:table-cell office:value-type="float" office:value="321811" calcext:value-type="float">
            <text:p>321 811</text:p>
          </table:table-cell>
          <table:table-cell office:value-type="float" office:value="282926" calcext:value-type="float">
            <text:p>282 926</text:p>
          </table:table-cell>
          <table:table-cell office:value-type="string" calcext:value-type="string">
            <text:p>9048291102.9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01146" calcext:value-type="float">
            <text:p>101 146</text:p>
          </table:table-cell>
          <table:table-cell office:value-type="float" office:value="359094" calcext:value-type="float">
            <text:p>359 094</text:p>
          </table:table-cell>
          <table:table-cell office:value-type="string" calcext:value-type="string">
            <text:p>347344.8</text:p>
          </table:table-cell>
          <table:table-cell office:value-type="float" office:value="14962611481" calcext:value-type="float">
            <text:p>14 962 611 48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01561" calcext:value-type="float">
            <text:p>101 561</text:p>
          </table:table-cell>
          <table:table-cell office:value-type="float" office:value="351519" calcext:value-type="float">
            <text:p>351 519</text:p>
          </table:table-cell>
          <table:table-cell office:value-type="string" calcext:value-type="string">
            <text:p>311547.2</text:p>
          </table:table-cell>
          <table:table-cell office:value-type="float" office:value="10957879277" calcext:value-type="float">
            <text:p>10 957 879 277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05319" calcext:value-type="float">
            <text:p>105 319</text:p>
          </table:table-cell>
          <table:table-cell office:value-type="float" office:value="407578" calcext:value-type="float">
            <text:p>407 578</text:p>
          </table:table-cell>
          <table:table-cell office:value-type="string" calcext:value-type="string">
            <text:p>392313.3</text:p>
          </table:table-cell>
          <table:table-cell office:value-type="float" office:value="18387262051" calcext:value-type="float">
            <text:p>18 387 262 05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08236" calcext:value-type="float">
            <text:p>108 236</text:p>
          </table:table-cell>
          <table:table-cell office:value-type="float" office:value="408846" calcext:value-type="float">
            <text:p>408 846</text:p>
          </table:table-cell>
          <table:table-cell office:value-type="string" calcext:value-type="string">
            <text:p>360757.3</text:p>
          </table:table-cell>
          <table:table-cell office:value-type="float" office:value="12947990070" calcext:value-type="float">
            <text:p>12 947 990 070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75665" calcext:value-type="float">
            <text:p>75 665</text:p>
          </table:table-cell>
          <table:table-cell office:value-type="float" office:value="165141" calcext:value-type="float">
            <text:p>165 141</text:p>
          </table:table-cell>
          <table:table-cell office:value-type="string" calcext:value-type="string">
            <text:p>156539.6</text:p>
          </table:table-cell>
          <table:table-cell office:value-type="string" calcext:value-type="string">
            <text:p>4041793060.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6181" calcext:value-type="float">
            <text:p>66 181</text:p>
          </table:table-cell>
          <table:table-cell office:value-type="float" office:value="152968" calcext:value-type="float">
            <text:p>152 968</text:p>
          </table:table-cell>
          <table:table-cell office:value-type="string" calcext:value-type="string">
            <text:p>136211.7</text:p>
          </table:table-cell>
          <table:table-cell office:value-type="string" calcext:value-type="string">
            <text:p>3315793022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75956" calcext:value-type="float">
            <text:p>75 956</text:p>
          </table:table-cell>
          <table:table-cell office:value-type="float" office:value="202126" calcext:value-type="float">
            <text:p>202 126</text:p>
          </table:table-cell>
          <table:table-cell office:value-type="string" calcext:value-type="string">
            <text:p>199010.8</text:p>
          </table:table-cell>
          <table:table-cell office:value-type="string" calcext:value-type="string">
            <text:p>7094584549.7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9192" calcext:value-type="float">
            <text:p>69 192</text:p>
          </table:table-cell>
          <table:table-cell office:value-type="float" office:value="192591" calcext:value-type="float">
            <text:p>192 591</text:p>
          </table:table-cell>
          <table:table-cell office:value-type="string" calcext:value-type="string">
            <text:p>172292.1</text:p>
          </table:table-cell>
          <table:table-cell office:value-type="string" calcext:value-type="string">
            <text:p>5366587855.7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71103" calcext:value-type="float">
            <text:p>71 103</text:p>
          </table:table-cell>
          <table:table-cell office:value-type="float" office:value="213340" calcext:value-type="float">
            <text:p>213 340</text:p>
          </table:table-cell>
          <table:table-cell office:value-type="string" calcext:value-type="string">
            <text:p>208374.9</text:p>
          </table:table-cell>
          <table:table-cell office:value-type="float" office:value="8615216095" calcext:value-type="float">
            <text:p>8 615 216 095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8099" calcext:value-type="float">
            <text:p>68 099</text:p>
          </table:table-cell>
          <table:table-cell office:value-type="float" office:value="214503" calcext:value-type="float">
            <text:p>214 503</text:p>
          </table:table-cell>
          <table:table-cell office:value-type="string" calcext:value-type="string">
            <text:p>192995.8</text:p>
          </table:table-cell>
          <table:table-cell office:value-type="string" calcext:value-type="string">
            <text:p>6624414437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8212" calcext:value-type="float">
            <text:p>78 212</text:p>
          </table:table-cell>
          <table:table-cell office:value-type="float" office:value="259614" calcext:value-type="float">
            <text:p>259 614</text:p>
          </table:table-cell>
          <table:table-cell office:value-type="string" calcext:value-type="string">
            <text:p>250635.7</text:p>
          </table:table-cell>
          <table:table-cell office:value-type="float" office:value="11277412678" calcext:value-type="float">
            <text:p>11 277 412 67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75100" calcext:value-type="float">
            <text:p>75 100</text:p>
          </table:table-cell>
          <table:table-cell office:value-type="float" office:value="271380" calcext:value-type="float">
            <text:p>271 380</text:p>
          </table:table-cell>
          <table:table-cell office:value-type="string" calcext:value-type="string">
            <text:p>242936.8</text:p>
          </table:table-cell>
          <table:table-cell office:value-type="string" calcext:value-type="string">
            <text:p>8622988557.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6807" calcext:value-type="float">
            <text:p>6 807</text:p>
          </table:table-cell>
          <table:table-cell office:value-type="float" office:value="10064" calcext:value-type="float">
            <text:p>10 064</text:p>
          </table:table-cell>
          <table:table-cell office:value-type="float" office:value="11007" calcext:value-type="float">
            <text:p>11 007</text:p>
          </table:table-cell>
          <table:table-cell office:value-type="string" calcext:value-type="string">
            <text:p>272184333.2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826" calcext:value-type="float">
            <text:p>5 826</text:p>
          </table:table-cell>
          <table:table-cell office:value-type="float" office:value="8575" calcext:value-type="float">
            <text:p>8 575</text:p>
          </table:table-cell>
          <table:table-cell office:value-type="float" office:value="9117" calcext:value-type="float">
            <text:p>9 117</text:p>
          </table:table-cell>
          <table:table-cell office:value-type="string" calcext:value-type="string">
            <text:p>221675170.5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6952" calcext:value-type="float">
            <text:p>6 952</text:p>
          </table:table-cell>
          <table:table-cell office:value-type="float" office:value="13064" calcext:value-type="float">
            <text:p>13 064</text:p>
          </table:table-cell>
          <table:table-cell office:value-type="string" calcext:value-type="string">
            <text:p>13418.2</text:p>
          </table:table-cell>
          <table:table-cell office:value-type="string" calcext:value-type="string">
            <text:p>426039949.6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993" calcext:value-type="float">
            <text:p>5 993</text:p>
          </table:table-cell>
          <table:table-cell office:value-type="float" office:value="11599" calcext:value-type="float">
            <text:p>11 599</text:p>
          </table:table-cell>
          <table:table-cell office:value-type="string" calcext:value-type="string">
            <text:p>11067.2</text:p>
          </table:table-cell>
          <table:table-cell office:value-type="float" office:value="329738819" calcext:value-type="float">
            <text:p>329 738 819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469" calcext:value-type="float">
            <text:p>6 469</text:p>
          </table:table-cell>
          <table:table-cell office:value-type="float" office:value="14090" calcext:value-type="float">
            <text:p>14 090</text:p>
          </table:table-cell>
          <table:table-cell office:value-type="string" calcext:value-type="string">
            <text:p>13947.9</text:p>
          </table:table-cell>
          <table:table-cell office:value-type="string" calcext:value-type="string">
            <text:p>499898205.4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677" calcext:value-type="float">
            <text:p>5 677</text:p>
          </table:table-cell>
          <table:table-cell office:value-type="float" office:value="13027" calcext:value-type="float">
            <text:p>13 027</text:p>
          </table:table-cell>
          <table:table-cell office:value-type="string" calcext:value-type="string">
            <text:p>12179.5</text:p>
          </table:table-cell>
          <table:table-cell office:value-type="string" calcext:value-type="string">
            <text:p>395090508.1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166" calcext:value-type="float">
            <text:p>7 166</text:p>
          </table:table-cell>
          <table:table-cell office:value-type="float" office:value="18796" calcext:value-type="float">
            <text:p>18 796</text:p>
          </table:table-cell>
          <table:table-cell office:value-type="string" calcext:value-type="string">
            <text:p>18314.4</text:p>
          </table:table-cell>
          <table:table-cell office:value-type="string" calcext:value-type="string">
            <text:p>738190152.6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T - Toutes catégories confondue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244" calcext:value-type="float">
            <text:p>6 244</text:p>
          </table:table-cell>
          <table:table-cell office:value-type="float" office:value="17170" calcext:value-type="float">
            <text:p>17 170</text:p>
          </table:table-cell>
          <table:table-cell office:value-type="string" calcext:value-type="string">
            <text:p>15822.1</text:p>
          </table:table-cell>
          <table:table-cell office:value-type="string" calcext:value-type="string">
            <text:p>555651439.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79" calcext:value-type="float">
            <text:p>979</text:p>
          </table:table-cell>
          <table:table-cell office:value-type="float" office:value="10055" calcext:value-type="float">
            <text:p>10 055</text:p>
          </table:table-cell>
          <table:table-cell office:value-type="string" calcext:value-type="string">
            <text:p>9022.2</text:p>
          </table:table-cell>
          <table:table-cell office:value-type="string" calcext:value-type="string">
            <text:p>293510871.1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1333" calcext:value-type="float">
            <text:p>11 333</text:p>
          </table:table-cell>
          <table:table-cell office:value-type="float" office:value="100284" calcext:value-type="float">
            <text:p>100 284</text:p>
          </table:table-cell>
          <table:table-cell office:value-type="string" calcext:value-type="string">
            <text:p>94548.2</text:p>
          </table:table-cell>
          <table:table-cell office:value-type="string" calcext:value-type="string">
            <text:p>3558979705.9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80" calcext:value-type="float">
            <text:p>880</text:p>
          </table:table-cell>
          <table:table-cell office:value-type="float" office:value="11010" calcext:value-type="float">
            <text:p>11 010</text:p>
          </table:table-cell>
          <table:table-cell office:value-type="string" calcext:value-type="string">
            <text:p>9297.4</text:p>
          </table:table-cell>
          <table:table-cell office:value-type="string" calcext:value-type="string">
            <text:p>318930676.3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0482" calcext:value-type="float">
            <text:p>10 482</text:p>
          </table:table-cell>
          <table:table-cell office:value-type="float" office:value="103669" calcext:value-type="float">
            <text:p>103 669</text:p>
          </table:table-cell>
          <table:table-cell office:value-type="string" calcext:value-type="string">
            <text:p>98453.4</text:p>
          </table:table-cell>
          <table:table-cell office:value-type="string" calcext:value-type="string">
            <text:p>3635170044.1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39" calcext:value-type="float">
            <text:p>439</text:p>
          </table:table-cell>
          <table:table-cell office:value-type="float" office:value="4212" calcext:value-type="float">
            <text:p>4 212</text:p>
          </table:table-cell>
          <table:table-cell office:value-type="string" calcext:value-type="string">
            <text:p>3740.1</text:p>
          </table:table-cell>
          <table:table-cell office:value-type="string" calcext:value-type="string">
            <text:p>123974401.3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824" calcext:value-type="float">
            <text:p>4 824</text:p>
          </table:table-cell>
          <table:table-cell office:value-type="float" office:value="54140" calcext:value-type="float">
            <text:p>54 140</text:p>
          </table:table-cell>
          <table:table-cell office:value-type="string" calcext:value-type="string">
            <text:p>50695.9</text:p>
          </table:table-cell>
          <table:table-cell office:value-type="string" calcext:value-type="string">
            <text:p>1986554906.9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768" calcext:value-type="float">
            <text:p>1 768</text:p>
          </table:table-cell>
          <table:table-cell office:value-type="float" office:value="21644" calcext:value-type="float">
            <text:p>21 644</text:p>
          </table:table-cell>
          <table:table-cell office:value-type="string" calcext:value-type="string">
            <text:p>18925.9</text:p>
          </table:table-cell>
          <table:table-cell office:value-type="string" calcext:value-type="string">
            <text:p>616579242.3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1500" calcext:value-type="float">
            <text:p>21 500</text:p>
          </table:table-cell>
          <table:table-cell office:value-type="float" office:value="211508" calcext:value-type="float">
            <text:p>211 508</text:p>
          </table:table-cell>
          <table:table-cell office:value-type="string" calcext:value-type="string">
            <text:p>197717.1</text:p>
          </table:table-cell>
          <table:table-cell office:value-type="string" calcext:value-type="string">
            <text:p>7017210971.9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8308" calcext:value-type="float">
            <text:p>28 308</text:p>
          </table:table-cell>
          <table:table-cell office:value-type="float" office:value="387588" calcext:value-type="float">
            <text:p>387 588</text:p>
          </table:table-cell>
          <table:table-cell office:value-type="float" office:value="339303" calcext:value-type="float">
            <text:p>339 303</text:p>
          </table:table-cell>
          <table:table-cell office:value-type="float" office:value="13299799768" calcext:value-type="float">
            <text:p>13 299 799 768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23215" calcext:value-type="float">
            <text:p>423 215</text:p>
          </table:table-cell>
          <table:table-cell office:value-type="float" office:value="5226014" calcext:value-type="float">
            <text:p>5 226 014</text:p>
          </table:table-cell>
          <table:table-cell office:value-type="string" calcext:value-type="string">
            <text:p>4886958.1</text:p>
          </table:table-cell>
          <table:table-cell office:value-type="float" office:value="228965896322" calcext:value-type="float">
            <text:p>228 965 896 32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7002" calcext:value-type="float">
            <text:p>7 002</text:p>
          </table:table-cell>
          <table:table-cell office:value-type="float" office:value="83453" calcext:value-type="float">
            <text:p>83 453</text:p>
          </table:table-cell>
          <table:table-cell office:value-type="string" calcext:value-type="string">
            <text:p>73727.9</text:p>
          </table:table-cell>
          <table:table-cell office:value-type="string" calcext:value-type="string">
            <text:p>2356590591.5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7591" calcext:value-type="float">
            <text:p>67 591</text:p>
          </table:table-cell>
          <table:table-cell office:value-type="float" office:value="722638" calcext:value-type="float">
            <text:p>722 638</text:p>
          </table:table-cell>
          <table:table-cell office:value-type="string" calcext:value-type="string">
            <text:p>676636.5</text:p>
          </table:table-cell>
          <table:table-cell office:value-type="float" office:value="22833760181" calcext:value-type="float">
            <text:p>22 833 760 18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7868" calcext:value-type="float">
            <text:p>7 868</text:p>
          </table:table-cell>
          <table:table-cell office:value-type="float" office:value="98528" calcext:value-type="float">
            <text:p>98 528</text:p>
          </table:table-cell>
          <table:table-cell office:value-type="string" calcext:value-type="string">
            <text:p>85066.4</text:p>
          </table:table-cell>
          <table:table-cell office:value-type="string" calcext:value-type="string">
            <text:p>2652704010.5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77825" calcext:value-type="float">
            <text:p>77 825</text:p>
          </table:table-cell>
          <table:table-cell office:value-type="float" office:value="771033" calcext:value-type="float">
            <text:p>771 033</text:p>
          </table:table-cell>
          <table:table-cell office:value-type="float" office:value="714059" calcext:value-type="float">
            <text:p>714 059</text:p>
          </table:table-cell>
          <table:table-cell office:value-type="float" office:value="23858165675" calcext:value-type="float">
            <text:p>23 858 165 675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165" calcext:value-type="float">
            <text:p>8 165</text:p>
          </table:table-cell>
          <table:table-cell office:value-type="float" office:value="110812" calcext:value-type="float">
            <text:p>110 812</text:p>
          </table:table-cell>
          <table:table-cell office:value-type="string" calcext:value-type="string">
            <text:p>96102.2</text:p>
          </table:table-cell>
          <table:table-cell office:value-type="string" calcext:value-type="string">
            <text:p>3031452766.3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8678" calcext:value-type="float">
            <text:p>88 678</text:p>
          </table:table-cell>
          <table:table-cell office:value-type="float" office:value="948801" calcext:value-type="float">
            <text:p>948 801</text:p>
          </table:table-cell>
          <table:table-cell office:value-type="string" calcext:value-type="string">
            <text:p>883684.1</text:p>
          </table:table-cell>
          <table:table-cell office:value-type="float" office:value="29957197776" calcext:value-type="float">
            <text:p>29 957 197 776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1430" calcext:value-type="float">
            <text:p>11 430</text:p>
          </table:table-cell>
          <table:table-cell office:value-type="float" office:value="195518" calcext:value-type="float">
            <text:p>195 518</text:p>
          </table:table-cell>
          <table:table-cell office:value-type="string" calcext:value-type="string">
            <text:p>168741.6</text:p>
          </table:table-cell>
          <table:table-cell office:value-type="string" calcext:value-type="string">
            <text:p>5150037620.2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35226" calcext:value-type="float">
            <text:p>135 226</text:p>
          </table:table-cell>
          <table:table-cell office:value-type="float" office:value="1655131" calcext:value-type="float">
            <text:p>1 655 131</text:p>
          </table:table-cell>
          <table:table-cell office:value-type="string" calcext:value-type="string">
            <text:p>1529635.1</text:p>
          </table:table-cell>
          <table:table-cell office:value-type="float" office:value="52555662506" calcext:value-type="float">
            <text:p>52 555 662 506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2908" calcext:value-type="float">
            <text:p>12 908</text:p>
          </table:table-cell>
          <table:table-cell office:value-type="float" office:value="192983" calcext:value-type="float">
            <text:p>192 983</text:p>
          </table:table-cell>
          <table:table-cell office:value-type="string" calcext:value-type="string">
            <text:p>167253.3</text:p>
          </table:table-cell>
          <table:table-cell office:value-type="string" calcext:value-type="string">
            <text:p>5333120145.8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47935" calcext:value-type="float">
            <text:p>147 935</text:p>
          </table:table-cell>
          <table:table-cell office:value-type="float" office:value="1546692" calcext:value-type="float">
            <text:p>1 546 692</text:p>
          </table:table-cell>
          <table:table-cell office:value-type="string" calcext:value-type="string">
            <text:p>1430678.1</text:p>
          </table:table-cell>
          <table:table-cell office:value-type="float" office:value="49482565067" calcext:value-type="float">
            <text:p>49 482 565 06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2407" calcext:value-type="float">
            <text:p>12 407</text:p>
          </table:table-cell>
          <table:table-cell office:value-type="float" office:value="161371" calcext:value-type="float">
            <text:p>161 371</text:p>
          </table:table-cell>
          <table:table-cell office:value-type="float" office:value="140230" calcext:value-type="float">
            <text:p>140 230</text:p>
          </table:table-cell>
          <table:table-cell office:value-type="string" calcext:value-type="string">
            <text:p>4487904553.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01144" calcext:value-type="float">
            <text:p>101 144</text:p>
          </table:table-cell>
          <table:table-cell office:value-type="float" office:value="1153542" calcext:value-type="float">
            <text:p>1 153 542</text:p>
          </table:table-cell>
          <table:table-cell office:value-type="string" calcext:value-type="string">
            <text:p>1079802.4</text:p>
          </table:table-cell>
          <table:table-cell office:value-type="float" office:value="36568196537" calcext:value-type="float">
            <text:p>36 568 196 53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0184" calcext:value-type="float">
            <text:p>10 184</text:p>
          </table:table-cell>
          <table:table-cell office:value-type="float" office:value="146936" calcext:value-type="float">
            <text:p>146 936</text:p>
          </table:table-cell>
          <table:table-cell office:value-type="string" calcext:value-type="string">
            <text:p>130691.7</text:p>
          </table:table-cell>
          <table:table-cell office:value-type="string" calcext:value-type="string">
            <text:p>4261406711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2000" calcext:value-type="float">
            <text:p>92 000</text:p>
          </table:table-cell>
          <table:table-cell office:value-type="float" office:value="940747" calcext:value-type="float">
            <text:p>940 747</text:p>
          </table:table-cell>
          <table:table-cell office:value-type="string" calcext:value-type="string">
            <text:p>880319.3</text:p>
          </table:table-cell>
          <table:table-cell office:value-type="float" office:value="29233470030" calcext:value-type="float">
            <text:p>29 233 470 030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7105" calcext:value-type="float">
            <text:p>17 105</text:p>
          </table:table-cell>
          <table:table-cell office:value-type="float" office:value="218824" calcext:value-type="float">
            <text:p>218 824</text:p>
          </table:table-cell>
          <table:table-cell office:value-type="string" calcext:value-type="string">
            <text:p>194738.8</text:p>
          </table:table-cell>
          <table:table-cell office:value-type="float" office:value="6219655726" calcext:value-type="float">
            <text:p>6 219 655 726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85134" calcext:value-type="float">
            <text:p>185 134</text:p>
          </table:table-cell>
          <table:table-cell office:value-type="float" office:value="1693430" calcext:value-type="float">
            <text:p>1 693 430</text:p>
          </table:table-cell>
          <table:table-cell office:value-type="string" calcext:value-type="string">
            <text:p>1603402.7</text:p>
          </table:table-cell>
          <table:table-cell office:value-type="float" office:value="53195114752" calcext:value-type="float">
            <text:p>53 195 114 75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7497" calcext:value-type="float">
            <text:p>17 497</text:p>
          </table:table-cell>
          <table:table-cell office:value-type="float" office:value="204986" calcext:value-type="float">
            <text:p>204 986</text:p>
          </table:table-cell>
          <table:table-cell office:value-type="string" calcext:value-type="string">
            <text:p>179131.3</text:p>
          </table:table-cell>
          <table:table-cell office:value-type="string" calcext:value-type="string">
            <text:p>5509835270.4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80221" calcext:value-type="float">
            <text:p>180 221</text:p>
          </table:table-cell>
          <table:table-cell office:value-type="float" office:value="1636430" calcext:value-type="float">
            <text:p>1 636 430</text:p>
          </table:table-cell>
          <table:table-cell office:value-type="string" calcext:value-type="string">
            <text:p>1525032.5</text:p>
          </table:table-cell>
          <table:table-cell office:value-type="float" office:value="52461287227" calcext:value-type="float">
            <text:p>52 461 287 227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2610" calcext:value-type="float">
            <text:p>22 610</text:p>
          </table:table-cell>
          <table:table-cell office:value-type="float" office:value="287503" calcext:value-type="float">
            <text:p>287 503</text:p>
          </table:table-cell>
          <table:table-cell office:value-type="float" office:value="245908" calcext:value-type="float">
            <text:p>245 908</text:p>
          </table:table-cell>
          <table:table-cell office:value-type="string" calcext:value-type="string">
            <text:p>7874101327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46723" calcext:value-type="float">
            <text:p>246 723</text:p>
          </table:table-cell>
          <table:table-cell office:value-type="float" office:value="2491948" calcext:value-type="float">
            <text:p>2 491 948</text:p>
          </table:table-cell>
          <table:table-cell office:value-type="string" calcext:value-type="string">
            <text:p>2310158.1</text:p>
          </table:table-cell>
          <table:table-cell office:value-type="float" office:value="84267508764" calcext:value-type="float">
            <text:p>84 267 508 764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2994" calcext:value-type="float">
            <text:p>12 994</text:p>
          </table:table-cell>
          <table:table-cell office:value-type="float" office:value="152771" calcext:value-type="float">
            <text:p>152 771</text:p>
          </table:table-cell>
          <table:table-cell office:value-type="string" calcext:value-type="string">
            <text:p>132968.5</text:p>
          </table:table-cell>
          <table:table-cell office:value-type="float" office:value="4308570833" calcext:value-type="float">
            <text:p>4 308 570 83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79355" calcext:value-type="float">
            <text:p>179 355</text:p>
          </table:table-cell>
          <table:table-cell office:value-type="float" office:value="1518892" calcext:value-type="float">
            <text:p>1 518 892</text:p>
          </table:table-cell>
          <table:table-cell office:value-type="string" calcext:value-type="string">
            <text:p>1426028.9</text:p>
          </table:table-cell>
          <table:table-cell office:value-type="float" office:value="50650219425" calcext:value-type="float">
            <text:p>50 650 219 425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40" calcext:value-type="float">
            <text:p>940</text:p>
          </table:table-cell>
          <table:table-cell office:value-type="float" office:value="7990" calcext:value-type="float">
            <text:p>7 990</text:p>
          </table:table-cell>
          <table:table-cell office:value-type="string" calcext:value-type="string">
            <text:p>6760.3</text:p>
          </table:table-cell>
          <table:table-cell office:value-type="string" calcext:value-type="string">
            <text:p>213611000.9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5884" calcext:value-type="float">
            <text:p>15 884</text:p>
          </table:table-cell>
          <table:table-cell office:value-type="float" office:value="98395" calcext:value-type="float">
            <text:p>98 395</text:p>
          </table:table-cell>
          <table:table-cell office:value-type="string" calcext:value-type="string">
            <text:p>98112.9</text:p>
          </table:table-cell>
          <table:table-cell office:value-type="string" calcext:value-type="string">
            <text:p>3224857577.2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655" calcext:value-type="float">
            <text:p>655</text:p>
          </table:table-cell>
          <table:table-cell office:value-type="float" office:value="2861" calcext:value-type="float">
            <text:p>2 861</text:p>
          </table:table-cell>
          <table:table-cell office:value-type="string" calcext:value-type="string">
            <text:p>2634.9</text:p>
          </table:table-cell>
          <table:table-cell office:value-type="string" calcext:value-type="string">
            <text:p>89832570.7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895" calcext:value-type="float">
            <text:p>895</text:p>
          </table:table-cell>
          <table:table-cell office:value-type="float" office:value="7194" calcext:value-type="float">
            <text:p>7 194</text:p>
          </table:table-cell>
          <table:table-cell office:value-type="string" calcext:value-type="string">
            <text:p>6387.3</text:p>
          </table:table-cell>
          <table:table-cell office:value-type="string" calcext:value-type="string">
            <text:p>203678300.4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8631" calcext:value-type="float">
            <text:p>8 631</text:p>
          </table:table-cell>
          <table:table-cell office:value-type="float" office:value="48253" calcext:value-type="float">
            <text:p>48 253</text:p>
          </table:table-cell>
          <table:table-cell office:value-type="float" office:value="46684" calcext:value-type="float">
            <text:p>46 684</text:p>
          </table:table-cell>
          <table:table-cell office:value-type="string" calcext:value-type="string">
            <text:p>1795124479.3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8482" calcext:value-type="float">
            <text:p>8 482</text:p>
          </table:table-cell>
          <table:table-cell office:value-type="float" office:value="52031" calcext:value-type="float">
            <text:p>52 031</text:p>
          </table:table-cell>
          <table:table-cell office:value-type="string" calcext:value-type="string">
            <text:p>47864.2</text:p>
          </table:table-cell>
          <table:table-cell office:value-type="string" calcext:value-type="string">
            <text:p>1763855226.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607" calcext:value-type="float">
            <text:p>607</text:p>
          </table:table-cell>
          <table:table-cell office:value-type="float" office:value="3199" calcext:value-type="float">
            <text:p>3 199</text:p>
          </table:table-cell>
          <table:table-cell office:value-type="float" office:value="2807" calcext:value-type="float">
            <text:p>2 807</text:p>
          </table:table-cell>
          <table:table-cell office:value-type="string" calcext:value-type="string">
            <text:p>104922490.5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90" calcext:value-type="float">
            <text:p>790</text:p>
          </table:table-cell>
          <table:table-cell office:value-type="float" office:value="7811" calcext:value-type="float">
            <text:p>7 811</text:p>
          </table:table-cell>
          <table:table-cell office:value-type="string" calcext:value-type="string">
            <text:p>6490.4</text:p>
          </table:table-cell>
          <table:table-cell office:value-type="string" calcext:value-type="string">
            <text:p>214008185.8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7940" calcext:value-type="float">
            <text:p>7 940</text:p>
          </table:table-cell>
          <table:table-cell office:value-type="float" office:value="49848" calcext:value-type="float">
            <text:p>49 848</text:p>
          </table:table-cell>
          <table:table-cell office:value-type="string" calcext:value-type="string">
            <text:p>48417.1</text:p>
          </table:table-cell>
          <table:table-cell office:value-type="string" calcext:value-type="string">
            <text:p>1809941916.6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849" calcext:value-type="float">
            <text:p>7 849</text:p>
          </table:table-cell>
          <table:table-cell office:value-type="float" office:value="53821" calcext:value-type="float">
            <text:p>53 821</text:p>
          </table:table-cell>
          <table:table-cell office:value-type="string" calcext:value-type="string">
            <text:p>50036.4</text:p>
          </table:table-cell>
          <table:table-cell office:value-type="string" calcext:value-type="string">
            <text:p>1825228127.5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324" calcext:value-type="float">
            <text:p>324</text:p>
          </table:table-cell>
          <table:table-cell office:value-type="float" office:value="1499" calcext:value-type="float">
            <text:p>1 499</text:p>
          </table:table-cell>
          <table:table-cell office:value-type="string" calcext:value-type="string">
            <text:p>1343.3</text:p>
          </table:table-cell>
          <table:table-cell office:value-type="string" calcext:value-type="string">
            <text:p>45446745.7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375" calcext:value-type="float">
            <text:p>375</text:p>
          </table:table-cell>
          <table:table-cell office:value-type="float" office:value="2713" calcext:value-type="float">
            <text:p>2 713</text:p>
          </table:table-cell>
          <table:table-cell office:value-type="string" calcext:value-type="string">
            <text:p>2396.8</text:p>
          </table:table-cell>
          <table:table-cell office:value-type="string" calcext:value-type="string">
            <text:p>78527655.6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4012" calcext:value-type="float">
            <text:p>4 012</text:p>
          </table:table-cell>
          <table:table-cell office:value-type="float" office:value="28307" calcext:value-type="float">
            <text:p>28 307</text:p>
          </table:table-cell>
          <table:table-cell office:value-type="string" calcext:value-type="string">
            <text:p>26926.9</text:p>
          </table:table-cell>
          <table:table-cell office:value-type="float" office:value="1088142538" calcext:value-type="float">
            <text:p>1 088 142 538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3408" calcext:value-type="float">
            <text:p>3 408</text:p>
          </table:table-cell>
          <table:table-cell office:value-type="float" office:value="25833" calcext:value-type="float">
            <text:p>25 833</text:p>
          </table:table-cell>
          <table:table-cell office:value-type="string" calcext:value-type="string">
            <text:p>23769.1</text:p>
          </table:table-cell>
          <table:table-cell office:value-type="string" calcext:value-type="string">
            <text:p>898412368.9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313" calcext:value-type="float">
            <text:p>1 313</text:p>
          </table:table-cell>
          <table:table-cell office:value-type="float" office:value="8582" calcext:value-type="float">
            <text:p>8 582</text:p>
          </table:table-cell>
          <table:table-cell office:value-type="float" office:value="7458" calcext:value-type="float">
            <text:p>7 458</text:p>
          </table:table-cell>
          <table:table-cell office:value-type="string" calcext:value-type="string">
            <text:p>243810325.9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505" calcext:value-type="float">
            <text:p>1 505</text:p>
          </table:table-cell>
          <table:table-cell office:value-type="float" office:value="13062" calcext:value-type="float">
            <text:p>13 062</text:p>
          </table:table-cell>
          <table:table-cell office:value-type="string" calcext:value-type="string">
            <text:p>11467.9</text:p>
          </table:table-cell>
          <table:table-cell office:value-type="string" calcext:value-type="string">
            <text:p>372768916.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6590" calcext:value-type="float">
            <text:p>16 590</text:p>
          </table:table-cell>
          <table:table-cell office:value-type="float" office:value="115081" calcext:value-type="float">
            <text:p>115 081</text:p>
          </table:table-cell>
          <table:table-cell office:value-type="string" calcext:value-type="string">
            <text:p>111242.6</text:p>
          </table:table-cell>
          <table:table-cell office:value-type="string" calcext:value-type="string">
            <text:p>3983157103.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4683" calcext:value-type="float">
            <text:p>14 683</text:p>
          </table:table-cell>
          <table:table-cell office:value-type="float" office:value="96427" calcext:value-type="float">
            <text:p>96 427</text:p>
          </table:table-cell>
          <table:table-cell office:value-type="string" calcext:value-type="string">
            <text:p>86474.5</text:p>
          </table:table-cell>
          <table:table-cell office:value-type="string" calcext:value-type="string">
            <text:p>3034053868.5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20598" calcext:value-type="float">
            <text:p>20 598</text:p>
          </table:table-cell>
          <table:table-cell office:value-type="float" office:value="132261" calcext:value-type="float">
            <text:p>132 261</text:p>
          </table:table-cell>
          <table:table-cell office:value-type="float" office:value="116745" calcext:value-type="float">
            <text:p>116 745</text:p>
          </table:table-cell>
          <table:table-cell office:value-type="float" office:value="5091483133" calcext:value-type="float">
            <text:p>5 091 483 13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23950" calcext:value-type="float">
            <text:p>23 950</text:p>
          </table:table-cell>
          <table:table-cell office:value-type="float" office:value="255327" calcext:value-type="float">
            <text:p>255 327</text:p>
          </table:table-cell>
          <table:table-cell office:value-type="float" office:value="222558" calcext:value-type="float">
            <text:p>222 558</text:p>
          </table:table-cell>
          <table:table-cell office:value-type="string" calcext:value-type="string">
            <text:p>8208316634.8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330332" calcext:value-type="float">
            <text:p>330 332</text:p>
          </table:table-cell>
          <table:table-cell office:value-type="float" office:value="2834831" calcext:value-type="float">
            <text:p>2 834 831</text:p>
          </table:table-cell>
          <table:table-cell office:value-type="string" calcext:value-type="string">
            <text:p>2703363.4</text:p>
          </table:table-cell>
          <table:table-cell office:value-type="float" office:value="137312270047" calcext:value-type="float">
            <text:p>137 312 270 047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298706" calcext:value-type="float">
            <text:p>298 706</text:p>
          </table:table-cell>
          <table:table-cell office:value-type="float" office:value="2391183" calcext:value-type="float">
            <text:p>2 391 183</text:p>
          </table:table-cell>
          <table:table-cell office:value-type="string" calcext:value-type="string">
            <text:p>2183594.7</text:p>
          </table:table-cell>
          <table:table-cell office:value-type="float" office:value="91653626275" calcext:value-type="float">
            <text:p>91 653 626 275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108" calcext:value-type="float">
            <text:p>5 108</text:p>
          </table:table-cell>
          <table:table-cell office:value-type="float" office:value="27797" calcext:value-type="float">
            <text:p>27 797</text:p>
          </table:table-cell>
          <table:table-cell office:value-type="string" calcext:value-type="string">
            <text:p>25751.9</text:p>
          </table:table-cell>
          <table:table-cell office:value-type="string" calcext:value-type="string">
            <text:p>876016800.7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5529" calcext:value-type="float">
            <text:p>5 529</text:p>
          </table:table-cell>
          <table:table-cell office:value-type="float" office:value="55656" calcext:value-type="float">
            <text:p>55 656</text:p>
          </table:table-cell>
          <table:table-cell office:value-type="float" office:value="47976" calcext:value-type="float">
            <text:p>47 976</text:p>
          </table:table-cell>
          <table:table-cell office:value-type="string" calcext:value-type="string">
            <text:p>1480573790.9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1870" calcext:value-type="float">
            <text:p>51 870</text:p>
          </table:table-cell>
          <table:table-cell office:value-type="float" office:value="374989" calcext:value-type="float">
            <text:p>374 989</text:p>
          </table:table-cell>
          <table:table-cell office:value-type="string" calcext:value-type="string">
            <text:p>362741.3</text:p>
          </table:table-cell>
          <table:table-cell office:value-type="float" office:value="13076097922" calcext:value-type="float">
            <text:p>13 076 097 92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49280" calcext:value-type="float">
            <text:p>49 280</text:p>
          </table:table-cell>
          <table:table-cell office:value-type="float" office:value="347649" calcext:value-type="float">
            <text:p>347 649</text:p>
          </table:table-cell>
          <table:table-cell office:value-type="string" calcext:value-type="string">
            <text:p>313895.2</text:p>
          </table:table-cell>
          <table:table-cell office:value-type="string" calcext:value-type="string">
            <text:p>9757662259.2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608" calcext:value-type="float">
            <text:p>5 608</text:p>
          </table:table-cell>
          <table:table-cell office:value-type="float" office:value="31363" calcext:value-type="float">
            <text:p>31 363</text:p>
          </table:table-cell>
          <table:table-cell office:value-type="string" calcext:value-type="string">
            <text:p>28398.6</text:p>
          </table:table-cell>
          <table:table-cell office:value-type="string" calcext:value-type="string">
            <text:p>961366730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6666" calcext:value-type="float">
            <text:p>6 666</text:p>
          </table:table-cell>
          <table:table-cell office:value-type="float" office:value="67165" calcext:value-type="float">
            <text:p>67 165</text:p>
          </table:table-cell>
          <table:table-cell office:value-type="string" calcext:value-type="string">
            <text:p>56667.8</text:p>
          </table:table-cell>
          <table:table-cell office:value-type="float" office:value="1691337280" calcext:value-type="float">
            <text:p>1 691 337 280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8109" calcext:value-type="float">
            <text:p>58 109</text:p>
          </table:table-cell>
          <table:table-cell office:value-type="float" office:value="401408" calcext:value-type="float">
            <text:p>401 408</text:p>
          </table:table-cell>
          <table:table-cell office:value-type="string" calcext:value-type="string">
            <text:p>386233.6</text:p>
          </table:table-cell>
          <table:table-cell office:value-type="float" office:value="13874590821" calcext:value-type="float">
            <text:p>13 874 590 82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58181" calcext:value-type="float">
            <text:p>58 181</text:p>
          </table:table-cell>
          <table:table-cell office:value-type="float" office:value="369625" calcext:value-type="float">
            <text:p>369 625</text:p>
          </table:table-cell>
          <table:table-cell office:value-type="string" calcext:value-type="string">
            <text:p>327825.5</text:p>
          </table:table-cell>
          <table:table-cell office:value-type="string" calcext:value-type="string">
            <text:p>9983574853.8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6023" calcext:value-type="float">
            <text:p>6 023</text:p>
          </table:table-cell>
          <table:table-cell office:value-type="float" office:value="37430" calcext:value-type="float">
            <text:p>37 430</text:p>
          </table:table-cell>
          <table:table-cell office:value-type="string" calcext:value-type="string">
            <text:p>33946.8</text:p>
          </table:table-cell>
          <table:table-cell office:value-type="string" calcext:value-type="string">
            <text:p>1143816002.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6531" calcext:value-type="float">
            <text:p>6 531</text:p>
          </table:table-cell>
          <table:table-cell office:value-type="float" office:value="73382" calcext:value-type="float">
            <text:p>73 382</text:p>
          </table:table-cell>
          <table:table-cell office:value-type="string" calcext:value-type="string">
            <text:p>62155.4</text:p>
          </table:table-cell>
          <table:table-cell office:value-type="string" calcext:value-type="string">
            <text:p>1887636764.1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66729" calcext:value-type="float">
            <text:p>66 729</text:p>
          </table:table-cell>
          <table:table-cell office:value-type="float" office:value="499560" calcext:value-type="float">
            <text:p>499 560</text:p>
          </table:table-cell>
          <table:table-cell office:value-type="string" calcext:value-type="string">
            <text:p>482875.2</text:p>
          </table:table-cell>
          <table:table-cell office:value-type="float" office:value="17594904972" calcext:value-type="float">
            <text:p>17 594 904 97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65177" calcext:value-type="float">
            <text:p>65 177</text:p>
          </table:table-cell>
          <table:table-cell office:value-type="float" office:value="449241" calcext:value-type="float">
            <text:p>449 241</text:p>
          </table:table-cell>
          <table:table-cell office:value-type="string" calcext:value-type="string">
            <text:p>400808.9</text:p>
          </table:table-cell>
          <table:table-cell office:value-type="float" office:value="12362292804" calcext:value-type="float">
            <text:p>12 362 292 80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8688" calcext:value-type="float">
            <text:p>8 688</text:p>
          </table:table-cell>
          <table:table-cell office:value-type="float" office:value="67751" calcext:value-type="float">
            <text:p>67 751</text:p>
          </table:table-cell>
          <table:table-cell office:value-type="string" calcext:value-type="string">
            <text:p>61052.9</text:p>
          </table:table-cell>
          <table:table-cell office:value-type="string" calcext:value-type="string">
            <text:p>1970331924.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9523" calcext:value-type="float">
            <text:p>9 523</text:p>
          </table:table-cell>
          <table:table-cell office:value-type="float" office:value="127767" calcext:value-type="float">
            <text:p>127 767</text:p>
          </table:table-cell>
          <table:table-cell office:value-type="string" calcext:value-type="string">
            <text:p>107688.6</text:p>
          </table:table-cell>
          <table:table-cell office:value-type="string" calcext:value-type="string">
            <text:p>3179705695.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03636" calcext:value-type="float">
            <text:p>103 636</text:p>
          </table:table-cell>
          <table:table-cell office:value-type="float" office:value="896435" calcext:value-type="float">
            <text:p>896 435</text:p>
          </table:table-cell>
          <table:table-cell office:value-type="string" calcext:value-type="string">
            <text:p>861446.5</text:p>
          </table:table-cell>
          <table:table-cell office:value-type="float" office:value="31565312913" calcext:value-type="float">
            <text:p>31 565 312 913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99248" calcext:value-type="float">
            <text:p>99 248</text:p>
          </table:table-cell>
          <table:table-cell office:value-type="float" office:value="758696" calcext:value-type="float">
            <text:p>758 696</text:p>
          </table:table-cell>
          <table:table-cell office:value-type="string" calcext:value-type="string">
            <text:p>668188.6</text:p>
          </table:table-cell>
          <table:table-cell office:value-type="float" office:value="20990349594" calcext:value-type="float">
            <text:p>20 990 349 594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9385" calcext:value-type="float">
            <text:p>9 385</text:p>
          </table:table-cell>
          <table:table-cell office:value-type="float" office:value="61448" calcext:value-type="float">
            <text:p>61 448</text:p>
          </table:table-cell>
          <table:table-cell office:value-type="string" calcext:value-type="string">
            <text:p>55813.9</text:p>
          </table:table-cell>
          <table:table-cell office:value-type="string" calcext:value-type="string">
            <text:p>1966333967.4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1017" calcext:value-type="float">
            <text:p>11 017</text:p>
          </table:table-cell>
          <table:table-cell office:value-type="float" office:value="131535" calcext:value-type="float">
            <text:p>131 535</text:p>
          </table:table-cell>
          <table:table-cell office:value-type="string" calcext:value-type="string">
            <text:p>111439.4</text:p>
          </table:table-cell>
          <table:table-cell office:value-type="string" calcext:value-type="string">
            <text:p>3366786178.4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10432" calcext:value-type="float">
            <text:p>110 432</text:p>
          </table:table-cell>
          <table:table-cell office:value-type="float" office:value="817014" calcext:value-type="float">
            <text:p>817 014</text:p>
          </table:table-cell>
          <table:table-cell office:value-type="string" calcext:value-type="string">
            <text:p>786129.3</text:p>
          </table:table-cell>
          <table:table-cell office:value-type="float" office:value="29308055269" calcext:value-type="float">
            <text:p>29 308 055 26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10951" calcext:value-type="float">
            <text:p>110 951</text:p>
          </table:table-cell>
          <table:table-cell office:value-type="float" office:value="729678" calcext:value-type="float">
            <text:p>729 678</text:p>
          </table:table-cell>
          <table:table-cell office:value-type="string" calcext:value-type="string">
            <text:p>644548.8</text:p>
          </table:table-cell>
          <table:table-cell office:value-type="float" office:value="20174509797" calcext:value-type="float">
            <text:p>20 174 509 79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8736" calcext:value-type="float">
            <text:p>8 736</text:p>
          </table:table-cell>
          <table:table-cell office:value-type="float" office:value="52339" calcext:value-type="float">
            <text:p>52 339</text:p>
          </table:table-cell>
          <table:table-cell office:value-type="string" calcext:value-type="string">
            <text:p>48136.7</text:p>
          </table:table-cell>
          <table:table-cell office:value-type="string" calcext:value-type="string">
            <text:p>1674111069.2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0365" calcext:value-type="float">
            <text:p>10 365</text:p>
          </table:table-cell>
          <table:table-cell office:value-type="float" office:value="109032" calcext:value-type="float">
            <text:p>109 032</text:p>
          </table:table-cell>
          <table:table-cell office:value-type="string" calcext:value-type="string">
            <text:p>92093.2</text:p>
          </table:table-cell>
          <table:table-cell office:value-type="string" calcext:value-type="string">
            <text:p>2813793484.2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76371" calcext:value-type="float">
            <text:p>76 371</text:p>
          </table:table-cell>
          <table:table-cell office:value-type="float" office:value="620533" calcext:value-type="float">
            <text:p>620 533</text:p>
          </table:table-cell>
          <table:table-cell office:value-type="string" calcext:value-type="string">
            <text:p>602572.2</text:p>
          </table:table-cell>
          <table:table-cell office:value-type="float" office:value="21892754800" calcext:value-type="float">
            <text:p>21 892 754 800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7290" calcext:value-type="float">
            <text:p>77 290</text:p>
          </table:table-cell>
          <table:table-cell office:value-type="float" office:value="533009" calcext:value-type="float">
            <text:p>533 009</text:p>
          </table:table-cell>
          <table:table-cell office:value-type="string" calcext:value-type="string">
            <text:p>477230.2</text:p>
          </table:table-cell>
          <table:table-cell office:value-type="float" office:value="14675441737" calcext:value-type="float">
            <text:p>14 675 441 73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7399" calcext:value-type="float">
            <text:p>7 399</text:p>
          </table:table-cell>
          <table:table-cell office:value-type="float" office:value="49949" calcext:value-type="float">
            <text:p>49 949</text:p>
          </table:table-cell>
          <table:table-cell office:value-type="string" calcext:value-type="string">
            <text:p>46637.7</text:p>
          </table:table-cell>
          <table:table-cell office:value-type="float" office:value="1644456501" calcext:value-type="float">
            <text:p>1 644 456 50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8232" calcext:value-type="float">
            <text:p>8 232</text:p>
          </table:table-cell>
          <table:table-cell office:value-type="float" office:value="96987" calcext:value-type="float">
            <text:p>96 987</text:p>
          </table:table-cell>
          <table:table-cell office:value-type="float" office:value="84054" calcext:value-type="float">
            <text:p>84 054</text:p>
          </table:table-cell>
          <table:table-cell office:value-type="string" calcext:value-type="string">
            <text:p>2616950210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69008" calcext:value-type="float">
            <text:p>69 008</text:p>
          </table:table-cell>
          <table:table-cell office:value-type="float" office:value="495432" calcext:value-type="float">
            <text:p>495 432</text:p>
          </table:table-cell>
          <table:table-cell office:value-type="string" calcext:value-type="string">
            <text:p>480166.7</text:p>
          </table:table-cell>
          <table:table-cell office:value-type="float" office:value="17040405037" calcext:value-type="float">
            <text:p>17 040 405 03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69332" calcext:value-type="float">
            <text:p>69 332</text:p>
          </table:table-cell>
          <table:table-cell office:value-type="float" office:value="445315" calcext:value-type="float">
            <text:p>445 315</text:p>
          </table:table-cell>
          <table:table-cell office:value-type="string" calcext:value-type="string">
            <text:p>400152.6</text:p>
          </table:table-cell>
          <table:table-cell office:value-type="float" office:value="12193064992" calcext:value-type="float">
            <text:p>12 193 064 992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2269" calcext:value-type="float">
            <text:p>12 269</text:p>
          </table:table-cell>
          <table:table-cell office:value-type="float" office:value="74853" calcext:value-type="float">
            <text:p>74 853</text:p>
          </table:table-cell>
          <table:table-cell office:value-type="float" office:value="69934" calcext:value-type="float">
            <text:p>69 934</text:p>
          </table:table-cell>
          <table:table-cell office:value-type="string" calcext:value-type="string">
            <text:p>2385811670.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4171" calcext:value-type="float">
            <text:p>14 171</text:p>
          </table:table-cell>
          <table:table-cell office:value-type="float" office:value="143971" calcext:value-type="float">
            <text:p>143 971</text:p>
          </table:table-cell>
          <table:table-cell office:value-type="string" calcext:value-type="string">
            <text:p>124804.7</text:p>
          </table:table-cell>
          <table:table-cell office:value-type="string" calcext:value-type="string">
            <text:p>3833844055.9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39055" calcext:value-type="float">
            <text:p>139 055</text:p>
          </table:table-cell>
          <table:table-cell office:value-type="float" office:value="875085" calcext:value-type="float">
            <text:p>875 085</text:p>
          </table:table-cell>
          <table:table-cell office:value-type="string" calcext:value-type="string">
            <text:p>854062.7</text:p>
          </table:table-cell>
          <table:table-cell office:value-type="float" office:value="30313817477" calcext:value-type="float">
            <text:p>30 313 817 477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38463" calcext:value-type="float">
            <text:p>138 463</text:p>
          </table:table-cell>
          <table:table-cell office:value-type="float" office:value="818345" calcext:value-type="float">
            <text:p>818 345</text:p>
          </table:table-cell>
          <table:table-cell office:value-type="float" office:value="749340" calcext:value-type="float">
            <text:p>749 340</text:p>
          </table:table-cell>
          <table:table-cell office:value-type="float" office:value="22881297275" calcext:value-type="float">
            <text:p>22 881 297 275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2187" calcext:value-type="float">
            <text:p>12 187</text:p>
          </table:table-cell>
          <table:table-cell office:value-type="float" office:value="65206" calcext:value-type="float">
            <text:p>65 206</text:p>
          </table:table-cell>
          <table:table-cell office:value-type="string" calcext:value-type="string">
            <text:p>60350.3</text:p>
          </table:table-cell>
          <table:table-cell office:value-type="string" calcext:value-type="string">
            <text:p>1978509395.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4463" calcext:value-type="float">
            <text:p>14 463</text:p>
          </table:table-cell>
          <table:table-cell office:value-type="float" office:value="139780" calcext:value-type="float">
            <text:p>139 780</text:p>
          </table:table-cell>
          <table:table-cell office:value-type="float" office:value="118781" calcext:value-type="float">
            <text:p>118 781</text:p>
          </table:table-cell>
          <table:table-cell office:value-type="string" calcext:value-type="string">
            <text:p>3531325875.1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36924" calcext:value-type="float">
            <text:p>136 924</text:p>
          </table:table-cell>
          <table:table-cell office:value-type="float" office:value="860358" calcext:value-type="float">
            <text:p>860 358</text:p>
          </table:table-cell>
          <table:table-cell office:value-type="string" calcext:value-type="string">
            <text:p>829872.6</text:p>
          </table:table-cell>
          <table:table-cell office:value-type="float" office:value="30637214401" calcext:value-type="float">
            <text:p>30 637 214 401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31443" calcext:value-type="float">
            <text:p>131 443</text:p>
          </table:table-cell>
          <table:table-cell office:value-type="float" office:value="776072" calcext:value-type="float">
            <text:p>776 072</text:p>
          </table:table-cell>
          <table:table-cell office:value-type="string" calcext:value-type="string">
            <text:p>695159.9</text:p>
          </table:table-cell>
          <table:table-cell office:value-type="float" office:value="21824072826" calcext:value-type="float">
            <text:p>21 824 072 82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6101" calcext:value-type="float">
            <text:p>16 101</text:p>
          </table:table-cell>
          <table:table-cell office:value-type="float" office:value="89407" calcext:value-type="float">
            <text:p>89 407</text:p>
          </table:table-cell>
          <table:table-cell office:value-type="string" calcext:value-type="string">
            <text:p>80489.4</text:p>
          </table:table-cell>
          <table:table-cell office:value-type="string" calcext:value-type="string">
            <text:p>2766564316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8987" calcext:value-type="float">
            <text:p>18 987</text:p>
          </table:table-cell>
          <table:table-cell office:value-type="float" office:value="198096" calcext:value-type="float">
            <text:p>198 096</text:p>
          </table:table-cell>
          <table:table-cell office:value-type="string" calcext:value-type="string">
            <text:p>165418.6</text:p>
          </table:table-cell>
          <table:table-cell office:value-type="string" calcext:value-type="string">
            <text:p>5107537010.9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88256" calcext:value-type="float">
            <text:p>188 256</text:p>
          </table:table-cell>
          <table:table-cell office:value-type="float" office:value="1336726" calcext:value-type="float">
            <text:p>1 336 726</text:p>
          </table:table-cell>
          <table:table-cell office:value-type="string" calcext:value-type="string">
            <text:p>1285414.1</text:p>
          </table:table-cell>
          <table:table-cell office:value-type="float" office:value="50638791349" calcext:value-type="float">
            <text:p>50 638 791 349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83540" calcext:value-type="float">
            <text:p>183 540</text:p>
          </table:table-cell>
          <table:table-cell office:value-type="float" office:value="1155222" calcext:value-type="float">
            <text:p>1 155 222</text:p>
          </table:table-cell>
          <table:table-cell office:value-type="float" office:value="1024744" calcext:value-type="float">
            <text:p>1 024 744</text:p>
          </table:table-cell>
          <table:table-cell office:value-type="float" office:value="33628717415" calcext:value-type="float">
            <text:p>33 628 717 415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9133" calcext:value-type="float">
            <text:p>9 133</text:p>
          </table:table-cell>
          <table:table-cell office:value-type="float" office:value="47927" calcext:value-type="float">
            <text:p>47 927</text:p>
          </table:table-cell>
          <table:table-cell office:value-type="string" calcext:value-type="string">
            <text:p>44015.1</text:p>
          </table:table-cell>
          <table:table-cell office:value-type="string" calcext:value-type="string">
            <text:p>1558941920.5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0858" calcext:value-type="float">
            <text:p>10 858</text:p>
          </table:table-cell>
          <table:table-cell office:value-type="float" office:value="104844" calcext:value-type="float">
            <text:p>104 844</text:p>
          </table:table-cell>
          <table:table-cell office:value-type="string" calcext:value-type="string">
            <text:p>88953.3</text:p>
          </table:table-cell>
          <table:table-cell office:value-type="string" calcext:value-type="string">
            <text:p>2749628912.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36584" calcext:value-type="float">
            <text:p>136 584</text:p>
          </table:table-cell>
          <table:table-cell office:value-type="float" office:value="792294" calcext:value-type="float">
            <text:p>792 294</text:p>
          </table:table-cell>
          <table:table-cell office:value-type="string" calcext:value-type="string">
            <text:p>770545.9</text:p>
          </table:table-cell>
          <table:table-cell office:value-type="float" office:value="29470064463" calcext:value-type="float">
            <text:p>29 470 064 46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28536" calcext:value-type="float">
            <text:p>128 536</text:p>
          </table:table-cell>
          <table:table-cell office:value-type="float" office:value="726598" calcext:value-type="float">
            <text:p>726 598</text:p>
          </table:table-cell>
          <table:table-cell office:value-type="float" office:value="655483" calcext:value-type="float">
            <text:p>655 483</text:p>
          </table:table-cell>
          <table:table-cell office:value-type="float" office:value="21180154962" calcext:value-type="float">
            <text:p>21 180 154 962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615" calcext:value-type="float">
            <text:p>615</text:p>
          </table:table-cell>
          <table:table-cell office:value-type="float" office:value="2349" calcext:value-type="float">
            <text:p>2 349</text:p>
          </table:table-cell>
          <table:table-cell office:value-type="string" calcext:value-type="string">
            <text:p>2122.9</text:p>
          </table:table-cell>
          <table:table-cell office:value-type="string" calcext:value-type="string">
            <text:p>76466893.3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99" calcext:value-type="float">
            <text:p>799</text:p>
          </table:table-cell>
          <table:table-cell office:value-type="float" office:value="5641" calcext:value-type="float">
            <text:p>5 641</text:p>
          </table:table-cell>
          <table:table-cell office:value-type="string" calcext:value-type="string">
            <text:p>4637.5</text:p>
          </table:table-cell>
          <table:table-cell office:value-type="string" calcext:value-type="string">
            <text:p>137144107.6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2166" calcext:value-type="float">
            <text:p>12 166</text:p>
          </table:table-cell>
          <table:table-cell office:value-type="float" office:value="53665" calcext:value-type="float">
            <text:p>53 665</text:p>
          </table:table-cell>
          <table:table-cell office:value-type="string" calcext:value-type="string">
            <text:p>54564.6</text:p>
          </table:table-cell>
          <table:table-cell office:value-type="string" calcext:value-type="string">
            <text:p>1859845747.4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1384" calcext:value-type="float">
            <text:p>11 384</text:p>
          </table:table-cell>
          <table:table-cell office:value-type="float" office:value="44730" calcext:value-type="float">
            <text:p>44 730</text:p>
          </table:table-cell>
          <table:table-cell office:value-type="string" calcext:value-type="string">
            <text:p>43548.3</text:p>
          </table:table-cell>
          <table:table-cell office:value-type="string" calcext:value-type="string">
            <text:p>1365011829.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33" calcext:value-type="float">
            <text:p>533</text:p>
          </table:table-cell>
          <table:table-cell office:value-type="float" office:value="1192" calcext:value-type="float">
            <text:p>1 192</text:p>
          </table:table-cell>
          <table:table-cell office:value-type="string" calcext:value-type="string">
            <text:p>1052.1</text:p>
          </table:table-cell>
          <table:table-cell office:value-type="string" calcext:value-type="string">
            <text:p>24019049.4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32" calcext:value-type="float">
            <text:p>632</text:p>
          </table:table-cell>
          <table:table-cell office:value-type="float" office:value="1833" calcext:value-type="float">
            <text:p>1 833</text:p>
          </table:table-cell>
          <table:table-cell office:value-type="string" calcext:value-type="string">
            <text:p>1655.7</text:p>
          </table:table-cell>
          <table:table-cell office:value-type="string" calcext:value-type="string">
            <text:p>50066828.5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02" calcext:value-type="float">
            <text:p>702</text:p>
          </table:table-cell>
          <table:table-cell office:value-type="float" office:value="2671" calcext:value-type="float">
            <text:p>2 671</text:p>
          </table:table-cell>
          <table:table-cell office:value-type="string" calcext:value-type="string">
            <text:p>2414.5</text:p>
          </table:table-cell>
          <table:table-cell office:value-type="float" office:value="78000498" calcext:value-type="float">
            <text:p>78 000 49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14" calcext:value-type="float">
            <text:p>714</text:p>
          </table:table-cell>
          <table:table-cell office:value-type="float" office:value="4359" calcext:value-type="float">
            <text:p>4 359</text:p>
          </table:table-cell>
          <table:table-cell office:value-type="float" office:value="3900" calcext:value-type="float">
            <text:p>3 900</text:p>
          </table:table-cell>
          <table:table-cell office:value-type="string" calcext:value-type="string">
            <text:p>141424495.2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788" calcext:value-type="float">
            <text:p>5 788</text:p>
          </table:table-cell>
          <table:table-cell office:value-type="float" office:value="13500" calcext:value-type="float">
            <text:p>13 500</text:p>
          </table:table-cell>
          <table:table-cell office:value-type="string" calcext:value-type="string">
            <text:p>12107.8</text:p>
          </table:table-cell>
          <table:table-cell office:value-type="string" calcext:value-type="string">
            <text:p>304362875.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664" calcext:value-type="float">
            <text:p>6 664</text:p>
          </table:table-cell>
          <table:table-cell office:value-type="float" office:value="19773" calcext:value-type="float">
            <text:p>19 773</text:p>
          </table:table-cell>
          <table:table-cell office:value-type="string" calcext:value-type="string">
            <text:p>18544.7</text:p>
          </table:table-cell>
          <table:table-cell office:value-type="string" calcext:value-type="string">
            <text:p>633847839.4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828" calcext:value-type="float">
            <text:p>6 828</text:p>
          </table:table-cell>
          <table:table-cell office:value-type="float" office:value="26672" calcext:value-type="float">
            <text:p>26 672</text:p>
          </table:table-cell>
          <table:table-cell office:value-type="string" calcext:value-type="string">
            <text:p>25283.4</text:p>
          </table:table-cell>
          <table:table-cell office:value-type="string" calcext:value-type="string">
            <text:p>987216317.6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107" calcext:value-type="float">
            <text:p>7 107</text:p>
          </table:table-cell>
          <table:table-cell office:value-type="float" office:value="40339" calcext:value-type="float">
            <text:p>40 339</text:p>
          </table:table-cell>
          <table:table-cell office:value-type="string" calcext:value-type="string">
            <text:p>38612.3</text:p>
          </table:table-cell>
          <table:table-cell office:value-type="string" calcext:value-type="string">
            <text:p>1633552673.1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87" calcext:value-type="float">
            <text:p>487</text:p>
          </table:table-cell>
          <table:table-cell office:value-type="float" office:value="1357" calcext:value-type="float">
            <text:p>1 357</text:p>
          </table:table-cell>
          <table:table-cell office:value-type="string" calcext:value-type="string">
            <text:p>1059.7</text:p>
          </table:table-cell>
          <table:table-cell office:value-type="string" calcext:value-type="string">
            <text:p>25292893.5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04" calcext:value-type="float">
            <text:p>604</text:p>
          </table:table-cell>
          <table:table-cell office:value-type="float" office:value="2201" calcext:value-type="float">
            <text:p>2 201</text:p>
          </table:table-cell>
          <table:table-cell office:value-type="string" calcext:value-type="string">
            <text:p>1913.5</text:p>
          </table:table-cell>
          <table:table-cell office:value-type="string" calcext:value-type="string">
            <text:p>60938634.9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01" calcext:value-type="float">
            <text:p>601</text:p>
          </table:table-cell>
          <table:table-cell office:value-type="float" office:value="2791" calcext:value-type="float">
            <text:p>2 791</text:p>
          </table:table-cell>
          <table:table-cell office:value-type="string" calcext:value-type="string">
            <text:p>2406.7</text:p>
          </table:table-cell>
          <table:table-cell office:value-type="string" calcext:value-type="string">
            <text:p>81725516.4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42" calcext:value-type="float">
            <text:p>642</text:p>
          </table:table-cell>
          <table:table-cell office:value-type="float" office:value="4661" calcext:value-type="float">
            <text:p>4 661</text:p>
          </table:table-cell>
          <table:table-cell office:value-type="string" calcext:value-type="string">
            <text:p>3917.6</text:p>
          </table:table-cell>
          <table:table-cell office:value-type="string" calcext:value-type="string">
            <text:p>150973631.4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135" calcext:value-type="float">
            <text:p>5 135</text:p>
          </table:table-cell>
          <table:table-cell office:value-type="float" office:value="12940" calcext:value-type="float">
            <text:p>12 940</text:p>
          </table:table-cell>
          <table:table-cell office:value-type="string" calcext:value-type="string">
            <text:p>11487.4</text:p>
          </table:table-cell>
          <table:table-cell office:value-type="string" calcext:value-type="string">
            <text:p>287634061.9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145" calcext:value-type="float">
            <text:p>6 145</text:p>
          </table:table-cell>
          <table:table-cell office:value-type="float" office:value="19898" calcext:value-type="float">
            <text:p>19 898</text:p>
          </table:table-cell>
          <table:table-cell office:value-type="string" calcext:value-type="string">
            <text:p>18925.1</text:p>
          </table:table-cell>
          <table:table-cell office:value-type="string" calcext:value-type="string">
            <text:p>647195153.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339" calcext:value-type="float">
            <text:p>6 339</text:p>
          </table:table-cell>
          <table:table-cell office:value-type="float" office:value="26323" calcext:value-type="float">
            <text:p>26 323</text:p>
          </table:table-cell>
          <table:table-cell office:value-type="string" calcext:value-type="string">
            <text:p>25186.5</text:p>
          </table:table-cell>
          <table:table-cell office:value-type="float" office:value="963088519" calcext:value-type="float">
            <text:p>963 088 519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175" calcext:value-type="float">
            <text:p>7 175</text:p>
          </table:table-cell>
          <table:table-cell office:value-type="float" office:value="44508" calcext:value-type="float">
            <text:p>44 508</text:p>
          </table:table-cell>
          <table:table-cell office:value-type="string" calcext:value-type="string">
            <text:p>42854.4</text:p>
          </table:table-cell>
          <table:table-cell office:value-type="string" calcext:value-type="string">
            <text:p>1737252309.5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88" calcext:value-type="float">
            <text:p>288</text:p>
          </table:table-cell>
          <table:table-cell office:value-type="float" office:value="1087" calcext:value-type="float">
            <text:p>1 087</text:p>
          </table:table-cell>
          <table:table-cell office:value-type="string" calcext:value-type="string">
            <text:p>907.5</text:p>
          </table:table-cell>
          <table:table-cell office:value-type="string" calcext:value-type="string">
            <text:p>22522591.4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93" calcext:value-type="float">
            <text:p>293</text:p>
          </table:table-cell>
          <table:table-cell office:value-type="float" office:value="1207" calcext:value-type="float">
            <text:p>1 207</text:p>
          </table:table-cell>
          <table:table-cell office:value-type="string" calcext:value-type="string">
            <text:p>1087.6</text:p>
          </table:table-cell>
          <table:table-cell office:value-type="string" calcext:value-type="string">
            <text:p>34571505.8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77" calcext:value-type="float">
            <text:p>277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865.9</text:p>
          </table:table-cell>
          <table:table-cell office:value-type="string" calcext:value-type="string">
            <text:p>30251292.9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258" calcext:value-type="float">
            <text:p>258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879.2</text:p>
          </table:table-cell>
          <table:table-cell office:value-type="string" calcext:value-type="string">
            <text:p>36629011.2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969" calcext:value-type="float">
            <text:p>2 969</text:p>
          </table:table-cell>
          <table:table-cell office:value-type="float" office:value="10239" calcext:value-type="float">
            <text:p>10 239</text:p>
          </table:table-cell>
          <table:table-cell office:value-type="string" calcext:value-type="string">
            <text:p>8968.9</text:p>
          </table:table-cell>
          <table:table-cell office:value-type="float" office:value="248238359" calcext:value-type="float">
            <text:p>248 238 359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294" calcext:value-type="float">
            <text:p>3 294</text:p>
          </table:table-cell>
          <table:table-cell office:value-type="float" office:value="13932" calcext:value-type="float">
            <text:p>13 932</text:p>
          </table:table-cell>
          <table:table-cell office:value-type="string" calcext:value-type="string">
            <text:p>13144.4</text:p>
          </table:table-cell>
          <table:table-cell office:value-type="string" calcext:value-type="string">
            <text:p>479961793.2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940" calcext:value-type="float">
            <text:p>2 940</text:p>
          </table:table-cell>
          <table:table-cell office:value-type="float" office:value="13476" calcext:value-type="float">
            <text:p>13 476</text:p>
          </table:table-cell>
          <table:table-cell office:value-type="string" calcext:value-type="string">
            <text:p>12781.8</text:p>
          </table:table-cell>
          <table:table-cell office:value-type="string" calcext:value-type="string">
            <text:p>521195171.9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2733" calcext:value-type="float">
            <text:p>2 733</text:p>
          </table:table-cell>
          <table:table-cell office:value-type="float" office:value="16493" calcext:value-type="float">
            <text:p>16 493</text:p>
          </table:table-cell>
          <table:table-cell office:value-type="string" calcext:value-type="string">
            <text:p>15800.9</text:p>
          </table:table-cell>
          <table:table-cell office:value-type="string" calcext:value-type="string">
            <text:p>737159582.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17" calcext:value-type="float">
            <text:p>1 117</text:p>
          </table:table-cell>
          <table:table-cell office:value-type="float" office:value="4106" calcext:value-type="float">
            <text:p>4 106</text:p>
          </table:table-cell>
          <table:table-cell office:value-type="string" calcext:value-type="string">
            <text:p>3435.9</text:p>
          </table:table-cell>
          <table:table-cell office:value-type="string" calcext:value-type="string">
            <text:p>81399581.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90" calcext:value-type="float">
            <text:p>1 290</text:p>
          </table:table-cell>
          <table:table-cell office:value-type="float" office:value="6187" calcext:value-type="float">
            <text:p>6 187</text:p>
          </table:table-cell>
          <table:table-cell office:value-type="float" office:value="5436" calcext:value-type="float">
            <text:p>5 436</text:p>
          </table:table-cell>
          <table:table-cell office:value-type="string" calcext:value-type="string">
            <text:p>168140914.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21" calcext:value-type="float">
            <text:p>1 221</text:p>
          </table:table-cell>
          <table:table-cell office:value-type="float" office:value="5984" calcext:value-type="float">
            <text:p>5 984</text:p>
          </table:table-cell>
          <table:table-cell office:value-type="string" calcext:value-type="string">
            <text:p>5347.6</text:p>
          </table:table-cell>
          <table:table-cell office:value-type="string" calcext:value-type="string">
            <text:p>183165146.7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079" calcext:value-type="float">
            <text:p>1 079</text:p>
          </table:table-cell>
          <table:table-cell office:value-type="float" office:value="5367" calcext:value-type="float">
            <text:p>5 367</text:p>
          </table:table-cell>
          <table:table-cell office:value-type="string" calcext:value-type="string">
            <text:p>4706.4</text:p>
          </table:table-cell>
          <table:table-cell office:value-type="string" calcext:value-type="string">
            <text:p>183873599.1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920" calcext:value-type="float">
            <text:p>12 920</text:p>
          </table:table-cell>
          <table:table-cell office:value-type="float" office:value="40577" calcext:value-type="float">
            <text:p>40 577</text:p>
          </table:table-cell>
          <table:table-cell office:value-type="string" calcext:value-type="string">
            <text:p>35694.3</text:p>
          </table:table-cell>
          <table:table-cell office:value-type="float" office:value="850695546" calcext:value-type="float">
            <text:p>850 695 546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3545" calcext:value-type="float">
            <text:p>13 545</text:p>
          </table:table-cell>
          <table:table-cell office:value-type="float" office:value="53997" calcext:value-type="float">
            <text:p>53 997</text:p>
          </table:table-cell>
          <table:table-cell office:value-type="string" calcext:value-type="string">
            <text:p>50543.9</text:p>
          </table:table-cell>
          <table:table-cell office:value-type="string" calcext:value-type="string">
            <text:p>1679172695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211" calcext:value-type="float">
            <text:p>12 211</text:p>
          </table:table-cell>
          <table:table-cell office:value-type="float" office:value="55442" calcext:value-type="float">
            <text:p>55 442</text:p>
          </table:table-cell>
          <table:table-cell office:value-type="string" calcext:value-type="string">
            <text:p>52471.9</text:p>
          </table:table-cell>
          <table:table-cell office:value-type="string" calcext:value-type="string">
            <text:p>2032627784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1326" calcext:value-type="float">
            <text:p>11 326</text:p>
          </table:table-cell>
          <table:table-cell office:value-type="float" office:value="61492" calcext:value-type="float">
            <text:p>61 492</text:p>
          </table:table-cell>
          <table:table-cell office:value-type="float" office:value="59007" calcext:value-type="float">
            <text:p>59 007</text:p>
          </table:table-cell>
          <table:table-cell office:value-type="string" calcext:value-type="string">
            <text:p>2454714945.9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5249" calcext:value-type="float">
            <text:p>15 249</text:p>
          </table:table-cell>
          <table:table-cell office:value-type="float" office:value="68379" calcext:value-type="float">
            <text:p>68 379</text:p>
          </table:table-cell>
          <table:table-cell office:value-type="string" calcext:value-type="string">
            <text:p>58547.4</text:p>
          </table:table-cell>
          <table:table-cell office:value-type="string" calcext:value-type="string">
            <text:p>1608332819.5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7767" calcext:value-type="float">
            <text:p>17 767</text:p>
          </table:table-cell>
          <table:table-cell office:value-type="float" office:value="98571" calcext:value-type="float">
            <text:p>98 571</text:p>
          </table:table-cell>
          <table:table-cell office:value-type="string" calcext:value-type="string">
            <text:p>88371.6</text:p>
          </table:table-cell>
          <table:table-cell office:value-type="string" calcext:value-type="string">
            <text:p>3206099609.7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7810" calcext:value-type="float">
            <text:p>17 810</text:p>
          </table:table-cell>
          <table:table-cell office:value-type="float" office:value="95458" calcext:value-type="float">
            <text:p>95 458</text:p>
          </table:table-cell>
          <table:table-cell office:value-type="string" calcext:value-type="string">
            <text:p>84536.7</text:p>
          </table:table-cell>
          <table:table-cell office:value-type="string" calcext:value-type="string">
            <text:p>3509333263.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9747" calcext:value-type="float">
            <text:p>19 747</text:p>
          </table:table-cell>
          <table:table-cell office:value-type="float" office:value="125180" calcext:value-type="float">
            <text:p>125 180</text:p>
          </table:table-cell>
          <table:table-cell office:value-type="string" calcext:value-type="string">
            <text:p>107847.3</text:p>
          </table:table-cell>
          <table:table-cell office:value-type="string" calcext:value-type="string">
            <text:p>4976034075.2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24118" calcext:value-type="float">
            <text:p>224 118</text:p>
          </table:table-cell>
          <table:table-cell office:value-type="float" office:value="1120358" calcext:value-type="float">
            <text:p>1 120 358</text:p>
          </table:table-cell>
          <table:table-cell office:value-type="string" calcext:value-type="string">
            <text:p>1002338.9</text:p>
          </table:table-cell>
          <table:table-cell office:value-type="float" office:value="30385205970" calcext:value-type="float">
            <text:p>30 385 205 970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51214" calcext:value-type="float">
            <text:p>251 214</text:p>
          </table:table-cell>
          <table:table-cell office:value-type="float" office:value="1346430" calcext:value-type="float">
            <text:p>1 346 430</text:p>
          </table:table-cell>
          <table:table-cell office:value-type="string" calcext:value-type="string">
            <text:p>1279424.8</text:p>
          </table:table-cell>
          <table:table-cell office:value-type="float" office:value="55896530554" calcext:value-type="float">
            <text:p>55 896 530 55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39353" calcext:value-type="float">
            <text:p>239 353</text:p>
          </table:table-cell>
          <table:table-cell office:value-type="float" office:value="1310155" calcext:value-type="float">
            <text:p>1 310 155</text:p>
          </table:table-cell>
          <table:table-cell office:value-type="string" calcext:value-type="string">
            <text:p>1238543.5</text:p>
          </table:table-cell>
          <table:table-cell office:value-type="float" office:value="64760414150" calcext:value-type="float">
            <text:p>64 760 414 150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250181" calcext:value-type="float">
            <text:p>250 181</text:p>
          </table:table-cell>
          <table:table-cell office:value-type="float" office:value="1449071" calcext:value-type="float">
            <text:p>1 449 071</text:p>
          </table:table-cell>
          <table:table-cell office:value-type="string" calcext:value-type="string">
            <text:p>1366650.9</text:p>
          </table:table-cell>
          <table:table-cell office:value-type="float" office:value="77923745648" calcext:value-type="float">
            <text:p>77 923 745 648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054" calcext:value-type="float">
            <text:p>4 054</text:p>
          </table:table-cell>
          <table:table-cell office:value-type="float" office:value="14164" calcext:value-type="float">
            <text:p>14 164</text:p>
          </table:table-cell>
          <table:table-cell office:value-type="string" calcext:value-type="string">
            <text:p>12476.4</text:p>
          </table:table-cell>
          <table:table-cell office:value-type="string" calcext:value-type="string">
            <text:p>298354814.9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474" calcext:value-type="float">
            <text:p>4 474</text:p>
          </table:table-cell>
          <table:table-cell office:value-type="float" office:value="20225" calcext:value-type="float">
            <text:p>20 225</text:p>
          </table:table-cell>
          <table:table-cell office:value-type="string" calcext:value-type="string">
            <text:p>18029.4</text:p>
          </table:table-cell>
          <table:table-cell office:value-type="string" calcext:value-type="string">
            <text:p>546969812.1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274" calcext:value-type="float">
            <text:p>4 274</text:p>
          </table:table-cell>
          <table:table-cell office:value-type="float" office:value="21816" calcext:value-type="float">
            <text:p>21 816</text:p>
          </table:table-cell>
          <table:table-cell office:value-type="float" office:value="19519" calcext:value-type="float">
            <text:p>19 519</text:p>
          </table:table-cell>
          <table:table-cell office:value-type="string" calcext:value-type="string">
            <text:p>659470424.1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4608" calcext:value-type="float">
            <text:p>4 608</text:p>
          </table:table-cell>
          <table:table-cell office:value-type="float" office:value="27248" calcext:value-type="float">
            <text:p>27 248</text:p>
          </table:table-cell>
          <table:table-cell office:value-type="string" calcext:value-type="string">
            <text:p>23703.1</text:p>
          </table:table-cell>
          <table:table-cell office:value-type="string" calcext:value-type="string">
            <text:p>851795540.5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0249" calcext:value-type="float">
            <text:p>40 249</text:p>
          </table:table-cell>
          <table:table-cell office:value-type="float" office:value="143661" calcext:value-type="float">
            <text:p>143 661</text:p>
          </table:table-cell>
          <table:table-cell office:value-type="string" calcext:value-type="string">
            <text:p>128970.5</text:p>
          </table:table-cell>
          <table:table-cell office:value-type="string" calcext:value-type="string">
            <text:p>3125096530.5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9357" calcext:value-type="float">
            <text:p>39 357</text:p>
          </table:table-cell>
          <table:table-cell office:value-type="float" office:value="168045" calcext:value-type="float">
            <text:p>168 045</text:p>
          </table:table-cell>
          <table:table-cell office:value-type="string" calcext:value-type="string">
            <text:p>158798.8</text:p>
          </table:table-cell>
          <table:table-cell office:value-type="float" office:value="5165901869" calcext:value-type="float">
            <text:p>5 165 901 869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8330" calcext:value-type="float">
            <text:p>38 330</text:p>
          </table:table-cell>
          <table:table-cell office:value-type="float" office:value="189838" calcext:value-type="float">
            <text:p>189 838</text:p>
          </table:table-cell>
          <table:table-cell office:value-type="string" calcext:value-type="string">
            <text:p>179699.9</text:p>
          </table:table-cell>
          <table:table-cell office:value-type="string" calcext:value-type="string">
            <text:p>6529624041.4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40713" calcext:value-type="float">
            <text:p>40 713</text:p>
          </table:table-cell>
          <table:table-cell office:value-type="float" office:value="221094" calcext:value-type="float">
            <text:p>221 094</text:p>
          </table:table-cell>
          <table:table-cell office:value-type="string" calcext:value-type="string">
            <text:p>209167.2</text:p>
          </table:table-cell>
          <table:table-cell office:value-type="string" calcext:value-type="string">
            <text:p>8013137739.9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790" calcext:value-type="float">
            <text:p>4 790</text:p>
          </table:table-cell>
          <table:table-cell office:value-type="float" office:value="17426" calcext:value-type="float">
            <text:p>17 426</text:p>
          </table:table-cell>
          <table:table-cell office:value-type="string" calcext:value-type="string">
            <text:p>15062.3</text:p>
          </table:table-cell>
          <table:table-cell office:value-type="string" calcext:value-type="string">
            <text:p>357896449.5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266" calcext:value-type="float">
            <text:p>5 266</text:p>
          </table:table-cell>
          <table:table-cell office:value-type="float" office:value="23223" calcext:value-type="float">
            <text:p>23 223</text:p>
          </table:table-cell>
          <table:table-cell office:value-type="string" calcext:value-type="string">
            <text:p>20295.6</text:p>
          </table:table-cell>
          <table:table-cell office:value-type="string" calcext:value-type="string">
            <text:p>598350749.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276" calcext:value-type="float">
            <text:p>5 276</text:p>
          </table:table-cell>
          <table:table-cell office:value-type="float" office:value="25452" calcext:value-type="float">
            <text:p>25 452</text:p>
          </table:table-cell>
          <table:table-cell office:value-type="string" calcext:value-type="string">
            <text:p>22156.6</text:p>
          </table:table-cell>
          <table:table-cell office:value-type="string" calcext:value-type="string">
            <text:p>722203105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410" calcext:value-type="float">
            <text:p>5 410</text:p>
          </table:table-cell>
          <table:table-cell office:value-type="float" office:value="32427" calcext:value-type="float">
            <text:p>32 427</text:p>
          </table:table-cell>
          <table:table-cell office:value-type="string" calcext:value-type="string">
            <text:p>27551.8</text:p>
          </table:table-cell>
          <table:table-cell office:value-type="string" calcext:value-type="string">
            <text:p>974253706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6100" calcext:value-type="float">
            <text:p>46 100</text:p>
          </table:table-cell>
          <table:table-cell office:value-type="float" office:value="153563" calcext:value-type="float">
            <text:p>153 563</text:p>
          </table:table-cell>
          <table:table-cell office:value-type="string" calcext:value-type="string">
            <text:p>138138.9</text:p>
          </table:table-cell>
          <table:table-cell office:value-type="string" calcext:value-type="string">
            <text:p>3294648140.7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4373" calcext:value-type="float">
            <text:p>44 373</text:p>
          </table:table-cell>
          <table:table-cell office:value-type="float" office:value="175501" calcext:value-type="float">
            <text:p>175 501</text:p>
          </table:table-cell>
          <table:table-cell office:value-type="string" calcext:value-type="string">
            <text:p>164117.3</text:p>
          </table:table-cell>
          <table:table-cell office:value-type="string" calcext:value-type="string">
            <text:p>5272326872.5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3093" calcext:value-type="float">
            <text:p>43 093</text:p>
          </table:table-cell>
          <table:table-cell office:value-type="float" office:value="199594" calcext:value-type="float">
            <text:p>199 594</text:p>
          </table:table-cell>
          <table:table-cell office:value-type="string" calcext:value-type="string">
            <text:p>186376.4</text:p>
          </table:table-cell>
          <table:table-cell office:value-type="string" calcext:value-type="string">
            <text:p>6715540952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46506" calcext:value-type="float">
            <text:p>46 506</text:p>
          </table:table-cell>
          <table:table-cell office:value-type="float" office:value="242375" calcext:value-type="float">
            <text:p>242 375</text:p>
          </table:table-cell>
          <table:table-cell office:value-type="string" calcext:value-type="string">
            <text:p>225426.4</text:p>
          </table:table-cell>
          <table:table-cell office:value-type="string" calcext:value-type="string">
            <text:p>8575649709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742" calcext:value-type="float">
            <text:p>4 742</text:p>
          </table:table-cell>
          <table:table-cell office:value-type="float" office:value="18924" calcext:value-type="float">
            <text:p>18 924</text:p>
          </table:table-cell>
          <table:table-cell office:value-type="float" office:value="16192" calcext:value-type="float">
            <text:p>16 192</text:p>
          </table:table-cell>
          <table:table-cell office:value-type="string" calcext:value-type="string">
            <text:p>391607112.8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214" calcext:value-type="float">
            <text:p>5 214</text:p>
          </table:table-cell>
          <table:table-cell office:value-type="float" office:value="27162" calcext:value-type="float">
            <text:p>27 162</text:p>
          </table:table-cell>
          <table:table-cell office:value-type="string" calcext:value-type="string">
            <text:p>23821.5</text:p>
          </table:table-cell>
          <table:table-cell office:value-type="string" calcext:value-type="string">
            <text:p>704324242.8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183" calcext:value-type="float">
            <text:p>5 183</text:p>
          </table:table-cell>
          <table:table-cell office:value-type="float" office:value="29590" calcext:value-type="float">
            <text:p>29 590</text:p>
          </table:table-cell>
          <table:table-cell office:value-type="float" office:value="25980" calcext:value-type="float">
            <text:p>25 980</text:p>
          </table:table-cell>
          <table:table-cell office:value-type="string" calcext:value-type="string">
            <text:p>858198063.7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445" calcext:value-type="float">
            <text:p>5 445</text:p>
          </table:table-cell>
          <table:table-cell office:value-type="float" office:value="35136" calcext:value-type="float">
            <text:p>35 136</text:p>
          </table:table-cell>
          <table:table-cell office:value-type="string" calcext:value-type="string">
            <text:p>30108.7</text:p>
          </table:table-cell>
          <table:table-cell office:value-type="float" office:value="1077323347" calcext:value-type="float">
            <text:p>1 077 323 347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5184" calcext:value-type="float">
            <text:p>55 184</text:p>
          </table:table-cell>
          <table:table-cell office:value-type="float" office:value="196226" calcext:value-type="float">
            <text:p>196 226</text:p>
          </table:table-cell>
          <table:table-cell office:value-type="string" calcext:value-type="string">
            <text:p>176310.9</text:p>
          </table:table-cell>
          <table:table-cell office:value-type="string" calcext:value-type="string">
            <text:p>4256882609.4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2078" calcext:value-type="float">
            <text:p>52 078</text:p>
          </table:table-cell>
          <table:table-cell office:value-type="float" office:value="229504" calcext:value-type="float">
            <text:p>229 504</text:p>
          </table:table-cell>
          <table:table-cell office:value-type="string" calcext:value-type="string">
            <text:p>216097.3</text:p>
          </table:table-cell>
          <table:table-cell office:value-type="string" calcext:value-type="string">
            <text:p>7065562904.8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8580" calcext:value-type="float">
            <text:p>48 580</text:p>
          </table:table-cell>
          <table:table-cell office:value-type="float" office:value="243690" calcext:value-type="float">
            <text:p>243 690</text:p>
          </table:table-cell>
          <table:table-cell office:value-type="string" calcext:value-type="string">
            <text:p>229462.4</text:p>
          </table:table-cell>
          <table:table-cell office:value-type="string" calcext:value-type="string">
            <text:p>8440177787.3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1438" calcext:value-type="float">
            <text:p>51 438</text:p>
          </table:table-cell>
          <table:table-cell office:value-type="float" office:value="279381" calcext:value-type="float">
            <text:p>279 381</text:p>
          </table:table-cell>
          <table:table-cell office:value-type="string" calcext:value-type="string">
            <text:p>261813.5</text:p>
          </table:table-cell>
          <table:table-cell office:value-type="float" office:value="10194574474" calcext:value-type="float">
            <text:p>10 194 574 47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978" calcext:value-type="float">
            <text:p>6 978</text:p>
          </table:table-cell>
          <table:table-cell office:value-type="float" office:value="35359" calcext:value-type="float">
            <text:p>35 359</text:p>
          </table:table-cell>
          <table:table-cell office:value-type="string" calcext:value-type="string">
            <text:p>29904.3</text:p>
          </table:table-cell>
          <table:table-cell office:value-type="string" calcext:value-type="string">
            <text:p>689762347.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957" calcext:value-type="float">
            <text:p>7 957</text:p>
          </table:table-cell>
          <table:table-cell office:value-type="float" office:value="49221" calcext:value-type="float">
            <text:p>49 221</text:p>
          </table:table-cell>
          <table:table-cell office:value-type="string" calcext:value-type="string">
            <text:p>42950.1</text:p>
          </table:table-cell>
          <table:table-cell office:value-type="string" calcext:value-type="string">
            <text:p>1225102050.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869" calcext:value-type="float">
            <text:p>7 869</text:p>
          </table:table-cell>
          <table:table-cell office:value-type="float" office:value="52028" calcext:value-type="float">
            <text:p>52 028</text:p>
          </table:table-cell>
          <table:table-cell office:value-type="float" office:value="45420" calcext:value-type="float">
            <text:p>45 420</text:p>
          </table:table-cell>
          <table:table-cell office:value-type="string" calcext:value-type="string">
            <text:p>1453676338.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8012" calcext:value-type="float">
            <text:p>8 012</text:p>
          </table:table-cell>
          <table:table-cell office:value-type="float" office:value="58910" calcext:value-type="float">
            <text:p>58 910</text:p>
          </table:table-cell>
          <table:table-cell office:value-type="string" calcext:value-type="string">
            <text:p>50467.2</text:p>
          </table:table-cell>
          <table:table-cell office:value-type="string" calcext:value-type="string">
            <text:p>1781496883.3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2680" calcext:value-type="float">
            <text:p>82 680</text:p>
          </table:table-cell>
          <table:table-cell office:value-type="float" office:value="338538" calcext:value-type="float">
            <text:p>338 538</text:p>
          </table:table-cell>
          <table:table-cell office:value-type="string" calcext:value-type="string">
            <text:p>298541.7</text:p>
          </table:table-cell>
          <table:table-cell office:value-type="string" calcext:value-type="string">
            <text:p>7394114182.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3677" calcext:value-type="float">
            <text:p>83 677</text:p>
          </table:table-cell>
          <table:table-cell office:value-type="float" office:value="420690" calcext:value-type="float">
            <text:p>420 690</text:p>
          </table:table-cell>
          <table:table-cell office:value-type="string" calcext:value-type="string">
            <text:p>393744.6</text:p>
          </table:table-cell>
          <table:table-cell office:value-type="float" office:value="12998455677" calcext:value-type="float">
            <text:p>12 998 455 67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8428" calcext:value-type="float">
            <text:p>78 428</text:p>
          </table:table-cell>
          <table:table-cell office:value-type="float" office:value="432978" calcext:value-type="float">
            <text:p>432 978</text:p>
          </table:table-cell>
          <table:table-cell office:value-type="string" calcext:value-type="string">
            <text:p>405234.8</text:p>
          </table:table-cell>
          <table:table-cell office:value-type="float" office:value="15099418428" calcext:value-type="float">
            <text:p>15 099 418 42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9194" calcext:value-type="float">
            <text:p>79 194</text:p>
          </table:table-cell>
          <table:table-cell office:value-type="float" office:value="462925" calcext:value-type="float">
            <text:p>462 925</text:p>
          </table:table-cell>
          <table:table-cell office:value-type="float" office:value="432114" calcext:value-type="float">
            <text:p>432 114</text:p>
          </table:table-cell>
          <table:table-cell office:value-type="float" office:value="17063674218" calcext:value-type="float">
            <text:p>17 063 674 218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831" calcext:value-type="float">
            <text:p>7 831</text:p>
          </table:table-cell>
          <table:table-cell office:value-type="float" office:value="36645" calcext:value-type="float">
            <text:p>36 645</text:p>
          </table:table-cell>
          <table:table-cell office:value-type="string" calcext:value-type="string">
            <text:p>31462.4</text:p>
          </table:table-cell>
          <table:table-cell office:value-type="string" calcext:value-type="string">
            <text:p>752583095.6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872" calcext:value-type="float">
            <text:p>8 872</text:p>
          </table:table-cell>
          <table:table-cell office:value-type="float" office:value="47333" calcext:value-type="float">
            <text:p>47 333</text:p>
          </table:table-cell>
          <table:table-cell office:value-type="string" calcext:value-type="string">
            <text:p>41641.9</text:p>
          </table:table-cell>
          <table:table-cell office:value-type="string" calcext:value-type="string">
            <text:p>1247574193.3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552" calcext:value-type="float">
            <text:p>8 552</text:p>
          </table:table-cell>
          <table:table-cell office:value-type="float" office:value="47206" calcext:value-type="float">
            <text:p>47 206</text:p>
          </table:table-cell>
          <table:table-cell office:value-type="string" calcext:value-type="string">
            <text:p>41245.7</text:p>
          </table:table-cell>
          <table:table-cell office:value-type="string" calcext:value-type="string">
            <text:p>1373877200.2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9106" calcext:value-type="float">
            <text:p>9 106</text:p>
          </table:table-cell>
          <table:table-cell office:value-type="float" office:value="61799" calcext:value-type="float">
            <text:p>61 799</text:p>
          </table:table-cell>
          <table:table-cell office:value-type="string" calcext:value-type="string">
            <text:p>52903.3</text:p>
          </table:table-cell>
          <table:table-cell office:value-type="string" calcext:value-type="string">
            <text:p>1959085656.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6572" calcext:value-type="float">
            <text:p>86 572</text:p>
          </table:table-cell>
          <table:table-cell office:value-type="float" office:value="313318" calcext:value-type="float">
            <text:p>313 318</text:p>
          </table:table-cell>
          <table:table-cell office:value-type="string" calcext:value-type="string">
            <text:p>280636.9</text:p>
          </table:table-cell>
          <table:table-cell office:value-type="string" calcext:value-type="string">
            <text:p>6866952816.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7303" calcext:value-type="float">
            <text:p>87 303</text:p>
          </table:table-cell>
          <table:table-cell office:value-type="float" office:value="365921" calcext:value-type="float">
            <text:p>365 921</text:p>
          </table:table-cell>
          <table:table-cell office:value-type="string" calcext:value-type="string">
            <text:p>343251.3</text:p>
          </table:table-cell>
          <table:table-cell office:value-type="float" office:value="11385320033" calcext:value-type="float">
            <text:p>11 385 320 033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2926" calcext:value-type="float">
            <text:p>82 926</text:p>
          </table:table-cell>
          <table:table-cell office:value-type="float" office:value="391950" calcext:value-type="float">
            <text:p>391 950</text:p>
          </table:table-cell>
          <table:table-cell office:value-type="string" calcext:value-type="string">
            <text:p>366286.8</text:p>
          </table:table-cell>
          <table:table-cell office:value-type="float" office:value="13666735070" calcext:value-type="float">
            <text:p>13 666 735 070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90040" calcext:value-type="float">
            <text:p>90 040</text:p>
          </table:table-cell>
          <table:table-cell office:value-type="float" office:value="475503" calcext:value-type="float">
            <text:p>475 503</text:p>
          </table:table-cell>
          <table:table-cell office:value-type="string" calcext:value-type="string">
            <text:p>440503.1</text:p>
          </table:table-cell>
          <table:table-cell office:value-type="float" office:value="17563557147" calcext:value-type="float">
            <text:p>17 563 557 14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425" calcext:value-type="float">
            <text:p>7 425</text:p>
          </table:table-cell>
          <table:table-cell office:value-type="float" office:value="26762" calcext:value-type="float">
            <text:p>26 762</text:p>
          </table:table-cell>
          <table:table-cell office:value-type="string" calcext:value-type="string">
            <text:p>23385.5</text:p>
          </table:table-cell>
          <table:table-cell office:value-type="string" calcext:value-type="string">
            <text:p>566821141.4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463" calcext:value-type="float">
            <text:p>8 463</text:p>
          </table:table-cell>
          <table:table-cell office:value-type="float" office:value="39434" calcext:value-type="float">
            <text:p>39 434</text:p>
          </table:table-cell>
          <table:table-cell office:value-type="string" calcext:value-type="string">
            <text:p>34428.9</text:p>
          </table:table-cell>
          <table:table-cell office:value-type="string" calcext:value-type="string">
            <text:p>1026461558.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236" calcext:value-type="float">
            <text:p>8 236</text:p>
          </table:table-cell>
          <table:table-cell office:value-type="float" office:value="44466" calcext:value-type="float">
            <text:p>44 466</text:p>
          </table:table-cell>
          <table:table-cell office:value-type="string" calcext:value-type="string">
            <text:p>38873.8</text:p>
          </table:table-cell>
          <table:table-cell office:value-type="string" calcext:value-type="string">
            <text:p>1307920886.1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8220" calcext:value-type="float">
            <text:p>8 220</text:p>
          </table:table-cell>
          <table:table-cell office:value-type="float" office:value="50709" calcext:value-type="float">
            <text:p>50 709</text:p>
          </table:table-cell>
          <table:table-cell office:value-type="string" calcext:value-type="string">
            <text:p>43541.8</text:p>
          </table:table-cell>
          <table:table-cell office:value-type="string" calcext:value-type="string">
            <text:p>1586700967.2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5708" calcext:value-type="float">
            <text:p>65 708</text:p>
          </table:table-cell>
          <table:table-cell office:value-type="float" office:value="248790" calcext:value-type="float">
            <text:p>248 790</text:p>
          </table:table-cell>
          <table:table-cell office:value-type="string" calcext:value-type="string">
            <text:p>227414.6</text:p>
          </table:table-cell>
          <table:table-cell office:value-type="string" calcext:value-type="string">
            <text:p>5505733566.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1487" calcext:value-type="float">
            <text:p>61 487</text:p>
          </table:table-cell>
          <table:table-cell office:value-type="float" office:value="282571" calcext:value-type="float">
            <text:p>282 571</text:p>
          </table:table-cell>
          <table:table-cell office:value-type="string" calcext:value-type="string">
            <text:p>266568.2</text:p>
          </table:table-cell>
          <table:table-cell office:value-type="string" calcext:value-type="string">
            <text:p>8809223108.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7436" calcext:value-type="float">
            <text:p>57 436</text:p>
          </table:table-cell>
          <table:table-cell office:value-type="float" office:value="305358" calcext:value-type="float">
            <text:p>305 358</text:p>
          </table:table-cell>
          <table:table-cell office:value-type="string" calcext:value-type="string">
            <text:p>287883.1</text:p>
          </table:table-cell>
          <table:table-cell office:value-type="float" office:value="10682466624" calcext:value-type="float">
            <text:p>10 682 466 624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6730" calcext:value-type="float">
            <text:p>56 730</text:p>
          </table:table-cell>
          <table:table-cell office:value-type="float" office:value="316823" calcext:value-type="float">
            <text:p>316 823</text:p>
          </table:table-cell>
          <table:table-cell office:value-type="string" calcext:value-type="string">
            <text:p>297936.5</text:p>
          </table:table-cell>
          <table:table-cell office:value-type="float" office:value="11570773238" calcext:value-type="float">
            <text:p>11 570 773 238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743" calcext:value-type="float">
            <text:p>5 743</text:p>
          </table:table-cell>
          <table:table-cell office:value-type="float" office:value="22808" calcext:value-type="float">
            <text:p>22 808</text:p>
          </table:table-cell>
          <table:table-cell office:value-type="string" calcext:value-type="string">
            <text:p>20340.1</text:p>
          </table:table-cell>
          <table:table-cell office:value-type="string" calcext:value-type="string">
            <text:p>503054405.3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732" calcext:value-type="float">
            <text:p>6 732</text:p>
          </table:table-cell>
          <table:table-cell office:value-type="float" office:value="35816" calcext:value-type="float">
            <text:p>35 816</text:p>
          </table:table-cell>
          <table:table-cell office:value-type="string" calcext:value-type="string">
            <text:p>31954.1</text:p>
          </table:table-cell>
          <table:table-cell office:value-type="string" calcext:value-type="string">
            <text:p>968023457.9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750" calcext:value-type="float">
            <text:p>6 750</text:p>
          </table:table-cell>
          <table:table-cell office:value-type="float" office:value="41417" calcext:value-type="float">
            <text:p>41 417</text:p>
          </table:table-cell>
          <table:table-cell office:value-type="string" calcext:value-type="string">
            <text:p>37120.5</text:p>
          </table:table-cell>
          <table:table-cell office:value-type="string" calcext:value-type="string">
            <text:p>1271014861.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730" calcext:value-type="float">
            <text:p>6 730</text:p>
          </table:table-cell>
          <table:table-cell office:value-type="float" office:value="46895" calcext:value-type="float">
            <text:p>46 895</text:p>
          </table:table-cell>
          <table:table-cell office:value-type="string" calcext:value-type="string">
            <text:p>41277.1</text:p>
          </table:table-cell>
          <table:table-cell office:value-type="string" calcext:value-type="string">
            <text:p>1519313987.5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7406" calcext:value-type="float">
            <text:p>57 406</text:p>
          </table:table-cell>
          <table:table-cell office:value-type="float" office:value="190450" calcext:value-type="float">
            <text:p>190 450</text:p>
          </table:table-cell>
          <table:table-cell office:value-type="string" calcext:value-type="string">
            <text:p>174220.7</text:p>
          </table:table-cell>
          <table:table-cell office:value-type="string" calcext:value-type="string">
            <text:p>4167073494.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5152" calcext:value-type="float">
            <text:p>55 152</text:p>
          </table:table-cell>
          <table:table-cell office:value-type="float" office:value="222336" calcext:value-type="float">
            <text:p>222 336</text:p>
          </table:table-cell>
          <table:table-cell office:value-type="string" calcext:value-type="string">
            <text:p>209670.4</text:p>
          </table:table-cell>
          <table:table-cell office:value-type="string" calcext:value-type="string">
            <text:p>6693651117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1489" calcext:value-type="float">
            <text:p>51 489</text:p>
          </table:table-cell>
          <table:table-cell office:value-type="float" office:value="251452" calcext:value-type="float">
            <text:p>251 452</text:p>
          </table:table-cell>
          <table:table-cell office:value-type="string" calcext:value-type="string">
            <text:p>237033.4</text:p>
          </table:table-cell>
          <table:table-cell office:value-type="string" calcext:value-type="string">
            <text:p>8527412222.8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2940" calcext:value-type="float">
            <text:p>52 940</text:p>
          </table:table-cell>
          <table:table-cell office:value-type="float" office:value="276509" calcext:value-type="float">
            <text:p>276 509</text:p>
          </table:table-cell>
          <table:table-cell office:value-type="string" calcext:value-type="string">
            <text:p>259394.7</text:p>
          </table:table-cell>
          <table:table-cell office:value-type="string" calcext:value-type="string">
            <text:p>9845333195.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410" calcext:value-type="float">
            <text:p>9 410</text:p>
          </table:table-cell>
          <table:table-cell office:value-type="float" office:value="35350" calcext:value-type="float">
            <text:p>35 350</text:p>
          </table:table-cell>
          <table:table-cell office:value-type="string" calcext:value-type="string">
            <text:p>31671.6</text:p>
          </table:table-cell>
          <table:table-cell office:value-type="string" calcext:value-type="string">
            <text:p>752826847.7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911" calcext:value-type="float">
            <text:p>10 911</text:p>
          </table:table-cell>
          <table:table-cell office:value-type="float" office:value="52679" calcext:value-type="float">
            <text:p>52 679</text:p>
          </table:table-cell>
          <table:table-cell office:value-type="string" calcext:value-type="string">
            <text:p>47090.5</text:p>
          </table:table-cell>
          <table:table-cell office:value-type="string" calcext:value-type="string">
            <text:p>1410248060.2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097" calcext:value-type="float">
            <text:p>11 097</text:p>
          </table:table-cell>
          <table:table-cell office:value-type="float" office:value="59833" calcext:value-type="float">
            <text:p>59 833</text:p>
          </table:table-cell>
          <table:table-cell office:value-type="string" calcext:value-type="string">
            <text:p>53588.6</text:p>
          </table:table-cell>
          <table:table-cell office:value-type="string" calcext:value-type="string">
            <text:p>1788944756.9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1517" calcext:value-type="float">
            <text:p>11 517</text:p>
          </table:table-cell>
          <table:table-cell office:value-type="float" office:value="70962" calcext:value-type="float">
            <text:p>70 962</text:p>
          </table:table-cell>
          <table:table-cell office:value-type="string" calcext:value-type="string">
            <text:p>62388.1</text:p>
          </table:table-cell>
          <table:table-cell office:value-type="string" calcext:value-type="string">
            <text:p>2267636061.2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8404" calcext:value-type="float">
            <text:p>108 404</text:p>
          </table:table-cell>
          <table:table-cell office:value-type="float" office:value="331098" calcext:value-type="float">
            <text:p>331 098</text:p>
          </table:table-cell>
          <table:table-cell office:value-type="string" calcext:value-type="string">
            <text:p>315371.8</text:p>
          </table:table-cell>
          <table:table-cell office:value-type="string" calcext:value-type="string">
            <text:p>7479461574.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7382" calcext:value-type="float">
            <text:p>107 382</text:p>
          </table:table-cell>
          <table:table-cell office:value-type="float" office:value="395772" calcext:value-type="float">
            <text:p>395 772</text:p>
          </table:table-cell>
          <table:table-cell office:value-type="string" calcext:value-type="string">
            <text:p>376465.2</text:p>
          </table:table-cell>
          <table:table-cell office:value-type="float" office:value="12029893698" calcext:value-type="float">
            <text:p>12 029 893 698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4244" calcext:value-type="float">
            <text:p>104 244</text:p>
          </table:table-cell>
          <table:table-cell office:value-type="float" office:value="447456" calcext:value-type="float">
            <text:p>447 456</text:p>
          </table:table-cell>
          <table:table-cell office:value-type="string" calcext:value-type="string">
            <text:p>423891.2</text:p>
          </table:table-cell>
          <table:table-cell office:value-type="float" office:value="15134186843" calcext:value-type="float">
            <text:p>15 134 186 84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09266" calcext:value-type="float">
            <text:p>109 266</text:p>
          </table:table-cell>
          <table:table-cell office:value-type="float" office:value="519104" calcext:value-type="float">
            <text:p>519 104</text:p>
          </table:table-cell>
          <table:table-cell office:value-type="string" calcext:value-type="string">
            <text:p>487674.5</text:p>
          </table:table-cell>
          <table:table-cell office:value-type="float" office:value="18551572637" calcext:value-type="float">
            <text:p>18 551 572 637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013" calcext:value-type="float">
            <text:p>9 013</text:p>
          </table:table-cell>
          <table:table-cell office:value-type="float" office:value="31483" calcext:value-type="float">
            <text:p>31 483</text:p>
          </table:table-cell>
          <table:table-cell office:value-type="string" calcext:value-type="string">
            <text:p>27618.7</text:p>
          </table:table-cell>
          <table:table-cell office:value-type="string" calcext:value-type="string">
            <text:p>645574796.4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855" calcext:value-type="float">
            <text:p>10 855</text:p>
          </table:table-cell>
          <table:table-cell office:value-type="float" office:value="47884" calcext:value-type="float">
            <text:p>47 884</text:p>
          </table:table-cell>
          <table:table-cell office:value-type="string" calcext:value-type="string">
            <text:p>41996.4</text:p>
          </table:table-cell>
          <table:table-cell office:value-type="string" calcext:value-type="string">
            <text:p>1211441852.1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122" calcext:value-type="float">
            <text:p>11 122</text:p>
          </table:table-cell>
          <table:table-cell office:value-type="float" office:value="55096" calcext:value-type="float">
            <text:p>55 096</text:p>
          </table:table-cell>
          <table:table-cell office:value-type="string" calcext:value-type="string">
            <text:p>48636.4</text:p>
          </table:table-cell>
          <table:table-cell office:value-type="string" calcext:value-type="string">
            <text:p>1546998279.3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1690" calcext:value-type="float">
            <text:p>11 690</text:p>
          </table:table-cell>
          <table:table-cell office:value-type="float" office:value="70523" calcext:value-type="float">
            <text:p>70 523</text:p>
          </table:table-cell>
          <table:table-cell office:value-type="string" calcext:value-type="string">
            <text:p>60879.7</text:p>
          </table:table-cell>
          <table:table-cell office:value-type="string" calcext:value-type="string">
            <text:p>2105820342.6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3497" calcext:value-type="float">
            <text:p>103 497</text:p>
          </table:table-cell>
          <table:table-cell office:value-type="float" office:value="324426" calcext:value-type="float">
            <text:p>324 426</text:p>
          </table:table-cell>
          <table:table-cell office:value-type="string" calcext:value-type="string">
            <text:p>294039.9</text:p>
          </table:table-cell>
          <table:table-cell office:value-type="string" calcext:value-type="string">
            <text:p>7170672056.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3453" calcext:value-type="float">
            <text:p>103 453</text:p>
          </table:table-cell>
          <table:table-cell office:value-type="float" office:value="387236" calcext:value-type="float">
            <text:p>387 236</text:p>
          </table:table-cell>
          <table:table-cell office:value-type="string" calcext:value-type="string">
            <text:p>365020.6</text:p>
          </table:table-cell>
          <table:table-cell office:value-type="float" office:value="12002620369" calcext:value-type="float">
            <text:p>12 002 620 369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0296" calcext:value-type="float">
            <text:p>100 296</text:p>
          </table:table-cell>
          <table:table-cell office:value-type="float" office:value="424654" calcext:value-type="float">
            <text:p>424 654</text:p>
          </table:table-cell>
          <table:table-cell office:value-type="string" calcext:value-type="string">
            <text:p>399283.3</text:p>
          </table:table-cell>
          <table:table-cell office:value-type="float" office:value="14801437130" calcext:value-type="float">
            <text:p>14 801 437 130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06391" calcext:value-type="float">
            <text:p>106 391</text:p>
          </table:table-cell>
          <table:table-cell office:value-type="float" office:value="500114" calcext:value-type="float">
            <text:p>500 114</text:p>
          </table:table-cell>
          <table:table-cell office:value-type="string" calcext:value-type="string">
            <text:p>466688.6</text:p>
          </table:table-cell>
          <table:table-cell office:value-type="float" office:value="18486557671" calcext:value-type="float">
            <text:p>18 486 557 67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981" calcext:value-type="float">
            <text:p>12 981</text:p>
          </table:table-cell>
          <table:table-cell office:value-type="float" office:value="49911" calcext:value-type="float">
            <text:p>49 911</text:p>
          </table:table-cell>
          <table:table-cell office:value-type="string" calcext:value-type="string">
            <text:p>42350.3</text:p>
          </table:table-cell>
          <table:table-cell office:value-type="string" calcext:value-type="string">
            <text:p>1019095290.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4716" calcext:value-type="float">
            <text:p>14 716</text:p>
          </table:table-cell>
          <table:table-cell office:value-type="float" office:value="69202" calcext:value-type="float">
            <text:p>69 202</text:p>
          </table:table-cell>
          <table:table-cell office:value-type="float" office:value="59481" calcext:value-type="float">
            <text:p>59 481</text:p>
          </table:table-cell>
          <table:table-cell office:value-type="string" calcext:value-type="string">
            <text:p>1792808191.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4718" calcext:value-type="float">
            <text:p>14 718</text:p>
          </table:table-cell>
          <table:table-cell office:value-type="float" office:value="74287" calcext:value-type="float">
            <text:p>74 287</text:p>
          </table:table-cell>
          <table:table-cell office:value-type="string" calcext:value-type="string">
            <text:p>64207.6</text:p>
          </table:table-cell>
          <table:table-cell office:value-type="string" calcext:value-type="string">
            <text:p>2147971189.2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5189" calcext:value-type="float">
            <text:p>15 189</text:p>
          </table:table-cell>
          <table:table-cell office:value-type="float" office:value="94103" calcext:value-type="float">
            <text:p>94 103</text:p>
          </table:table-cell>
          <table:table-cell office:value-type="string" calcext:value-type="string">
            <text:p>79869.1</text:p>
          </table:table-cell>
          <table:table-cell office:value-type="string" calcext:value-type="string">
            <text:p>2914226656.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50352" calcext:value-type="float">
            <text:p>150 352</text:p>
          </table:table-cell>
          <table:table-cell office:value-type="float" office:value="533866" calcext:value-type="float">
            <text:p>533 866</text:p>
          </table:table-cell>
          <table:table-cell office:value-type="string" calcext:value-type="string">
            <text:p>481149.3</text:p>
          </table:table-cell>
          <table:table-cell office:value-type="float" office:value="12346948786" calcext:value-type="float">
            <text:p>12 346 948 78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46506" calcext:value-type="float">
            <text:p>146 506</text:p>
          </table:table-cell>
          <table:table-cell office:value-type="float" office:value="599435" calcext:value-type="float">
            <text:p>599 435</text:p>
          </table:table-cell>
          <table:table-cell office:value-type="string" calcext:value-type="string">
            <text:p>561122.8</text:p>
          </table:table-cell>
          <table:table-cell office:value-type="float" office:value="19727014944" calcext:value-type="float">
            <text:p>19 727 014 944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37639" calcext:value-type="float">
            <text:p>137 639</text:p>
          </table:table-cell>
          <table:table-cell office:value-type="float" office:value="636326" calcext:value-type="float">
            <text:p>636 326</text:p>
          </table:table-cell>
          <table:table-cell office:value-type="string" calcext:value-type="string">
            <text:p>594684.4</text:p>
          </table:table-cell>
          <table:table-cell office:value-type="float" office:value="23772519569" calcext:value-type="float">
            <text:p>23 772 519 569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43475" calcext:value-type="float">
            <text:p>143 475</text:p>
          </table:table-cell>
          <table:table-cell office:value-type="float" office:value="722321" calcext:value-type="float">
            <text:p>722 321</text:p>
          </table:table-cell>
          <table:table-cell office:value-type="string" calcext:value-type="string">
            <text:p>673201.6</text:p>
          </table:table-cell>
          <table:table-cell office:value-type="float" office:value="28421025464" calcext:value-type="float">
            <text:p>28 421 025 464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586" calcext:value-type="float">
            <text:p>6 586</text:p>
          </table:table-cell>
          <table:table-cell office:value-type="float" office:value="24398" calcext:value-type="float">
            <text:p>24 398</text:p>
          </table:table-cell>
          <table:table-cell office:value-type="string" calcext:value-type="string">
            <text:p>21298.8</text:p>
          </table:table-cell>
          <table:table-cell office:value-type="string" calcext:value-type="string">
            <text:p>512591201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887" calcext:value-type="float">
            <text:p>7 887</text:p>
          </table:table-cell>
          <table:table-cell office:value-type="float" office:value="35556" calcext:value-type="float">
            <text:p>35 556</text:p>
          </table:table-cell>
          <table:table-cell office:value-type="string" calcext:value-type="string">
            <text:p>31329.1</text:p>
          </table:table-cell>
          <table:table-cell office:value-type="string" calcext:value-type="string">
            <text:p>949187771.4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315" calcext:value-type="float">
            <text:p>8 315</text:p>
          </table:table-cell>
          <table:table-cell office:value-type="float" office:value="39400" calcext:value-type="float">
            <text:p>39 400</text:p>
          </table:table-cell>
          <table:table-cell office:value-type="string" calcext:value-type="string">
            <text:p>34718.4</text:p>
          </table:table-cell>
          <table:table-cell office:value-type="string" calcext:value-type="string">
            <text:p>1170989187.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9044" calcext:value-type="float">
            <text:p>9 044</text:p>
          </table:table-cell>
          <table:table-cell office:value-type="float" office:value="53417" calcext:value-type="float">
            <text:p>53 417</text:p>
          </table:table-cell>
          <table:table-cell office:value-type="string" calcext:value-type="string">
            <text:p>45622.2</text:p>
          </table:table-cell>
          <table:table-cell office:value-type="float" office:value="1675802672" calcext:value-type="float">
            <text:p>1 675 802 672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9546" calcext:value-type="float">
            <text:p>99 546</text:p>
          </table:table-cell>
          <table:table-cell office:value-type="float" office:value="293711" calcext:value-type="float">
            <text:p>293 711</text:p>
          </table:table-cell>
          <table:table-cell office:value-type="string" calcext:value-type="string">
            <text:p>271452.5</text:p>
          </table:table-cell>
          <table:table-cell office:value-type="string" calcext:value-type="string">
            <text:p>6844994881.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1928" calcext:value-type="float">
            <text:p>101 928</text:p>
          </table:table-cell>
          <table:table-cell office:value-type="float" office:value="359161" calcext:value-type="float">
            <text:p>359 161</text:p>
          </table:table-cell>
          <table:table-cell office:value-type="string" calcext:value-type="string">
            <text:p>339973.8</text:p>
          </table:table-cell>
          <table:table-cell office:value-type="float" office:value="11511984634" calcext:value-type="float">
            <text:p>11 511 984 634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8323" calcext:value-type="float">
            <text:p>98 323</text:p>
          </table:table-cell>
          <table:table-cell office:value-type="float" office:value="388443" calcext:value-type="float">
            <text:p>388 443</text:p>
          </table:table-cell>
          <table:table-cell office:value-type="string" calcext:value-type="string">
            <text:p>366652.3</text:p>
          </table:table-cell>
          <table:table-cell office:value-type="float" office:value="14068641345" calcext:value-type="float">
            <text:p>14 068 641 345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07177" calcext:value-type="float">
            <text:p>107 177</text:p>
          </table:table-cell>
          <table:table-cell office:value-type="float" office:value="477577" calcext:value-type="float">
            <text:p>477 577</text:p>
          </table:table-cell>
          <table:table-cell office:value-type="string" calcext:value-type="string">
            <text:p>447950.3</text:p>
          </table:table-cell>
          <table:table-cell office:value-type="float" office:value="18224598564" calcext:value-type="float">
            <text:p>18 224 598 564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07" calcext:value-type="float">
            <text:p>507</text:p>
          </table:table-cell>
          <table:table-cell office:value-type="float" office:value="1174" calcext:value-type="float">
            <text:p>1 174</text:p>
          </table:table-cell>
          <table:table-cell office:value-type="float" office:value="1035" calcext:value-type="float">
            <text:p>1 035</text:p>
          </table:table-cell>
          <table:table-cell office:value-type="string" calcext:value-type="string">
            <text:p>24935948.3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78" calcext:value-type="float">
            <text:p>578</text:p>
          </table:table-cell>
          <table:table-cell office:value-type="float" office:value="1782" calcext:value-type="float">
            <text:p>1 782</text:p>
          </table:table-cell>
          <table:table-cell office:value-type="string" calcext:value-type="string">
            <text:p>1519.7</text:p>
          </table:table-cell>
          <table:table-cell office:value-type="string" calcext:value-type="string">
            <text:p>44937639.7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86" calcext:value-type="float">
            <text:p>586</text:p>
          </table:table-cell>
          <table:table-cell office:value-type="float" office:value="2031" calcext:value-type="float">
            <text:p>2 031</text:p>
          </table:table-cell>
          <table:table-cell office:value-type="string" calcext:value-type="string">
            <text:p>1717.4</text:p>
          </table:table-cell>
          <table:table-cell office:value-type="string" calcext:value-type="string">
            <text:p>55101341.5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62" calcext:value-type="float">
            <text:p>662</text:p>
          </table:table-cell>
          <table:table-cell office:value-type="float" office:value="3003" calcext:value-type="float">
            <text:p>3 003</text:p>
          </table:table-cell>
          <table:table-cell office:value-type="string" calcext:value-type="string">
            <text:p>2488.2</text:p>
          </table:table-cell>
          <table:table-cell office:value-type="string" calcext:value-type="string">
            <text:p>88636071.4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032" calcext:value-type="float">
            <text:p>9 032</text:p>
          </table:table-cell>
          <table:table-cell office:value-type="float" office:value="17465" calcext:value-type="float">
            <text:p>17 465</text:p>
          </table:table-cell>
          <table:table-cell office:value-type="string" calcext:value-type="string">
            <text:p>19088.9</text:p>
          </table:table-cell>
          <table:table-cell office:value-type="string" calcext:value-type="string">
            <text:p>468923555.4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336" calcext:value-type="float">
            <text:p>9 336</text:p>
          </table:table-cell>
          <table:table-cell office:value-type="float" office:value="22881" calcext:value-type="float">
            <text:p>22 881</text:p>
          </table:table-cell>
          <table:table-cell office:value-type="string" calcext:value-type="string">
            <text:p>22965.7</text:p>
          </table:table-cell>
          <table:table-cell office:value-type="string" calcext:value-type="string">
            <text:p>710841128.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941" calcext:value-type="float">
            <text:p>8 941</text:p>
          </table:table-cell>
          <table:table-cell office:value-type="float" office:value="25086" calcext:value-type="float">
            <text:p>25 086</text:p>
          </table:table-cell>
          <table:table-cell office:value-type="float" office:value="24410" calcext:value-type="float">
            <text:p>24 410</text:p>
          </table:table-cell>
          <table:table-cell office:value-type="float" office:value="839887372" calcext:value-type="float">
            <text:p>839 887 372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9564" calcext:value-type="float">
            <text:p>9 564</text:p>
          </table:table-cell>
          <table:table-cell office:value-type="float" office:value="32963" calcext:value-type="float">
            <text:p>32 963</text:p>
          </table:table-cell>
          <table:table-cell office:value-type="string" calcext:value-type="string">
            <text:p>31648.3</text:p>
          </table:table-cell>
          <table:table-cell office:value-type="float" office:value="1205205521" calcext:value-type="float">
            <text:p>1 205 205 521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78" calcext:value-type="float">
            <text:p>278</text:p>
          </table:table-cell>
          <table:table-cell office:value-type="float" office:value="501" calcext:value-type="float">
            <text:p>50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9133174.7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28" calcext:value-type="float">
            <text:p>428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600.1</text:p>
          </table:table-cell>
          <table:table-cell office:value-type="string" calcext:value-type="string">
            <text:p>14885874.7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84" calcext:value-type="float">
            <text:p>284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490.5</text:p>
          </table:table-cell>
          <table:table-cell office:value-type="string" calcext:value-type="string">
            <text:p>13375379.3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65" calcext:value-type="float">
            <text:p>565</text:p>
          </table:table-cell>
          <table:table-cell office:value-type="float" office:value="1300" calcext:value-type="float">
            <text:p>1 300</text:p>
          </table:table-cell>
          <table:table-cell office:value-type="string" calcext:value-type="string">
            <text:p>1165.1</text:p>
          </table:table-cell>
          <table:table-cell office:value-type="string" calcext:value-type="string">
            <text:p>36691449.2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45" calcext:value-type="float">
            <text:p>345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663.2</text:p>
          </table:table-cell>
          <table:table-cell office:value-type="string" calcext:value-type="string">
            <text:p>21345306.9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10" calcext:value-type="float">
            <text:p>610</text:p>
          </table:table-cell>
          <table:table-cell office:value-type="float" office:value="1953" calcext:value-type="float">
            <text:p>1 953</text:p>
          </table:table-cell>
          <table:table-cell office:value-type="string" calcext:value-type="string">
            <text:p>1751.3</text:p>
          </table:table-cell>
          <table:table-cell office:value-type="string" calcext:value-type="string">
            <text:p>56655191.1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06" calcext:value-type="float">
            <text:p>406</text:p>
          </table:table-cell>
          <table:table-cell office:value-type="float" office:value="1109" calcext:value-type="float">
            <text:p>1 109</text:p>
          </table:table-cell>
          <table:table-cell office:value-type="string" calcext:value-type="string">
            <text:p>1029.2</text:p>
          </table:table-cell>
          <table:table-cell office:value-type="string" calcext:value-type="string">
            <text:p>45978709.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38" calcext:value-type="float">
            <text:p>638</text:p>
          </table:table-cell>
          <table:table-cell office:value-type="float" office:value="3250" calcext:value-type="float">
            <text:p>3 250</text:p>
          </table:table-cell>
          <table:table-cell office:value-type="string" calcext:value-type="string">
            <text:p>2870.7</text:p>
          </table:table-cell>
          <table:table-cell office:value-type="string" calcext:value-type="string">
            <text:p>95445785.4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015" calcext:value-type="float">
            <text:p>4 015</text:p>
          </table:table-cell>
          <table:table-cell office:value-type="float" office:value="7049" calcext:value-type="float">
            <text:p>7 049</text:p>
          </table:table-cell>
          <table:table-cell office:value-type="string" calcext:value-type="string">
            <text:p>6441.8</text:p>
          </table:table-cell>
          <table:table-cell office:value-type="string" calcext:value-type="string">
            <text:p>157819024.5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583" calcext:value-type="float">
            <text:p>3 583</text:p>
          </table:table-cell>
          <table:table-cell office:value-type="float" office:value="6451" calcext:value-type="float">
            <text:p>6 451</text:p>
          </table:table-cell>
          <table:table-cell office:value-type="float" office:value="5666" calcext:value-type="float">
            <text:p>5 666</text:p>
          </table:table-cell>
          <table:table-cell office:value-type="string" calcext:value-type="string">
            <text:p>146543851.3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466" calcext:value-type="float">
            <text:p>4 466</text:p>
          </table:table-cell>
          <table:table-cell office:value-type="float" office:value="9116" calcext:value-type="float">
            <text:p>9 116</text:p>
          </table:table-cell>
          <table:table-cell office:value-type="string" calcext:value-type="string">
            <text:p>8798.9</text:p>
          </table:table-cell>
          <table:table-cell office:value-type="float" office:value="298829436" calcext:value-type="float">
            <text:p>298 829 436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393" calcext:value-type="float">
            <text:p>4 393</text:p>
          </table:table-cell>
          <table:table-cell office:value-type="float" office:value="10657" calcext:value-type="float">
            <text:p>10 657</text:p>
          </table:table-cell>
          <table:table-cell office:value-type="string" calcext:value-type="string">
            <text:p>9745.8</text:p>
          </table:table-cell>
          <table:table-cell office:value-type="string" calcext:value-type="string">
            <text:p>335018403.4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487" calcext:value-type="float">
            <text:p>4 487</text:p>
          </table:table-cell>
          <table:table-cell office:value-type="float" office:value="12388" calcext:value-type="float">
            <text:p>12 388</text:p>
          </table:table-cell>
          <table:table-cell office:value-type="float" office:value="12067" calcext:value-type="float">
            <text:p>12 067</text:p>
          </table:table-cell>
          <table:table-cell office:value-type="string" calcext:value-type="string">
            <text:p>484891142.5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450" calcext:value-type="float">
            <text:p>4 450</text:p>
          </table:table-cell>
          <table:table-cell office:value-type="float" office:value="14284" calcext:value-type="float">
            <text:p>14 284</text:p>
          </table:table-cell>
          <table:table-cell office:value-type="string" calcext:value-type="string">
            <text:p>13216.4</text:p>
          </table:table-cell>
          <table:table-cell office:value-type="string" calcext:value-type="string">
            <text:p>502325175.1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033" calcext:value-type="float">
            <text:p>5 033</text:p>
          </table:table-cell>
          <table:table-cell office:value-type="float" office:value="19700" calcext:value-type="float">
            <text:p>19 700</text:p>
          </table:table-cell>
          <table:table-cell office:value-type="string" calcext:value-type="string">
            <text:p>19376.2</text:p>
          </table:table-cell>
          <table:table-cell office:value-type="string" calcext:value-type="string">
            <text:p>853584876.2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490" calcext:value-type="float">
            <text:p>4 490</text:p>
          </table:table-cell>
          <table:table-cell office:value-type="float" office:value="20639" calcext:value-type="float">
            <text:p>20 639</text:p>
          </table:table-cell>
          <table:table-cell office:value-type="string" calcext:value-type="string">
            <text:p>19236.1</text:p>
          </table:table-cell>
          <table:table-cell office:value-type="string" calcext:value-type="string">
            <text:p>779967796.9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48" calcext:value-type="float">
            <text:p>248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389.9</text:p>
          </table:table-cell>
          <table:table-cell office:value-type="string" calcext:value-type="string">
            <text:p>8322082.2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14" calcext:value-type="float">
            <text:p>414</text:p>
          </table:table-cell>
          <table:table-cell office:value-type="float" office:value="868" calcext:value-type="float">
            <text:p>868</text:p>
          </table:table-cell>
          <table:table-cell office:value-type="string" calcext:value-type="string">
            <text:p>669.7</text:p>
          </table:table-cell>
          <table:table-cell office:value-type="string" calcext:value-type="string">
            <text:p>16970811.4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99" calcext:value-type="float">
            <text:p>299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606.2</text:p>
          </table:table-cell>
          <table:table-cell office:value-type="string" calcext:value-type="string">
            <text:p>18876375.3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23" calcext:value-type="float">
            <text:p>523</text:p>
          </table:table-cell>
          <table:table-cell office:value-type="float" office:value="1519" calcext:value-type="float">
            <text:p>1 519</text:p>
          </table:table-cell>
          <table:table-cell office:value-type="string" calcext:value-type="string">
            <text:p>1307.3</text:p>
          </table:table-cell>
          <table:table-cell office:value-type="string" calcext:value-type="string">
            <text:p>42062259.6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21" calcext:value-type="float">
            <text:p>321</text:p>
          </table:table-cell>
          <table:table-cell office:value-type="float" office:value="757" calcext:value-type="float">
            <text:p>757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25056624.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09" calcext:value-type="float">
            <text:p>509</text:p>
          </table:table-cell>
          <table:table-cell office:value-type="float" office:value="2034" calcext:value-type="float">
            <text:p>2 034</text:p>
          </table:table-cell>
          <table:table-cell office:value-type="string" calcext:value-type="string">
            <text:p>1724.6</text:p>
          </table:table-cell>
          <table:table-cell office:value-type="string" calcext:value-type="string">
            <text:p>56668891.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70" calcext:value-type="float">
            <text:p>370</text:p>
          </table:table-cell>
          <table:table-cell office:value-type="float" office:value="1271" calcext:value-type="float">
            <text:p>1 271</text:p>
          </table:table-cell>
          <table:table-cell office:value-type="string" calcext:value-type="string">
            <text:p>1128.9</text:p>
          </table:table-cell>
          <table:table-cell office:value-type="string" calcext:value-type="string">
            <text:p>52667408.2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50" calcext:value-type="float">
            <text:p>550</text:p>
          </table:table-cell>
          <table:table-cell office:value-type="float" office:value="3390" calcext:value-type="float">
            <text:p>3 390</text:p>
          </table:table-cell>
          <table:table-cell office:value-type="string" calcext:value-type="string">
            <text:p>2788.7</text:p>
          </table:table-cell>
          <table:table-cell office:value-type="string" calcext:value-type="string">
            <text:p>98306223.1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613" calcext:value-type="float">
            <text:p>3 613</text:p>
          </table:table-cell>
          <table:table-cell office:value-type="float" office:value="6707" calcext:value-type="float">
            <text:p>6 707</text:p>
          </table:table-cell>
          <table:table-cell office:value-type="string" calcext:value-type="string">
            <text:p>6138.8</text:p>
          </table:table-cell>
          <table:table-cell office:value-type="string" calcext:value-type="string">
            <text:p>148684645.9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137" calcext:value-type="float">
            <text:p>3 137</text:p>
          </table:table-cell>
          <table:table-cell office:value-type="float" office:value="6233" calcext:value-type="float">
            <text:p>6 233</text:p>
          </table:table-cell>
          <table:table-cell office:value-type="string" calcext:value-type="string">
            <text:p>5348.6</text:p>
          </table:table-cell>
          <table:table-cell office:value-type="float" office:value="138949416" calcext:value-type="float">
            <text:p>138 949 416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075" calcext:value-type="float">
            <text:p>4 075</text:p>
          </table:table-cell>
          <table:table-cell office:value-type="float" office:value="9238" calcext:value-type="float">
            <text:p>9 238</text:p>
          </table:table-cell>
          <table:table-cell office:value-type="string" calcext:value-type="string">
            <text:p>8955.5</text:p>
          </table:table-cell>
          <table:table-cell office:value-type="string" calcext:value-type="string">
            <text:p>300671575.5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098" calcext:value-type="float">
            <text:p>4 098</text:p>
          </table:table-cell>
          <table:table-cell office:value-type="float" office:value="10660" calcext:value-type="float">
            <text:p>10 660</text:p>
          </table:table-cell>
          <table:table-cell office:value-type="string" calcext:value-type="string">
            <text:p>9969.6</text:p>
          </table:table-cell>
          <table:table-cell office:value-type="string" calcext:value-type="string">
            <text:p>346523578.1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206" calcext:value-type="float">
            <text:p>4 206</text:p>
          </table:table-cell>
          <table:table-cell office:value-type="float" office:value="12319" calcext:value-type="float">
            <text:p>12 319</text:p>
          </table:table-cell>
          <table:table-cell office:value-type="string" calcext:value-type="string">
            <text:p>11997.8</text:p>
          </table:table-cell>
          <table:table-cell office:value-type="string" calcext:value-type="string">
            <text:p>468409700.4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194" calcext:value-type="float">
            <text:p>4 194</text:p>
          </table:table-cell>
          <table:table-cell office:value-type="float" office:value="14004" calcext:value-type="float">
            <text:p>14 004</text:p>
          </table:table-cell>
          <table:table-cell office:value-type="string" calcext:value-type="string">
            <text:p>13188.7</text:p>
          </table:table-cell>
          <table:table-cell office:value-type="string" calcext:value-type="string">
            <text:p>494678818.6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908" calcext:value-type="float">
            <text:p>4 908</text:p>
          </table:table-cell>
          <table:table-cell office:value-type="float" office:value="21584" calcext:value-type="float">
            <text:p>21 584</text:p>
          </table:table-cell>
          <table:table-cell office:value-type="float" office:value="21325" calcext:value-type="float">
            <text:p>21 325</text:p>
          </table:table-cell>
          <table:table-cell office:value-type="string" calcext:value-type="string">
            <text:p>892175994.8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739" calcext:value-type="float">
            <text:p>4 739</text:p>
          </table:table-cell>
          <table:table-cell office:value-type="float" office:value="22924" calcext:value-type="float">
            <text:p>22 924</text:p>
          </table:table-cell>
          <table:table-cell office:value-type="string" calcext:value-type="string">
            <text:p>21529.4</text:p>
          </table:table-cell>
          <table:table-cell office:value-type="string" calcext:value-type="string">
            <text:p>845076314.7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72" calcext:value-type="float">
            <text:p>172</text:p>
          </table:table-cell>
          <table:table-cell office:value-type="float" office:value="440" calcext:value-type="float">
            <text:p>440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8703105.8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36" calcext:value-type="float">
            <text:p>236</text:p>
          </table:table-cell>
          <table:table-cell office:value-type="float" office:value="647" calcext:value-type="float">
            <text:p>647</text:p>
          </table:table-cell>
          <table:table-cell office:value-type="string" calcext:value-type="string">
            <text:p>537.5</text:p>
          </table:table-cell>
          <table:table-cell office:value-type="string" calcext:value-type="string">
            <text:p>13819485.6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65" calcext:value-type="float">
            <text:p>165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353.3</text:p>
          </table:table-cell>
          <table:table-cell office:value-type="string" calcext:value-type="string">
            <text:p>11064032.8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259" calcext:value-type="float">
            <text:p>259</text:p>
          </table:table-cell>
          <table:table-cell office:value-type="float" office:value="822" calcext:value-type="float">
            <text:p>822</text:p>
          </table:table-cell>
          <table:table-cell office:value-type="string" calcext:value-type="string">
            <text:p>734.2</text:p>
          </table:table-cell>
          <table:table-cell office:value-type="float" office:value="23507473" calcext:value-type="float">
            <text:p>23 507 473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66" calcext:value-type="float">
            <text:p>16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295.3</text:p>
          </table:table-cell>
          <table:table-cell office:value-type="string" calcext:value-type="string">
            <text:p>10757104.1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25" calcext:value-type="float">
            <text:p>225</text:p>
          </table:table-cell>
          <table:table-cell office:value-type="float" office:value="639" calcext:value-type="float">
            <text:p>639</text:p>
          </table:table-cell>
          <table:table-cell office:value-type="string" calcext:value-type="string">
            <text:p>570.6</text:p>
          </table:table-cell>
          <table:table-cell office:value-type="string" calcext:value-type="string">
            <text:p>19494188.9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45" calcext:value-type="float">
            <text:p>145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324.7</text:p>
          </table:table-cell>
          <table:table-cell office:value-type="float" office:value="14922503" calcext:value-type="float">
            <text:p>14 922 503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207" calcext:value-type="float">
            <text:p>207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554.4</text:p>
          </table:table-cell>
          <table:table-cell office:value-type="string" calcext:value-type="string">
            <text:p>21706508.2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219" calcext:value-type="float">
            <text:p>2 219</text:p>
          </table:table-cell>
          <table:table-cell office:value-type="float" office:value="5241" calcext:value-type="float">
            <text:p>5 241</text:p>
          </table:table-cell>
          <table:table-cell office:value-type="string" calcext:value-type="string">
            <text:p>4620.2</text:p>
          </table:table-cell>
          <table:table-cell office:value-type="float" office:value="122947945" calcext:value-type="float">
            <text:p>122 947 945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813" calcext:value-type="float">
            <text:p>1 813</text:p>
          </table:table-cell>
          <table:table-cell office:value-type="float" office:value="4998" calcext:value-type="float">
            <text:p>4 998</text:p>
          </table:table-cell>
          <table:table-cell office:value-type="string" calcext:value-type="string">
            <text:p>4348.7</text:p>
          </table:table-cell>
          <table:table-cell office:value-type="float" office:value="125290414" calcext:value-type="float">
            <text:p>125 290 414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425" calcext:value-type="float">
            <text:p>2 425</text:p>
          </table:table-cell>
          <table:table-cell office:value-type="float" office:value="6872" calcext:value-type="float">
            <text:p>6 872</text:p>
          </table:table-cell>
          <table:table-cell office:value-type="string" calcext:value-type="string">
            <text:p>6598.5</text:p>
          </table:table-cell>
          <table:table-cell office:value-type="string" calcext:value-type="string">
            <text:p>243530005.5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2047" calcext:value-type="float">
            <text:p>2 047</text:p>
          </table:table-cell>
          <table:table-cell office:value-type="float" office:value="7060" calcext:value-type="float">
            <text:p>7 060</text:p>
          </table:table-cell>
          <table:table-cell office:value-type="string" calcext:value-type="string">
            <text:p>6545.9</text:p>
          </table:table-cell>
          <table:table-cell office:value-type="string" calcext:value-type="string">
            <text:p>236431787.6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193" calcext:value-type="float">
            <text:p>2 193</text:p>
          </table:table-cell>
          <table:table-cell office:value-type="float" office:value="7067" calcext:value-type="float">
            <text:p>7 067</text:p>
          </table:table-cell>
          <table:table-cell office:value-type="string" calcext:value-type="string">
            <text:p>6842.5</text:p>
          </table:table-cell>
          <table:table-cell office:value-type="string" calcext:value-type="string">
            <text:p>287692967.2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698" calcext:value-type="float">
            <text:p>1 698</text:p>
          </table:table-cell>
          <table:table-cell office:value-type="float" office:value="6409" calcext:value-type="float">
            <text:p>6 409</text:p>
          </table:table-cell>
          <table:table-cell office:value-type="string" calcext:value-type="string">
            <text:p>5939.3</text:p>
          </table:table-cell>
          <table:table-cell office:value-type="string" calcext:value-type="string">
            <text:p>233502204.8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2101" calcext:value-type="float">
            <text:p>2 101</text:p>
          </table:table-cell>
          <table:table-cell office:value-type="float" office:value="9127" calcext:value-type="float">
            <text:p>9 127</text:p>
          </table:table-cell>
          <table:table-cell office:value-type="string" calcext:value-type="string">
            <text:p>8865.7</text:p>
          </table:table-cell>
          <table:table-cell office:value-type="string" calcext:value-type="string">
            <text:p>433971620.3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535" calcext:value-type="float">
            <text:p>1 535</text:p>
          </table:table-cell>
          <table:table-cell office:value-type="float" office:value="7366" calcext:value-type="float">
            <text:p>7 366</text:p>
          </table:table-cell>
          <table:table-cell office:value-type="string" calcext:value-type="string">
            <text:p>6935.2</text:p>
          </table:table-cell>
          <table:table-cell office:value-type="string" calcext:value-type="string">
            <text:p>303187962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676" calcext:value-type="float">
            <text:p>676</text:p>
          </table:table-cell>
          <table:table-cell office:value-type="float" office:value="1676" calcext:value-type="float">
            <text:p>1 676</text:p>
          </table:table-cell>
          <table:table-cell office:value-type="string" calcext:value-type="string">
            <text:p>1364.8</text:p>
          </table:table-cell>
          <table:table-cell office:value-type="string" calcext:value-type="string">
            <text:p>29206194.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898" calcext:value-type="float">
            <text:p>898</text:p>
          </table:table-cell>
          <table:table-cell office:value-type="float" office:value="2430" calcext:value-type="float">
            <text:p>2 430</text:p>
          </table:table-cell>
          <table:table-cell office:value-type="string" calcext:value-type="string">
            <text:p>2071.1</text:p>
          </table:table-cell>
          <table:table-cell office:value-type="string" calcext:value-type="string">
            <text:p>52193387.3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787" calcext:value-type="float">
            <text:p>787</text:p>
          </table:table-cell>
          <table:table-cell office:value-type="float" office:value="2308" calcext:value-type="float">
            <text:p>2 308</text:p>
          </table:table-cell>
          <table:table-cell office:value-type="string" calcext:value-type="string">
            <text:p>2028.1</text:p>
          </table:table-cell>
          <table:table-cell office:value-type="float" office:value="61207437" calcext:value-type="float">
            <text:p>61 207 437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067" calcext:value-type="float">
            <text:p>1 067</text:p>
          </table:table-cell>
          <table:table-cell office:value-type="float" office:value="3879" calcext:value-type="float">
            <text:p>3 879</text:p>
          </table:table-cell>
          <table:table-cell office:value-type="string" calcext:value-type="string">
            <text:p>3407.9</text:p>
          </table:table-cell>
          <table:table-cell office:value-type="string" calcext:value-type="string">
            <text:p>106933477.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798" calcext:value-type="float">
            <text:p>798</text:p>
          </table:table-cell>
          <table:table-cell office:value-type="float" office:value="2365" calcext:value-type="float">
            <text:p>2 365</text:p>
          </table:table-cell>
          <table:table-cell office:value-type="string" calcext:value-type="string">
            <text:p>2108.1</text:p>
          </table:table-cell>
          <table:table-cell office:value-type="string" calcext:value-type="string">
            <text:p>73240521.7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946" calcext:value-type="float">
            <text:p>946</text:p>
          </table:table-cell>
          <table:table-cell office:value-type="float" office:value="3619" calcext:value-type="float">
            <text:p>3 619</text:p>
          </table:table-cell>
          <table:table-cell office:value-type="string" calcext:value-type="string">
            <text:p>3239.5</text:p>
          </table:table-cell>
          <table:table-cell office:value-type="float" office:value="109924625" calcext:value-type="float">
            <text:p>109 924 62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07" calcext:value-type="float">
            <text:p>707</text:p>
          </table:table-cell>
          <table:table-cell office:value-type="float" office:value="2233" calcext:value-type="float">
            <text:p>2 233</text:p>
          </table:table-cell>
          <table:table-cell office:value-type="float" office:value="1957" calcext:value-type="float">
            <text:p>1 957</text:p>
          </table:table-cell>
          <table:table-cell office:value-type="string" calcext:value-type="string">
            <text:p>80156172.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826" calcext:value-type="float">
            <text:p>826</text:p>
          </table:table-cell>
          <table:table-cell office:value-type="float" office:value="3134" calcext:value-type="float">
            <text:p>3 134</text:p>
          </table:table-cell>
          <table:table-cell office:value-type="string" calcext:value-type="string">
            <text:p>2749.4</text:p>
          </table:table-cell>
          <table:table-cell office:value-type="string" calcext:value-type="string">
            <text:p>103717426.3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9543" calcext:value-type="float">
            <text:p>9 543</text:p>
          </table:table-cell>
          <table:table-cell office:value-type="float" office:value="22307" calcext:value-type="float">
            <text:p>22 307</text:p>
          </table:table-cell>
          <table:table-cell office:value-type="string" calcext:value-type="string">
            <text:p>20191.7</text:p>
          </table:table-cell>
          <table:table-cell office:value-type="float" office:value="467460244" calcext:value-type="float">
            <text:p>467 460 24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7560" calcext:value-type="float">
            <text:p>7 560</text:p>
          </table:table-cell>
          <table:table-cell office:value-type="float" office:value="18270" calcext:value-type="float">
            <text:p>18 270</text:p>
          </table:table-cell>
          <table:table-cell office:value-type="string" calcext:value-type="string">
            <text:p>15502.6</text:p>
          </table:table-cell>
          <table:table-cell office:value-type="float" office:value="383235302" calcext:value-type="float">
            <text:p>383 235 302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9669" calcext:value-type="float">
            <text:p>9 669</text:p>
          </table:table-cell>
          <table:table-cell office:value-type="float" office:value="28507" calcext:value-type="float">
            <text:p>28 507</text:p>
          </table:table-cell>
          <table:table-cell office:value-type="string" calcext:value-type="string">
            <text:p>27680.8</text:p>
          </table:table-cell>
          <table:table-cell office:value-type="string" calcext:value-type="string">
            <text:p>904310668.6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8305" calcext:value-type="float">
            <text:p>8 305</text:p>
          </table:table-cell>
          <table:table-cell office:value-type="float" office:value="25490" calcext:value-type="float">
            <text:p>25 490</text:p>
          </table:table-cell>
          <table:table-cell office:value-type="string" calcext:value-type="string">
            <text:p>22863.2</text:p>
          </table:table-cell>
          <table:table-cell office:value-type="string" calcext:value-type="string">
            <text:p>774862026.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8590" calcext:value-type="float">
            <text:p>8 590</text:p>
          </table:table-cell>
          <table:table-cell office:value-type="float" office:value="29743" calcext:value-type="float">
            <text:p>29 743</text:p>
          </table:table-cell>
          <table:table-cell office:value-type="string" calcext:value-type="string">
            <text:p>29089.2</text:p>
          </table:table-cell>
          <table:table-cell office:value-type="float" office:value="1136838309" calcext:value-type="float">
            <text:p>1 136 838 309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7114" calcext:value-type="float">
            <text:p>7 114</text:p>
          </table:table-cell>
          <table:table-cell office:value-type="float" office:value="25699" calcext:value-type="float">
            <text:p>25 699</text:p>
          </table:table-cell>
          <table:table-cell office:value-type="string" calcext:value-type="string">
            <text:p>23382.7</text:p>
          </table:table-cell>
          <table:table-cell office:value-type="string" calcext:value-type="string">
            <text:p>895789475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8217" calcext:value-type="float">
            <text:p>8 217</text:p>
          </table:table-cell>
          <table:table-cell office:value-type="float" office:value="34524" calcext:value-type="float">
            <text:p>34 524</text:p>
          </table:table-cell>
          <table:table-cell office:value-type="float" office:value="34281" calcext:value-type="float">
            <text:p>34 281</text:p>
          </table:table-cell>
          <table:table-cell office:value-type="string" calcext:value-type="string">
            <text:p>1474547881.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168" calcext:value-type="float">
            <text:p>6 168</text:p>
          </table:table-cell>
          <table:table-cell office:value-type="float" office:value="26968" calcext:value-type="float">
            <text:p>26 968</text:p>
          </table:table-cell>
          <table:table-cell office:value-type="float" office:value="24726" calcext:value-type="float">
            <text:p>24 726</text:p>
          </table:table-cell>
          <table:table-cell office:value-type="string" calcext:value-type="string">
            <text:p>980167064.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9188" calcext:value-type="float">
            <text:p>9 188</text:p>
          </table:table-cell>
          <table:table-cell office:value-type="float" office:value="22325" calcext:value-type="float">
            <text:p>22 325</text:p>
          </table:table-cell>
          <table:table-cell office:value-type="string" calcext:value-type="string">
            <text:p>19179.8</text:p>
          </table:table-cell>
          <table:table-cell office:value-type="string" calcext:value-type="string">
            <text:p>522450035.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2650" calcext:value-type="float">
            <text:p>12 650</text:p>
          </table:table-cell>
          <table:table-cell office:value-type="float" office:value="46054" calcext:value-type="float">
            <text:p>46 054</text:p>
          </table:table-cell>
          <table:table-cell office:value-type="string" calcext:value-type="string">
            <text:p>39367.6</text:p>
          </table:table-cell>
          <table:table-cell office:value-type="string" calcext:value-type="string">
            <text:p>1085882784.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1157" calcext:value-type="float">
            <text:p>11 157</text:p>
          </table:table-cell>
          <table:table-cell office:value-type="float" office:value="32357" calcext:value-type="float">
            <text:p>32 357</text:p>
          </table:table-cell>
          <table:table-cell office:value-type="string" calcext:value-type="string">
            <text:p>29511.6</text:p>
          </table:table-cell>
          <table:table-cell office:value-type="float" office:value="1144091051" calcext:value-type="float">
            <text:p>1 144 091 05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4671" calcext:value-type="float">
            <text:p>14 671</text:p>
          </table:table-cell>
          <table:table-cell office:value-type="float" office:value="66214" calcext:value-type="float">
            <text:p>66 214</text:p>
          </table:table-cell>
          <table:table-cell office:value-type="float" office:value="58860" calcext:value-type="float">
            <text:p>58 860</text:p>
          </table:table-cell>
          <table:table-cell office:value-type="string" calcext:value-type="string">
            <text:p>2062008558.7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1003" calcext:value-type="float">
            <text:p>11 003</text:p>
          </table:table-cell>
          <table:table-cell office:value-type="float" office:value="33052" calcext:value-type="float">
            <text:p>33 052</text:p>
          </table:table-cell>
          <table:table-cell office:value-type="string" calcext:value-type="string">
            <text:p>29620.9</text:p>
          </table:table-cell>
          <table:table-cell office:value-type="string" calcext:value-type="string">
            <text:p>1369840993.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4235" calcext:value-type="float">
            <text:p>14 235</text:p>
          </table:table-cell>
          <table:table-cell office:value-type="float" office:value="62406" calcext:value-type="float">
            <text:p>62 406</text:p>
          </table:table-cell>
          <table:table-cell office:value-type="string" calcext:value-type="string">
            <text:p>54915.8</text:p>
          </table:table-cell>
          <table:table-cell office:value-type="string" calcext:value-type="string">
            <text:p>2139492270.2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2547" calcext:value-type="float">
            <text:p>12 547</text:p>
          </table:table-cell>
          <table:table-cell office:value-type="float" office:value="44527" calcext:value-type="float">
            <text:p>44 527</text:p>
          </table:table-cell>
          <table:table-cell office:value-type="string" calcext:value-type="string">
            <text:p>38432.6</text:p>
          </table:table-cell>
          <table:table-cell office:value-type="string" calcext:value-type="string">
            <text:p>2055101053.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5746" calcext:value-type="float">
            <text:p>15 746</text:p>
          </table:table-cell>
          <table:table-cell office:value-type="float" office:value="80653" calcext:value-type="float">
            <text:p>80 653</text:p>
          </table:table-cell>
          <table:table-cell office:value-type="string" calcext:value-type="string">
            <text:p>69414.6</text:p>
          </table:table-cell>
          <table:table-cell office:value-type="string" calcext:value-type="string">
            <text:p>2920933021.8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67144" calcext:value-type="float">
            <text:p>167 144</text:p>
          </table:table-cell>
          <table:table-cell office:value-type="float" office:value="585572" calcext:value-type="float">
            <text:p>585 572</text:p>
          </table:table-cell>
          <table:table-cell office:value-type="string" calcext:value-type="string">
            <text:p>529836.3</text:p>
          </table:table-cell>
          <table:table-cell office:value-type="float" office:value="16547039071" calcext:value-type="float">
            <text:p>16 547 039 07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45977" calcext:value-type="float">
            <text:p>145 977</text:p>
          </table:table-cell>
          <table:table-cell office:value-type="float" office:value="534786" calcext:value-type="float">
            <text:p>534 786</text:p>
          </table:table-cell>
          <table:table-cell office:value-type="string" calcext:value-type="string">
            <text:p>472502.6</text:p>
          </table:table-cell>
          <table:table-cell office:value-type="float" office:value="13838166899" calcext:value-type="float">
            <text:p>13 838 166 899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89534" calcext:value-type="float">
            <text:p>189 534</text:p>
          </table:table-cell>
          <table:table-cell office:value-type="float" office:value="742838" calcext:value-type="float">
            <text:p>742 838</text:p>
          </table:table-cell>
          <table:table-cell office:value-type="string" calcext:value-type="string">
            <text:p>719954.3</text:p>
          </table:table-cell>
          <table:table-cell office:value-type="float" office:value="32888693363" calcext:value-type="float">
            <text:p>32 888 693 36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52005" calcext:value-type="float">
            <text:p>152 005</text:p>
          </table:table-cell>
          <table:table-cell office:value-type="float" office:value="603592" calcext:value-type="float">
            <text:p>603 592</text:p>
          </table:table-cell>
          <table:table-cell office:value-type="string" calcext:value-type="string">
            <text:p>559470.5</text:p>
          </table:table-cell>
          <table:table-cell office:value-type="float" office:value="23007837191" calcext:value-type="float">
            <text:p>23 007 837 19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74571" calcext:value-type="float">
            <text:p>174 571</text:p>
          </table:table-cell>
          <table:table-cell office:value-type="float" office:value="722676" calcext:value-type="float">
            <text:p>722 676</text:p>
          </table:table-cell>
          <table:table-cell office:value-type="string" calcext:value-type="string">
            <text:p>697808.4</text:p>
          </table:table-cell>
          <table:table-cell office:value-type="float" office:value="39250632868" calcext:value-type="float">
            <text:p>39 250 632 868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41213" calcext:value-type="float">
            <text:p>141 213</text:p>
          </table:table-cell>
          <table:table-cell office:value-type="float" office:value="587479" calcext:value-type="float">
            <text:p>587 479</text:p>
          </table:table-cell>
          <table:table-cell office:value-type="string" calcext:value-type="string">
            <text:p>540735.1</text:p>
          </table:table-cell>
          <table:table-cell office:value-type="float" office:value="25509781283" calcext:value-type="float">
            <text:p>25 509 781 28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75058" calcext:value-type="float">
            <text:p>175 058</text:p>
          </table:table-cell>
          <table:table-cell office:value-type="float" office:value="783745" calcext:value-type="float">
            <text:p>783 745</text:p>
          </table:table-cell>
          <table:table-cell office:value-type="string" calcext:value-type="string">
            <text:p>755764.4</text:p>
          </table:table-cell>
          <table:table-cell office:value-type="float" office:value="48625904745" calcext:value-type="float">
            <text:p>48 625 904 745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53557" calcext:value-type="float">
            <text:p>153 557</text:p>
          </table:table-cell>
          <table:table-cell office:value-type="float" office:value="665326" calcext:value-type="float">
            <text:p>665 326</text:p>
          </table:table-cell>
          <table:table-cell office:value-type="string" calcext:value-type="string">
            <text:p>610886.5</text:p>
          </table:table-cell>
          <table:table-cell office:value-type="float" office:value="29297840903" calcext:value-type="float">
            <text:p>29 297 840 90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596" calcext:value-type="float">
            <text:p>2 596</text:p>
          </table:table-cell>
          <table:table-cell office:value-type="float" office:value="5367" calcext:value-type="float">
            <text:p>5 367</text:p>
          </table:table-cell>
          <table:table-cell office:value-type="float" office:value="4929" calcext:value-type="float">
            <text:p>4 929</text:p>
          </table:table-cell>
          <table:table-cell office:value-type="string" calcext:value-type="string">
            <text:p>113229951.9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994" calcext:value-type="float">
            <text:p>2 994</text:p>
          </table:table-cell>
          <table:table-cell office:value-type="float" office:value="8797" calcext:value-type="float">
            <text:p>8 797</text:p>
          </table:table-cell>
          <table:table-cell office:value-type="string" calcext:value-type="string">
            <text:p>7547.3</text:p>
          </table:table-cell>
          <table:table-cell office:value-type="float" office:value="185124863" calcext:value-type="float">
            <text:p>185 124 86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714" calcext:value-type="float">
            <text:p>2 714</text:p>
          </table:table-cell>
          <table:table-cell office:value-type="float" office:value="6610" calcext:value-type="float">
            <text:p>6 610</text:p>
          </table:table-cell>
          <table:table-cell office:value-type="string" calcext:value-type="string">
            <text:p>6203.8</text:p>
          </table:table-cell>
          <table:table-cell office:value-type="string" calcext:value-type="string">
            <text:p>192899729.1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525" calcext:value-type="float">
            <text:p>3 525</text:p>
          </table:table-cell>
          <table:table-cell office:value-type="float" office:value="13615" calcext:value-type="float">
            <text:p>13 615</text:p>
          </table:table-cell>
          <table:table-cell office:value-type="string" calcext:value-type="string">
            <text:p>11825.6</text:p>
          </table:table-cell>
          <table:table-cell office:value-type="float" office:value="354070083" calcext:value-type="float">
            <text:p>354 070 08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568" calcext:value-type="float">
            <text:p>2 568</text:p>
          </table:table-cell>
          <table:table-cell office:value-type="float" office:value="7078" calcext:value-type="float">
            <text:p>7 078</text:p>
          </table:table-cell>
          <table:table-cell office:value-type="string" calcext:value-type="string">
            <text:p>6621.1</text:p>
          </table:table-cell>
          <table:table-cell office:value-type="string" calcext:value-type="string">
            <text:p>240270079.1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381" calcext:value-type="float">
            <text:p>3 381</text:p>
          </table:table-cell>
          <table:table-cell office:value-type="float" office:value="14738" calcext:value-type="float">
            <text:p>14 738</text:p>
          </table:table-cell>
          <table:table-cell office:value-type="float" office:value="12898" calcext:value-type="float">
            <text:p>12 898</text:p>
          </table:table-cell>
          <table:table-cell office:value-type="float" office:value="419200345" calcext:value-type="float">
            <text:p>419 200 345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2811" calcext:value-type="float">
            <text:p>2 811</text:p>
          </table:table-cell>
          <table:table-cell office:value-type="float" office:value="8742" calcext:value-type="float">
            <text:p>8 742</text:p>
          </table:table-cell>
          <table:table-cell office:value-type="string" calcext:value-type="string">
            <text:p>7998.1</text:p>
          </table:table-cell>
          <table:table-cell office:value-type="string" calcext:value-type="string">
            <text:p>329617040.7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664" calcext:value-type="float">
            <text:p>3 664</text:p>
          </table:table-cell>
          <table:table-cell office:value-type="float" office:value="18506" calcext:value-type="float">
            <text:p>18 506</text:p>
          </table:table-cell>
          <table:table-cell office:value-type="float" office:value="15705" calcext:value-type="float">
            <text:p>15 705</text:p>
          </table:table-cell>
          <table:table-cell office:value-type="string" calcext:value-type="string">
            <text:p>522178499.8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9787" calcext:value-type="float">
            <text:p>29 787</text:p>
          </table:table-cell>
          <table:table-cell office:value-type="float" office:value="78307" calcext:value-type="float">
            <text:p>78 307</text:p>
          </table:table-cell>
          <table:table-cell office:value-type="string" calcext:value-type="string">
            <text:p>72338.9</text:p>
          </table:table-cell>
          <table:table-cell office:value-type="string" calcext:value-type="string">
            <text:p>1781315726.8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3534" calcext:value-type="float">
            <text:p>23 534</text:p>
          </table:table-cell>
          <table:table-cell office:value-type="float" office:value="65354" calcext:value-type="float">
            <text:p>65 354</text:p>
          </table:table-cell>
          <table:table-cell office:value-type="string" calcext:value-type="string">
            <text:p>56631.7</text:p>
          </table:table-cell>
          <table:table-cell office:value-type="string" calcext:value-type="string">
            <text:p>1343780803.7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7445" calcext:value-type="float">
            <text:p>27 445</text:p>
          </table:table-cell>
          <table:table-cell office:value-type="float" office:value="87741" calcext:value-type="float">
            <text:p>87 741</text:p>
          </table:table-cell>
          <table:table-cell office:value-type="string" calcext:value-type="string">
            <text:p>86157.3</text:p>
          </table:table-cell>
          <table:table-cell office:value-type="string" calcext:value-type="string">
            <text:p>2974433224.9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24365" calcext:value-type="float">
            <text:p>24 365</text:p>
          </table:table-cell>
          <table:table-cell office:value-type="float" office:value="80304" calcext:value-type="float">
            <text:p>80 304</text:p>
          </table:table-cell>
          <table:table-cell office:value-type="string" calcext:value-type="string">
            <text:p>72641.4</text:p>
          </table:table-cell>
          <table:table-cell office:value-type="float" office:value="2191468644" calcext:value-type="float">
            <text:p>2 191 468 644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5672" calcext:value-type="float">
            <text:p>25 672</text:p>
          </table:table-cell>
          <table:table-cell office:value-type="float" office:value="96716" calcext:value-type="float">
            <text:p>96 716</text:p>
          </table:table-cell>
          <table:table-cell office:value-type="string" calcext:value-type="string">
            <text:p>94614.9</text:p>
          </table:table-cell>
          <table:table-cell office:value-type="string" calcext:value-type="string">
            <text:p>3706340923.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5060" calcext:value-type="float">
            <text:p>25 060</text:p>
          </table:table-cell>
          <table:table-cell office:value-type="float" office:value="93122" calcext:value-type="float">
            <text:p>93 122</text:p>
          </table:table-cell>
          <table:table-cell office:value-type="float" office:value="85085" calcext:value-type="float">
            <text:p>85 085</text:p>
          </table:table-cell>
          <table:table-cell office:value-type="string" calcext:value-type="string">
            <text:p>2823283118.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27674" calcext:value-type="float">
            <text:p>27 674</text:p>
          </table:table-cell>
          <table:table-cell office:value-type="float" office:value="112225" calcext:value-type="float">
            <text:p>112 225</text:p>
          </table:table-cell>
          <table:table-cell office:value-type="string" calcext:value-type="string">
            <text:p>109630.2</text:p>
          </table:table-cell>
          <table:table-cell office:value-type="string" calcext:value-type="string">
            <text:p>4614008046.6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26994" calcext:value-type="float">
            <text:p>26 994</text:p>
          </table:table-cell>
          <table:table-cell office:value-type="float" office:value="108869" calcext:value-type="float">
            <text:p>108 869</text:p>
          </table:table-cell>
          <table:table-cell office:value-type="string" calcext:value-type="string">
            <text:p>99537.1</text:p>
          </table:table-cell>
          <table:table-cell office:value-type="string" calcext:value-type="string">
            <text:p>3399129693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768" calcext:value-type="float">
            <text:p>2 768</text:p>
          </table:table-cell>
          <table:table-cell office:value-type="float" office:value="6084" calcext:value-type="float">
            <text:p>6 084</text:p>
          </table:table-cell>
          <table:table-cell office:value-type="string" calcext:value-type="string">
            <text:p>5394.7</text:p>
          </table:table-cell>
          <table:table-cell office:value-type="string" calcext:value-type="string">
            <text:p>122138491.8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809" calcext:value-type="float">
            <text:p>3 809</text:p>
          </table:table-cell>
          <table:table-cell office:value-type="float" office:value="11342" calcext:value-type="float">
            <text:p>11 342</text:p>
          </table:table-cell>
          <table:table-cell office:value-type="string" calcext:value-type="string">
            <text:p>9667.6</text:p>
          </table:table-cell>
          <table:table-cell office:value-type="string" calcext:value-type="string">
            <text:p>235757957.6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037" calcext:value-type="float">
            <text:p>3 037</text:p>
          </table:table-cell>
          <table:table-cell office:value-type="float" office:value="7183" calcext:value-type="float">
            <text:p>7 183</text:p>
          </table:table-cell>
          <table:table-cell office:value-type="string" calcext:value-type="string">
            <text:p>6698.8</text:p>
          </table:table-cell>
          <table:table-cell office:value-type="string" calcext:value-type="string">
            <text:p>202730638.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351" calcext:value-type="float">
            <text:p>4 351</text:p>
          </table:table-cell>
          <table:table-cell office:value-type="float" office:value="16040" calcext:value-type="float">
            <text:p>16 040</text:p>
          </table:table-cell>
          <table:table-cell office:value-type="string" calcext:value-type="string">
            <text:p>13596.8</text:p>
          </table:table-cell>
          <table:table-cell office:value-type="float" office:value="395620111" calcext:value-type="float">
            <text:p>395 620 11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022" calcext:value-type="float">
            <text:p>3 022</text:p>
          </table:table-cell>
          <table:table-cell office:value-type="float" office:value="8032" calcext:value-type="float">
            <text:p>8 032</text:p>
          </table:table-cell>
          <table:table-cell office:value-type="string" calcext:value-type="string">
            <text:p>7327.1</text:p>
          </table:table-cell>
          <table:table-cell office:value-type="string" calcext:value-type="string">
            <text:p>259833242.5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272" calcext:value-type="float">
            <text:p>4 272</text:p>
          </table:table-cell>
          <table:table-cell office:value-type="float" office:value="17420" calcext:value-type="float">
            <text:p>17 420</text:p>
          </table:table-cell>
          <table:table-cell office:value-type="string" calcext:value-type="string">
            <text:p>14829.5</text:p>
          </table:table-cell>
          <table:table-cell office:value-type="string" calcext:value-type="string">
            <text:p>462369862.9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224" calcext:value-type="float">
            <text:p>3 224</text:p>
          </table:table-cell>
          <table:table-cell office:value-type="float" office:value="10064" calcext:value-type="float">
            <text:p>10 064</text:p>
          </table:table-cell>
          <table:table-cell office:value-type="float" office:value="8978" calcext:value-type="float">
            <text:p>8 978</text:p>
          </table:table-cell>
          <table:table-cell office:value-type="float" office:value="376664358" calcext:value-type="float">
            <text:p>376 664 358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463" calcext:value-type="float">
            <text:p>4 463</text:p>
          </table:table-cell>
          <table:table-cell office:value-type="float" office:value="22363" calcext:value-type="float">
            <text:p>22 363</text:p>
          </table:table-cell>
          <table:table-cell office:value-type="string" calcext:value-type="string">
            <text:p>18573.9</text:p>
          </table:table-cell>
          <table:table-cell office:value-type="string" calcext:value-type="string">
            <text:p>597589348.5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3936" calcext:value-type="float">
            <text:p>33 936</text:p>
          </table:table-cell>
          <table:table-cell office:value-type="float" office:value="83954" calcext:value-type="float">
            <text:p>83 954</text:p>
          </table:table-cell>
          <table:table-cell office:value-type="string" calcext:value-type="string">
            <text:p>77917.8</text:p>
          </table:table-cell>
          <table:table-cell office:value-type="string" calcext:value-type="string">
            <text:p>1898935979.6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6882" calcext:value-type="float">
            <text:p>26 882</text:p>
          </table:table-cell>
          <table:table-cell office:value-type="float" office:value="69609" calcext:value-type="float">
            <text:p>69 609</text:p>
          </table:table-cell>
          <table:table-cell office:value-type="string" calcext:value-type="string">
            <text:p>60221.1</text:p>
          </table:table-cell>
          <table:table-cell office:value-type="string" calcext:value-type="string">
            <text:p>1395712161.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9892" calcext:value-type="float">
            <text:p>29 892</text:p>
          </table:table-cell>
          <table:table-cell office:value-type="float" office:value="91748" calcext:value-type="float">
            <text:p>91 748</text:p>
          </table:table-cell>
          <table:table-cell office:value-type="string" calcext:value-type="string">
            <text:p>89772.5</text:p>
          </table:table-cell>
          <table:table-cell office:value-type="string" calcext:value-type="string">
            <text:p>3069615838.9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28296" calcext:value-type="float">
            <text:p>28 296</text:p>
          </table:table-cell>
          <table:table-cell office:value-type="float" office:value="83753" calcext:value-type="float">
            <text:p>83 753</text:p>
          </table:table-cell>
          <table:table-cell office:value-type="string" calcext:value-type="string">
            <text:p>74344.8</text:p>
          </table:table-cell>
          <table:table-cell office:value-type="string" calcext:value-type="string">
            <text:p>2202711033.6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7583" calcext:value-type="float">
            <text:p>27 583</text:p>
          </table:table-cell>
          <table:table-cell office:value-type="float" office:value="101945" calcext:value-type="float">
            <text:p>101 945</text:p>
          </table:table-cell>
          <table:table-cell office:value-type="string" calcext:value-type="string">
            <text:p>98889.7</text:p>
          </table:table-cell>
          <table:table-cell office:value-type="string" calcext:value-type="string">
            <text:p>3872452936.6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9199" calcext:value-type="float">
            <text:p>29 199</text:p>
          </table:table-cell>
          <table:table-cell office:value-type="float" office:value="97649" calcext:value-type="float">
            <text:p>97 649</text:p>
          </table:table-cell>
          <table:table-cell office:value-type="string" calcext:value-type="string">
            <text:p>87486.7</text:p>
          </table:table-cell>
          <table:table-cell office:value-type="string" calcext:value-type="string">
            <text:p>2843088015.7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0519" calcext:value-type="float">
            <text:p>30 519</text:p>
          </table:table-cell>
          <table:table-cell office:value-type="float" office:value="123761" calcext:value-type="float">
            <text:p>123 761</text:p>
          </table:table-cell>
          <table:table-cell office:value-type="string" calcext:value-type="string">
            <text:p>119653.5</text:p>
          </table:table-cell>
          <table:table-cell office:value-type="string" calcext:value-type="string">
            <text:p>5033586066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1967" calcext:value-type="float">
            <text:p>31 967</text:p>
          </table:table-cell>
          <table:table-cell office:value-type="float" office:value="118614" calcext:value-type="float">
            <text:p>118 614</text:p>
          </table:table-cell>
          <table:table-cell office:value-type="string" calcext:value-type="string">
            <text:p>105772.9</text:p>
          </table:table-cell>
          <table:table-cell office:value-type="string" calcext:value-type="string">
            <text:p>3542063643.4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933" calcext:value-type="float">
            <text:p>2 933</text:p>
          </table:table-cell>
          <table:table-cell office:value-type="float" office:value="6869" calcext:value-type="float">
            <text:p>6 869</text:p>
          </table:table-cell>
          <table:table-cell office:value-type="string" calcext:value-type="string">
            <text:p>6124.1</text:p>
          </table:table-cell>
          <table:table-cell office:value-type="string" calcext:value-type="string">
            <text:p>144087180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661" calcext:value-type="float">
            <text:p>3 661</text:p>
          </table:table-cell>
          <table:table-cell office:value-type="float" office:value="12055" calcext:value-type="float">
            <text:p>12 055</text:p>
          </table:table-cell>
          <table:table-cell office:value-type="string" calcext:value-type="string">
            <text:p>10067.9</text:p>
          </table:table-cell>
          <table:table-cell office:value-type="string" calcext:value-type="string">
            <text:p>247519932.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248" calcext:value-type="float">
            <text:p>3 248</text:p>
          </table:table-cell>
          <table:table-cell office:value-type="float" office:value="9073" calcext:value-type="float">
            <text:p>9 073</text:p>
          </table:table-cell>
          <table:table-cell office:value-type="string" calcext:value-type="string">
            <text:p>8370.7</text:p>
          </table:table-cell>
          <table:table-cell office:value-type="string" calcext:value-type="string">
            <text:p>253450170.5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122" calcext:value-type="float">
            <text:p>4 122</text:p>
          </table:table-cell>
          <table:table-cell office:value-type="float" office:value="18089" calcext:value-type="float">
            <text:p>18 089</text:p>
          </table:table-cell>
          <table:table-cell office:value-type="string" calcext:value-type="string">
            <text:p>15450.8</text:p>
          </table:table-cell>
          <table:table-cell office:value-type="string" calcext:value-type="string">
            <text:p>450874072.3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237" calcext:value-type="float">
            <text:p>3 237</text:p>
          </table:table-cell>
          <table:table-cell office:value-type="float" office:value="9926" calcext:value-type="float">
            <text:p>9 926</text:p>
          </table:table-cell>
          <table:table-cell office:value-type="string" calcext:value-type="string">
            <text:p>9114.8</text:p>
          </table:table-cell>
          <table:table-cell office:value-type="string" calcext:value-type="string">
            <text:p>324710518.9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111" calcext:value-type="float">
            <text:p>4 111</text:p>
          </table:table-cell>
          <table:table-cell office:value-type="float" office:value="19664" calcext:value-type="float">
            <text:p>19 664</text:p>
          </table:table-cell>
          <table:table-cell office:value-type="string" calcext:value-type="string">
            <text:p>16865.2</text:p>
          </table:table-cell>
          <table:table-cell office:value-type="string" calcext:value-type="string">
            <text:p>533487544.9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399" calcext:value-type="float">
            <text:p>3 399</text:p>
          </table:table-cell>
          <table:table-cell office:value-type="float" office:value="11562" calcext:value-type="float">
            <text:p>11 562</text:p>
          </table:table-cell>
          <table:table-cell office:value-type="string" calcext:value-type="string">
            <text:p>10337.2</text:p>
          </table:table-cell>
          <table:table-cell office:value-type="string" calcext:value-type="string">
            <text:p>421568132.3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343" calcext:value-type="float">
            <text:p>4 343</text:p>
          </table:table-cell>
          <table:table-cell office:value-type="float" office:value="23574" calcext:value-type="float">
            <text:p>23 574</text:p>
          </table:table-cell>
          <table:table-cell office:value-type="string" calcext:value-type="string">
            <text:p>19771.4</text:p>
          </table:table-cell>
          <table:table-cell office:value-type="string" calcext:value-type="string">
            <text:p>655755214.7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0354" calcext:value-type="float">
            <text:p>40 354</text:p>
          </table:table-cell>
          <table:table-cell office:value-type="float" office:value="107254" calcext:value-type="float">
            <text:p>107 254</text:p>
          </table:table-cell>
          <table:table-cell office:value-type="string" calcext:value-type="string">
            <text:p>99479.3</text:p>
          </table:table-cell>
          <table:table-cell office:value-type="string" calcext:value-type="string">
            <text:p>2463523931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2999" calcext:value-type="float">
            <text:p>32 999</text:p>
          </table:table-cell>
          <table:table-cell office:value-type="float" office:value="88972" calcext:value-type="float">
            <text:p>88 972</text:p>
          </table:table-cell>
          <table:table-cell office:value-type="string" calcext:value-type="string">
            <text:p>76831.7</text:p>
          </table:table-cell>
          <table:table-cell office:value-type="string" calcext:value-type="string">
            <text:p>1793358677.8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5673" calcext:value-type="float">
            <text:p>35 673</text:p>
          </table:table-cell>
          <table:table-cell office:value-type="float" office:value="121109" calcext:value-type="float">
            <text:p>121 109</text:p>
          </table:table-cell>
          <table:table-cell office:value-type="string" calcext:value-type="string">
            <text:p>118901.4</text:p>
          </table:table-cell>
          <table:table-cell office:value-type="string" calcext:value-type="string">
            <text:p>4136556116.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2818" calcext:value-type="float">
            <text:p>32 818</text:p>
          </table:table-cell>
          <table:table-cell office:value-type="float" office:value="108395" calcext:value-type="float">
            <text:p>108 395</text:p>
          </table:table-cell>
          <table:table-cell office:value-type="string" calcext:value-type="string">
            <text:p>97195.9</text:p>
          </table:table-cell>
          <table:table-cell office:value-type="string" calcext:value-type="string">
            <text:p>2929006788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1886" calcext:value-type="float">
            <text:p>31 886</text:p>
          </table:table-cell>
          <table:table-cell office:value-type="float" office:value="126674" calcext:value-type="float">
            <text:p>126 674</text:p>
          </table:table-cell>
          <table:table-cell office:value-type="string" calcext:value-type="string">
            <text:p>123662.9</text:p>
          </table:table-cell>
          <table:table-cell office:value-type="string" calcext:value-type="string">
            <text:p>4935696332.4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1935" calcext:value-type="float">
            <text:p>31 935</text:p>
          </table:table-cell>
          <table:table-cell office:value-type="float" office:value="117016" calcext:value-type="float">
            <text:p>117 016</text:p>
          </table:table-cell>
          <table:table-cell office:value-type="string" calcext:value-type="string">
            <text:p>105799.4</text:p>
          </table:table-cell>
          <table:table-cell office:value-type="string" calcext:value-type="string">
            <text:p>3504481454.9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4080" calcext:value-type="float">
            <text:p>34 080</text:p>
          </table:table-cell>
          <table:table-cell office:value-type="float" office:value="144523" calcext:value-type="float">
            <text:p>144 523</text:p>
          </table:table-cell>
          <table:table-cell office:value-type="string" calcext:value-type="string">
            <text:p>140831.6</text:p>
          </table:table-cell>
          <table:table-cell office:value-type="string" calcext:value-type="string">
            <text:p>6059128591.4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4261" calcext:value-type="float">
            <text:p>34 261</text:p>
          </table:table-cell>
          <table:table-cell office:value-type="float" office:value="134858" calcext:value-type="float">
            <text:p>134 858</text:p>
          </table:table-cell>
          <table:table-cell office:value-type="string" calcext:value-type="string">
            <text:p>120981.9</text:p>
          </table:table-cell>
          <table:table-cell office:value-type="string" calcext:value-type="string">
            <text:p>4135445882.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314" calcext:value-type="float">
            <text:p>4 314</text:p>
          </table:table-cell>
          <table:table-cell office:value-type="float" office:value="12675" calcext:value-type="float">
            <text:p>12 675</text:p>
          </table:table-cell>
          <table:table-cell office:value-type="string" calcext:value-type="string">
            <text:p>11085.8</text:p>
          </table:table-cell>
          <table:table-cell office:value-type="string" calcext:value-type="string">
            <text:p>243559291.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763" calcext:value-type="float">
            <text:p>5 763</text:p>
          </table:table-cell>
          <table:table-cell office:value-type="float" office:value="22684" calcext:value-type="float">
            <text:p>22 684</text:p>
          </table:table-cell>
          <table:table-cell office:value-type="string" calcext:value-type="string">
            <text:p>18818.4</text:p>
          </table:table-cell>
          <table:table-cell office:value-type="string" calcext:value-type="string">
            <text:p>446203056.5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047" calcext:value-type="float">
            <text:p>5 047</text:p>
          </table:table-cell>
          <table:table-cell office:value-type="float" office:value="16536" calcext:value-type="float">
            <text:p>16 536</text:p>
          </table:table-cell>
          <table:table-cell office:value-type="string" calcext:value-type="string">
            <text:p>15115.5</text:p>
          </table:table-cell>
          <table:table-cell office:value-type="string" calcext:value-type="string">
            <text:p>436030419.6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583" calcext:value-type="float">
            <text:p>6 583</text:p>
          </table:table-cell>
          <table:table-cell office:value-type="float" office:value="32685" calcext:value-type="float">
            <text:p>32 685</text:p>
          </table:table-cell>
          <table:table-cell office:value-type="string" calcext:value-type="string">
            <text:p>27834.6</text:p>
          </table:table-cell>
          <table:table-cell office:value-type="string" calcext:value-type="string">
            <text:p>789071630.5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058" calcext:value-type="float">
            <text:p>5 058</text:p>
          </table:table-cell>
          <table:table-cell office:value-type="float" office:value="17594" calcext:value-type="float">
            <text:p>17 594</text:p>
          </table:table-cell>
          <table:table-cell office:value-type="string" calcext:value-type="string">
            <text:p>16106.6</text:p>
          </table:table-cell>
          <table:table-cell office:value-type="string" calcext:value-type="string">
            <text:p>548292055.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478" calcext:value-type="float">
            <text:p>6 478</text:p>
          </table:table-cell>
          <table:table-cell office:value-type="float" office:value="34434" calcext:value-type="float">
            <text:p>34 434</text:p>
          </table:table-cell>
          <table:table-cell office:value-type="string" calcext:value-type="string">
            <text:p>29313.4</text:p>
          </table:table-cell>
          <table:table-cell office:value-type="string" calcext:value-type="string">
            <text:p>905384283.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275" calcext:value-type="float">
            <text:p>5 275</text:p>
          </table:table-cell>
          <table:table-cell office:value-type="float" office:value="20946" calcext:value-type="float">
            <text:p>20 946</text:p>
          </table:table-cell>
          <table:table-cell office:value-type="float" office:value="18745" calcext:value-type="float">
            <text:p>18 745</text:p>
          </table:table-cell>
          <table:table-cell office:value-type="string" calcext:value-type="string">
            <text:p>742450157.6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455" calcext:value-type="float">
            <text:p>6 455</text:p>
          </table:table-cell>
          <table:table-cell office:value-type="float" office:value="37964" calcext:value-type="float">
            <text:p>37 964</text:p>
          </table:table-cell>
          <table:table-cell office:value-type="string" calcext:value-type="string">
            <text:p>31722.2</text:p>
          </table:table-cell>
          <table:table-cell office:value-type="string" calcext:value-type="string">
            <text:p>1039046725.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60981" calcext:value-type="float">
            <text:p>60 981</text:p>
          </table:table-cell>
          <table:table-cell office:value-type="float" office:value="184076" calcext:value-type="float">
            <text:p>184 076</text:p>
          </table:table-cell>
          <table:table-cell office:value-type="string" calcext:value-type="string">
            <text:p>168250.5</text:p>
          </table:table-cell>
          <table:table-cell office:value-type="string" calcext:value-type="string">
            <text:p>4267278602.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9927" calcext:value-type="float">
            <text:p>49 927</text:p>
          </table:table-cell>
          <table:table-cell office:value-type="float" office:value="154462" calcext:value-type="float">
            <text:p>154 462</text:p>
          </table:table-cell>
          <table:table-cell office:value-type="string" calcext:value-type="string">
            <text:p>130291.2</text:p>
          </table:table-cell>
          <table:table-cell office:value-type="float" office:value="3126835580" calcext:value-type="float">
            <text:p>3 126 835 580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8903" calcext:value-type="float">
            <text:p>58 903</text:p>
          </table:table-cell>
          <table:table-cell office:value-type="float" office:value="229456" calcext:value-type="float">
            <text:p>229 456</text:p>
          </table:table-cell>
          <table:table-cell office:value-type="string" calcext:value-type="string">
            <text:p>223849.4</text:p>
          </table:table-cell>
          <table:table-cell office:value-type="string" calcext:value-type="string">
            <text:p>7755857625.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2723" calcext:value-type="float">
            <text:p>52 723</text:p>
          </table:table-cell>
          <table:table-cell office:value-type="float" office:value="191234" calcext:value-type="float">
            <text:p>191 234</text:p>
          </table:table-cell>
          <table:table-cell office:value-type="string" calcext:value-type="string">
            <text:p>169895.2</text:p>
          </table:table-cell>
          <table:table-cell office:value-type="float" office:value="5242598052" calcext:value-type="float">
            <text:p>5 242 598 052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2728" calcext:value-type="float">
            <text:p>52 728</text:p>
          </table:table-cell>
          <table:table-cell office:value-type="float" office:value="232689" calcext:value-type="float">
            <text:p>232 689</text:p>
          </table:table-cell>
          <table:table-cell office:value-type="string" calcext:value-type="string">
            <text:p>226298.3</text:p>
          </table:table-cell>
          <table:table-cell office:value-type="string" calcext:value-type="string">
            <text:p>9053168400.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1106" calcext:value-type="float">
            <text:p>51 106</text:p>
          </table:table-cell>
          <table:table-cell office:value-type="float" office:value="200289" calcext:value-type="float">
            <text:p>200 289</text:p>
          </table:table-cell>
          <table:table-cell office:value-type="string" calcext:value-type="string">
            <text:p>178936.4</text:p>
          </table:table-cell>
          <table:table-cell office:value-type="string" calcext:value-type="string">
            <text:p>6046250028.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4035" calcext:value-type="float">
            <text:p>54 035</text:p>
          </table:table-cell>
          <table:table-cell office:value-type="float" office:value="250214" calcext:value-type="float">
            <text:p>250 214</text:p>
          </table:table-cell>
          <table:table-cell office:value-type="string" calcext:value-type="string">
            <text:p>243048.3</text:p>
          </table:table-cell>
          <table:table-cell office:value-type="float" office:value="10489008285" calcext:value-type="float">
            <text:p>10 489 008 285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1608" calcext:value-type="float">
            <text:p>51 608</text:p>
          </table:table-cell>
          <table:table-cell office:value-type="float" office:value="212711" calcext:value-type="float">
            <text:p>212 711</text:p>
          </table:table-cell>
          <table:table-cell office:value-type="string" calcext:value-type="string">
            <text:p>189065.7</text:p>
          </table:table-cell>
          <table:table-cell office:value-type="string" calcext:value-type="string">
            <text:p>6574665933.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714" calcext:value-type="float">
            <text:p>4 714</text:p>
          </table:table-cell>
          <table:table-cell office:value-type="float" office:value="11955" calcext:value-type="float">
            <text:p>11 955</text:p>
          </table:table-cell>
          <table:table-cell office:value-type="string" calcext:value-type="string">
            <text:p>10554.3</text:p>
          </table:table-cell>
          <table:table-cell office:value-type="string" calcext:value-type="string">
            <text:p>242802545.8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444" calcext:value-type="float">
            <text:p>6 444</text:p>
          </table:table-cell>
          <table:table-cell office:value-type="float" office:value="24690" calcext:value-type="float">
            <text:p>24 690</text:p>
          </table:table-cell>
          <table:table-cell office:value-type="string" calcext:value-type="string">
            <text:p>20908.1</text:p>
          </table:table-cell>
          <table:table-cell office:value-type="string" calcext:value-type="string">
            <text:p>509780549.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290" calcext:value-type="float">
            <text:p>5 290</text:p>
          </table:table-cell>
          <table:table-cell office:value-type="float" office:value="14903" calcext:value-type="float">
            <text:p>14 903</text:p>
          </table:table-cell>
          <table:table-cell office:value-type="string" calcext:value-type="string">
            <text:p>13833.8</text:p>
          </table:table-cell>
          <table:table-cell office:value-type="float" office:value="428862982" calcext:value-type="float">
            <text:p>428 862 982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7392" calcext:value-type="float">
            <text:p>7 392</text:p>
          </table:table-cell>
          <table:table-cell office:value-type="float" office:value="32430" calcext:value-type="float">
            <text:p>32 430</text:p>
          </table:table-cell>
          <table:table-cell office:value-type="string" calcext:value-type="string">
            <text:p>27808.1</text:p>
          </table:table-cell>
          <table:table-cell office:value-type="string" calcext:value-type="string">
            <text:p>818711211.3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045" calcext:value-type="float">
            <text:p>5 045</text:p>
          </table:table-cell>
          <table:table-cell office:value-type="float" office:value="14900" calcext:value-type="float">
            <text:p>14 900</text:p>
          </table:table-cell>
          <table:table-cell office:value-type="string" calcext:value-type="string">
            <text:p>13671.3</text:p>
          </table:table-cell>
          <table:table-cell office:value-type="string" calcext:value-type="string">
            <text:p>500851835.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7045" calcext:value-type="float">
            <text:p>7 045</text:p>
          </table:table-cell>
          <table:table-cell office:value-type="float" office:value="32306" calcext:value-type="float">
            <text:p>32 306</text:p>
          </table:table-cell>
          <table:table-cell office:value-type="string" calcext:value-type="string">
            <text:p>27574.4</text:p>
          </table:table-cell>
          <table:table-cell office:value-type="string" calcext:value-type="string">
            <text:p>873025364.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588" calcext:value-type="float">
            <text:p>5 588</text:p>
          </table:table-cell>
          <table:table-cell office:value-type="float" office:value="19690" calcext:value-type="float">
            <text:p>19 690</text:p>
          </table:table-cell>
          <table:table-cell office:value-type="string" calcext:value-type="string">
            <text:p>17754.4</text:p>
          </table:table-cell>
          <table:table-cell office:value-type="string" calcext:value-type="string">
            <text:p>793816603.8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7488" calcext:value-type="float">
            <text:p>7 488</text:p>
          </table:table-cell>
          <table:table-cell office:value-type="float" office:value="42109" calcext:value-type="float">
            <text:p>42 109</text:p>
          </table:table-cell>
          <table:table-cell office:value-type="string" calcext:value-type="string">
            <text:p>35148.8</text:p>
          </table:table-cell>
          <table:table-cell office:value-type="string" calcext:value-type="string">
            <text:p>1165269052.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62715" calcext:value-type="float">
            <text:p>62 715</text:p>
          </table:table-cell>
          <table:table-cell office:value-type="float" office:value="169326" calcext:value-type="float">
            <text:p>169 326</text:p>
          </table:table-cell>
          <table:table-cell office:value-type="string" calcext:value-type="string">
            <text:p>156252.8</text:p>
          </table:table-cell>
          <table:table-cell office:value-type="string" calcext:value-type="string">
            <text:p>3933514877.2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3151" calcext:value-type="float">
            <text:p>53 151</text:p>
          </table:table-cell>
          <table:table-cell office:value-type="float" office:value="143992" calcext:value-type="float">
            <text:p>143 992</text:p>
          </table:table-cell>
          <table:table-cell office:value-type="string" calcext:value-type="string">
            <text:p>124384.1</text:p>
          </table:table-cell>
          <table:table-cell office:value-type="string" calcext:value-type="string">
            <text:p>2933437939.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9424" calcext:value-type="float">
            <text:p>59 424</text:p>
          </table:table-cell>
          <table:table-cell office:value-type="float" office:value="195219" calcext:value-type="float">
            <text:p>195 219</text:p>
          </table:table-cell>
          <table:table-cell office:value-type="string" calcext:value-type="string">
            <text:p>191473.2</text:p>
          </table:table-cell>
          <table:table-cell office:value-type="string" calcext:value-type="string">
            <text:p>6747094618.8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5644" calcext:value-type="float">
            <text:p>55 644</text:p>
          </table:table-cell>
          <table:table-cell office:value-type="float" office:value="170702" calcext:value-type="float">
            <text:p>170 702</text:p>
          </table:table-cell>
          <table:table-cell office:value-type="string" calcext:value-type="string">
            <text:p>151778.1</text:p>
          </table:table-cell>
          <table:table-cell office:value-type="string" calcext:value-type="string">
            <text:p>4638225414.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3579" calcext:value-type="float">
            <text:p>53 579</text:p>
          </table:table-cell>
          <table:table-cell office:value-type="float" office:value="204419" calcext:value-type="float">
            <text:p>204 419</text:p>
          </table:table-cell>
          <table:table-cell office:value-type="string" calcext:value-type="string">
            <text:p>198976.2</text:p>
          </table:table-cell>
          <table:table-cell office:value-type="string" calcext:value-type="string">
            <text:p>8057688182.1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5250" calcext:value-type="float">
            <text:p>55 250</text:p>
          </table:table-cell>
          <table:table-cell office:value-type="float" office:value="187531" calcext:value-type="float">
            <text:p>187 531</text:p>
          </table:table-cell>
          <table:table-cell office:value-type="string" calcext:value-type="string">
            <text:p>167310.6</text:p>
          </table:table-cell>
          <table:table-cell office:value-type="string" calcext:value-type="string">
            <text:p>5609046887.4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9398" calcext:value-type="float">
            <text:p>59 398</text:p>
          </table:table-cell>
          <table:table-cell office:value-type="float" office:value="248050" calcext:value-type="float">
            <text:p>248 050</text:p>
          </table:table-cell>
          <table:table-cell office:value-type="float" office:value="239427" calcext:value-type="float">
            <text:p>239 427</text:p>
          </table:table-cell>
          <table:table-cell office:value-type="float" office:value="10569757591" calcext:value-type="float">
            <text:p>10 569 757 591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1063" calcext:value-type="float">
            <text:p>61 063</text:p>
          </table:table-cell>
          <table:table-cell office:value-type="float" office:value="227453" calcext:value-type="float">
            <text:p>227 453</text:p>
          </table:table-cell>
          <table:table-cell office:value-type="string" calcext:value-type="string">
            <text:p>201076.1</text:p>
          </table:table-cell>
          <table:table-cell office:value-type="string" calcext:value-type="string">
            <text:p>6993799555.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288" calcext:value-type="float">
            <text:p>4 288</text:p>
          </table:table-cell>
          <table:table-cell office:value-type="float" office:value="9541" calcext:value-type="float">
            <text:p>9 541</text:p>
          </table:table-cell>
          <table:table-cell office:value-type="string" calcext:value-type="string">
            <text:p>8685.3</text:p>
          </table:table-cell>
          <table:table-cell office:value-type="string" calcext:value-type="string">
            <text:p>204729970.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932" calcext:value-type="float">
            <text:p>5 932</text:p>
          </table:table-cell>
          <table:table-cell office:value-type="float" office:value="17221" calcext:value-type="float">
            <text:p>17 221</text:p>
          </table:table-cell>
          <table:table-cell office:value-type="string" calcext:value-type="string">
            <text:p>14700.3</text:p>
          </table:table-cell>
          <table:table-cell office:value-type="string" calcext:value-type="string">
            <text:p>362091171.1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829" calcext:value-type="float">
            <text:p>4 829</text:p>
          </table:table-cell>
          <table:table-cell office:value-type="float" office:value="12461" calcext:value-type="float">
            <text:p>12 461</text:p>
          </table:table-cell>
          <table:table-cell office:value-type="string" calcext:value-type="string">
            <text:p>11677.1</text:p>
          </table:table-cell>
          <table:table-cell office:value-type="string" calcext:value-type="string">
            <text:p>363949900.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996" calcext:value-type="float">
            <text:p>6 996</text:p>
          </table:table-cell>
          <table:table-cell office:value-type="float" office:value="26973" calcext:value-type="float">
            <text:p>26 973</text:p>
          </table:table-cell>
          <table:table-cell office:value-type="string" calcext:value-type="string">
            <text:p>22751.8</text:p>
          </table:table-cell>
          <table:table-cell office:value-type="string" calcext:value-type="string">
            <text:p>662511658.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755" calcext:value-type="float">
            <text:p>4 755</text:p>
          </table:table-cell>
          <table:table-cell office:value-type="float" office:value="14262" calcext:value-type="float">
            <text:p>14 262</text:p>
          </table:table-cell>
          <table:table-cell office:value-type="string" calcext:value-type="string">
            <text:p>13176.7</text:p>
          </table:table-cell>
          <table:table-cell office:value-type="string" calcext:value-type="string">
            <text:p>483268257.9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873" calcext:value-type="float">
            <text:p>6 873</text:p>
          </table:table-cell>
          <table:table-cell office:value-type="float" office:value="30204" calcext:value-type="float">
            <text:p>30 204</text:p>
          </table:table-cell>
          <table:table-cell office:value-type="string" calcext:value-type="string">
            <text:p>25697.1</text:p>
          </table:table-cell>
          <table:table-cell office:value-type="string" calcext:value-type="string">
            <text:p>824652628.2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784" calcext:value-type="float">
            <text:p>4 784</text:p>
          </table:table-cell>
          <table:table-cell office:value-type="float" office:value="16075" calcext:value-type="float">
            <text:p>16 075</text:p>
          </table:table-cell>
          <table:table-cell office:value-type="string" calcext:value-type="string">
            <text:p>14597.7</text:p>
          </table:table-cell>
          <table:table-cell office:value-type="string" calcext:value-type="string">
            <text:p>622162940.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845" calcext:value-type="float">
            <text:p>6 845</text:p>
          </table:table-cell>
          <table:table-cell office:value-type="float" office:value="34634" calcext:value-type="float">
            <text:p>34 634</text:p>
          </table:table-cell>
          <table:table-cell office:value-type="string" calcext:value-type="string">
            <text:p>28944.1</text:p>
          </table:table-cell>
          <table:table-cell office:value-type="string" calcext:value-type="string">
            <text:p>964538026.5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8510" calcext:value-type="float">
            <text:p>48 510</text:p>
          </table:table-cell>
          <table:table-cell office:value-type="float" office:value="139179" calcext:value-type="float">
            <text:p>139 179</text:p>
          </table:table-cell>
          <table:table-cell office:value-type="string" calcext:value-type="string">
            <text:p>130594.5</text:p>
          </table:table-cell>
          <table:table-cell office:value-type="string" calcext:value-type="string">
            <text:p>3245100741.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0375" calcext:value-type="float">
            <text:p>40 375</text:p>
          </table:table-cell>
          <table:table-cell office:value-type="float" office:value="109611" calcext:value-type="float">
            <text:p>109 611</text:p>
          </table:table-cell>
          <table:table-cell office:value-type="string" calcext:value-type="string">
            <text:p>96820.1</text:p>
          </table:table-cell>
          <table:table-cell office:value-type="string" calcext:value-type="string">
            <text:p>2260632825.4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2685" calcext:value-type="float">
            <text:p>42 685</text:p>
          </table:table-cell>
          <table:table-cell office:value-type="float" office:value="152065" calcext:value-type="float">
            <text:p>152 065</text:p>
          </table:table-cell>
          <table:table-cell office:value-type="string" calcext:value-type="string">
            <text:p>149818.4</text:p>
          </table:table-cell>
          <table:table-cell office:value-type="string" calcext:value-type="string">
            <text:p>5263962563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0098" calcext:value-type="float">
            <text:p>40 098</text:p>
          </table:table-cell>
          <table:table-cell office:value-type="float" office:value="130506" calcext:value-type="float">
            <text:p>130 506</text:p>
          </table:table-cell>
          <table:table-cell office:value-type="string" calcext:value-type="string">
            <text:p>116749.8</text:p>
          </table:table-cell>
          <table:table-cell office:value-type="string" calcext:value-type="string">
            <text:p>3545260544.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8369" calcext:value-type="float">
            <text:p>38 369</text:p>
          </table:table-cell>
          <table:table-cell office:value-type="float" office:value="161748" calcext:value-type="float">
            <text:p>161 748</text:p>
          </table:table-cell>
          <table:table-cell office:value-type="string" calcext:value-type="string">
            <text:p>158318.9</text:p>
          </table:table-cell>
          <table:table-cell office:value-type="string" calcext:value-type="string">
            <text:p>6362653183.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8756" calcext:value-type="float">
            <text:p>38 756</text:p>
          </table:table-cell>
          <table:table-cell office:value-type="float" office:value="143610" calcext:value-type="float">
            <text:p>143 610</text:p>
          </table:table-cell>
          <table:table-cell office:value-type="string" calcext:value-type="string">
            <text:p>129564.2</text:p>
          </table:table-cell>
          <table:table-cell office:value-type="string" calcext:value-type="string">
            <text:p>4319813440.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7774" calcext:value-type="float">
            <text:p>37 774</text:p>
          </table:table-cell>
          <table:table-cell office:value-type="float" office:value="167541" calcext:value-type="float">
            <text:p>167 541</text:p>
          </table:table-cell>
          <table:table-cell office:value-type="string" calcext:value-type="string">
            <text:p>163840.4</text:p>
          </table:table-cell>
          <table:table-cell office:value-type="string" calcext:value-type="string">
            <text:p>7021038311.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8529" calcext:value-type="float">
            <text:p>38 529</text:p>
          </table:table-cell>
          <table:table-cell office:value-type="float" office:value="149282" calcext:value-type="float">
            <text:p>149 282</text:p>
          </table:table-cell>
          <table:table-cell office:value-type="string" calcext:value-type="string">
            <text:p>134096.1</text:p>
          </table:table-cell>
          <table:table-cell office:value-type="string" calcext:value-type="string">
            <text:p>4549734926.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490" calcext:value-type="float">
            <text:p>3 490</text:p>
          </table:table-cell>
          <table:table-cell office:value-type="float" office:value="8362" calcext:value-type="float">
            <text:p>8 362</text:p>
          </table:table-cell>
          <table:table-cell office:value-type="float" office:value="7794" calcext:value-type="float">
            <text:p>7 794</text:p>
          </table:table-cell>
          <table:table-cell office:value-type="string" calcext:value-type="string">
            <text:p>186557689.9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462" calcext:value-type="float">
            <text:p>4 462</text:p>
          </table:table-cell>
          <table:table-cell office:value-type="float" office:value="14446" calcext:value-type="float">
            <text:p>14 446</text:p>
          </table:table-cell>
          <table:table-cell office:value-type="float" office:value="12546" calcext:value-type="float">
            <text:p>12 546</text:p>
          </table:table-cell>
          <table:table-cell office:value-type="string" calcext:value-type="string">
            <text:p>316496715.4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038" calcext:value-type="float">
            <text:p>4 038</text:p>
          </table:table-cell>
          <table:table-cell office:value-type="float" office:value="11564" calcext:value-type="float">
            <text:p>11 564</text:p>
          </table:table-cell>
          <table:table-cell office:value-type="string" calcext:value-type="string">
            <text:p>10948.8</text:p>
          </table:table-cell>
          <table:table-cell office:value-type="string" calcext:value-type="string">
            <text:p>344351265.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433" calcext:value-type="float">
            <text:p>5 433</text:p>
          </table:table-cell>
          <table:table-cell office:value-type="float" office:value="24252" calcext:value-type="float">
            <text:p>24 252</text:p>
          </table:table-cell>
          <table:table-cell office:value-type="string" calcext:value-type="string">
            <text:p>21005.3</text:p>
          </table:table-cell>
          <table:table-cell office:value-type="string" calcext:value-type="string">
            <text:p>623672192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183" calcext:value-type="float">
            <text:p>4 183</text:p>
          </table:table-cell>
          <table:table-cell office:value-type="float" office:value="14150" calcext:value-type="float">
            <text:p>14 150</text:p>
          </table:table-cell>
          <table:table-cell office:value-type="string" calcext:value-type="string">
            <text:p>13213.5</text:p>
          </table:table-cell>
          <table:table-cell office:value-type="string" calcext:value-type="string">
            <text:p>489033249.9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406" calcext:value-type="float">
            <text:p>5 406</text:p>
          </table:table-cell>
          <table:table-cell office:value-type="float" office:value="27267" calcext:value-type="float">
            <text:p>27 267</text:p>
          </table:table-cell>
          <table:table-cell office:value-type="float" office:value="23907" calcext:value-type="float">
            <text:p>23 907</text:p>
          </table:table-cell>
          <table:table-cell office:value-type="string" calcext:value-type="string">
            <text:p>781981611.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046" calcext:value-type="float">
            <text:p>4 046</text:p>
          </table:table-cell>
          <table:table-cell office:value-type="float" office:value="15873" calcext:value-type="float">
            <text:p>15 873</text:p>
          </table:table-cell>
          <table:table-cell office:value-type="string" calcext:value-type="string">
            <text:p>14681.4</text:p>
          </table:table-cell>
          <table:table-cell office:value-type="string" calcext:value-type="string">
            <text:p>624514296.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464" calcext:value-type="float">
            <text:p>5 464</text:p>
          </table:table-cell>
          <table:table-cell office:value-type="float" office:value="31022" calcext:value-type="float">
            <text:p>31 022</text:p>
          </table:table-cell>
          <table:table-cell office:value-type="string" calcext:value-type="string">
            <text:p>26595.7</text:p>
          </table:table-cell>
          <table:table-cell office:value-type="string" calcext:value-type="string">
            <text:p>894799691.4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2213" calcext:value-type="float">
            <text:p>42 213</text:p>
          </table:table-cell>
          <table:table-cell office:value-type="float" office:value="106124" calcext:value-type="float">
            <text:p>106 124</text:p>
          </table:table-cell>
          <table:table-cell office:value-type="string" calcext:value-type="string">
            <text:p>99579.5</text:p>
          </table:table-cell>
          <table:table-cell office:value-type="string" calcext:value-type="string">
            <text:p>2442660088.6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4637" calcext:value-type="float">
            <text:p>34 637</text:p>
          </table:table-cell>
          <table:table-cell office:value-type="float" office:value="84326" calcext:value-type="float">
            <text:p>84 326</text:p>
          </table:table-cell>
          <table:table-cell office:value-type="string" calcext:value-type="string">
            <text:p>74641.2</text:p>
          </table:table-cell>
          <table:table-cell office:value-type="string" calcext:value-type="string">
            <text:p>1724413405.5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8248" calcext:value-type="float">
            <text:p>38 248</text:p>
          </table:table-cell>
          <table:table-cell office:value-type="float" office:value="117694" calcext:value-type="float">
            <text:p>117 694</text:p>
          </table:table-cell>
          <table:table-cell office:value-type="string" calcext:value-type="string">
            <text:p>115945.3</text:p>
          </table:table-cell>
          <table:table-cell office:value-type="float" office:value="3917326505" calcext:value-type="float">
            <text:p>3 917 326 505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4693" calcext:value-type="float">
            <text:p>34 693</text:p>
          </table:table-cell>
          <table:table-cell office:value-type="float" office:value="104642" calcext:value-type="float">
            <text:p>104 642</text:p>
          </table:table-cell>
          <table:table-cell office:value-type="string" calcext:value-type="string">
            <text:p>93725.1</text:p>
          </table:table-cell>
          <table:table-cell office:value-type="string" calcext:value-type="string">
            <text:p>2776324612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4497" calcext:value-type="float">
            <text:p>34 497</text:p>
          </table:table-cell>
          <table:table-cell office:value-type="float" office:value="130456" calcext:value-type="float">
            <text:p>130 456</text:p>
          </table:table-cell>
          <table:table-cell office:value-type="string" calcext:value-type="string">
            <text:p>127332.1</text:p>
          </table:table-cell>
          <table:table-cell office:value-type="float" office:value="4937852392" calcext:value-type="float">
            <text:p>4 937 852 39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4105" calcext:value-type="float">
            <text:p>34 105</text:p>
          </table:table-cell>
          <table:table-cell office:value-type="float" office:value="120996" calcext:value-type="float">
            <text:p>120 996</text:p>
          </table:table-cell>
          <table:table-cell office:value-type="string" calcext:value-type="string">
            <text:p>109701.4</text:p>
          </table:table-cell>
          <table:table-cell office:value-type="string" calcext:value-type="string">
            <text:p>3589559830.8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4684" calcext:value-type="float">
            <text:p>34 684</text:p>
          </table:table-cell>
          <table:table-cell office:value-type="float" office:value="141158" calcext:value-type="float">
            <text:p>141 158</text:p>
          </table:table-cell>
          <table:table-cell office:value-type="string" calcext:value-type="string">
            <text:p>137309.9</text:p>
          </table:table-cell>
          <table:table-cell office:value-type="string" calcext:value-type="string">
            <text:p>5742566051.8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5641" calcext:value-type="float">
            <text:p>35 641</text:p>
          </table:table-cell>
          <table:table-cell office:value-type="float" office:value="135351" calcext:value-type="float">
            <text:p>135 351</text:p>
          </table:table-cell>
          <table:table-cell office:value-type="string" calcext:value-type="string">
            <text:p>122084.8</text:p>
          </table:table-cell>
          <table:table-cell office:value-type="string" calcext:value-type="string">
            <text:p>4102767143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5774" calcext:value-type="float">
            <text:p>5 774</text:p>
          </table:table-cell>
          <table:table-cell office:value-type="float" office:value="13337" calcext:value-type="float">
            <text:p>13 337</text:p>
          </table:table-cell>
          <table:table-cell office:value-type="string" calcext:value-type="string">
            <text:p>12435.2</text:p>
          </table:table-cell>
          <table:table-cell office:value-type="float" office:value="283980093" calcext:value-type="float">
            <text:p>283 980 09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7410" calcext:value-type="float">
            <text:p>7 410</text:p>
          </table:table-cell>
          <table:table-cell office:value-type="float" office:value="22013" calcext:value-type="float">
            <text:p>22 013</text:p>
          </table:table-cell>
          <table:table-cell office:value-type="string" calcext:value-type="string">
            <text:p>19236.4</text:p>
          </table:table-cell>
          <table:table-cell office:value-type="string" calcext:value-type="string">
            <text:p>468846754.7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6578" calcext:value-type="float">
            <text:p>6 578</text:p>
          </table:table-cell>
          <table:table-cell office:value-type="float" office:value="17401" calcext:value-type="float">
            <text:p>17 401</text:p>
          </table:table-cell>
          <table:table-cell office:value-type="string" calcext:value-type="string">
            <text:p>16508.7</text:p>
          </table:table-cell>
          <table:table-cell office:value-type="string" calcext:value-type="string">
            <text:p>509300410.2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8798" calcext:value-type="float">
            <text:p>8 798</text:p>
          </table:table-cell>
          <table:table-cell office:value-type="float" office:value="35278" calcext:value-type="float">
            <text:p>35 278</text:p>
          </table:table-cell>
          <table:table-cell office:value-type="string" calcext:value-type="string">
            <text:p>30581.8</text:p>
          </table:table-cell>
          <table:table-cell office:value-type="string" calcext:value-type="string">
            <text:p>900947649.9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905" calcext:value-type="float">
            <text:p>6 905</text:p>
          </table:table-cell>
          <table:table-cell office:value-type="float" office:value="20377" calcext:value-type="float">
            <text:p>20 377</text:p>
          </table:table-cell>
          <table:table-cell office:value-type="string" calcext:value-type="string">
            <text:p>19089.3</text:p>
          </table:table-cell>
          <table:table-cell office:value-type="string" calcext:value-type="string">
            <text:p>683563373.5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8886" calcext:value-type="float">
            <text:p>8 886</text:p>
          </table:table-cell>
          <table:table-cell office:value-type="float" office:value="39456" calcext:value-type="float">
            <text:p>39 456</text:p>
          </table:table-cell>
          <table:table-cell office:value-type="string" calcext:value-type="string">
            <text:p>34499.3</text:p>
          </table:table-cell>
          <table:table-cell office:value-type="string" calcext:value-type="string">
            <text:p>1105381383.4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090" calcext:value-type="float">
            <text:p>7 090</text:p>
          </table:table-cell>
          <table:table-cell office:value-type="float" office:value="23738" calcext:value-type="float">
            <text:p>23 738</text:p>
          </table:table-cell>
          <table:table-cell office:value-type="string" calcext:value-type="string">
            <text:p>21900.9</text:p>
          </table:table-cell>
          <table:table-cell office:value-type="string" calcext:value-type="string">
            <text:p>908967793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9376" calcext:value-type="float">
            <text:p>9 376</text:p>
          </table:table-cell>
          <table:table-cell office:value-type="float" office:value="47224" calcext:value-type="float">
            <text:p>47 224</text:p>
          </table:table-cell>
          <table:table-cell office:value-type="string" calcext:value-type="string">
            <text:p>40487.2</text:p>
          </table:table-cell>
          <table:table-cell office:value-type="string" calcext:value-type="string">
            <text:p>1358668267.9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79141" calcext:value-type="float">
            <text:p>79 141</text:p>
          </table:table-cell>
          <table:table-cell office:value-type="float" office:value="179962" calcext:value-type="float">
            <text:p>179 962</text:p>
          </table:table-cell>
          <table:table-cell office:value-type="string" calcext:value-type="string">
            <text:p>173479.7</text:p>
          </table:table-cell>
          <table:table-cell office:value-type="string" calcext:value-type="string">
            <text:p>4210070641.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5114" calcext:value-type="float">
            <text:p>65 114</text:p>
          </table:table-cell>
          <table:table-cell office:value-type="float" office:value="151136" calcext:value-type="float">
            <text:p>151 136</text:p>
          </table:table-cell>
          <table:table-cell office:value-type="string" calcext:value-type="string">
            <text:p>141892.1</text:p>
          </table:table-cell>
          <table:table-cell office:value-type="float" office:value="3269390933" calcext:value-type="float">
            <text:p>3 269 390 93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74193" calcext:value-type="float">
            <text:p>74 193</text:p>
          </table:table-cell>
          <table:table-cell office:value-type="float" office:value="206448" calcext:value-type="float">
            <text:p>206 448</text:p>
          </table:table-cell>
          <table:table-cell office:value-type="string" calcext:value-type="string">
            <text:p>204283.7</text:p>
          </table:table-cell>
          <table:table-cell office:value-type="string" calcext:value-type="string">
            <text:p>6903339460.6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7649" calcext:value-type="float">
            <text:p>67 649</text:p>
          </table:table-cell>
          <table:table-cell office:value-type="float" office:value="189324" calcext:value-type="float">
            <text:p>189 324</text:p>
          </table:table-cell>
          <table:table-cell office:value-type="string" calcext:value-type="string">
            <text:p>172181.5</text:p>
          </table:table-cell>
          <table:table-cell office:value-type="string" calcext:value-type="string">
            <text:p>5126554237.6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8797" calcext:value-type="float">
            <text:p>68 797</text:p>
          </table:table-cell>
          <table:table-cell office:value-type="float" office:value="227474" calcext:value-type="float">
            <text:p>227 474</text:p>
          </table:table-cell>
          <table:table-cell office:value-type="string" calcext:value-type="string">
            <text:p>222857.6</text:p>
          </table:table-cell>
          <table:table-cell office:value-type="string" calcext:value-type="string">
            <text:p>8582912295.7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8478" calcext:value-type="float">
            <text:p>68 478</text:p>
          </table:table-cell>
          <table:table-cell office:value-type="float" office:value="219982" calcext:value-type="float">
            <text:p>219 982</text:p>
          </table:table-cell>
          <table:table-cell office:value-type="string" calcext:value-type="string">
            <text:p>201033.6</text:p>
          </table:table-cell>
          <table:table-cell office:value-type="string" calcext:value-type="string">
            <text:p>6551274547.4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2295" calcext:value-type="float">
            <text:p>72 295</text:p>
          </table:table-cell>
          <table:table-cell office:value-type="float" office:value="261201" calcext:value-type="float">
            <text:p>261 201</text:p>
          </table:table-cell>
          <table:table-cell office:value-type="string" calcext:value-type="string">
            <text:p>253441.7</text:p>
          </table:table-cell>
          <table:table-cell office:value-type="float" office:value="10617495079" calcext:value-type="float">
            <text:p>10 617 495 079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73188" calcext:value-type="float">
            <text:p>73 188</text:p>
          </table:table-cell>
          <table:table-cell office:value-type="float" office:value="257903" calcext:value-type="float">
            <text:p>257 903</text:p>
          </table:table-cell>
          <table:table-cell office:value-type="string" calcext:value-type="string">
            <text:p>234232.8</text:p>
          </table:table-cell>
          <table:table-cell office:value-type="string" calcext:value-type="string">
            <text:p>7934077557.3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5338" calcext:value-type="float">
            <text:p>5 338</text:p>
          </table:table-cell>
          <table:table-cell office:value-type="float" office:value="10843" calcext:value-type="float">
            <text:p>10 843</text:p>
          </table:table-cell>
          <table:table-cell office:value-type="string" calcext:value-type="string">
            <text:p>10030.2</text:p>
          </table:table-cell>
          <table:table-cell office:value-type="string" calcext:value-type="string">
            <text:p>223793832.3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7252" calcext:value-type="float">
            <text:p>7 252</text:p>
          </table:table-cell>
          <table:table-cell office:value-type="float" office:value="20640" calcext:value-type="float">
            <text:p>20 640</text:p>
          </table:table-cell>
          <table:table-cell office:value-type="string" calcext:value-type="string">
            <text:p>17588.4</text:p>
          </table:table-cell>
          <table:table-cell office:value-type="string" calcext:value-type="string">
            <text:p>421780964.1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6368" calcext:value-type="float">
            <text:p>6 368</text:p>
          </table:table-cell>
          <table:table-cell office:value-type="float" office:value="14918" calcext:value-type="float">
            <text:p>14 918</text:p>
          </table:table-cell>
          <table:table-cell office:value-type="string" calcext:value-type="string">
            <text:p>13969.1</text:p>
          </table:table-cell>
          <table:table-cell office:value-type="string" calcext:value-type="string">
            <text:p>410909548.7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8811" calcext:value-type="float">
            <text:p>8 811</text:p>
          </table:table-cell>
          <table:table-cell office:value-type="float" office:value="32966" calcext:value-type="float">
            <text:p>32 966</text:p>
          </table:table-cell>
          <table:table-cell office:value-type="string" calcext:value-type="string">
            <text:p>28027.3</text:p>
          </table:table-cell>
          <table:table-cell office:value-type="string" calcext:value-type="string">
            <text:p>800532303.4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748" calcext:value-type="float">
            <text:p>6 748</text:p>
          </table:table-cell>
          <table:table-cell office:value-type="float" office:value="17355" calcext:value-type="float">
            <text:p>17 355</text:p>
          </table:table-cell>
          <table:table-cell office:value-type="string" calcext:value-type="string">
            <text:p>16234.2</text:p>
          </table:table-cell>
          <table:table-cell office:value-type="string" calcext:value-type="string">
            <text:p>548191834.5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8877" calcext:value-type="float">
            <text:p>8 877</text:p>
          </table:table-cell>
          <table:table-cell office:value-type="float" office:value="37741" calcext:value-type="float">
            <text:p>37 741</text:p>
          </table:table-cell>
          <table:table-cell office:value-type="string" calcext:value-type="string">
            <text:p>32402.3</text:p>
          </table:table-cell>
          <table:table-cell office:value-type="string" calcext:value-type="string">
            <text:p>998806444.7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098" calcext:value-type="float">
            <text:p>7 098</text:p>
          </table:table-cell>
          <table:table-cell office:value-type="float" office:value="22090" calcext:value-type="float">
            <text:p>22 090</text:p>
          </table:table-cell>
          <table:table-cell office:value-type="string" calcext:value-type="string">
            <text:p>20116.8</text:p>
          </table:table-cell>
          <table:table-cell office:value-type="string" calcext:value-type="string">
            <text:p>795614179.8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9416" calcext:value-type="float">
            <text:p>9 416</text:p>
          </table:table-cell>
          <table:table-cell office:value-type="float" office:value="48433" calcext:value-type="float">
            <text:p>48 433</text:p>
          </table:table-cell>
          <table:table-cell office:value-type="string" calcext:value-type="string">
            <text:p>40762.9</text:p>
          </table:table-cell>
          <table:table-cell office:value-type="string" calcext:value-type="string">
            <text:p>1310206162.9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76001" calcext:value-type="float">
            <text:p>76 001</text:p>
          </table:table-cell>
          <table:table-cell office:value-type="float" office:value="178276" calcext:value-type="float">
            <text:p>178 276</text:p>
          </table:table-cell>
          <table:table-cell office:value-type="string" calcext:value-type="string">
            <text:p>166143.3</text:p>
          </table:table-cell>
          <table:table-cell office:value-type="float" office:value="4151441760" calcext:value-type="float">
            <text:p>4 151 441 760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2290" calcext:value-type="float">
            <text:p>62 290</text:p>
          </table:table-cell>
          <table:table-cell office:value-type="float" office:value="146150" calcext:value-type="float">
            <text:p>146 150</text:p>
          </table:table-cell>
          <table:table-cell office:value-type="string" calcext:value-type="string">
            <text:p>127896.7</text:p>
          </table:table-cell>
          <table:table-cell office:value-type="string" calcext:value-type="string">
            <text:p>3019230296.3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71704" calcext:value-type="float">
            <text:p>71 704</text:p>
          </table:table-cell>
          <table:table-cell office:value-type="float" office:value="207002" calcext:value-type="float">
            <text:p>207 002</text:p>
          </table:table-cell>
          <table:table-cell office:value-type="float" office:value="203376" calcext:value-type="float">
            <text:p>203 376</text:p>
          </table:table-cell>
          <table:table-cell office:value-type="float" office:value="7073288491" calcext:value-type="float">
            <text:p>7 073 288 491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4609" calcext:value-type="float">
            <text:p>64 609</text:p>
          </table:table-cell>
          <table:table-cell office:value-type="float" office:value="180234" calcext:value-type="float">
            <text:p>180 234</text:p>
          </table:table-cell>
          <table:table-cell office:value-type="string" calcext:value-type="string">
            <text:p>161644.6</text:p>
          </table:table-cell>
          <table:table-cell office:value-type="string" calcext:value-type="string">
            <text:p>4929331878.4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6995" calcext:value-type="float">
            <text:p>66 995</text:p>
          </table:table-cell>
          <table:table-cell office:value-type="float" office:value="219548" calcext:value-type="float">
            <text:p>219 548</text:p>
          </table:table-cell>
          <table:table-cell office:value-type="string" calcext:value-type="string">
            <text:p>213884.8</text:p>
          </table:table-cell>
          <table:table-cell office:value-type="string" calcext:value-type="string">
            <text:p>8582063301.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4340" calcext:value-type="float">
            <text:p>64 340</text:p>
          </table:table-cell>
          <table:table-cell office:value-type="float" office:value="205106" calcext:value-type="float">
            <text:p>205 106</text:p>
          </table:table-cell>
          <table:table-cell office:value-type="string" calcext:value-type="string">
            <text:p>185398.5</text:p>
          </table:table-cell>
          <table:table-cell office:value-type="string" calcext:value-type="string">
            <text:p>6219373828.9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1862" calcext:value-type="float">
            <text:p>71 862</text:p>
          </table:table-cell>
          <table:table-cell office:value-type="float" office:value="255532" calcext:value-type="float">
            <text:p>255 532</text:p>
          </table:table-cell>
          <table:table-cell office:value-type="string" calcext:value-type="string">
            <text:p>246468.4</text:p>
          </table:table-cell>
          <table:table-cell office:value-type="float" office:value="10830420849" calcext:value-type="float">
            <text:p>10 830 420 849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8694" calcext:value-type="float">
            <text:p>68 694</text:p>
          </table:table-cell>
          <table:table-cell office:value-type="float" office:value="244582" calcext:value-type="float">
            <text:p>244 582</text:p>
          </table:table-cell>
          <table:table-cell office:value-type="string" calcext:value-type="string">
            <text:p>220220.2</text:p>
          </table:table-cell>
          <table:table-cell office:value-type="string" calcext:value-type="string">
            <text:p>7656136822.2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7589" calcext:value-type="float">
            <text:p>7 589</text:p>
          </table:table-cell>
          <table:table-cell office:value-type="float" office:value="16923" calcext:value-type="float">
            <text:p>16 923</text:p>
          </table:table-cell>
          <table:table-cell office:value-type="string" calcext:value-type="string">
            <text:p>14773.5</text:p>
          </table:table-cell>
          <table:table-cell office:value-type="string" calcext:value-type="string">
            <text:p>338246016.4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0612" calcext:value-type="float">
            <text:p>10 612</text:p>
          </table:table-cell>
          <table:table-cell office:value-type="float" office:value="32988" calcext:value-type="float">
            <text:p>32 988</text:p>
          </table:table-cell>
          <table:table-cell office:value-type="string" calcext:value-type="string">
            <text:p>27576.8</text:p>
          </table:table-cell>
          <table:table-cell office:value-type="float" office:value="680849274" calcext:value-type="float">
            <text:p>680 849 274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8713" calcext:value-type="float">
            <text:p>8 713</text:p>
          </table:table-cell>
          <table:table-cell office:value-type="float" office:value="21256" calcext:value-type="float">
            <text:p>21 256</text:p>
          </table:table-cell>
          <table:table-cell office:value-type="string" calcext:value-type="string">
            <text:p>19505.7</text:p>
          </table:table-cell>
          <table:table-cell office:value-type="string" calcext:value-type="string">
            <text:p>602537953.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2251" calcext:value-type="float">
            <text:p>12 251</text:p>
          </table:table-cell>
          <table:table-cell office:value-type="float" office:value="47946" calcext:value-type="float">
            <text:p>47 946</text:p>
          </table:table-cell>
          <table:table-cell office:value-type="string" calcext:value-type="string">
            <text:p>39975.4</text:p>
          </table:table-cell>
          <table:table-cell office:value-type="string" calcext:value-type="string">
            <text:p>1190270237.7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8757" calcext:value-type="float">
            <text:p>8 757</text:p>
          </table:table-cell>
          <table:table-cell office:value-type="float" office:value="22939" calcext:value-type="float">
            <text:p>22 939</text:p>
          </table:table-cell>
          <table:table-cell office:value-type="string" calcext:value-type="string">
            <text:p>20903.1</text:p>
          </table:table-cell>
          <table:table-cell office:value-type="string" calcext:value-type="string">
            <text:p>756460251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2042" calcext:value-type="float">
            <text:p>12 042</text:p>
          </table:table-cell>
          <table:table-cell office:value-type="float" office:value="51348" calcext:value-type="float">
            <text:p>51 348</text:p>
          </table:table-cell>
          <table:table-cell office:value-type="string" calcext:value-type="string">
            <text:p>43304.6</text:p>
          </table:table-cell>
          <table:table-cell office:value-type="string" calcext:value-type="string">
            <text:p>1391510938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9087" calcext:value-type="float">
            <text:p>9 087</text:p>
          </table:table-cell>
          <table:table-cell office:value-type="float" office:value="28289" calcext:value-type="float">
            <text:p>28 289</text:p>
          </table:table-cell>
          <table:table-cell office:value-type="string" calcext:value-type="string">
            <text:p>25307.2</text:p>
          </table:table-cell>
          <table:table-cell office:value-type="string" calcext:value-type="string">
            <text:p>1069320095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2551" calcext:value-type="float">
            <text:p>12 551</text:p>
          </table:table-cell>
          <table:table-cell office:value-type="float" office:value="65814" calcext:value-type="float">
            <text:p>65 814</text:p>
          </table:table-cell>
          <table:table-cell office:value-type="string" calcext:value-type="string">
            <text:p>54561.9</text:p>
          </table:table-cell>
          <table:table-cell office:value-type="string" calcext:value-type="string">
            <text:p>1844906561.2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11781" calcext:value-type="float">
            <text:p>111 781</text:p>
          </table:table-cell>
          <table:table-cell office:value-type="float" office:value="295712" calcext:value-type="float">
            <text:p>295 712</text:p>
          </table:table-cell>
          <table:table-cell office:value-type="string" calcext:value-type="string">
            <text:p>273794.1</text:p>
          </table:table-cell>
          <table:table-cell office:value-type="string" calcext:value-type="string">
            <text:p>7245704083.9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91845" calcext:value-type="float">
            <text:p>91 845</text:p>
          </table:table-cell>
          <table:table-cell office:value-type="float" office:value="238154" calcext:value-type="float">
            <text:p>238 154</text:p>
          </table:table-cell>
          <table:table-cell office:value-type="string" calcext:value-type="string">
            <text:p>207355.3</text:p>
          </table:table-cell>
          <table:table-cell office:value-type="string" calcext:value-type="string">
            <text:p>5101244702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03476" calcext:value-type="float">
            <text:p>103 476</text:p>
          </table:table-cell>
          <table:table-cell office:value-type="float" office:value="325570" calcext:value-type="float">
            <text:p>325 570</text:p>
          </table:table-cell>
          <table:table-cell office:value-type="string" calcext:value-type="string">
            <text:p>318172.2</text:p>
          </table:table-cell>
          <table:table-cell office:value-type="float" office:value="11868994079" calcext:value-type="float">
            <text:p>11 868 994 079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92148" calcext:value-type="float">
            <text:p>92 148</text:p>
          </table:table-cell>
          <table:table-cell office:value-type="float" office:value="273865" calcext:value-type="float">
            <text:p>273 865</text:p>
          </table:table-cell>
          <table:table-cell office:value-type="string" calcext:value-type="string">
            <text:p>242950.6</text:p>
          </table:table-cell>
          <table:table-cell office:value-type="string" calcext:value-type="string">
            <text:p>7858020865.2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92389" calcext:value-type="float">
            <text:p>92 389</text:p>
          </table:table-cell>
          <table:table-cell office:value-type="float" office:value="336155" calcext:value-type="float">
            <text:p>336 155</text:p>
          </table:table-cell>
          <table:table-cell office:value-type="string" calcext:value-type="string">
            <text:p>326441.7</text:p>
          </table:table-cell>
          <table:table-cell office:value-type="float" office:value="14206151230" calcext:value-type="float">
            <text:p>14 206 151 230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89519" calcext:value-type="float">
            <text:p>89 519</text:p>
          </table:table-cell>
          <table:table-cell office:value-type="float" office:value="300171" calcext:value-type="float">
            <text:p>300 171</text:p>
          </table:table-cell>
          <table:table-cell office:value-type="string" calcext:value-type="string">
            <text:p>268242.7</text:p>
          </table:table-cell>
          <table:table-cell office:value-type="string" calcext:value-type="string">
            <text:p>9566368339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96232" calcext:value-type="float">
            <text:p>96 232</text:p>
          </table:table-cell>
          <table:table-cell office:value-type="float" office:value="379289" calcext:value-type="float">
            <text:p>379 289</text:p>
          </table:table-cell>
          <table:table-cell office:value-type="string" calcext:value-type="string">
            <text:p>367006.1</text:p>
          </table:table-cell>
          <table:table-cell office:value-type="float" office:value="17317941956" calcext:value-type="float">
            <text:p>17 317 941 95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95685" calcext:value-type="float">
            <text:p>95 685</text:p>
          </table:table-cell>
          <table:table-cell office:value-type="float" office:value="343032" calcext:value-type="float">
            <text:p>343 032</text:p>
          </table:table-cell>
          <table:table-cell office:value-type="string" calcext:value-type="string">
            <text:p>306195.5</text:p>
          </table:table-cell>
          <table:table-cell office:value-type="float" office:value="11103083509" calcext:value-type="float">
            <text:p>11 103 083 50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737" calcext:value-type="float">
            <text:p>3 737</text:p>
          </table:table-cell>
          <table:table-cell office:value-type="float" office:value="8098" calcext:value-type="float">
            <text:p>8 098</text:p>
          </table:table-cell>
          <table:table-cell office:value-type="float" office:value="7337" calcext:value-type="float">
            <text:p>7 337</text:p>
          </table:table-cell>
          <table:table-cell office:value-type="float" office:value="172240423" calcext:value-type="float">
            <text:p>172 240 42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314" calcext:value-type="float">
            <text:p>5 314</text:p>
          </table:table-cell>
          <table:table-cell office:value-type="float" office:value="16300" calcext:value-type="float">
            <text:p>16 300</text:p>
          </table:table-cell>
          <table:table-cell office:value-type="string" calcext:value-type="string">
            <text:p>13961.8</text:p>
          </table:table-cell>
          <table:table-cell office:value-type="string" calcext:value-type="string">
            <text:p>340350778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600" calcext:value-type="float">
            <text:p>4 600</text:p>
          </table:table-cell>
          <table:table-cell office:value-type="float" office:value="11068" calcext:value-type="float">
            <text:p>11 068</text:p>
          </table:table-cell>
          <table:table-cell office:value-type="string" calcext:value-type="string">
            <text:p>10383.3</text:p>
          </table:table-cell>
          <table:table-cell office:value-type="string" calcext:value-type="string">
            <text:p>333278968.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450" calcext:value-type="float">
            <text:p>6 450</text:p>
          </table:table-cell>
          <table:table-cell office:value-type="float" office:value="24488" calcext:value-type="float">
            <text:p>24 488</text:p>
          </table:table-cell>
          <table:table-cell office:value-type="string" calcext:value-type="string">
            <text:p>20945.8</text:p>
          </table:table-cell>
          <table:table-cell office:value-type="string" calcext:value-type="string">
            <text:p>615908802.5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882" calcext:value-type="float">
            <text:p>4 882</text:p>
          </table:table-cell>
          <table:table-cell office:value-type="float" office:value="12264" calcext:value-type="float">
            <text:p>12 264</text:p>
          </table:table-cell>
          <table:table-cell office:value-type="string" calcext:value-type="string">
            <text:p>11499.6</text:p>
          </table:table-cell>
          <table:table-cell office:value-type="string" calcext:value-type="string">
            <text:p>423848301.4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709" calcext:value-type="float">
            <text:p>6 709</text:p>
          </table:table-cell>
          <table:table-cell office:value-type="float" office:value="27136" calcext:value-type="float">
            <text:p>27 136</text:p>
          </table:table-cell>
          <table:table-cell office:value-type="string" calcext:value-type="string">
            <text:p>23218.8</text:p>
          </table:table-cell>
          <table:table-cell office:value-type="string" calcext:value-type="string">
            <text:p>747140886.5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539" calcext:value-type="float">
            <text:p>5 539</text:p>
          </table:table-cell>
          <table:table-cell office:value-type="float" office:value="16497" calcext:value-type="float">
            <text:p>16 497</text:p>
          </table:table-cell>
          <table:table-cell office:value-type="string" calcext:value-type="string">
            <text:p>14795.3</text:p>
          </table:table-cell>
          <table:table-cell office:value-type="string" calcext:value-type="string">
            <text:p>629574227.1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7322" calcext:value-type="float">
            <text:p>7 322</text:p>
          </table:table-cell>
          <table:table-cell office:value-type="float" office:value="36920" calcext:value-type="float">
            <text:p>36 920</text:p>
          </table:table-cell>
          <table:table-cell office:value-type="string" calcext:value-type="string">
            <text:p>30826.9</text:p>
          </table:table-cell>
          <table:table-cell office:value-type="string" calcext:value-type="string">
            <text:p>1046228444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71928" calcext:value-type="float">
            <text:p>71 928</text:p>
          </table:table-cell>
          <table:table-cell office:value-type="float" office:value="157043" calcext:value-type="float">
            <text:p>157 043</text:p>
          </table:table-cell>
          <table:table-cell office:value-type="string" calcext:value-type="string">
            <text:p>149202.6</text:p>
          </table:table-cell>
          <table:table-cell office:value-type="string" calcext:value-type="string">
            <text:p>3869552637.5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0867" calcext:value-type="float">
            <text:p>60 867</text:p>
          </table:table-cell>
          <table:table-cell office:value-type="float" office:value="136668" calcext:value-type="float">
            <text:p>136 668</text:p>
          </table:table-cell>
          <table:table-cell office:value-type="string" calcext:value-type="string">
            <text:p>122249.9</text:p>
          </table:table-cell>
          <table:table-cell office:value-type="string" calcext:value-type="string">
            <text:p>2975442244.1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71356" calcext:value-type="float">
            <text:p>71 356</text:p>
          </table:table-cell>
          <table:table-cell office:value-type="float" office:value="191058" calcext:value-type="float">
            <text:p>191 058</text:p>
          </table:table-cell>
          <table:table-cell office:value-type="string" calcext:value-type="string">
            <text:p>188627.6</text:p>
          </table:table-cell>
          <table:table-cell office:value-type="string" calcext:value-type="string">
            <text:p>6761305580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2742" calcext:value-type="float">
            <text:p>62 742</text:p>
          </table:table-cell>
          <table:table-cell office:value-type="float" office:value="168103" calcext:value-type="float">
            <text:p>168 103</text:p>
          </table:table-cell>
          <table:table-cell office:value-type="string" calcext:value-type="string">
            <text:p>151346.2</text:p>
          </table:table-cell>
          <table:table-cell office:value-type="string" calcext:value-type="string">
            <text:p>4750679053.2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6221" calcext:value-type="float">
            <text:p>66 221</text:p>
          </table:table-cell>
          <table:table-cell office:value-type="float" office:value="201076" calcext:value-type="float">
            <text:p>201 076</text:p>
          </table:table-cell>
          <table:table-cell office:value-type="string" calcext:value-type="string">
            <text:p>196875.3</text:p>
          </table:table-cell>
          <table:table-cell office:value-type="string" calcext:value-type="string">
            <text:p>8191367793.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1390" calcext:value-type="float">
            <text:p>61 390</text:p>
          </table:table-cell>
          <table:table-cell office:value-type="float" office:value="187367" calcext:value-type="float">
            <text:p>187 367</text:p>
          </table:table-cell>
          <table:table-cell office:value-type="float" office:value="169777" calcext:value-type="float">
            <text:p>169 777</text:p>
          </table:table-cell>
          <table:table-cell office:value-type="string" calcext:value-type="string">
            <text:p>5877273551.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2673" calcext:value-type="float">
            <text:p>72 673</text:p>
          </table:table-cell>
          <table:table-cell office:value-type="float" office:value="243117" calcext:value-type="float">
            <text:p>243 117</text:p>
          </table:table-cell>
          <table:table-cell office:value-type="string" calcext:value-type="string">
            <text:p>235840.4</text:p>
          </table:table-cell>
          <table:table-cell office:value-type="float" office:value="10647838451" calcext:value-type="float">
            <text:p>10 647 838 451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7778" calcext:value-type="float">
            <text:p>67 778</text:p>
          </table:table-cell>
          <table:table-cell office:value-type="float" office:value="234460" calcext:value-type="float">
            <text:p>234 460</text:p>
          </table:table-cell>
          <table:table-cell office:value-type="string" calcext:value-type="string">
            <text:p>212109.9</text:p>
          </table:table-cell>
          <table:table-cell office:value-type="float" office:value="7576760113" calcext:value-type="float">
            <text:p>7 576 760 113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46" calcext:value-type="float">
            <text:p>246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60.4</text:p>
          </table:table-cell>
          <table:table-cell office:value-type="string" calcext:value-type="string">
            <text:p>8425503.4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01" calcext:value-type="float">
            <text:p>401</text:p>
          </table:table-cell>
          <table:table-cell office:value-type="float" office:value="794" calcext:value-type="float">
            <text:p>794</text:p>
          </table:table-cell>
          <table:table-cell office:value-type="string" calcext:value-type="string">
            <text:p>674.6</text:p>
          </table:table-cell>
          <table:table-cell office:value-type="string" calcext:value-type="string">
            <text:p>16510444.9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89" calcext:value-type="float">
            <text:p>28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479.8</text:p>
          </table:table-cell>
          <table:table-cell office:value-type="string" calcext:value-type="string">
            <text:p>15294269.9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76" calcext:value-type="float">
            <text:p>476</text:p>
          </table:table-cell>
          <table:table-cell office:value-type="float" office:value="1261" calcext:value-type="float">
            <text:p>1 261</text:p>
          </table:table-cell>
          <table:table-cell office:value-type="string" calcext:value-type="string">
            <text:p>1039.9</text:p>
          </table:table-cell>
          <table:table-cell office:value-type="string" calcext:value-type="string">
            <text:p>29643369.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07" calcext:value-type="float">
            <text:p>307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515.9</text:p>
          </table:table-cell>
          <table:table-cell office:value-type="string" calcext:value-type="string">
            <text:p>18936387.1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52" calcext:value-type="float">
            <text:p>452</text:p>
          </table:table-cell>
          <table:table-cell office:value-type="float" office:value="1470" calcext:value-type="float">
            <text:p>1 470</text:p>
          </table:table-cell>
          <table:table-cell office:value-type="string" calcext:value-type="string">
            <text:p>1201.5</text:p>
          </table:table-cell>
          <table:table-cell office:value-type="string" calcext:value-type="string">
            <text:p>36164954.4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86" calcext:value-type="float">
            <text:p>386</text:p>
          </table:table-cell>
          <table:table-cell office:value-type="float" office:value="887" calcext:value-type="float">
            <text:p>887</text:p>
          </table:table-cell>
          <table:table-cell office:value-type="string" calcext:value-type="string">
            <text:p>766.7</text:p>
          </table:table-cell>
          <table:table-cell office:value-type="string" calcext:value-type="string">
            <text:p>33810732.9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32" calcext:value-type="float">
            <text:p>532</text:p>
          </table:table-cell>
          <table:table-cell office:value-type="float" office:value="2116" calcext:value-type="float">
            <text:p>2 116</text:p>
          </table:table-cell>
          <table:table-cell office:value-type="string" calcext:value-type="string">
            <text:p>1721.5</text:p>
          </table:table-cell>
          <table:table-cell office:value-type="string" calcext:value-type="string">
            <text:p>54825338.5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6561" calcext:value-type="float">
            <text:p>6 561</text:p>
          </table:table-cell>
          <table:table-cell office:value-type="float" office:value="9684" calcext:value-type="float">
            <text:p>9 684</text:p>
          </table:table-cell>
          <table:table-cell office:value-type="string" calcext:value-type="string">
            <text:p>10646.6</text:p>
          </table:table-cell>
          <table:table-cell office:value-type="string" calcext:value-type="string">
            <text:p>263758829.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425" calcext:value-type="float">
            <text:p>5 425</text:p>
          </table:table-cell>
          <table:table-cell office:value-type="float" office:value="7781" calcext:value-type="float">
            <text:p>7 781</text:p>
          </table:table-cell>
          <table:table-cell office:value-type="string" calcext:value-type="string">
            <text:p>8442.4</text:p>
          </table:table-cell>
          <table:table-cell office:value-type="string" calcext:value-type="string">
            <text:p>205164725.6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6663" calcext:value-type="float">
            <text:p>6 663</text:p>
          </table:table-cell>
          <table:table-cell office:value-type="float" office:value="12543" calcext:value-type="float">
            <text:p>12 543</text:p>
          </table:table-cell>
          <table:table-cell office:value-type="string" calcext:value-type="string">
            <text:p>12938.3</text:p>
          </table:table-cell>
          <table:table-cell office:value-type="string" calcext:value-type="string">
            <text:p>410745679.7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517" calcext:value-type="float">
            <text:p>5 517</text:p>
          </table:table-cell>
          <table:table-cell office:value-type="float" office:value="10338" calcext:value-type="float">
            <text:p>10 338</text:p>
          </table:table-cell>
          <table:table-cell office:value-type="string" calcext:value-type="string">
            <text:p>10027.3</text:p>
          </table:table-cell>
          <table:table-cell office:value-type="string" calcext:value-type="string">
            <text:p>300095449.1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162" calcext:value-type="float">
            <text:p>6 162</text:p>
          </table:table-cell>
          <table:table-cell office:value-type="float" office:value="13529" calcext:value-type="float">
            <text:p>13 529</text:p>
          </table:table-cell>
          <table:table-cell office:value-type="float" office:value="13432" calcext:value-type="float">
            <text:p>13 432</text:p>
          </table:table-cell>
          <table:table-cell office:value-type="string" calcext:value-type="string">
            <text:p>480961818.3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225" calcext:value-type="float">
            <text:p>5 225</text:p>
          </table:table-cell>
          <table:table-cell office:value-type="float" office:value="11557" calcext:value-type="float">
            <text:p>11 557</text:p>
          </table:table-cell>
          <table:table-cell office:value-type="float" office:value="10978" calcext:value-type="float">
            <text:p>10 978</text:p>
          </table:table-cell>
          <table:table-cell office:value-type="string" calcext:value-type="string">
            <text:p>358925553.7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6780" calcext:value-type="float">
            <text:p>6 780</text:p>
          </table:table-cell>
          <table:table-cell office:value-type="float" office:value="17909" calcext:value-type="float">
            <text:p>17 909</text:p>
          </table:table-cell>
          <table:table-cell office:value-type="string" calcext:value-type="string">
            <text:p>17547.7</text:p>
          </table:table-cell>
          <table:table-cell office:value-type="string" calcext:value-type="string">
            <text:p>704379419.7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TT - Toutes catégories confondu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712" calcext:value-type="float">
            <text:p>5 712</text:p>
          </table:table-cell>
          <table:table-cell office:value-type="float" office:value="15054" calcext:value-type="float">
            <text:p>15 054</text:p>
          </table:table-cell>
          <table:table-cell office:value-type="string" calcext:value-type="string">
            <text:p>14100.7</text:p>
          </table:table-cell>
          <table:table-cell office:value-type="string" calcext:value-type="string">
            <text:p>500826101.3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45" calcext:value-type="float">
            <text:p>845</text:p>
          </table:table-cell>
          <table:table-cell office:value-type="float" office:value="8805" calcext:value-type="float">
            <text:p>8 805</text:p>
          </table:table-cell>
          <table:table-cell office:value-type="string" calcext:value-type="string">
            <text:p>7808.4</text:p>
          </table:table-cell>
          <table:table-cell office:value-type="string" calcext:value-type="string">
            <text:p>230271905.7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4" calcext:value-type="float">
            <text:p>94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801.8</text:p>
          </table:table-cell>
          <table:table-cell office:value-type="string" calcext:value-type="string">
            <text:p>45711902.5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37" calcext:value-type="float">
            <text:p>3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276.9</text:p>
          </table:table-cell>
          <table:table-cell office:value-type="string" calcext:value-type="string">
            <text:p>12927985.1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3" calcext:value-type="float">
            <text:p>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135.2</text:p>
          </table:table-cell>
          <table:table-cell office:value-type="string" calcext:value-type="string">
            <text:p>4599077.9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0670" calcext:value-type="float">
            <text:p>10 670</text:p>
          </table:table-cell>
          <table:table-cell office:value-type="float" office:value="59712" calcext:value-type="float">
            <text:p>59 712</text:p>
          </table:table-cell>
          <table:table-cell office:value-type="string" calcext:value-type="string">
            <text:p>55924.4</text:p>
          </table:table-cell>
          <table:table-cell office:value-type="string" calcext:value-type="string">
            <text:p>1908852187.2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63" calcext:value-type="float">
            <text:p>663</text:p>
          </table:table-cell>
          <table:table-cell office:value-type="float" office:value="40572" calcext:value-type="float">
            <text:p>40 572</text:p>
          </table:table-cell>
          <table:table-cell office:value-type="string" calcext:value-type="string">
            <text:p>38623.8</text:p>
          </table:table-cell>
          <table:table-cell office:value-type="string" calcext:value-type="string">
            <text:p>1650127518.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757" calcext:value-type="float">
            <text:p>757</text:p>
          </table:table-cell>
          <table:table-cell office:value-type="float" office:value="9319" calcext:value-type="float">
            <text:p>9 319</text:p>
          </table:table-cell>
          <table:table-cell office:value-type="string" calcext:value-type="string">
            <text:p>7692.5</text:p>
          </table:table-cell>
          <table:table-cell office:value-type="float" office:value="238424667" calcext:value-type="float">
            <text:p>238 424 66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6" calcext:value-type="float">
            <text:p>86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953.5</text:p>
          </table:table-cell>
          <table:table-cell office:value-type="string" calcext:value-type="string">
            <text:p>52301585.1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32" calcext:value-type="float">
            <text:p>32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490.7</text:p>
          </table:table-cell>
          <table:table-cell office:value-type="string" calcext:value-type="string">
            <text:p>22478107.9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60.7</text:p>
          </table:table-cell>
          <table:table-cell office:value-type="string" calcext:value-type="string">
            <text:p>5726316.2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835" calcext:value-type="float">
            <text:p>9 835</text:p>
          </table:table-cell>
          <table:table-cell office:value-type="float" office:value="61858" calcext:value-type="float">
            <text:p>61 858</text:p>
          </table:table-cell>
          <table:table-cell office:value-type="string" calcext:value-type="string">
            <text:p>58502.5</text:p>
          </table:table-cell>
          <table:table-cell office:value-type="float" office:value="1964203602" calcext:value-type="float">
            <text:p>1 964 203 602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47" calcext:value-type="float">
            <text:p>647</text:p>
          </table:table-cell>
          <table:table-cell office:value-type="float" office:value="41811" calcext:value-type="float">
            <text:p>41 811</text:p>
          </table:table-cell>
          <table:table-cell office:value-type="string" calcext:value-type="string">
            <text:p>39950.9</text:p>
          </table:table-cell>
          <table:table-cell office:value-type="string" calcext:value-type="string">
            <text:p>1670966442.1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04" calcext:value-type="float">
            <text:p>404</text:p>
          </table:table-cell>
          <table:table-cell office:value-type="float" office:value="3940" calcext:value-type="float">
            <text:p>3 940</text:p>
          </table:table-cell>
          <table:table-cell office:value-type="string" calcext:value-type="string">
            <text:p>3476.6</text:p>
          </table:table-cell>
          <table:table-cell office:value-type="float" office:value="112743451" calcext:value-type="float">
            <text:p>112 743 451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3" calcext:value-type="float">
            <text:p>2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58.9</text:p>
          </table:table-cell>
          <table:table-cell office:value-type="string" calcext:value-type="string">
            <text:p>7223485.7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403" calcext:value-type="float">
            <text:p>4 403</text:p>
          </table:table-cell>
          <table:table-cell office:value-type="float" office:value="25326" calcext:value-type="float">
            <text:p>25 326</text:p>
          </table:table-cell>
          <table:table-cell office:value-type="string" calcext:value-type="string">
            <text:p>23893.9</text:p>
          </table:table-cell>
          <table:table-cell office:value-type="string" calcext:value-type="string">
            <text:p>842226749.3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21" calcext:value-type="float">
            <text:p>421</text:p>
          </table:table-cell>
          <table:table-cell office:value-type="float" office:value="28814" calcext:value-type="float">
            <text:p>28 814</text:p>
          </table:table-cell>
          <table:table-cell office:value-type="string" calcext:value-type="string">
            <text:p>26802.1</text:p>
          </table:table-cell>
          <table:table-cell office:value-type="string" calcext:value-type="string">
            <text:p>1144328157.6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537" calcext:value-type="float">
            <text:p>1 537</text:p>
          </table:table-cell>
          <table:table-cell office:value-type="float" office:value="17045" calcext:value-type="float">
            <text:p>17 045</text:p>
          </table:table-cell>
          <table:table-cell office:value-type="string" calcext:value-type="string">
            <text:p>14543.2</text:p>
          </table:table-cell>
          <table:table-cell office:value-type="string" calcext:value-type="string">
            <text:p>435235855.6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46" calcext:value-type="float">
            <text:p>146</text:p>
          </table:table-cell>
          <table:table-cell office:value-type="float" office:value="2181" calcext:value-type="float">
            <text:p>2 181</text:p>
          </table:table-cell>
          <table:table-cell office:value-type="string" calcext:value-type="string">
            <text:p>2083.6</text:p>
          </table:table-cell>
          <table:table-cell office:value-type="string" calcext:value-type="string">
            <text:p>100207199.1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3" calcext:value-type="float">
            <text:p>43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671.3</text:p>
          </table:table-cell>
          <table:table-cell office:value-type="string" calcext:value-type="string">
            <text:p>29054805.6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2" calcext:value-type="float">
            <text:p>42</text:p>
          </table:table-cell>
          <table:table-cell office:value-type="float" office:value="1727" calcext:value-type="float">
            <text:p>1 727</text:p>
          </table:table-cell>
          <table:table-cell office:value-type="string" calcext:value-type="string">
            <text:p>1627.8</text:p>
          </table:table-cell>
          <table:table-cell office:value-type="string" calcext:value-type="string">
            <text:p>52081382.1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0481" calcext:value-type="float">
            <text:p>20 481</text:p>
          </table:table-cell>
          <table:table-cell office:value-type="float" office:value="126159" calcext:value-type="float">
            <text:p>126 159</text:p>
          </table:table-cell>
          <table:table-cell office:value-type="string" calcext:value-type="string">
            <text:p>118622.6</text:p>
          </table:table-cell>
          <table:table-cell office:value-type="string" calcext:value-type="string">
            <text:p>3740605380.9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019" calcext:value-type="float">
            <text:p>1 019</text:p>
          </table:table-cell>
          <table:table-cell office:value-type="float" office:value="85349" calcext:value-type="float">
            <text:p>85 349</text:p>
          </table:table-cell>
          <table:table-cell office:value-type="string" calcext:value-type="string">
            <text:p>79094.5</text:p>
          </table:table-cell>
          <table:table-cell office:value-type="float" office:value="3276605591" calcext:value-type="float">
            <text:p>3 276 605 59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5206" calcext:value-type="float">
            <text:p>25 206</text:p>
          </table:table-cell>
          <table:table-cell office:value-type="float" office:value="296114" calcext:value-type="float">
            <text:p>296 114</text:p>
          </table:table-cell>
          <table:table-cell office:value-type="string" calcext:value-type="string">
            <text:p>254628.7</text:p>
          </table:table-cell>
          <table:table-cell office:value-type="string" calcext:value-type="string">
            <text:p>9349036974.7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697" calcext:value-type="float">
            <text:p>1 697</text:p>
          </table:table-cell>
          <table:table-cell office:value-type="float" office:value="34040" calcext:value-type="float">
            <text:p>34 040</text:p>
          </table:table-cell>
          <table:table-cell office:value-type="string" calcext:value-type="string">
            <text:p>32364.5</text:p>
          </table:table-cell>
          <table:table-cell office:value-type="string" calcext:value-type="string">
            <text:p>1648443226.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92" calcext:value-type="float">
            <text:p>692</text:p>
          </table:table-cell>
          <table:table-cell office:value-type="float" office:value="23020" calcext:value-type="float">
            <text:p>23 020</text:p>
          </table:table-cell>
          <table:table-cell office:value-type="string" calcext:value-type="string">
            <text:p>21479.8</text:p>
          </table:table-cell>
          <table:table-cell office:value-type="string" calcext:value-type="string">
            <text:p>1106566470.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713" calcext:value-type="float">
            <text:p>713</text:p>
          </table:table-cell>
          <table:table-cell office:value-type="float" office:value="34414" calcext:value-type="float">
            <text:p>34 414</text:p>
          </table:table-cell>
          <table:table-cell office:value-type="float" office:value="30830" calcext:value-type="float">
            <text:p>30 830</text:p>
          </table:table-cell>
          <table:table-cell office:value-type="float" office:value="1195753096" calcext:value-type="float">
            <text:p>1 195 753 09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06891" calcext:value-type="float">
            <text:p>406 891</text:p>
          </table:table-cell>
          <table:table-cell office:value-type="float" office:value="3953844" calcext:value-type="float">
            <text:p>3 953 844</text:p>
          </table:table-cell>
          <table:table-cell office:value-type="string" calcext:value-type="string">
            <text:p>3696794.9</text:p>
          </table:table-cell>
          <table:table-cell office:value-type="float" office:value="183780757648" calcext:value-type="float">
            <text:p>183 780 757 648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6324" calcext:value-type="float">
            <text:p>16 324</text:p>
          </table:table-cell>
          <table:table-cell office:value-type="float" office:value="1272170" calcext:value-type="float">
            <text:p>1 272 170</text:p>
          </table:table-cell>
          <table:table-cell office:value-type="string" calcext:value-type="string">
            <text:p>1190163.2</text:p>
          </table:table-cell>
          <table:table-cell office:value-type="float" office:value="45185138674" calcext:value-type="float">
            <text:p>45 185 138 674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5670" calcext:value-type="float">
            <text:p>5 670</text:p>
          </table:table-cell>
          <table:table-cell office:value-type="float" office:value="59953" calcext:value-type="float">
            <text:p>59 953</text:p>
          </table:table-cell>
          <table:table-cell office:value-type="float" office:value="50829" calcext:value-type="float">
            <text:p>50 829</text:p>
          </table:table-cell>
          <table:table-cell office:value-type="string" calcext:value-type="string">
            <text:p>1435413533.6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20" calcext:value-type="float">
            <text:p>920</text:p>
          </table:table-cell>
          <table:table-cell office:value-type="float" office:value="13399" calcext:value-type="float">
            <text:p>13 399</text:p>
          </table:table-cell>
          <table:table-cell office:value-type="string" calcext:value-type="string">
            <text:p>13524.6</text:p>
          </table:table-cell>
          <table:table-cell office:value-type="string" calcext:value-type="string">
            <text:p>581949174.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331" calcext:value-type="float">
            <text:p>331</text:p>
          </table:table-cell>
          <table:table-cell office:value-type="float" office:value="6403" calcext:value-type="float">
            <text:p>6 403</text:p>
          </table:table-cell>
          <table:table-cell office:value-type="string" calcext:value-type="string">
            <text:p>6017.5</text:p>
          </table:table-cell>
          <table:table-cell office:value-type="string" calcext:value-type="string">
            <text:p>251479336.6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1" calcext:value-type="float">
            <text:p>81</text:p>
          </table:table-cell>
          <table:table-cell office:value-type="float" office:value="3698" calcext:value-type="float">
            <text:p>3 698</text:p>
          </table:table-cell>
          <table:table-cell office:value-type="string" calcext:value-type="string">
            <text:p>3356.8</text:p>
          </table:table-cell>
          <table:table-cell office:value-type="string" calcext:value-type="string">
            <text:p>87748547.1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1327" calcext:value-type="float">
            <text:p>61 327</text:p>
          </table:table-cell>
          <table:table-cell office:value-type="float" office:value="512150" calcext:value-type="float">
            <text:p>512 150</text:p>
          </table:table-cell>
          <table:table-cell office:value-type="float" office:value="481009" calcext:value-type="float">
            <text:p>481 009</text:p>
          </table:table-cell>
          <table:table-cell office:value-type="float" office:value="16306587630" calcext:value-type="float">
            <text:p>16 306 587 630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264" calcext:value-type="float">
            <text:p>6 264</text:p>
          </table:table-cell>
          <table:table-cell office:value-type="float" office:value="210488" calcext:value-type="float">
            <text:p>210 488</text:p>
          </table:table-cell>
          <table:table-cell office:value-type="string" calcext:value-type="string">
            <text:p>195627.5</text:p>
          </table:table-cell>
          <table:table-cell office:value-type="string" calcext:value-type="string">
            <text:p>6527172550.7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275" calcext:value-type="float">
            <text:p>6 275</text:p>
          </table:table-cell>
          <table:table-cell office:value-type="float" office:value="74358" calcext:value-type="float">
            <text:p>74 358</text:p>
          </table:table-cell>
          <table:table-cell office:value-type="string" calcext:value-type="string">
            <text:p>62689.9</text:p>
          </table:table-cell>
          <table:table-cell office:value-type="string" calcext:value-type="string">
            <text:p>1777291491.9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066" calcext:value-type="float">
            <text:p>1 066</text:p>
          </table:table-cell>
          <table:table-cell office:value-type="float" office:value="13988" calcext:value-type="float">
            <text:p>13 988</text:p>
          </table:table-cell>
          <table:table-cell office:value-type="string" calcext:value-type="string">
            <text:p>13387.8</text:p>
          </table:table-cell>
          <table:table-cell office:value-type="string" calcext:value-type="string">
            <text:p>591329368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80" calcext:value-type="float">
            <text:p>480</text:p>
          </table:table-cell>
          <table:table-cell office:value-type="float" office:value="8223" calcext:value-type="float">
            <text:p>8 223</text:p>
          </table:table-cell>
          <table:table-cell office:value-type="string" calcext:value-type="string">
            <text:p>7258.1</text:p>
          </table:table-cell>
          <table:table-cell office:value-type="string" calcext:value-type="string">
            <text:p>229178719.2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7" calcext:value-type="float">
            <text:p>47</text:p>
          </table:table-cell>
          <table:table-cell office:value-type="float" office:value="1959" calcext:value-type="float">
            <text:p>1 959</text:p>
          </table:table-cell>
          <table:table-cell office:value-type="string" calcext:value-type="string">
            <text:p>1730.6</text:p>
          </table:table-cell>
          <table:table-cell office:value-type="string" calcext:value-type="string">
            <text:p>54904431.2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8853" calcext:value-type="float">
            <text:p>68 853</text:p>
          </table:table-cell>
          <table:table-cell office:value-type="float" office:value="528410" calcext:value-type="float">
            <text:p>528 410</text:p>
          </table:table-cell>
          <table:table-cell office:value-type="string" calcext:value-type="string">
            <text:p>491772.5</text:p>
          </table:table-cell>
          <table:table-cell office:value-type="float" office:value="16438744365" calcext:value-type="float">
            <text:p>16 438 744 365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972" calcext:value-type="float">
            <text:p>8 972</text:p>
          </table:table-cell>
          <table:table-cell office:value-type="float" office:value="242623" calcext:value-type="float">
            <text:p>242 623</text:p>
          </table:table-cell>
          <table:table-cell office:value-type="string" calcext:value-type="string">
            <text:p>222286.5</text:p>
          </table:table-cell>
          <table:table-cell office:value-type="string" calcext:value-type="string">
            <text:p>7419421310.4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486" calcext:value-type="float">
            <text:p>6 486</text:p>
          </table:table-cell>
          <table:table-cell office:value-type="float" office:value="81106" calcext:value-type="float">
            <text:p>81 106</text:p>
          </table:table-cell>
          <table:table-cell office:value-type="string" calcext:value-type="string">
            <text:p>68840.3</text:p>
          </table:table-cell>
          <table:table-cell office:value-type="string" calcext:value-type="string">
            <text:p>1940589071.5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090" calcext:value-type="float">
            <text:p>1 090</text:p>
          </table:table-cell>
          <table:table-cell office:value-type="float" office:value="16537" calcext:value-type="float">
            <text:p>16 537</text:p>
          </table:table-cell>
          <table:table-cell office:value-type="string" calcext:value-type="string">
            <text:p>15812.2</text:p>
          </table:table-cell>
          <table:table-cell office:value-type="string" calcext:value-type="string">
            <text:p>666355747.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30" calcext:value-type="float">
            <text:p>430</text:p>
          </table:table-cell>
          <table:table-cell office:value-type="float" office:value="5782" calcext:value-type="float">
            <text:p>5 782</text:p>
          </table:table-cell>
          <table:table-cell office:value-type="string" calcext:value-type="string">
            <text:p>4933.1</text:p>
          </table:table-cell>
          <table:table-cell office:value-type="string" calcext:value-type="string">
            <text:p>229210586.5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59" calcext:value-type="float">
            <text:p>159</text:p>
          </table:table-cell>
          <table:table-cell office:value-type="float" office:value="7387" calcext:value-type="float">
            <text:p>7 387</text:p>
          </table:table-cell>
          <table:table-cell office:value-type="string" calcext:value-type="string">
            <text:p>6516.6</text:p>
          </table:table-cell>
          <table:table-cell office:value-type="string" calcext:value-type="string">
            <text:p>195297361.1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0594" calcext:value-type="float">
            <text:p>80 594</text:p>
          </table:table-cell>
          <table:table-cell office:value-type="float" office:value="669981" calcext:value-type="float">
            <text:p>669 981</text:p>
          </table:table-cell>
          <table:table-cell office:value-type="string" calcext:value-type="string">
            <text:p>626861.4</text:p>
          </table:table-cell>
          <table:table-cell office:value-type="float" office:value="21398108568" calcext:value-type="float">
            <text:p>21 398 108 568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084" calcext:value-type="float">
            <text:p>8 084</text:p>
          </table:table-cell>
          <table:table-cell office:value-type="float" office:value="278820" calcext:value-type="float">
            <text:p>278 820</text:p>
          </table:table-cell>
          <table:table-cell office:value-type="string" calcext:value-type="string">
            <text:p>256822.7</text:p>
          </table:table-cell>
          <table:table-cell office:value-type="float" office:value="8559089208" calcext:value-type="float">
            <text:p>8 559 089 20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888" calcext:value-type="float">
            <text:p>9 888</text:p>
          </table:table-cell>
          <table:table-cell office:value-type="float" office:value="168667" calcext:value-type="float">
            <text:p>168 667</text:p>
          </table:table-cell>
          <table:table-cell office:value-type="string" calcext:value-type="string">
            <text:p>143460.5</text:p>
          </table:table-cell>
          <table:table-cell office:value-type="float" office:value="4131833676" calcext:value-type="float">
            <text:p>4 131 833 676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57" calcext:value-type="float">
            <text:p>957</text:p>
          </table:table-cell>
          <table:table-cell office:value-type="float" office:value="14311" calcext:value-type="float">
            <text:p>14 311</text:p>
          </table:table-cell>
          <table:table-cell office:value-type="string" calcext:value-type="string">
            <text:p>13691.1</text:p>
          </table:table-cell>
          <table:table-cell office:value-type="string" calcext:value-type="string">
            <text:p>602336327.3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469" calcext:value-type="float">
            <text:p>469</text:p>
          </table:table-cell>
          <table:table-cell office:value-type="float" office:value="5985" calcext:value-type="float">
            <text:p>5 985</text:p>
          </table:table-cell>
          <table:table-cell office:value-type="string" calcext:value-type="string">
            <text:p>5605.6</text:p>
          </table:table-cell>
          <table:table-cell office:value-type="float" office:value="229430413" calcext:value-type="float">
            <text:p>229 430 413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16" calcext:value-type="float">
            <text:p>116</text:p>
          </table:table-cell>
          <table:table-cell office:value-type="float" office:value="6555" calcext:value-type="float">
            <text:p>6 555</text:p>
          </table:table-cell>
          <table:table-cell office:value-type="string" calcext:value-type="string">
            <text:p>5984.4</text:p>
          </table:table-cell>
          <table:table-cell office:value-type="string" calcext:value-type="string">
            <text:p>186437203.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21923" calcext:value-type="float">
            <text:p>121 923</text:p>
          </table:table-cell>
          <table:table-cell office:value-type="float" office:value="1151781" calcext:value-type="float">
            <text:p>1 151 781</text:p>
          </table:table-cell>
          <table:table-cell office:value-type="string" calcext:value-type="string">
            <text:p>1068916.9</text:p>
          </table:table-cell>
          <table:table-cell office:value-type="float" office:value="36989916539" calcext:value-type="float">
            <text:p>36 989 916 53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3303" calcext:value-type="float">
            <text:p>13 303</text:p>
          </table:table-cell>
          <table:table-cell office:value-type="float" office:value="503350" calcext:value-type="float">
            <text:p>503 350</text:p>
          </table:table-cell>
          <table:table-cell office:value-type="string" calcext:value-type="string">
            <text:p>460718.2</text:p>
          </table:table-cell>
          <table:table-cell office:value-type="float" office:value="15565745967" calcext:value-type="float">
            <text:p>15 565 745 96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0274" calcext:value-type="float">
            <text:p>10 274</text:p>
          </table:table-cell>
          <table:table-cell office:value-type="float" office:value="146237" calcext:value-type="float">
            <text:p>146 237</text:p>
          </table:table-cell>
          <table:table-cell office:value-type="string" calcext:value-type="string">
            <text:p>123305.1</text:p>
          </table:table-cell>
          <table:table-cell office:value-type="string" calcext:value-type="string">
            <text:p>3485870630.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947" calcext:value-type="float">
            <text:p>1 947</text:p>
          </table:table-cell>
          <table:table-cell office:value-type="float" office:value="29341" calcext:value-type="float">
            <text:p>29 341</text:p>
          </table:table-cell>
          <table:table-cell office:value-type="string" calcext:value-type="string">
            <text:p>28170.2</text:p>
          </table:table-cell>
          <table:table-cell office:value-type="string" calcext:value-type="string">
            <text:p>1272662677.4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520" calcext:value-type="float">
            <text:p>520</text:p>
          </table:table-cell>
          <table:table-cell office:value-type="float" office:value="6808" calcext:value-type="float">
            <text:p>6 808</text:p>
          </table:table-cell>
          <table:table-cell office:value-type="string" calcext:value-type="string">
            <text:p>6312.4</text:p>
          </table:table-cell>
          <table:table-cell office:value-type="string" calcext:value-type="string">
            <text:p>272663314.4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67" calcext:value-type="float">
            <text:p>167</text:p>
          </table:table-cell>
          <table:table-cell office:value-type="float" office:value="10597" calcext:value-type="float">
            <text:p>10 597</text:p>
          </table:table-cell>
          <table:table-cell office:value-type="string" calcext:value-type="string">
            <text:p>9465.6</text:p>
          </table:table-cell>
          <table:table-cell office:value-type="string" calcext:value-type="string">
            <text:p>301923523.3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33125" calcext:value-type="float">
            <text:p>133 125</text:p>
          </table:table-cell>
          <table:table-cell office:value-type="float" office:value="1087498" calcext:value-type="float">
            <text:p>1 087 498</text:p>
          </table:table-cell>
          <table:table-cell office:value-type="string" calcext:value-type="string">
            <text:p>1007855.8</text:p>
          </table:table-cell>
          <table:table-cell office:value-type="float" office:value="34978558987" calcext:value-type="float">
            <text:p>34 978 558 98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4810" calcext:value-type="float">
            <text:p>14 810</text:p>
          </table:table-cell>
          <table:table-cell office:value-type="float" office:value="459194" calcext:value-type="float">
            <text:p>459 194</text:p>
          </table:table-cell>
          <table:table-cell office:value-type="string" calcext:value-type="string">
            <text:p>422822.3</text:p>
          </table:table-cell>
          <table:table-cell office:value-type="float" office:value="14504006079" calcext:value-type="float">
            <text:p>14 504 006 079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0072" calcext:value-type="float">
            <text:p>10 072</text:p>
          </table:table-cell>
          <table:table-cell office:value-type="float" office:value="122799" calcext:value-type="float">
            <text:p>122 799</text:p>
          </table:table-cell>
          <table:table-cell office:value-type="string" calcext:value-type="string">
            <text:p>104123.8</text:p>
          </table:table-cell>
          <table:table-cell office:value-type="float" office:value="3076122539" calcext:value-type="float">
            <text:p>3 076 122 539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627" calcext:value-type="float">
            <text:p>1 627</text:p>
          </table:table-cell>
          <table:table-cell office:value-type="float" office:value="26461" calcext:value-type="float">
            <text:p>26 461</text:p>
          </table:table-cell>
          <table:table-cell office:value-type="string" calcext:value-type="string">
            <text:p>25321.2</text:p>
          </table:table-cell>
          <table:table-cell office:value-type="string" calcext:value-type="string">
            <text:p>1042519453.1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34" calcext:value-type="float">
            <text:p>634</text:p>
          </table:table-cell>
          <table:table-cell office:value-type="float" office:value="8672" calcext:value-type="float">
            <text:p>8 672</text:p>
          </table:table-cell>
          <table:table-cell office:value-type="string" calcext:value-type="string">
            <text:p>7872.4</text:p>
          </table:table-cell>
          <table:table-cell office:value-type="string" calcext:value-type="string">
            <text:p>281809359.4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74" calcext:value-type="float">
            <text:p>74</text:p>
          </table:table-cell>
          <table:table-cell office:value-type="float" office:value="3439" calcext:value-type="float">
            <text:p>3 439</text:p>
          </table:table-cell>
          <table:table-cell office:value-type="string" calcext:value-type="string">
            <text:p>2912.6</text:p>
          </table:table-cell>
          <table:table-cell office:value-type="string" calcext:value-type="string">
            <text:p>87453201.8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5433" calcext:value-type="float">
            <text:p>95 433</text:p>
          </table:table-cell>
          <table:table-cell office:value-type="float" office:value="876702" calcext:value-type="float">
            <text:p>876 702</text:p>
          </table:table-cell>
          <table:table-cell office:value-type="string" calcext:value-type="string">
            <text:p>826178.4</text:p>
          </table:table-cell>
          <table:table-cell office:value-type="float" office:value="28075536887" calcext:value-type="float">
            <text:p>28 075 536 88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5711" calcext:value-type="float">
            <text:p>5 711</text:p>
          </table:table-cell>
          <table:table-cell office:value-type="float" office:value="276840" calcext:value-type="float">
            <text:p>276 840</text:p>
          </table:table-cell>
          <table:table-cell office:value-type="float" office:value="253624" calcext:value-type="float">
            <text:p>253 624</text:p>
          </table:table-cell>
          <table:table-cell office:value-type="string" calcext:value-type="string">
            <text:p>8492659649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388" calcext:value-type="float">
            <text:p>8 388</text:p>
          </table:table-cell>
          <table:table-cell office:value-type="float" office:value="104805" calcext:value-type="float">
            <text:p>104 805</text:p>
          </table:table-cell>
          <table:table-cell office:value-type="string" calcext:value-type="string">
            <text:p>90908.4</text:p>
          </table:table-cell>
          <table:table-cell office:value-type="string" calcext:value-type="string">
            <text:p>2695246778.4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324" calcext:value-type="float">
            <text:p>1 324</text:p>
          </table:table-cell>
          <table:table-cell office:value-type="float" office:value="28228" calcext:value-type="float">
            <text:p>28 228</text:p>
          </table:table-cell>
          <table:table-cell office:value-type="float" office:value="27259" calcext:value-type="float">
            <text:p>27 259</text:p>
          </table:table-cell>
          <table:table-cell office:value-type="string" calcext:value-type="string">
            <text:p>1121829888.9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391" calcext:value-type="float">
            <text:p>391</text:p>
          </table:table-cell>
          <table:table-cell office:value-type="float" office:value="8513" calcext:value-type="float">
            <text:p>8 513</text:p>
          </table:table-cell>
          <table:table-cell office:value-type="string" calcext:value-type="string">
            <text:p>7791.9</text:p>
          </table:table-cell>
          <table:table-cell office:value-type="string" calcext:value-type="string">
            <text:p>285460922.6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1" calcext:value-type="float">
            <text:p>81</text:p>
          </table:table-cell>
          <table:table-cell office:value-type="float" office:value="5390" calcext:value-type="float">
            <text:p>5 390</text:p>
          </table:table-cell>
          <table:table-cell office:value-type="string" calcext:value-type="string">
            <text:p>4732.4</text:p>
          </table:table-cell>
          <table:table-cell office:value-type="string" calcext:value-type="string">
            <text:p>158869121.8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6609" calcext:value-type="float">
            <text:p>86 609</text:p>
          </table:table-cell>
          <table:table-cell office:value-type="float" office:value="669027" calcext:value-type="float">
            <text:p>669 027</text:p>
          </table:table-cell>
          <table:table-cell office:value-type="string" calcext:value-type="string">
            <text:p>630331.5</text:p>
          </table:table-cell>
          <table:table-cell office:value-type="float" office:value="20877243164" calcext:value-type="float">
            <text:p>20 877 243 164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5391" calcext:value-type="float">
            <text:p>5 391</text:p>
          </table:table-cell>
          <table:table-cell office:value-type="float" office:value="271720" calcext:value-type="float">
            <text:p>271 720</text:p>
          </table:table-cell>
          <table:table-cell office:value-type="string" calcext:value-type="string">
            <text:p>249987.8</text:p>
          </table:table-cell>
          <table:table-cell office:value-type="string" calcext:value-type="string">
            <text:p>8356226865.4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4235" calcext:value-type="float">
            <text:p>14 235</text:p>
          </table:table-cell>
          <table:table-cell office:value-type="float" office:value="158240" calcext:value-type="float">
            <text:p>158 240</text:p>
          </table:table-cell>
          <table:table-cell office:value-type="string" calcext:value-type="string">
            <text:p>137115.1</text:p>
          </table:table-cell>
          <table:table-cell office:value-type="string" calcext:value-type="string">
            <text:p>3860364963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964" calcext:value-type="float">
            <text:p>1 964</text:p>
          </table:table-cell>
          <table:table-cell office:value-type="float" office:value="34896" calcext:value-type="float">
            <text:p>34 896</text:p>
          </table:table-cell>
          <table:table-cell office:value-type="string" calcext:value-type="string">
            <text:p>33734.2</text:p>
          </table:table-cell>
          <table:table-cell office:value-type="string" calcext:value-type="string">
            <text:p>1350098136.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760" calcext:value-type="float">
            <text:p>760</text:p>
          </table:table-cell>
          <table:table-cell office:value-type="float" office:value="18206" calcext:value-type="float">
            <text:p>18 206</text:p>
          </table:table-cell>
          <table:table-cell office:value-type="float" office:value="17093" calcext:value-type="float">
            <text:p>17 093</text:p>
          </table:table-cell>
          <table:table-cell office:value-type="string" calcext:value-type="string">
            <text:p>798355182.8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46" calcext:value-type="float">
            <text:p>146</text:p>
          </table:table-cell>
          <table:table-cell office:value-type="float" office:value="7482" calcext:value-type="float">
            <text:p>7 482</text:p>
          </table:table-cell>
          <table:table-cell office:value-type="string" calcext:value-type="string">
            <text:p>6796.5</text:p>
          </table:table-cell>
          <table:table-cell office:value-type="string" calcext:value-type="string">
            <text:p>210837443.9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70328" calcext:value-type="float">
            <text:p>170 328</text:p>
          </table:table-cell>
          <table:table-cell office:value-type="float" office:value="1169161" calcext:value-type="float">
            <text:p>1 169 161</text:p>
          </table:table-cell>
          <table:table-cell office:value-type="string" calcext:value-type="string">
            <text:p>1105552.6</text:p>
          </table:table-cell>
          <table:table-cell office:value-type="float" office:value="36819888055" calcext:value-type="float">
            <text:p>36 819 888 055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4806" calcext:value-type="float">
            <text:p>14 806</text:p>
          </table:table-cell>
          <table:table-cell office:value-type="float" office:value="524269" calcext:value-type="float">
            <text:p>524 269</text:p>
          </table:table-cell>
          <table:table-cell office:value-type="string" calcext:value-type="string">
            <text:p>497850.1</text:p>
          </table:table-cell>
          <table:table-cell office:value-type="float" office:value="16375226697" calcext:value-type="float">
            <text:p>16 375 226 697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4550" calcext:value-type="float">
            <text:p>14 550</text:p>
          </table:table-cell>
          <table:table-cell office:value-type="float" office:value="161072" calcext:value-type="float">
            <text:p>161 072</text:p>
          </table:table-cell>
          <table:table-cell office:value-type="string" calcext:value-type="string">
            <text:p>137973.1</text:p>
          </table:table-cell>
          <table:table-cell office:value-type="string" calcext:value-type="string">
            <text:p>3885745867.4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035" calcext:value-type="float">
            <text:p>2 035</text:p>
          </table:table-cell>
          <table:table-cell office:value-type="float" office:value="27327" calcext:value-type="float">
            <text:p>27 327</text:p>
          </table:table-cell>
          <table:table-cell office:value-type="string" calcext:value-type="string">
            <text:p>26178.8</text:p>
          </table:table-cell>
          <table:table-cell office:value-type="string" calcext:value-type="string">
            <text:p>1071492838.8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29" calcext:value-type="float">
            <text:p>829</text:p>
          </table:table-cell>
          <table:table-cell office:value-type="float" office:value="12798" calcext:value-type="float">
            <text:p>12 798</text:p>
          </table:table-cell>
          <table:table-cell office:value-type="string" calcext:value-type="string">
            <text:p>11570.4</text:p>
          </table:table-cell>
          <table:table-cell office:value-type="string" calcext:value-type="string">
            <text:p>438277592.5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3" calcext:value-type="float">
            <text:p>83</text:p>
          </table:table-cell>
          <table:table-cell office:value-type="float" office:value="3789" calcext:value-type="float">
            <text:p>3 789</text:p>
          </table:table-cell>
          <table:table-cell office:value-type="string" calcext:value-type="string">
            <text:p>3409.1</text:p>
          </table:table-cell>
          <table:table-cell office:value-type="string" calcext:value-type="string">
            <text:p>114318971.6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66607" calcext:value-type="float">
            <text:p>166 607</text:p>
          </table:table-cell>
          <table:table-cell office:value-type="float" office:value="1121043" calcext:value-type="float">
            <text:p>1 121 043</text:p>
          </table:table-cell>
          <table:table-cell office:value-type="string" calcext:value-type="string">
            <text:p>1050708.7</text:p>
          </table:table-cell>
          <table:table-cell office:value-type="float" office:value="36471405330" calcext:value-type="float">
            <text:p>36 471 405 330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3614" calcext:value-type="float">
            <text:p>13 614</text:p>
          </table:table-cell>
          <table:table-cell office:value-type="float" office:value="515387" calcext:value-type="float">
            <text:p>515 387</text:p>
          </table:table-cell>
          <table:table-cell office:value-type="string" calcext:value-type="string">
            <text:p>474323.8</text:p>
          </table:table-cell>
          <table:table-cell office:value-type="float" office:value="15989881897" calcext:value-type="float">
            <text:p>15 989 881 897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9013" calcext:value-type="float">
            <text:p>19 013</text:p>
          </table:table-cell>
          <table:table-cell office:value-type="float" office:value="223721" calcext:value-type="float">
            <text:p>223 721</text:p>
          </table:table-cell>
          <table:table-cell office:value-type="string" calcext:value-type="string">
            <text:p>187160.5</text:p>
          </table:table-cell>
          <table:table-cell office:value-type="string" calcext:value-type="string">
            <text:p>5495567244.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249" calcext:value-type="float">
            <text:p>2 249</text:p>
          </table:table-cell>
          <table:table-cell office:value-type="float" office:value="34701" calcext:value-type="float">
            <text:p>34 701</text:p>
          </table:table-cell>
          <table:table-cell office:value-type="string" calcext:value-type="string">
            <text:p>33016.4</text:p>
          </table:table-cell>
          <table:table-cell office:value-type="string" calcext:value-type="string">
            <text:p>1421125874.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028" calcext:value-type="float">
            <text:p>1 028</text:p>
          </table:table-cell>
          <table:table-cell office:value-type="float" office:value="18673" calcext:value-type="float">
            <text:p>18 673</text:p>
          </table:table-cell>
          <table:table-cell office:value-type="string" calcext:value-type="string">
            <text:p>16497.1</text:p>
          </table:table-cell>
          <table:table-cell office:value-type="string" calcext:value-type="string">
            <text:p>661735284.9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320" calcext:value-type="float">
            <text:p>320</text:p>
          </table:table-cell>
          <table:table-cell office:value-type="float" office:value="10408" calcext:value-type="float">
            <text:p>10 408</text:p>
          </table:table-cell>
          <table:table-cell office:value-type="float" office:value="9234" calcext:value-type="float">
            <text:p>9 234</text:p>
          </table:table-cell>
          <table:table-cell office:value-type="float" office:value="295672923" calcext:value-type="float">
            <text:p>295 672 92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230922" calcext:value-type="float">
            <text:p>230 922</text:p>
          </table:table-cell>
          <table:table-cell office:value-type="float" office:value="1838533" calcext:value-type="float">
            <text:p>1 838 533</text:p>
          </table:table-cell>
          <table:table-cell office:value-type="float" office:value="1709911" calcext:value-type="float">
            <text:p>1 709 911</text:p>
          </table:table-cell>
          <table:table-cell office:value-type="float" office:value="63779683542" calcext:value-type="float">
            <text:p>63 779 683 542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5801" calcext:value-type="float">
            <text:p>15 801</text:p>
          </table:table-cell>
          <table:table-cell office:value-type="float" office:value="653415" calcext:value-type="float">
            <text:p>653 415</text:p>
          </table:table-cell>
          <table:table-cell office:value-type="string" calcext:value-type="string">
            <text:p>600247.2</text:p>
          </table:table-cell>
          <table:table-cell office:value-type="float" office:value="20487825222" calcext:value-type="float">
            <text:p>20 487 825 222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1350" calcext:value-type="float">
            <text:p>11 350</text:p>
          </table:table-cell>
          <table:table-cell office:value-type="float" office:value="126752" calcext:value-type="float">
            <text:p>126 752</text:p>
          </table:table-cell>
          <table:table-cell office:value-type="string" calcext:value-type="string">
            <text:p>108765.8</text:p>
          </table:table-cell>
          <table:table-cell office:value-type="string" calcext:value-type="string">
            <text:p>3308588560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951" calcext:value-type="float">
            <text:p>951</text:p>
          </table:table-cell>
          <table:table-cell office:value-type="float" office:value="13924" calcext:value-type="float">
            <text:p>13 924</text:p>
          </table:table-cell>
          <table:table-cell office:value-type="string" calcext:value-type="string">
            <text:p>13298.1</text:p>
          </table:table-cell>
          <table:table-cell office:value-type="string" calcext:value-type="string">
            <text:p>583561508.7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10" calcext:value-type="float">
            <text:p>610</text:p>
          </table:table-cell>
          <table:table-cell office:value-type="float" office:value="7470" calcext:value-type="float">
            <text:p>7 470</text:p>
          </table:table-cell>
          <table:table-cell office:value-type="float" office:value="6771" calcext:value-type="float">
            <text:p>6 771</text:p>
          </table:table-cell>
          <table:table-cell office:value-type="string" calcext:value-type="string">
            <text:p>280108729.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3" calcext:value-type="float">
            <text:p>83</text:p>
          </table:table-cell>
          <table:table-cell office:value-type="float" office:value="4625" calcext:value-type="float">
            <text:p>4 625</text:p>
          </table:table-cell>
          <table:table-cell office:value-type="string" calcext:value-type="string">
            <text:p>4133.5</text:p>
          </table:table-cell>
          <table:table-cell office:value-type="string" calcext:value-type="string">
            <text:p>136312033.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72032" calcext:value-type="float">
            <text:p>172 032</text:p>
          </table:table-cell>
          <table:table-cell office:value-type="float" office:value="1072349" calcext:value-type="float">
            <text:p>1 072 349</text:p>
          </table:table-cell>
          <table:table-cell office:value-type="string" calcext:value-type="string">
            <text:p>1009899.7</text:p>
          </table:table-cell>
          <table:table-cell office:value-type="float" office:value="36066889423" calcext:value-type="float">
            <text:p>36 066 889 42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7323" calcext:value-type="float">
            <text:p>7 323</text:p>
          </table:table-cell>
          <table:table-cell office:value-type="float" office:value="446543" calcext:value-type="float">
            <text:p>446 543</text:p>
          </table:table-cell>
          <table:table-cell office:value-type="string" calcext:value-type="string">
            <text:p>416129.3</text:p>
          </table:table-cell>
          <table:table-cell office:value-type="float" office:value="14583330002" calcext:value-type="float">
            <text:p>14 583 330 002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809" calcext:value-type="float">
            <text:p>809</text:p>
          </table:table-cell>
          <table:table-cell office:value-type="float" office:value="6482" calcext:value-type="float">
            <text:p>6 482</text:p>
          </table:table-cell>
          <table:table-cell office:value-type="string" calcext:value-type="string">
            <text:p>5377.1</text:p>
          </table:table-cell>
          <table:table-cell office:value-type="string" calcext:value-type="string">
            <text:p>148751310.4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66" calcext:value-type="float">
            <text:p>66</text:p>
          </table:table-cell>
          <table:table-cell office:value-type="float" office:value="946" calcext:value-type="float">
            <text:p>946</text:p>
          </table:table-cell>
          <table:table-cell office:value-type="float" office:value="894" calcext:value-type="float">
            <text:p>894</text:p>
          </table:table-cell>
          <table:table-cell office:value-type="string" calcext:value-type="string">
            <text:p>44893647.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4881" calcext:value-type="float">
            <text:p>14 881</text:p>
          </table:table-cell>
          <table:table-cell office:value-type="float" office:value="65534" calcext:value-type="float">
            <text:p>65 534</text:p>
          </table:table-cell>
          <table:table-cell office:value-type="string" calcext:value-type="string">
            <text:p>66926.2</text:p>
          </table:table-cell>
          <table:table-cell office:value-type="string" calcext:value-type="string">
            <text:p>2068614656.6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T - Tous sexes confondus</text:p>
          </table:table-cell>
          <table:table-cell office:value-type="float" office:value="1003" calcext:value-type="float">
            <text:p>1 003</text:p>
          </table:table-cell>
          <table:table-cell office:value-type="float" office:value="32861" calcext:value-type="float">
            <text:p>32 861</text:p>
          </table:table-cell>
          <table:table-cell office:value-type="string" calcext:value-type="string">
            <text:p>31186.7</text:p>
          </table:table-cell>
          <table:table-cell office:value-type="string" calcext:value-type="string">
            <text:p>1156242920.6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51" calcext:value-type="float">
            <text:p>551</text:p>
          </table:table-cell>
          <table:table-cell office:value-type="float" office:value="2460" calcext:value-type="float">
            <text:p>2 460</text:p>
          </table:table-cell>
          <table:table-cell office:value-type="string" calcext:value-type="string">
            <text:p>2245.6</text:p>
          </table:table-cell>
          <table:table-cell office:value-type="string" calcext:value-type="string">
            <text:p>66528740.1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67" calcext:value-type="float">
            <text:p>767</text:p>
          </table:table-cell>
          <table:table-cell office:value-type="float" office:value="6345" calcext:value-type="float">
            <text:p>6 345</text:p>
          </table:table-cell>
          <table:table-cell office:value-type="string" calcext:value-type="string">
            <text:p>5562.8</text:p>
          </table:table-cell>
          <table:table-cell office:value-type="string" calcext:value-type="string">
            <text:p>163743165.5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83" calcext:value-type="float">
            <text:p>83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95.1</text:p>
          </table:table-cell>
          <table:table-cell office:value-type="float" office:value="18892987" calcext:value-type="float">
            <text:p>18 892 987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90" calcext:value-type="float">
            <text:p>90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506.7</text:p>
          </table:table-cell>
          <table:table-cell office:value-type="string" calcext:value-type="string">
            <text:p>26818915.6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8065" calcext:value-type="float">
            <text:p>8 065</text:p>
          </table:table-cell>
          <table:table-cell office:value-type="float" office:value="33158" calcext:value-type="float">
            <text:p>33 158</text:p>
          </table:table-cell>
          <table:table-cell office:value-type="string" calcext:value-type="string">
            <text:p>32016.7</text:p>
          </table:table-cell>
          <table:table-cell office:value-type="string" calcext:value-type="string">
            <text:p>1132871450.5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832" calcext:value-type="float">
            <text:p>7 832</text:p>
          </table:table-cell>
          <table:table-cell office:value-type="float" office:value="26554" calcext:value-type="float">
            <text:p>26 554</text:p>
          </table:table-cell>
          <table:table-cell office:value-type="string" calcext:value-type="string">
            <text:p>23907.7</text:p>
          </table:table-cell>
          <table:table-cell office:value-type="string" calcext:value-type="string">
            <text:p>775980736.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66" calcext:value-type="float">
            <text:p>566</text:p>
          </table:table-cell>
          <table:table-cell office:value-type="float" office:value="15095" calcext:value-type="float">
            <text:p>15 095</text:p>
          </table:table-cell>
          <table:table-cell office:value-type="string" calcext:value-type="string">
            <text:p>14667.2</text:p>
          </table:table-cell>
          <table:table-cell office:value-type="string" calcext:value-type="string">
            <text:p>662253028.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650" calcext:value-type="float">
            <text:p>650</text:p>
          </table:table-cell>
          <table:table-cell office:value-type="float" office:value="25477" calcext:value-type="float">
            <text:p>25 477</text:p>
          </table:table-cell>
          <table:table-cell office:value-type="string" calcext:value-type="string">
            <text:p>23956.6</text:p>
          </table:table-cell>
          <table:table-cell office:value-type="string" calcext:value-type="string">
            <text:p>987874489.9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497" calcext:value-type="float">
            <text:p>497</text:p>
          </table:table-cell>
          <table:table-cell office:value-type="float" office:value="2679" calcext:value-type="float">
            <text:p>2 679</text:p>
          </table:table-cell>
          <table:table-cell office:value-type="string" calcext:value-type="string">
            <text:p>2307.4</text:p>
          </table:table-cell>
          <table:table-cell office:value-type="string" calcext:value-type="string">
            <text:p>77140891.6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675" calcext:value-type="float">
            <text:p>675</text:p>
          </table:table-cell>
          <table:table-cell office:value-type="float" office:value="6640" calcext:value-type="float">
            <text:p>6 640</text:p>
          </table:table-cell>
          <table:table-cell office:value-type="float" office:value="5385" calcext:value-type="float">
            <text:p>5 385</text:p>
          </table:table-cell>
          <table:table-cell office:value-type="string" calcext:value-type="string">
            <text:p>161283775.5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81" calcext:value-type="float">
            <text:p>81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337.5</text:p>
          </table:table-cell>
          <table:table-cell office:value-type="string" calcext:value-type="string">
            <text:p>19428382.2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80" calcext:value-type="float">
            <text:p>80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616.1</text:p>
          </table:table-cell>
          <table:table-cell office:value-type="string" calcext:value-type="string">
            <text:p>32873202.9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7194827.6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355.7</text:p>
          </table:table-cell>
          <table:table-cell office:value-type="string" calcext:value-type="string">
            <text:p>15283280.3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1158389.1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133.6</text:p>
          </table:table-cell>
          <table:table-cell office:value-type="string" calcext:value-type="string">
            <text:p>4567927.1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7381" calcext:value-type="float">
            <text:p>7 381</text:p>
          </table:table-cell>
          <table:table-cell office:value-type="float" office:value="35019" calcext:value-type="float">
            <text:p>35 019</text:p>
          </table:table-cell>
          <table:table-cell office:value-type="string" calcext:value-type="string">
            <text:p>34023.9</text:p>
          </table:table-cell>
          <table:table-cell office:value-type="string" calcext:value-type="string">
            <text:p>1177686498.8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216" calcext:value-type="float">
            <text:p>7 216</text:p>
          </table:table-cell>
          <table:table-cell office:value-type="float" office:value="26839" calcext:value-type="float">
            <text:p>26 839</text:p>
          </table:table-cell>
          <table:table-cell office:value-type="string" calcext:value-type="string">
            <text:p>24478.6</text:p>
          </table:table-cell>
          <table:table-cell office:value-type="string" calcext:value-type="string">
            <text:p>786517103.1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59" calcext:value-type="float">
            <text:p>559</text:p>
          </table:table-cell>
          <table:table-cell office:value-type="float" office:value="14829" calcext:value-type="float">
            <text:p>14 829</text:p>
          </table:table-cell>
          <table:table-cell office:value-type="string" calcext:value-type="string">
            <text:p>14393.2</text:p>
          </table:table-cell>
          <table:table-cell office:value-type="string" calcext:value-type="string">
            <text:p>632255417.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633" calcext:value-type="float">
            <text:p>633</text:p>
          </table:table-cell>
          <table:table-cell office:value-type="float" office:value="26982" calcext:value-type="float">
            <text:p>26 982</text:p>
          </table:table-cell>
          <table:table-cell office:value-type="string" calcext:value-type="string">
            <text:p>25557.8</text:p>
          </table:table-cell>
          <table:table-cell office:value-type="string" calcext:value-type="string">
            <text:p>1038711024.4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295" calcext:value-type="float">
            <text:p>295</text:p>
          </table:table-cell>
          <table:table-cell office:value-type="float" office:value="1391" calcext:value-type="float">
            <text:p>1 391</text:p>
          </table:table-cell>
          <table:table-cell office:value-type="string" calcext:value-type="string">
            <text:p>1237.9</text:p>
          </table:table-cell>
          <table:table-cell office:value-type="string" calcext:value-type="string">
            <text:p>41109299.3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345" calcext:value-type="float">
            <text:p>345</text:p>
          </table:table-cell>
          <table:table-cell office:value-type="float" office:value="2549" calcext:value-type="float">
            <text:p>2 549</text:p>
          </table:table-cell>
          <table:table-cell office:value-type="string" calcext:value-type="string">
            <text:p>2238.7</text:p>
          </table:table-cell>
          <table:table-cell office:value-type="string" calcext:value-type="string">
            <text:p>71634151.7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2856296.1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20" calcext:value-type="float">
            <text:p>2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90.8</text:p>
          </table:table-cell>
          <table:table-cell office:value-type="string" calcext:value-type="string">
            <text:p>4367189.6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3621" calcext:value-type="float">
            <text:p>3 621</text:p>
          </table:table-cell>
          <table:table-cell office:value-type="float" office:value="16309" calcext:value-type="float">
            <text:p>16 309</text:p>
          </table:table-cell>
          <table:table-cell office:value-type="string" calcext:value-type="string">
            <text:p>15661.7</text:p>
          </table:table-cell>
          <table:table-cell office:value-type="string" calcext:value-type="string">
            <text:p>576524298.9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2997" calcext:value-type="float">
            <text:p>2 997</text:p>
          </table:table-cell>
          <table:table-cell office:value-type="float" office:value="9017" calcext:value-type="float">
            <text:p>9 017</text:p>
          </table:table-cell>
          <table:table-cell office:value-type="string" calcext:value-type="string">
            <text:p>8232.1</text:p>
          </table:table-cell>
          <table:table-cell office:value-type="string" calcext:value-type="string">
            <text:p>265702450.4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391" calcext:value-type="float">
            <text:p>391</text:p>
          </table:table-cell>
          <table:table-cell office:value-type="float" office:value="11998" calcext:value-type="float">
            <text:p>11 998</text:p>
          </table:table-cell>
          <table:table-cell office:value-type="string" calcext:value-type="string">
            <text:p>11265.1</text:p>
          </table:table-cell>
          <table:table-cell office:value-type="string" calcext:value-type="string">
            <text:p>511618239.1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411" calcext:value-type="float">
            <text:p>411</text:p>
          </table:table-cell>
          <table:table-cell office:value-type="float" office:value="16816" calcext:value-type="float">
            <text:p>16 816</text:p>
          </table:table-cell>
          <table:table-cell office:value-type="string" calcext:value-type="string">
            <text:p>15536.9</text:p>
          </table:table-cell>
          <table:table-cell office:value-type="string" calcext:value-type="string">
            <text:p>632709918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125" calcext:value-type="float">
            <text:p>1 125</text:p>
          </table:table-cell>
          <table:table-cell office:value-type="float" office:value="6821" calcext:value-type="float">
            <text:p>6 821</text:p>
          </table:table-cell>
          <table:table-cell office:value-type="string" calcext:value-type="string">
            <text:p>5743.5</text:p>
          </table:table-cell>
          <table:table-cell office:value-type="string" calcext:value-type="string">
            <text:p>167863064.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291" calcext:value-type="float">
            <text:p>1 291</text:p>
          </table:table-cell>
          <table:table-cell office:value-type="float" office:value="10224" calcext:value-type="float">
            <text:p>10 224</text:p>
          </table:table-cell>
          <table:table-cell office:value-type="string" calcext:value-type="string">
            <text:p>8799.7</text:p>
          </table:table-cell>
          <table:table-cell office:value-type="string" calcext:value-type="string">
            <text:p>267372791.1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19" calcext:value-type="float">
            <text:p>119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955.4</text:p>
          </table:table-cell>
          <table:table-cell office:value-type="string" calcext:value-type="string">
            <text:p>48534525.7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33" calcext:value-type="float">
            <text:p>133</text:p>
          </table:table-cell>
          <table:table-cell office:value-type="float" office:value="1189" calcext:value-type="float">
            <text:p>1 189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51672673.3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31" calcext:value-type="float">
            <text:p>31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225.8</text:p>
          </table:table-cell>
          <table:table-cell office:value-type="string" calcext:value-type="string">
            <text:p>10850865.9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40" calcext:value-type="float">
            <text:p>40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445.5</text:p>
          </table:table-cell>
          <table:table-cell office:value-type="string" calcext:value-type="string">
            <text:p>18203939.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38" calcext:value-type="float">
            <text:p>38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533.3</text:p>
          </table:table-cell>
          <table:table-cell office:value-type="string" calcext:value-type="string">
            <text:p>16561869.9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41" calcext:value-type="float">
            <text:p>41</text:p>
          </table:table-cell>
          <table:table-cell office:value-type="float" office:value="1184" calcext:value-type="float">
            <text:p>1 184</text:p>
          </table:table-cell>
          <table:table-cell office:value-type="string" calcext:value-type="string">
            <text:p>1094.5</text:p>
          </table:table-cell>
          <table:table-cell office:value-type="string" calcext:value-type="string">
            <text:p>35519512.1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5656" calcext:value-type="float">
            <text:p>15 656</text:p>
          </table:table-cell>
          <table:table-cell office:value-type="float" office:value="78496" calcext:value-type="float">
            <text:p>78 496</text:p>
          </table:table-cell>
          <table:table-cell office:value-type="string" calcext:value-type="string">
            <text:p>76170.8</text:p>
          </table:table-cell>
          <table:table-cell office:value-type="string" calcext:value-type="string">
            <text:p>2483433657.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3686" calcext:value-type="float">
            <text:p>13 686</text:p>
          </table:table-cell>
          <table:table-cell office:value-type="float" office:value="47663" calcext:value-type="float">
            <text:p>47 663</text:p>
          </table:table-cell>
          <table:table-cell office:value-type="string" calcext:value-type="string">
            <text:p>42451.8</text:p>
          </table:table-cell>
          <table:table-cell office:value-type="string" calcext:value-type="string">
            <text:p>1257171723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934" calcext:value-type="float">
            <text:p>934</text:p>
          </table:table-cell>
          <table:table-cell office:value-type="float" office:value="36585" calcext:value-type="float">
            <text:p>36 585</text:p>
          </table:table-cell>
          <table:table-cell office:value-type="string" calcext:value-type="string">
            <text:p>35071.8</text:p>
          </table:table-cell>
          <table:table-cell office:value-type="float" office:value="1499723446" calcext:value-type="float">
            <text:p>1 499 723 446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997" calcext:value-type="float">
            <text:p>997</text:p>
          </table:table-cell>
          <table:table-cell office:value-type="float" office:value="48764" calcext:value-type="float">
            <text:p>48 764</text:p>
          </table:table-cell>
          <table:table-cell office:value-type="string" calcext:value-type="string">
            <text:p>44022.7</text:p>
          </table:table-cell>
          <table:table-cell office:value-type="float" office:value="1776882145" calcext:value-type="float">
            <text:p>1 776 882 145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7882" calcext:value-type="float">
            <text:p>17 882</text:p>
          </table:table-cell>
          <table:table-cell office:value-type="float" office:value="98281" calcext:value-type="float">
            <text:p>98 281</text:p>
          </table:table-cell>
          <table:table-cell office:value-type="string" calcext:value-type="string">
            <text:p>84694.3</text:p>
          </table:table-cell>
          <table:table-cell office:value-type="float" office:value="3388894407" calcext:value-type="float">
            <text:p>3 388 894 407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21016" calcext:value-type="float">
            <text:p>21 016</text:p>
          </table:table-cell>
          <table:table-cell office:value-type="float" office:value="197833" calcext:value-type="float">
            <text:p>197 833</text:p>
          </table:table-cell>
          <table:table-cell office:value-type="string" calcext:value-type="string">
            <text:p>169934.5</text:p>
          </table:table-cell>
          <table:table-cell office:value-type="string" calcext:value-type="string">
            <text:p>5960142567.7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540" calcext:value-type="float">
            <text:p>1 540</text:p>
          </table:table-cell>
          <table:table-cell office:value-type="float" office:value="16169" calcext:value-type="float">
            <text:p>16 169</text:p>
          </table:table-cell>
          <table:table-cell office:value-type="string" calcext:value-type="string">
            <text:p>15608.1</text:p>
          </table:table-cell>
          <table:table-cell office:value-type="string" calcext:value-type="string">
            <text:p>850938156.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588" calcext:value-type="float">
            <text:p>1 588</text:p>
          </table:table-cell>
          <table:table-cell office:value-type="float" office:value="17871" calcext:value-type="float">
            <text:p>17 871</text:p>
          </table:table-cell>
          <table:table-cell office:value-type="string" calcext:value-type="string">
            <text:p>16756.4</text:p>
          </table:table-cell>
          <table:table-cell office:value-type="string" calcext:value-type="string">
            <text:p>797505070.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88" calcext:value-type="float">
            <text:p>588</text:p>
          </table:table-cell>
          <table:table-cell office:value-type="float" office:value="7569" calcext:value-type="float">
            <text:p>7 569</text:p>
          </table:table-cell>
          <table:table-cell office:value-type="string" calcext:value-type="string">
            <text:p>7124.4</text:p>
          </table:table-cell>
          <table:table-cell office:value-type="string" calcext:value-type="string">
            <text:p>452335849.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653" calcext:value-type="float">
            <text:p>653</text:p>
          </table:table-cell>
          <table:table-cell office:value-type="float" office:value="15451" calcext:value-type="float">
            <text:p>15 451</text:p>
          </table:table-cell>
          <table:table-cell office:value-type="string" calcext:value-type="string">
            <text:p>14355.4</text:p>
          </table:table-cell>
          <table:table-cell office:value-type="string" calcext:value-type="string">
            <text:p>654230621.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88" calcext:value-type="float">
            <text:p>588</text:p>
          </table:table-cell>
          <table:table-cell office:value-type="float" office:value="10242" calcext:value-type="float">
            <text:p>10 242</text:p>
          </table:table-cell>
          <table:table-cell office:value-type="string" calcext:value-type="string">
            <text:p>9318.3</text:p>
          </table:table-cell>
          <table:table-cell office:value-type="string" calcext:value-type="string">
            <text:p>399314720.5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693" calcext:value-type="float">
            <text:p>693</text:p>
          </table:table-cell>
          <table:table-cell office:value-type="float" office:value="24172" calcext:value-type="float">
            <text:p>24 172</text:p>
          </table:table-cell>
          <table:table-cell office:value-type="string" calcext:value-type="string">
            <text:p>21511.7</text:p>
          </table:table-cell>
          <table:table-cell office:value-type="string" calcext:value-type="string">
            <text:p>796438375.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317016" calcext:value-type="float">
            <text:p>317 016</text:p>
          </table:table-cell>
          <table:table-cell office:value-type="float" office:value="2324703" calcext:value-type="float">
            <text:p>2 324 703</text:p>
          </table:table-cell>
          <table:table-cell office:value-type="string" calcext:value-type="string">
            <text:p>2216353.2</text:p>
          </table:table-cell>
          <table:table-cell office:value-type="float" office:value="117144477254" calcext:value-type="float">
            <text:p>117 144 477 25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282961" calcext:value-type="float">
            <text:p>282 961</text:p>
          </table:table-cell>
          <table:table-cell office:value-type="float" office:value="1629141" calcext:value-type="float">
            <text:p>1 629 141</text:p>
          </table:table-cell>
          <table:table-cell office:value-type="string" calcext:value-type="string">
            <text:p>1480441.7</text:p>
          </table:table-cell>
          <table:table-cell office:value-type="float" office:value="66636280394" calcext:value-type="float">
            <text:p>66 636 280 39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3316" calcext:value-type="float">
            <text:p>13 316</text:p>
          </table:table-cell>
          <table:table-cell office:value-type="float" office:value="510128" calcext:value-type="float">
            <text:p>510 128</text:p>
          </table:table-cell>
          <table:table-cell office:value-type="string" calcext:value-type="string">
            <text:p>487010.2</text:p>
          </table:table-cell>
          <table:table-cell office:value-type="float" office:value="20167792793" calcext:value-type="float">
            <text:p>20 167 792 79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5745" calcext:value-type="float">
            <text:p>15 745</text:p>
          </table:table-cell>
          <table:table-cell office:value-type="float" office:value="762042" calcext:value-type="float">
            <text:p>762 042</text:p>
          </table:table-cell>
          <table:table-cell office:value-type="float" office:value="703153" calcext:value-type="float">
            <text:p>703 153</text:p>
          </table:table-cell>
          <table:table-cell office:value-type="float" office:value="25017345881" calcext:value-type="float">
            <text:p>25 017 345 881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3947" calcext:value-type="float">
            <text:p>3 947</text:p>
          </table:table-cell>
          <table:table-cell office:value-type="float" office:value="18374" calcext:value-type="float">
            <text:p>18 374</text:p>
          </table:table-cell>
          <table:table-cell office:value-type="string" calcext:value-type="string">
            <text:p>16314.1</text:p>
          </table:table-cell>
          <table:table-cell office:value-type="string" calcext:value-type="string">
            <text:p>462840531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4341" calcext:value-type="float">
            <text:p>4 341</text:p>
          </table:table-cell>
          <table:table-cell office:value-type="float" office:value="41579" calcext:value-type="float">
            <text:p>41 579</text:p>
          </table:table-cell>
          <table:table-cell office:value-type="string" calcext:value-type="string">
            <text:p>34514.9</text:p>
          </table:table-cell>
          <table:table-cell office:value-type="string" calcext:value-type="string">
            <text:p>972573002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840" calcext:value-type="float">
            <text:p>840</text:p>
          </table:table-cell>
          <table:table-cell office:value-type="float" office:value="6413" calcext:value-type="float">
            <text:p>6 413</text:p>
          </table:table-cell>
          <table:table-cell office:value-type="float" office:value="6579" calcext:value-type="float">
            <text:p>6 579</text:p>
          </table:table-cell>
          <table:table-cell office:value-type="string" calcext:value-type="string">
            <text:p>296357001.6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97" calcext:value-type="float">
            <text:p>797</text:p>
          </table:table-cell>
          <table:table-cell office:value-type="float" office:value="6986" calcext:value-type="float">
            <text:p>6 986</text:p>
          </table:table-cell>
          <table:table-cell office:value-type="string" calcext:value-type="string">
            <text:p>6945.5</text:p>
          </table:table-cell>
          <table:table-cell office:value-type="string" calcext:value-type="string">
            <text:p>285592172.6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246" calcext:value-type="float">
            <text:p>246</text:p>
          </table:table-cell>
          <table:table-cell office:value-type="float" office:value="1665" calcext:value-type="float">
            <text:p>1 665</text:p>
          </table:table-cell>
          <table:table-cell office:value-type="string" calcext:value-type="string">
            <text:p>1609.5</text:p>
          </table:table-cell>
          <table:table-cell office:value-type="string" calcext:value-type="string">
            <text:p>85744823.9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314" calcext:value-type="float">
            <text:p>314</text:p>
          </table:table-cell>
          <table:table-cell office:value-type="float" office:value="4738" calcext:value-type="float">
            <text:p>4 738</text:p>
          </table:table-cell>
          <table:table-cell office:value-type="float" office:value="4408" calcext:value-type="float">
            <text:p>4 408</text:p>
          </table:table-cell>
          <table:table-cell office:value-type="string" calcext:value-type="string">
            <text:p>165734512.8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75" calcext:value-type="float">
            <text:p>75</text:p>
          </table:table-cell>
          <table:table-cell office:value-type="float" office:value="1345" calcext:value-type="float">
            <text:p>1 345</text:p>
          </table:table-cell>
          <table:table-cell office:value-type="string" calcext:value-type="string">
            <text:p>1249.3</text:p>
          </table:table-cell>
          <table:table-cell office:value-type="float" office:value="31074444" calcext:value-type="float">
            <text:p>31 074 444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7" calcext:value-type="float">
            <text:p>77</text:p>
          </table:table-cell>
          <table:table-cell office:value-type="float" office:value="2353" calcext:value-type="float">
            <text:p>2 353</text:p>
          </table:table-cell>
          <table:table-cell office:value-type="string" calcext:value-type="string">
            <text:p>2107.4</text:p>
          </table:table-cell>
          <table:table-cell office:value-type="string" calcext:value-type="string">
            <text:p>56674103.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47135" calcext:value-type="float">
            <text:p>47 135</text:p>
          </table:table-cell>
          <table:table-cell office:value-type="float" office:value="304156" calcext:value-type="float">
            <text:p>304 156</text:p>
          </table:table-cell>
          <table:table-cell office:value-type="string" calcext:value-type="string">
            <text:p>294769.8</text:p>
          </table:table-cell>
          <table:table-cell office:value-type="float" office:value="10609802241" calcext:value-type="float">
            <text:p>10 609 802 241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43252" calcext:value-type="float">
            <text:p>43 252</text:p>
          </table:table-cell>
          <table:table-cell office:value-type="float" office:value="207994" calcext:value-type="float">
            <text:p>207 994</text:p>
          </table:table-cell>
          <table:table-cell office:value-type="string" calcext:value-type="string">
            <text:p>186239.2</text:p>
          </table:table-cell>
          <table:table-cell office:value-type="string" calcext:value-type="string">
            <text:p>5696785389.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4735" calcext:value-type="float">
            <text:p>4 735</text:p>
          </table:table-cell>
          <table:table-cell office:value-type="float" office:value="70833" calcext:value-type="float">
            <text:p>70 833</text:p>
          </table:table-cell>
          <table:table-cell office:value-type="string" calcext:value-type="string">
            <text:p>67971.5</text:p>
          </table:table-cell>
          <table:table-cell office:value-type="string" calcext:value-type="string">
            <text:p>2466295680.6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6028" calcext:value-type="float">
            <text:p>6 028</text:p>
          </table:table-cell>
          <table:table-cell office:value-type="float" office:value="139655" calcext:value-type="float">
            <text:p>139 655</text:p>
          </table:table-cell>
          <table:table-cell office:value-type="float" office:value="127656" calcext:value-type="float">
            <text:p>127 656</text:p>
          </table:table-cell>
          <table:table-cell office:value-type="float" office:value="4060876870" calcext:value-type="float">
            <text:p>4 060 876 870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4308" calcext:value-type="float">
            <text:p>4 308</text:p>
          </table:table-cell>
          <table:table-cell office:value-type="float" office:value="21873" calcext:value-type="float">
            <text:p>21 873</text:p>
          </table:table-cell>
          <table:table-cell office:value-type="string" calcext:value-type="string">
            <text:p>19279.1</text:p>
          </table:table-cell>
          <table:table-cell office:value-type="string" calcext:value-type="string">
            <text:p>556280112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5233" calcext:value-type="float">
            <text:p>5 233</text:p>
          </table:table-cell>
          <table:table-cell office:value-type="float" office:value="52485" calcext:value-type="float">
            <text:p>52 485</text:p>
          </table:table-cell>
          <table:table-cell office:value-type="string" calcext:value-type="string">
            <text:p>43410.7</text:p>
          </table:table-cell>
          <table:table-cell office:value-type="string" calcext:value-type="string">
            <text:p>1221011379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947" calcext:value-type="float">
            <text:p>947</text:p>
          </table:table-cell>
          <table:table-cell office:value-type="float" office:value="7139" calcext:value-type="float">
            <text:p>7 139</text:p>
          </table:table-cell>
          <table:table-cell office:value-type="string" calcext:value-type="string">
            <text:p>6959.7</text:p>
          </table:table-cell>
          <table:table-cell office:value-type="string" calcext:value-type="string">
            <text:p>328607788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925" calcext:value-type="float">
            <text:p>925</text:p>
          </table:table-cell>
          <table:table-cell office:value-type="float" office:value="6849" calcext:value-type="float">
            <text:p>6 849</text:p>
          </table:table-cell>
          <table:table-cell office:value-type="string" calcext:value-type="string">
            <text:p>6428.1</text:p>
          </table:table-cell>
          <table:table-cell office:value-type="string" calcext:value-type="string">
            <text:p>262721579.8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311" calcext:value-type="float">
            <text:p>311</text:p>
          </table:table-cell>
          <table:table-cell office:value-type="float" office:value="1948" calcext:value-type="float">
            <text:p>1 948</text:p>
          </table:table-cell>
          <table:table-cell office:value-type="string" calcext:value-type="string">
            <text:p>1784.5</text:p>
          </table:table-cell>
          <table:table-cell office:value-type="string" calcext:value-type="string">
            <text:p>62904748.2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463" calcext:value-type="float">
            <text:p>463</text:p>
          </table:table-cell>
          <table:table-cell office:value-type="float" office:value="6275" calcext:value-type="float">
            <text:p>6 275</text:p>
          </table:table-cell>
          <table:table-cell office:value-type="string" calcext:value-type="string">
            <text:p>5473.5</text:p>
          </table:table-cell>
          <table:table-cell office:value-type="float" office:value="166273971" calcext:value-type="float">
            <text:p>166 273 97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42" calcext:value-type="float">
            <text:p>4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375.2</text:p>
          </table:table-cell>
          <table:table-cell office:value-type="string" calcext:value-type="string">
            <text:p>13574081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45" calcext:value-type="float">
            <text:p>45</text:p>
          </table:table-cell>
          <table:table-cell office:value-type="float" office:value="1556" calcext:value-type="float">
            <text:p>1 556</text:p>
          </table:table-cell>
          <table:table-cell office:value-type="string" calcext:value-type="string">
            <text:p>1355.4</text:p>
          </table:table-cell>
          <table:table-cell office:value-type="string" calcext:value-type="string">
            <text:p>41330349.8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1882" calcext:value-type="float">
            <text:p>51 882</text:p>
          </table:table-cell>
          <table:table-cell office:value-type="float" office:value="318441" calcext:value-type="float">
            <text:p>318 441</text:p>
          </table:table-cell>
          <table:table-cell office:value-type="string" calcext:value-type="string">
            <text:p>307210.4</text:p>
          </table:table-cell>
          <table:table-cell office:value-type="float" office:value="10992351809" calcext:value-type="float">
            <text:p>10 992 351 809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49644" calcext:value-type="float">
            <text:p>49 644</text:p>
          </table:table-cell>
          <table:table-cell office:value-type="float" office:value="209969" calcext:value-type="float">
            <text:p>209 969</text:p>
          </table:table-cell>
          <table:table-cell office:value-type="string" calcext:value-type="string">
            <text:p>184562.1</text:p>
          </table:table-cell>
          <table:table-cell office:value-type="string" calcext:value-type="string">
            <text:p>5446392556.2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6227" calcext:value-type="float">
            <text:p>6 227</text:p>
          </table:table-cell>
          <table:table-cell office:value-type="float" office:value="82967" calcext:value-type="float">
            <text:p>82 967</text:p>
          </table:table-cell>
          <table:table-cell office:value-type="string" calcext:value-type="string">
            <text:p>79023.1</text:p>
          </table:table-cell>
          <table:table-cell office:value-type="string" calcext:value-type="string">
            <text:p>2882239012.8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8537" calcext:value-type="float">
            <text:p>8 537</text:p>
          </table:table-cell>
          <table:table-cell office:value-type="float" office:value="159656" calcext:value-type="float">
            <text:p>159 656</text:p>
          </table:table-cell>
          <table:table-cell office:value-type="string" calcext:value-type="string">
            <text:p>143263.3</text:p>
          </table:table-cell>
          <table:table-cell office:value-type="string" calcext:value-type="string">
            <text:p>4537182297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4639" calcext:value-type="float">
            <text:p>4 639</text:p>
          </table:table-cell>
          <table:table-cell office:value-type="float" office:value="24497" calcext:value-type="float">
            <text:p>24 497</text:p>
          </table:table-cell>
          <table:table-cell office:value-type="string" calcext:value-type="string">
            <text:p>21740.9</text:p>
          </table:table-cell>
          <table:table-cell office:value-type="string" calcext:value-type="string">
            <text:p>616428546.8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5172" calcext:value-type="float">
            <text:p>5 172</text:p>
          </table:table-cell>
          <table:table-cell office:value-type="float" office:value="56609" calcext:value-type="float">
            <text:p>56 609</text:p>
          </table:table-cell>
          <table:table-cell office:value-type="string" calcext:value-type="string">
            <text:p>47099.4</text:p>
          </table:table-cell>
          <table:table-cell office:value-type="string" calcext:value-type="string">
            <text:p>1324160524.7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971" calcext:value-type="float">
            <text:p>971</text:p>
          </table:table-cell>
          <table:table-cell office:value-type="float" office:value="9378" calcext:value-type="float">
            <text:p>9 378</text:p>
          </table:table-cell>
          <table:table-cell office:value-type="string" calcext:value-type="string">
            <text:p>9070.2</text:p>
          </table:table-cell>
          <table:table-cell office:value-type="string" calcext:value-type="string">
            <text:p>394804726.4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89" calcext:value-type="float">
            <text:p>789</text:p>
          </table:table-cell>
          <table:table-cell office:value-type="float" office:value="7159" calcext:value-type="float">
            <text:p>7 159</text:p>
          </table:table-cell>
          <table:table-cell office:value-type="float" office:value="6742" calcext:value-type="float">
            <text:p>6 742</text:p>
          </table:table-cell>
          <table:table-cell office:value-type="string" calcext:value-type="string">
            <text:p>271551020.8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272" calcext:value-type="float">
            <text:p>272</text:p>
          </table:table-cell>
          <table:table-cell office:value-type="float" office:value="1633" calcext:value-type="float">
            <text:p>1 633</text:p>
          </table:table-cell>
          <table:table-cell office:value-type="string" calcext:value-type="string">
            <text:p>1382.9</text:p>
          </table:table-cell>
          <table:table-cell office:value-type="string" calcext:value-type="string">
            <text:p>77687104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416" calcext:value-type="float">
            <text:p>416</text:p>
          </table:table-cell>
          <table:table-cell office:value-type="float" office:value="4149" calcext:value-type="float">
            <text:p>4 149</text:p>
          </table:table-cell>
          <table:table-cell office:value-type="string" calcext:value-type="string">
            <text:p>3550.2</text:p>
          </table:table-cell>
          <table:table-cell office:value-type="string" calcext:value-type="string">
            <text:p>151523481.9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41" calcext:value-type="float">
            <text:p>141</text:p>
          </table:table-cell>
          <table:table-cell office:value-type="float" office:value="1922" calcext:value-type="float">
            <text:p>1 922</text:p>
          </table:table-cell>
          <table:table-cell office:value-type="string" calcext:value-type="string">
            <text:p>1752.8</text:p>
          </table:table-cell>
          <table:table-cell office:value-type="string" calcext:value-type="string">
            <text:p>54895624.5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54" calcext:value-type="float">
            <text:p>154</text:p>
          </table:table-cell>
          <table:table-cell office:value-type="float" office:value="5465" calcext:value-type="float">
            <text:p>5 465</text:p>
          </table:table-cell>
          <table:table-cell office:value-type="string" calcext:value-type="string">
            <text:p>4763.8</text:p>
          </table:table-cell>
          <table:table-cell office:value-type="string" calcext:value-type="string">
            <text:p>140401736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60964" calcext:value-type="float">
            <text:p>60 964</text:p>
          </table:table-cell>
          <table:table-cell office:value-type="float" office:value="406158" calcext:value-type="float">
            <text:p>406 158</text:p>
          </table:table-cell>
          <table:table-cell office:value-type="string" calcext:value-type="string">
            <text:p>393421.4</text:p>
          </table:table-cell>
          <table:table-cell office:value-type="float" office:value="14340559995" calcext:value-type="float">
            <text:p>14 340 559 995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57395" calcext:value-type="float">
            <text:p>57 395</text:p>
          </table:table-cell>
          <table:table-cell office:value-type="float" office:value="263823" calcext:value-type="float">
            <text:p>263 823</text:p>
          </table:table-cell>
          <table:table-cell office:value-type="float" office:value="233440" calcext:value-type="float">
            <text:p>233 440</text:p>
          </table:table-cell>
          <table:table-cell office:value-type="string" calcext:value-type="string">
            <text:p>7057548572.4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765" calcext:value-type="float">
            <text:p>5 765</text:p>
          </table:table-cell>
          <table:table-cell office:value-type="float" office:value="93402" calcext:value-type="float">
            <text:p>93 402</text:p>
          </table:table-cell>
          <table:table-cell office:value-type="string" calcext:value-type="string">
            <text:p>89453.8</text:p>
          </table:table-cell>
          <table:table-cell office:value-type="string" calcext:value-type="string">
            <text:p>3254344976.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782" calcext:value-type="float">
            <text:p>7 782</text:p>
          </table:table-cell>
          <table:table-cell office:value-type="float" office:value="185418" calcext:value-type="float">
            <text:p>185 418</text:p>
          </table:table-cell>
          <table:table-cell office:value-type="string" calcext:value-type="string">
            <text:p>167368.9</text:p>
          </table:table-cell>
          <table:table-cell office:value-type="string" calcext:value-type="string">
            <text:p>5304744231.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7363" calcext:value-type="float">
            <text:p>7 363</text:p>
          </table:table-cell>
          <table:table-cell office:value-type="float" office:value="55911" calcext:value-type="float">
            <text:p>55 911</text:p>
          </table:table-cell>
          <table:table-cell office:value-type="string" calcext:value-type="string">
            <text:p>49591.3</text:p>
          </table:table-cell>
          <table:table-cell office:value-type="float" office:value="1445975598" calcext:value-type="float">
            <text:p>1 445 975 59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8223" calcext:value-type="float">
            <text:p>8 223</text:p>
          </table:table-cell>
          <table:table-cell office:value-type="float" office:value="112756" calcext:value-type="float">
            <text:p>112 756</text:p>
          </table:table-cell>
          <table:table-cell office:value-type="string" calcext:value-type="string">
            <text:p>93869.1</text:p>
          </table:table-cell>
          <table:table-cell office:value-type="float" office:value="2685858078" calcext:value-type="float">
            <text:p>2 685 858 07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874" calcext:value-type="float">
            <text:p>874</text:p>
          </table:table-cell>
          <table:table-cell office:value-type="float" office:value="8362" calcext:value-type="float">
            <text:p>8 362</text:p>
          </table:table-cell>
          <table:table-cell office:value-type="string" calcext:value-type="string">
            <text:p>8171.7</text:p>
          </table:table-cell>
          <table:table-cell office:value-type="string" calcext:value-type="string">
            <text:p>388332275.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41" calcext:value-type="float">
            <text:p>741</text:p>
          </table:table-cell>
          <table:table-cell office:value-type="float" office:value="5949" calcext:value-type="float">
            <text:p>5 949</text:p>
          </table:table-cell>
          <table:table-cell office:value-type="string" calcext:value-type="string">
            <text:p>5519.4</text:p>
          </table:table-cell>
          <table:table-cell office:value-type="string" calcext:value-type="string">
            <text:p>214004051.3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348" calcext:value-type="float">
            <text:p>348</text:p>
          </table:table-cell>
          <table:table-cell office:value-type="float" office:value="1698" calcext:value-type="float">
            <text:p>1 698</text:p>
          </table:table-cell>
          <table:table-cell office:value-type="string" calcext:value-type="string">
            <text:p>1624.7</text:p>
          </table:table-cell>
          <table:table-cell office:value-type="string" calcext:value-type="string">
            <text:p>77281216.3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446" calcext:value-type="float">
            <text:p>446</text:p>
          </table:table-cell>
          <table:table-cell office:value-type="float" office:value="4287" calcext:value-type="float">
            <text:p>4 287</text:p>
          </table:table-cell>
          <table:table-cell office:value-type="float" office:value="3981" calcext:value-type="float">
            <text:p>3 981</text:p>
          </table:table-cell>
          <table:table-cell office:value-type="string" calcext:value-type="string">
            <text:p>152149196.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03" calcext:value-type="float">
            <text:p>103</text:p>
          </table:table-cell>
          <table:table-cell office:value-type="float" office:value="1780" calcext:value-type="float">
            <text:p>1 780</text:p>
          </table:table-cell>
          <table:table-cell office:value-type="string" calcext:value-type="string">
            <text:p>1665.2</text:p>
          </table:table-cell>
          <table:table-cell office:value-type="string" calcext:value-type="string">
            <text:p>58742834.2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13" calcext:value-type="float">
            <text:p>113</text:p>
          </table:table-cell>
          <table:table-cell office:value-type="float" office:value="4775" calcext:value-type="float">
            <text:p>4 775</text:p>
          </table:table-cell>
          <table:table-cell office:value-type="string" calcext:value-type="string">
            <text:p>4319.2</text:p>
          </table:table-cell>
          <table:table-cell office:value-type="string" calcext:value-type="string">
            <text:p>127694369.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93684" calcext:value-type="float">
            <text:p>93 684</text:p>
          </table:table-cell>
          <table:table-cell office:value-type="float" office:value="712544" calcext:value-type="float">
            <text:p>712 544</text:p>
          </table:table-cell>
          <table:table-cell office:value-type="string" calcext:value-type="string">
            <text:p>687463.1</text:p>
          </table:table-cell>
          <table:table-cell office:value-type="float" office:value="25208108392" calcext:value-type="float">
            <text:p>25 208 108 392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86615" calcext:value-type="float">
            <text:p>86 615</text:p>
          </table:table-cell>
          <table:table-cell office:value-type="float" office:value="439237" calcext:value-type="float">
            <text:p>439 237</text:p>
          </table:table-cell>
          <table:table-cell office:value-type="string" calcext:value-type="string">
            <text:p>381453.8</text:p>
          </table:table-cell>
          <table:table-cell office:value-type="float" office:value="11781808147" calcext:value-type="float">
            <text:p>11 781 808 14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9952" calcext:value-type="float">
            <text:p>9 952</text:p>
          </table:table-cell>
          <table:table-cell office:value-type="float" office:value="183891" calcext:value-type="float">
            <text:p>183 891</text:p>
          </table:table-cell>
          <table:table-cell office:value-type="string" calcext:value-type="string">
            <text:p>173983.5</text:p>
          </table:table-cell>
          <table:table-cell office:value-type="string" calcext:value-type="string">
            <text:p>6357204520.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2633" calcext:value-type="float">
            <text:p>12 633</text:p>
          </table:table-cell>
          <table:table-cell office:value-type="float" office:value="319459" calcext:value-type="float">
            <text:p>319 459</text:p>
          </table:table-cell>
          <table:table-cell office:value-type="string" calcext:value-type="string">
            <text:p>286734.8</text:p>
          </table:table-cell>
          <table:table-cell office:value-type="string" calcext:value-type="string">
            <text:p>9208541446.4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7105" calcext:value-type="float">
            <text:p>7 105</text:p>
          </table:table-cell>
          <table:table-cell office:value-type="float" office:value="42036" calcext:value-type="float">
            <text:p>42 036</text:p>
          </table:table-cell>
          <table:table-cell office:value-type="string" calcext:value-type="string">
            <text:p>36991.8</text:p>
          </table:table-cell>
          <table:table-cell office:value-type="string" calcext:value-type="string">
            <text:p>1079289275.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8736" calcext:value-type="float">
            <text:p>8 736</text:p>
          </table:table-cell>
          <table:table-cell office:value-type="float" office:value="104201" calcext:value-type="float">
            <text:p>104 201</text:p>
          </table:table-cell>
          <table:table-cell office:value-type="string" calcext:value-type="string">
            <text:p>86313.3</text:p>
          </table:table-cell>
          <table:table-cell office:value-type="string" calcext:value-type="string">
            <text:p>2406581354.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764" calcext:value-type="float">
            <text:p>1 764</text:p>
          </table:table-cell>
          <table:table-cell office:value-type="float" office:value="15318" calcext:value-type="float">
            <text:p>15 318</text:p>
          </table:table-cell>
          <table:table-cell office:value-type="string" calcext:value-type="string">
            <text:p>15004.5</text:p>
          </table:table-cell>
          <table:table-cell office:value-type="string" calcext:value-type="string">
            <text:p>719001418.6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612" calcext:value-type="float">
            <text:p>1 612</text:p>
          </table:table-cell>
          <table:table-cell office:value-type="float" office:value="14023" calcext:value-type="float">
            <text:p>14 023</text:p>
          </table:table-cell>
          <table:table-cell office:value-type="string" calcext:value-type="string">
            <text:p>13165.8</text:p>
          </table:table-cell>
          <table:table-cell office:value-type="string" calcext:value-type="string">
            <text:p>553661258.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369" calcext:value-type="float">
            <text:p>369</text:p>
          </table:table-cell>
          <table:table-cell office:value-type="float" office:value="1809" calcext:value-type="float">
            <text:p>1 809</text:p>
          </table:table-cell>
          <table:table-cell office:value-type="string" calcext:value-type="string">
            <text:p>1711.9</text:p>
          </table:table-cell>
          <table:table-cell office:value-type="string" calcext:value-type="string">
            <text:p>91115738.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502" calcext:value-type="float">
            <text:p>502</text:p>
          </table:table-cell>
          <table:table-cell office:value-type="float" office:value="4999" calcext:value-type="float">
            <text:p>4 999</text:p>
          </table:table-cell>
          <table:table-cell office:value-type="string" calcext:value-type="string">
            <text:p>4600.5</text:p>
          </table:table-cell>
          <table:table-cell office:value-type="string" calcext:value-type="string">
            <text:p>181547575.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47" calcext:value-type="float">
            <text:p>147</text:p>
          </table:table-cell>
          <table:table-cell office:value-type="float" office:value="2285" calcext:value-type="float">
            <text:p>2 285</text:p>
          </table:table-cell>
          <table:table-cell office:value-type="string" calcext:value-type="string">
            <text:p>2105.8</text:p>
          </table:table-cell>
          <table:table-cell office:value-type="string" calcext:value-type="string">
            <text:p>76927534.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67" calcext:value-type="float">
            <text:p>167</text:p>
          </table:table-cell>
          <table:table-cell office:value-type="float" office:value="8312" calcext:value-type="float">
            <text:p>8 312</text:p>
          </table:table-cell>
          <table:table-cell office:value-type="string" calcext:value-type="string">
            <text:p>7359.9</text:p>
          </table:table-cell>
          <table:table-cell office:value-type="string" calcext:value-type="string">
            <text:p>224995988.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99866" calcext:value-type="float">
            <text:p>99 866</text:p>
          </table:table-cell>
          <table:table-cell office:value-type="float" office:value="652424" calcext:value-type="float">
            <text:p>652 424</text:p>
          </table:table-cell>
          <table:table-cell office:value-type="string" calcext:value-type="string">
            <text:p>628581.2</text:p>
          </table:table-cell>
          <table:table-cell office:value-type="float" office:value="23419584323" calcext:value-type="float">
            <text:p>23 419 584 323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97203" calcext:value-type="float">
            <text:p>97 203</text:p>
          </table:table-cell>
          <table:table-cell office:value-type="float" office:value="435074" calcext:value-type="float">
            <text:p>435 074</text:p>
          </table:table-cell>
          <table:table-cell office:value-type="string" calcext:value-type="string">
            <text:p>379274.6</text:p>
          </table:table-cell>
          <table:table-cell office:value-type="float" office:value="11558974665" calcext:value-type="float">
            <text:p>11 558 974 66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0566" calcext:value-type="float">
            <text:p>10 566</text:p>
          </table:table-cell>
          <table:table-cell office:value-type="float" office:value="164590" calcext:value-type="float">
            <text:p>164 590</text:p>
          </table:table-cell>
          <table:table-cell office:value-type="string" calcext:value-type="string">
            <text:p>157548.1</text:p>
          </table:table-cell>
          <table:table-cell office:value-type="string" calcext:value-type="string">
            <text:p>5888470946.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3748" calcext:value-type="float">
            <text:p>13 748</text:p>
          </table:table-cell>
          <table:table-cell office:value-type="float" office:value="294604" calcext:value-type="float">
            <text:p>294 604</text:p>
          </table:table-cell>
          <table:table-cell office:value-type="string" calcext:value-type="string">
            <text:p>265274.2</text:p>
          </table:table-cell>
          <table:table-cell office:value-type="string" calcext:value-type="string">
            <text:p>8615535132.4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6712" calcext:value-type="float">
            <text:p>6 712</text:p>
          </table:table-cell>
          <table:table-cell office:value-type="float" office:value="34925" calcext:value-type="float">
            <text:p>34 925</text:p>
          </table:table-cell>
          <table:table-cell office:value-type="string" calcext:value-type="string">
            <text:p>31271.8</text:p>
          </table:table-cell>
          <table:table-cell office:value-type="string" calcext:value-type="string">
            <text:p>961127318.8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8375" calcext:value-type="float">
            <text:p>8 375</text:p>
          </table:table-cell>
          <table:table-cell office:value-type="float" office:value="87874" calcext:value-type="float">
            <text:p>87 874</text:p>
          </table:table-cell>
          <table:table-cell office:value-type="float" office:value="72852" calcext:value-type="float">
            <text:p>72 852</text:p>
          </table:table-cell>
          <table:table-cell office:value-type="string" calcext:value-type="string">
            <text:p>2114995220.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510" calcext:value-type="float">
            <text:p>1 510</text:p>
          </table:table-cell>
          <table:table-cell office:value-type="float" office:value="14458" calcext:value-type="float">
            <text:p>14 458</text:p>
          </table:table-cell>
          <table:table-cell office:value-type="string" calcext:value-type="string">
            <text:p>14142.6</text:p>
          </table:table-cell>
          <table:table-cell office:value-type="string" calcext:value-type="string">
            <text:p>607109154.8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293" calcext:value-type="float">
            <text:p>1 293</text:p>
          </table:table-cell>
          <table:table-cell office:value-type="float" office:value="12003" calcext:value-type="float">
            <text:p>12 003</text:p>
          </table:table-cell>
          <table:table-cell office:value-type="string" calcext:value-type="string">
            <text:p>11178.6</text:p>
          </table:table-cell>
          <table:table-cell office:value-type="string" calcext:value-type="string">
            <text:p>435410298.2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446" calcext:value-type="float">
            <text:p>446</text:p>
          </table:table-cell>
          <table:table-cell office:value-type="float" office:value="1897" calcext:value-type="float">
            <text:p>1 897</text:p>
          </table:table-cell>
          <table:table-cell office:value-type="string" calcext:value-type="string">
            <text:p>1769.3</text:p>
          </table:table-cell>
          <table:table-cell office:value-type="float" office:value="75643530" calcext:value-type="float">
            <text:p>75 643 530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625" calcext:value-type="float">
            <text:p>625</text:p>
          </table:table-cell>
          <table:table-cell office:value-type="float" office:value="6775" calcext:value-type="float">
            <text:p>6 775</text:p>
          </table:table-cell>
          <table:table-cell office:value-type="string" calcext:value-type="string">
            <text:p>6103.1</text:p>
          </table:table-cell>
          <table:table-cell office:value-type="string" calcext:value-type="string">
            <text:p>206165829.4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68" calcext:value-type="float">
            <text:p>68</text:p>
          </table:table-cell>
          <table:table-cell office:value-type="float" office:value="1059" calcext:value-type="float">
            <text:p>1 059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30231065.5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2" calcext:value-type="float">
            <text:p>72</text:p>
          </table:table-cell>
          <table:table-cell office:value-type="float" office:value="2380" calcext:value-type="float">
            <text:p>2 380</text:p>
          </table:table-cell>
          <table:table-cell office:value-type="string" calcext:value-type="string">
            <text:p>1959.5</text:p>
          </table:table-cell>
          <table:table-cell office:value-type="string" calcext:value-type="string">
            <text:p>57222136.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71698" calcext:value-type="float">
            <text:p>71 698</text:p>
          </table:table-cell>
          <table:table-cell office:value-type="float" office:value="529610" calcext:value-type="float">
            <text:p>529 610</text:p>
          </table:table-cell>
          <table:table-cell office:value-type="string" calcext:value-type="string">
            <text:p>515535.2</text:p>
          </table:table-cell>
          <table:table-cell office:value-type="float" office:value="18684197093" calcext:value-type="float">
            <text:p>18 684 197 09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1742" calcext:value-type="float">
            <text:p>71 742</text:p>
          </table:table-cell>
          <table:table-cell office:value-type="float" office:value="347092" calcext:value-type="float">
            <text:p>347 092</text:p>
          </table:table-cell>
          <table:table-cell office:value-type="string" calcext:value-type="string">
            <text:p>310643.3</text:p>
          </table:table-cell>
          <table:table-cell office:value-type="string" calcext:value-type="string">
            <text:p>9391339794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4673" calcext:value-type="float">
            <text:p>4 673</text:p>
          </table:table-cell>
          <table:table-cell office:value-type="float" office:value="90923" calcext:value-type="float">
            <text:p>90 923</text:p>
          </table:table-cell>
          <table:table-cell office:value-type="float" office:value="87037" calcext:value-type="float">
            <text:p>87 037</text:p>
          </table:table-cell>
          <table:table-cell office:value-type="string" calcext:value-type="string">
            <text:p>3208557707.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5548" calcext:value-type="float">
            <text:p>5 548</text:p>
          </table:table-cell>
          <table:table-cell office:value-type="float" office:value="185917" calcext:value-type="float">
            <text:p>185 917</text:p>
          </table:table-cell>
          <table:table-cell office:value-type="float" office:value="166587" calcext:value-type="float">
            <text:p>166 587</text:p>
          </table:table-cell>
          <table:table-cell office:value-type="float" office:value="5284101942" calcext:value-type="float">
            <text:p>5 284 101 94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846" calcext:value-type="float">
            <text:p>5 846</text:p>
          </table:table-cell>
          <table:table-cell office:value-type="float" office:value="31452" calcext:value-type="float">
            <text:p>31 452</text:p>
          </table:table-cell>
          <table:table-cell office:value-type="string" calcext:value-type="string">
            <text:p>28513.6</text:p>
          </table:table-cell>
          <table:table-cell office:value-type="string" calcext:value-type="string">
            <text:p>871420449.5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6850" calcext:value-type="float">
            <text:p>6 850</text:p>
          </table:table-cell>
          <table:table-cell office:value-type="float" office:value="73353" calcext:value-type="float">
            <text:p>73 353</text:p>
          </table:table-cell>
          <table:table-cell office:value-type="string" calcext:value-type="string">
            <text:p>62394.9</text:p>
          </table:table-cell>
          <table:table-cell office:value-type="string" calcext:value-type="string">
            <text:p>1823826328.9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209" calcext:value-type="float">
            <text:p>1 209</text:p>
          </table:table-cell>
          <table:table-cell office:value-type="float" office:value="15371" calcext:value-type="float">
            <text:p>15 371</text:p>
          </table:table-cell>
          <table:table-cell office:value-type="string" calcext:value-type="string">
            <text:p>15192.6</text:p>
          </table:table-cell>
          <table:table-cell office:value-type="string" calcext:value-type="string">
            <text:p>648551586.6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929" calcext:value-type="float">
            <text:p>929</text:p>
          </table:table-cell>
          <table:table-cell office:value-type="float" office:value="12857" calcext:value-type="float">
            <text:p>12 857</text:p>
          </table:table-cell>
          <table:table-cell office:value-type="string" calcext:value-type="string">
            <text:p>12066.3</text:p>
          </table:table-cell>
          <table:table-cell office:value-type="string" calcext:value-type="string">
            <text:p>473278302.3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271" calcext:value-type="float">
            <text:p>271</text:p>
          </table:table-cell>
          <table:table-cell office:value-type="float" office:value="1940" calcext:value-type="float">
            <text:p>1 940</text:p>
          </table:table-cell>
          <table:table-cell office:value-type="string" calcext:value-type="string">
            <text:p>1827.6</text:p>
          </table:table-cell>
          <table:table-cell office:value-type="string" calcext:value-type="string">
            <text:p>82318492.4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374" calcext:value-type="float">
            <text:p>374</text:p>
          </table:table-cell>
          <table:table-cell office:value-type="float" office:value="6573" calcext:value-type="float">
            <text:p>6 573</text:p>
          </table:table-cell>
          <table:table-cell office:value-type="string" calcext:value-type="string">
            <text:p>5964.3</text:p>
          </table:table-cell>
          <table:table-cell office:value-type="string" calcext:value-type="string">
            <text:p>203142430.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73" calcext:value-type="float">
            <text:p>73</text:p>
          </table:table-cell>
          <table:table-cell office:value-type="float" office:value="1186" calcext:value-type="float">
            <text:p>1 186</text:p>
          </table:table-cell>
          <table:table-cell office:value-type="string" calcext:value-type="string">
            <text:p>1103.9</text:p>
          </table:table-cell>
          <table:table-cell office:value-type="string" calcext:value-type="string">
            <text:p>42165972.6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9" calcext:value-type="float">
            <text:p>79</text:p>
          </table:table-cell>
          <table:table-cell office:value-type="float" office:value="4204" calcext:value-type="float">
            <text:p>4 204</text:p>
          </table:table-cell>
          <table:table-cell office:value-type="string" calcext:value-type="string">
            <text:p>3628.5</text:p>
          </table:table-cell>
          <table:table-cell office:value-type="string" calcext:value-type="string">
            <text:p>116703149.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64515" calcext:value-type="float">
            <text:p>64 515</text:p>
          </table:table-cell>
          <table:table-cell office:value-type="float" office:value="402823" calcext:value-type="float">
            <text:p>402 823</text:p>
          </table:table-cell>
          <table:table-cell office:value-type="float" office:value="391179" calcext:value-type="float">
            <text:p>391 179</text:p>
          </table:table-cell>
          <table:table-cell office:value-type="float" office:value="13778144073" calcext:value-type="float">
            <text:p>13 778 144 073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64157" calcext:value-type="float">
            <text:p>64 157</text:p>
          </table:table-cell>
          <table:table-cell office:value-type="float" office:value="266204" calcext:value-type="float">
            <text:p>266 204</text:p>
          </table:table-cell>
          <table:table-cell office:value-type="string" calcext:value-type="string">
            <text:p>239152.5</text:p>
          </table:table-cell>
          <table:table-cell office:value-type="float" office:value="7099099091" calcext:value-type="float">
            <text:p>7 099 099 09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4493" calcext:value-type="float">
            <text:p>4 493</text:p>
          </table:table-cell>
          <table:table-cell office:value-type="float" office:value="92609" calcext:value-type="float">
            <text:p>92 609</text:p>
          </table:table-cell>
          <table:table-cell office:value-type="string" calcext:value-type="string">
            <text:p>88987.7</text:p>
          </table:table-cell>
          <table:table-cell office:value-type="string" calcext:value-type="string">
            <text:p>3262260964.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5175" calcext:value-type="float">
            <text:p>5 175</text:p>
          </table:table-cell>
          <table:table-cell office:value-type="float" office:value="179111" calcext:value-type="float">
            <text:p>179 111</text:p>
          </table:table-cell>
          <table:table-cell office:value-type="string" calcext:value-type="string">
            <text:p>161000.1</text:p>
          </table:table-cell>
          <table:table-cell office:value-type="string" calcext:value-type="string">
            <text:p>5093965901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9792" calcext:value-type="float">
            <text:p>9 792</text:p>
          </table:table-cell>
          <table:table-cell office:value-type="float" office:value="49203" calcext:value-type="float">
            <text:p>49 203</text:p>
          </table:table-cell>
          <table:table-cell office:value-type="string" calcext:value-type="string">
            <text:p>44926.3</text:p>
          </table:table-cell>
          <table:table-cell office:value-type="float" office:value="1272732733" calcext:value-type="float">
            <text:p>1 272 732 73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1673" calcext:value-type="float">
            <text:p>11 673</text:p>
          </table:table-cell>
          <table:table-cell office:value-type="float" office:value="109037" calcext:value-type="float">
            <text:p>109 037</text:p>
          </table:table-cell>
          <table:table-cell office:value-type="string" calcext:value-type="string">
            <text:p>92188.8</text:p>
          </table:table-cell>
          <table:table-cell office:value-type="string" calcext:value-type="string">
            <text:p>2587632230.2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829" calcext:value-type="float">
            <text:p>1 829</text:p>
          </table:table-cell>
          <table:table-cell office:value-type="float" office:value="18361" calcext:value-type="float">
            <text:p>18 361</text:p>
          </table:table-cell>
          <table:table-cell office:value-type="string" calcext:value-type="string">
            <text:p>18070.1</text:p>
          </table:table-cell>
          <table:table-cell office:value-type="string" calcext:value-type="string">
            <text:p>751219397.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624" calcext:value-type="float">
            <text:p>1 624</text:p>
          </table:table-cell>
          <table:table-cell office:value-type="float" office:value="16535" calcext:value-type="float">
            <text:p>16 535</text:p>
          </table:table-cell>
          <table:table-cell office:value-type="string" calcext:value-type="string">
            <text:p>15664.1</text:p>
          </table:table-cell>
          <table:table-cell office:value-type="float" office:value="598878739" calcext:value-type="float">
            <text:p>598 878 739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15" calcext:value-type="float">
            <text:p>515</text:p>
          </table:table-cell>
          <table:table-cell office:value-type="float" office:value="5476" calcext:value-type="float">
            <text:p>5 476</text:p>
          </table:table-cell>
          <table:table-cell office:value-type="string" calcext:value-type="string">
            <text:p>5251.6</text:p>
          </table:table-cell>
          <table:table-cell office:value-type="string" calcext:value-type="string">
            <text:p>305319982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31" calcext:value-type="float">
            <text:p>731</text:p>
          </table:table-cell>
          <table:table-cell office:value-type="float" office:value="12730" calcext:value-type="float">
            <text:p>12 730</text:p>
          </table:table-cell>
          <table:table-cell office:value-type="string" calcext:value-type="string">
            <text:p>11841.4</text:p>
          </table:table-cell>
          <table:table-cell office:value-type="string" calcext:value-type="string">
            <text:p>493035200.5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33" calcext:value-type="float">
            <text:p>133</text:p>
          </table:table-cell>
          <table:table-cell office:value-type="float" office:value="1813" calcext:value-type="float">
            <text:p>1 813</text:p>
          </table:table-cell>
          <table:table-cell office:value-type="float" office:value="1686" calcext:value-type="float">
            <text:p>1 686</text:p>
          </table:table-cell>
          <table:table-cell office:value-type="string" calcext:value-type="string">
            <text:p>56539557.7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43" calcext:value-type="float">
            <text:p>143</text:p>
          </table:table-cell>
          <table:table-cell office:value-type="float" office:value="5669" calcext:value-type="float">
            <text:p>5 669</text:p>
          </table:table-cell>
          <table:table-cell office:value-type="string" calcext:value-type="string">
            <text:p>5110.4</text:p>
          </table:table-cell>
          <table:table-cell office:value-type="string" calcext:value-type="string">
            <text:p>154297886.2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27867" calcext:value-type="float">
            <text:p>127 867</text:p>
          </table:table-cell>
          <table:table-cell office:value-type="float" office:value="689670" calcext:value-type="float">
            <text:p>689 670</text:p>
          </table:table-cell>
          <table:table-cell office:value-type="string" calcext:value-type="string">
            <text:p>672142.1</text:p>
          </table:table-cell>
          <table:table-cell office:value-type="float" office:value="23801758900" calcext:value-type="float">
            <text:p>23 801 758 900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24298" calcext:value-type="float">
            <text:p>124 298</text:p>
          </table:table-cell>
          <table:table-cell office:value-type="float" office:value="479491" calcext:value-type="float">
            <text:p>479 491</text:p>
          </table:table-cell>
          <table:table-cell office:value-type="string" calcext:value-type="string">
            <text:p>433410.4</text:p>
          </table:table-cell>
          <table:table-cell office:value-type="float" office:value="13018129156" calcext:value-type="float">
            <text:p>13 018 129 156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1188" calcext:value-type="float">
            <text:p>11 188</text:p>
          </table:table-cell>
          <table:table-cell office:value-type="float" office:value="185415" calcext:value-type="float">
            <text:p>185 415</text:p>
          </table:table-cell>
          <table:table-cell office:value-type="string" calcext:value-type="string">
            <text:p>181920.6</text:p>
          </table:table-cell>
          <table:table-cell office:value-type="string" calcext:value-type="string">
            <text:p>6512058576.7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4165" calcext:value-type="float">
            <text:p>14 165</text:p>
          </table:table-cell>
          <table:table-cell office:value-type="float" office:value="338854" calcext:value-type="float">
            <text:p>338 854</text:p>
          </table:table-cell>
          <table:table-cell office:value-type="string" calcext:value-type="string">
            <text:p>315929.5</text:p>
          </table:table-cell>
          <table:table-cell office:value-type="string" calcext:value-type="string">
            <text:p>9863168119.8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9667" calcext:value-type="float">
            <text:p>9 667</text:p>
          </table:table-cell>
          <table:table-cell office:value-type="float" office:value="47149" calcext:value-type="float">
            <text:p>47 149</text:p>
          </table:table-cell>
          <table:table-cell office:value-type="string" calcext:value-type="string">
            <text:p>42806.1</text:p>
          </table:table-cell>
          <table:table-cell office:value-type="string" calcext:value-type="string">
            <text:p>1220132160.5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1932" calcext:value-type="float">
            <text:p>11 932</text:p>
          </table:table-cell>
          <table:table-cell office:value-type="float" office:value="113923" calcext:value-type="float">
            <text:p>113 923</text:p>
          </table:table-cell>
          <table:table-cell office:value-type="float" office:value="95167" calcext:value-type="float">
            <text:p>95 167</text:p>
          </table:table-cell>
          <table:table-cell office:value-type="string" calcext:value-type="string">
            <text:p>2665613706.9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870" calcext:value-type="float">
            <text:p>1 870</text:p>
          </table:table-cell>
          <table:table-cell office:value-type="float" office:value="13869" calcext:value-type="float">
            <text:p>13 869</text:p>
          </table:table-cell>
          <table:table-cell office:value-type="string" calcext:value-type="string">
            <text:p>13639.1</text:p>
          </table:table-cell>
          <table:table-cell office:value-type="float" office:value="583589213" calcext:value-type="float">
            <text:p>583 589 213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664" calcext:value-type="float">
            <text:p>1 664</text:p>
          </table:table-cell>
          <table:table-cell office:value-type="float" office:value="13458" calcext:value-type="float">
            <text:p>13 458</text:p>
          </table:table-cell>
          <table:table-cell office:value-type="string" calcext:value-type="string">
            <text:p>12539.7</text:p>
          </table:table-cell>
          <table:table-cell office:value-type="string" calcext:value-type="string">
            <text:p>487903625.8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73" calcext:value-type="float">
            <text:p>573</text:p>
          </table:table-cell>
          <table:table-cell office:value-type="float" office:value="3052" calcext:value-type="float">
            <text:p>3 052</text:p>
          </table:table-cell>
          <table:table-cell office:value-type="string" calcext:value-type="string">
            <text:p>2832.1</text:p>
          </table:table-cell>
          <table:table-cell office:value-type="float" office:value="135431303" calcext:value-type="float">
            <text:p>135 431 303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89" calcext:value-type="float">
            <text:p>789</text:p>
          </table:table-cell>
          <table:table-cell office:value-type="float" office:value="9746" calcext:value-type="float">
            <text:p>9 746</text:p>
          </table:table-cell>
          <table:table-cell office:value-type="string" calcext:value-type="string">
            <text:p>8738.3</text:p>
          </table:table-cell>
          <table:table-cell office:value-type="string" calcext:value-type="string">
            <text:p>302846289.5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77" calcext:value-type="float">
            <text:p>77</text:p>
          </table:table-cell>
          <table:table-cell office:value-type="float" office:value="1136" calcext:value-type="float">
            <text:p>1 136</text:p>
          </table:table-cell>
          <table:table-cell office:value-type="string" calcext:value-type="string">
            <text:p>1073.1</text:p>
          </table:table-cell>
          <table:table-cell office:value-type="string" calcext:value-type="string">
            <text:p>39356718.7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8" calcext:value-type="float">
            <text:p>78</text:p>
          </table:table-cell>
          <table:table-cell office:value-type="float" office:value="2653" calcext:value-type="float">
            <text:p>2 653</text:p>
          </table:table-cell>
          <table:table-cell office:value-type="float" office:value="2336" calcext:value-type="float">
            <text:p>2 336</text:p>
          </table:table-cell>
          <table:table-cell office:value-type="string" calcext:value-type="string">
            <text:p>74962252.9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26669" calcext:value-type="float">
            <text:p>126 669</text:p>
          </table:table-cell>
          <table:table-cell office:value-type="float" office:value="669825" calcext:value-type="float">
            <text:p>669 825</text:p>
          </table:table-cell>
          <table:table-cell office:value-type="string" calcext:value-type="string">
            <text:p>647840.4</text:p>
          </table:table-cell>
          <table:table-cell office:value-type="float" office:value="23974985684" calcext:value-type="float">
            <text:p>23 974 985 684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18497" calcext:value-type="float">
            <text:p>118 497</text:p>
          </table:table-cell>
          <table:table-cell office:value-type="float" office:value="451218" calcext:value-type="float">
            <text:p>451 218</text:p>
          </table:table-cell>
          <table:table-cell office:value-type="string" calcext:value-type="string">
            <text:p>402868.4</text:p>
          </table:table-cell>
          <table:table-cell office:value-type="float" office:value="12496419646" calcext:value-type="float">
            <text:p>12 496 419 646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0255" calcext:value-type="float">
            <text:p>10 255</text:p>
          </table:table-cell>
          <table:table-cell office:value-type="float" office:value="190533" calcext:value-type="float">
            <text:p>190 533</text:p>
          </table:table-cell>
          <table:table-cell office:value-type="string" calcext:value-type="string">
            <text:p>182032.2</text:p>
          </table:table-cell>
          <table:table-cell office:value-type="string" calcext:value-type="string">
            <text:p>6662228717.1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2946" calcext:value-type="float">
            <text:p>12 946</text:p>
          </table:table-cell>
          <table:table-cell office:value-type="float" office:value="324854" calcext:value-type="float">
            <text:p>324 854</text:p>
          </table:table-cell>
          <table:table-cell office:value-type="string" calcext:value-type="string">
            <text:p>292291.6</text:p>
          </table:table-cell>
          <table:table-cell office:value-type="string" calcext:value-type="string">
            <text:p>9327653180.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3044" calcext:value-type="float">
            <text:p>13 044</text:p>
          </table:table-cell>
          <table:table-cell office:value-type="float" office:value="65318" calcext:value-type="float">
            <text:p>65 318</text:p>
          </table:table-cell>
          <table:table-cell office:value-type="string" calcext:value-type="string">
            <text:p>57342.8</text:p>
          </table:table-cell>
          <table:table-cell office:value-type="string" calcext:value-type="string">
            <text:p>1726204752.5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5737" calcext:value-type="float">
            <text:p>15 737</text:p>
          </table:table-cell>
          <table:table-cell office:value-type="float" office:value="158403" calcext:value-type="float">
            <text:p>158 403</text:p>
          </table:table-cell>
          <table:table-cell office:value-type="string" calcext:value-type="string">
            <text:p>129817.7</text:p>
          </table:table-cell>
          <table:table-cell office:value-type="string" calcext:value-type="string">
            <text:p>3769362492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2051" calcext:value-type="float">
            <text:p>2 051</text:p>
          </table:table-cell>
          <table:table-cell office:value-type="float" office:value="16961" calcext:value-type="float">
            <text:p>16 961</text:p>
          </table:table-cell>
          <table:table-cell office:value-type="float" office:value="16531" calcext:value-type="float">
            <text:p>16 531</text:p>
          </table:table-cell>
          <table:table-cell office:value-type="string" calcext:value-type="string">
            <text:p>750014190.5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946" calcext:value-type="float">
            <text:p>1 946</text:p>
          </table:table-cell>
          <table:table-cell office:value-type="float" office:value="17740" calcext:value-type="float">
            <text:p>17 740</text:p>
          </table:table-cell>
          <table:table-cell office:value-type="string" calcext:value-type="string">
            <text:p>16485.4</text:p>
          </table:table-cell>
          <table:table-cell office:value-type="string" calcext:value-type="string">
            <text:p>671111684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729" calcext:value-type="float">
            <text:p>729</text:p>
          </table:table-cell>
          <table:table-cell office:value-type="float" office:value="4253" calcext:value-type="float">
            <text:p>4 253</text:p>
          </table:table-cell>
          <table:table-cell office:value-type="string" calcext:value-type="string">
            <text:p>3977.2</text:p>
          </table:table-cell>
          <table:table-cell office:value-type="string" calcext:value-type="string">
            <text:p>200971821.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994" calcext:value-type="float">
            <text:p>994</text:p>
          </table:table-cell>
          <table:table-cell office:value-type="float" office:value="14420" calcext:value-type="float">
            <text:p>14 420</text:p>
          </table:table-cell>
          <table:table-cell office:value-type="string" calcext:value-type="string">
            <text:p>12519.9</text:p>
          </table:table-cell>
          <table:table-cell office:value-type="string" calcext:value-type="string">
            <text:p>460763463.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277" calcext:value-type="float">
            <text:p>277</text:p>
          </table:table-cell>
          <table:table-cell office:value-type="float" office:value="2875" calcext:value-type="float">
            <text:p>2 875</text:p>
          </table:table-cell>
          <table:table-cell office:value-type="string" calcext:value-type="string">
            <text:p>2638.4</text:p>
          </table:table-cell>
          <table:table-cell office:value-type="string" calcext:value-type="string">
            <text:p>89373551.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310" calcext:value-type="float">
            <text:p>310</text:p>
          </table:table-cell>
          <table:table-cell office:value-type="float" office:value="7533" calcext:value-type="float">
            <text:p>7 533</text:p>
          </table:table-cell>
          <table:table-cell office:value-type="string" calcext:value-type="string">
            <text:p>6595.6</text:p>
          </table:table-cell>
          <table:table-cell office:value-type="string" calcext:value-type="string">
            <text:p>206299371.4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75920" calcext:value-type="float">
            <text:p>175 920</text:p>
          </table:table-cell>
          <table:table-cell office:value-type="float" office:value="1110542" calcext:value-type="float">
            <text:p>1 110 542</text:p>
          </table:table-cell>
          <table:table-cell office:value-type="float" office:value="1068759" calcext:value-type="float">
            <text:p>1 068 759</text:p>
          </table:table-cell>
          <table:table-cell office:value-type="float" office:value="42549695680" calcext:value-type="float">
            <text:p>42 549 695 680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68276" calcext:value-type="float">
            <text:p>168 276</text:p>
          </table:table-cell>
          <table:table-cell office:value-type="float" office:value="727991" calcext:value-type="float">
            <text:p>727 991</text:p>
          </table:table-cell>
          <table:table-cell office:value-type="float" office:value="641152" calcext:value-type="float">
            <text:p>641 152</text:p>
          </table:table-cell>
          <table:table-cell office:value-type="float" office:value="21229987862" calcext:value-type="float">
            <text:p>21 229 987 862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2336" calcext:value-type="float">
            <text:p>12 336</text:p>
          </table:table-cell>
          <table:table-cell office:value-type="float" office:value="226184" calcext:value-type="float">
            <text:p>226 184</text:p>
          </table:table-cell>
          <table:table-cell office:value-type="string" calcext:value-type="string">
            <text:p>216655.2</text:p>
          </table:table-cell>
          <table:table-cell office:value-type="string" calcext:value-type="string">
            <text:p>8089095668.4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5264" calcext:value-type="float">
            <text:p>15 264</text:p>
          </table:table-cell>
          <table:table-cell office:value-type="float" office:value="427231" calcext:value-type="float">
            <text:p>427 231</text:p>
          </table:table-cell>
          <table:table-cell office:value-type="float" office:value="383592" calcext:value-type="float">
            <text:p>383 592</text:p>
          </table:table-cell>
          <table:table-cell office:value-type="float" office:value="12398729553" calcext:value-type="float">
            <text:p>12 398 729 55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7739" calcext:value-type="float">
            <text:p>7 739</text:p>
          </table:table-cell>
          <table:table-cell office:value-type="float" office:value="38212" calcext:value-type="float">
            <text:p>38 212</text:p>
          </table:table-cell>
          <table:table-cell office:value-type="string" calcext:value-type="string">
            <text:p>34653.5</text:p>
          </table:table-cell>
          <table:table-cell office:value-type="string" calcext:value-type="string">
            <text:p>1120214208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9373" calcext:value-type="float">
            <text:p>9 373</text:p>
          </table:table-cell>
          <table:table-cell office:value-type="float" office:value="88540" calcext:value-type="float">
            <text:p>88 540</text:p>
          </table:table-cell>
          <table:table-cell office:value-type="string" calcext:value-type="string">
            <text:p>74112.3</text:p>
          </table:table-cell>
          <table:table-cell office:value-type="float" office:value="2188374352" calcext:value-type="float">
            <text:p>2 188 374 352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871" calcext:value-type="float">
            <text:p>871</text:p>
          </table:table-cell>
          <table:table-cell office:value-type="float" office:value="6779" calcext:value-type="float">
            <text:p>6 779</text:p>
          </table:table-cell>
          <table:table-cell office:value-type="float" office:value="6668" calcext:value-type="float">
            <text:p>6 668</text:p>
          </table:table-cell>
          <table:table-cell office:value-type="string" calcext:value-type="string">
            <text:p>312697963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813" calcext:value-type="float">
            <text:p>813</text:p>
          </table:table-cell>
          <table:table-cell office:value-type="float" office:value="7145" calcext:value-type="float">
            <text:p>7 145</text:p>
          </table:table-cell>
          <table:table-cell office:value-type="string" calcext:value-type="string">
            <text:p>6630.2</text:p>
          </table:table-cell>
          <table:table-cell office:value-type="string" calcext:value-type="string">
            <text:p>270863544.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457" calcext:value-type="float">
            <text:p>457</text:p>
          </table:table-cell>
          <table:table-cell office:value-type="float" office:value="1913" calcext:value-type="float">
            <text:p>1 913</text:p>
          </table:table-cell>
          <table:table-cell office:value-type="string" calcext:value-type="string">
            <text:p>1752.6</text:p>
          </table:table-cell>
          <table:table-cell office:value-type="string" calcext:value-type="string">
            <text:p>91140596.2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591" calcext:value-type="float">
            <text:p>591</text:p>
          </table:table-cell>
          <table:table-cell office:value-type="float" office:value="5557" calcext:value-type="float">
            <text:p>5 557</text:p>
          </table:table-cell>
          <table:table-cell office:value-type="string" calcext:value-type="string">
            <text:p>5018.5</text:p>
          </table:table-cell>
          <table:table-cell office:value-type="string" calcext:value-type="string">
            <text:p>188968133.4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66" calcext:value-type="float">
            <text:p>66</text:p>
          </table:table-cell>
          <table:table-cell office:value-type="float" office:value="1023" calcext:value-type="float">
            <text:p>1 023</text:p>
          </table:table-cell>
          <table:table-cell office:value-type="string" calcext:value-type="string">
            <text:p>941.1</text:p>
          </table:table-cell>
          <table:table-cell office:value-type="string" calcext:value-type="string">
            <text:p>34889151.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81" calcext:value-type="float">
            <text:p>81</text:p>
          </table:table-cell>
          <table:table-cell office:value-type="float" office:value="3602" calcext:value-type="float">
            <text:p>3 602</text:p>
          </table:table-cell>
          <table:table-cell office:value-type="string" calcext:value-type="string">
            <text:p>3192.4</text:p>
          </table:table-cell>
          <table:table-cell office:value-type="string" calcext:value-type="string">
            <text:p>101422882.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30687" calcext:value-type="float">
            <text:p>130 687</text:p>
          </table:table-cell>
          <table:table-cell office:value-type="float" office:value="620723" calcext:value-type="float">
            <text:p>620 723</text:p>
          </table:table-cell>
          <table:table-cell office:value-type="string" calcext:value-type="string">
            <text:p>605613.3</text:p>
          </table:table-cell>
          <table:table-cell office:value-type="float" office:value="23176654296" calcext:value-type="float">
            <text:p>23 176 654 29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21450" calcext:value-type="float">
            <text:p>121 450</text:p>
          </table:table-cell>
          <table:table-cell office:value-type="float" office:value="451626" calcext:value-type="float">
            <text:p>451 626</text:p>
          </table:table-cell>
          <table:table-cell office:value-type="string" calcext:value-type="string">
            <text:p>404286.3</text:p>
          </table:table-cell>
          <table:table-cell office:value-type="float" office:value="12890235127" calcext:value-type="float">
            <text:p>12 890 235 127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897" calcext:value-type="float">
            <text:p>5 897</text:p>
          </table:table-cell>
          <table:table-cell office:value-type="float" office:value="171571" calcext:value-type="float">
            <text:p>171 571</text:p>
          </table:table-cell>
          <table:table-cell office:value-type="string" calcext:value-type="string">
            <text:p>164932.6</text:p>
          </table:table-cell>
          <table:table-cell office:value-type="string" calcext:value-type="string">
            <text:p>6293410167.2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7086" calcext:value-type="float">
            <text:p>7 086</text:p>
          </table:table-cell>
          <table:table-cell office:value-type="float" office:value="274972" calcext:value-type="float">
            <text:p>274 972</text:p>
          </table:table-cell>
          <table:table-cell office:value-type="string" calcext:value-type="string">
            <text:p>251196.7</text:p>
          </table:table-cell>
          <table:table-cell office:value-type="string" calcext:value-type="string">
            <text:p>8289919834.6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508" calcext:value-type="float">
            <text:p>508</text:p>
          </table:table-cell>
          <table:table-cell office:value-type="float" office:value="1722" calcext:value-type="float">
            <text:p>1 722</text:p>
          </table:table-cell>
          <table:table-cell office:value-type="string" calcext:value-type="string">
            <text:p>1532.8</text:p>
          </table:table-cell>
          <table:table-cell office:value-type="string" calcext:value-type="string">
            <text:p>43739642.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679" calcext:value-type="float">
            <text:p>679</text:p>
          </table:table-cell>
          <table:table-cell office:value-type="float" office:value="4760" calcext:value-type="float">
            <text:p>4 760</text:p>
          </table:table-cell>
          <table:table-cell office:value-type="string" calcext:value-type="string">
            <text:p>3844.3</text:p>
          </table:table-cell>
          <table:table-cell office:value-type="string" calcext:value-type="string">
            <text:p>105011667.6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61" calcext:value-type="float">
            <text:p>61</text:p>
          </table:table-cell>
          <table:table-cell office:value-type="float" office:value="498" calcext:value-type="float">
            <text:p>49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26159904.5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57" calcext:value-type="float">
            <text:p>57</text:p>
          </table:table-cell>
          <table:table-cell office:value-type="float" office:value="448" calcext:value-type="float">
            <text:p>44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18733743.3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63" calcext:value-type="float">
            <text:p>63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378.1</text:p>
          </table:table-cell>
          <table:table-cell office:value-type="string" calcext:value-type="string">
            <text:p>13398696.7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11345" calcext:value-type="float">
            <text:p>11 345</text:p>
          </table:table-cell>
          <table:table-cell office:value-type="float" office:value="39426" calcext:value-type="float">
            <text:p>39 426</text:p>
          </table:table-cell>
          <table:table-cell office:value-type="float" office:value="40632" calcext:value-type="float">
            <text:p>40 632</text:p>
          </table:table-cell>
          <table:table-cell office:value-type="string" calcext:value-type="string">
            <text:p>1314232567.3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10452" calcext:value-type="float">
            <text:p>10 452</text:p>
          </table:table-cell>
          <table:table-cell office:value-type="float" office:value="26108" calcext:value-type="float">
            <text:p>26 108</text:p>
          </table:table-cell>
          <table:table-cell office:value-type="string" calcext:value-type="string">
            <text:p>26294.2</text:p>
          </table:table-cell>
          <table:table-cell office:value-type="string" calcext:value-type="string">
            <text:p>754382089.2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1 - Hommes</text:p>
          </table:table-cell>
          <table:table-cell office:value-type="float" office:value="821" calcext:value-type="float">
            <text:p>821</text:p>
          </table:table-cell>
          <table:table-cell office:value-type="float" office:value="14239" calcext:value-type="float">
            <text:p>14 239</text:p>
          </table:table-cell>
          <table:table-cell office:value-type="string" calcext:value-type="string">
            <text:p>13932.6</text:p>
          </table:table-cell>
          <table:table-cell office:value-type="string" calcext:value-type="string">
            <text:p>545613180.1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T - Toutes tranches d'âges confondues</text:p>
          </table:table-cell>
          <table:table-cell office:value-type="string" calcext:value-type="string">
            <text:p>2 - Femmes</text:p>
          </table:table-cell>
          <table:table-cell office:value-type="float" office:value="932" calcext:value-type="float">
            <text:p>932</text:p>
          </table:table-cell>
          <table:table-cell office:value-type="float" office:value="18622" calcext:value-type="float">
            <text:p>18 622</text:p>
          </table:table-cell>
          <table:table-cell office:value-type="string" calcext:value-type="string">
            <text:p>17254.1</text:p>
          </table:table-cell>
          <table:table-cell office:value-type="string" calcext:value-type="string">
            <text:p>610629740.5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51" calcext:value-type="float">
            <text:p>451</text:p>
          </table:table-cell>
          <table:table-cell office:value-type="float" office:value="1041" calcext:value-type="float">
            <text:p>1 041</text:p>
          </table:table-cell>
          <table:table-cell office:value-type="string" calcext:value-type="string">
            <text:p>913.6</text:p>
          </table:table-cell>
          <table:table-cell office:value-type="string" calcext:value-type="string">
            <text:p>19448553.9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40" calcext:value-type="float">
            <text:p>540</text:p>
          </table:table-cell>
          <table:table-cell office:value-type="float" office:value="1549" calcext:value-type="float">
            <text:p>1 549</text:p>
          </table:table-cell>
          <table:table-cell office:value-type="string" calcext:value-type="string">
            <text:p>1380.9</text:p>
          </table:table-cell>
          <table:table-cell office:value-type="string" calcext:value-type="string">
            <text:p>38035020.2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02" calcext:value-type="float">
            <text:p>602</text:p>
          </table:table-cell>
          <table:table-cell office:value-type="float" office:value="2341" calcext:value-type="float">
            <text:p>2 341</text:p>
          </table:table-cell>
          <table:table-cell office:value-type="string" calcext:value-type="string">
            <text:p>2091.4</text:p>
          </table:table-cell>
          <table:table-cell office:value-type="string" calcext:value-type="string">
            <text:p>61091413.6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19" calcext:value-type="float">
            <text:p>619</text:p>
          </table:table-cell>
          <table:table-cell office:value-type="float" office:value="3874" calcext:value-type="float">
            <text:p>3 874</text:p>
          </table:table-cell>
          <table:table-cell office:value-type="string" calcext:value-type="string">
            <text:p>3422.4</text:p>
          </table:table-cell>
          <table:table-cell office:value-type="string" calcext:value-type="string">
            <text:p>111696917.9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1" calcext:value-type="float">
            <text:p>6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101.2</text:p>
          </table:table-cell>
          <table:table-cell office:value-type="string" calcext:value-type="string">
            <text:p>3427136.1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9" calcext:value-type="float">
            <text:p>69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68.9</text:p>
          </table:table-cell>
          <table:table-cell office:value-type="string" calcext:value-type="string">
            <text:p>7912994.1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1" calcext:value-type="float">
            <text:p>71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223.2</text:p>
          </table:table-cell>
          <table:table-cell office:value-type="float" office:value="12570679" calcext:value-type="float">
            <text:p>12 570 679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6" calcext:value-type="float">
            <text:p>66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308.5</text:p>
          </table:table-cell>
          <table:table-cell office:value-type="string" calcext:value-type="string">
            <text:p>21801093.3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73.9</text:p>
          </table:table-cell>
          <table:table-cell office:value-type="float" office:value="3441169" calcext:value-type="float">
            <text:p>3 441 169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897236.4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398" calcext:value-type="float">
            <text:p>5 398</text:p>
          </table:table-cell>
          <table:table-cell office:value-type="float" office:value="10491" calcext:value-type="float">
            <text:p>10 491</text:p>
          </table:table-cell>
          <table:table-cell office:value-type="string" calcext:value-type="string">
            <text:p>9568.5</text:p>
          </table:table-cell>
          <table:table-cell office:value-type="string" calcext:value-type="string">
            <text:p>228225974.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112" calcext:value-type="float">
            <text:p>6 112</text:p>
          </table:table-cell>
          <table:table-cell office:value-type="float" office:value="13244" calcext:value-type="float">
            <text:p>13 244</text:p>
          </table:table-cell>
          <table:table-cell office:value-type="string" calcext:value-type="string">
            <text:p>12500.2</text:p>
          </table:table-cell>
          <table:table-cell office:value-type="float" office:value="399063125" calcext:value-type="float">
            <text:p>399 063 125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215" calcext:value-type="float">
            <text:p>6 215</text:p>
          </table:table-cell>
          <table:table-cell office:value-type="float" office:value="15391" calcext:value-type="float">
            <text:p>15 391</text:p>
          </table:table-cell>
          <table:table-cell office:value-type="string" calcext:value-type="string">
            <text:p>14552.8</text:p>
          </table:table-cell>
          <table:table-cell office:value-type="string" calcext:value-type="string">
            <text:p>532022964.6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482" calcext:value-type="float">
            <text:p>6 482</text:p>
          </table:table-cell>
          <table:table-cell office:value-type="float" office:value="20586" calcext:value-type="float">
            <text:p>20 586</text:p>
          </table:table-cell>
          <table:table-cell office:value-type="string" calcext:value-type="string">
            <text:p>19302.9</text:p>
          </table:table-cell>
          <table:table-cell office:value-type="string" calcext:value-type="string">
            <text:p>749540122.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90" calcext:value-type="float">
            <text:p>390</text:p>
          </table:table-cell>
          <table:table-cell office:value-type="float" office:value="3009" calcext:value-type="float">
            <text:p>3 009</text:p>
          </table:table-cell>
          <table:table-cell office:value-type="string" calcext:value-type="string">
            <text:p>2539.3</text:p>
          </table:table-cell>
          <table:table-cell office:value-type="float" office:value="76136901" calcext:value-type="float">
            <text:p>76 136 901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52" calcext:value-type="float">
            <text:p>552</text:p>
          </table:table-cell>
          <table:table-cell office:value-type="float" office:value="6529" calcext:value-type="float">
            <text:p>6 529</text:p>
          </table:table-cell>
          <table:table-cell office:value-type="string" calcext:value-type="string">
            <text:p>6044.5</text:p>
          </table:table-cell>
          <table:table-cell office:value-type="string" calcext:value-type="string">
            <text:p>234784714.4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13" calcext:value-type="float">
            <text:p>613</text:p>
          </table:table-cell>
          <table:table-cell office:value-type="float" office:value="11281" calcext:value-type="float">
            <text:p>11 281</text:p>
          </table:table-cell>
          <table:table-cell office:value-type="string" calcext:value-type="string">
            <text:p>10730.6</text:p>
          </table:table-cell>
          <table:table-cell office:value-type="float" office:value="455193353" calcext:value-type="float">
            <text:p>455 193 353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25" calcext:value-type="float">
            <text:p>625</text:p>
          </table:table-cell>
          <table:table-cell office:value-type="float" office:value="19753" calcext:value-type="float">
            <text:p>19 753</text:p>
          </table:table-cell>
          <table:table-cell office:value-type="string" calcext:value-type="string">
            <text:p>19309.4</text:p>
          </table:table-cell>
          <table:table-cell office:value-type="string" calcext:value-type="string">
            <text:p>884012550.3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99" calcext:value-type="float">
            <text:p>399</text:p>
          </table:table-cell>
          <table:table-cell office:value-type="float" office:value="1151" calcext:value-type="float">
            <text:p>1 151</text:p>
          </table:table-cell>
          <table:table-cell office:value-type="float" office:value="893" calcext:value-type="float">
            <text:p>893</text:p>
          </table:table-cell>
          <table:table-cell office:value-type="string" calcext:value-type="string">
            <text:p>19836863.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02" calcext:value-type="float">
            <text:p>502</text:p>
          </table:table-cell>
          <table:table-cell office:value-type="float" office:value="1725" calcext:value-type="float">
            <text:p>1 725</text:p>
          </table:table-cell>
          <table:table-cell office:value-type="string" calcext:value-type="string">
            <text:p>1457.1</text:p>
          </table:table-cell>
          <table:table-cell office:value-type="string" calcext:value-type="string">
            <text:p>40932988.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06" calcext:value-type="float">
            <text:p>506</text:p>
          </table:table-cell>
          <table:table-cell office:value-type="float" office:value="2395" calcext:value-type="float">
            <text:p>2 395</text:p>
          </table:table-cell>
          <table:table-cell office:value-type="string" calcext:value-type="string">
            <text:p>2014.7</text:p>
          </table:table-cell>
          <table:table-cell office:value-type="string" calcext:value-type="string">
            <text:p>61773400.9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42" calcext:value-type="float">
            <text:p>542</text:p>
          </table:table-cell>
          <table:table-cell office:value-type="float" office:value="4048" calcext:value-type="float">
            <text:p>4 048</text:p>
          </table:table-cell>
          <table:table-cell office:value-type="string" calcext:value-type="string">
            <text:p>3327.6</text:p>
          </table:table-cell>
          <table:table-cell office:value-type="string" calcext:value-type="string">
            <text:p>115881413.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100.7</text:p>
          </table:table-cell>
          <table:table-cell office:value-type="string" calcext:value-type="string">
            <text:p>3424330.2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4" calcext:value-type="float">
            <text:p>74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311.5</text:p>
          </table:table-cell>
          <table:table-cell office:value-type="string" calcext:value-type="string">
            <text:p>14445491.1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5" calcext:value-type="float">
            <text:p>65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12.8</text:p>
          </table:table-cell>
          <table:table-cell office:value-type="string" calcext:value-type="string">
            <text:p>12144055.4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9" calcext:value-type="float">
            <text:p>69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328.6</text:p>
          </table:table-cell>
          <table:table-cell office:value-type="string" calcext:value-type="string">
            <text:p>22287708.5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40.4</text:p>
          </table:table-cell>
          <table:table-cell office:value-type="string" calcext:value-type="string">
            <text:p>6404547.6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182.6</text:p>
          </table:table-cell>
          <table:table-cell office:value-type="string" calcext:value-type="string">
            <text:p>10009844.8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8.8</text:p>
          </table:table-cell>
          <table:table-cell office:value-type="string" calcext:value-type="string">
            <text:p>1403512.5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78.7</text:p>
          </table:table-cell>
          <table:table-cell office:value-type="string" calcext:value-type="string">
            <text:p>2794664.4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743" calcext:value-type="float">
            <text:p>4 743</text:p>
          </table:table-cell>
          <table:table-cell office:value-type="float" office:value="10053" calcext:value-type="float">
            <text:p>10 053</text:p>
          </table:table-cell>
          <table:table-cell office:value-type="string" calcext:value-type="string">
            <text:p>9058.1</text:p>
          </table:table-cell>
          <table:table-cell office:value-type="float" office:value="219349865" calcext:value-type="float">
            <text:p>219 349 865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598" calcext:value-type="float">
            <text:p>5 598</text:p>
          </table:table-cell>
          <table:table-cell office:value-type="float" office:value="13178" calcext:value-type="float">
            <text:p>13 178</text:p>
          </table:table-cell>
          <table:table-cell office:value-type="float" office:value="12628" calcext:value-type="float">
            <text:p>12 628</text:p>
          </table:table-cell>
          <table:table-cell office:value-type="string" calcext:value-type="string">
            <text:p>404888717.9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743" calcext:value-type="float">
            <text:p>5 743</text:p>
          </table:table-cell>
          <table:table-cell office:value-type="float" office:value="15090" calcext:value-type="float">
            <text:p>15 090</text:p>
          </table:table-cell>
          <table:table-cell office:value-type="string" calcext:value-type="string">
            <text:p>14477.2</text:p>
          </table:table-cell>
          <table:table-cell office:value-type="string" calcext:value-type="string">
            <text:p>518368423.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556" calcext:value-type="float">
            <text:p>6 556</text:p>
          </table:table-cell>
          <table:table-cell office:value-type="float" office:value="23537" calcext:value-type="float">
            <text:p>23 537</text:p>
          </table:table-cell>
          <table:table-cell office:value-type="string" calcext:value-type="string">
            <text:p>22339.2</text:p>
          </table:table-cell>
          <table:table-cell office:value-type="string" calcext:value-type="string">
            <text:p>821596595.5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92" calcext:value-type="float">
            <text:p>392</text:p>
          </table:table-cell>
          <table:table-cell office:value-type="float" office:value="2887" calcext:value-type="float">
            <text:p>2 887</text:p>
          </table:table-cell>
          <table:table-cell office:value-type="string" calcext:value-type="string">
            <text:p>2429.3</text:p>
          </table:table-cell>
          <table:table-cell office:value-type="string" calcext:value-type="string">
            <text:p>68284196.9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47" calcext:value-type="float">
            <text:p>547</text:p>
          </table:table-cell>
          <table:table-cell office:value-type="float" office:value="6720" calcext:value-type="float">
            <text:p>6 720</text:p>
          </table:table-cell>
          <table:table-cell office:value-type="string" calcext:value-type="string">
            <text:p>6297.1</text:p>
          </table:table-cell>
          <table:table-cell office:value-type="string" calcext:value-type="string">
            <text:p>242306435.8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96" calcext:value-type="float">
            <text:p>596</text:p>
          </table:table-cell>
          <table:table-cell office:value-type="float" office:value="11233" calcext:value-type="float">
            <text:p>11 233</text:p>
          </table:table-cell>
          <table:table-cell office:value-type="string" calcext:value-type="string">
            <text:p>10709.3</text:p>
          </table:table-cell>
          <table:table-cell office:value-type="string" calcext:value-type="string">
            <text:p>444720095.3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19" calcext:value-type="float">
            <text:p>619</text:p>
          </table:table-cell>
          <table:table-cell office:value-type="float" office:value="20971" calcext:value-type="float">
            <text:p>20 971</text:p>
          </table:table-cell>
          <table:table-cell office:value-type="string" calcext:value-type="string">
            <text:p>20515.2</text:p>
          </table:table-cell>
          <table:table-cell office:value-type="float" office:value="915655714" calcext:value-type="float">
            <text:p>915 655 714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63" calcext:value-type="float">
            <text:p>263</text:p>
          </table:table-cell>
          <table:table-cell office:value-type="float" office:value="1028" calcext:value-type="float">
            <text:p>1 028</text:p>
          </table:table-cell>
          <table:table-cell office:value-type="string" calcext:value-type="string">
            <text:p>852.2</text:p>
          </table:table-cell>
          <table:table-cell office:value-type="string" calcext:value-type="string">
            <text:p>20893947.2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67" calcext:value-type="float">
            <text:p>267</text:p>
          </table:table-cell>
          <table:table-cell office:value-type="float" office:value="1116" calcext:value-type="float">
            <text:p>1 116</text:p>
          </table:table-cell>
          <table:table-cell office:value-type="string" calcext:value-type="string">
            <text:p>1001.1</text:p>
          </table:table-cell>
          <table:table-cell office:value-type="string" calcext:value-type="string">
            <text:p>30930713.5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51" calcext:value-type="float">
            <text:p>251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815.6</text:p>
          </table:table-cell>
          <table:table-cell office:value-type="string" calcext:value-type="string">
            <text:p>27949961.2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236" calcext:value-type="float">
            <text:p>236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807.7</text:p>
          </table:table-cell>
          <table:table-cell office:value-type="string" calcext:value-type="string">
            <text:p>32968829.1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1080896.4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9.6</text:p>
          </table:table-cell>
          <table:table-cell office:value-type="float" office:value="2618722" calcext:value-type="float">
            <text:p>2 618 722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7</text:p>
          </table:table-cell>
          <table:table-cell office:value-type="string" calcext:value-type="string">
            <text:p>1349030.6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7.3</text:p>
          </table:table-cell>
          <table:table-cell office:value-type="string" calcext:value-type="string">
            <text:p>2174836.7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614" calcext:value-type="float">
            <text:p>2 614</text:p>
          </table:table-cell>
          <table:table-cell office:value-type="float" office:value="5720" calcext:value-type="float">
            <text:p>5 720</text:p>
          </table:table-cell>
          <table:table-cell office:value-type="string" calcext:value-type="string">
            <text:p>5228.2</text:p>
          </table:table-cell>
          <table:table-cell office:value-type="string" calcext:value-type="string">
            <text:p>130753107.5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901" calcext:value-type="float">
            <text:p>2 901</text:p>
          </table:table-cell>
          <table:table-cell office:value-type="float" office:value="6808" calcext:value-type="float">
            <text:p>6 808</text:p>
          </table:table-cell>
          <table:table-cell office:value-type="float" office:value="6492" calcext:value-type="float">
            <text:p>6 492</text:p>
          </table:table-cell>
          <table:table-cell office:value-type="string" calcext:value-type="string">
            <text:p>217950285.8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563" calcext:value-type="float">
            <text:p>2 563</text:p>
          </table:table-cell>
          <table:table-cell office:value-type="float" office:value="5968" calcext:value-type="float">
            <text:p>5 968</text:p>
          </table:table-cell>
          <table:table-cell office:value-type="string" calcext:value-type="string">
            <text:p>5661.1</text:p>
          </table:table-cell>
          <table:table-cell office:value-type="string" calcext:value-type="string">
            <text:p>211456404.8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2345" calcext:value-type="float">
            <text:p>2 345</text:p>
          </table:table-cell>
          <table:table-cell office:value-type="float" office:value="6830" calcext:value-type="float">
            <text:p>6 830</text:p>
          </table:table-cell>
          <table:table-cell office:value-type="string" calcext:value-type="string">
            <text:p>6512.5</text:p>
          </table:table-cell>
          <table:table-cell office:value-type="string" calcext:value-type="string">
            <text:p>282066951.2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55" calcext:value-type="float">
            <text:p>355</text:p>
          </table:table-cell>
          <table:table-cell office:value-type="float" office:value="4519" calcext:value-type="float">
            <text:p>4 519</text:p>
          </table:table-cell>
          <table:table-cell office:value-type="string" calcext:value-type="string">
            <text:p>3740.7</text:p>
          </table:table-cell>
          <table:table-cell office:value-type="string" calcext:value-type="string">
            <text:p>117485251.5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93" calcext:value-type="float">
            <text:p>393</text:p>
          </table:table-cell>
          <table:table-cell office:value-type="float" office:value="7124" calcext:value-type="float">
            <text:p>7 124</text:p>
          </table:table-cell>
          <table:table-cell office:value-type="string" calcext:value-type="string">
            <text:p>6652.4</text:p>
          </table:table-cell>
          <table:table-cell office:value-type="string" calcext:value-type="string">
            <text:p>262011507.3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77" calcext:value-type="float">
            <text:p>377</text:p>
          </table:table-cell>
          <table:table-cell office:value-type="float" office:value="7508" calcext:value-type="float">
            <text:p>7 508</text:p>
          </table:table-cell>
          <table:table-cell office:value-type="string" calcext:value-type="string">
            <text:p>7120.7</text:p>
          </table:table-cell>
          <table:table-cell office:value-type="string" calcext:value-type="string">
            <text:p>309738767.1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388" calcext:value-type="float">
            <text:p>388</text:p>
          </table:table-cell>
          <table:table-cell office:value-type="float" office:value="9663" calcext:value-type="float">
            <text:p>9 663</text:p>
          </table:table-cell>
          <table:table-cell office:value-type="string" calcext:value-type="string">
            <text:p>9288.3</text:p>
          </table:table-cell>
          <table:table-cell office:value-type="string" calcext:value-type="string">
            <text:p>455092631.6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42" calcext:value-type="float">
            <text:p>942</text:p>
          </table:table-cell>
          <table:table-cell office:value-type="float" office:value="3293" calcext:value-type="float">
            <text:p>3 293</text:p>
          </table:table-cell>
          <table:table-cell office:value-type="string" calcext:value-type="string">
            <text:p>2693.6</text:p>
          </table:table-cell>
          <table:table-cell office:value-type="string" calcext:value-type="string">
            <text:p>58787986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86" calcext:value-type="float">
            <text:p>1 086</text:p>
          </table:table-cell>
          <table:table-cell office:value-type="float" office:value="4705" calcext:value-type="float">
            <text:p>4 705</text:p>
          </table:table-cell>
          <table:table-cell office:value-type="string" calcext:value-type="string">
            <text:p>4051.2</text:p>
          </table:table-cell>
          <table:table-cell office:value-type="string" calcext:value-type="string">
            <text:p>114619568.7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40" calcext:value-type="float">
            <text:p>1 040</text:p>
          </table:table-cell>
          <table:table-cell office:value-type="float" office:value="4762" calcext:value-type="float">
            <text:p>4 762</text:p>
          </table:table-cell>
          <table:table-cell office:value-type="string" calcext:value-type="string">
            <text:p>4152.7</text:p>
          </table:table-cell>
          <table:table-cell office:value-type="string" calcext:value-type="string">
            <text:p>132501298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918" calcext:value-type="float">
            <text:p>918</text:p>
          </table:table-cell>
          <table:table-cell office:value-type="float" office:value="4285" calcext:value-type="float">
            <text:p>4 285</text:p>
          </table:table-cell>
          <table:table-cell office:value-type="string" calcext:value-type="string">
            <text:p>3645.6</text:p>
          </table:table-cell>
          <table:table-cell office:value-type="string" calcext:value-type="string">
            <text:p>129327001.9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0" calcext:value-type="float">
            <text:p>110</text:p>
          </table:table-cell>
          <table:table-cell office:value-type="float" office:value="428" calcext:value-type="float">
            <text:p>42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12974459.7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9" calcext:value-type="float">
            <text:p>129</text:p>
          </table:table-cell>
          <table:table-cell office:value-type="float" office:value="720" calcext:value-type="float">
            <text:p>720</text:p>
          </table:table-cell>
          <table:table-cell office:value-type="float" office:value="680" calcext:value-type="float">
            <text:p>680</text:p>
          </table:table-cell>
          <table:table-cell office:value-type="float" office:value="30514136" calcext:value-type="float">
            <text:p>30 514 136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8" calcext:value-type="float">
            <text:p>108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527.1</text:p>
          </table:table-cell>
          <table:table-cell office:value-type="string" calcext:value-type="string">
            <text:p>26858126.1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97" calcext:value-type="float">
            <text:p>97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485.6</text:p>
          </table:table-cell>
          <table:table-cell office:value-type="string" calcext:value-type="string">
            <text:p>29860477.2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7" calcext:value-type="float">
            <text:p>27</text:p>
          </table:table-cell>
          <table:table-cell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387266.2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5" calcext:value-type="float">
            <text:p>35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233.2</text:p>
          </table:table-cell>
          <table:table-cell office:value-type="float" office:value="9255183" calcext:value-type="float">
            <text:p>9 255 183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3" calcext:value-type="float">
            <text:p>3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172.8</text:p>
          </table:table-cell>
          <table:table-cell office:value-type="string" calcext:value-type="string">
            <text:p>8127222.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26" calcext:value-type="float">
            <text:p>2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153.3</text:p>
          </table:table-cell>
          <table:table-cell office:value-type="string" calcext:value-type="string">
            <text:p>8285133.6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8" calcext:value-type="float">
            <text:p>38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239.3</text:p>
          </table:table-cell>
          <table:table-cell office:value-type="string" calcext:value-type="string">
            <text:p>6249869.3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471.6</text:p>
          </table:table-cell>
          <table:table-cell office:value-type="string" calcext:value-type="string">
            <text:p>13752027.1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0" calcext:value-type="float">
            <text:p>40</text:p>
          </table:table-cell>
          <table:table-cell office:value-type="float" office:value="514" calcext:value-type="float">
            <text:p>514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15678499.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38" calcext:value-type="float">
            <text:p>38</text:p>
          </table:table-cell>
          <table:table-cell office:value-type="float" office:value="431" calcext:value-type="float">
            <text:p>431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16400986.3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208" calcext:value-type="float">
            <text:p>12 208</text:p>
          </table:table-cell>
          <table:table-cell office:value-type="float" office:value="31374" calcext:value-type="float">
            <text:p>31 374</text:p>
          </table:table-cell>
          <table:table-cell office:value-type="string" calcext:value-type="string">
            <text:p>28338.4</text:p>
          </table:table-cell>
          <table:table-cell office:value-type="string" calcext:value-type="string">
            <text:p>642204442.7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632" calcext:value-type="float">
            <text:p>12 632</text:p>
          </table:table-cell>
          <table:table-cell office:value-type="float" office:value="35885" calcext:value-type="float">
            <text:p>35 885</text:p>
          </table:table-cell>
          <table:table-cell office:value-type="string" calcext:value-type="string">
            <text:p>34187.2</text:p>
          </table:table-cell>
          <table:table-cell office:value-type="string" calcext:value-type="string">
            <text:p>1057721032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240" calcext:value-type="float">
            <text:p>11 240</text:p>
          </table:table-cell>
          <table:table-cell office:value-type="float" office:value="29740" calcext:value-type="float">
            <text:p>29 740</text:p>
          </table:table-cell>
          <table:table-cell office:value-type="string" calcext:value-type="string">
            <text:p>28298.7</text:p>
          </table:table-cell>
          <table:table-cell office:value-type="string" calcext:value-type="string">
            <text:p>991291727.3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0394" calcext:value-type="float">
            <text:p>10 394</text:p>
          </table:table-cell>
          <table:table-cell office:value-type="float" office:value="29160" calcext:value-type="float">
            <text:p>29 160</text:p>
          </table:table-cell>
          <table:table-cell office:value-type="string" calcext:value-type="string">
            <text:p>27798.3</text:p>
          </table:table-cell>
          <table:table-cell office:value-type="string" calcext:value-type="string">
            <text:p>1049388178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12" calcext:value-type="float">
            <text:p>712</text:p>
          </table:table-cell>
          <table:table-cell office:value-type="float" office:value="9203" calcext:value-type="float">
            <text:p>9 203</text:p>
          </table:table-cell>
          <table:table-cell office:value-type="string" calcext:value-type="string">
            <text:p>7355.9</text:p>
          </table:table-cell>
          <table:table-cell office:value-type="string" calcext:value-type="string">
            <text:p>208491103.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13" calcext:value-type="float">
            <text:p>913</text:p>
          </table:table-cell>
          <table:table-cell office:value-type="float" office:value="18112" calcext:value-type="float">
            <text:p>18 112</text:p>
          </table:table-cell>
          <table:table-cell office:value-type="string" calcext:value-type="string">
            <text:p>16356.7</text:p>
          </table:table-cell>
          <table:table-cell office:value-type="float" office:value="621451663" calcext:value-type="float">
            <text:p>621 451 663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71" calcext:value-type="float">
            <text:p>971</text:p>
          </table:table-cell>
          <table:table-cell office:value-type="float" office:value="25702" calcext:value-type="float">
            <text:p>25 702</text:p>
          </table:table-cell>
          <table:table-cell office:value-type="string" calcext:value-type="string">
            <text:p>24173.2</text:p>
          </table:table-cell>
          <table:table-cell office:value-type="string" calcext:value-type="string">
            <text:p>1041336057.2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932" calcext:value-type="float">
            <text:p>932</text:p>
          </table:table-cell>
          <table:table-cell office:value-type="float" office:value="32332" calcext:value-type="float">
            <text:p>32 332</text:p>
          </table:table-cell>
          <table:table-cell office:value-type="string" calcext:value-type="string">
            <text:p>31208.7</text:p>
          </table:table-cell>
          <table:table-cell office:value-type="string" calcext:value-type="string">
            <text:p>1405326767.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961" calcext:value-type="float">
            <text:p>12 961</text:p>
          </table:table-cell>
          <table:table-cell office:value-type="float" office:value="52407" calcext:value-type="float">
            <text:p>52 407</text:p>
          </table:table-cell>
          <table:table-cell office:value-type="string" calcext:value-type="string">
            <text:p>44090.6</text:p>
          </table:table-cell>
          <table:table-cell office:value-type="string" calcext:value-type="string">
            <text:p>1170572907.2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5187" calcext:value-type="float">
            <text:p>15 187</text:p>
          </table:table-cell>
          <table:table-cell office:value-type="float" office:value="73690" calcext:value-type="float">
            <text:p>73 690</text:p>
          </table:table-cell>
          <table:table-cell office:value-type="float" office:value="64951" calcext:value-type="float">
            <text:p>64 951</text:p>
          </table:table-cell>
          <table:table-cell office:value-type="string" calcext:value-type="string">
            <text:p>2209674762.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5353" calcext:value-type="float">
            <text:p>15 353</text:p>
          </table:table-cell>
          <table:table-cell office:value-type="float" office:value="72897" calcext:value-type="float">
            <text:p>72 897</text:p>
          </table:table-cell>
          <table:table-cell office:value-type="string" calcext:value-type="string">
            <text:p>63442.5</text:p>
          </table:table-cell>
          <table:table-cell office:value-type="string" calcext:value-type="string">
            <text:p>2437451388.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7384" calcext:value-type="float">
            <text:p>17 384</text:p>
          </table:table-cell>
          <table:table-cell office:value-type="float" office:value="97120" calcext:value-type="float">
            <text:p>97 120</text:p>
          </table:table-cell>
          <table:table-cell office:value-type="string" calcext:value-type="string">
            <text:p>82144.6</text:p>
          </table:table-cell>
          <table:table-cell office:value-type="string" calcext:value-type="string">
            <text:p>3531337916.5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320" calcext:value-type="float">
            <text:p>1 320</text:p>
          </table:table-cell>
          <table:table-cell office:value-type="float" office:value="6398" calcext:value-type="float">
            <text:p>6 398</text:p>
          </table:table-cell>
          <table:table-cell office:value-type="string" calcext:value-type="string">
            <text:p>5927.1</text:p>
          </table:table-cell>
          <table:table-cell office:value-type="string" calcext:value-type="string">
            <text:p>194020885.5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475" calcext:value-type="float">
            <text:p>1 475</text:p>
          </table:table-cell>
          <table:table-cell office:value-type="float" office:value="9855" calcext:value-type="float">
            <text:p>9 855</text:p>
          </table:table-cell>
          <table:table-cell office:value-type="string" calcext:value-type="string">
            <text:p>9599.7</text:p>
          </table:table-cell>
          <table:table-cell office:value-type="string" calcext:value-type="string">
            <text:p>444696214.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324" calcext:value-type="float">
            <text:p>1 324</text:p>
          </table:table-cell>
          <table:table-cell office:value-type="float" office:value="8548" calcext:value-type="float">
            <text:p>8 548</text:p>
          </table:table-cell>
          <table:table-cell office:value-type="float" office:value="8144" calcext:value-type="float">
            <text:p>8 144</text:p>
          </table:table-cell>
          <table:table-cell office:value-type="string" calcext:value-type="string">
            <text:p>460343834.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161" calcext:value-type="float">
            <text:p>1 161</text:p>
          </table:table-cell>
          <table:table-cell office:value-type="float" office:value="9239" calcext:value-type="float">
            <text:p>9 239</text:p>
          </table:table-cell>
          <table:table-cell office:value-type="string" calcext:value-type="string">
            <text:p>8693.7</text:p>
          </table:table-cell>
          <table:table-cell office:value-type="string" calcext:value-type="string">
            <text:p>549382292.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27" calcext:value-type="float">
            <text:p>427</text:p>
          </table:table-cell>
          <table:table-cell office:value-type="float" office:value="3166" calcext:value-type="float">
            <text:p>3 166</text:p>
          </table:table-cell>
          <table:table-cell office:value-type="string" calcext:value-type="string">
            <text:p>2882.2</text:p>
          </table:table-cell>
          <table:table-cell office:value-type="float" office:value="89173646" calcext:value-type="float">
            <text:p>89 173 64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28" calcext:value-type="float">
            <text:p>528</text:p>
          </table:table-cell>
          <table:table-cell office:value-type="float" office:value="5742" calcext:value-type="float">
            <text:p>5 742</text:p>
          </table:table-cell>
          <table:table-cell office:value-type="string" calcext:value-type="string">
            <text:p>5388.1</text:p>
          </table:table-cell>
          <table:table-cell office:value-type="string" calcext:value-type="string">
            <text:p>243555661.7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51" calcext:value-type="float">
            <text:p>551</text:p>
          </table:table-cell>
          <table:table-cell office:value-type="float" office:value="6026" calcext:value-type="float">
            <text:p>6 026</text:p>
          </table:table-cell>
          <table:table-cell office:value-type="string" calcext:value-type="string">
            <text:p>5727.7</text:p>
          </table:table-cell>
          <table:table-cell office:value-type="string" calcext:value-type="string">
            <text:p>317193361.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69" calcext:value-type="float">
            <text:p>569</text:p>
          </table:table-cell>
          <table:table-cell office:value-type="float" office:value="8086" calcext:value-type="float">
            <text:p>8 086</text:p>
          </table:table-cell>
          <table:table-cell office:value-type="string" calcext:value-type="string">
            <text:p>7481.8</text:p>
          </table:table-cell>
          <table:table-cell office:value-type="string" calcext:value-type="string">
            <text:p>456643801.8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41" calcext:value-type="float">
            <text:p>541</text:p>
          </table:table-cell>
          <table:table-cell office:value-type="float" office:value="6408" calcext:value-type="float">
            <text:p>6 408</text:p>
          </table:table-cell>
          <table:table-cell office:value-type="string" calcext:value-type="string">
            <text:p>5647.5</text:p>
          </table:table-cell>
          <table:table-cell office:value-type="string" calcext:value-type="string">
            <text:p>154565380.7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77" calcext:value-type="float">
            <text:p>577</text:p>
          </table:table-cell>
          <table:table-cell office:value-type="float" office:value="9284" calcext:value-type="float">
            <text:p>9 284</text:p>
          </table:table-cell>
          <table:table-cell office:value-type="string" calcext:value-type="string">
            <text:p>8432.7</text:p>
          </table:table-cell>
          <table:table-cell office:value-type="string" calcext:value-type="string">
            <text:p>308172970.8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82" calcext:value-type="float">
            <text:p>582</text:p>
          </table:table-cell>
          <table:table-cell office:value-type="float" office:value="7987" calcext:value-type="float">
            <text:p>7 987</text:p>
          </table:table-cell>
          <table:table-cell office:value-type="string" calcext:value-type="string">
            <text:p>7222.5</text:p>
          </table:table-cell>
          <table:table-cell office:value-type="string" calcext:value-type="string">
            <text:p>294344679.9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33" calcext:value-type="float">
            <text:p>633</text:p>
          </table:table-cell>
          <table:table-cell office:value-type="float" office:value="10735" calcext:value-type="float">
            <text:p>10 735</text:p>
          </table:table-cell>
          <table:table-cell office:value-type="string" calcext:value-type="string">
            <text:p>9527.2</text:p>
          </table:table-cell>
          <table:table-cell office:value-type="string" calcext:value-type="string">
            <text:p>438670064.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12021" calcext:value-type="float">
            <text:p>212 021</text:p>
          </table:table-cell>
          <table:table-cell office:value-type="float" office:value="923890" calcext:value-type="float">
            <text:p>923 890</text:p>
          </table:table-cell>
          <table:table-cell office:value-type="string" calcext:value-type="string">
            <text:p>833975.3</text:p>
          </table:table-cell>
          <table:table-cell office:value-type="float" office:value="25861282936" calcext:value-type="float">
            <text:p>25 861 282 93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37016" calcext:value-type="float">
            <text:p>237 016</text:p>
          </table:table-cell>
          <table:table-cell office:value-type="float" office:value="1043568" calcext:value-type="float">
            <text:p>1 043 568</text:p>
          </table:table-cell>
          <table:table-cell office:value-type="string" calcext:value-type="string">
            <text:p>994039.7</text:p>
          </table:table-cell>
          <table:table-cell office:value-type="float" office:value="46105181752" calcext:value-type="float">
            <text:p>46 105 181 752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24393" calcext:value-type="float">
            <text:p>224 393</text:p>
          </table:table-cell>
          <table:table-cell office:value-type="float" office:value="963717" calcext:value-type="float">
            <text:p>963 717</text:p>
          </table:table-cell>
          <table:table-cell office:value-type="string" calcext:value-type="string">
            <text:p>911379.9</text:p>
          </table:table-cell>
          <table:table-cell office:value-type="float" office:value="51830947290" calcext:value-type="float">
            <text:p>51 830 947 290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235355" calcext:value-type="float">
            <text:p>235 355</text:p>
          </table:table-cell>
          <table:table-cell office:value-type="float" office:value="1022669" calcext:value-type="float">
            <text:p>1 022 669</text:p>
          </table:table-cell>
          <table:table-cell office:value-type="float" office:value="957400" calcext:value-type="float">
            <text:p>957 400</text:p>
          </table:table-cell>
          <table:table-cell office:value-type="float" office:value="59983345671" calcext:value-type="float">
            <text:p>59 983 345 67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097" calcext:value-type="float">
            <text:p>12 097</text:p>
          </table:table-cell>
          <table:table-cell office:value-type="float" office:value="196468" calcext:value-type="float">
            <text:p>196 468</text:p>
          </table:table-cell>
          <table:table-cell office:value-type="string" calcext:value-type="string">
            <text:p>168363.6</text:p>
          </table:table-cell>
          <table:table-cell office:value-type="string" calcext:value-type="string">
            <text:p>4523923034.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4198" calcext:value-type="float">
            <text:p>14 198</text:p>
          </table:table-cell>
          <table:table-cell office:value-type="float" office:value="302862" calcext:value-type="float">
            <text:p>302 862</text:p>
          </table:table-cell>
          <table:table-cell office:value-type="string" calcext:value-type="string">
            <text:p>285385.2</text:p>
          </table:table-cell>
          <table:table-cell office:value-type="string" calcext:value-type="string">
            <text:p>9791348802.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4960" calcext:value-type="float">
            <text:p>14 960</text:p>
          </table:table-cell>
          <table:table-cell office:value-type="float" office:value="346438" calcext:value-type="float">
            <text:p>346 438</text:p>
          </table:table-cell>
          <table:table-cell office:value-type="string" calcext:value-type="string">
            <text:p>327163.6</text:p>
          </table:table-cell>
          <table:table-cell office:value-type="float" office:value="12929466860" calcext:value-type="float">
            <text:p>12 929 466 860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4826" calcext:value-type="float">
            <text:p>14 826</text:p>
          </table:table-cell>
          <table:table-cell office:value-type="float" office:value="426402" calcext:value-type="float">
            <text:p>426 402</text:p>
          </table:table-cell>
          <table:table-cell office:value-type="string" calcext:value-type="string">
            <text:p>409250.9</text:p>
          </table:table-cell>
          <table:table-cell office:value-type="float" office:value="17940399978" calcext:value-type="float">
            <text:p>17 940 399 978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077" calcext:value-type="float">
            <text:p>3 077</text:p>
          </table:table-cell>
          <table:table-cell office:value-type="float" office:value="9930" calcext:value-type="float">
            <text:p>9 930</text:p>
          </table:table-cell>
          <table:table-cell office:value-type="string" calcext:value-type="string">
            <text:p>8377.8</text:p>
          </table:table-cell>
          <table:table-cell office:value-type="string" calcext:value-type="string">
            <text:p>182521239.4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449" calcext:value-type="float">
            <text:p>3 449</text:p>
          </table:table-cell>
          <table:table-cell office:value-type="float" office:value="13948" calcext:value-type="float">
            <text:p>13 948</text:p>
          </table:table-cell>
          <table:table-cell office:value-type="string" calcext:value-type="string">
            <text:p>11989.1</text:p>
          </table:table-cell>
          <table:table-cell office:value-type="string" calcext:value-type="string">
            <text:p>317742010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344" calcext:value-type="float">
            <text:p>3 344</text:p>
          </table:table-cell>
          <table:table-cell office:value-type="float" office:value="15626" calcext:value-type="float">
            <text:p>15 626</text:p>
          </table:table-cell>
          <table:table-cell office:value-type="string" calcext:value-type="string">
            <text:p>13495.2</text:p>
          </table:table-cell>
          <table:table-cell office:value-type="string" calcext:value-type="string">
            <text:p>397870968.5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3669" calcext:value-type="float">
            <text:p>3 669</text:p>
          </table:table-cell>
          <table:table-cell office:value-type="float" office:value="20449" calcext:value-type="float">
            <text:p>20 449</text:p>
          </table:table-cell>
          <table:table-cell office:value-type="string" calcext:value-type="string">
            <text:p>16966.9</text:p>
          </table:table-cell>
          <table:table-cell office:value-type="string" calcext:value-type="string">
            <text:p>537279315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11" calcext:value-type="float">
            <text:p>711</text:p>
          </table:table-cell>
          <table:table-cell office:value-type="float" office:value="2544" calcext:value-type="float">
            <text:p>2 544</text:p>
          </table:table-cell>
          <table:table-cell office:value-type="string" calcext:value-type="string">
            <text:p>2576.4</text:p>
          </table:table-cell>
          <table:table-cell office:value-type="string" calcext:value-type="string">
            <text:p>76351273.9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08" calcext:value-type="float">
            <text:p>708</text:p>
          </table:table-cell>
          <table:table-cell office:value-type="float" office:value="3635" calcext:value-type="float">
            <text:p>3 635</text:p>
          </table:table-cell>
          <table:table-cell office:value-type="string" calcext:value-type="string">
            <text:p>3623.1</text:p>
          </table:table-cell>
          <table:table-cell office:value-type="string" calcext:value-type="string">
            <text:p>147219096.7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25" calcext:value-type="float">
            <text:p>625</text:p>
          </table:table-cell>
          <table:table-cell office:value-type="float" office:value="3443" calcext:value-type="float">
            <text:p>3 443</text:p>
          </table:table-cell>
          <table:table-cell office:value-type="string" calcext:value-type="string">
            <text:p>3445.4</text:p>
          </table:table-cell>
          <table:table-cell office:value-type="string" calcext:value-type="string">
            <text:p>161728669.1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20" calcext:value-type="float">
            <text:p>620</text:p>
          </table:table-cell>
          <table:table-cell office:value-type="float" office:value="3777" calcext:value-type="float">
            <text:p>3 777</text:p>
          </table:table-cell>
          <table:table-cell office:value-type="string" calcext:value-type="string">
            <text:p>3879.6</text:p>
          </table:table-cell>
          <table:table-cell office:value-type="string" calcext:value-type="string">
            <text:p>196650134.5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95" calcext:value-type="float">
            <text:p>195</text:p>
          </table:table-cell>
          <table:table-cell office:value-type="float" office:value="1014" calcext:value-type="float">
            <text:p>1 014</text:p>
          </table:table-cell>
          <table:table-cell office:value-type="string" calcext:value-type="string">
            <text:p>920.6</text:p>
          </table:table-cell>
          <table:table-cell office:value-type="string" calcext:value-type="string">
            <text:p>26559598.9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46" calcext:value-type="float">
            <text:p>246</text:p>
          </table:table-cell>
          <table:table-cell office:value-type="float" office:value="1763" calcext:value-type="float">
            <text:p>1 763</text:p>
          </table:table-cell>
          <table:table-cell office:value-type="string" calcext:value-type="string">
            <text:p>1626.6</text:p>
          </table:table-cell>
          <table:table-cell office:value-type="string" calcext:value-type="string">
            <text:p>62714163.8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31" calcext:value-type="float">
            <text:p>231</text:p>
          </table:table-cell>
          <table:table-cell office:value-type="float" office:value="1748" calcext:value-type="float">
            <text:p>1 748</text:p>
          </table:table-cell>
          <table:table-cell office:value-type="string" calcext:value-type="string">
            <text:p>1675.2</text:p>
          </table:table-cell>
          <table:table-cell office:value-type="string" calcext:value-type="string">
            <text:p>75298586.7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249" calcext:value-type="float">
            <text:p>249</text:p>
          </table:table-cell>
          <table:table-cell office:value-type="float" office:value="1878" calcext:value-type="float">
            <text:p>1 878</text:p>
          </table:table-cell>
          <table:table-cell office:value-type="string" calcext:value-type="string">
            <text:p>1795.1</text:p>
          </table:table-cell>
          <table:table-cell office:value-type="string" calcext:value-type="string">
            <text:p>86906987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1" calcext:value-type="float">
            <text:p>71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601.6</text:p>
          </table:table-cell>
          <table:table-cell office:value-type="string" calcext:value-type="string">
            <text:p>12922702.6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1" calcext:value-type="float">
            <text:p>71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790.5</text:p>
          </table:table-cell>
          <table:table-cell office:value-type="string" calcext:value-type="string">
            <text:p>19294541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4" calcext:value-type="float">
            <text:p>74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903.2</text:p>
          </table:table-cell>
          <table:table-cell office:value-type="string" calcext:value-type="string">
            <text:p>24572199.8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0" calcext:value-type="float">
            <text:p>70</text:p>
          </table:table-cell>
          <table:table-cell office:value-type="float" office:value="1144" calcext:value-type="float">
            <text:p>1 144</text:p>
          </table:table-cell>
          <table:table-cell office:value-type="string" calcext:value-type="string">
            <text:p>1061.5</text:p>
          </table:table-cell>
          <table:table-cell office:value-type="string" calcext:value-type="string">
            <text:p>30959103.4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6777" calcext:value-type="float">
            <text:p>36 777</text:p>
          </table:table-cell>
          <table:table-cell office:value-type="float" office:value="116741" calcext:value-type="float">
            <text:p>116 741</text:p>
          </table:table-cell>
          <table:table-cell office:value-type="string" calcext:value-type="string">
            <text:p>105925.7</text:p>
          </table:table-cell>
          <table:table-cell office:value-type="string" calcext:value-type="string">
            <text:p>2564840584.1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4911" calcext:value-type="float">
            <text:p>34 911</text:p>
          </table:table-cell>
          <table:table-cell office:value-type="float" office:value="122548" calcext:value-type="float">
            <text:p>122 548</text:p>
          </table:table-cell>
          <table:table-cell office:value-type="string" calcext:value-type="string">
            <text:p>116941.8</text:p>
          </table:table-cell>
          <table:table-cell office:value-type="string" calcext:value-type="string">
            <text:p>3894669044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3185" calcext:value-type="float">
            <text:p>33 185</text:p>
          </table:table-cell>
          <table:table-cell office:value-type="float" office:value="127710" calcext:value-type="float">
            <text:p>127 710</text:p>
          </table:table-cell>
          <table:table-cell office:value-type="string" calcext:value-type="string">
            <text:p>121593.7</text:p>
          </table:table-cell>
          <table:table-cell office:value-type="string" calcext:value-type="string">
            <text:p>4532606452.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35454" calcext:value-type="float">
            <text:p>35 454</text:p>
          </table:table-cell>
          <table:table-cell office:value-type="float" office:value="145151" calcext:value-type="float">
            <text:p>145 151</text:p>
          </table:table-cell>
          <table:table-cell office:value-type="string" calcext:value-type="string">
            <text:p>136547.8</text:p>
          </table:table-cell>
          <table:table-cell office:value-type="string" calcext:value-type="string">
            <text:p>5314471549.5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472" calcext:value-type="float">
            <text:p>3 472</text:p>
          </table:table-cell>
          <table:table-cell office:value-type="float" office:value="26920" calcext:value-type="float">
            <text:p>26 920</text:p>
          </table:table-cell>
          <table:table-cell office:value-type="string" calcext:value-type="string">
            <text:p>23044.8</text:p>
          </table:table-cell>
          <table:table-cell office:value-type="string" calcext:value-type="string">
            <text:p>560255946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446" calcext:value-type="float">
            <text:p>4 446</text:p>
          </table:table-cell>
          <table:table-cell office:value-type="float" office:value="45497" calcext:value-type="float">
            <text:p>45 497</text:p>
          </table:table-cell>
          <table:table-cell office:value-type="float" office:value="41857" calcext:value-type="float">
            <text:p>41 857</text:p>
          </table:table-cell>
          <table:table-cell office:value-type="string" calcext:value-type="string">
            <text:p>1271232824.7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145" calcext:value-type="float">
            <text:p>5 145</text:p>
          </table:table-cell>
          <table:table-cell office:value-type="float" office:value="62128" calcext:value-type="float">
            <text:p>62 128</text:p>
          </table:table-cell>
          <table:table-cell office:value-type="string" calcext:value-type="string">
            <text:p>58106.2</text:p>
          </table:table-cell>
          <table:table-cell office:value-type="string" calcext:value-type="string">
            <text:p>1997017589.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259" calcext:value-type="float">
            <text:p>5 259</text:p>
          </table:table-cell>
          <table:table-cell office:value-type="float" office:value="75943" calcext:value-type="float">
            <text:p>75 943</text:p>
          </table:table-cell>
          <table:table-cell office:value-type="string" calcext:value-type="string">
            <text:p>72619.4</text:p>
          </table:table-cell>
          <table:table-cell office:value-type="string" calcext:value-type="string">
            <text:p>2698666190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671" calcext:value-type="float">
            <text:p>3 671</text:p>
          </table:table-cell>
          <table:table-cell office:value-type="float" office:value="12641" calcext:value-type="float">
            <text:p>12 641</text:p>
          </table:table-cell>
          <table:table-cell office:value-type="string" calcext:value-type="string">
            <text:p>10663.7</text:p>
          </table:table-cell>
          <table:table-cell office:value-type="string" calcext:value-type="string">
            <text:p>233789795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034" calcext:value-type="float">
            <text:p>4 034</text:p>
          </table:table-cell>
          <table:table-cell office:value-type="float" office:value="17116" calcext:value-type="float">
            <text:p>17 116</text:p>
          </table:table-cell>
          <table:table-cell office:value-type="string" calcext:value-type="string">
            <text:p>14602.6</text:p>
          </table:table-cell>
          <table:table-cell office:value-type="float" office:value="388876931" calcext:value-type="float">
            <text:p>388 876 93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109" calcext:value-type="float">
            <text:p>4 109</text:p>
          </table:table-cell>
          <table:table-cell office:value-type="float" office:value="19498" calcext:value-type="float">
            <text:p>19 498</text:p>
          </table:table-cell>
          <table:table-cell office:value-type="string" calcext:value-type="string">
            <text:p>16635.2</text:p>
          </table:table-cell>
          <table:table-cell office:value-type="string" calcext:value-type="string">
            <text:p>491187232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4254" calcext:value-type="float">
            <text:p>4 254</text:p>
          </table:table-cell>
          <table:table-cell office:value-type="float" office:value="25103" calcext:value-type="float">
            <text:p>25 103</text:p>
          </table:table-cell>
          <table:table-cell office:value-type="string" calcext:value-type="string">
            <text:p>20788.3</text:p>
          </table:table-cell>
          <table:table-cell office:value-type="string" calcext:value-type="string">
            <text:p>663437533.2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96" calcext:value-type="float">
            <text:p>796</text:p>
          </table:table-cell>
          <table:table-cell office:value-type="float" office:value="2976" calcext:value-type="float">
            <text:p>2 976</text:p>
          </table:table-cell>
          <table:table-cell office:value-type="string" calcext:value-type="string">
            <text:p>2801.1</text:p>
          </table:table-cell>
          <table:table-cell office:value-type="string" calcext:value-type="string">
            <text:p>83698532.6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52" calcext:value-type="float">
            <text:p>852</text:p>
          </table:table-cell>
          <table:table-cell office:value-type="float" office:value="3762" calcext:value-type="float">
            <text:p>3 762</text:p>
          </table:table-cell>
          <table:table-cell office:value-type="string" calcext:value-type="string">
            <text:p>3602.4</text:p>
          </table:table-cell>
          <table:table-cell office:value-type="float" office:value="146080041" calcext:value-type="float">
            <text:p>146 080 04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82" calcext:value-type="float">
            <text:p>782</text:p>
          </table:table-cell>
          <table:table-cell office:value-type="float" office:value="3379" calcext:value-type="float">
            <text:p>3 379</text:p>
          </table:table-cell>
          <table:table-cell office:value-type="string" calcext:value-type="string">
            <text:p>3222.9</text:p>
          </table:table-cell>
          <table:table-cell office:value-type="string" calcext:value-type="string">
            <text:p>154795164.7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70" calcext:value-type="float">
            <text:p>770</text:p>
          </table:table-cell>
          <table:table-cell office:value-type="float" office:value="3871" calcext:value-type="float">
            <text:p>3 871</text:p>
          </table:table-cell>
          <table:table-cell office:value-type="string" calcext:value-type="string">
            <text:p>3761.4</text:p>
          </table:table-cell>
          <table:table-cell office:value-type="float" office:value="206755630" calcext:value-type="float">
            <text:p>206 755 630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84" calcext:value-type="float">
            <text:p>284</text:p>
          </table:table-cell>
          <table:table-cell office:value-type="float" office:value="1468" calcext:value-type="float">
            <text:p>1 468</text:p>
          </table:table-cell>
          <table:table-cell office:value-type="string" calcext:value-type="string">
            <text:p>1296.9</text:p>
          </table:table-cell>
          <table:table-cell office:value-type="string" calcext:value-type="string">
            <text:p>32598347.5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39" calcext:value-type="float">
            <text:p>339</text:p>
          </table:table-cell>
          <table:table-cell office:value-type="float" office:value="1913" calcext:value-type="float">
            <text:p>1 913</text:p>
          </table:table-cell>
          <table:table-cell office:value-type="float" office:value="1719" calcext:value-type="float">
            <text:p>1 719</text:p>
          </table:table-cell>
          <table:table-cell office:value-type="string" calcext:value-type="string">
            <text:p>52209455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44" calcext:value-type="float">
            <text:p>344</text:p>
          </table:table-cell>
          <table:table-cell office:value-type="float" office:value="2069" calcext:value-type="float">
            <text:p>2 069</text:p>
          </table:table-cell>
          <table:table-cell office:value-type="string" calcext:value-type="string">
            <text:p>1840.9</text:p>
          </table:table-cell>
          <table:table-cell office:value-type="string" calcext:value-type="string">
            <text:p>61362106.6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344" calcext:value-type="float">
            <text:p>344</text:p>
          </table:table-cell>
          <table:table-cell office:value-type="float" office:value="2773" calcext:value-type="float">
            <text:p>2 773</text:p>
          </table:table-cell>
          <table:table-cell office:value-type="string" calcext:value-type="string">
            <text:p>2401.3</text:p>
          </table:table-cell>
          <table:table-cell office:value-type="string" calcext:value-type="string">
            <text:p>83008809.7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9" calcext:value-type="float">
            <text:p>39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300.6</text:p>
          </table:table-cell>
          <table:table-cell office:value-type="string" calcext:value-type="string">
            <text:p>7809774.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1" calcext:value-type="float">
            <text:p>4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371.5</text:p>
          </table:table-cell>
          <table:table-cell office:value-type="string" calcext:value-type="string">
            <text:p>11184321.8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1" calcext:value-type="float">
            <text:p>41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457.7</text:p>
          </table:table-cell>
          <table:table-cell office:value-type="string" calcext:value-type="string">
            <text:p>14858601.8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42" calcext:value-type="float">
            <text:p>4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600.9</text:p>
          </table:table-cell>
          <table:table-cell office:value-type="string" calcext:value-type="string">
            <text:p>21051733.5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1930" calcext:value-type="float">
            <text:p>41 930</text:p>
          </table:table-cell>
          <table:table-cell office:value-type="float" office:value="121713" calcext:value-type="float">
            <text:p>121 713</text:p>
          </table:table-cell>
          <table:table-cell office:value-type="string" calcext:value-type="string">
            <text:p>110398.5</text:p>
          </table:table-cell>
          <table:table-cell office:value-type="string" calcext:value-type="string">
            <text:p>2644263711.2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8691" calcext:value-type="float">
            <text:p>38 691</text:p>
          </table:table-cell>
          <table:table-cell office:value-type="float" office:value="123526" calcext:value-type="float">
            <text:p>123 526</text:p>
          </table:table-cell>
          <table:table-cell office:value-type="string" calcext:value-type="string">
            <text:p>117079.8</text:p>
          </table:table-cell>
          <table:table-cell office:value-type="string" calcext:value-type="string">
            <text:p>3835630301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6373" calcext:value-type="float">
            <text:p>36 373</text:p>
          </table:table-cell>
          <table:table-cell office:value-type="float" office:value="128908" calcext:value-type="float">
            <text:p>128 908</text:p>
          </table:table-cell>
          <table:table-cell office:value-type="string" calcext:value-type="string">
            <text:p>121305.7</text:p>
          </table:table-cell>
          <table:table-cell office:value-type="string" calcext:value-type="string">
            <text:p>4471613855.5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39329" calcext:value-type="float">
            <text:p>39 329</text:p>
          </table:table-cell>
          <table:table-cell office:value-type="float" office:value="154263" calcext:value-type="float">
            <text:p>154 263</text:p>
          </table:table-cell>
          <table:table-cell office:value-type="string" calcext:value-type="string">
            <text:p>142988.5</text:p>
          </table:table-cell>
          <table:table-cell office:value-type="string" calcext:value-type="string">
            <text:p>5487236496.7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170" calcext:value-type="float">
            <text:p>4 170</text:p>
          </table:table-cell>
          <table:table-cell office:value-type="float" office:value="31850" calcext:value-type="float">
            <text:p>31 850</text:p>
          </table:table-cell>
          <table:table-cell office:value-type="string" calcext:value-type="string">
            <text:p>27740.4</text:p>
          </table:table-cell>
          <table:table-cell office:value-type="string" calcext:value-type="string">
            <text:p>650384429.5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682" calcext:value-type="float">
            <text:p>5 682</text:p>
          </table:table-cell>
          <table:table-cell office:value-type="float" office:value="51975" calcext:value-type="float">
            <text:p>51 975</text:p>
          </table:table-cell>
          <table:table-cell office:value-type="string" calcext:value-type="string">
            <text:p>47037.5</text:p>
          </table:table-cell>
          <table:table-cell office:value-type="string" calcext:value-type="string">
            <text:p>1436696571.2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720" calcext:value-type="float">
            <text:p>6 720</text:p>
          </table:table-cell>
          <table:table-cell office:value-type="float" office:value="70686" calcext:value-type="float">
            <text:p>70 686</text:p>
          </table:table-cell>
          <table:table-cell office:value-type="string" calcext:value-type="string">
            <text:p>65070.7</text:p>
          </table:table-cell>
          <table:table-cell office:value-type="string" calcext:value-type="string">
            <text:p>2243927096.8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177" calcext:value-type="float">
            <text:p>7 177</text:p>
          </table:table-cell>
          <table:table-cell office:value-type="float" office:value="88112" calcext:value-type="float">
            <text:p>88 112</text:p>
          </table:table-cell>
          <table:table-cell office:value-type="string" calcext:value-type="string">
            <text:p>82437.9</text:p>
          </table:table-cell>
          <table:table-cell office:value-type="string" calcext:value-type="string">
            <text:p>3088413212.9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645" calcext:value-type="float">
            <text:p>3 645</text:p>
          </table:table-cell>
          <table:table-cell office:value-type="float" office:value="13312" calcext:value-type="float">
            <text:p>13 312</text:p>
          </table:table-cell>
          <table:table-cell office:value-type="string" calcext:value-type="string">
            <text:p>11168.3</text:p>
          </table:table-cell>
          <table:table-cell office:value-type="string" calcext:value-type="string">
            <text:p>245443668.5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049" calcext:value-type="float">
            <text:p>4 049</text:p>
          </table:table-cell>
          <table:table-cell office:value-type="float" office:value="19165" calcext:value-type="float">
            <text:p>19 165</text:p>
          </table:table-cell>
          <table:table-cell office:value-type="string" calcext:value-type="string">
            <text:p>16431.8</text:p>
          </table:table-cell>
          <table:table-cell office:value-type="string" calcext:value-type="string">
            <text:p>429290973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094" calcext:value-type="float">
            <text:p>4 094</text:p>
          </table:table-cell>
          <table:table-cell office:value-type="float" office:value="21890" calcext:value-type="float">
            <text:p>21 890</text:p>
          </table:table-cell>
          <table:table-cell office:value-type="string" calcext:value-type="string">
            <text:p>18848.2</text:p>
          </table:table-cell>
          <table:table-cell office:value-type="string" calcext:value-type="string">
            <text:p>555050444.9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4278" calcext:value-type="float">
            <text:p>4 278</text:p>
          </table:table-cell>
          <table:table-cell office:value-type="float" office:value="26739" calcext:value-type="float">
            <text:p>26 739</text:p>
          </table:table-cell>
          <table:table-cell office:value-type="float" office:value="22392" calcext:value-type="float">
            <text:p>22 392</text:p>
          </table:table-cell>
          <table:table-cell office:value-type="string" calcext:value-type="string">
            <text:p>710803984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38" calcext:value-type="float">
            <text:p>738</text:p>
          </table:table-cell>
          <table:table-cell office:value-type="float" office:value="3314" calcext:value-type="float">
            <text:p>3 314</text:p>
          </table:table-cell>
          <table:table-cell office:value-type="string" calcext:value-type="string">
            <text:p>3126.8</text:p>
          </table:table-cell>
          <table:table-cell office:value-type="string" calcext:value-type="string">
            <text:p>93782054.8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31" calcext:value-type="float">
            <text:p>731</text:p>
          </table:table-cell>
          <table:table-cell office:value-type="float" office:value="4618" calcext:value-type="float">
            <text:p>4 618</text:p>
          </table:table-cell>
          <table:table-cell office:value-type="string" calcext:value-type="string">
            <text:p>4421.1</text:p>
          </table:table-cell>
          <table:table-cell office:value-type="string" calcext:value-type="string">
            <text:p>173209774.9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37" calcext:value-type="float">
            <text:p>637</text:p>
          </table:table-cell>
          <table:table-cell office:value-type="float" office:value="4186" calcext:value-type="float">
            <text:p>4 186</text:p>
          </table:table-cell>
          <table:table-cell office:value-type="string" calcext:value-type="string">
            <text:p>3995.8</text:p>
          </table:table-cell>
          <table:table-cell office:value-type="float" office:value="182885562" calcext:value-type="float">
            <text:p>182 885 56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34" calcext:value-type="float">
            <text:p>734</text:p>
          </table:table-cell>
          <table:table-cell office:value-type="float" office:value="4419" calcext:value-type="float">
            <text:p>4 419</text:p>
          </table:table-cell>
          <table:table-cell office:value-type="string" calcext:value-type="string">
            <text:p>4268.5</text:p>
          </table:table-cell>
          <table:table-cell office:value-type="string" calcext:value-type="string">
            <text:p>216478355.4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24" calcext:value-type="float">
            <text:p>224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701.1</text:p>
          </table:table-cell>
          <table:table-cell office:value-type="string" calcext:value-type="string">
            <text:p>22306243.5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84" calcext:value-type="float">
            <text:p>284</text:p>
          </table:table-cell>
          <table:table-cell office:value-type="float" office:value="1628" calcext:value-type="float">
            <text:p>1 628</text:p>
          </table:table-cell>
          <table:table-cell office:value-type="float" office:value="1425" calcext:value-type="float">
            <text:p>1 425</text:p>
          </table:table-cell>
          <table:table-cell office:value-type="string" calcext:value-type="string">
            <text:p>58884794.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10" calcext:value-type="float">
            <text:p>310</text:p>
          </table:table-cell>
          <table:table-cell office:value-type="float" office:value="1609" calcext:value-type="float">
            <text:p>1 609</text:p>
          </table:table-cell>
          <table:table-cell office:value-type="string" calcext:value-type="string">
            <text:p>1434.2</text:p>
          </table:table-cell>
          <table:table-cell office:value-type="string" calcext:value-type="string">
            <text:p>69799908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286" calcext:value-type="float">
            <text:p>286</text:p>
          </table:table-cell>
          <table:table-cell office:value-type="float" office:value="1642" calcext:value-type="float">
            <text:p>1 642</text:p>
          </table:table-cell>
          <table:table-cell office:value-type="string" calcext:value-type="string">
            <text:p>1372.8</text:p>
          </table:table-cell>
          <table:table-cell office:value-type="string" calcext:value-type="string">
            <text:p>78219640.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35" calcext:value-type="float">
            <text:p>135</text:p>
          </table:table-cell>
          <table:table-cell office:value-type="float" office:value="1395" calcext:value-type="float">
            <text:p>1 395</text:p>
          </table:table-cell>
          <table:table-cell office:value-type="string" calcext:value-type="string">
            <text:p>1195.8</text:p>
          </table:table-cell>
          <table:table-cell office:value-type="float" office:value="30075146" calcext:value-type="float">
            <text:p>30 075 14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50" calcext:value-type="float">
            <text:p>150</text:p>
          </table:table-cell>
          <table:table-cell office:value-type="float" office:value="1751" calcext:value-type="float">
            <text:p>1 751</text:p>
          </table:table-cell>
          <table:table-cell office:value-type="string" calcext:value-type="string">
            <text:p>1543.6</text:p>
          </table:table-cell>
          <table:table-cell office:value-type="string" calcext:value-type="string">
            <text:p>42938700.1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42" calcext:value-type="float">
            <text:p>142</text:p>
          </table:table-cell>
          <table:table-cell office:value-type="float" office:value="1905" calcext:value-type="float">
            <text:p>1 905</text:p>
          </table:table-cell>
          <table:table-cell office:value-type="string" calcext:value-type="string">
            <text:p>1701.8</text:p>
          </table:table-cell>
          <table:table-cell office:value-type="string" calcext:value-type="string">
            <text:p>50462148.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47" calcext:value-type="float">
            <text:p>147</text:p>
          </table:table-cell>
          <table:table-cell office:value-type="float" office:value="2336" calcext:value-type="float">
            <text:p>2 336</text:p>
          </table:table-cell>
          <table:table-cell office:value-type="string" calcext:value-type="string">
            <text:p>2075.4</text:p>
          </table:table-cell>
          <table:table-cell office:value-type="string" calcext:value-type="string">
            <text:p>71821366.8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1006" calcext:value-type="float">
            <text:p>51 006</text:p>
          </table:table-cell>
          <table:table-cell office:value-type="float" office:value="159051" calcext:value-type="float">
            <text:p>159 051</text:p>
          </table:table-cell>
          <table:table-cell office:value-type="string" calcext:value-type="string">
            <text:p>144426.8</text:p>
          </table:table-cell>
          <table:table-cell office:value-type="string" calcext:value-type="string">
            <text:p>3500632221.1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6545" calcext:value-type="float">
            <text:p>46 545</text:p>
          </table:table-cell>
          <table:table-cell office:value-type="float" office:value="167984" calcext:value-type="float">
            <text:p>167 984</text:p>
          </table:table-cell>
          <table:table-cell office:value-type="string" calcext:value-type="string">
            <text:p>159792.3</text:p>
          </table:table-cell>
          <table:table-cell office:value-type="string" calcext:value-type="string">
            <text:p>5349754532.7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2168" calcext:value-type="float">
            <text:p>42 168</text:p>
          </table:table-cell>
          <table:table-cell office:value-type="float" office:value="161291" calcext:value-type="float">
            <text:p>161 291</text:p>
          </table:table-cell>
          <table:table-cell office:value-type="string" calcext:value-type="string">
            <text:p>152946.6</text:p>
          </table:table-cell>
          <table:table-cell office:value-type="string" calcext:value-type="string">
            <text:p>5795085846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44644" calcext:value-type="float">
            <text:p>44 644</text:p>
          </table:table-cell>
          <table:table-cell office:value-type="float" office:value="181655" calcext:value-type="float">
            <text:p>181 655</text:p>
          </table:table-cell>
          <table:table-cell office:value-type="string" calcext:value-type="string">
            <text:p>169695.7</text:p>
          </table:table-cell>
          <table:table-cell office:value-type="string" calcext:value-type="string">
            <text:p>6752635967.4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178" calcext:value-type="float">
            <text:p>4 178</text:p>
          </table:table-cell>
          <table:table-cell office:value-type="float" office:value="37175" calcext:value-type="float">
            <text:p>37 175</text:p>
          </table:table-cell>
          <table:table-cell office:value-type="string" calcext:value-type="string">
            <text:p>31884.1</text:p>
          </table:table-cell>
          <table:table-cell office:value-type="string" calcext:value-type="string">
            <text:p>756250388.3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533" calcext:value-type="float">
            <text:p>5 533</text:p>
          </table:table-cell>
          <table:table-cell office:value-type="float" office:value="61520" calcext:value-type="float">
            <text:p>61 520</text:p>
          </table:table-cell>
          <table:table-cell office:value-type="float" office:value="56305" calcext:value-type="float">
            <text:p>56 305</text:p>
          </table:table-cell>
          <table:table-cell office:value-type="string" calcext:value-type="string">
            <text:p>1715808372.1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412" calcext:value-type="float">
            <text:p>6 412</text:p>
          </table:table-cell>
          <table:table-cell office:value-type="float" office:value="82399" calcext:value-type="float">
            <text:p>82 399</text:p>
          </table:table-cell>
          <table:table-cell office:value-type="string" calcext:value-type="string">
            <text:p>76515.8</text:p>
          </table:table-cell>
          <table:table-cell office:value-type="string" calcext:value-type="string">
            <text:p>2645091940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794" calcext:value-type="float">
            <text:p>6 794</text:p>
          </table:table-cell>
          <table:table-cell office:value-type="float" office:value="97726" calcext:value-type="float">
            <text:p>97 726</text:p>
          </table:table-cell>
          <table:table-cell office:value-type="string" calcext:value-type="string">
            <text:p>92117.8</text:p>
          </table:table-cell>
          <table:table-cell office:value-type="string" calcext:value-type="string">
            <text:p>3441938506.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988" calcext:value-type="float">
            <text:p>5 988</text:p>
          </table:table-cell>
          <table:table-cell office:value-type="float" office:value="30669" calcext:value-type="float">
            <text:p>30 669</text:p>
          </table:table-cell>
          <table:table-cell office:value-type="string" calcext:value-type="string">
            <text:p>25506.8</text:p>
          </table:table-cell>
          <table:table-cell office:value-type="float" office:value="564501471" calcext:value-type="float">
            <text:p>564 501 47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801" calcext:value-type="float">
            <text:p>6 801</text:p>
          </table:table-cell>
          <table:table-cell office:value-type="float" office:value="41807" calcext:value-type="float">
            <text:p>41 807</text:p>
          </table:table-cell>
          <table:table-cell office:value-type="string" calcext:value-type="string">
            <text:p>36049.4</text:p>
          </table:table-cell>
          <table:table-cell office:value-type="float" office:value="971242629" calcext:value-type="float">
            <text:p>971 242 62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732" calcext:value-type="float">
            <text:p>6 732</text:p>
          </table:table-cell>
          <table:table-cell office:value-type="float" office:value="45006" calcext:value-type="float">
            <text:p>45 006</text:p>
          </table:table-cell>
          <table:table-cell office:value-type="string" calcext:value-type="string">
            <text:p>38777.3</text:p>
          </table:table-cell>
          <table:table-cell office:value-type="string" calcext:value-type="string">
            <text:p>1168510483.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886" calcext:value-type="float">
            <text:p>6 886</text:p>
          </table:table-cell>
          <table:table-cell office:value-type="float" office:value="51185" calcext:value-type="float">
            <text:p>51 185</text:p>
          </table:table-cell>
          <table:table-cell office:value-type="string" calcext:value-type="string">
            <text:p>43126.9</text:p>
          </table:table-cell>
          <table:table-cell office:value-type="float" office:value="1427579093" calcext:value-type="float">
            <text:p>1 427 579 093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32" calcext:value-type="float">
            <text:p>632</text:p>
          </table:table-cell>
          <table:table-cell office:value-type="float" office:value="2500" calcext:value-type="float">
            <text:p>2 500</text:p>
          </table:table-cell>
          <table:table-cell office:value-type="string" calcext:value-type="string">
            <text:p>2390.5</text:p>
          </table:table-cell>
          <table:table-cell office:value-type="string" calcext:value-type="string">
            <text:p>70233081.2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10" calcext:value-type="float">
            <text:p>710</text:p>
          </table:table-cell>
          <table:table-cell office:value-type="float" office:value="3844" calcext:value-type="float">
            <text:p>3 844</text:p>
          </table:table-cell>
          <table:table-cell office:value-type="string" calcext:value-type="string">
            <text:p>3625.6</text:p>
          </table:table-cell>
          <table:table-cell office:value-type="string" calcext:value-type="string">
            <text:p>146019909.5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91" calcext:value-type="float">
            <text:p>691</text:p>
          </table:table-cell>
          <table:table-cell office:value-type="float" office:value="3769" calcext:value-type="float">
            <text:p>3 769</text:p>
          </table:table-cell>
          <table:table-cell office:value-type="string" calcext:value-type="string">
            <text:p>3632.1</text:p>
          </table:table-cell>
          <table:table-cell office:value-type="string" calcext:value-type="string">
            <text:p>171873036.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91" calcext:value-type="float">
            <text:p>691</text:p>
          </table:table-cell>
          <table:table-cell office:value-type="float" office:value="4198" calcext:value-type="float">
            <text:p>4 198</text:p>
          </table:table-cell>
          <table:table-cell office:value-type="string" calcext:value-type="string">
            <text:p>4042.8</text:p>
          </table:table-cell>
          <table:table-cell office:value-type="string" calcext:value-type="string">
            <text:p>214210300.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60" calcext:value-type="float">
            <text:p>260</text:p>
          </table:table-cell>
          <table:table-cell office:value-type="float" office:value="985" calcext:value-type="float">
            <text:p>985</text:p>
          </table:table-cell>
          <table:table-cell office:value-type="string" calcext:value-type="string">
            <text:p>906.5</text:p>
          </table:table-cell>
          <table:table-cell office:value-type="string" calcext:value-type="string">
            <text:p>27357917.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42" calcext:value-type="float">
            <text:p>342</text:p>
          </table:table-cell>
          <table:table-cell office:value-type="float" office:value="1830" calcext:value-type="float">
            <text:p>1 830</text:p>
          </table:table-cell>
          <table:table-cell office:value-type="string" calcext:value-type="string">
            <text:p>1676.9</text:p>
          </table:table-cell>
          <table:table-cell office:value-type="string" calcext:value-type="string">
            <text:p>61896661.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38" calcext:value-type="float">
            <text:p>338</text:p>
          </table:table-cell>
          <table:table-cell office:value-type="float" office:value="1610" calcext:value-type="float">
            <text:p>1 610</text:p>
          </table:table-cell>
          <table:table-cell office:value-type="string" calcext:value-type="string">
            <text:p>1522.9</text:p>
          </table:table-cell>
          <table:table-cell office:value-type="string" calcext:value-type="string">
            <text:p>66525831.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331" calcext:value-type="float">
            <text:p>331</text:p>
          </table:table-cell>
          <table:table-cell office:value-type="float" office:value="1560" calcext:value-type="float">
            <text:p>1 560</text:p>
          </table:table-cell>
          <table:table-cell office:value-type="string" calcext:value-type="string">
            <text:p>1499.3</text:p>
          </table:table-cell>
          <table:table-cell office:value-type="string" calcext:value-type="string">
            <text:p>73650002.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8" calcext:value-type="float">
            <text:p>98</text:p>
          </table:table-cell>
          <table:table-cell office:value-type="float" office:value="1205" calcext:value-type="float">
            <text:p>1 205</text:p>
          </table:table-cell>
          <table:table-cell office:value-type="string" calcext:value-type="string">
            <text:p>1100.5</text:p>
          </table:table-cell>
          <table:table-cell office:value-type="string" calcext:value-type="string">
            <text:p>27669878.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4" calcext:value-type="float">
            <text:p>104</text:p>
          </table:table-cell>
          <table:table-cell office:value-type="float" office:value="1740" calcext:value-type="float">
            <text:p>1 740</text:p>
          </table:table-cell>
          <table:table-cell office:value-type="string" calcext:value-type="string">
            <text:p>1598.1</text:p>
          </table:table-cell>
          <table:table-cell office:value-type="string" calcext:value-type="string">
            <text:p>45942850.5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8" calcext:value-type="float">
            <text:p>108</text:p>
          </table:table-cell>
          <table:table-cell office:value-type="float" office:value="1643" calcext:value-type="float">
            <text:p>1 643</text:p>
          </table:table-cell>
          <table:table-cell office:value-type="string" calcext:value-type="string">
            <text:p>1487.7</text:p>
          </table:table-cell>
          <table:table-cell office:value-type="string" calcext:value-type="string">
            <text:p>46766987.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04" calcext:value-type="float">
            <text:p>104</text:p>
          </table:table-cell>
          <table:table-cell office:value-type="float" office:value="1967" calcext:value-type="float">
            <text:p>1 967</text:p>
          </table:table-cell>
          <table:table-cell office:value-type="string" calcext:value-type="string">
            <text:p>1798.2</text:p>
          </table:table-cell>
          <table:table-cell office:value-type="string" calcext:value-type="string">
            <text:p>66057487.5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5192" calcext:value-type="float">
            <text:p>75 192</text:p>
          </table:table-cell>
          <table:table-cell office:value-type="float" office:value="269019" calcext:value-type="float">
            <text:p>269 019</text:p>
          </table:table-cell>
          <table:table-cell office:value-type="string" calcext:value-type="string">
            <text:p>239719.3</text:p>
          </table:table-cell>
          <table:table-cell office:value-type="float" office:value="5979752399" calcext:value-type="float">
            <text:p>5 979 752 39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4075" calcext:value-type="float">
            <text:p>74 075</text:p>
          </table:table-cell>
          <table:table-cell office:value-type="float" office:value="305562" calcext:value-type="float">
            <text:p>305 562</text:p>
          </table:table-cell>
          <table:table-cell office:value-type="string" calcext:value-type="string">
            <text:p>288561.1</text:p>
          </table:table-cell>
          <table:table-cell office:value-type="string" calcext:value-type="string">
            <text:p>9709187389.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7553" calcext:value-type="float">
            <text:p>67 553</text:p>
          </table:table-cell>
          <table:table-cell office:value-type="float" office:value="284211" calcext:value-type="float">
            <text:p>284 211</text:p>
          </table:table-cell>
          <table:table-cell office:value-type="float" office:value="267545" calcext:value-type="float">
            <text:p>267 545</text:p>
          </table:table-cell>
          <table:table-cell office:value-type="float" office:value="10261982060" calcext:value-type="float">
            <text:p>10 261 982 060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8264" calcext:value-type="float">
            <text:p>68 264</text:p>
          </table:table-cell>
          <table:table-cell office:value-type="float" office:value="292989" calcext:value-type="float">
            <text:p>292 989</text:p>
          </table:table-cell>
          <table:table-cell office:value-type="string" calcext:value-type="string">
            <text:p>273091.4</text:p>
          </table:table-cell>
          <table:table-cell office:value-type="float" office:value="11038994691" calcext:value-type="float">
            <text:p>11 038 994 69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488" calcext:value-type="float">
            <text:p>7 488</text:p>
          </table:table-cell>
          <table:table-cell office:value-type="float" office:value="69519" calcext:value-type="float">
            <text:p>69 519</text:p>
          </table:table-cell>
          <table:table-cell office:value-type="string" calcext:value-type="string">
            <text:p>58822.4</text:p>
          </table:table-cell>
          <table:table-cell office:value-type="string" calcext:value-type="string">
            <text:p>1414361783.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602" calcext:value-type="float">
            <text:p>9 602</text:p>
          </table:table-cell>
          <table:table-cell office:value-type="float" office:value="115128" calcext:value-type="float">
            <text:p>115 128</text:p>
          </table:table-cell>
          <table:table-cell office:value-type="string" calcext:value-type="string">
            <text:p>105183.5</text:p>
          </table:table-cell>
          <table:table-cell office:value-type="string" calcext:value-type="string">
            <text:p>3289268288.2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875" calcext:value-type="float">
            <text:p>10 875</text:p>
          </table:table-cell>
          <table:table-cell office:value-type="float" office:value="148767" calcext:value-type="float">
            <text:p>148 767</text:p>
          </table:table-cell>
          <table:table-cell office:value-type="string" calcext:value-type="string">
            <text:p>137689.7</text:p>
          </table:table-cell>
          <table:table-cell office:value-type="string" calcext:value-type="string">
            <text:p>4837436367.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0930" calcext:value-type="float">
            <text:p>10 930</text:p>
          </table:table-cell>
          <table:table-cell office:value-type="float" office:value="169936" calcext:value-type="float">
            <text:p>169 936</text:p>
          </table:table-cell>
          <table:table-cell office:value-type="string" calcext:value-type="string">
            <text:p>159022.6</text:p>
          </table:table-cell>
          <table:table-cell office:value-type="string" calcext:value-type="string">
            <text:p>6024679527.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085" calcext:value-type="float">
            <text:p>6 085</text:p>
          </table:table-cell>
          <table:table-cell office:value-type="float" office:value="27870" calcext:value-type="float">
            <text:p>27 870</text:p>
          </table:table-cell>
          <table:table-cell office:value-type="string" calcext:value-type="string">
            <text:p>23355.2</text:p>
          </table:table-cell>
          <table:table-cell office:value-type="float" office:value="517642498" calcext:value-type="float">
            <text:p>517 642 498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851" calcext:value-type="float">
            <text:p>6 851</text:p>
          </table:table-cell>
          <table:table-cell office:value-type="float" office:value="34789" calcext:value-type="float">
            <text:p>34 789</text:p>
          </table:table-cell>
          <table:table-cell office:value-type="string" calcext:value-type="string">
            <text:p>29785.1</text:p>
          </table:table-cell>
          <table:table-cell office:value-type="float" office:value="791882933" calcext:value-type="float">
            <text:p>791 882 933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684" calcext:value-type="float">
            <text:p>6 684</text:p>
          </table:table-cell>
          <table:table-cell office:value-type="float" office:value="36096" calcext:value-type="float">
            <text:p>36 096</text:p>
          </table:table-cell>
          <table:table-cell office:value-type="string" calcext:value-type="string">
            <text:p>30728.7</text:p>
          </table:table-cell>
          <table:table-cell office:value-type="string" calcext:value-type="string">
            <text:p>905536780.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070" calcext:value-type="float">
            <text:p>7 070</text:p>
          </table:table-cell>
          <table:table-cell office:value-type="float" office:value="47482" calcext:value-type="float">
            <text:p>47 482</text:p>
          </table:table-cell>
          <table:table-cell office:value-type="float" office:value="39436" calcext:value-type="float">
            <text:p>39 436</text:p>
          </table:table-cell>
          <table:table-cell office:value-type="string" calcext:value-type="string">
            <text:p>1270808419.2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324" calcext:value-type="float">
            <text:p>1 324</text:p>
          </table:table-cell>
          <table:table-cell office:value-type="float" office:value="5524" calcext:value-type="float">
            <text:p>5 524</text:p>
          </table:table-cell>
          <table:table-cell office:value-type="string" calcext:value-type="string">
            <text:p>5207.9</text:p>
          </table:table-cell>
          <table:table-cell office:value-type="string" calcext:value-type="string">
            <text:p>156031864.2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500" calcext:value-type="float">
            <text:p>1 500</text:p>
          </table:table-cell>
          <table:table-cell office:value-type="float" office:value="8038" calcext:value-type="float">
            <text:p>8 038</text:p>
          </table:table-cell>
          <table:table-cell office:value-type="string" calcext:value-type="string">
            <text:p>7768.9</text:p>
          </table:table-cell>
          <table:table-cell office:value-type="string" calcext:value-type="string">
            <text:p>315344232.6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349" calcext:value-type="float">
            <text:p>1 349</text:p>
          </table:table-cell>
          <table:table-cell office:value-type="float" office:value="6898" calcext:value-type="float">
            <text:p>6 898</text:p>
          </table:table-cell>
          <table:table-cell office:value-type="string" calcext:value-type="string">
            <text:p>6627.8</text:p>
          </table:table-cell>
          <table:table-cell office:value-type="string" calcext:value-type="string">
            <text:p>319338716.3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501" calcext:value-type="float">
            <text:p>1 501</text:p>
          </table:table-cell>
          <table:table-cell office:value-type="float" office:value="8881" calcext:value-type="float">
            <text:p>8 881</text:p>
          </table:table-cell>
          <table:table-cell office:value-type="string" calcext:value-type="string">
            <text:p>8565.6</text:p>
          </table:table-cell>
          <table:table-cell office:value-type="string" calcext:value-type="string">
            <text:p>481947864.4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80" calcext:value-type="float">
            <text:p>280</text:p>
          </table:table-cell>
          <table:table-cell office:value-type="float" office:value="1140" calcext:value-type="float">
            <text:p>1 140</text:p>
          </table:table-cell>
          <table:table-cell office:value-type="string" calcext:value-type="string">
            <text:p>1015.8</text:p>
          </table:table-cell>
          <table:table-cell office:value-type="string" calcext:value-type="string">
            <text:p>31448492.6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72" calcext:value-type="float">
            <text:p>372</text:p>
          </table:table-cell>
          <table:table-cell office:value-type="float" office:value="1843" calcext:value-type="float">
            <text:p>1 843</text:p>
          </table:table-cell>
          <table:table-cell office:value-type="string" calcext:value-type="string">
            <text:p>1720.1</text:p>
          </table:table-cell>
          <table:table-cell office:value-type="string" calcext:value-type="string">
            <text:p>69429820.8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66" calcext:value-type="float">
            <text:p>366</text:p>
          </table:table-cell>
          <table:table-cell office:value-type="float" office:value="1776" calcext:value-type="float">
            <text:p>1 776</text:p>
          </table:table-cell>
          <table:table-cell office:value-type="string" calcext:value-type="string">
            <text:p>1685.6</text:p>
          </table:table-cell>
          <table:table-cell office:value-type="string" calcext:value-type="string">
            <text:p>75531951.1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378" calcext:value-type="float">
            <text:p>378</text:p>
          </table:table-cell>
          <table:table-cell office:value-type="float" office:value="2049" calcext:value-type="float">
            <text:p>2 049</text:p>
          </table:table-cell>
          <table:table-cell office:value-type="string" calcext:value-type="string">
            <text:p>1890.9</text:p>
          </table:table-cell>
          <table:table-cell office:value-type="string" calcext:value-type="string">
            <text:p>96253049.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42" calcext:value-type="float">
            <text:p>142</text:p>
          </table:table-cell>
          <table:table-cell office:value-type="float" office:value="2111" calcext:value-type="float">
            <text:p>2 111</text:p>
          </table:table-cell>
          <table:table-cell office:value-type="string" calcext:value-type="string">
            <text:p>1883.5</text:p>
          </table:table-cell>
          <table:table-cell office:value-type="string" calcext:value-type="string">
            <text:p>47460240.8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49" calcext:value-type="float">
            <text:p>149</text:p>
          </table:table-cell>
          <table:table-cell office:value-type="float" office:value="2663" calcext:value-type="float">
            <text:p>2 663</text:p>
          </table:table-cell>
          <table:table-cell office:value-type="string" calcext:value-type="string">
            <text:p>2367.8</text:p>
          </table:table-cell>
          <table:table-cell office:value-type="string" calcext:value-type="string">
            <text:p>70917206.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53" calcext:value-type="float">
            <text:p>153</text:p>
          </table:table-cell>
          <table:table-cell office:value-type="float" office:value="2436" calcext:value-type="float">
            <text:p>2 436</text:p>
          </table:table-cell>
          <table:table-cell office:value-type="string" calcext:value-type="string">
            <text:p>2203.6</text:p>
          </table:table-cell>
          <table:table-cell office:value-type="string" calcext:value-type="string">
            <text:p>73469752.4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57" calcext:value-type="float">
            <text:p>157</text:p>
          </table:table-cell>
          <table:table-cell office:value-type="float" office:value="3387" calcext:value-type="float">
            <text:p>3 387</text:p>
          </table:table-cell>
          <table:table-cell office:value-type="string" calcext:value-type="string">
            <text:p>3010.7</text:p>
          </table:table-cell>
          <table:table-cell office:value-type="string" calcext:value-type="string">
            <text:p>110076323.2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9351" calcext:value-type="float">
            <text:p>79 351</text:p>
          </table:table-cell>
          <table:table-cell office:value-type="float" office:value="250686" calcext:value-type="float">
            <text:p>250 686</text:p>
          </table:table-cell>
          <table:table-cell office:value-type="string" calcext:value-type="string">
            <text:p>226154.4</text:p>
          </table:table-cell>
          <table:table-cell office:value-type="string" calcext:value-type="string">
            <text:p>5578601941.4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7672" calcext:value-type="float">
            <text:p>77 672</text:p>
          </table:table-cell>
          <table:table-cell office:value-type="float" office:value="264939" calcext:value-type="float">
            <text:p>264 939</text:p>
          </table:table-cell>
          <table:table-cell office:value-type="string" calcext:value-type="string">
            <text:p>250859.8</text:p>
          </table:table-cell>
          <table:table-cell office:value-type="string" calcext:value-type="string">
            <text:p>8484342754.3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1681" calcext:value-type="float">
            <text:p>71 681</text:p>
          </table:table-cell>
          <table:table-cell office:value-type="float" office:value="260939" calcext:value-type="float">
            <text:p>260 939</text:p>
          </table:table-cell>
          <table:table-cell office:value-type="string" calcext:value-type="string">
            <text:p>244937.1</text:p>
          </table:table-cell>
          <table:table-cell office:value-type="string" calcext:value-type="string">
            <text:p>9352481844.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7739" calcext:value-type="float">
            <text:p>77 739</text:p>
          </table:table-cell>
          <table:table-cell office:value-type="float" office:value="310934" calcext:value-type="float">
            <text:p>310 934</text:p>
          </table:table-cell>
          <table:table-cell office:value-type="string" calcext:value-type="string">
            <text:p>285904.4</text:p>
          </table:table-cell>
          <table:table-cell office:value-type="float" office:value="11563132447" calcext:value-type="float">
            <text:p>11 563 132 44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221" calcext:value-type="float">
            <text:p>7 221</text:p>
          </table:table-cell>
          <table:table-cell office:value-type="float" office:value="62632" calcext:value-type="float">
            <text:p>62 632</text:p>
          </table:table-cell>
          <table:table-cell office:value-type="string" calcext:value-type="string">
            <text:p>54482.5</text:p>
          </table:table-cell>
          <table:table-cell office:value-type="string" calcext:value-type="string">
            <text:p>1288350875.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631" calcext:value-type="float">
            <text:p>9 631</text:p>
          </table:table-cell>
          <table:table-cell office:value-type="float" office:value="100982" calcext:value-type="float">
            <text:p>100 982</text:p>
          </table:table-cell>
          <table:table-cell office:value-type="string" calcext:value-type="string">
            <text:p>92391.5</text:p>
          </table:table-cell>
          <table:table-cell office:value-type="float" office:value="2900977279" calcext:value-type="float">
            <text:p>2 900 977 27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245" calcext:value-type="float">
            <text:p>11 245</text:p>
          </table:table-cell>
          <table:table-cell office:value-type="float" office:value="131011" calcext:value-type="float">
            <text:p>131 011</text:p>
          </table:table-cell>
          <table:table-cell office:value-type="string" calcext:value-type="string">
            <text:p>121349.7</text:p>
          </table:table-cell>
          <table:table-cell office:value-type="string" calcext:value-type="string">
            <text:p>4314253224.6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2301" calcext:value-type="float">
            <text:p>12 301</text:p>
          </table:table-cell>
          <table:table-cell office:value-type="float" office:value="164569" calcext:value-type="float">
            <text:p>164 569</text:p>
          </table:table-cell>
          <table:table-cell office:value-type="string" calcext:value-type="string">
            <text:p>154598.7</text:p>
          </table:table-cell>
          <table:table-cell office:value-type="float" office:value="6000424700" calcext:value-type="float">
            <text:p>6 000 424 700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729" calcext:value-type="float">
            <text:p>5 729</text:p>
          </table:table-cell>
          <table:table-cell office:value-type="float" office:value="19833" calcext:value-type="float">
            <text:p>19 833</text:p>
          </table:table-cell>
          <table:table-cell office:value-type="string" calcext:value-type="string">
            <text:p>16840.7</text:p>
          </table:table-cell>
          <table:table-cell office:value-type="string" calcext:value-type="string">
            <text:p>385749316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679" calcext:value-type="float">
            <text:p>6 679</text:p>
          </table:table-cell>
          <table:table-cell office:value-type="float" office:value="29160" calcext:value-type="float">
            <text:p>29 160</text:p>
          </table:table-cell>
          <table:table-cell office:value-type="string" calcext:value-type="string">
            <text:p>24742.2</text:p>
          </table:table-cell>
          <table:table-cell office:value-type="string" calcext:value-type="string">
            <text:p>675300818.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570" calcext:value-type="float">
            <text:p>6 570</text:p>
          </table:table-cell>
          <table:table-cell office:value-type="float" office:value="33976" calcext:value-type="float">
            <text:p>33 976</text:p>
          </table:table-cell>
          <table:table-cell office:value-type="string" calcext:value-type="string">
            <text:p>29045.9</text:p>
          </table:table-cell>
          <table:table-cell office:value-type="string" calcext:value-type="string">
            <text:p>893722173.5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564" calcext:value-type="float">
            <text:p>6 564</text:p>
          </table:table-cell>
          <table:table-cell office:value-type="float" office:value="39830" calcext:value-type="float">
            <text:p>39 830</text:p>
          </table:table-cell>
          <table:table-cell office:value-type="string" calcext:value-type="string">
            <text:p>33494.9</text:p>
          </table:table-cell>
          <table:table-cell office:value-type="string" calcext:value-type="string">
            <text:p>1121350230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51" calcext:value-type="float">
            <text:p>1 251</text:p>
          </table:table-cell>
          <table:table-cell office:value-type="float" office:value="4739" calcext:value-type="float">
            <text:p>4 739</text:p>
          </table:table-cell>
          <table:table-cell office:value-type="float" office:value="4637" calcext:value-type="float">
            <text:p>4 637</text:p>
          </table:table-cell>
          <table:table-cell office:value-type="float" office:value="129907193" calcext:value-type="float">
            <text:p>129 907 19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08" calcext:value-type="float">
            <text:p>1 208</text:p>
          </table:table-cell>
          <table:table-cell office:value-type="float" office:value="7004" calcext:value-type="float">
            <text:p>7 004</text:p>
          </table:table-cell>
          <table:table-cell office:value-type="float" office:value="6757" calcext:value-type="float">
            <text:p>6 757</text:p>
          </table:table-cell>
          <table:table-cell office:value-type="string" calcext:value-type="string">
            <text:p>255987246.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07" calcext:value-type="float">
            <text:p>1 107</text:p>
          </table:table-cell>
          <table:table-cell office:value-type="float" office:value="7226" calcext:value-type="float">
            <text:p>7 226</text:p>
          </table:table-cell>
          <table:table-cell office:value-type="string" calcext:value-type="string">
            <text:p>6888.3</text:p>
          </table:table-cell>
          <table:table-cell office:value-type="string" calcext:value-type="string">
            <text:p>309083773.4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129" calcext:value-type="float">
            <text:p>1 129</text:p>
          </table:table-cell>
          <table:table-cell office:value-type="float" office:value="7492" calcext:value-type="float">
            <text:p>7 492</text:p>
          </table:table-cell>
          <table:table-cell office:value-type="float" office:value="7039" calcext:value-type="float">
            <text:p>7 039</text:p>
          </table:table-cell>
          <table:table-cell office:value-type="float" office:value="347541240" calcext:value-type="float">
            <text:p>347 541 240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83" calcext:value-type="float">
            <text:p>383</text:p>
          </table:table-cell>
          <table:table-cell office:value-type="float" office:value="1495" calcext:value-type="float">
            <text:p>1 495</text:p>
          </table:table-cell>
          <table:table-cell office:value-type="string" calcext:value-type="string">
            <text:p>1326.7</text:p>
          </table:table-cell>
          <table:table-cell office:value-type="string" calcext:value-type="string">
            <text:p>36678467.2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10" calcext:value-type="float">
            <text:p>510</text:p>
          </table:table-cell>
          <table:table-cell office:value-type="float" office:value="2412" calcext:value-type="float">
            <text:p>2 412</text:p>
          </table:table-cell>
          <table:table-cell office:value-type="string" calcext:value-type="string">
            <text:p>2192.7</text:p>
          </table:table-cell>
          <table:table-cell office:value-type="string" calcext:value-type="string">
            <text:p>73712241.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92" calcext:value-type="float">
            <text:p>492</text:p>
          </table:table-cell>
          <table:table-cell office:value-type="float" office:value="2300" calcext:value-type="float">
            <text:p>2 300</text:p>
          </table:table-cell>
          <table:table-cell office:value-type="string" calcext:value-type="string">
            <text:p>2114.5</text:p>
          </table:table-cell>
          <table:table-cell office:value-type="string" calcext:value-type="string">
            <text:p>79881514.1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461" calcext:value-type="float">
            <text:p>461</text:p>
          </table:table-cell>
          <table:table-cell office:value-type="float" office:value="2465" calcext:value-type="float">
            <text:p>2 465</text:p>
          </table:table-cell>
          <table:table-cell office:value-type="string" calcext:value-type="string">
            <text:p>2238.4</text:p>
          </table:table-cell>
          <table:table-cell office:value-type="string" calcext:value-type="string">
            <text:p>91537136.4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2" calcext:value-type="float">
            <text:p>62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581.1</text:p>
          </table:table-cell>
          <table:table-cell office:value-type="string" calcext:value-type="string">
            <text:p>14486164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6" calcext:value-type="float">
            <text:p>66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736.9</text:p>
          </table:table-cell>
          <table:table-cell office:value-type="string" calcext:value-type="string">
            <text:p>21461251.9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7" calcext:value-type="float">
            <text:p>67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825.1</text:p>
          </table:table-cell>
          <table:table-cell office:value-type="string" calcext:value-type="string">
            <text:p>25233425.1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6" calcext:value-type="float">
            <text:p>66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769.4</text:p>
          </table:table-cell>
          <table:table-cell office:value-type="string" calcext:value-type="string">
            <text:p>26272360.2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1999" calcext:value-type="float">
            <text:p>61 999</text:p>
          </table:table-cell>
          <table:table-cell office:value-type="float" office:value="213583" calcext:value-type="float">
            <text:p>213 583</text:p>
          </table:table-cell>
          <table:table-cell office:value-type="string" calcext:value-type="string">
            <text:p>197207.3</text:p>
          </table:table-cell>
          <table:table-cell office:value-type="string" calcext:value-type="string">
            <text:p>4807829991.1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6815" calcext:value-type="float">
            <text:p>56 815</text:p>
          </table:table-cell>
          <table:table-cell office:value-type="float" office:value="221890" calcext:value-type="float">
            <text:p>221 890</text:p>
          </table:table-cell>
          <table:table-cell office:value-type="string" calcext:value-type="string">
            <text:p>212010.5</text:p>
          </table:table-cell>
          <table:table-cell office:value-type="string" calcext:value-type="string">
            <text:p>7151495872.8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2363" calcext:value-type="float">
            <text:p>52 363</text:p>
          </table:table-cell>
          <table:table-cell office:value-type="float" office:value="220608" calcext:value-type="float">
            <text:p>220 608</text:p>
          </table:table-cell>
          <table:table-cell office:value-type="string" calcext:value-type="string">
            <text:p>209926.2</text:p>
          </table:table-cell>
          <table:table-cell office:value-type="string" calcext:value-type="string">
            <text:p>7977734564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1766" calcext:value-type="float">
            <text:p>51 766</text:p>
          </table:table-cell>
          <table:table-cell office:value-type="float" office:value="220621" calcext:value-type="float">
            <text:p>220 621</text:p>
          </table:table-cell>
          <table:table-cell office:value-type="string" calcext:value-type="string">
            <text:p>207034.4</text:p>
          </table:table-cell>
          <table:table-cell office:value-type="string" calcext:value-type="string">
            <text:p>8138476458.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709" calcext:value-type="float">
            <text:p>3 709</text:p>
          </table:table-cell>
          <table:table-cell office:value-type="float" office:value="35207" calcext:value-type="float">
            <text:p>35 207</text:p>
          </table:table-cell>
          <table:table-cell office:value-type="string" calcext:value-type="string">
            <text:p>30207.2</text:p>
          </table:table-cell>
          <table:table-cell office:value-type="string" calcext:value-type="string">
            <text:p>697903575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672" calcext:value-type="float">
            <text:p>4 672</text:p>
          </table:table-cell>
          <table:table-cell office:value-type="float" office:value="60681" calcext:value-type="float">
            <text:p>60 681</text:p>
          </table:table-cell>
          <table:table-cell office:value-type="string" calcext:value-type="string">
            <text:p>54557.7</text:p>
          </table:table-cell>
          <table:table-cell office:value-type="string" calcext:value-type="string">
            <text:p>1657727235.5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073" calcext:value-type="float">
            <text:p>5 073</text:p>
          </table:table-cell>
          <table:table-cell office:value-type="float" office:value="84750" calcext:value-type="float">
            <text:p>84 750</text:p>
          </table:table-cell>
          <table:table-cell office:value-type="float" office:value="77957" calcext:value-type="float">
            <text:p>77 957</text:p>
          </table:table-cell>
          <table:table-cell office:value-type="string" calcext:value-type="string">
            <text:p>2704732059.4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4964" calcext:value-type="float">
            <text:p>4 964</text:p>
          </table:table-cell>
          <table:table-cell office:value-type="float" office:value="96202" calcext:value-type="float">
            <text:p>96 202</text:p>
          </table:table-cell>
          <table:table-cell office:value-type="string" calcext:value-type="string">
            <text:p>90902.1</text:p>
          </table:table-cell>
          <table:table-cell office:value-type="string" calcext:value-type="string">
            <text:p>3432296779.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536" calcext:value-type="float">
            <text:p>4 536</text:p>
          </table:table-cell>
          <table:table-cell office:value-type="float" office:value="15345" calcext:value-type="float">
            <text:p>15 345</text:p>
          </table:table-cell>
          <table:table-cell office:value-type="string" calcext:value-type="string">
            <text:p>13305.1</text:p>
          </table:table-cell>
          <table:table-cell office:value-type="string" calcext:value-type="string">
            <text:p>301661798.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459" calcext:value-type="float">
            <text:p>5 459</text:p>
          </table:table-cell>
          <table:table-cell office:value-type="float" office:value="24472" calcext:value-type="float">
            <text:p>24 472</text:p>
          </table:table-cell>
          <table:table-cell office:value-type="string" calcext:value-type="string">
            <text:p>21318.5</text:p>
          </table:table-cell>
          <table:table-cell office:value-type="string" calcext:value-type="string">
            <text:p>579076289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500" calcext:value-type="float">
            <text:p>5 500</text:p>
          </table:table-cell>
          <table:table-cell office:value-type="float" office:value="29681" calcext:value-type="float">
            <text:p>29 681</text:p>
          </table:table-cell>
          <table:table-cell office:value-type="float" office:value="26007" calcext:value-type="float">
            <text:p>26 007</text:p>
          </table:table-cell>
          <table:table-cell office:value-type="string" calcext:value-type="string">
            <text:p>797822153.8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465" calcext:value-type="float">
            <text:p>5 465</text:p>
          </table:table-cell>
          <table:table-cell office:value-type="float" office:value="35307" calcext:value-type="float">
            <text:p>35 307</text:p>
          </table:table-cell>
          <table:table-cell office:value-type="string" calcext:value-type="string">
            <text:p>30277.9</text:p>
          </table:table-cell>
          <table:table-cell office:value-type="string" calcext:value-type="string">
            <text:p>1016686536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41" calcext:value-type="float">
            <text:p>941</text:p>
          </table:table-cell>
          <table:table-cell office:value-type="float" office:value="5223" calcext:value-type="float">
            <text:p>5 223</text:p>
          </table:table-cell>
          <table:table-cell office:value-type="string" calcext:value-type="string">
            <text:p>5061.5</text:p>
          </table:table-cell>
          <table:table-cell office:value-type="string" calcext:value-type="string">
            <text:p>146828117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19" calcext:value-type="float">
            <text:p>919</text:p>
          </table:table-cell>
          <table:table-cell office:value-type="float" office:value="7651" calcext:value-type="float">
            <text:p>7 651</text:p>
          </table:table-cell>
          <table:table-cell office:value-type="string" calcext:value-type="string">
            <text:p>7337.2</text:p>
          </table:table-cell>
          <table:table-cell office:value-type="string" calcext:value-type="string">
            <text:p>279981618.3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61" calcext:value-type="float">
            <text:p>861</text:p>
          </table:table-cell>
          <table:table-cell office:value-type="float" office:value="7901" calcext:value-type="float">
            <text:p>7 901</text:p>
          </table:table-cell>
          <table:table-cell office:value-type="string" calcext:value-type="string">
            <text:p>7616.7</text:p>
          </table:table-cell>
          <table:table-cell office:value-type="string" calcext:value-type="string">
            <text:p>343719574.3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893" calcext:value-type="float">
            <text:p>893</text:p>
          </table:table-cell>
          <table:table-cell office:value-type="float" office:value="7453" calcext:value-type="float">
            <text:p>7 453</text:p>
          </table:table-cell>
          <table:table-cell office:value-type="string" calcext:value-type="string">
            <text:p>7243.6</text:p>
          </table:table-cell>
          <table:table-cell office:value-type="string" calcext:value-type="string">
            <text:p>351300578.6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96" calcext:value-type="float">
            <text:p>196</text:p>
          </table:table-cell>
          <table:table-cell office:value-type="float" office:value="1268" calcext:value-type="float">
            <text:p>1 268</text:p>
          </table:table-cell>
          <table:table-cell office:value-type="string" calcext:value-type="string">
            <text:p>1121.4</text:p>
          </table:table-cell>
          <table:table-cell office:value-type="string" calcext:value-type="string">
            <text:p>31357213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79" calcext:value-type="float">
            <text:p>279</text:p>
          </table:table-cell>
          <table:table-cell office:value-type="float" office:value="2332" calcext:value-type="float">
            <text:p>2 332</text:p>
          </table:table-cell>
          <table:table-cell office:value-type="float" office:value="2142" calcext:value-type="float">
            <text:p>2 142</text:p>
          </table:table-cell>
          <table:table-cell office:value-type="string" calcext:value-type="string">
            <text:p>72014401.8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14" calcext:value-type="float">
            <text:p>314</text:p>
          </table:table-cell>
          <table:table-cell office:value-type="float" office:value="2427" calcext:value-type="float">
            <text:p>2 427</text:p>
          </table:table-cell>
          <table:table-cell office:value-type="string" calcext:value-type="string">
            <text:p>2254.5</text:p>
          </table:table-cell>
          <table:table-cell office:value-type="string" calcext:value-type="string">
            <text:p>86838213.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298" calcext:value-type="float">
            <text:p>298</text:p>
          </table:table-cell>
          <table:table-cell office:value-type="float" office:value="2486" calcext:value-type="float">
            <text:p>2 486</text:p>
          </table:table-cell>
          <table:table-cell office:value-type="float" office:value="2274" calcext:value-type="float">
            <text:p>2 274</text:p>
          </table:table-cell>
          <table:table-cell office:value-type="string" calcext:value-type="string">
            <text:p>95251094.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0" calcext:value-type="float">
            <text:p>70</text:p>
          </table:table-cell>
          <table:table-cell office:value-type="float" office:value="972" calcext:value-type="float">
            <text:p>972</text:p>
          </table:table-cell>
          <table:table-cell office:value-type="string" calcext:value-type="string">
            <text:p>852.1</text:p>
          </table:table-cell>
          <table:table-cell office:value-type="string" calcext:value-type="string">
            <text:p>23207275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5" calcext:value-type="float">
            <text:p>75</text:p>
          </table:table-cell>
          <table:table-cell office:value-type="float" office:value="1361" calcext:value-type="float">
            <text:p>1 361</text:p>
          </table:table-cell>
          <table:table-cell office:value-type="string" calcext:value-type="string">
            <text:p>1156.5</text:p>
          </table:table-cell>
          <table:table-cell office:value-type="string" calcext:value-type="string">
            <text:p>36951148.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5" calcext:value-type="float">
            <text:p>75</text:p>
          </table:table-cell>
          <table:table-cell office:value-type="float" office:value="1408" calcext:value-type="float">
            <text:p>1 408</text:p>
          </table:table-cell>
          <table:table-cell office:value-type="string" calcext:value-type="string">
            <text:p>1242.3</text:p>
          </table:table-cell>
          <table:table-cell office:value-type="string" calcext:value-type="string">
            <text:p>42634919.9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4" calcext:value-type="float">
            <text:p>74</text:p>
          </table:table-cell>
          <table:table-cell office:value-type="float" office:value="1649" calcext:value-type="float">
            <text:p>1 649</text:p>
          </table:table-cell>
          <table:table-cell office:value-type="string" calcext:value-type="string">
            <text:p>1481.6</text:p>
          </table:table-cell>
          <table:table-cell office:value-type="string" calcext:value-type="string">
            <text:p>56075778.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4090" calcext:value-type="float">
            <text:p>54 090</text:p>
          </table:table-cell>
          <table:table-cell office:value-type="float" office:value="157771" calcext:value-type="float">
            <text:p>157 771</text:p>
          </table:table-cell>
          <table:table-cell office:value-type="string" calcext:value-type="string">
            <text:p>145652.3</text:p>
          </table:table-cell>
          <table:table-cell office:value-type="string" calcext:value-type="string">
            <text:p>3514930176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0810" calcext:value-type="float">
            <text:p>50 810</text:p>
          </table:table-cell>
          <table:table-cell office:value-type="float" office:value="165785" calcext:value-type="float">
            <text:p>165 785</text:p>
          </table:table-cell>
          <table:table-cell office:value-type="string" calcext:value-type="string">
            <text:p>158740.1</text:p>
          </table:table-cell>
          <table:table-cell office:value-type="string" calcext:value-type="string">
            <text:p>5156445079.3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6682" calcext:value-type="float">
            <text:p>46 682</text:p>
          </table:table-cell>
          <table:table-cell office:value-type="float" office:value="168136" calcext:value-type="float">
            <text:p>168 136</text:p>
          </table:table-cell>
          <table:table-cell office:value-type="string" calcext:value-type="string">
            <text:p>160151.3</text:p>
          </table:table-cell>
          <table:table-cell office:value-type="string" calcext:value-type="string">
            <text:p>5876681883.5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48131" calcext:value-type="float">
            <text:p>48 131</text:p>
          </table:table-cell>
          <table:table-cell office:value-type="float" office:value="177335" calcext:value-type="float">
            <text:p>177 335</text:p>
          </table:table-cell>
          <table:table-cell office:value-type="string" calcext:value-type="string">
            <text:p>165787.7</text:p>
          </table:table-cell>
          <table:table-cell office:value-type="string" calcext:value-type="string">
            <text:p>6329186024.8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316" calcext:value-type="float">
            <text:p>3 316</text:p>
          </table:table-cell>
          <table:table-cell office:value-type="float" office:value="32679" calcext:value-type="float">
            <text:p>32 679</text:p>
          </table:table-cell>
          <table:table-cell office:value-type="string" calcext:value-type="string">
            <text:p>28568.5</text:p>
          </table:table-cell>
          <table:table-cell office:value-type="string" calcext:value-type="string">
            <text:p>652143317.4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342" calcext:value-type="float">
            <text:p>4 342</text:p>
          </table:table-cell>
          <table:table-cell office:value-type="float" office:value="56551" calcext:value-type="float">
            <text:p>56 551</text:p>
          </table:table-cell>
          <table:table-cell office:value-type="string" calcext:value-type="string">
            <text:p>50930.3</text:p>
          </table:table-cell>
          <table:table-cell office:value-type="string" calcext:value-type="string">
            <text:p>1537206038.4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807" calcext:value-type="float">
            <text:p>4 807</text:p>
          </table:table-cell>
          <table:table-cell office:value-type="float" office:value="83316" calcext:value-type="float">
            <text:p>83 316</text:p>
          </table:table-cell>
          <table:table-cell office:value-type="string" calcext:value-type="string">
            <text:p>76882.1</text:p>
          </table:table-cell>
          <table:table-cell office:value-type="string" calcext:value-type="string">
            <text:p>2650730339.3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4809" calcext:value-type="float">
            <text:p>4 809</text:p>
          </table:table-cell>
          <table:table-cell office:value-type="float" office:value="99174" calcext:value-type="float">
            <text:p>99 174</text:p>
          </table:table-cell>
          <table:table-cell office:value-type="float" office:value="93607" calcext:value-type="float">
            <text:p>93 607</text:p>
          </table:table-cell>
          <table:table-cell office:value-type="string" calcext:value-type="string">
            <text:p>3516147170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506" calcext:value-type="float">
            <text:p>7 506</text:p>
          </table:table-cell>
          <table:table-cell office:value-type="float" office:value="25266" calcext:value-type="float">
            <text:p>25 266</text:p>
          </table:table-cell>
          <table:table-cell office:value-type="float" office:value="22212" calcext:value-type="float">
            <text:p>22 212</text:p>
          </table:table-cell>
          <table:table-cell office:value-type="float" office:value="486801109" calcext:value-type="float">
            <text:p>486 801 109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701" calcext:value-type="float">
            <text:p>8 701</text:p>
          </table:table-cell>
          <table:table-cell office:value-type="float" office:value="36956" calcext:value-type="float">
            <text:p>36 956</text:p>
          </table:table-cell>
          <table:table-cell office:value-type="string" calcext:value-type="string">
            <text:p>32154.6</text:p>
          </table:table-cell>
          <table:table-cell office:value-type="string" calcext:value-type="string">
            <text:p>852726806.6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919" calcext:value-type="float">
            <text:p>8 919</text:p>
          </table:table-cell>
          <table:table-cell office:value-type="float" office:value="43422" calcext:value-type="float">
            <text:p>43 422</text:p>
          </table:table-cell>
          <table:table-cell office:value-type="string" calcext:value-type="string">
            <text:p>37935.4</text:p>
          </table:table-cell>
          <table:table-cell office:value-type="string" calcext:value-type="string">
            <text:p>1108515376.5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9282" calcext:value-type="float">
            <text:p>9 282</text:p>
          </table:table-cell>
          <table:table-cell office:value-type="float" office:value="52596" calcext:value-type="float">
            <text:p>52 596</text:p>
          </table:table-cell>
          <table:table-cell office:value-type="string" calcext:value-type="string">
            <text:p>44813.2</text:p>
          </table:table-cell>
          <table:table-cell office:value-type="string" calcext:value-type="string">
            <text:p>1412321671.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403" calcext:value-type="float">
            <text:p>1 403</text:p>
          </table:table-cell>
          <table:table-cell office:value-type="float" office:value="6263" calcext:value-type="float">
            <text:p>6 263</text:p>
          </table:table-cell>
          <table:table-cell office:value-type="string" calcext:value-type="string">
            <text:p>5986.4</text:p>
          </table:table-cell>
          <table:table-cell office:value-type="string" calcext:value-type="string">
            <text:p>169534876.4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554" calcext:value-type="float">
            <text:p>1 554</text:p>
          </table:table-cell>
          <table:table-cell office:value-type="float" office:value="9172" calcext:value-type="float">
            <text:p>9 172</text:p>
          </table:table-cell>
          <table:table-cell office:value-type="string" calcext:value-type="string">
            <text:p>8885.7</text:p>
          </table:table-cell>
          <table:table-cell office:value-type="string" calcext:value-type="string">
            <text:p>334238837.9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488" calcext:value-type="float">
            <text:p>1 488</text:p>
          </table:table-cell>
          <table:table-cell office:value-type="float" office:value="9027" calcext:value-type="float">
            <text:p>9 027</text:p>
          </table:table-cell>
          <table:table-cell office:value-type="string" calcext:value-type="string">
            <text:p>8715.3</text:p>
          </table:table-cell>
          <table:table-cell office:value-type="string" calcext:value-type="string">
            <text:p>368482122.7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547" calcext:value-type="float">
            <text:p>1 547</text:p>
          </table:table-cell>
          <table:table-cell office:value-type="float" office:value="10434" calcext:value-type="float">
            <text:p>10 434</text:p>
          </table:table-cell>
          <table:table-cell office:value-type="string" calcext:value-type="string">
            <text:p>10146.8</text:p>
          </table:table-cell>
          <table:table-cell office:value-type="string" calcext:value-type="string">
            <text:p>477842299.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84" calcext:value-type="float">
            <text:p>384</text:p>
          </table:table-cell>
          <table:table-cell office:value-type="float" office:value="2416" calcext:value-type="float">
            <text:p>2 416</text:p>
          </table:table-cell>
          <table:table-cell office:value-type="string" calcext:value-type="string">
            <text:p>2180.4</text:p>
          </table:table-cell>
          <table:table-cell office:value-type="string" calcext:value-type="string">
            <text:p>64349336.9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31" calcext:value-type="float">
            <text:p>531</text:p>
          </table:table-cell>
          <table:table-cell office:value-type="float" office:value="4693" calcext:value-type="float">
            <text:p>4 693</text:p>
          </table:table-cell>
          <table:table-cell office:value-type="string" calcext:value-type="string">
            <text:p>4375.1</text:p>
          </table:table-cell>
          <table:table-cell office:value-type="string" calcext:value-type="string">
            <text:p>173889446.6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61" calcext:value-type="float">
            <text:p>561</text:p>
          </table:table-cell>
          <table:table-cell office:value-type="float" office:value="5458" calcext:value-type="float">
            <text:p>5 458</text:p>
          </table:table-cell>
          <table:table-cell office:value-type="string" calcext:value-type="string">
            <text:p>5191.3</text:p>
          </table:table-cell>
          <table:table-cell office:value-type="string" calcext:value-type="string">
            <text:p>255817389.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57" calcext:value-type="float">
            <text:p>557</text:p>
          </table:table-cell>
          <table:table-cell office:value-type="float" office:value="5639" calcext:value-type="float">
            <text:p>5 639</text:p>
          </table:table-cell>
          <table:table-cell office:value-type="string" calcext:value-type="string">
            <text:p>5346.2</text:p>
          </table:table-cell>
          <table:table-cell office:value-type="string" calcext:value-type="string">
            <text:p>304299010.2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7" calcext:value-type="float">
            <text:p>117</text:p>
          </table:table-cell>
          <table:table-cell office:value-type="float" office:value="1405" calcext:value-type="float">
            <text:p>1 405</text:p>
          </table:table-cell>
          <table:table-cell office:value-type="string" calcext:value-type="string">
            <text:p>1292.9</text:p>
          </table:table-cell>
          <table:table-cell office:value-type="string" calcext:value-type="string">
            <text:p>32141525.4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5" calcext:value-type="float">
            <text:p>125</text:p>
          </table:table-cell>
          <table:table-cell office:value-type="float" office:value="1858" calcext:value-type="float">
            <text:p>1 858</text:p>
          </table:table-cell>
          <table:table-cell office:value-type="string" calcext:value-type="string">
            <text:p>1675.1</text:p>
          </table:table-cell>
          <table:table-cell office:value-type="string" calcext:value-type="string">
            <text:p>49392969.2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9" calcext:value-type="float">
            <text:p>129</text:p>
          </table:table-cell>
          <table:table-cell office:value-type="float" office:value="1926" calcext:value-type="float">
            <text:p>1 926</text:p>
          </table:table-cell>
          <table:table-cell office:value-type="string" calcext:value-type="string">
            <text:p>1746.6</text:p>
          </table:table-cell>
          <table:table-cell office:value-type="string" calcext:value-type="string">
            <text:p>56129868.6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31" calcext:value-type="float">
            <text:p>131</text:p>
          </table:table-cell>
          <table:table-cell office:value-type="float" office:value="2293" calcext:value-type="float">
            <text:p>2 293</text:p>
          </table:table-cell>
          <table:table-cell office:value-type="string" calcext:value-type="string">
            <text:p>2081.9</text:p>
          </table:table-cell>
          <table:table-cell office:value-type="string" calcext:value-type="string">
            <text:p>73173080.7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0765" calcext:value-type="float">
            <text:p>100 765</text:p>
          </table:table-cell>
          <table:table-cell office:value-type="float" office:value="269904" calcext:value-type="float">
            <text:p>269 904</text:p>
          </table:table-cell>
          <table:table-cell office:value-type="string" calcext:value-type="string">
            <text:p>251583.3</text:p>
          </table:table-cell>
          <table:table-cell office:value-type="string" calcext:value-type="string">
            <text:p>6049575777.8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6963" calcext:value-type="float">
            <text:p>96 963</text:p>
          </table:table-cell>
          <table:table-cell office:value-type="float" office:value="287790" calcext:value-type="float">
            <text:p>287 790</text:p>
          </table:table-cell>
          <table:table-cell office:value-type="string" calcext:value-type="string">
            <text:p>277169.7</text:p>
          </table:table-cell>
          <table:table-cell office:value-type="string" calcext:value-type="string">
            <text:p>9063419102.8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2241" calcext:value-type="float">
            <text:p>92 241</text:p>
          </table:table-cell>
          <table:table-cell office:value-type="float" office:value="287739" calcext:value-type="float">
            <text:p>287 739</text:p>
          </table:table-cell>
          <table:table-cell office:value-type="float" office:value="274852" calcext:value-type="float">
            <text:p>274 852</text:p>
          </table:table-cell>
          <table:table-cell office:value-type="float" office:value="10063194506" calcext:value-type="float">
            <text:p>10 063 194 506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96984" calcext:value-type="float">
            <text:p>96 984</text:p>
          </table:table-cell>
          <table:table-cell office:value-type="float" office:value="323728" calcext:value-type="float">
            <text:p>323 728</text:p>
          </table:table-cell>
          <table:table-cell office:value-type="string" calcext:value-type="string">
            <text:p>301947.5</text:p>
          </table:table-cell>
          <table:table-cell office:value-type="float" office:value="11643698669" calcext:value-type="float">
            <text:p>11 643 698 669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639" calcext:value-type="float">
            <text:p>7 639</text:p>
          </table:table-cell>
          <table:table-cell office:value-type="float" office:value="61194" calcext:value-type="float">
            <text:p>61 194</text:p>
          </table:table-cell>
          <table:table-cell office:value-type="string" calcext:value-type="string">
            <text:p>63788.5</text:p>
          </table:table-cell>
          <table:table-cell office:value-type="string" calcext:value-type="string">
            <text:p>1429885796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419" calcext:value-type="float">
            <text:p>10 419</text:p>
          </table:table-cell>
          <table:table-cell office:value-type="float" office:value="107982" calcext:value-type="float">
            <text:p>107 982</text:p>
          </table:table-cell>
          <table:table-cell office:value-type="string" calcext:value-type="string">
            <text:p>99295.5</text:p>
          </table:table-cell>
          <table:table-cell office:value-type="string" calcext:value-type="string">
            <text:p>2966474595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003" calcext:value-type="float">
            <text:p>12 003</text:p>
          </table:table-cell>
          <table:table-cell office:value-type="float" office:value="159717" calcext:value-type="float">
            <text:p>159 717</text:p>
          </table:table-cell>
          <table:table-cell office:value-type="string" calcext:value-type="string">
            <text:p>149039.2</text:p>
          </table:table-cell>
          <table:table-cell office:value-type="string" calcext:value-type="string">
            <text:p>5070992337.5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2282" calcext:value-type="float">
            <text:p>12 282</text:p>
          </table:table-cell>
          <table:table-cell office:value-type="float" office:value="195376" calcext:value-type="float">
            <text:p>195 376</text:p>
          </table:table-cell>
          <table:table-cell office:value-type="float" office:value="185727" calcext:value-type="float">
            <text:p>185 727</text:p>
          </table:table-cell>
          <table:table-cell office:value-type="string" calcext:value-type="string">
            <text:p>6907873967.4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097" calcext:value-type="float">
            <text:p>7 097</text:p>
          </table:table-cell>
          <table:table-cell office:value-type="float" office:value="24610" calcext:value-type="float">
            <text:p>24 610</text:p>
          </table:table-cell>
          <table:table-cell office:value-type="string" calcext:value-type="string">
            <text:p>21110.5</text:p>
          </table:table-cell>
          <table:table-cell office:value-type="string" calcext:value-type="string">
            <text:p>464781972.6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683" calcext:value-type="float">
            <text:p>8 683</text:p>
          </table:table-cell>
          <table:table-cell office:value-type="float" office:value="36598" calcext:value-type="float">
            <text:p>36 598</text:p>
          </table:table-cell>
          <table:table-cell office:value-type="string" calcext:value-type="string">
            <text:p>31380.9</text:p>
          </table:table-cell>
          <table:table-cell office:value-type="string" calcext:value-type="string">
            <text:p>826161791.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995" calcext:value-type="float">
            <text:p>8 995</text:p>
          </table:table-cell>
          <table:table-cell office:value-type="float" office:value="43122" calcext:value-type="float">
            <text:p>43 122</text:p>
          </table:table-cell>
          <table:table-cell office:value-type="string" calcext:value-type="string">
            <text:p>37434.4</text:p>
          </table:table-cell>
          <table:table-cell office:value-type="string" calcext:value-type="string">
            <text:p>1083106864.5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9558" calcext:value-type="float">
            <text:p>9 558</text:p>
          </table:table-cell>
          <table:table-cell office:value-type="float" office:value="56742" calcext:value-type="float">
            <text:p>56 742</text:p>
          </table:table-cell>
          <table:table-cell office:value-type="string" calcext:value-type="string">
            <text:p>48047.3</text:p>
          </table:table-cell>
          <table:table-cell office:value-type="string" calcext:value-type="string">
            <text:p>1511695239.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411" calcext:value-type="float">
            <text:p>1 411</text:p>
          </table:table-cell>
          <table:table-cell office:value-type="float" office:value="4474" calcext:value-type="float">
            <text:p>4 474</text:p>
          </table:table-cell>
          <table:table-cell office:value-type="string" calcext:value-type="string">
            <text:p>4390.9</text:p>
          </table:table-cell>
          <table:table-cell office:value-type="string" calcext:value-type="string">
            <text:p>123909242.7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505" calcext:value-type="float">
            <text:p>1 505</text:p>
          </table:table-cell>
          <table:table-cell office:value-type="float" office:value="7273" calcext:value-type="float">
            <text:p>7 273</text:p>
          </table:table-cell>
          <table:table-cell office:value-type="string" calcext:value-type="string">
            <text:p>6976.3</text:p>
          </table:table-cell>
          <table:table-cell office:value-type="string" calcext:value-type="string">
            <text:p>263078637.1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443" calcext:value-type="float">
            <text:p>1 443</text:p>
          </table:table-cell>
          <table:table-cell office:value-type="float" office:value="7496" calcext:value-type="float">
            <text:p>7 496</text:p>
          </table:table-cell>
          <table:table-cell office:value-type="string" calcext:value-type="string">
            <text:p>7095.6</text:p>
          </table:table-cell>
          <table:table-cell office:value-type="string" calcext:value-type="string">
            <text:p>310014874.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472" calcext:value-type="float">
            <text:p>1 472</text:p>
          </table:table-cell>
          <table:table-cell office:value-type="float" office:value="8084" calcext:value-type="float">
            <text:p>8 084</text:p>
          </table:table-cell>
          <table:table-cell office:value-type="float" office:value="7716" calcext:value-type="float">
            <text:p>7 716</text:p>
          </table:table-cell>
          <table:table-cell office:value-type="string" calcext:value-type="string">
            <text:p>374490084.8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41" calcext:value-type="float">
            <text:p>441</text:p>
          </table:table-cell>
          <table:table-cell office:value-type="float" office:value="1889" calcext:value-type="float">
            <text:p>1 889</text:p>
          </table:table-cell>
          <table:table-cell office:value-type="string" calcext:value-type="string">
            <text:p>1653.4</text:p>
          </table:table-cell>
          <table:table-cell office:value-type="string" calcext:value-type="string">
            <text:p>44381017.4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92" calcext:value-type="float">
            <text:p>592</text:p>
          </table:table-cell>
          <table:table-cell office:value-type="float" office:value="3050" calcext:value-type="float">
            <text:p>3 050</text:p>
          </table:table-cell>
          <table:table-cell office:value-type="string" calcext:value-type="string">
            <text:p>2773.4</text:p>
          </table:table-cell>
          <table:table-cell office:value-type="string" calcext:value-type="string">
            <text:p>94679593.4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13" calcext:value-type="float">
            <text:p>613</text:p>
          </table:table-cell>
          <table:table-cell office:value-type="float" office:value="3461" calcext:value-type="float">
            <text:p>3 461</text:p>
          </table:table-cell>
          <table:table-cell office:value-type="string" calcext:value-type="string">
            <text:p>3186.5</text:p>
          </table:table-cell>
          <table:table-cell office:value-type="string" calcext:value-type="string">
            <text:p>123442718.4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85" calcext:value-type="float">
            <text:p>585</text:p>
          </table:table-cell>
          <table:table-cell office:value-type="float" office:value="4398" calcext:value-type="float">
            <text:p>4 398</text:p>
          </table:table-cell>
          <table:table-cell office:value-type="string" calcext:value-type="string">
            <text:p>3957.1</text:p>
          </table:table-cell>
          <table:table-cell office:value-type="string" calcext:value-type="string">
            <text:p>175774263.3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4" calcext:value-type="float">
            <text:p>64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463.9</text:p>
          </table:table-cell>
          <table:table-cell office:value-type="string" calcext:value-type="string">
            <text:p>12502563.6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5" calcext:value-type="float">
            <text:p>75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865.9</text:p>
          </table:table-cell>
          <table:table-cell office:value-type="string" calcext:value-type="string">
            <text:p>27521830.5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1" calcext:value-type="float">
            <text:p>71</text:p>
          </table:table-cell>
          <table:table-cell office:value-type="float" office:value="1017" calcext:value-type="float">
            <text:p>1 017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30433822.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5" calcext:value-type="float">
            <text:p>75</text:p>
          </table:table-cell>
          <table:table-cell office:value-type="float" office:value="1299" calcext:value-type="float">
            <text:p>1 299</text:p>
          </table:table-cell>
          <table:table-cell office:value-type="string" calcext:value-type="string">
            <text:p>1159.3</text:p>
          </table:table-cell>
          <table:table-cell office:value-type="string" calcext:value-type="string">
            <text:p>43860755.4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6369" calcext:value-type="float">
            <text:p>96 369</text:p>
          </table:table-cell>
          <table:table-cell office:value-type="float" office:value="264247" calcext:value-type="float">
            <text:p>264 247</text:p>
          </table:table-cell>
          <table:table-cell office:value-type="string" calcext:value-type="string">
            <text:p>242007.7</text:p>
          </table:table-cell>
          <table:table-cell office:value-type="string" calcext:value-type="string">
            <text:p>5966672048.1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4019" calcext:value-type="float">
            <text:p>94 019</text:p>
          </table:table-cell>
          <table:table-cell office:value-type="float" office:value="283901" calcext:value-type="float">
            <text:p>283 901</text:p>
          </table:table-cell>
          <table:table-cell office:value-type="string" calcext:value-type="string">
            <text:p>271463.8</text:p>
          </table:table-cell>
          <table:table-cell office:value-type="string" calcext:value-type="string">
            <text:p>9183197373.9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9168" calcext:value-type="float">
            <text:p>89 168</text:p>
          </table:table-cell>
          <table:table-cell office:value-type="float" office:value="270250" calcext:value-type="float">
            <text:p>270 250</text:p>
          </table:table-cell>
          <table:table-cell office:value-type="float" office:value="256512" calcext:value-type="float">
            <text:p>256 512</text:p>
          </table:table-cell>
          <table:table-cell office:value-type="string" calcext:value-type="string">
            <text:p>9874333867.5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94875" calcext:value-type="float">
            <text:p>94 875</text:p>
          </table:table-cell>
          <table:table-cell office:value-type="float" office:value="302645" calcext:value-type="float">
            <text:p>302 645</text:p>
          </table:table-cell>
          <table:table-cell office:value-type="string" calcext:value-type="string">
            <text:p>280725.2</text:p>
          </table:table-cell>
          <table:table-cell office:value-type="float" office:value="11447202040" calcext:value-type="float">
            <text:p>11 447 202 040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128" calcext:value-type="float">
            <text:p>7 128</text:p>
          </table:table-cell>
          <table:table-cell office:value-type="float" office:value="60179" calcext:value-type="float">
            <text:p>60 179</text:p>
          </table:table-cell>
          <table:table-cell office:value-type="string" calcext:value-type="string">
            <text:p>52032.3</text:p>
          </table:table-cell>
          <table:table-cell office:value-type="string" calcext:value-type="string">
            <text:p>1204000008.1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434" calcext:value-type="float">
            <text:p>9 434</text:p>
          </table:table-cell>
          <table:table-cell office:value-type="float" office:value="103335" calcext:value-type="float">
            <text:p>103 335</text:p>
          </table:table-cell>
          <table:table-cell office:value-type="string" calcext:value-type="string">
            <text:p>93556.7</text:p>
          </table:table-cell>
          <table:table-cell office:value-type="string" calcext:value-type="string">
            <text:p>2819422995.5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128" calcext:value-type="float">
            <text:p>11 128</text:p>
          </table:table-cell>
          <table:table-cell office:value-type="float" office:value="154404" calcext:value-type="float">
            <text:p>154 404</text:p>
          </table:table-cell>
          <table:table-cell office:value-type="string" calcext:value-type="string">
            <text:p>142771.3</text:p>
          </table:table-cell>
          <table:table-cell office:value-type="string" calcext:value-type="string">
            <text:p>4927103262.6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1516" calcext:value-type="float">
            <text:p>11 516</text:p>
          </table:table-cell>
          <table:table-cell office:value-type="float" office:value="197469" calcext:value-type="float">
            <text:p>197 469</text:p>
          </table:table-cell>
          <table:table-cell office:value-type="string" calcext:value-type="string">
            <text:p>185963.4</text:p>
          </table:table-cell>
          <table:table-cell office:value-type="string" calcext:value-type="string">
            <text:p>7039355631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0509" calcext:value-type="float">
            <text:p>10 509</text:p>
          </table:table-cell>
          <table:table-cell office:value-type="float" office:value="38109" calcext:value-type="float">
            <text:p>38 109</text:p>
          </table:table-cell>
          <table:table-cell office:value-type="string" calcext:value-type="string">
            <text:p>31581.3</text:p>
          </table:table-cell>
          <table:table-cell office:value-type="float" office:value="707406176" calcext:value-type="float">
            <text:p>707 406 17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1924" calcext:value-type="float">
            <text:p>11 924</text:p>
          </table:table-cell>
          <table:table-cell office:value-type="float" office:value="52288" calcext:value-type="float">
            <text:p>52 288</text:p>
          </table:table-cell>
          <table:table-cell office:value-type="float" office:value="43906" calcext:value-type="float">
            <text:p>43 906</text:p>
          </table:table-cell>
          <table:table-cell office:value-type="string" calcext:value-type="string">
            <text:p>1208176736.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020" calcext:value-type="float">
            <text:p>12 020</text:p>
          </table:table-cell>
          <table:table-cell office:value-type="float" office:value="58411" calcext:value-type="float">
            <text:p>58 411</text:p>
          </table:table-cell>
          <table:table-cell office:value-type="string" calcext:value-type="string">
            <text:p>49446.2</text:p>
          </table:table-cell>
          <table:table-cell office:value-type="string" calcext:value-type="string">
            <text:p>1512586681.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2450" calcext:value-type="float">
            <text:p>12 450</text:p>
          </table:table-cell>
          <table:table-cell office:value-type="float" office:value="74913" calcext:value-type="float">
            <text:p>74 913</text:p>
          </table:table-cell>
          <table:table-cell office:value-type="float" office:value="62227" calcext:value-type="float">
            <text:p>62 227</text:p>
          </table:table-cell>
          <table:table-cell office:value-type="string" calcext:value-type="string">
            <text:p>2067397650.8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610" calcext:value-type="float">
            <text:p>1 610</text:p>
          </table:table-cell>
          <table:table-cell office:value-type="float" office:value="6768" calcext:value-type="float">
            <text:p>6 768</text:p>
          </table:table-cell>
          <table:table-cell office:value-type="float" office:value="6391" calcext:value-type="float">
            <text:p>6 391</text:p>
          </table:table-cell>
          <table:table-cell office:value-type="string" calcext:value-type="string">
            <text:p>191923643.5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756" calcext:value-type="float">
            <text:p>1 756</text:p>
          </table:table-cell>
          <table:table-cell office:value-type="float" office:value="9555" calcext:value-type="float">
            <text:p>9 555</text:p>
          </table:table-cell>
          <table:table-cell office:value-type="string" calcext:value-type="string">
            <text:p>9063.8</text:p>
          </table:table-cell>
          <table:table-cell office:value-type="string" calcext:value-type="string">
            <text:p>359093013.7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668" calcext:value-type="float">
            <text:p>1 668</text:p>
          </table:table-cell>
          <table:table-cell office:value-type="float" office:value="8555" calcext:value-type="float">
            <text:p>8 555</text:p>
          </table:table-cell>
          <table:table-cell office:value-type="string" calcext:value-type="string">
            <text:p>8189.8</text:p>
          </table:table-cell>
          <table:table-cell office:value-type="string" calcext:value-type="string">
            <text:p>379311096.7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666" calcext:value-type="float">
            <text:p>1 666</text:p>
          </table:table-cell>
          <table:table-cell office:value-type="float" office:value="9823" calcext:value-type="float">
            <text:p>9 823</text:p>
          </table:table-cell>
          <table:table-cell office:value-type="string" calcext:value-type="string">
            <text:p>9371.9</text:p>
          </table:table-cell>
          <table:table-cell office:value-type="string" calcext:value-type="string">
            <text:p>490798120.7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21" calcext:value-type="float">
            <text:p>621</text:p>
          </table:table-cell>
          <table:table-cell office:value-type="float" office:value="3154" calcext:value-type="float">
            <text:p>3 154</text:p>
          </table:table-cell>
          <table:table-cell office:value-type="string" calcext:value-type="string">
            <text:p>2716.9</text:p>
          </table:table-cell>
          <table:table-cell office:value-type="string" calcext:value-type="string">
            <text:p>78780291.2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53" calcext:value-type="float">
            <text:p>753</text:p>
          </table:table-cell>
          <table:table-cell office:value-type="float" office:value="4720" calcext:value-type="float">
            <text:p>4 720</text:p>
          </table:table-cell>
          <table:table-cell office:value-type="string" calcext:value-type="string">
            <text:p>4153.8</text:p>
          </table:table-cell>
          <table:table-cell office:value-type="string" calcext:value-type="string">
            <text:p>155674064.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50" calcext:value-type="float">
            <text:p>750</text:p>
          </table:table-cell>
          <table:table-cell office:value-type="float" office:value="4843" calcext:value-type="float">
            <text:p>4 843</text:p>
          </table:table-cell>
          <table:table-cell office:value-type="string" calcext:value-type="string">
            <text:p>4356.3</text:p>
          </table:table-cell>
          <table:table-cell office:value-type="string" calcext:value-type="string">
            <text:p>183552311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97" calcext:value-type="float">
            <text:p>797</text:p>
          </table:table-cell>
          <table:table-cell office:value-type="float" office:value="5956" calcext:value-type="float">
            <text:p>5 956</text:p>
          </table:table-cell>
          <table:table-cell office:value-type="string" calcext:value-type="string">
            <text:p>5270.1</text:p>
          </table:table-cell>
          <table:table-cell office:value-type="string" calcext:value-type="string">
            <text:p>243728618.2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41" calcext:value-type="float">
            <text:p>241</text:p>
          </table:table-cell>
          <table:table-cell office:value-type="float" office:value="1880" calcext:value-type="float">
            <text:p>1 880</text:p>
          </table:table-cell>
          <table:table-cell office:value-type="string" calcext:value-type="string">
            <text:p>1661.1</text:p>
          </table:table-cell>
          <table:table-cell office:value-type="string" calcext:value-type="string">
            <text:p>40985179.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83" calcext:value-type="float">
            <text:p>283</text:p>
          </table:table-cell>
          <table:table-cell office:value-type="float" office:value="2639" calcext:value-type="float">
            <text:p>2 639</text:p>
          </table:table-cell>
          <table:table-cell office:value-type="string" calcext:value-type="string">
            <text:p>2357.4</text:p>
          </table:table-cell>
          <table:table-cell office:value-type="float" office:value="69864377" calcext:value-type="float">
            <text:p>69 864 377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280" calcext:value-type="float">
            <text:p>280</text:p>
          </table:table-cell>
          <table:table-cell office:value-type="float" office:value="2478" calcext:value-type="float">
            <text:p>2 478</text:p>
          </table:table-cell>
          <table:table-cell office:value-type="string" calcext:value-type="string">
            <text:p>2215.4</text:p>
          </table:table-cell>
          <table:table-cell office:value-type="string" calcext:value-type="string">
            <text:p>72521099.8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276" calcext:value-type="float">
            <text:p>276</text:p>
          </table:table-cell>
          <table:table-cell office:value-type="float" office:value="3411" calcext:value-type="float">
            <text:p>3 411</text:p>
          </table:table-cell>
          <table:table-cell office:value-type="string" calcext:value-type="string">
            <text:p>3000.1</text:p>
          </table:table-cell>
          <table:table-cell office:value-type="string" calcext:value-type="string">
            <text:p>112302266.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40936" calcext:value-type="float">
            <text:p>140 936</text:p>
          </table:table-cell>
          <table:table-cell office:value-type="float" office:value="445822" calcext:value-type="float">
            <text:p>445 822</text:p>
          </table:table-cell>
          <table:table-cell office:value-type="float" office:value="404067" calcext:value-type="float">
            <text:p>404 067</text:p>
          </table:table-cell>
          <table:table-cell office:value-type="float" office:value="10502411483" calcext:value-type="float">
            <text:p>10 502 411 48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34439" calcext:value-type="float">
            <text:p>134 439</text:p>
          </table:table-cell>
          <table:table-cell office:value-type="float" office:value="457013" calcext:value-type="float">
            <text:p>457 013</text:p>
          </table:table-cell>
          <table:table-cell office:value-type="string" calcext:value-type="string">
            <text:p>432311.1</text:p>
          </table:table-cell>
          <table:table-cell office:value-type="float" office:value="15710464603" calcext:value-type="float">
            <text:p>15 710 464 60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4008" calcext:value-type="float">
            <text:p>124 008</text:p>
          </table:table-cell>
          <table:table-cell office:value-type="float" office:value="443434" calcext:value-type="float">
            <text:p>443 434</text:p>
          </table:table-cell>
          <table:table-cell office:value-type="string" calcext:value-type="string">
            <text:p>417115.4</text:p>
          </table:table-cell>
          <table:table-cell office:value-type="float" office:value="17462060254" calcext:value-type="float">
            <text:p>17 462 060 254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29925" calcext:value-type="float">
            <text:p>129 925</text:p>
          </table:table-cell>
          <table:table-cell office:value-type="float" office:value="492264" calcext:value-type="float">
            <text:p>492 264</text:p>
          </table:table-cell>
          <table:table-cell office:value-type="string" calcext:value-type="string">
            <text:p>456417.4</text:p>
          </table:table-cell>
          <table:table-cell office:value-type="float" office:value="20104747202" calcext:value-type="float">
            <text:p>20 104 747 202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416" calcext:value-type="float">
            <text:p>9 416</text:p>
          </table:table-cell>
          <table:table-cell office:value-type="float" office:value="88044" calcext:value-type="float">
            <text:p>88 044</text:p>
          </table:table-cell>
          <table:table-cell office:value-type="string" calcext:value-type="string">
            <text:p>77082.3</text:p>
          </table:table-cell>
          <table:table-cell office:value-type="string" calcext:value-type="string">
            <text:p>1844537303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2067" calcext:value-type="float">
            <text:p>12 067</text:p>
          </table:table-cell>
          <table:table-cell office:value-type="float" office:value="142422" calcext:value-type="float">
            <text:p>142 422</text:p>
          </table:table-cell>
          <table:table-cell office:value-type="string" calcext:value-type="string">
            <text:p>128811.7</text:p>
          </table:table-cell>
          <table:table-cell office:value-type="string" calcext:value-type="string">
            <text:p>4016550341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13631" calcext:value-type="float">
            <text:p>13 631</text:p>
          </table:table-cell>
          <table:table-cell office:value-type="float" office:value="192892" calcext:value-type="float">
            <text:p>192 892</text:p>
          </table:table-cell>
          <table:table-cell office:value-type="float" office:value="177569" calcext:value-type="float">
            <text:p>177 569</text:p>
          </table:table-cell>
          <table:table-cell office:value-type="string" calcext:value-type="string">
            <text:p>6310459315.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3550" calcext:value-type="float">
            <text:p>13 550</text:p>
          </table:table-cell>
          <table:table-cell office:value-type="float" office:value="230057" calcext:value-type="float">
            <text:p>230 057</text:p>
          </table:table-cell>
          <table:table-cell office:value-type="string" calcext:value-type="string">
            <text:p>216784.2</text:p>
          </table:table-cell>
          <table:table-cell office:value-type="string" calcext:value-type="string">
            <text:p>8316278261.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579" calcext:value-type="float">
            <text:p>5 579</text:p>
          </table:table-cell>
          <table:table-cell office:value-type="float" office:value="20270" calcext:value-type="float">
            <text:p>20 270</text:p>
          </table:table-cell>
          <table:table-cell office:value-type="string" calcext:value-type="string">
            <text:p>17463.1</text:p>
          </table:table-cell>
          <table:table-cell office:value-type="string" calcext:value-type="string">
            <text:p>402583571.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657" calcext:value-type="float">
            <text:p>6 657</text:p>
          </table:table-cell>
          <table:table-cell office:value-type="float" office:value="28721" calcext:value-type="float">
            <text:p>28 721</text:p>
          </table:table-cell>
          <table:table-cell office:value-type="string" calcext:value-type="string">
            <text:p>24995.5</text:p>
          </table:table-cell>
          <table:table-cell office:value-type="string" calcext:value-type="string">
            <text:p>711374707.4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070" calcext:value-type="float">
            <text:p>7 070</text:p>
          </table:table-cell>
          <table:table-cell office:value-type="float" office:value="32804" calcext:value-type="float">
            <text:p>32 804</text:p>
          </table:table-cell>
          <table:table-cell office:value-type="string" calcext:value-type="string">
            <text:p>28502.7</text:p>
          </table:table-cell>
          <table:table-cell office:value-type="string" calcext:value-type="string">
            <text:p>901264299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743" calcext:value-type="float">
            <text:p>7 743</text:p>
          </table:table-cell>
          <table:table-cell office:value-type="float" office:value="44957" calcext:value-type="float">
            <text:p>44 957</text:p>
          </table:table-cell>
          <table:table-cell office:value-type="string" calcext:value-type="string">
            <text:p>37804.5</text:p>
          </table:table-cell>
          <table:table-cell office:value-type="string" calcext:value-type="string">
            <text:p>1293365981.7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24" calcext:value-type="float">
            <text:p>624</text:p>
          </table:table-cell>
          <table:table-cell office:value-type="float" office:value="2292" calcext:value-type="float">
            <text:p>2 292</text:p>
          </table:table-cell>
          <table:table-cell office:value-type="string" calcext:value-type="string">
            <text:p>2157.8</text:p>
          </table:table-cell>
          <table:table-cell office:value-type="float" office:value="62891836" calcext:value-type="float">
            <text:p>62 891 83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28" calcext:value-type="float">
            <text:p>728</text:p>
          </table:table-cell>
          <table:table-cell office:value-type="float" office:value="3878" calcext:value-type="float">
            <text:p>3 878</text:p>
          </table:table-cell>
          <table:table-cell office:value-type="string" calcext:value-type="string">
            <text:p>3697.9</text:p>
          </table:table-cell>
          <table:table-cell office:value-type="string" calcext:value-type="string">
            <text:p>147252240.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16" calcext:value-type="float">
            <text:p>716</text:p>
          </table:table-cell>
          <table:table-cell office:value-type="float" office:value="3627" calcext:value-type="float">
            <text:p>3 627</text:p>
          </table:table-cell>
          <table:table-cell office:value-type="string" calcext:value-type="string">
            <text:p>3478.8</text:p>
          </table:table-cell>
          <table:table-cell office:value-type="string" calcext:value-type="string">
            <text:p>163658623.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20" calcext:value-type="float">
            <text:p>720</text:p>
          </table:table-cell>
          <table:table-cell office:value-type="float" office:value="4127" calcext:value-type="float">
            <text:p>4 127</text:p>
          </table:table-cell>
          <table:table-cell office:value-type="string" calcext:value-type="string">
            <text:p>3963.6</text:p>
          </table:table-cell>
          <table:table-cell office:value-type="string" calcext:value-type="string">
            <text:p>209758809.1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20" calcext:value-type="float">
            <text:p>320</text:p>
          </table:table-cell>
          <table:table-cell office:value-type="float" office:value="923" calcext:value-type="float">
            <text:p>923</text:p>
          </table:table-cell>
          <table:table-cell office:value-type="float" office:value="842" calcext:value-type="float">
            <text:p>842</text:p>
          </table:table-cell>
          <table:table-cell office:value-type="string" calcext:value-type="string">
            <text:p>23707888.4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32" calcext:value-type="float">
            <text:p>432</text:p>
          </table:table-cell>
          <table:table-cell office:value-type="float" office:value="1733" calcext:value-type="float">
            <text:p>1 733</text:p>
          </table:table-cell>
          <table:table-cell office:value-type="string" calcext:value-type="string">
            <text:p>1582.3</text:p>
          </table:table-cell>
          <table:table-cell office:value-type="string" calcext:value-type="string">
            <text:p>57926436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63" calcext:value-type="float">
            <text:p>463</text:p>
          </table:table-cell>
          <table:table-cell office:value-type="float" office:value="1968" calcext:value-type="float">
            <text:p>1 968</text:p>
          </table:table-cell>
          <table:table-cell office:value-type="string" calcext:value-type="string">
            <text:p>1819.5</text:p>
          </table:table-cell>
          <table:table-cell office:value-type="string" calcext:value-type="string">
            <text:p>75486245.5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09" calcext:value-type="float">
            <text:p>509</text:p>
          </table:table-cell>
          <table:table-cell office:value-type="float" office:value="2846" calcext:value-type="float">
            <text:p>2 846</text:p>
          </table:table-cell>
          <table:table-cell office:value-type="string" calcext:value-type="string">
            <text:p>2527.3</text:p>
          </table:table-cell>
          <table:table-cell office:value-type="string" calcext:value-type="string">
            <text:p>122988158.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3" calcext:value-type="float">
            <text:p>63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835.9</text:p>
          </table:table-cell>
          <table:table-cell office:value-type="string" calcext:value-type="string">
            <text:p>23407905.5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0" calcext:value-type="float">
            <text:p>70</text:p>
          </table:table-cell>
          <table:table-cell office:value-type="float" office:value="1224" calcext:value-type="float">
            <text:p>1 224</text:p>
          </table:table-cell>
          <table:table-cell office:value-type="string" calcext:value-type="string">
            <text:p>1053.4</text:p>
          </table:table-cell>
          <table:table-cell office:value-type="string" calcext:value-type="string">
            <text:p>32634386.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6" calcext:value-type="float">
            <text:p>66</text:p>
          </table:table-cell>
          <table:table-cell office:value-type="float" office:value="1001" calcext:value-type="float">
            <text:p>1 001</text:p>
          </table:table-cell>
          <table:table-cell office:value-type="string" calcext:value-type="string">
            <text:p>917.3</text:p>
          </table:table-cell>
          <table:table-cell office:value-type="string" calcext:value-type="string">
            <text:p>30580019.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72" calcext:value-type="float">
            <text:p>72</text:p>
          </table:table-cell>
          <table:table-cell office:value-type="float" office:value="1487" calcext:value-type="float">
            <text:p>1 487</text:p>
          </table:table-cell>
          <table:table-cell office:value-type="string" calcext:value-type="string">
            <text:p>1326.8</text:p>
          </table:table-cell>
          <table:table-cell office:value-type="string" calcext:value-type="string">
            <text:p>49689722.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4943" calcext:value-type="float">
            <text:p>94 943</text:p>
          </table:table-cell>
          <table:table-cell office:value-type="float" office:value="245367" calcext:value-type="float">
            <text:p>245 367</text:p>
          </table:table-cell>
          <table:table-cell office:value-type="string" calcext:value-type="string">
            <text:p>229082.1</text:p>
          </table:table-cell>
          <table:table-cell office:value-type="string" calcext:value-type="string">
            <text:p>5820134710.5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5992" calcext:value-type="float">
            <text:p>95 992</text:p>
          </table:table-cell>
          <table:table-cell office:value-type="float" office:value="269084" calcext:value-type="float">
            <text:p>269 084</text:p>
          </table:table-cell>
          <table:table-cell office:value-type="string" calcext:value-type="string">
            <text:p>257674.4</text:p>
          </table:table-cell>
          <table:table-cell office:value-type="float" office:value="8949808028" calcext:value-type="float">
            <text:p>8 949 808 02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91704" calcext:value-type="float">
            <text:p>91 704</text:p>
          </table:table-cell>
          <table:table-cell office:value-type="float" office:value="256400" calcext:value-type="float">
            <text:p>256 400</text:p>
          </table:table-cell>
          <table:table-cell office:value-type="string" calcext:value-type="string">
            <text:p>243187.1</text:p>
          </table:table-cell>
          <table:table-cell office:value-type="string" calcext:value-type="string">
            <text:p>9652610379.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100481" calcext:value-type="float">
            <text:p>100 481</text:p>
          </table:table-cell>
          <table:table-cell office:value-type="float" office:value="301498" calcext:value-type="float">
            <text:p>301 498</text:p>
          </table:table-cell>
          <table:table-cell office:value-type="float" office:value="279956" calcext:value-type="float">
            <text:p>279 956</text:p>
          </table:table-cell>
          <table:table-cell office:value-type="float" office:value="11644336305" calcext:value-type="float">
            <text:p>11 644 336 305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603" calcext:value-type="float">
            <text:p>4 603</text:p>
          </table:table-cell>
          <table:table-cell office:value-type="float" office:value="48344" calcext:value-type="float">
            <text:p>48 344</text:p>
          </table:table-cell>
          <table:table-cell office:value-type="string" calcext:value-type="string">
            <text:p>42370.4</text:p>
          </table:table-cell>
          <table:table-cell office:value-type="string" calcext:value-type="string">
            <text:p>1024860171.1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936" calcext:value-type="float">
            <text:p>5 936</text:p>
          </table:table-cell>
          <table:table-cell office:value-type="float" office:value="90077" calcext:value-type="float">
            <text:p>90 077</text:p>
          </table:table-cell>
          <table:table-cell office:value-type="string" calcext:value-type="string">
            <text:p>82299.4</text:p>
          </table:table-cell>
          <table:table-cell office:value-type="float" office:value="2562176606" calcext:value-type="float">
            <text:p>2 562 176 60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619" calcext:value-type="float">
            <text:p>6 619</text:p>
          </table:table-cell>
          <table:table-cell office:value-type="float" office:value="132043" calcext:value-type="float">
            <text:p>132 043</text:p>
          </table:table-cell>
          <table:table-cell office:value-type="string" calcext:value-type="string">
            <text:p>123465.2</text:p>
          </table:table-cell>
          <table:table-cell office:value-type="string" calcext:value-type="string">
            <text:p>4416030965.5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6696" calcext:value-type="float">
            <text:p>6 696</text:p>
          </table:table-cell>
          <table:table-cell office:value-type="float" office:value="176079" calcext:value-type="float">
            <text:p>176 079</text:p>
          </table:table-cell>
          <table:table-cell office:value-type="string" calcext:value-type="string">
            <text:p>167994.3</text:p>
          </table:table-cell>
          <table:table-cell office:value-type="string" calcext:value-type="string">
            <text:p>6580262259.2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25" calcext:value-type="float">
            <text:p>425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818.8</text:p>
          </table:table-cell>
          <table:table-cell office:value-type="string" calcext:value-type="string">
            <text:p>18247787.4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74" calcext:value-type="float">
            <text:p>474</text:p>
          </table:table-cell>
          <table:table-cell office:value-type="float" office:value="1417" calcext:value-type="float">
            <text:p>1 417</text:p>
          </table:table-cell>
          <table:table-cell office:value-type="string" calcext:value-type="string">
            <text:p>1196.9</text:p>
          </table:table-cell>
          <table:table-cell office:value-type="string" calcext:value-type="string">
            <text:p>31825378.2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90" calcext:value-type="float">
            <text:p>490</text:p>
          </table:table-cell>
          <table:table-cell office:value-type="float" office:value="1658" calcext:value-type="float">
            <text:p>1 658</text:p>
          </table:table-cell>
          <table:table-cell office:value-type="string" calcext:value-type="string">
            <text:p>1364.9</text:p>
          </table:table-cell>
          <table:table-cell office:value-type="string" calcext:value-type="string">
            <text:p>38432635.1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55" calcext:value-type="float">
            <text:p>555</text:p>
          </table:table-cell>
          <table:table-cell office:value-type="float" office:value="2476" calcext:value-type="float">
            <text:p>2 476</text:p>
          </table:table-cell>
          <table:table-cell office:value-type="string" calcext:value-type="string">
            <text:p>1996.6</text:p>
          </table:table-cell>
          <table:table-cell office:value-type="string" calcext:value-type="string">
            <text:p>60245509.7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9" calcext:value-type="float">
            <text:p>4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151.5</text:p>
          </table:table-cell>
          <table:table-cell office:value-type="string" calcext:value-type="string">
            <text:p>4744732.9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5" calcext:value-type="float">
            <text:p>5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211.9</text:p>
          </table:table-cell>
          <table:table-cell office:value-type="string" calcext:value-type="string">
            <text:p>9097493.4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229.2</text:p>
          </table:table-cell>
          <table:table-cell office:value-type="string" calcext:value-type="string">
            <text:p>12040091.6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5" calcext:value-type="float">
            <text:p>55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301.5</text:p>
          </table:table-cell>
          <table:table-cell office:value-type="string" calcext:value-type="string">
            <text:p>19011329.9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33" calcext:value-type="float">
            <text:p>3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64.8</text:p>
          </table:table-cell>
          <table:table-cell office:value-type="float" office:value="1943428" calcext:value-type="float">
            <text:p>1 943 42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49" calcext:value-type="float">
            <text:p>4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10.9</text:p>
          </table:table-cell>
          <table:table-cell office:value-type="string" calcext:value-type="string">
            <text:p>4014768.1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52" calcext:value-type="float">
            <text:p>5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190.2</text:p>
          </table:table-cell>
          <table:table-cell office:value-type="string" calcext:value-type="string">
            <text:p>9379231.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462" calcext:value-type="float">
            <text:p>8 462</text:p>
          </table:table-cell>
          <table:table-cell office:value-type="float" office:value="13682" calcext:value-type="float">
            <text:p>13 682</text:p>
          </table:table-cell>
          <table:table-cell office:value-type="string" calcext:value-type="string">
            <text:p>15591.8</text:p>
          </table:table-cell>
          <table:table-cell office:value-type="string" calcext:value-type="string">
            <text:p>379821105.5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638" calcext:value-type="float">
            <text:p>8 638</text:p>
          </table:table-cell>
          <table:table-cell office:value-type="float" office:value="16299" calcext:value-type="float">
            <text:p>16 299</text:p>
          </table:table-cell>
          <table:table-cell office:value-type="string" calcext:value-type="string">
            <text:p>16797.7</text:p>
          </table:table-cell>
          <table:table-cell office:value-type="string" calcext:value-type="string">
            <text:p>509265006.7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8180" calcext:value-type="float">
            <text:p>8 180</text:p>
          </table:table-cell>
          <table:table-cell office:value-type="float" office:value="15961" calcext:value-type="float">
            <text:p>15 961</text:p>
          </table:table-cell>
          <table:table-cell office:value-type="float" office:value="15761" calcext:value-type="float">
            <text:p>15 761</text:p>
          </table:table-cell>
          <table:table-cell office:value-type="string" calcext:value-type="string">
            <text:p>514205948.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8690" calcext:value-type="float">
            <text:p>8 690</text:p>
          </table:table-cell>
          <table:table-cell office:value-type="float" office:value="19592" calcext:value-type="float">
            <text:p>19 592</text:p>
          </table:table-cell>
          <table:table-cell office:value-type="string" calcext:value-type="string">
            <text:p>18775.8</text:p>
          </table:table-cell>
          <table:table-cell office:value-type="string" calcext:value-type="string">
            <text:p>665322595.6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570" calcext:value-type="float">
            <text:p>570</text:p>
          </table:table-cell>
          <table:table-cell office:value-type="float" office:value="3783" calcext:value-type="float">
            <text:p>3 783</text:p>
          </table:table-cell>
          <table:table-cell office:value-type="string" calcext:value-type="string">
            <text:p>3497.1</text:p>
          </table:table-cell>
          <table:table-cell office:value-type="string" calcext:value-type="string">
            <text:p>89102449.9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698" calcext:value-type="float">
            <text:p>698</text:p>
          </table:table-cell>
          <table:table-cell office:value-type="float" office:value="6582" calcext:value-type="float">
            <text:p>6 582</text:p>
          </table:table-cell>
          <table:table-cell office:value-type="float" office:value="6168" calcext:value-type="float">
            <text:p>6 168</text:p>
          </table:table-cell>
          <table:table-cell office:value-type="string" calcext:value-type="string">
            <text:p>201576122.1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T - Tous sexes confondus</text:p>
          </table:table-cell>
          <table:table-cell office:value-type="float" office:value="761" calcext:value-type="float">
            <text:p>761</text:p>
          </table:table-cell>
          <table:table-cell office:value-type="float" office:value="9125" calcext:value-type="float">
            <text:p>9 125</text:p>
          </table:table-cell>
          <table:table-cell office:value-type="float" office:value="8649" calcext:value-type="float">
            <text:p>8 649</text:p>
          </table:table-cell>
          <table:table-cell office:value-type="string" calcext:value-type="string">
            <text:p>325681423.1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T - Tous sexes confondus</text:p>
          </table:table-cell>
          <table:table-cell office:value-type="float" office:value="874" calcext:value-type="float">
            <text:p>874</text:p>
          </table:table-cell>
          <table:table-cell office:value-type="float" office:value="13371" calcext:value-type="float">
            <text:p>13 371</text:p>
          </table:table-cell>
          <table:table-cell office:value-type="string" calcext:value-type="string">
            <text:p>12872.6</text:p>
          </table:table-cell>
          <table:table-cell office:value-type="string" calcext:value-type="string">
            <text:p>539882925.5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26" calcext:value-type="float">
            <text:p>22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404.6</text:p>
          </table:table-cell>
          <table:table-cell office:value-type="string" calcext:value-type="string">
            <text:p>7584475.7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62" calcext:value-type="float">
            <text:p>362</text:p>
          </table:table-cell>
          <table:table-cell office:value-type="float" office:value="594" calcext:value-type="float">
            <text:p>594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11864078.2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29" calcext:value-type="float">
            <text:p>229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415.4</text:p>
          </table:table-cell>
          <table:table-cell office:value-type="string" calcext:value-type="string">
            <text:p>9978959.3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84" calcext:value-type="float">
            <text:p>484</text:p>
          </table:table-cell>
          <table:table-cell office:value-type="float" office:value="1093" calcext:value-type="float">
            <text:p>1 093</text:p>
          </table:table-cell>
          <table:table-cell office:value-type="string" calcext:value-type="string">
            <text:p>965.6</text:p>
          </table:table-cell>
          <table:table-cell office:value-type="string" calcext:value-type="string">
            <text:p>28056060.9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90" calcext:value-type="float">
            <text:p>290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579.8</text:p>
          </table:table-cell>
          <table:table-cell office:value-type="string" calcext:value-type="string">
            <text:p>16751690.7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25" calcext:value-type="float">
            <text:p>525</text:p>
          </table:table-cell>
          <table:table-cell office:value-type="float" office:value="1708" calcext:value-type="float">
            <text:p>1 708</text:p>
          </table:table-cell>
          <table:table-cell office:value-type="string" calcext:value-type="string">
            <text:p>1511.6</text:p>
          </table:table-cell>
          <table:table-cell office:value-type="string" calcext:value-type="string">
            <text:p>44339722.9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38" calcext:value-type="float">
            <text:p>338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845.8</text:p>
          </table:table-cell>
          <table:table-cell office:value-type="string" calcext:value-type="string">
            <text:p>32213614.4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55" calcext:value-type="float">
            <text:p>555</text:p>
          </table:table-cell>
          <table:table-cell office:value-type="float" office:value="2950" calcext:value-type="float">
            <text:p>2 950</text:p>
          </table:table-cell>
          <table:table-cell office:value-type="string" calcext:value-type="string">
            <text:p>2576.7</text:p>
          </table:table-cell>
          <table:table-cell office:value-type="string" calcext:value-type="string">
            <text:p>79483303.5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5.4</text:p>
          </table:table-cell>
          <table:table-cell office:value-type="string" calcext:value-type="string">
            <text:p>1152637.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65.8</text:p>
          </table:table-cell>
          <table:table-cell office:value-type="string" calcext:value-type="string">
            <text:p>2274498.3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9.4</text:p>
          </table:table-cell>
          <table:table-cell office:value-type="string" calcext:value-type="string">
            <text:p>2320235.3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9" calcext:value-type="float">
            <text:p>5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119.5</text:p>
          </table:table-cell>
          <table:table-cell office:value-type="string" calcext:value-type="string">
            <text:p>5592758.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3.3</text:p>
          </table:table-cell>
          <table:table-cell office:value-type="string" calcext:value-type="string">
            <text:p>4140034.4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6" calcext:value-type="float">
            <text:p>56</text:p>
          </table:table-cell>
          <table:table-cell office:value-type="float" office:value="153" calcext:value-type="float">
            <text:p>15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8430644.6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0" calcext:value-type="float">
            <text:p>50</text:p>
          </table:table-cell>
          <table:table-cell office:value-type="float" office:value="135" calcext:value-type="float">
            <text:p>135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11280079.5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5" calcext:value-type="float">
            <text:p>55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71.5</text:p>
          </table:table-cell>
          <table:table-cell office:value-type="string" calcext:value-type="string">
            <text:p>10521013.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781" calcext:value-type="float">
            <text:p>3 781</text:p>
          </table:table-cell>
          <table:table-cell office:value-type="float" office:value="5892" calcext:value-type="float">
            <text:p>5 892</text:p>
          </table:table-cell>
          <table:table-cell office:value-type="string" calcext:value-type="string">
            <text:p>5452.8</text:p>
          </table:table-cell>
          <table:table-cell office:value-type="string" calcext:value-type="string">
            <text:p>129158343.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229" calcext:value-type="float">
            <text:p>3 229</text:p>
          </table:table-cell>
          <table:table-cell office:value-type="float" office:value="4599" calcext:value-type="float">
            <text:p>4 599</text:p>
          </table:table-cell>
          <table:table-cell office:value-type="string" calcext:value-type="string">
            <text:p>4115.8</text:p>
          </table:table-cell>
          <table:table-cell office:value-type="float" office:value="99067631" calcext:value-type="float">
            <text:p>99 067 631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130" calcext:value-type="float">
            <text:p>4 130</text:p>
          </table:table-cell>
          <table:table-cell office:value-type="float" office:value="6949" calcext:value-type="float">
            <text:p>6 949</text:p>
          </table:table-cell>
          <table:table-cell office:value-type="float" office:value="6770" calcext:value-type="float">
            <text:p>6 770</text:p>
          </table:table-cell>
          <table:table-cell office:value-type="string" calcext:value-type="string">
            <text:p>219588311.2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864" calcext:value-type="float">
            <text:p>3 864</text:p>
          </table:table-cell>
          <table:table-cell office:value-type="float" office:value="6295" calcext:value-type="float">
            <text:p>6 295</text:p>
          </table:table-cell>
          <table:table-cell office:value-type="string" calcext:value-type="string">
            <text:p>5730.2</text:p>
          </table:table-cell>
          <table:table-cell office:value-type="string" calcext:value-type="string">
            <text:p>179474813.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060" calcext:value-type="float">
            <text:p>4 060</text:p>
          </table:table-cell>
          <table:table-cell office:value-type="float" office:value="8398" calcext:value-type="float">
            <text:p>8 398</text:p>
          </table:table-cell>
          <table:table-cell office:value-type="string" calcext:value-type="string">
            <text:p>8186.4</text:p>
          </table:table-cell>
          <table:table-cell office:value-type="string" calcext:value-type="string">
            <text:p>312401711.4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861" calcext:value-type="float">
            <text:p>3 861</text:p>
          </table:table-cell>
          <table:table-cell office:value-type="float" office:value="6993" calcext:value-type="float">
            <text:p>6 993</text:p>
          </table:table-cell>
          <table:table-cell office:value-type="string" calcext:value-type="string">
            <text:p>6366.4</text:p>
          </table:table-cell>
          <table:table-cell office:value-type="string" calcext:value-type="string">
            <text:p>219621253.2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549" calcext:value-type="float">
            <text:p>4 549</text:p>
          </table:table-cell>
          <table:table-cell office:value-type="float" office:value="11919" calcext:value-type="float">
            <text:p>11 919</text:p>
          </table:table-cell>
          <table:table-cell office:value-type="string" calcext:value-type="string">
            <text:p>11607.5</text:p>
          </table:table-cell>
          <table:table-cell office:value-type="string" calcext:value-type="string">
            <text:p>471723084.1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895" calcext:value-type="float">
            <text:p>3 895</text:p>
          </table:table-cell>
          <table:table-cell office:value-type="float" office:value="8667" calcext:value-type="float">
            <text:p>8 667</text:p>
          </table:table-cell>
          <table:table-cell office:value-type="string" calcext:value-type="string">
            <text:p>7695.3</text:p>
          </table:table-cell>
          <table:table-cell office:value-type="string" calcext:value-type="string">
            <text:p>277817038.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34" calcext:value-type="float">
            <text:p>234</text:p>
          </table:table-cell>
          <table:table-cell office:value-type="float" office:value="1157" calcext:value-type="float">
            <text:p>1 157</text:p>
          </table:table-cell>
          <table:table-cell office:value-type="string" calcext:value-type="string">
            <text:p>989.1</text:p>
          </table:table-cell>
          <table:table-cell office:value-type="string" calcext:value-type="string">
            <text:p>28660680.7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54" calcext:value-type="float">
            <text:p>354</text:p>
          </table:table-cell>
          <table:table-cell office:value-type="float" office:value="1852" calcext:value-type="float">
            <text:p>1 852</text:p>
          </table:table-cell>
          <table:table-cell office:value-type="string" calcext:value-type="string">
            <text:p>1550.2</text:p>
          </table:table-cell>
          <table:table-cell office:value-type="string" calcext:value-type="string">
            <text:p>47476220.3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36" calcext:value-type="float">
            <text:p>336</text:p>
          </table:table-cell>
          <table:table-cell office:value-type="float" office:value="2167" calcext:value-type="float">
            <text:p>2 167</text:p>
          </table:table-cell>
          <table:table-cell office:value-type="string" calcext:value-type="string">
            <text:p>2028.9</text:p>
          </table:table-cell>
          <table:table-cell office:value-type="string" calcext:value-type="string">
            <text:p>79241124.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29" calcext:value-type="float">
            <text:p>529</text:p>
          </table:table-cell>
          <table:table-cell office:value-type="float" office:value="4362" calcext:value-type="float">
            <text:p>4 362</text:p>
          </table:table-cell>
          <table:table-cell office:value-type="string" calcext:value-type="string">
            <text:p>4015.6</text:p>
          </table:table-cell>
          <table:table-cell office:value-type="string" calcext:value-type="string">
            <text:p>155543589.6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27" calcext:value-type="float">
            <text:p>427</text:p>
          </table:table-cell>
          <table:table-cell office:value-type="float" office:value="3990" calcext:value-type="float">
            <text:p>3 990</text:p>
          </table:table-cell>
          <table:table-cell office:value-type="string" calcext:value-type="string">
            <text:p>3880.6</text:p>
          </table:table-cell>
          <table:table-cell office:value-type="string" calcext:value-type="string">
            <text:p>172489431.2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89" calcext:value-type="float">
            <text:p>589</text:p>
          </table:table-cell>
          <table:table-cell office:value-type="float" office:value="7291" calcext:value-type="float">
            <text:p>7 291</text:p>
          </table:table-cell>
          <table:table-cell office:value-type="float" office:value="6850" calcext:value-type="float">
            <text:p>6 850</text:p>
          </table:table-cell>
          <table:table-cell office:value-type="string" calcext:value-type="string">
            <text:p>282703921.8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84" calcext:value-type="float">
            <text:p>484</text:p>
          </table:table-cell>
          <table:table-cell office:value-type="float" office:value="7781" calcext:value-type="float">
            <text:p>7 781</text:p>
          </table:table-cell>
          <table:table-cell office:value-type="string" calcext:value-type="string">
            <text:p>7768.7</text:p>
          </table:table-cell>
          <table:table-cell office:value-type="string" calcext:value-type="string">
            <text:p>381861792.1</text:p>
          </table:table-cell>
        </table:table-row>
        <table:table-row table:style-name="ro1">
          <table:table-cell office:value-type="string" calcext:value-type="string">
            <text:p>01 - Guadeloup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95" calcext:value-type="float">
            <text:p>595</text:p>
          </table:table-cell>
          <table:table-cell office:value-type="float" office:value="11972" calcext:value-type="float">
            <text:p>11 972</text:p>
          </table:table-cell>
          <table:table-cell office:value-type="string" calcext:value-type="string">
            <text:p>11540.7</text:p>
          </table:table-cell>
          <table:table-cell office:value-type="string" calcext:value-type="string">
            <text:p>502150758.2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01" calcext:value-type="float">
            <text:p>201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338.6</text:p>
          </table:table-cell>
          <table:table-cell office:value-type="string" calcext:value-type="string">
            <text:p>6737494.6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35" calcext:value-type="float">
            <text:p>335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554.4</text:p>
          </table:table-cell>
          <table:table-cell office:value-type="string" calcext:value-type="string">
            <text:p>13099369.1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33" calcext:value-type="float">
            <text:p>233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468.2</text:p>
          </table:table-cell>
          <table:table-cell office:value-type="string" calcext:value-type="string">
            <text:p>12618805.1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32" calcext:value-type="float">
            <text:p>432</text:p>
          </table:table-cell>
          <table:table-cell office:value-type="float" office:value="1188" calcext:value-type="float">
            <text:p>1 188</text:p>
          </table:table-cell>
          <table:table-cell office:value-type="string" calcext:value-type="string">
            <text:p>988.9</text:p>
          </table:table-cell>
          <table:table-cell office:value-type="string" calcext:value-type="string">
            <text:p>28314183.6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68" calcext:value-type="float">
            <text:p>268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572.3</text:p>
          </table:table-cell>
          <table:table-cell office:value-type="string" calcext:value-type="string">
            <text:p>18871797.6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32" calcext:value-type="float">
            <text:p>432</text:p>
          </table:table-cell>
          <table:table-cell office:value-type="float" office:value="1747" calcext:value-type="float">
            <text:p>1 747</text:p>
          </table:table-cell>
          <table:table-cell office:value-type="string" calcext:value-type="string">
            <text:p>1442.4</text:p>
          </table:table-cell>
          <table:table-cell office:value-type="string" calcext:value-type="string">
            <text:p>42901603.3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14" calcext:value-type="float">
            <text:p>314</text:p>
          </table:table-cell>
          <table:table-cell office:value-type="float" office:value="1063" calcext:value-type="float">
            <text:p>1 063</text:p>
          </table:table-cell>
          <table:table-cell office:value-type="string" calcext:value-type="string">
            <text:p>928.4</text:p>
          </table:table-cell>
          <table:table-cell office:value-type="string" calcext:value-type="string">
            <text:p>38912794.2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67" calcext:value-type="float">
            <text:p>467</text:p>
          </table:table-cell>
          <table:table-cell office:value-type="float" office:value="2985" calcext:value-type="float">
            <text:p>2 985</text:p>
          </table:table-cell>
          <table:table-cell office:value-type="string" calcext:value-type="string">
            <text:p>2399.3</text:p>
          </table:table-cell>
          <table:table-cell office:value-type="string" calcext:value-type="string">
            <text:p>76968619.4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2.6</text:p>
          </table:table-cell>
          <table:table-cell office:value-type="float" office:value="1020028" calcext:value-type="float">
            <text:p>1 020 028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8.1</text:p>
          </table:table-cell>
          <table:table-cell office:value-type="string" calcext:value-type="string">
            <text:p>2404302.2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97.8</text:p>
          </table:table-cell>
          <table:table-cell office:value-type="string" calcext:value-type="string">
            <text:p>4683377.1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8" calcext:value-type="float">
            <text:p>6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213.7</text:p>
          </table:table-cell>
          <table:table-cell office:value-type="string" calcext:value-type="string">
            <text:p>9762113.9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9" calcext:value-type="float">
            <text:p>39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2.6</text:p>
          </table:table-cell>
          <table:table-cell office:value-type="string" calcext:value-type="string">
            <text:p>4850197.8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8" calcext:value-type="float">
            <text:p>4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30.2</text:p>
          </table:table-cell>
          <table:table-cell office:value-type="string" calcext:value-type="string">
            <text:p>7293857.6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124.5</text:p>
          </table:table-cell>
          <table:table-cell office:value-type="string" calcext:value-type="string">
            <text:p>8874779.3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13412929.2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2.3</text:p>
          </table:table-cell>
          <table:table-cell office:value-type="string" calcext:value-type="string">
            <text:p>1117746.6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5" calcext:value-type="float">
            <text:p>2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18.1</text:p>
          </table:table-cell>
          <table:table-cell office:value-type="float" office:value="5286801" calcext:value-type="float">
            <text:p>5 286 801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216882.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3.8</text:p>
          </table:table-cell>
          <table:table-cell office:value-type="string" calcext:value-type="string">
            <text:p>1186629.8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393" calcext:value-type="float">
            <text:p>3 393</text:p>
          </table:table-cell>
          <table:table-cell office:value-type="float" office:value="5649" calcext:value-type="float">
            <text:p>5 649</text:p>
          </table:table-cell>
          <table:table-cell office:value-type="string" calcext:value-type="string">
            <text:p>5232.7</text:p>
          </table:table-cell>
          <table:table-cell office:value-type="string" calcext:value-type="string">
            <text:p>125080783.3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781" calcext:value-type="float">
            <text:p>2 781</text:p>
          </table:table-cell>
          <table:table-cell office:value-type="float" office:value="4404" calcext:value-type="float">
            <text:p>4 404</text:p>
          </table:table-cell>
          <table:table-cell office:value-type="string" calcext:value-type="string">
            <text:p>3825.4</text:p>
          </table:table-cell>
          <table:table-cell office:value-type="string" calcext:value-type="string">
            <text:p>94269081.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742" calcext:value-type="float">
            <text:p>3 742</text:p>
          </table:table-cell>
          <table:table-cell office:value-type="float" office:value="7153" calcext:value-type="float">
            <text:p>7 153</text:p>
          </table:table-cell>
          <table:table-cell office:value-type="string" calcext:value-type="string">
            <text:p>6969.6</text:p>
          </table:table-cell>
          <table:table-cell office:value-type="float" office:value="225441248" calcext:value-type="float">
            <text:p>225 441 248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579" calcext:value-type="float">
            <text:p>3 579</text:p>
          </table:table-cell>
          <table:table-cell office:value-type="float" office:value="6025" calcext:value-type="float">
            <text:p>6 025</text:p>
          </table:table-cell>
          <table:table-cell office:value-type="string" calcext:value-type="string">
            <text:p>5658.5</text:p>
          </table:table-cell>
          <table:table-cell office:value-type="string" calcext:value-type="string">
            <text:p>179447469.9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789" calcext:value-type="float">
            <text:p>3 789</text:p>
          </table:table-cell>
          <table:table-cell office:value-type="float" office:value="8501" calcext:value-type="float">
            <text:p>8 501</text:p>
          </table:table-cell>
          <table:table-cell office:value-type="string" calcext:value-type="string">
            <text:p>8287.8</text:p>
          </table:table-cell>
          <table:table-cell office:value-type="float" office:value="306934965" calcext:value-type="float">
            <text:p>306 934 965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628" calcext:value-type="float">
            <text:p>3 628</text:p>
          </table:table-cell>
          <table:table-cell office:value-type="float" office:value="6589" calcext:value-type="float">
            <text:p>6 589</text:p>
          </table:table-cell>
          <table:table-cell office:value-type="string" calcext:value-type="string">
            <text:p>6189.4</text:p>
          </table:table-cell>
          <table:table-cell office:value-type="string" calcext:value-type="string">
            <text:p>211433458.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460" calcext:value-type="float">
            <text:p>4 460</text:p>
          </table:table-cell>
          <table:table-cell office:value-type="float" office:value="13716" calcext:value-type="float">
            <text:p>13 716</text:p>
          </table:table-cell>
          <table:table-cell office:value-type="string" calcext:value-type="string">
            <text:p>13533.8</text:p>
          </table:table-cell>
          <table:table-cell office:value-type="string" calcext:value-type="string">
            <text:p>520229502.6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156" calcext:value-type="float">
            <text:p>4 156</text:p>
          </table:table-cell>
          <table:table-cell office:value-type="float" office:value="9821" calcext:value-type="float">
            <text:p>9 821</text:p>
          </table:table-cell>
          <table:table-cell office:value-type="string" calcext:value-type="string">
            <text:p>8805.3</text:p>
          </table:table-cell>
          <table:table-cell office:value-type="string" calcext:value-type="string">
            <text:p>301367092.9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20" calcext:value-type="float">
            <text:p>220</text:p>
          </table:table-cell>
          <table:table-cell office:value-type="float" office:value="1058" calcext:value-type="float">
            <text:p>1 058</text:p>
          </table:table-cell>
          <table:table-cell office:value-type="string" calcext:value-type="string">
            <text:p>906.1</text:p>
          </table:table-cell>
          <table:table-cell office:value-type="string" calcext:value-type="string">
            <text:p>23603862.7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56" calcext:value-type="float">
            <text:p>356</text:p>
          </table:table-cell>
          <table:table-cell office:value-type="float" office:value="1829" calcext:value-type="float">
            <text:p>1 829</text:p>
          </table:table-cell>
          <table:table-cell office:value-type="string" calcext:value-type="string">
            <text:p>1523.2</text:p>
          </table:table-cell>
          <table:table-cell office:value-type="string" calcext:value-type="string">
            <text:p>44680334.3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33" calcext:value-type="float">
            <text:p>333</text:p>
          </table:table-cell>
          <table:table-cell office:value-type="float" office:value="2085" calcext:value-type="float">
            <text:p>2 085</text:p>
          </table:table-cell>
          <table:table-cell office:value-type="string" calcext:value-type="string">
            <text:p>1985.9</text:p>
          </table:table-cell>
          <table:table-cell office:value-type="string" calcext:value-type="string">
            <text:p>75230327.5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19" calcext:value-type="float">
            <text:p>519</text:p>
          </table:table-cell>
          <table:table-cell office:value-type="float" office:value="4635" calcext:value-type="float">
            <text:p>4 635</text:p>
          </table:table-cell>
          <table:table-cell office:value-type="string" calcext:value-type="string">
            <text:p>4311.2</text:p>
          </table:table-cell>
          <table:table-cell office:value-type="string" calcext:value-type="string">
            <text:p>167076108.3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17" calcext:value-type="float">
            <text:p>417</text:p>
          </table:table-cell>
          <table:table-cell office:value-type="float" office:value="3818" calcext:value-type="float">
            <text:p>3 818</text:p>
          </table:table-cell>
          <table:table-cell office:value-type="string" calcext:value-type="string">
            <text:p>3710.1</text:p>
          </table:table-cell>
          <table:table-cell office:value-type="string" calcext:value-type="string">
            <text:p>161474735.4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66" calcext:value-type="float">
            <text:p>566</text:p>
          </table:table-cell>
          <table:table-cell office:value-type="float" office:value="7415" calcext:value-type="float">
            <text:p>7 415</text:p>
          </table:table-cell>
          <table:table-cell office:value-type="string" calcext:value-type="string">
            <text:p>6999.3</text:p>
          </table:table-cell>
          <table:table-cell office:value-type="float" office:value="283245360" calcext:value-type="float">
            <text:p>283 245 360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48" calcext:value-type="float">
            <text:p>448</text:p>
          </table:table-cell>
          <table:table-cell office:value-type="float" office:value="7868" calcext:value-type="float">
            <text:p>7 868</text:p>
          </table:table-cell>
          <table:table-cell office:value-type="string" calcext:value-type="string">
            <text:p>7791.2</text:p>
          </table:table-cell>
          <table:table-cell office:value-type="string" calcext:value-type="string">
            <text:p>371946492.2</text:p>
          </table:table-cell>
        </table:table-row>
        <table:table-row table:style-name="ro1">
          <table:table-cell office:value-type="string" calcext:value-type="string">
            <text:p>02 - Martiniqu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83" calcext:value-type="float">
            <text:p>583</text:p>
          </table:table-cell>
          <table:table-cell office:value-type="float" office:value="13103" calcext:value-type="float">
            <text:p>13 103</text:p>
          </table:table-cell>
          <table:table-cell office:value-type="string" calcext:value-type="string">
            <text:p>12724.1</text:p>
          </table:table-cell>
          <table:table-cell office:value-type="string" calcext:value-type="string">
            <text:p>543709221.9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55" calcext:value-type="float">
            <text:p>15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341.9</text:p>
          </table:table-cell>
          <table:table-cell office:value-type="string" calcext:value-type="string">
            <text:p>7897053.6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18" calcext:value-type="float">
            <text:p>218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510.3</text:p>
          </table:table-cell>
          <table:table-cell office:value-type="string" calcext:value-type="string">
            <text:p>12996893.5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45" calcext:value-type="float">
            <text:p>145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322.4</text:p>
          </table:table-cell>
          <table:table-cell office:value-type="string" calcext:value-type="string">
            <text:p>9771155.3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235" calcext:value-type="float">
            <text:p>235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678.7</text:p>
          </table:table-cell>
          <table:table-cell office:value-type="string" calcext:value-type="string">
            <text:p>21159558.2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49" calcext:value-type="float">
            <text:p>149</text:p>
          </table:table-cell>
          <table:table-cell office:value-type="float" office:value="304" calcext:value-type="float">
            <text:p>30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9853160.9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08" calcext:value-type="float">
            <text:p>208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539.6</text:p>
          </table:table-cell>
          <table:table-cell office:value-type="string" calcext:value-type="string">
            <text:p>18096800.4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30" calcext:value-type="float">
            <text:p>130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297.7</text:p>
          </table:table-cell>
          <table:table-cell office:value-type="string" calcext:value-type="string">
            <text:p>13587929.5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93" calcext:value-type="float">
            <text:p>193</text:p>
          </table:table-cell>
          <table:table-cell office:value-type="float" office:value="562" calcext:value-type="float">
            <text:p>562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19380899.6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.4</text:p>
          </table:table-cell>
          <table:table-cell office:value-type="string" calcext:value-type="string">
            <text:p>583114.6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4.9</text:p>
          </table:table-cell>
          <table:table-cell office:value-type="string" calcext:value-type="string">
            <text:p>497781.8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7.1</text:p>
          </table:table-cell>
          <table:table-cell office:value-type="string" calcext:value-type="string">
            <text:p>1159379.5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32.5</text:p>
          </table:table-cell>
          <table:table-cell office:value-type="string" calcext:value-type="string">
            <text:p>1459342.5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525790.7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6.9</text:p>
          </table:table-cell>
          <table:table-cell office:value-type="string" calcext:value-type="string">
            <text:p>823239.9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.8</text:p>
          </table:table-cell>
          <table:table-cell office:value-type="string" calcext:value-type="string">
            <text:p>588011.3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.5</text:p>
          </table:table-cell>
          <table:table-cell office:value-type="string" calcext:value-type="string">
            <text:p>1586825.4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974" calcext:value-type="float">
            <text:p>1 974</text:p>
          </table:table-cell>
          <table:table-cell office:value-type="float" office:value="3523" calcext:value-type="float">
            <text:p>3 523</text:p>
          </table:table-cell>
          <table:table-cell office:value-type="string" calcext:value-type="string">
            <text:p>3220.5</text:p>
          </table:table-cell>
          <table:table-cell office:value-type="string" calcext:value-type="string">
            <text:p>81070695.6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486" calcext:value-type="float">
            <text:p>1 486</text:p>
          </table:table-cell>
          <table:table-cell office:value-type="float" office:value="2197" calcext:value-type="float">
            <text:p>2 197</text:p>
          </table:table-cell>
          <table:table-cell office:value-type="string" calcext:value-type="string">
            <text:p>2007.7</text:p>
          </table:table-cell>
          <table:table-cell office:value-type="string" calcext:value-type="string">
            <text:p>49682411.9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109" calcext:value-type="float">
            <text:p>2 109</text:p>
          </table:table-cell>
          <table:table-cell office:value-type="float" office:value="4157" calcext:value-type="float">
            <text:p>4 157</text:p>
          </table:table-cell>
          <table:table-cell office:value-type="string" calcext:value-type="string">
            <text:p>4058.6</text:p>
          </table:table-cell>
          <table:table-cell office:value-type="string" calcext:value-type="string">
            <text:p>141344068.5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680" calcext:value-type="float">
            <text:p>1 680</text:p>
          </table:table-cell>
          <table:table-cell office:value-type="float" office:value="2651" calcext:value-type="float">
            <text:p>2 651</text:p>
          </table:table-cell>
          <table:table-cell office:value-type="string" calcext:value-type="string">
            <text:p>2433.5</text:p>
          </table:table-cell>
          <table:table-cell office:value-type="string" calcext:value-type="string">
            <text:p>76606217.4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883" calcext:value-type="float">
            <text:p>1 883</text:p>
          </table:table-cell>
          <table:table-cell office:value-type="float" office:value="3803" calcext:value-type="float">
            <text:p>3 803</text:p>
          </table:table-cell>
          <table:table-cell office:value-type="string" calcext:value-type="string">
            <text:p>3691.2</text:p>
          </table:table-cell>
          <table:table-cell office:value-type="string" calcext:value-type="string">
            <text:p>143222873.2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340" calcext:value-type="float">
            <text:p>1 340</text:p>
          </table:table-cell>
          <table:table-cell office:value-type="float" office:value="2165" calcext:value-type="float">
            <text:p>2 165</text:p>
          </table:table-cell>
          <table:table-cell office:value-type="float" office:value="1970" calcext:value-type="float">
            <text:p>1 970</text:p>
          </table:table-cell>
          <table:table-cell office:value-type="string" calcext:value-type="string">
            <text:p>68233531.6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795" calcext:value-type="float">
            <text:p>1 795</text:p>
          </table:table-cell>
          <table:table-cell office:value-type="float" office:value="4826" calcext:value-type="float">
            <text:p>4 826</text:p>
          </table:table-cell>
          <table:table-cell office:value-type="string" calcext:value-type="string">
            <text:p>4691.5</text:p>
          </table:table-cell>
          <table:table-cell office:value-type="string" calcext:value-type="string">
            <text:p>210886661.6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175" calcext:value-type="float">
            <text:p>1 175</text:p>
          </table:table-cell>
          <table:table-cell office:value-type="float" office:value="2004" calcext:value-type="float">
            <text:p>2 004</text:p>
          </table:table-cell>
          <table:table-cell office:value-type="float" office:value="1821" calcext:value-type="float">
            <text:p>1 821</text:p>
          </table:table-cell>
          <table:table-cell office:value-type="string" calcext:value-type="string">
            <text:p>71180289.6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45" calcext:value-type="float">
            <text:p>245</text:p>
          </table:table-cell>
          <table:table-cell office:value-type="float" office:value="1718" calcext:value-type="float">
            <text:p>1 718</text:p>
          </table:table-cell>
          <table:table-cell office:value-type="string" calcext:value-type="string">
            <text:p>1399.7</text:p>
          </table:table-cell>
          <table:table-cell office:value-type="string" calcext:value-type="string">
            <text:p>41877249.4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27" calcext:value-type="float">
            <text:p>327</text:p>
          </table:table-cell>
          <table:table-cell office:value-type="float" office:value="2801" calcext:value-type="float">
            <text:p>2 801</text:p>
          </table:table-cell>
          <table:table-cell office:value-type="float" office:value="2341" calcext:value-type="float">
            <text:p>2 341</text:p>
          </table:table-cell>
          <table:table-cell office:value-type="string" calcext:value-type="string">
            <text:p>75608002.1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16" calcext:value-type="float">
            <text:p>316</text:p>
          </table:table-cell>
          <table:table-cell office:value-type="float" office:value="2715" calcext:value-type="float">
            <text:p>2 715</text:p>
          </table:table-cell>
          <table:table-cell office:value-type="string" calcext:value-type="string">
            <text:p>2539.9</text:p>
          </table:table-cell>
          <table:table-cell office:value-type="string" calcext:value-type="string">
            <text:p>102185937.1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67" calcext:value-type="float">
            <text:p>367</text:p>
          </table:table-cell>
          <table:table-cell office:value-type="float" office:value="4409" calcext:value-type="float">
            <text:p>4 409</text:p>
          </table:table-cell>
          <table:table-cell office:value-type="string" calcext:value-type="string">
            <text:p>4112.4</text:p>
          </table:table-cell>
          <table:table-cell office:value-type="string" calcext:value-type="string">
            <text:p>159825570.3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10" calcext:value-type="float">
            <text:p>310</text:p>
          </table:table-cell>
          <table:table-cell office:value-type="float" office:value="3264" calcext:value-type="float">
            <text:p>3 264</text:p>
          </table:table-cell>
          <table:table-cell office:value-type="string" calcext:value-type="string">
            <text:p>3151.3</text:p>
          </table:table-cell>
          <table:table-cell office:value-type="string" calcext:value-type="string">
            <text:p>144470093.9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58" calcext:value-type="float">
            <text:p>358</text:p>
          </table:table-cell>
          <table:table-cell office:value-type="float" office:value="4244" calcext:value-type="float">
            <text:p>4 244</text:p>
          </table:table-cell>
          <table:table-cell office:value-type="string" calcext:value-type="string">
            <text:p>3969.4</text:p>
          </table:table-cell>
          <table:table-cell office:value-type="string" calcext:value-type="string">
            <text:p>165268673.2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06" calcext:value-type="float">
            <text:p>306</text:p>
          </table:table-cell>
          <table:table-cell office:value-type="float" office:value="4301" calcext:value-type="float">
            <text:p>4 301</text:p>
          </table:table-cell>
          <table:table-cell office:value-type="string" calcext:value-type="string">
            <text:p>4174.2</text:p>
          </table:table-cell>
          <table:table-cell office:value-type="string" calcext:value-type="string">
            <text:p>223084958.7</text:p>
          </table:table-cell>
        </table:table-row>
        <table:table-row table:style-name="ro1">
          <table:table-cell office:value-type="string" calcext:value-type="string">
            <text:p>03 - Guya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60" calcext:value-type="float">
            <text:p>360</text:p>
          </table:table-cell>
          <table:table-cell office:value-type="float" office:value="5362" calcext:value-type="float">
            <text:p>5 362</text:p>
          </table:table-cell>
          <table:table-cell office:value-type="string" calcext:value-type="string">
            <text:p>5114.1</text:p>
          </table:table-cell>
          <table:table-cell office:value-type="string" calcext:value-type="string">
            <text:p>232007672.9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563" calcext:value-type="float">
            <text:p>563</text:p>
          </table:table-cell>
          <table:table-cell office:value-type="float" office:value="1393" calcext:value-type="float">
            <text:p>1 393</text:p>
          </table:table-cell>
          <table:table-cell office:value-type="float" office:value="1104" calcext:value-type="float">
            <text:p>1 104</text:p>
          </table:table-cell>
          <table:table-cell office:value-type="string" calcext:value-type="string">
            <text:p>21679632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745" calcext:value-type="float">
            <text:p>745</text:p>
          </table:table-cell>
          <table:table-cell office:value-type="float" office:value="1900" calcext:value-type="float">
            <text:p>1 900</text:p>
          </table:table-cell>
          <table:table-cell office:value-type="string" calcext:value-type="string">
            <text:p>1589.6</text:p>
          </table:table-cell>
          <table:table-cell office:value-type="float" office:value="37108354" calcext:value-type="float">
            <text:p>37 108 35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647" calcext:value-type="float">
            <text:p>647</text:p>
          </table:table-cell>
          <table:table-cell office:value-type="float" office:value="1768" calcext:value-type="float">
            <text:p>1 768</text:p>
          </table:table-cell>
          <table:table-cell office:value-type="string" calcext:value-type="string">
            <text:p>1505.8</text:p>
          </table:table-cell>
          <table:table-cell office:value-type="string" calcext:value-type="string">
            <text:p>40519332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890" calcext:value-type="float">
            <text:p>890</text:p>
          </table:table-cell>
          <table:table-cell office:value-type="float" office:value="2937" calcext:value-type="float">
            <text:p>2 937</text:p>
          </table:table-cell>
          <table:table-cell office:value-type="string" calcext:value-type="string">
            <text:p>2545.4</text:p>
          </table:table-cell>
          <table:table-cell office:value-type="string" calcext:value-type="string">
            <text:p>74100236.2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69" calcext:value-type="float">
            <text:p>669</text:p>
          </table:table-cell>
          <table:table-cell office:value-type="float" office:value="1887" calcext:value-type="float">
            <text:p>1 887</text:p>
          </table:table-cell>
          <table:table-cell office:value-type="string" calcext:value-type="string">
            <text:p>1627.6</text:p>
          </table:table-cell>
          <table:table-cell office:value-type="string" calcext:value-type="string">
            <text:p>51577864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798" calcext:value-type="float">
            <text:p>798</text:p>
          </table:table-cell>
          <table:table-cell office:value-type="float" office:value="2875" calcext:value-type="float">
            <text:p>2 875</text:p>
          </table:table-cell>
          <table:table-cell office:value-type="string" calcext:value-type="string">
            <text:p>2525.2</text:p>
          </table:table-cell>
          <table:table-cell office:value-type="string" calcext:value-type="string">
            <text:p>80923433.9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99" calcext:value-type="float">
            <text:p>599</text:p>
          </table:table-cell>
          <table:table-cell office:value-type="float" office:value="1773" calcext:value-type="float">
            <text:p>1 773</text:p>
          </table:table-cell>
          <table:table-cell office:value-type="string" calcext:value-type="string">
            <text:p>1506.1</text:p>
          </table:table-cell>
          <table:table-cell office:value-type="string" calcext:value-type="string">
            <text:p>54086234.9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700" calcext:value-type="float">
            <text:p>700</text:p>
          </table:table-cell>
          <table:table-cell office:value-type="float" office:value="2512" calcext:value-type="float">
            <text:p>2 512</text:p>
          </table:table-cell>
          <table:table-cell office:value-type="string" calcext:value-type="string">
            <text:p>2139.5</text:p>
          </table:table-cell>
          <table:table-cell office:value-type="float" office:value="75240767" calcext:value-type="float">
            <text:p>75 240 767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76" calcext:value-type="float">
            <text:p>7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149.5</text:p>
          </table:table-cell>
          <table:table-cell office:value-type="string" calcext:value-type="string">
            <text:p>4768127.3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96" calcext:value-type="float">
            <text:p>9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241.5</text:p>
          </table:table-cell>
          <table:table-cell office:value-type="string" calcext:value-type="string">
            <text:p>8206332.3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88" calcext:value-type="float">
            <text:p>88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295.2</text:p>
          </table:table-cell>
          <table:table-cell office:value-type="string" calcext:value-type="string">
            <text:p>13226907.3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07" calcext:value-type="float">
            <text:p>10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384.8</text:p>
          </table:table-cell>
          <table:table-cell office:value-type="string" calcext:value-type="string">
            <text:p>17287228.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73" calcext:value-type="float">
            <text:p>73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245.7</text:p>
          </table:table-cell>
          <table:table-cell office:value-type="string" calcext:value-type="string">
            <text:p>13279157.9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85" calcext:value-type="float">
            <text:p>8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81.4</text:p>
          </table:table-cell>
          <table:table-cell office:value-type="string" calcext:value-type="string">
            <text:p>13578968.2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68" calcext:value-type="float">
            <text:p>68</text:p>
          </table:table-cell>
          <table:table-cell office:value-type="float" office:value="273" calcext:value-type="float">
            <text:p>27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17260333.2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4" calcext:value-type="float">
            <text:p>64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220.5</text:p>
          </table:table-cell>
          <table:table-cell office:value-type="float" office:value="12600144" calcext:value-type="float">
            <text:p>12 600 14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4.3</text:p>
          </table:table-cell>
          <table:table-cell office:value-type="string" calcext:value-type="string">
            <text:p>1069596.7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3" calcext:value-type="float">
            <text:p>2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2317669.6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1" calcext:value-type="float">
            <text:p>2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87.6</text:p>
          </table:table-cell>
          <table:table-cell office:value-type="float" office:value="3851731" calcext:value-type="float">
            <text:p>3 851 731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45.6</text:p>
          </table:table-cell>
          <table:table-cell office:value-type="float" office:value="5403452" calcext:value-type="float">
            <text:p>5 403 452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57.1</text:p>
          </table:table-cell>
          <table:table-cell office:value-type="string" calcext:value-type="string">
            <text:p>2907247.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15.7</text:p>
          </table:table-cell>
          <table:table-cell office:value-type="string" calcext:value-type="string">
            <text:p>5219974.9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46.9</text:p>
          </table:table-cell>
          <table:table-cell office:value-type="string" calcext:value-type="string">
            <text:p>3022290.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6.4</text:p>
          </table:table-cell>
          <table:table-cell office:value-type="string" calcext:value-type="string">
            <text:p>5262843.3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1688837.9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4" calcext:value-type="float">
            <text:p>3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162.3</text:p>
          </table:table-cell>
          <table:table-cell office:value-type="string" calcext:value-type="string">
            <text:p>4561031.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139.5</text:p>
          </table:table-cell>
          <table:table-cell office:value-type="string" calcext:value-type="string">
            <text:p>3609466.3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8" calcext:value-type="float">
            <text:p>38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332.1</text:p>
          </table:table-cell>
          <table:table-cell office:value-type="string" calcext:value-type="string">
            <text:p>10142560.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4" calcext:value-type="float">
            <text:p>3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77.8</text:p>
          </table:table-cell>
          <table:table-cell office:value-type="string" calcext:value-type="string">
            <text:p>5476251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7" calcext:value-type="float">
            <text:p>37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317.2</text:p>
          </table:table-cell>
          <table:table-cell office:value-type="string" calcext:value-type="string">
            <text:p>10202247.9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5787314.3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7" calcext:value-type="float">
            <text:p>37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282.9</text:p>
          </table:table-cell>
          <table:table-cell office:value-type="float" office:value="10613672" calcext:value-type="float">
            <text:p>10 613 672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9111" calcext:value-type="float">
            <text:p>9 111</text:p>
          </table:table-cell>
          <table:table-cell office:value-type="float" office:value="18815" calcext:value-type="float">
            <text:p>18 815</text:p>
          </table:table-cell>
          <table:table-cell office:value-type="string" calcext:value-type="string">
            <text:p>17352.1</text:p>
          </table:table-cell>
          <table:table-cell office:value-type="string" calcext:value-type="string">
            <text:p>392492745.2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893" calcext:value-type="float">
            <text:p>6 893</text:p>
          </table:table-cell>
          <table:table-cell office:value-type="float" office:value="12559" calcext:value-type="float">
            <text:p>12 559</text:p>
          </table:table-cell>
          <table:table-cell office:value-type="string" calcext:value-type="string">
            <text:p>10986.3</text:p>
          </table:table-cell>
          <table:table-cell office:value-type="string" calcext:value-type="string">
            <text:p>249711697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9038" calcext:value-type="float">
            <text:p>9 038</text:p>
          </table:table-cell>
          <table:table-cell office:value-type="float" office:value="21810" calcext:value-type="float">
            <text:p>21 810</text:p>
          </table:table-cell>
          <table:table-cell office:value-type="string" calcext:value-type="string">
            <text:p>21430.8</text:p>
          </table:table-cell>
          <table:table-cell office:value-type="string" calcext:value-type="string">
            <text:p>672593596.4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7426" calcext:value-type="float">
            <text:p>7 426</text:p>
          </table:table-cell>
          <table:table-cell office:value-type="float" office:value="14075" calcext:value-type="float">
            <text:p>14 075</text:p>
          </table:table-cell>
          <table:table-cell office:value-type="string" calcext:value-type="string">
            <text:p>12756.4</text:p>
          </table:table-cell>
          <table:table-cell office:value-type="string" calcext:value-type="string">
            <text:p>385127436.1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7807" calcext:value-type="float">
            <text:p>7 807</text:p>
          </table:table-cell>
          <table:table-cell office:value-type="float" office:value="18675" calcext:value-type="float">
            <text:p>18 675</text:p>
          </table:table-cell>
          <table:table-cell office:value-type="string" calcext:value-type="string">
            <text:p>18347.8</text:p>
          </table:table-cell>
          <table:table-cell office:value-type="string" calcext:value-type="string">
            <text:p>665364157.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192" calcext:value-type="float">
            <text:p>6 192</text:p>
          </table:table-cell>
          <table:table-cell office:value-type="float" office:value="11065" calcext:value-type="float">
            <text:p>11 065</text:p>
          </table:table-cell>
          <table:table-cell office:value-type="string" calcext:value-type="string">
            <text:p>9950.9</text:p>
          </table:table-cell>
          <table:table-cell office:value-type="string" calcext:value-type="string">
            <text:p>325927569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470" calcext:value-type="float">
            <text:p>7 470</text:p>
          </table:table-cell>
          <table:table-cell office:value-type="float" office:value="19196" calcext:value-type="float">
            <text:p>19 196</text:p>
          </table:table-cell>
          <table:table-cell office:value-type="float" office:value="19040" calcext:value-type="float">
            <text:p>19 040</text:p>
          </table:table-cell>
          <table:table-cell office:value-type="float" office:value="752983158" calcext:value-type="float">
            <text:p>752 983 15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291" calcext:value-type="float">
            <text:p>5 291</text:p>
          </table:table-cell>
          <table:table-cell office:value-type="float" office:value="9964" calcext:value-type="float">
            <text:p>9 964</text:p>
          </table:table-cell>
          <table:table-cell office:value-type="string" calcext:value-type="string">
            <text:p>8758.2</text:p>
          </table:table-cell>
          <table:table-cell office:value-type="string" calcext:value-type="string">
            <text:p>296405020.5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32" calcext:value-type="float">
            <text:p>432</text:p>
          </table:table-cell>
          <table:table-cell office:value-type="float" office:value="3492" calcext:value-type="float">
            <text:p>3 492</text:p>
          </table:table-cell>
          <table:table-cell office:value-type="string" calcext:value-type="string">
            <text:p>2839.6</text:p>
          </table:table-cell>
          <table:table-cell office:value-type="string" calcext:value-type="string">
            <text:p>74967498.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67" calcext:value-type="float">
            <text:p>667</text:p>
          </table:table-cell>
          <table:table-cell office:value-type="float" office:value="5711" calcext:value-type="float">
            <text:p>5 711</text:p>
          </table:table-cell>
          <table:table-cell office:value-type="string" calcext:value-type="string">
            <text:p>4516.3</text:p>
          </table:table-cell>
          <table:table-cell office:value-type="string" calcext:value-type="string">
            <text:p>133523604.6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631" calcext:value-type="float">
            <text:p>631</text:p>
          </table:table-cell>
          <table:table-cell office:value-type="float" office:value="6697" calcext:value-type="float">
            <text:p>6 697</text:p>
          </table:table-cell>
          <table:table-cell office:value-type="float" office:value="6250" calcext:value-type="float">
            <text:p>6 250</text:p>
          </table:table-cell>
          <table:table-cell office:value-type="string" calcext:value-type="string">
            <text:p>231717072.2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879" calcext:value-type="float">
            <text:p>879</text:p>
          </table:table-cell>
          <table:table-cell office:value-type="float" office:value="11415" calcext:value-type="float">
            <text:p>11 415</text:p>
          </table:table-cell>
          <table:table-cell office:value-type="string" calcext:value-type="string">
            <text:p>10106.8</text:p>
          </table:table-cell>
          <table:table-cell office:value-type="string" calcext:value-type="string">
            <text:p>389734590.8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783" calcext:value-type="float">
            <text:p>783</text:p>
          </table:table-cell>
          <table:table-cell office:value-type="float" office:value="11068" calcext:value-type="float">
            <text:p>11 068</text:p>
          </table:table-cell>
          <table:table-cell office:value-type="string" calcext:value-type="string">
            <text:p>10741.3</text:p>
          </table:table-cell>
          <table:table-cell office:value-type="string" calcext:value-type="string">
            <text:p>471474151.1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922" calcext:value-type="float">
            <text:p>922</text:p>
          </table:table-cell>
          <table:table-cell office:value-type="float" office:value="14634" calcext:value-type="float">
            <text:p>14 634</text:p>
          </table:table-cell>
          <table:table-cell office:value-type="string" calcext:value-type="string">
            <text:p>13431.8</text:p>
          </table:table-cell>
          <table:table-cell office:value-type="string" calcext:value-type="string">
            <text:p>569861906.1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47" calcext:value-type="float">
            <text:p>747</text:p>
          </table:table-cell>
          <table:table-cell office:value-type="float" office:value="15328" calcext:value-type="float">
            <text:p>15 328</text:p>
          </table:table-cell>
          <table:table-cell office:value-type="float" office:value="15241" calcext:value-type="float">
            <text:p>15 241</text:p>
          </table:table-cell>
          <table:table-cell office:value-type="string" calcext:value-type="string">
            <text:p>721564723.9</text:p>
          </table:table-cell>
        </table:table-row>
        <table:table-row table:style-name="ro1">
          <table:table-cell office:value-type="string" calcext:value-type="string">
            <text:p>04 - La Réunion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877" calcext:value-type="float">
            <text:p>877</text:p>
          </table:table-cell>
          <table:table-cell office:value-type="float" office:value="17004" calcext:value-type="float">
            <text:p>17 004</text:p>
          </table:table-cell>
          <table:table-cell office:value-type="string" calcext:value-type="string">
            <text:p>15967.7</text:p>
          </table:table-cell>
          <table:table-cell office:value-type="string" calcext:value-type="string">
            <text:p>683762043.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7676" calcext:value-type="float">
            <text:p>7 676</text:p>
          </table:table-cell>
          <table:table-cell office:value-type="float" office:value="16790" calcext:value-type="float">
            <text:p>16 790</text:p>
          </table:table-cell>
          <table:table-cell office:value-type="string" calcext:value-type="string">
            <text:p>14058.2</text:p>
          </table:table-cell>
          <table:table-cell office:value-type="string" calcext:value-type="string">
            <text:p>365746818.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0675" calcext:value-type="float">
            <text:p>10 675</text:p>
          </table:table-cell>
          <table:table-cell office:value-type="float" office:value="35617" calcext:value-type="float">
            <text:p>35 617</text:p>
          </table:table-cell>
          <table:table-cell office:value-type="string" calcext:value-type="string">
            <text:p>30032.4</text:p>
          </table:table-cell>
          <table:table-cell office:value-type="string" calcext:value-type="string">
            <text:p>804826088.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9317" calcext:value-type="float">
            <text:p>9 317</text:p>
          </table:table-cell>
          <table:table-cell office:value-type="float" office:value="23762" calcext:value-type="float">
            <text:p>23 762</text:p>
          </table:table-cell>
          <table:table-cell office:value-type="string" calcext:value-type="string">
            <text:p>21134.4</text:p>
          </table:table-cell>
          <table:table-cell office:value-type="string" calcext:value-type="string">
            <text:p>754737891.7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2379" calcext:value-type="float">
            <text:p>12 379</text:p>
          </table:table-cell>
          <table:table-cell office:value-type="float" office:value="49928" calcext:value-type="float">
            <text:p>49 928</text:p>
          </table:table-cell>
          <table:table-cell office:value-type="string" calcext:value-type="string">
            <text:p>43816.6</text:p>
          </table:table-cell>
          <table:table-cell office:value-type="string" calcext:value-type="string">
            <text:p>1454936870.9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9283" calcext:value-type="float">
            <text:p>9 283</text:p>
          </table:table-cell>
          <table:table-cell office:value-type="float" office:value="24402" calcext:value-type="float">
            <text:p>24 402</text:p>
          </table:table-cell>
          <table:table-cell office:value-type="string" calcext:value-type="string">
            <text:p>21393.6</text:p>
          </table:table-cell>
          <table:table-cell office:value-type="string" calcext:value-type="string">
            <text:p>899519744.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2232" calcext:value-type="float">
            <text:p>12 232</text:p>
          </table:table-cell>
          <table:table-cell office:value-type="float" office:value="48495" calcext:value-type="float">
            <text:p>48 495</text:p>
          </table:table-cell>
          <table:table-cell office:value-type="string" calcext:value-type="string">
            <text:p>42048.9</text:p>
          </table:table-cell>
          <table:table-cell office:value-type="string" calcext:value-type="string">
            <text:p>1537931644.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0862" calcext:value-type="float">
            <text:p>10 862</text:p>
          </table:table-cell>
          <table:table-cell office:value-type="float" office:value="33327" calcext:value-type="float">
            <text:p>33 327</text:p>
          </table:table-cell>
          <table:table-cell office:value-type="float" office:value="28108" calcext:value-type="float">
            <text:p>28 108</text:p>
          </table:table-cell>
          <table:table-cell office:value-type="string" calcext:value-type="string">
            <text:p>1368889952.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3818" calcext:value-type="float">
            <text:p>13 818</text:p>
          </table:table-cell>
          <table:table-cell office:value-type="float" office:value="63793" calcext:value-type="float">
            <text:p>63 793</text:p>
          </table:table-cell>
          <table:table-cell office:value-type="string" calcext:value-type="string">
            <text:p>54036.6</text:p>
          </table:table-cell>
          <table:table-cell office:value-type="float" office:value="2162447964" calcext:value-type="float">
            <text:p>2 162 447 96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899" calcext:value-type="float">
            <text:p>899</text:p>
          </table:table-cell>
          <table:table-cell office:value-type="float" office:value="2919" calcext:value-type="float">
            <text:p>2 919</text:p>
          </table:table-cell>
          <table:table-cell office:value-type="string" calcext:value-type="string">
            <text:p>2698.9</text:p>
          </table:table-cell>
          <table:table-cell office:value-type="string" calcext:value-type="string">
            <text:p>88158149.9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086" calcext:value-type="float">
            <text:p>1 086</text:p>
          </table:table-cell>
          <table:table-cell office:value-type="float" office:value="3479" calcext:value-type="float">
            <text:p>3 479</text:p>
          </table:table-cell>
          <table:table-cell office:value-type="string" calcext:value-type="string">
            <text:p>3228.2</text:p>
          </table:table-cell>
          <table:table-cell office:value-type="string" calcext:value-type="string">
            <text:p>105862735.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086" calcext:value-type="float">
            <text:p>1 086</text:p>
          </table:table-cell>
          <table:table-cell office:value-type="float" office:value="4170" calcext:value-type="float">
            <text:p>4 170</text:p>
          </table:table-cell>
          <table:table-cell office:value-type="string" calcext:value-type="string">
            <text:p>4168.7</text:p>
          </table:table-cell>
          <table:table-cell office:value-type="string" calcext:value-type="string">
            <text:p>203253912.8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255" calcext:value-type="float">
            <text:p>1 255</text:p>
          </table:table-cell>
          <table:table-cell office:value-type="float" office:value="5685" calcext:value-type="float">
            <text:p>5 685</text:p>
          </table:table-cell>
          <table:table-cell office:value-type="float" office:value="5431" calcext:value-type="float">
            <text:p>5 431</text:p>
          </table:table-cell>
          <table:table-cell office:value-type="string" calcext:value-type="string">
            <text:p>241442301.7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921" calcext:value-type="float">
            <text:p>921</text:p>
          </table:table-cell>
          <table:table-cell office:value-type="float" office:value="4102" calcext:value-type="float">
            <text:p>4 102</text:p>
          </table:table-cell>
          <table:table-cell office:value-type="string" calcext:value-type="string">
            <text:p>3964.6</text:p>
          </table:table-cell>
          <table:table-cell office:value-type="string" calcext:value-type="string">
            <text:p>236376926.9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994" calcext:value-type="float">
            <text:p>994</text:p>
          </table:table-cell>
          <table:table-cell office:value-type="float" office:value="4446" calcext:value-type="float">
            <text:p>4 446</text:p>
          </table:table-cell>
          <table:table-cell office:value-type="string" calcext:value-type="string">
            <text:p>4179.4</text:p>
          </table:table-cell>
          <table:table-cell office:value-type="string" calcext:value-type="string">
            <text:p>223966907.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819" calcext:value-type="float">
            <text:p>819</text:p>
          </table:table-cell>
          <table:table-cell office:value-type="float" office:value="4978" calcext:value-type="float">
            <text:p>4 978</text:p>
          </table:table-cell>
          <table:table-cell office:value-type="string" calcext:value-type="string">
            <text:p>4775.8</text:p>
          </table:table-cell>
          <table:table-cell office:value-type="string" calcext:value-type="string">
            <text:p>323149166.7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833" calcext:value-type="float">
            <text:p>833</text:p>
          </table:table-cell>
          <table:table-cell office:value-type="float" office:value="4261" calcext:value-type="float">
            <text:p>4 261</text:p>
          </table:table-cell>
          <table:table-cell office:value-type="string" calcext:value-type="string">
            <text:p>3917.9</text:p>
          </table:table-cell>
          <table:table-cell office:value-type="string" calcext:value-type="string">
            <text:p>226233125.5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67" calcext:value-type="float">
            <text:p>267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850.8</text:p>
          </table:table-cell>
          <table:table-cell office:value-type="string" calcext:value-type="string">
            <text:p>26780347.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75" calcext:value-type="float">
            <text:p>375</text:p>
          </table:table-cell>
          <table:table-cell office:value-type="float" office:value="2239" calcext:value-type="float">
            <text:p>2 239</text:p>
          </table:table-cell>
          <table:table-cell office:value-type="string" calcext:value-type="string">
            <text:p>2031.4</text:p>
          </table:table-cell>
          <table:table-cell office:value-type="string" calcext:value-type="string">
            <text:p>62393298.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50" calcext:value-type="float">
            <text:p>350</text:p>
          </table:table-cell>
          <table:table-cell office:value-type="float" office:value="1720" calcext:value-type="float">
            <text:p>1 720</text:p>
          </table:table-cell>
          <table:table-cell office:value-type="string" calcext:value-type="string">
            <text:p>1667.3</text:p>
          </table:table-cell>
          <table:table-cell office:value-type="string" calcext:value-type="string">
            <text:p>87658555.9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86" calcext:value-type="float">
            <text:p>486</text:p>
          </table:table-cell>
          <table:table-cell office:value-type="float" office:value="4022" calcext:value-type="float">
            <text:p>4 022</text:p>
          </table:table-cell>
          <table:table-cell office:value-type="string" calcext:value-type="string">
            <text:p>3720.8</text:p>
          </table:table-cell>
          <table:table-cell office:value-type="string" calcext:value-type="string">
            <text:p>155897105.9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86" calcext:value-type="float">
            <text:p>386</text:p>
          </table:table-cell>
          <table:table-cell office:value-type="float" office:value="2052" calcext:value-type="float">
            <text:p>2 052</text:p>
          </table:table-cell>
          <table:table-cell office:value-type="string" calcext:value-type="string">
            <text:p>1984.8</text:p>
          </table:table-cell>
          <table:table-cell office:value-type="float" office:value="132123969" calcext:value-type="float">
            <text:p>132 123 969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71" calcext:value-type="float">
            <text:p>471</text:p>
          </table:table-cell>
          <table:table-cell office:value-type="float" office:value="3974" calcext:value-type="float">
            <text:p>3 974</text:p>
          </table:table-cell>
          <table:table-cell office:value-type="string" calcext:value-type="string">
            <text:p>3742.9</text:p>
          </table:table-cell>
          <table:table-cell office:value-type="string" calcext:value-type="string">
            <text:p>185069392.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18" calcext:value-type="float">
            <text:p>418</text:p>
          </table:table-cell>
          <table:table-cell office:value-type="float" office:value="2870" calcext:value-type="float">
            <text:p>2 870</text:p>
          </table:table-cell>
          <table:table-cell office:value-type="string" calcext:value-type="string">
            <text:p>2621.4</text:p>
          </table:table-cell>
          <table:table-cell office:value-type="string" calcext:value-type="string">
            <text:p>205772976.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00" calcext:value-type="float">
            <text:p>500</text:p>
          </table:table-cell>
          <table:table-cell office:value-type="float" office:value="5216" calcext:value-type="float">
            <text:p>5 216</text:p>
          </table:table-cell>
          <table:table-cell office:value-type="string" calcext:value-type="string">
            <text:p>4860.4</text:p>
          </table:table-cell>
          <table:table-cell office:value-type="string" calcext:value-type="string">
            <text:p>250870825.2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46" calcext:value-type="float">
            <text:p>346</text:p>
          </table:table-cell>
          <table:table-cell office:value-type="float" office:value="1689" calcext:value-type="float">
            <text:p>1 689</text:p>
          </table:table-cell>
          <table:table-cell office:value-type="string" calcext:value-type="string">
            <text:p>1571.9</text:p>
          </table:table-cell>
          <table:table-cell office:value-type="string" calcext:value-type="string">
            <text:p>41764719.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14" calcext:value-type="float">
            <text:p>514</text:p>
          </table:table-cell>
          <table:table-cell office:value-type="float" office:value="4719" calcext:value-type="float">
            <text:p>4 719</text:p>
          </table:table-cell>
          <table:table-cell office:value-type="string" calcext:value-type="string">
            <text:p>4075.6</text:p>
          </table:table-cell>
          <table:table-cell office:value-type="string" calcext:value-type="string">
            <text:p>112800661.5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04" calcext:value-type="float">
            <text:p>404</text:p>
          </table:table-cell>
          <table:table-cell office:value-type="float" office:value="2705" calcext:value-type="float">
            <text:p>2 705</text:p>
          </table:table-cell>
          <table:table-cell office:value-type="string" calcext:value-type="string">
            <text:p>2541.1</text:p>
          </table:table-cell>
          <table:table-cell office:value-type="string" calcext:value-type="string">
            <text:p>98440690.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51" calcext:value-type="float">
            <text:p>551</text:p>
          </table:table-cell>
          <table:table-cell office:value-type="float" office:value="6579" calcext:value-type="float">
            <text:p>6 579</text:p>
          </table:table-cell>
          <table:table-cell office:value-type="string" calcext:value-type="string">
            <text:p>5891.6</text:p>
          </table:table-cell>
          <table:table-cell office:value-type="string" calcext:value-type="string">
            <text:p>209732280.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13" calcext:value-type="float">
            <text:p>413</text:p>
          </table:table-cell>
          <table:table-cell office:value-type="float" office:value="2496" calcext:value-type="float">
            <text:p>2 496</text:p>
          </table:table-cell>
          <table:table-cell office:value-type="string" calcext:value-type="string">
            <text:p>2277.9</text:p>
          </table:table-cell>
          <table:table-cell office:value-type="float" office:value="101820353" calcext:value-type="float">
            <text:p>101 820 35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38" calcext:value-type="float">
            <text:p>538</text:p>
          </table:table-cell>
          <table:table-cell office:value-type="float" office:value="5491" calcext:value-type="float">
            <text:p>5 491</text:p>
          </table:table-cell>
          <table:table-cell office:value-type="string" calcext:value-type="string">
            <text:p>4944.7</text:p>
          </table:table-cell>
          <table:table-cell office:value-type="string" calcext:value-type="string">
            <text:p>192524326.9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48" calcext:value-type="float">
            <text:p>448</text:p>
          </table:table-cell>
          <table:table-cell office:value-type="float" office:value="3352" calcext:value-type="float">
            <text:p>3 352</text:p>
          </table:table-cell>
          <table:table-cell office:value-type="string" calcext:value-type="string">
            <text:p>2927.4</text:p>
          </table:table-cell>
          <table:table-cell office:value-type="string" calcext:value-type="string">
            <text:p>157288957.6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95" calcext:value-type="float">
            <text:p>595</text:p>
          </table:table-cell>
          <table:table-cell office:value-type="float" office:value="7383" calcext:value-type="float">
            <text:p>7 383</text:p>
          </table:table-cell>
          <table:table-cell office:value-type="string" calcext:value-type="string">
            <text:p>6599.8</text:p>
          </table:table-cell>
          <table:table-cell office:value-type="float" office:value="281381107" calcext:value-type="float">
            <text:p>281 381 107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59445" calcext:value-type="float">
            <text:p>159 445</text:p>
          </table:table-cell>
          <table:table-cell office:value-type="float" office:value="503935" calcext:value-type="float">
            <text:p>503 935</text:p>
          </table:table-cell>
          <table:table-cell office:value-type="string" calcext:value-type="string">
            <text:p>458843.6</text:p>
          </table:table-cell>
          <table:table-cell office:value-type="float" office:value="14586673162" calcext:value-type="float">
            <text:p>14 586 673 162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34967" calcext:value-type="float">
            <text:p>134 967</text:p>
          </table:table-cell>
          <table:table-cell office:value-type="float" office:value="419955" calcext:value-type="float">
            <text:p>419 955</text:p>
          </table:table-cell>
          <table:table-cell office:value-type="string" calcext:value-type="string">
            <text:p>375131.7</text:p>
          </table:table-cell>
          <table:table-cell office:value-type="float" office:value="11274609774" calcext:value-type="float">
            <text:p>11 274 609 77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80230" calcext:value-type="float">
            <text:p>180 230</text:p>
          </table:table-cell>
          <table:table-cell office:value-type="float" office:value="621526" calcext:value-type="float">
            <text:p>621 526</text:p>
          </table:table-cell>
          <table:table-cell office:value-type="string" calcext:value-type="string">
            <text:p>602205.9</text:p>
          </table:table-cell>
          <table:table-cell office:value-type="float" office:value="28593340714" calcext:value-type="float">
            <text:p>28 593 340 71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38861" calcext:value-type="float">
            <text:p>138 861</text:p>
          </table:table-cell>
          <table:table-cell office:value-type="float" office:value="422042" calcext:value-type="float">
            <text:p>422 042</text:p>
          </table:table-cell>
          <table:table-cell office:value-type="string" calcext:value-type="string">
            <text:p>391833.8</text:p>
          </table:table-cell>
          <table:table-cell office:value-type="float" office:value="17511841038" calcext:value-type="float">
            <text:p>17 511 841 038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64928" calcext:value-type="float">
            <text:p>164 928</text:p>
          </table:table-cell>
          <table:table-cell office:value-type="float" office:value="582678" calcext:value-type="float">
            <text:p>582 678</text:p>
          </table:table-cell>
          <table:table-cell office:value-type="float" office:value="562107" calcext:value-type="float">
            <text:p>562 107</text:p>
          </table:table-cell>
          <table:table-cell office:value-type="float" office:value="33398265827" calcext:value-type="float">
            <text:p>33 398 265 827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27247" calcext:value-type="float">
            <text:p>127 247</text:p>
          </table:table-cell>
          <table:table-cell office:value-type="float" office:value="381039" calcext:value-type="float">
            <text:p>381 039</text:p>
          </table:table-cell>
          <table:table-cell office:value-type="string" calcext:value-type="string">
            <text:p>349272.9</text:p>
          </table:table-cell>
          <table:table-cell office:value-type="float" office:value="18432681463" calcext:value-type="float">
            <text:p>18 432 681 46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65297" calcext:value-type="float">
            <text:p>165 297</text:p>
          </table:table-cell>
          <table:table-cell office:value-type="float" office:value="616564" calcext:value-type="float">
            <text:p>616 564</text:p>
          </table:table-cell>
          <table:table-cell office:value-type="string" calcext:value-type="string">
            <text:p>593196.7</text:p>
          </table:table-cell>
          <table:table-cell office:value-type="float" office:value="40566197551" calcext:value-type="float">
            <text:p>40 566 197 551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39839" calcext:value-type="float">
            <text:p>139 839</text:p>
          </table:table-cell>
          <table:table-cell office:value-type="float" office:value="406105" calcext:value-type="float">
            <text:p>406 105</text:p>
          </table:table-cell>
          <table:table-cell office:value-type="string" calcext:value-type="string">
            <text:p>364203.3</text:p>
          </table:table-cell>
          <table:table-cell office:value-type="float" office:value="19417148120" calcext:value-type="float">
            <text:p>19 417 148 120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7699" calcext:value-type="float">
            <text:p>7 699</text:p>
          </table:table-cell>
          <table:table-cell office:value-type="float" office:value="81637" calcext:value-type="float">
            <text:p>81 637</text:p>
          </table:table-cell>
          <table:table-cell office:value-type="string" calcext:value-type="string">
            <text:p>70992.7</text:p>
          </table:table-cell>
          <table:table-cell office:value-type="string" calcext:value-type="string">
            <text:p>1960365909.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1010" calcext:value-type="float">
            <text:p>11 010</text:p>
          </table:table-cell>
          <table:table-cell office:value-type="float" office:value="114831" calcext:value-type="float">
            <text:p>114 831</text:p>
          </table:table-cell>
          <table:table-cell office:value-type="string" calcext:value-type="string">
            <text:p>97370.9</text:p>
          </table:table-cell>
          <table:table-cell office:value-type="string" calcext:value-type="string">
            <text:p>2563557124.9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9304" calcext:value-type="float">
            <text:p>9 304</text:p>
          </table:table-cell>
          <table:table-cell office:value-type="float" office:value="121312" calcext:value-type="float">
            <text:p>121 312</text:p>
          </table:table-cell>
          <table:table-cell office:value-type="string" calcext:value-type="string">
            <text:p>117748.4</text:p>
          </table:table-cell>
          <table:table-cell office:value-type="string" calcext:value-type="string">
            <text:p>4295352649.3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3144" calcext:value-type="float">
            <text:p>13 144</text:p>
          </table:table-cell>
          <table:table-cell office:value-type="float" office:value="181550" calcext:value-type="float">
            <text:p>181 550</text:p>
          </table:table-cell>
          <table:table-cell office:value-type="string" calcext:value-type="string">
            <text:p>167636.8</text:p>
          </table:table-cell>
          <table:table-cell office:value-type="string" calcext:value-type="string">
            <text:p>5495996152.8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9643" calcext:value-type="float">
            <text:p>9 643</text:p>
          </table:table-cell>
          <table:table-cell office:value-type="float" office:value="139998" calcext:value-type="float">
            <text:p>139 998</text:p>
          </table:table-cell>
          <table:table-cell office:value-type="string" calcext:value-type="string">
            <text:p>135701.4</text:p>
          </table:table-cell>
          <table:table-cell office:value-type="string" calcext:value-type="string">
            <text:p>5852367040.4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3966" calcext:value-type="float">
            <text:p>13 966</text:p>
          </table:table-cell>
          <table:table-cell office:value-type="float" office:value="206440" calcext:value-type="float">
            <text:p>206 440</text:p>
          </table:table-cell>
          <table:table-cell office:value-type="string" calcext:value-type="string">
            <text:p>191462.2</text:p>
          </table:table-cell>
          <table:table-cell office:value-type="string" calcext:value-type="string">
            <text:p>7077099819.8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9761" calcext:value-type="float">
            <text:p>9 761</text:p>
          </table:table-cell>
          <table:table-cell office:value-type="float" office:value="167181" calcext:value-type="float">
            <text:p>167 181</text:p>
          </table:table-cell>
          <table:table-cell office:value-type="string" calcext:value-type="string">
            <text:p>162567.7</text:p>
          </table:table-cell>
          <table:table-cell office:value-type="string" calcext:value-type="string">
            <text:p>8059707194.2</text:p>
          </table:table-cell>
        </table:table-row>
        <table:table-row table:style-name="ro1">
          <table:table-cell office:value-type="string" calcext:value-type="string">
            <text:p>11 - Ile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3718" calcext:value-type="float">
            <text:p>13 718</text:p>
          </table:table-cell>
          <table:table-cell office:value-type="float" office:value="259221" calcext:value-type="float">
            <text:p>259 221</text:p>
          </table:table-cell>
          <table:table-cell office:value-type="string" calcext:value-type="string">
            <text:p>246683.2</text:p>
          </table:table-cell>
          <table:table-cell office:value-type="string" calcext:value-type="string">
            <text:p>9880692783.5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875" calcext:value-type="float">
            <text:p>1 875</text:p>
          </table:table-cell>
          <table:table-cell office:value-type="float" office:value="3603" calcext:value-type="float">
            <text:p>3 603</text:p>
          </table:table-cell>
          <table:table-cell office:value-type="float" office:value="3149" calcext:value-type="float">
            <text:p>3 149</text:p>
          </table:table-cell>
          <table:table-cell office:value-type="string" calcext:value-type="string">
            <text:p>63133613.1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258" calcext:value-type="float">
            <text:p>2 258</text:p>
          </table:table-cell>
          <table:table-cell office:value-type="float" office:value="6327" calcext:value-type="float">
            <text:p>6 327</text:p>
          </table:table-cell>
          <table:table-cell office:value-type="string" calcext:value-type="string">
            <text:p>5228.8</text:p>
          </table:table-cell>
          <table:table-cell office:value-type="string" calcext:value-type="string">
            <text:p>119387626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017" calcext:value-type="float">
            <text:p>2 017</text:p>
          </table:table-cell>
          <table:table-cell office:value-type="float" office:value="4293" calcext:value-type="float">
            <text:p>4 293</text:p>
          </table:table-cell>
          <table:table-cell office:value-type="string" calcext:value-type="string">
            <text:p>3891.9</text:p>
          </table:table-cell>
          <table:table-cell office:value-type="float" office:value="100013579" calcext:value-type="float">
            <text:p>100 013 579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2731" calcext:value-type="float">
            <text:p>2 731</text:p>
          </table:table-cell>
          <table:table-cell office:value-type="float" office:value="9655" calcext:value-type="float">
            <text:p>9 655</text:p>
          </table:table-cell>
          <table:table-cell office:value-type="string" calcext:value-type="string">
            <text:p>8097.3</text:p>
          </table:table-cell>
          <table:table-cell office:value-type="string" calcext:value-type="string">
            <text:p>217728431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936" calcext:value-type="float">
            <text:p>1 936</text:p>
          </table:table-cell>
          <table:table-cell office:value-type="float" office:value="4709" calcext:value-type="float">
            <text:p>4 709</text:p>
          </table:table-cell>
          <table:table-cell office:value-type="string" calcext:value-type="string">
            <text:p>4260.1</text:p>
          </table:table-cell>
          <table:table-cell office:value-type="string" calcext:value-type="string">
            <text:p>128153503.1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688" calcext:value-type="float">
            <text:p>2 688</text:p>
          </table:table-cell>
          <table:table-cell office:value-type="float" office:value="10917" calcext:value-type="float">
            <text:p>10 917</text:p>
          </table:table-cell>
          <table:table-cell office:value-type="float" office:value="9235" calcext:value-type="float">
            <text:p>9 235</text:p>
          </table:table-cell>
          <table:table-cell office:value-type="string" calcext:value-type="string">
            <text:p>269717465.4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2131" calcext:value-type="float">
            <text:p>2 131</text:p>
          </table:table-cell>
          <table:table-cell office:value-type="float" office:value="5769" calcext:value-type="float">
            <text:p>5 769</text:p>
          </table:table-cell>
          <table:table-cell office:value-type="float" office:value="5013" calcext:value-type="float">
            <text:p>5 013</text:p>
          </table:table-cell>
          <table:table-cell office:value-type="float" office:value="171539836" calcext:value-type="float">
            <text:p>171 539 836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2974" calcext:value-type="float">
            <text:p>2 974</text:p>
          </table:table-cell>
          <table:table-cell office:value-type="float" office:value="14680" calcext:value-type="float">
            <text:p>14 680</text:p>
          </table:table-cell>
          <table:table-cell office:value-type="string" calcext:value-type="string">
            <text:p>11953.9</text:p>
          </table:table-cell>
          <table:table-cell office:value-type="string" calcext:value-type="string">
            <text:p>365739479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558" calcext:value-type="float">
            <text:p>558</text:p>
          </table:table-cell>
          <table:table-cell office:value-type="float" office:value="1291" calcext:value-type="float">
            <text:p>1 291</text:p>
          </table:table-cell>
          <table:table-cell office:value-type="string" calcext:value-type="string">
            <text:p>1345.1</text:p>
          </table:table-cell>
          <table:table-cell office:value-type="string" calcext:value-type="string">
            <text:p>39350746.6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14" calcext:value-type="float">
            <text:p>514</text:p>
          </table:table-cell>
          <table:table-cell office:value-type="float" office:value="1253" calcext:value-type="float">
            <text:p>1 253</text:p>
          </table:table-cell>
          <table:table-cell office:value-type="string" calcext:value-type="string">
            <text:p>1231.3</text:p>
          </table:table-cell>
          <table:table-cell office:value-type="string" calcext:value-type="string">
            <text:p>37000527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08" calcext:value-type="float">
            <text:p>508</text:p>
          </table:table-cell>
          <table:table-cell office:value-type="float" office:value="1594" calcext:value-type="float">
            <text:p>1 594</text:p>
          </table:table-cell>
          <table:table-cell office:value-type="string" calcext:value-type="string">
            <text:p>1623.5</text:p>
          </table:table-cell>
          <table:table-cell office:value-type="string" calcext:value-type="string">
            <text:p>68324308.4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12" calcext:value-type="float">
            <text:p>512</text:p>
          </table:table-cell>
          <table:table-cell office:value-type="float" office:value="2041" calcext:value-type="float">
            <text:p>2 041</text:p>
          </table:table-cell>
          <table:table-cell office:value-type="string" calcext:value-type="string">
            <text:p>1999.6</text:p>
          </table:table-cell>
          <table:table-cell office:value-type="string" calcext:value-type="string">
            <text:p>78894788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53" calcext:value-type="float">
            <text:p>453</text:p>
          </table:table-cell>
          <table:table-cell office:value-type="float" office:value="1520" calcext:value-type="float">
            <text:p>1 520</text:p>
          </table:table-cell>
          <table:table-cell office:value-type="string" calcext:value-type="string">
            <text:p>1543.4</text:p>
          </table:table-cell>
          <table:table-cell office:value-type="string" calcext:value-type="string">
            <text:p>76739688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15" calcext:value-type="float">
            <text:p>415</text:p>
          </table:table-cell>
          <table:table-cell office:value-type="float" office:value="1923" calcext:value-type="float">
            <text:p>1 923</text:p>
          </table:table-cell>
          <table:table-cell office:value-type="string" calcext:value-type="string">
            <text:p>1902.1</text:p>
          </table:table-cell>
          <table:table-cell office:value-type="string" calcext:value-type="string">
            <text:p>84988980.9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75" calcext:value-type="float">
            <text:p>475</text:p>
          </table:table-cell>
          <table:table-cell office:value-type="float" office:value="2008" calcext:value-type="float">
            <text:p>2 008</text:p>
          </table:table-cell>
          <table:table-cell office:value-type="string" calcext:value-type="string">
            <text:p>2067.1</text:p>
          </table:table-cell>
          <table:table-cell office:value-type="string" calcext:value-type="string">
            <text:p>111942258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03" calcext:value-type="float">
            <text:p>403</text:p>
          </table:table-cell>
          <table:table-cell office:value-type="float" office:value="1769" calcext:value-type="float">
            <text:p>1 769</text:p>
          </table:table-cell>
          <table:table-cell office:value-type="string" calcext:value-type="string">
            <text:p>1812.5</text:p>
          </table:table-cell>
          <table:table-cell office:value-type="string" calcext:value-type="string">
            <text:p>84707876.1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09" calcext:value-type="float">
            <text:p>10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236.7</text:p>
          </table:table-cell>
          <table:table-cell office:value-type="string" calcext:value-type="string">
            <text:p>7175257.9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59" calcext:value-type="float">
            <text:p>159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683.9</text:p>
          </table:table-cell>
          <table:table-cell office:value-type="string" calcext:value-type="string">
            <text:p>19384341.1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36" calcext:value-type="float">
            <text:p>13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399.8</text:p>
          </table:table-cell>
          <table:table-cell office:value-type="string" calcext:value-type="string">
            <text:p>18297955.7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214" calcext:value-type="float">
            <text:p>214</text:p>
          </table:table-cell>
          <table:table-cell office:value-type="float" office:value="1346" calcext:value-type="float">
            <text:p>1 346</text:p>
          </table:table-cell>
          <table:table-cell office:value-type="string" calcext:value-type="string">
            <text:p>1226.9</text:p>
          </table:table-cell>
          <table:table-cell office:value-type="string" calcext:value-type="string">
            <text:p>44416208.1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19" calcext:value-type="float">
            <text:p>11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449.9</text:p>
          </table:table-cell>
          <table:table-cell office:value-type="string" calcext:value-type="string">
            <text:p>25690100.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07" calcext:value-type="float">
            <text:p>207</text:p>
          </table:table-cell>
          <table:table-cell office:value-type="float" office:value="1298" calcext:value-type="float">
            <text:p>1 298</text:p>
          </table:table-cell>
          <table:table-cell office:value-type="string" calcext:value-type="string">
            <text:p>1225.3</text:p>
          </table:table-cell>
          <table:table-cell office:value-type="string" calcext:value-type="string">
            <text:p>49608486.4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43" calcext:value-type="float">
            <text:p>143</text:p>
          </table:table-cell>
          <table:table-cell office:value-type="float" office:value="541" calcext:value-type="float">
            <text:p>541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34581510.1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217" calcext:value-type="float">
            <text:p>217</text:p>
          </table:table-cell>
          <table:table-cell office:value-type="float" office:value="1337" calcext:value-type="float">
            <text:p>1 337</text:p>
          </table:table-cell>
          <table:table-cell office:value-type="float" office:value="1272" calcext:value-type="float">
            <text:p>1 272</text:p>
          </table:table-cell>
          <table:table-cell office:value-type="string" calcext:value-type="string">
            <text:p>52325477.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54" calcext:value-type="float">
            <text:p>54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98.2</text:p>
          </table:table-cell>
          <table:table-cell office:value-type="string" calcext:value-type="string">
            <text:p>3570334.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3" calcext:value-type="float">
            <text:p>63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403.4</text:p>
          </table:table-cell>
          <table:table-cell office:value-type="string" calcext:value-type="string">
            <text:p>9352368.4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3" calcext:value-type="float">
            <text:p>53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288.6</text:p>
          </table:table-cell>
          <table:table-cell office:value-type="float" office:value="6263886" calcext:value-type="float">
            <text:p>6 263 886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8" calcext:value-type="float">
            <text:p>68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501.9</text:p>
          </table:table-cell>
          <table:table-cell office:value-type="string" calcext:value-type="string">
            <text:p>13030655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0" calcext:value-type="float">
            <text:p>6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367.6</text:p>
          </table:table-cell>
          <table:table-cell office:value-type="string" calcext:value-type="string">
            <text:p>9686787.5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71" calcext:value-type="float">
            <text:p>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535.6</text:p>
          </table:table-cell>
          <table:table-cell office:value-type="string" calcext:value-type="string">
            <text:p>14885412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62" calcext:value-type="float">
            <text:p>62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394.9</text:p>
          </table:table-cell>
          <table:table-cell office:value-type="string" calcext:value-type="string">
            <text:p>11553436.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70" calcext:value-type="float">
            <text:p>70</text:p>
          </table:table-cell>
          <table:table-cell office:value-type="float" office:value="720" calcext:value-type="float">
            <text:p>720</text:p>
          </table:table-cell>
          <table:table-cell office:value-type="string" calcext:value-type="string">
            <text:p>666.6</text:p>
          </table:table-cell>
          <table:table-cell office:value-type="string" calcext:value-type="string">
            <text:p>19405667.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7749" calcext:value-type="float">
            <text:p>27 749</text:p>
          </table:table-cell>
          <table:table-cell office:value-type="float" office:value="69685" calcext:value-type="float">
            <text:p>69 685</text:p>
          </table:table-cell>
          <table:table-cell office:value-type="string" calcext:value-type="string">
            <text:p>64845.8</text:p>
          </table:table-cell>
          <table:table-cell office:value-type="string" calcext:value-type="string">
            <text:p>1600554076.7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0570" calcext:value-type="float">
            <text:p>20 570</text:p>
          </table:table-cell>
          <table:table-cell office:value-type="float" office:value="47056" calcext:value-type="float">
            <text:p>47 056</text:p>
          </table:table-cell>
          <table:table-cell office:value-type="string" calcext:value-type="string">
            <text:p>41079.9</text:p>
          </table:table-cell>
          <table:table-cell office:value-type="string" calcext:value-type="string">
            <text:p>964286507.4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5041" calcext:value-type="float">
            <text:p>25 041</text:p>
          </table:table-cell>
          <table:table-cell office:value-type="float" office:value="73572" calcext:value-type="float">
            <text:p>73 572</text:p>
          </table:table-cell>
          <table:table-cell office:value-type="string" calcext:value-type="string">
            <text:p>72581.5</text:p>
          </table:table-cell>
          <table:table-cell office:value-type="float" office:value="2539462253" calcext:value-type="float">
            <text:p>2 539 462 25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20378" calcext:value-type="float">
            <text:p>20 378</text:p>
          </table:table-cell>
          <table:table-cell office:value-type="float" office:value="48976" calcext:value-type="float">
            <text:p>48 976</text:p>
          </table:table-cell>
          <table:table-cell office:value-type="string" calcext:value-type="string">
            <text:p>44360.3</text:p>
          </table:table-cell>
          <table:table-cell office:value-type="string" calcext:value-type="string">
            <text:p>1355206791.2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2729" calcext:value-type="float">
            <text:p>22 729</text:p>
          </table:table-cell>
          <table:table-cell office:value-type="float" office:value="75571" calcext:value-type="float">
            <text:p>75 571</text:p>
          </table:table-cell>
          <table:table-cell office:value-type="string" calcext:value-type="string">
            <text:p>74122.8</text:p>
          </table:table-cell>
          <table:table-cell office:value-type="string" calcext:value-type="string">
            <text:p>2947803772.5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0392" calcext:value-type="float">
            <text:p>20 392</text:p>
          </table:table-cell>
          <table:table-cell office:value-type="float" office:value="52139" calcext:value-type="float">
            <text:p>52 139</text:p>
          </table:table-cell>
          <table:table-cell office:value-type="string" calcext:value-type="string">
            <text:p>47470.9</text:p>
          </table:table-cell>
          <table:table-cell office:value-type="string" calcext:value-type="string">
            <text:p>1584802679.6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24116" calcext:value-type="float">
            <text:p>24 116</text:p>
          </table:table-cell>
          <table:table-cell office:value-type="float" office:value="85328" calcext:value-type="float">
            <text:p>85 328</text:p>
          </table:table-cell>
          <table:table-cell office:value-type="string" calcext:value-type="string">
            <text:p>83219.8</text:p>
          </table:table-cell>
          <table:table-cell office:value-type="string" calcext:value-type="string">
            <text:p>3521982138.6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22302" calcext:value-type="float">
            <text:p>22 302</text:p>
          </table:table-cell>
          <table:table-cell office:value-type="float" office:value="59823" calcext:value-type="float">
            <text:p>59 823</text:p>
          </table:table-cell>
          <table:table-cell office:value-type="string" calcext:value-type="string">
            <text:p>53328.1</text:p>
          </table:table-cell>
          <table:table-cell office:value-type="string" calcext:value-type="string">
            <text:p>1792489410.9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038" calcext:value-type="float">
            <text:p>2 038</text:p>
          </table:table-cell>
          <table:table-cell office:value-type="float" office:value="8622" calcext:value-type="float">
            <text:p>8 622</text:p>
          </table:table-cell>
          <table:table-cell office:value-type="string" calcext:value-type="string">
            <text:p>7493.1</text:p>
          </table:table-cell>
          <table:table-cell office:value-type="float" office:value="180761650" calcext:value-type="float">
            <text:p>180 761 650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964" calcext:value-type="float">
            <text:p>2 964</text:p>
          </table:table-cell>
          <table:table-cell office:value-type="float" office:value="18298" calcext:value-type="float">
            <text:p>18 298</text:p>
          </table:table-cell>
          <table:table-cell office:value-type="string" calcext:value-type="string">
            <text:p>15551.7</text:p>
          </table:table-cell>
          <table:table-cell office:value-type="string" calcext:value-type="string">
            <text:p>379494296.3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404" calcext:value-type="float">
            <text:p>2 404</text:p>
          </table:table-cell>
          <table:table-cell office:value-type="float" office:value="14169" calcext:value-type="float">
            <text:p>14 169</text:p>
          </table:table-cell>
          <table:table-cell office:value-type="string" calcext:value-type="string">
            <text:p>13575.9</text:p>
          </table:table-cell>
          <table:table-cell office:value-type="string" calcext:value-type="string">
            <text:p>434970971.9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987" calcext:value-type="float">
            <text:p>3 987</text:p>
          </table:table-cell>
          <table:table-cell office:value-type="float" office:value="31328" calcext:value-type="float">
            <text:p>31 328</text:p>
          </table:table-cell>
          <table:table-cell office:value-type="string" calcext:value-type="string">
            <text:p>28281.1</text:p>
          </table:table-cell>
          <table:table-cell office:value-type="string" calcext:value-type="string">
            <text:p>836261852.8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943" calcext:value-type="float">
            <text:p>2 943</text:p>
          </table:table-cell>
          <table:table-cell office:value-type="float" office:value="21145" calcext:value-type="float">
            <text:p>21 145</text:p>
          </table:table-cell>
          <table:table-cell office:value-type="string" calcext:value-type="string">
            <text:p>20492.1</text:p>
          </table:table-cell>
          <table:table-cell office:value-type="string" calcext:value-type="string">
            <text:p>758537150.6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668" calcext:value-type="float">
            <text:p>4 668</text:p>
          </table:table-cell>
          <table:table-cell office:value-type="float" office:value="40983" calcext:value-type="float">
            <text:p>40 983</text:p>
          </table:table-cell>
          <table:table-cell office:value-type="string" calcext:value-type="string">
            <text:p>37614.1</text:p>
          </table:table-cell>
          <table:table-cell office:value-type="string" calcext:value-type="string">
            <text:p>1238480438.6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558" calcext:value-type="float">
            <text:p>3 558</text:p>
          </table:table-cell>
          <table:table-cell office:value-type="float" office:value="26897" calcext:value-type="float">
            <text:p>26 897</text:p>
          </table:table-cell>
          <table:table-cell office:value-type="string" calcext:value-type="string">
            <text:p>26410.4</text:p>
          </table:table-cell>
          <table:table-cell office:value-type="float" office:value="1092025908" calcext:value-type="float">
            <text:p>1 092 025 908</text:p>
          </table:table-cell>
        </table:table-row>
        <table:table-row table:style-name="ro1">
          <table:table-cell office:value-type="string" calcext:value-type="string">
            <text:p>24 - Centre-Val de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692" calcext:value-type="float">
            <text:p>4 692</text:p>
          </table:table-cell>
          <table:table-cell office:value-type="float" office:value="49046" calcext:value-type="float">
            <text:p>49 046</text:p>
          </table:table-cell>
          <table:table-cell office:value-type="float" office:value="46209" calcext:value-type="float">
            <text:p>46 209</text:p>
          </table:table-cell>
          <table:table-cell office:value-type="string" calcext:value-type="string">
            <text:p>1606640282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007" calcext:value-type="float">
            <text:p>2 007</text:p>
          </table:table-cell>
          <table:table-cell office:value-type="float" office:value="4187" calcext:value-type="float">
            <text:p>4 187</text:p>
          </table:table-cell>
          <table:table-cell office:value-type="float" office:value="3618" calcext:value-type="float">
            <text:p>3 618</text:p>
          </table:table-cell>
          <table:table-cell office:value-type="string" calcext:value-type="string">
            <text:p>71439323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951" calcext:value-type="float">
            <text:p>2 951</text:p>
          </table:table-cell>
          <table:table-cell office:value-type="float" office:value="8454" calcext:value-type="float">
            <text:p>8 454</text:p>
          </table:table-cell>
          <table:table-cell office:value-type="string" calcext:value-type="string">
            <text:p>7045.8</text:p>
          </table:table-cell>
          <table:table-cell office:value-type="string" calcext:value-type="string">
            <text:p>162350471.9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225" calcext:value-type="float">
            <text:p>2 225</text:p>
          </table:table-cell>
          <table:table-cell office:value-type="float" office:value="4944" calcext:value-type="float">
            <text:p>4 944</text:p>
          </table:table-cell>
          <table:table-cell office:value-type="float" office:value="4509" calcext:value-type="float">
            <text:p>4 509</text:p>
          </table:table-cell>
          <table:table-cell office:value-type="string" calcext:value-type="string">
            <text:p>115854089.5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388" calcext:value-type="float">
            <text:p>3 388</text:p>
          </table:table-cell>
          <table:table-cell office:value-type="float" office:value="12172" calcext:value-type="float">
            <text:p>12 172</text:p>
          </table:table-cell>
          <table:table-cell office:value-type="string" calcext:value-type="string">
            <text:p>10093.7</text:p>
          </table:table-cell>
          <table:table-cell office:value-type="string" calcext:value-type="string">
            <text:p>273022841.5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266" calcext:value-type="float">
            <text:p>2 266</text:p>
          </table:table-cell>
          <table:table-cell office:value-type="float" office:value="5759" calcext:value-type="float">
            <text:p>5 759</text:p>
          </table:table-cell>
          <table:table-cell office:value-type="string" calcext:value-type="string">
            <text:p>5135.2</text:p>
          </table:table-cell>
          <table:table-cell office:value-type="float" office:value="155695589" calcext:value-type="float">
            <text:p>155 695 589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386" calcext:value-type="float">
            <text:p>3 386</text:p>
          </table:table-cell>
          <table:table-cell office:value-type="float" office:value="13739" calcext:value-type="float">
            <text:p>13 739</text:p>
          </table:table-cell>
          <table:table-cell office:value-type="float" office:value="11500" calcext:value-type="float">
            <text:p>11 500</text:p>
          </table:table-cell>
          <table:table-cell office:value-type="string" calcext:value-type="string">
            <text:p>335491643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2411" calcext:value-type="float">
            <text:p>2 411</text:p>
          </table:table-cell>
          <table:table-cell office:value-type="float" office:value="6983" calcext:value-type="float">
            <text:p>6 983</text:p>
          </table:table-cell>
          <table:table-cell office:value-type="float" office:value="6017" calcext:value-type="float">
            <text:p>6 017</text:p>
          </table:table-cell>
          <table:table-cell office:value-type="string" calcext:value-type="string">
            <text:p>213291110.6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585" calcext:value-type="float">
            <text:p>3 585</text:p>
          </table:table-cell>
          <table:table-cell office:value-type="float" office:value="18120" calcext:value-type="float">
            <text:p>18 120</text:p>
          </table:table-cell>
          <table:table-cell office:value-type="string" calcext:value-type="string">
            <text:p>14771.3</text:p>
          </table:table-cell>
          <table:table-cell office:value-type="string" calcext:value-type="string">
            <text:p>450146422.6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597" calcext:value-type="float">
            <text:p>597</text:p>
          </table:table-cell>
          <table:table-cell office:value-type="float" office:value="1522" calcext:value-type="float">
            <text:p>1 522</text:p>
          </table:table-cell>
          <table:table-cell office:value-type="string" calcext:value-type="string">
            <text:p>1440.3</text:p>
          </table:table-cell>
          <table:table-cell office:value-type="string" calcext:value-type="string">
            <text:p>42378017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63" calcext:value-type="float">
            <text:p>563</text:p>
          </table:table-cell>
          <table:table-cell office:value-type="float" office:value="1454" calcext:value-type="float">
            <text:p>1 454</text:p>
          </table:table-cell>
          <table:table-cell office:value-type="string" calcext:value-type="string">
            <text:p>1360.8</text:p>
          </table:table-cell>
          <table:table-cell office:value-type="string" calcext:value-type="string">
            <text:p>41320515.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617" calcext:value-type="float">
            <text:p>617</text:p>
          </table:table-cell>
          <table:table-cell office:value-type="float" office:value="1681" calcext:value-type="float">
            <text:p>1 681</text:p>
          </table:table-cell>
          <table:table-cell office:value-type="string" calcext:value-type="string">
            <text:p>1652.7</text:p>
          </table:table-cell>
          <table:table-cell office:value-type="string" calcext:value-type="string">
            <text:p>69711715.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20" calcext:value-type="float">
            <text:p>620</text:p>
          </table:table-cell>
          <table:table-cell office:value-type="float" office:value="2081" calcext:value-type="float">
            <text:p>2 081</text:p>
          </table:table-cell>
          <table:table-cell office:value-type="string" calcext:value-type="string">
            <text:p>1949.7</text:p>
          </table:table-cell>
          <table:table-cell office:value-type="string" calcext:value-type="string">
            <text:p>76368325.9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72" calcext:value-type="float">
            <text:p>572</text:p>
          </table:table-cell>
          <table:table-cell office:value-type="float" office:value="1694" calcext:value-type="float">
            <text:p>1 694</text:p>
          </table:table-cell>
          <table:table-cell office:value-type="string" calcext:value-type="string">
            <text:p>1654.8</text:p>
          </table:table-cell>
          <table:table-cell office:value-type="string" calcext:value-type="string">
            <text:p>84364965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27" calcext:value-type="float">
            <text:p>527</text:p>
          </table:table-cell>
          <table:table-cell office:value-type="float" office:value="1685" calcext:value-type="float">
            <text:p>1 685</text:p>
          </table:table-cell>
          <table:table-cell office:value-type="string" calcext:value-type="string">
            <text:p>1568.1</text:p>
          </table:table-cell>
          <table:table-cell office:value-type="string" calcext:value-type="string">
            <text:p>70430199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78" calcext:value-type="float">
            <text:p>578</text:p>
          </table:table-cell>
          <table:table-cell office:value-type="float" office:value="2242" calcext:value-type="float">
            <text:p>2 242</text:p>
          </table:table-cell>
          <table:table-cell office:value-type="string" calcext:value-type="string">
            <text:p>2211.8</text:p>
          </table:table-cell>
          <table:table-cell office:value-type="string" calcext:value-type="string">
            <text:p>132153090.6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27" calcext:value-type="float">
            <text:p>527</text:p>
          </table:table-cell>
          <table:table-cell office:value-type="float" office:value="1629" calcext:value-type="float">
            <text:p>1 629</text:p>
          </table:table-cell>
          <table:table-cell office:value-type="string" calcext:value-type="string">
            <text:p>1549.6</text:p>
          </table:table-cell>
          <table:table-cell office:value-type="string" calcext:value-type="string">
            <text:p>74602539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36" calcext:value-type="float">
            <text:p>136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290.2</text:p>
          </table:table-cell>
          <table:table-cell office:value-type="string" calcext:value-type="string">
            <text:p>7127086.7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57" calcext:value-type="float">
            <text:p>257</text:p>
          </table:table-cell>
          <table:table-cell office:value-type="float" office:value="1145" calcext:value-type="float">
            <text:p>1 145</text:p>
          </table:table-cell>
          <table:table-cell office:value-type="string" calcext:value-type="string">
            <text:p>1006.7</text:p>
          </table:table-cell>
          <table:table-cell office:value-type="string" calcext:value-type="string">
            <text:p>25471260.8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68" calcext:value-type="float">
            <text:p>16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450.4</text:p>
          </table:table-cell>
          <table:table-cell office:value-type="string" calcext:value-type="string">
            <text:p>14314828.9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02" calcext:value-type="float">
            <text:p>302</text:p>
          </table:table-cell>
          <table:table-cell office:value-type="float" office:value="1444" calcext:value-type="float">
            <text:p>1 444</text:p>
          </table:table-cell>
          <table:table-cell office:value-type="string" calcext:value-type="string">
            <text:p>1268.6</text:p>
          </table:table-cell>
          <table:table-cell office:value-type="string" calcext:value-type="string">
            <text:p>37894626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52" calcext:value-type="float">
            <text:p>152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435.6</text:p>
          </table:table-cell>
          <table:table-cell office:value-type="string" calcext:value-type="string">
            <text:p>16044147.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20" calcext:value-type="float">
            <text:p>320</text:p>
          </table:table-cell>
          <table:table-cell office:value-type="float" office:value="1598" calcext:value-type="float">
            <text:p>1 598</text:p>
          </table:table-cell>
          <table:table-cell office:value-type="string" calcext:value-type="string">
            <text:p>1405.3</text:p>
          </table:table-cell>
          <table:table-cell office:value-type="string" calcext:value-type="string">
            <text:p>45317959.5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96" calcext:value-type="float">
            <text:p>196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608.4</text:p>
          </table:table-cell>
          <table:table-cell office:value-type="string" calcext:value-type="string">
            <text:p>25418685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13" calcext:value-type="float">
            <text:p>313</text:p>
          </table:table-cell>
          <table:table-cell office:value-type="float" office:value="2088" calcext:value-type="float">
            <text:p>2 088</text:p>
          </table:table-cell>
          <table:table-cell office:value-type="string" calcext:value-type="string">
            <text:p>1792.9</text:p>
          </table:table-cell>
          <table:table-cell office:value-type="string" calcext:value-type="string">
            <text:p>57590124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6.2</text:p>
          </table:table-cell>
          <table:table-cell office:value-type="string" calcext:value-type="string">
            <text:p>1194064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8" calcext:value-type="float">
            <text:p>3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254.3</text:p>
          </table:table-cell>
          <table:table-cell office:value-type="string" calcext:value-type="string">
            <text:p>6615709.8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7" calcext:value-type="float">
            <text:p>27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6.7</text:p>
          </table:table-cell>
          <table:table-cell office:value-type="string" calcext:value-type="string">
            <text:p>2850004.6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1" calcext:value-type="float">
            <text:p>41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284.8</text:p>
          </table:table-cell>
          <table:table-cell office:value-type="string" calcext:value-type="string">
            <text:p>8334317.2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2" calcext:value-type="float">
            <text:p>32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101.5</text:p>
          </table:table-cell>
          <table:table-cell office:value-type="string" calcext:value-type="string">
            <text:p>3728541.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9" calcext:value-type="float">
            <text:p>39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356.2</text:p>
          </table:table-cell>
          <table:table-cell office:value-type="string" calcext:value-type="string">
            <text:p>11130060.7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9" calcext:value-type="float">
            <text:p>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140.8</text:p>
          </table:table-cell>
          <table:table-cell office:value-type="string" calcext:value-type="string">
            <text:p>5801471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8" calcext:value-type="float">
            <text:p>38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460.1</text:p>
          </table:table-cell>
          <table:table-cell office:value-type="string" calcext:value-type="string">
            <text:p>15250262.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1595" calcext:value-type="float">
            <text:p>31 595</text:p>
          </table:table-cell>
          <table:table-cell office:value-type="float" office:value="73408" calcext:value-type="float">
            <text:p>73 408</text:p>
          </table:table-cell>
          <table:table-cell office:value-type="string" calcext:value-type="string">
            <text:p>68613.5</text:p>
          </table:table-cell>
          <table:table-cell office:value-type="float" office:value="1681543571" calcext:value-type="float">
            <text:p>1 681 543 571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3324" calcext:value-type="float">
            <text:p>23 324</text:p>
          </table:table-cell>
          <table:table-cell office:value-type="float" office:value="48305" calcext:value-type="float">
            <text:p>48 305</text:p>
          </table:table-cell>
          <table:table-cell office:value-type="float" office:value="41785" calcext:value-type="float">
            <text:p>41 785</text:p>
          </table:table-cell>
          <table:table-cell office:value-type="string" calcext:value-type="string">
            <text:p>962720140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6913" calcext:value-type="float">
            <text:p>26 913</text:p>
          </table:table-cell>
          <table:table-cell office:value-type="float" office:value="75189" calcext:value-type="float">
            <text:p>75 189</text:p>
          </table:table-cell>
          <table:table-cell office:value-type="string" calcext:value-type="string">
            <text:p>73985.7</text:p>
          </table:table-cell>
          <table:table-cell office:value-type="float" office:value="2558213337" calcext:value-type="float">
            <text:p>2 558 213 337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23288" calcext:value-type="float">
            <text:p>23 288</text:p>
          </table:table-cell>
          <table:table-cell office:value-type="float" office:value="48337" calcext:value-type="float">
            <text:p>48 337</text:p>
          </table:table-cell>
          <table:table-cell office:value-type="string" calcext:value-type="string">
            <text:p>43094.2</text:p>
          </table:table-cell>
          <table:table-cell office:value-type="string" calcext:value-type="string">
            <text:p>1277416964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3931" calcext:value-type="float">
            <text:p>23 931</text:p>
          </table:table-cell>
          <table:table-cell office:value-type="float" office:value="77258" calcext:value-type="float">
            <text:p>77 258</text:p>
          </table:table-cell>
          <table:table-cell office:value-type="string" calcext:value-type="string">
            <text:p>75218.4</text:p>
          </table:table-cell>
          <table:table-cell office:value-type="string" calcext:value-type="string">
            <text:p>2991430317.2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3174" calcext:value-type="float">
            <text:p>23 174</text:p>
          </table:table-cell>
          <table:table-cell office:value-type="float" office:value="51650" calcext:value-type="float">
            <text:p>51 650</text:p>
          </table:table-cell>
          <table:table-cell office:value-type="string" calcext:value-type="string">
            <text:p>46087.3</text:p>
          </table:table-cell>
          <table:table-cell office:value-type="string" calcext:value-type="string">
            <text:p>1480183538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25983" calcext:value-type="float">
            <text:p>25 983</text:p>
          </table:table-cell>
          <table:table-cell office:value-type="float" office:value="92586" calcext:value-type="float">
            <text:p>92 586</text:p>
          </table:table-cell>
          <table:table-cell office:value-type="string" calcext:value-type="string">
            <text:p>89392.9</text:p>
          </table:table-cell>
          <table:table-cell office:value-type="string" calcext:value-type="string">
            <text:p>3761164583.5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25657" calcext:value-type="float">
            <text:p>25 657</text:p>
          </table:table-cell>
          <table:table-cell office:value-type="float" office:value="61677" calcext:value-type="float">
            <text:p>61 677</text:p>
          </table:table-cell>
          <table:table-cell office:value-type="string" calcext:value-type="string">
            <text:p>53595.6</text:p>
          </table:table-cell>
          <table:table-cell office:value-type="string" calcext:value-type="string">
            <text:p>1726071913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341" calcext:value-type="float">
            <text:p>2 341</text:p>
          </table:table-cell>
          <table:table-cell office:value-type="float" office:value="10546" calcext:value-type="float">
            <text:p>10 546</text:p>
          </table:table-cell>
          <table:table-cell office:value-type="string" calcext:value-type="string">
            <text:p>9304.4</text:p>
          </table:table-cell>
          <table:table-cell office:value-type="string" calcext:value-type="string">
            <text:p>217392408.7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558" calcext:value-type="float">
            <text:p>3 558</text:p>
          </table:table-cell>
          <table:table-cell office:value-type="float" office:value="21304" calcext:value-type="float">
            <text:p>21 304</text:p>
          </table:table-cell>
          <table:table-cell office:value-type="string" calcext:value-type="string">
            <text:p>18436.1</text:p>
          </table:table-cell>
          <table:table-cell office:value-type="string" calcext:value-type="string">
            <text:p>432992020.8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979" calcext:value-type="float">
            <text:p>2 979</text:p>
          </table:table-cell>
          <table:table-cell office:value-type="float" office:value="16559" calcext:value-type="float">
            <text:p>16 559</text:p>
          </table:table-cell>
          <table:table-cell office:value-type="string" calcext:value-type="string">
            <text:p>15786.9</text:p>
          </table:table-cell>
          <table:table-cell office:value-type="string" calcext:value-type="string">
            <text:p>511402501.9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008" calcext:value-type="float">
            <text:p>5 008</text:p>
          </table:table-cell>
          <table:table-cell office:value-type="float" office:value="35416" calcext:value-type="float">
            <text:p>35 416</text:p>
          </table:table-cell>
          <table:table-cell office:value-type="string" calcext:value-type="string">
            <text:p>31250.6</text:p>
          </table:table-cell>
          <table:table-cell office:value-type="string" calcext:value-type="string">
            <text:p>925294069.3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652" calcext:value-type="float">
            <text:p>3 652</text:p>
          </table:table-cell>
          <table:table-cell office:value-type="float" office:value="24687" calcext:value-type="float">
            <text:p>24 687</text:p>
          </table:table-cell>
          <table:table-cell office:value-type="string" calcext:value-type="string">
            <text:p>23671.4</text:p>
          </table:table-cell>
          <table:table-cell office:value-type="string" calcext:value-type="string">
            <text:p>881022619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025" calcext:value-type="float">
            <text:p>6 025</text:p>
          </table:table-cell>
          <table:table-cell office:value-type="float" office:value="45999" calcext:value-type="float">
            <text:p>45 999</text:p>
          </table:table-cell>
          <table:table-cell office:value-type="string" calcext:value-type="string">
            <text:p>41399.4</text:p>
          </table:table-cell>
          <table:table-cell office:value-type="string" calcext:value-type="string">
            <text:p>1362904477.4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536" calcext:value-type="float">
            <text:p>4 536</text:p>
          </table:table-cell>
          <table:table-cell office:value-type="float" office:value="31175" calcext:value-type="float">
            <text:p>31 175</text:p>
          </table:table-cell>
          <table:table-cell office:value-type="string" calcext:value-type="string">
            <text:p>30260.6</text:p>
          </table:table-cell>
          <table:table-cell office:value-type="string" calcext:value-type="string">
            <text:p>1272421482.8</text:p>
          </table:table-cell>
        </table:table-row>
        <table:table-row table:style-name="ro1">
          <table:table-cell office:value-type="string" calcext:value-type="string">
            <text:p>27 - Bourgogne-Franche-Comté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310" calcext:value-type="float">
            <text:p>6 310</text:p>
          </table:table-cell>
          <table:table-cell office:value-type="float" office:value="56937" calcext:value-type="float">
            <text:p>56 937</text:p>
          </table:table-cell>
          <table:table-cell office:value-type="string" calcext:value-type="string">
            <text:p>52177.3</text:p>
          </table:table-cell>
          <table:table-cell office:value-type="string" calcext:value-type="string">
            <text:p>1815991730.1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198" calcext:value-type="float">
            <text:p>2 198</text:p>
          </table:table-cell>
          <table:table-cell office:value-type="float" office:value="4514" calcext:value-type="float">
            <text:p>4 514</text:p>
          </table:table-cell>
          <table:table-cell office:value-type="string" calcext:value-type="string">
            <text:p>3935.7</text:p>
          </table:table-cell>
          <table:table-cell office:value-type="string" calcext:value-type="string">
            <text:p>79825026.8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826" calcext:value-type="float">
            <text:p>2 826</text:p>
          </table:table-cell>
          <table:table-cell office:value-type="float" office:value="8798" calcext:value-type="float">
            <text:p>8 798</text:p>
          </table:table-cell>
          <table:table-cell office:value-type="string" calcext:value-type="string">
            <text:p>7232.6</text:p>
          </table:table-cell>
          <table:table-cell office:value-type="string" calcext:value-type="string">
            <text:p>165618641.7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477" calcext:value-type="float">
            <text:p>2 477</text:p>
          </table:table-cell>
          <table:table-cell office:value-type="float" office:value="5800" calcext:value-type="float">
            <text:p>5 800</text:p>
          </table:table-cell>
          <table:table-cell office:value-type="string" calcext:value-type="string">
            <text:p>5226.4</text:p>
          </table:table-cell>
          <table:table-cell office:value-type="string" calcext:value-type="string">
            <text:p>130830718.7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231" calcext:value-type="float">
            <text:p>3 231</text:p>
          </table:table-cell>
          <table:table-cell office:value-type="float" office:value="13365" calcext:value-type="float">
            <text:p>13 365</text:p>
          </table:table-cell>
          <table:table-cell office:value-type="string" calcext:value-type="string">
            <text:p>11205.4</text:p>
          </table:table-cell>
          <table:table-cell office:value-type="string" calcext:value-type="string">
            <text:p>298460254.8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523" calcext:value-type="float">
            <text:p>2 523</text:p>
          </table:table-cell>
          <table:table-cell office:value-type="float" office:value="6553" calcext:value-type="float">
            <text:p>6 553</text:p>
          </table:table-cell>
          <table:table-cell office:value-type="string" calcext:value-type="string">
            <text:p>5906.3</text:p>
          </table:table-cell>
          <table:table-cell office:value-type="string" calcext:value-type="string">
            <text:p>178063003.8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279" calcext:value-type="float">
            <text:p>3 279</text:p>
          </table:table-cell>
          <table:table-cell office:value-type="float" office:value="15337" calcext:value-type="float">
            <text:p>15 337</text:p>
          </table:table-cell>
          <table:table-cell office:value-type="string" calcext:value-type="string">
            <text:p>12941.9</text:p>
          </table:table-cell>
          <table:table-cell office:value-type="string" calcext:value-type="string">
            <text:p>376987441.1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2579" calcext:value-type="float">
            <text:p>2 579</text:p>
          </table:table-cell>
          <table:table-cell office:value-type="float" office:value="7630" calcext:value-type="float">
            <text:p>7 630</text:p>
          </table:table-cell>
          <table:table-cell office:value-type="string" calcext:value-type="string">
            <text:p>6672.5</text:p>
          </table:table-cell>
          <table:table-cell office:value-type="string" calcext:value-type="string">
            <text:p>227709797.4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491" calcext:value-type="float">
            <text:p>3 491</text:p>
          </table:table-cell>
          <table:table-cell office:value-type="float" office:value="19109" calcext:value-type="float">
            <text:p>19 109</text:p>
          </table:table-cell>
          <table:table-cell office:value-type="string" calcext:value-type="string">
            <text:p>15719.5</text:p>
          </table:table-cell>
          <table:table-cell office:value-type="string" calcext:value-type="string">
            <text:p>483094187.1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551" calcext:value-type="float">
            <text:p>551</text:p>
          </table:table-cell>
          <table:table-cell office:value-type="float" office:value="1878" calcext:value-type="float">
            <text:p>1 878</text:p>
          </table:table-cell>
          <table:table-cell office:value-type="string" calcext:value-type="string">
            <text:p>1778.1</text:p>
          </table:table-cell>
          <table:table-cell office:value-type="string" calcext:value-type="string">
            <text:p>52693812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12" calcext:value-type="float">
            <text:p>512</text:p>
          </table:table-cell>
          <table:table-cell office:value-type="float" office:value="1436" calcext:value-type="float">
            <text:p>1 436</text:p>
          </table:table-cell>
          <table:table-cell office:value-type="string" calcext:value-type="string">
            <text:p>1348.8</text:p>
          </table:table-cell>
          <table:table-cell office:value-type="string" calcext:value-type="string">
            <text:p>41088242.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29" calcext:value-type="float">
            <text:p>529</text:p>
          </table:table-cell>
          <table:table-cell office:value-type="float" office:value="2430" calcext:value-type="float">
            <text:p>2 430</text:p>
          </table:table-cell>
          <table:table-cell office:value-type="string" calcext:value-type="string">
            <text:p>2358.4</text:p>
          </table:table-cell>
          <table:table-cell office:value-type="string" calcext:value-type="string">
            <text:p>94250496.9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05" calcext:value-type="float">
            <text:p>505</text:p>
          </table:table-cell>
          <table:table-cell office:value-type="float" office:value="2188" calcext:value-type="float">
            <text:p>2 188</text:p>
          </table:table-cell>
          <table:table-cell office:value-type="string" calcext:value-type="string">
            <text:p>2062.8</text:p>
          </table:table-cell>
          <table:table-cell office:value-type="float" office:value="78959278" calcext:value-type="float">
            <text:p>78 959 278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74" calcext:value-type="float">
            <text:p>474</text:p>
          </table:table-cell>
          <table:table-cell office:value-type="float" office:value="2391" calcext:value-type="float">
            <text:p>2 391</text:p>
          </table:table-cell>
          <table:table-cell office:value-type="string" calcext:value-type="string">
            <text:p>2304.5</text:p>
          </table:table-cell>
          <table:table-cell office:value-type="string" calcext:value-type="string">
            <text:p>108197434.5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13" calcext:value-type="float">
            <text:p>413</text:p>
          </table:table-cell>
          <table:table-cell office:value-type="float" office:value="1795" calcext:value-type="float">
            <text:p>1 795</text:p>
          </table:table-cell>
          <table:table-cell office:value-type="string" calcext:value-type="string">
            <text:p>1691.3</text:p>
          </table:table-cell>
          <table:table-cell office:value-type="string" calcext:value-type="string">
            <text:p>74688127.5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59" calcext:value-type="float">
            <text:p>559</text:p>
          </table:table-cell>
          <table:table-cell office:value-type="float" office:value="2679" calcext:value-type="float">
            <text:p>2 679</text:p>
          </table:table-cell>
          <table:table-cell office:value-type="string" calcext:value-type="string">
            <text:p>2629.3</text:p>
          </table:table-cell>
          <table:table-cell office:value-type="string" calcext:value-type="string">
            <text:p>139662982.4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53" calcext:value-type="float">
            <text:p>453</text:p>
          </table:table-cell>
          <table:table-cell office:value-type="float" office:value="1740" calcext:value-type="float">
            <text:p>1 740</text:p>
          </table:table-cell>
          <table:table-cell office:value-type="string" calcext:value-type="string">
            <text:p>1639.2</text:p>
          </table:table-cell>
          <table:table-cell office:value-type="float" office:value="76815373" calcext:value-type="float">
            <text:p>76 815 373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93" calcext:value-type="float">
            <text:p>93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179.8</text:p>
          </table:table-cell>
          <table:table-cell office:value-type="string" calcext:value-type="string">
            <text:p>5889414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92" calcext:value-type="float">
            <text:p>192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521.3</text:p>
          </table:table-cell>
          <table:table-cell office:value-type="string" calcext:value-type="string">
            <text:p>16416828.9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31" calcext:value-type="float">
            <text:p>131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387.8</text:p>
          </table:table-cell>
          <table:table-cell office:value-type="string" calcext:value-type="string">
            <text:p>17393447.8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243" calcext:value-type="float">
            <text:p>243</text:p>
          </table:table-cell>
          <table:table-cell office:value-type="float" office:value="1210" calcext:value-type="float">
            <text:p>1 210</text:p>
          </table:table-cell>
          <table:table-cell office:value-type="string" calcext:value-type="string">
            <text:p>1037.2</text:p>
          </table:table-cell>
          <table:table-cell office:value-type="string" calcext:value-type="string">
            <text:p>41491346.4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30" calcext:value-type="float">
            <text:p>130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404.9</text:p>
          </table:table-cell>
          <table:table-cell office:value-type="float" office:value="23386013" calcext:value-type="float">
            <text:p>23 386 013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81" calcext:value-type="float">
            <text:p>281</text:p>
          </table:table-cell>
          <table:table-cell office:value-type="float" office:value="1165" calcext:value-type="float">
            <text:p>1 165</text:p>
          </table:table-cell>
          <table:table-cell office:value-type="string" calcext:value-type="string">
            <text:p>1029.3</text:p>
          </table:table-cell>
          <table:table-cell office:value-type="string" calcext:value-type="string">
            <text:p>46413895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45" calcext:value-type="float">
            <text:p>145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410.3</text:p>
          </table:table-cell>
          <table:table-cell office:value-type="string" calcext:value-type="string">
            <text:p>31018229.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261" calcext:value-type="float">
            <text:p>261</text:p>
          </table:table-cell>
          <table:table-cell office:value-type="float" office:value="1090" calcext:value-type="float">
            <text:p>1 090</text:p>
          </table:table-cell>
          <table:table-cell office:value-type="string" calcext:value-type="string">
            <text:p>962.5</text:p>
          </table:table-cell>
          <table:table-cell office:value-type="string" calcext:value-type="string">
            <text:p>47201410.9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91" calcext:value-type="float">
            <text:p>91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230.5</text:p>
          </table:table-cell>
          <table:table-cell office:value-type="string" calcext:value-type="string">
            <text:p>5678926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31" calcext:value-type="float">
            <text:p>131</text:p>
          </table:table-cell>
          <table:table-cell office:value-type="float" office:value="1137" calcext:value-type="float">
            <text:p>1 137</text:p>
          </table:table-cell>
          <table:table-cell office:value-type="string" calcext:value-type="string">
            <text:p>965.3</text:p>
          </table:table-cell>
          <table:table-cell office:value-type="string" calcext:value-type="string">
            <text:p>24396219.3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11" calcext:value-type="float">
            <text:p>111</text:p>
          </table:table-cell>
          <table:table-cell office:value-type="float" office:value="425" calcext:value-type="float">
            <text:p>425</text:p>
          </table:table-cell>
          <table:table-cell office:value-type="float" office:value="398" calcext:value-type="float">
            <text:p>398</text:p>
          </table:table-cell>
          <table:table-cell office:value-type="float" office:value="10975507" calcext:value-type="float">
            <text:p>10 975 507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43" calcext:value-type="float">
            <text:p>143</text:p>
          </table:table-cell>
          <table:table-cell office:value-type="float" office:value="1326" calcext:value-type="float">
            <text:p>1 326</text:p>
          </table:table-cell>
          <table:table-cell office:value-type="string" calcext:value-type="string">
            <text:p>1145.6</text:p>
          </table:table-cell>
          <table:table-cell office:value-type="float" office:value="31963193" calcext:value-type="float">
            <text:p>31 963 193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10" calcext:value-type="float">
            <text:p>110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499.2</text:p>
          </table:table-cell>
          <table:table-cell office:value-type="string" calcext:value-type="string">
            <text:p>15064067.5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38" calcext:value-type="float">
            <text:p>138</text:p>
          </table:table-cell>
          <table:table-cell office:value-type="float" office:value="1367" calcext:value-type="float">
            <text:p>1 367</text:p>
          </table:table-cell>
          <table:table-cell office:value-type="string" calcext:value-type="string">
            <text:p>1202.7</text:p>
          </table:table-cell>
          <table:table-cell office:value-type="string" calcext:value-type="string">
            <text:p>35398080.7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16" calcext:value-type="float">
            <text:p>116</text:p>
          </table:table-cell>
          <table:table-cell office:value-type="float" office:value="701" calcext:value-type="float">
            <text:p>701</text:p>
          </table:table-cell>
          <table:table-cell office:value-type="string" calcext:value-type="string">
            <text:p>625.1</text:p>
          </table:table-cell>
          <table:table-cell office:value-type="string" calcext:value-type="string">
            <text:p>23177123.3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38" calcext:value-type="float">
            <text:p>138</text:p>
          </table:table-cell>
          <table:table-cell office:value-type="float" office:value="1635" calcext:value-type="float">
            <text:p>1 635</text:p>
          </table:table-cell>
          <table:table-cell office:value-type="string" calcext:value-type="string">
            <text:p>1450.3</text:p>
          </table:table-cell>
          <table:table-cell office:value-type="string" calcext:value-type="string">
            <text:p>48644243.5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8008" calcext:value-type="float">
            <text:p>38 008</text:p>
          </table:table-cell>
          <table:table-cell office:value-type="float" office:value="94879" calcext:value-type="float">
            <text:p>94 879</text:p>
          </table:table-cell>
          <table:table-cell office:value-type="string" calcext:value-type="string">
            <text:p>88638.5</text:p>
          </table:table-cell>
          <table:table-cell office:value-type="string" calcext:value-type="string">
            <text:p>2206232354.4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9310" calcext:value-type="float">
            <text:p>29 310</text:p>
          </table:table-cell>
          <table:table-cell office:value-type="float" office:value="64172" calcext:value-type="float">
            <text:p>64 172</text:p>
          </table:table-cell>
          <table:table-cell office:value-type="string" calcext:value-type="string">
            <text:p>55788.4</text:p>
          </table:table-cell>
          <table:table-cell office:value-type="string" calcext:value-type="string">
            <text:p>1294399866.7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2780" calcext:value-type="float">
            <text:p>32 780</text:p>
          </table:table-cell>
          <table:table-cell office:value-type="float" office:value="102509" calcext:value-type="float">
            <text:p>102 509</text:p>
          </table:table-cell>
          <table:table-cell office:value-type="float" office:value="100957" calcext:value-type="float">
            <text:p>100 957</text:p>
          </table:table-cell>
          <table:table-cell office:value-type="string" calcext:value-type="string">
            <text:p>3555998653.7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27797" calcext:value-type="float">
            <text:p>27 797</text:p>
          </table:table-cell>
          <table:table-cell office:value-type="float" office:value="65475" calcext:value-type="float">
            <text:p>65 475</text:p>
          </table:table-cell>
          <table:table-cell office:value-type="string" calcext:value-type="string">
            <text:p>58835.3</text:p>
          </table:table-cell>
          <table:table-cell office:value-type="float" office:value="1793755879" calcext:value-type="float">
            <text:p>1 793 755 879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8298" calcext:value-type="float">
            <text:p>28 298</text:p>
          </table:table-cell>
          <table:table-cell office:value-type="float" office:value="98367" calcext:value-type="float">
            <text:p>98 367</text:p>
          </table:table-cell>
          <table:table-cell office:value-type="string" calcext:value-type="string">
            <text:p>96314.3</text:p>
          </table:table-cell>
          <table:table-cell office:value-type="string" calcext:value-type="string">
            <text:p>3909424512.1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6072" calcext:value-type="float">
            <text:p>26 072</text:p>
          </table:table-cell>
          <table:table-cell office:value-type="float" office:value="62924" calcext:value-type="float">
            <text:p>62 924</text:p>
          </table:table-cell>
          <table:table-cell office:value-type="string" calcext:value-type="string">
            <text:p>56632.2</text:p>
          </table:table-cell>
          <table:table-cell office:value-type="string" calcext:value-type="string">
            <text:p>1885661334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29779" calcext:value-type="float">
            <text:p>29 779</text:p>
          </table:table-cell>
          <table:table-cell office:value-type="float" office:value="110403" calcext:value-type="float">
            <text:p>110 403</text:p>
          </table:table-cell>
          <table:table-cell office:value-type="string" calcext:value-type="string">
            <text:p>107511.6</text:p>
          </table:table-cell>
          <table:table-cell office:value-type="string" calcext:value-type="string">
            <text:p>4668904475.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28165" calcext:value-type="float">
            <text:p>28 165</text:p>
          </table:table-cell>
          <table:table-cell office:value-type="float" office:value="71252" calcext:value-type="float">
            <text:p>71 252</text:p>
          </table:table-cell>
          <table:table-cell office:value-type="string" calcext:value-type="string">
            <text:p>62184.1</text:p>
          </table:table-cell>
          <table:table-cell office:value-type="string" calcext:value-type="string">
            <text:p>2083731492.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346" calcext:value-type="float">
            <text:p>2 346</text:p>
          </table:table-cell>
          <table:table-cell office:value-type="float" office:value="12375" calcext:value-type="float">
            <text:p>12 375</text:p>
          </table:table-cell>
          <table:table-cell office:value-type="string" calcext:value-type="string">
            <text:p>10840.8</text:p>
          </table:table-cell>
          <table:table-cell office:value-type="string" calcext:value-type="string">
            <text:p>257291577.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689" calcext:value-type="float">
            <text:p>3 689</text:p>
          </table:table-cell>
          <table:table-cell office:value-type="float" office:value="24800" calcext:value-type="float">
            <text:p>24 800</text:p>
          </table:table-cell>
          <table:table-cell office:value-type="string" calcext:value-type="string">
            <text:p>21043.3</text:p>
          </table:table-cell>
          <table:table-cell office:value-type="string" calcext:value-type="string">
            <text:p>498958811.1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893" calcext:value-type="float">
            <text:p>2 893</text:p>
          </table:table-cell>
          <table:table-cell office:value-type="float" office:value="18600" calcext:value-type="float">
            <text:p>18 600</text:p>
          </table:table-cell>
          <table:table-cell office:value-type="string" calcext:value-type="string">
            <text:p>17944.4</text:p>
          </table:table-cell>
          <table:table-cell office:value-type="string" calcext:value-type="string">
            <text:p>580557462.5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021" calcext:value-type="float">
            <text:p>5 021</text:p>
          </table:table-cell>
          <table:table-cell office:value-type="float" office:value="42920" calcext:value-type="float">
            <text:p>42 920</text:p>
          </table:table-cell>
          <table:table-cell office:value-type="string" calcext:value-type="string">
            <text:p>38360.6</text:p>
          </table:table-cell>
          <table:table-cell office:value-type="string" calcext:value-type="string">
            <text:p>1135250909.6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588" calcext:value-type="float">
            <text:p>3 588</text:p>
          </table:table-cell>
          <table:table-cell office:value-type="float" office:value="28307" calcext:value-type="float">
            <text:p>28 307</text:p>
          </table:table-cell>
          <table:table-cell office:value-type="string" calcext:value-type="string">
            <text:p>27348.6</text:p>
          </table:table-cell>
          <table:table-cell office:value-type="string" calcext:value-type="string">
            <text:p>1026271820.3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863" calcext:value-type="float">
            <text:p>5 863</text:p>
          </table:table-cell>
          <table:table-cell office:value-type="float" office:value="54092" calcext:value-type="float">
            <text:p>54 092</text:p>
          </table:table-cell>
          <table:table-cell office:value-type="string" calcext:value-type="string">
            <text:p>49167.2</text:p>
          </table:table-cell>
          <table:table-cell office:value-type="string" calcext:value-type="string">
            <text:p>1618820120.3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301" calcext:value-type="float">
            <text:p>4 301</text:p>
          </table:table-cell>
          <table:table-cell office:value-type="float" office:value="34120" calcext:value-type="float">
            <text:p>34 120</text:p>
          </table:table-cell>
          <table:table-cell office:value-type="float" office:value="33320" calcext:value-type="float">
            <text:p>33 320</text:p>
          </table:table-cell>
          <table:table-cell office:value-type="string" calcext:value-type="string">
            <text:p>1390224116.2</text:p>
          </table:table-cell>
        </table:table-row>
        <table:table-row table:style-name="ro1">
          <table:table-cell office:value-type="string" calcext:value-type="string">
            <text:p>28 - Normand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096" calcext:value-type="float">
            <text:p>6 096</text:p>
          </table:table-cell>
          <table:table-cell office:value-type="float" office:value="63606" calcext:value-type="float">
            <text:p>63 606</text:p>
          </table:table-cell>
          <table:table-cell office:value-type="string" calcext:value-type="string">
            <text:p>58797.8</text:p>
          </table:table-cell>
          <table:table-cell office:value-type="string" calcext:value-type="string">
            <text:p>2051714390.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634" calcext:value-type="float">
            <text:p>3 634</text:p>
          </table:table-cell>
          <table:table-cell office:value-type="float" office:value="10640" calcext:value-type="float">
            <text:p>10 640</text:p>
          </table:table-cell>
          <table:table-cell office:value-type="string" calcext:value-type="string">
            <text:p>9170.9</text:p>
          </table:table-cell>
          <table:table-cell office:value-type="string" calcext:value-type="string">
            <text:p>186805973.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024" calcext:value-type="float">
            <text:p>5 024</text:p>
          </table:table-cell>
          <table:table-cell office:value-type="float" office:value="20029" calcext:value-type="float">
            <text:p>20 029</text:p>
          </table:table-cell>
          <table:table-cell office:value-type="string" calcext:value-type="string">
            <text:p>16335.9</text:p>
          </table:table-cell>
          <table:table-cell office:value-type="string" calcext:value-type="string">
            <text:p>377695497.6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284" calcext:value-type="float">
            <text:p>4 284</text:p>
          </table:table-cell>
          <table:table-cell office:value-type="float" office:value="13579" calcext:value-type="float">
            <text:p>13 579</text:p>
          </table:table-cell>
          <table:table-cell office:value-type="string" calcext:value-type="string">
            <text:p>12251.4</text:p>
          </table:table-cell>
          <table:table-cell office:value-type="string" calcext:value-type="string">
            <text:p>320856191.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701" calcext:value-type="float">
            <text:p>5 701</text:p>
          </table:table-cell>
          <table:table-cell office:value-type="float" office:value="28228" calcext:value-type="float">
            <text:p>28 228</text:p>
          </table:table-cell>
          <table:table-cell office:value-type="float" office:value="23798" calcext:value-type="float">
            <text:p>23 798</text:p>
          </table:table-cell>
          <table:table-cell office:value-type="string" calcext:value-type="string">
            <text:p>650386437.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234" calcext:value-type="float">
            <text:p>4 234</text:p>
          </table:table-cell>
          <table:table-cell office:value-type="float" office:value="14514" calcext:value-type="float">
            <text:p>14 514</text:p>
          </table:table-cell>
          <table:table-cell office:value-type="string" calcext:value-type="string">
            <text:p>13094.4</text:p>
          </table:table-cell>
          <table:table-cell office:value-type="string" calcext:value-type="string">
            <text:p>401481666.2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641" calcext:value-type="float">
            <text:p>5 641</text:p>
          </table:table-cell>
          <table:table-cell office:value-type="float" office:value="30492" calcext:value-type="float">
            <text:p>30 492</text:p>
          </table:table-cell>
          <table:table-cell office:value-type="float" office:value="25683" calcext:value-type="float">
            <text:p>25 683</text:p>
          </table:table-cell>
          <table:table-cell office:value-type="string" calcext:value-type="string">
            <text:p>767028816.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417" calcext:value-type="float">
            <text:p>4 417</text:p>
          </table:table-cell>
          <table:table-cell office:value-type="float" office:value="17178" calcext:value-type="float">
            <text:p>17 178</text:p>
          </table:table-cell>
          <table:table-cell office:value-type="string" calcext:value-type="string">
            <text:p>15074.6</text:p>
          </table:table-cell>
          <table:table-cell office:value-type="string" calcext:value-type="string">
            <text:p>536831766.6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692" calcext:value-type="float">
            <text:p>5 692</text:p>
          </table:table-cell>
          <table:table-cell office:value-type="float" office:value="34007" calcext:value-type="float">
            <text:p>34 007</text:p>
          </table:table-cell>
          <table:table-cell office:value-type="string" calcext:value-type="string">
            <text:p>28052.3</text:p>
          </table:table-cell>
          <table:table-cell office:value-type="string" calcext:value-type="string">
            <text:p>890747326.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65" calcext:value-type="float">
            <text:p>465</text:p>
          </table:table-cell>
          <table:table-cell office:value-type="float" office:value="1459" calcext:value-type="float">
            <text:p>1 459</text:p>
          </table:table-cell>
          <table:table-cell office:value-type="string" calcext:value-type="string">
            <text:p>1378.4</text:p>
          </table:table-cell>
          <table:table-cell office:value-type="string" calcext:value-type="string">
            <text:p>41562167.3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29" calcext:value-type="float">
            <text:p>429</text:p>
          </table:table-cell>
          <table:table-cell office:value-type="float" office:value="1041" calcext:value-type="float">
            <text:p>1 041</text:p>
          </table:table-cell>
          <table:table-cell office:value-type="string" calcext:value-type="string">
            <text:p>1012.2</text:p>
          </table:table-cell>
          <table:table-cell office:value-type="string" calcext:value-type="string">
            <text:p>28670913.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02" calcext:value-type="float">
            <text:p>502</text:p>
          </table:table-cell>
          <table:table-cell office:value-type="float" office:value="2007" calcext:value-type="float">
            <text:p>2 007</text:p>
          </table:table-cell>
          <table:table-cell office:value-type="string" calcext:value-type="string">
            <text:p>1951.2</text:p>
          </table:table-cell>
          <table:table-cell office:value-type="string" calcext:value-type="string">
            <text:p>82843195.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97" calcext:value-type="float">
            <text:p>497</text:p>
          </table:table-cell>
          <table:table-cell office:value-type="float" office:value="1837" calcext:value-type="float">
            <text:p>1 837</text:p>
          </table:table-cell>
          <table:table-cell office:value-type="string" calcext:value-type="string">
            <text:p>1674.4</text:p>
          </table:table-cell>
          <table:table-cell office:value-type="string" calcext:value-type="string">
            <text:p>63176713.6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49" calcext:value-type="float">
            <text:p>549</text:p>
          </table:table-cell>
          <table:table-cell office:value-type="float" office:value="2180" calcext:value-type="float">
            <text:p>2 180</text:p>
          </table:table-cell>
          <table:table-cell office:value-type="string" calcext:value-type="string">
            <text:p>2152.5</text:p>
          </table:table-cell>
          <table:table-cell office:value-type="string" calcext:value-type="string">
            <text:p>109114763.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48" calcext:value-type="float">
            <text:p>448</text:p>
          </table:table-cell>
          <table:table-cell office:value-type="float" office:value="1589" calcext:value-type="float">
            <text:p>1 589</text:p>
          </table:table-cell>
          <table:table-cell office:value-type="string" calcext:value-type="string">
            <text:p>1479.6</text:p>
          </table:table-cell>
          <table:table-cell office:value-type="string" calcext:value-type="string">
            <text:p>62758272.6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87" calcext:value-type="float">
            <text:p>587</text:p>
          </table:table-cell>
          <table:table-cell office:value-type="float" office:value="2716" calcext:value-type="float">
            <text:p>2 716</text:p>
          </table:table-cell>
          <table:table-cell office:value-type="string" calcext:value-type="string">
            <text:p>2689.6</text:p>
          </table:table-cell>
          <table:table-cell office:value-type="string" calcext:value-type="string">
            <text:p>154812148.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77" calcext:value-type="float">
            <text:p>377</text:p>
          </table:table-cell>
          <table:table-cell office:value-type="float" office:value="1482" calcext:value-type="float">
            <text:p>1 482</text:p>
          </table:table-cell>
          <table:table-cell office:value-type="string" calcext:value-type="string">
            <text:p>1353.2</text:p>
          </table:table-cell>
          <table:table-cell office:value-type="string" calcext:value-type="string">
            <text:p>59398151.2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41" calcext:value-type="float">
            <text:p>141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276.5</text:p>
          </table:table-cell>
          <table:table-cell office:value-type="string" calcext:value-type="string">
            <text:p>8936549.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16" calcext:value-type="float">
            <text:p>216</text:p>
          </table:table-cell>
          <table:table-cell office:value-type="float" office:value="691" calcext:value-type="float">
            <text:p>691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18421368.3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78" calcext:value-type="float">
            <text:p>178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474.8</text:p>
          </table:table-cell>
          <table:table-cell office:value-type="string" calcext:value-type="string">
            <text:p>19500575.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285" calcext:value-type="float">
            <text:p>285</text:p>
          </table:table-cell>
          <table:table-cell office:value-type="float" office:value="1338" calcext:value-type="float">
            <text:p>1 338</text:p>
          </table:table-cell>
          <table:table-cell office:value-type="string" calcext:value-type="string">
            <text:p>1202.1</text:p>
          </table:table-cell>
          <table:table-cell office:value-type="string" calcext:value-type="string">
            <text:p>42396085.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91" calcext:value-type="float">
            <text:p>191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455.5</text:p>
          </table:table-cell>
          <table:table-cell office:value-type="string" calcext:value-type="string">
            <text:p>23478373.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85" calcext:value-type="float">
            <text:p>285</text:p>
          </table:table-cell>
          <table:table-cell office:value-type="float" office:value="1134" calcext:value-type="float">
            <text:p>1 134</text:p>
          </table:table-cell>
          <table:table-cell office:value-type="string" calcext:value-type="string">
            <text:p>1067.4</text:p>
          </table:table-cell>
          <table:table-cell office:value-type="string" calcext:value-type="string">
            <text:p>43047458.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83" calcext:value-type="float">
            <text:p>183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417.9</text:p>
          </table:table-cell>
          <table:table-cell office:value-type="string" calcext:value-type="string">
            <text:p>25365718.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284" calcext:value-type="float">
            <text:p>284</text:p>
          </table:table-cell>
          <table:table-cell office:value-type="float" office:value="1124" calcext:value-type="float">
            <text:p>1 124</text:p>
          </table:table-cell>
          <table:table-cell office:value-type="string" calcext:value-type="string">
            <text:p>1081.5</text:p>
          </table:table-cell>
          <table:table-cell office:value-type="string" calcext:value-type="string">
            <text:p>48284284.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74" calcext:value-type="float">
            <text:p>74</text:p>
          </table:table-cell>
          <table:table-cell office:value-type="float" office:value="282" calcext:value-type="float">
            <text:p>28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6254601.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94" calcext:value-type="float">
            <text:p>94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840.5</text:p>
          </table:table-cell>
          <table:table-cell office:value-type="string" calcext:value-type="string">
            <text:p>21415276.8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83" calcext:value-type="float">
            <text:p>83</text:p>
          </table:table-cell>
          <table:table-cell office:value-type="float" office:value="458" calcext:value-type="float">
            <text:p>458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12830456.5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00" calcext:value-type="float">
            <text:p>100</text:p>
          </table:table-cell>
          <table:table-cell office:value-type="float" office:value="1282" calcext:value-type="float">
            <text:p>1 282</text:p>
          </table:table-cell>
          <table:table-cell office:value-type="string" calcext:value-type="string">
            <text:p>1160.1</text:p>
          </table:table-cell>
          <table:table-cell office:value-type="float" office:value="33112394" calcext:value-type="float">
            <text:p>33 112 39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84" calcext:value-type="float">
            <text:p>84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404.3</text:p>
          </table:table-cell>
          <table:table-cell office:value-type="string" calcext:value-type="string">
            <text:p>14217252.6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04" calcext:value-type="float">
            <text:p>104</text:p>
          </table:table-cell>
          <table:table-cell office:value-type="float" office:value="1219" calcext:value-type="float">
            <text:p>1 219</text:p>
          </table:table-cell>
          <table:table-cell office:value-type="string" calcext:value-type="string">
            <text:p>1083.3</text:p>
          </table:table-cell>
          <table:table-cell office:value-type="string" calcext:value-type="string">
            <text:p>32549734.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88" calcext:value-type="float">
            <text:p>88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562.9</text:p>
          </table:table-cell>
          <table:table-cell office:value-type="string" calcext:value-type="string">
            <text:p>25440523.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02" calcext:value-type="float">
            <text:p>102</text:p>
          </table:table-cell>
          <table:table-cell office:value-type="float" office:value="1351" calcext:value-type="float">
            <text:p>1 351</text:p>
          </table:table-cell>
          <table:table-cell office:value-type="string" calcext:value-type="string">
            <text:p>1235.3</text:p>
          </table:table-cell>
          <table:table-cell office:value-type="float" office:value="40616964" calcext:value-type="float">
            <text:p>40 616 96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56669" calcext:value-type="float">
            <text:p>56 669</text:p>
          </table:table-cell>
          <table:table-cell office:value-type="float" office:value="159485" calcext:value-type="float">
            <text:p>159 485</text:p>
          </table:table-cell>
          <table:table-cell office:value-type="string" calcext:value-type="string">
            <text:p>147088.4</text:p>
          </table:table-cell>
          <table:table-cell office:value-type="string" calcext:value-type="string">
            <text:p>3760963121.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3338" calcext:value-type="float">
            <text:p>43 338</text:p>
          </table:table-cell>
          <table:table-cell office:value-type="float" office:value="109534" calcext:value-type="float">
            <text:p>109 534</text:p>
          </table:table-cell>
          <table:table-cell office:value-type="string" calcext:value-type="string">
            <text:p>92630.9</text:p>
          </table:table-cell>
          <table:table-cell office:value-type="string" calcext:value-type="string">
            <text:p>2218789277.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3617" calcext:value-type="float">
            <text:p>53 617</text:p>
          </table:table-cell>
          <table:table-cell office:value-type="float" office:value="190878" calcext:value-type="float">
            <text:p>190 878</text:p>
          </table:table-cell>
          <table:table-cell office:value-type="string" calcext:value-type="string">
            <text:p>187088.5</text:p>
          </table:table-cell>
          <table:table-cell office:value-type="string" calcext:value-type="string">
            <text:p>6542856669.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3993" calcext:value-type="float">
            <text:p>43 993</text:p>
          </table:table-cell>
          <table:table-cell office:value-type="float" office:value="114684" calcext:value-type="float">
            <text:p>114 684</text:p>
          </table:table-cell>
          <table:table-cell office:value-type="string" calcext:value-type="string">
            <text:p>101472.7</text:p>
          </table:table-cell>
          <table:table-cell office:value-type="string" calcext:value-type="string">
            <text:p>3166330719.5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6427" calcext:value-type="float">
            <text:p>46 427</text:p>
          </table:table-cell>
          <table:table-cell office:value-type="float" office:value="176932" calcext:value-type="float">
            <text:p>176 932</text:p>
          </table:table-cell>
          <table:table-cell office:value-type="string" calcext:value-type="string">
            <text:p>172688.3</text:p>
          </table:table-cell>
          <table:table-cell office:value-type="string" calcext:value-type="string">
            <text:p>7023794855.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1194" calcext:value-type="float">
            <text:p>41 194</text:p>
          </table:table-cell>
          <table:table-cell office:value-type="float" office:value="107279" calcext:value-type="float">
            <text:p>107 279</text:p>
          </table:table-cell>
          <table:table-cell office:value-type="string" calcext:value-type="string">
            <text:p>94856.8</text:p>
          </table:table-cell>
          <table:table-cell office:value-type="string" calcext:value-type="string">
            <text:p>3238187205.2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6749" calcext:value-type="float">
            <text:p>46 749</text:p>
          </table:table-cell>
          <table:table-cell office:value-type="float" office:value="185249" calcext:value-type="float">
            <text:p>185 249</text:p>
          </table:table-cell>
          <table:table-cell office:value-type="string" calcext:value-type="string">
            <text:p>180597.9</text:p>
          </table:table-cell>
          <table:table-cell office:value-type="string" calcext:value-type="string">
            <text:p>7880493745.1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1940" calcext:value-type="float">
            <text:p>41 940</text:p>
          </table:table-cell>
          <table:table-cell office:value-type="float" office:value="107740" calcext:value-type="float">
            <text:p>107 740</text:p>
          </table:table-cell>
          <table:table-cell office:value-type="string" calcext:value-type="string">
            <text:p>92493.5</text:p>
          </table:table-cell>
          <table:table-cell office:value-type="string" calcext:value-type="string">
            <text:p>3158500945.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312" calcext:value-type="float">
            <text:p>4 312</text:p>
          </table:table-cell>
          <table:table-cell office:value-type="float" office:value="24591" calcext:value-type="float">
            <text:p>24 591</text:p>
          </table:table-cell>
          <table:table-cell office:value-type="string" calcext:value-type="string">
            <text:p>21162.1</text:p>
          </table:table-cell>
          <table:table-cell office:value-type="string" calcext:value-type="string">
            <text:p>506315480.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589" calcext:value-type="float">
            <text:p>6 589</text:p>
          </table:table-cell>
          <table:table-cell office:value-type="float" office:value="44928" calcext:value-type="float">
            <text:p>44 928</text:p>
          </table:table-cell>
          <table:table-cell office:value-type="string" calcext:value-type="string">
            <text:p>37660.3</text:p>
          </table:table-cell>
          <table:table-cell office:value-type="string" calcext:value-type="string">
            <text:p>908046302.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286" calcext:value-type="float">
            <text:p>5 286</text:p>
          </table:table-cell>
          <table:table-cell office:value-type="float" office:value="38578" calcext:value-type="float">
            <text:p>38 578</text:p>
          </table:table-cell>
          <table:table-cell office:value-type="string" calcext:value-type="string">
            <text:p>36760.9</text:p>
          </table:table-cell>
          <table:table-cell office:value-type="string" calcext:value-type="string">
            <text:p>1213000955.7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8730" calcext:value-type="float">
            <text:p>8 730</text:p>
          </table:table-cell>
          <table:table-cell office:value-type="float" office:value="76550" calcext:value-type="float">
            <text:p>76 550</text:p>
          </table:table-cell>
          <table:table-cell office:value-type="string" calcext:value-type="string">
            <text:p>68422.6</text:p>
          </table:table-cell>
          <table:table-cell office:value-type="string" calcext:value-type="string">
            <text:p>2076267332.5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301" calcext:value-type="float">
            <text:p>6 301</text:p>
          </table:table-cell>
          <table:table-cell office:value-type="float" office:value="55757" calcext:value-type="float">
            <text:p>55 757</text:p>
          </table:table-cell>
          <table:table-cell office:value-type="float" office:value="53610" calcext:value-type="float">
            <text:p>53 610</text:p>
          </table:table-cell>
          <table:table-cell office:value-type="float" office:value="2029373545" calcext:value-type="float">
            <text:p>2 029 373 545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9912" calcext:value-type="float">
            <text:p>9 912</text:p>
          </table:table-cell>
          <table:table-cell office:value-type="float" office:value="93010" calcext:value-type="float">
            <text:p>93 010</text:p>
          </table:table-cell>
          <table:table-cell office:value-type="string" calcext:value-type="string">
            <text:p>84079.7</text:p>
          </table:table-cell>
          <table:table-cell office:value-type="string" calcext:value-type="string">
            <text:p>2808062822.9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286" calcext:value-type="float">
            <text:p>7 286</text:p>
          </table:table-cell>
          <table:table-cell office:value-type="float" office:value="64965" calcext:value-type="float">
            <text:p>64 965</text:p>
          </table:table-cell>
          <table:table-cell office:value-type="string" calcext:value-type="string">
            <text:p>62450.4</text:p>
          </table:table-cell>
          <table:table-cell office:value-type="string" calcext:value-type="string">
            <text:p>2608514539.4</text:p>
          </table:table-cell>
        </table:table-row>
        <table:table-row table:style-name="ro1">
          <table:table-cell office:value-type="string" calcext:value-type="string">
            <text:p>32 - Hauts-de-Franc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9668" calcext:value-type="float">
            <text:p>9 668</text:p>
          </table:table-cell>
          <table:table-cell office:value-type="float" office:value="104971" calcext:value-type="float">
            <text:p>104 971</text:p>
          </table:table-cell>
          <table:table-cell office:value-type="string" calcext:value-type="string">
            <text:p>96572.2</text:p>
          </table:table-cell>
          <table:table-cell office:value-type="string" calcext:value-type="string">
            <text:p>3416164988.1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499" calcext:value-type="float">
            <text:p>3 499</text:p>
          </table:table-cell>
          <table:table-cell office:value-type="float" office:value="8479" calcext:value-type="float">
            <text:p>8 479</text:p>
          </table:table-cell>
          <table:table-cell office:value-type="string" calcext:value-type="string">
            <text:p>7275.1</text:p>
          </table:table-cell>
          <table:table-cell office:value-type="float" office:value="146173976" calcext:value-type="float">
            <text:p>146 173 976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072" calcext:value-type="float">
            <text:p>5 072</text:p>
          </table:table-cell>
          <table:table-cell office:value-type="float" office:value="19391" calcext:value-type="float">
            <text:p>19 391</text:p>
          </table:table-cell>
          <table:table-cell office:value-type="string" calcext:value-type="string">
            <text:p>16080.1</text:p>
          </table:table-cell>
          <table:table-cell office:value-type="float" office:value="371468522" calcext:value-type="float">
            <text:p>371 468 522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940" calcext:value-type="float">
            <text:p>3 940</text:p>
          </table:table-cell>
          <table:table-cell office:value-type="float" office:value="10057" calcext:value-type="float">
            <text:p>10 057</text:p>
          </table:table-cell>
          <table:table-cell office:value-type="string" calcext:value-type="string">
            <text:p>9067.6</text:p>
          </table:table-cell>
          <table:table-cell office:value-type="string" calcext:value-type="string">
            <text:p>235388362.3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749" calcext:value-type="float">
            <text:p>5 749</text:p>
          </table:table-cell>
          <table:table-cell office:value-type="float" office:value="24732" calcext:value-type="float">
            <text:p>24 732</text:p>
          </table:table-cell>
          <table:table-cell office:value-type="string" calcext:value-type="string">
            <text:p>20717.6</text:p>
          </table:table-cell>
          <table:table-cell office:value-type="string" calcext:value-type="string">
            <text:p>556494570.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804" calcext:value-type="float">
            <text:p>3 804</text:p>
          </table:table-cell>
          <table:table-cell office:value-type="float" office:value="10364" calcext:value-type="float">
            <text:p>10 364</text:p>
          </table:table-cell>
          <table:table-cell office:value-type="float" office:value="9251" calcext:value-type="float">
            <text:p>9 251</text:p>
          </table:table-cell>
          <table:table-cell office:value-type="string" calcext:value-type="string">
            <text:p>283092429.3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625" calcext:value-type="float">
            <text:p>5 625</text:p>
          </table:table-cell>
          <table:table-cell office:value-type="float" office:value="25732" calcext:value-type="float">
            <text:p>25 732</text:p>
          </table:table-cell>
          <table:table-cell office:value-type="string" calcext:value-type="string">
            <text:p>21477.7</text:p>
          </table:table-cell>
          <table:table-cell office:value-type="string" calcext:value-type="string">
            <text:p>622444351.2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081" calcext:value-type="float">
            <text:p>4 081</text:p>
          </table:table-cell>
          <table:table-cell office:value-type="float" office:value="13136" calcext:value-type="float">
            <text:p>13 136</text:p>
          </table:table-cell>
          <table:table-cell office:value-type="string" calcext:value-type="string">
            <text:p>11398.2</text:p>
          </table:table-cell>
          <table:table-cell office:value-type="string" calcext:value-type="string">
            <text:p>414634508.1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004" calcext:value-type="float">
            <text:p>6 004</text:p>
          </table:table-cell>
          <table:table-cell office:value-type="float" office:value="34346" calcext:value-type="float">
            <text:p>34 346</text:p>
          </table:table-cell>
          <table:table-cell office:value-type="string" calcext:value-type="string">
            <text:p>28037.9</text:p>
          </table:table-cell>
          <table:table-cell office:value-type="string" calcext:value-type="string">
            <text:p>856173911.1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960" calcext:value-type="float">
            <text:p>960</text:p>
          </table:table-cell>
          <table:table-cell office:value-type="float" office:value="2751" calcext:value-type="float">
            <text:p>2 751</text:p>
          </table:table-cell>
          <table:table-cell office:value-type="string" calcext:value-type="string">
            <text:p>2622.2</text:p>
          </table:table-cell>
          <table:table-cell office:value-type="string" calcext:value-type="string">
            <text:p>78259121.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000" calcext:value-type="float">
            <text:p>1 000</text:p>
          </table:table-cell>
          <table:table-cell office:value-type="float" office:value="2773" calcext:value-type="float">
            <text:p>2 773</text:p>
          </table:table-cell>
          <table:table-cell office:value-type="string" calcext:value-type="string">
            <text:p>2585.7</text:p>
          </table:table-cell>
          <table:table-cell office:value-type="string" calcext:value-type="string">
            <text:p>77772742.6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056" calcext:value-type="float">
            <text:p>1 056</text:p>
          </table:table-cell>
          <table:table-cell office:value-type="float" office:value="3785" calcext:value-type="float">
            <text:p>3 785</text:p>
          </table:table-cell>
          <table:table-cell office:value-type="string" calcext:value-type="string">
            <text:p>3743.2</text:p>
          </table:table-cell>
          <table:table-cell office:value-type="string" calcext:value-type="string">
            <text:p>154154937.1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160" calcext:value-type="float">
            <text:p>1 160</text:p>
          </table:table-cell>
          <table:table-cell office:value-type="float" office:value="4253" calcext:value-type="float">
            <text:p>4 253</text:p>
          </table:table-cell>
          <table:table-cell office:value-type="string" calcext:value-type="string">
            <text:p>4025.7</text:p>
          </table:table-cell>
          <table:table-cell office:value-type="string" calcext:value-type="string">
            <text:p>161189295.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945" calcext:value-type="float">
            <text:p>945</text:p>
          </table:table-cell>
          <table:table-cell office:value-type="float" office:value="3567" calcext:value-type="float">
            <text:p>3 567</text:p>
          </table:table-cell>
          <table:table-cell office:value-type="string" calcext:value-type="string">
            <text:p>3501.3</text:p>
          </table:table-cell>
          <table:table-cell office:value-type="string" calcext:value-type="string">
            <text:p>176287028.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951" calcext:value-type="float">
            <text:p>951</text:p>
          </table:table-cell>
          <table:table-cell office:value-type="float" office:value="3331" calcext:value-type="float">
            <text:p>3 331</text:p>
          </table:table-cell>
          <table:table-cell office:value-type="string" calcext:value-type="string">
            <text:p>3126.6</text:p>
          </table:table-cell>
          <table:table-cell office:value-type="string" calcext:value-type="string">
            <text:p>143051687.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151" calcext:value-type="float">
            <text:p>1 151</text:p>
          </table:table-cell>
          <table:table-cell office:value-type="float" office:value="5215" calcext:value-type="float">
            <text:p>5 215</text:p>
          </table:table-cell>
          <table:table-cell office:value-type="string" calcext:value-type="string">
            <text:p>5137.7</text:p>
          </table:table-cell>
          <table:table-cell office:value-type="string" calcext:value-type="string">
            <text:p>310300331.2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003" calcext:value-type="float">
            <text:p>1 003</text:p>
          </table:table-cell>
          <table:table-cell office:value-type="float" office:value="3666" calcext:value-type="float">
            <text:p>3 666</text:p>
          </table:table-cell>
          <table:table-cell office:value-type="string" calcext:value-type="string">
            <text:p>3427.9</text:p>
          </table:table-cell>
          <table:table-cell office:value-type="string" calcext:value-type="string">
            <text:p>171647533.2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49" calcext:value-type="float">
            <text:p>149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67.1</text:p>
          </table:table-cell>
          <table:table-cell office:value-type="string" calcext:value-type="string">
            <text:p>9093385.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36" calcext:value-type="float">
            <text:p>236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748.7</text:p>
          </table:table-cell>
          <table:table-cell office:value-type="string" calcext:value-type="string">
            <text:p>22355106.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79" calcext:value-type="float">
            <text:p>179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465.3</text:p>
          </table:table-cell>
          <table:table-cell office:value-type="string" calcext:value-type="string">
            <text:p>21689967.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37" calcext:value-type="float">
            <text:p>337</text:p>
          </table:table-cell>
          <table:table-cell office:value-type="float" office:value="1370" calcext:value-type="float">
            <text:p>1 370</text:p>
          </table:table-cell>
          <table:table-cell office:value-type="string" calcext:value-type="string">
            <text:p>1254.8</text:p>
          </table:table-cell>
          <table:table-cell office:value-type="string" calcext:value-type="string">
            <text:p>47739853.1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79" calcext:value-type="float">
            <text:p>179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409.7</text:p>
          </table:table-cell>
          <table:table-cell office:value-type="string" calcext:value-type="string">
            <text:p>22302458.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24" calcext:value-type="float">
            <text:p>324</text:p>
          </table:table-cell>
          <table:table-cell office:value-type="float" office:value="1355" calcext:value-type="float">
            <text:p>1 355</text:p>
          </table:table-cell>
          <table:table-cell office:value-type="string" calcext:value-type="string">
            <text:p>1275.8</text:p>
          </table:table-cell>
          <table:table-cell office:value-type="string" calcext:value-type="string">
            <text:p>53229492.4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227" calcext:value-type="float">
            <text:p>227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569.7</text:p>
          </table:table-cell>
          <table:table-cell office:value-type="string" calcext:value-type="string">
            <text:p>38029926.4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32" calcext:value-type="float">
            <text:p>332</text:p>
          </table:table-cell>
          <table:table-cell office:value-type="float" office:value="1429" calcext:value-type="float">
            <text:p>1 429</text:p>
          </table:table-cell>
          <table:table-cell office:value-type="string" calcext:value-type="string">
            <text:p>1321.2</text:p>
          </table:table-cell>
          <table:table-cell office:value-type="string" calcext:value-type="string">
            <text:p>58223123.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06" calcext:value-type="float">
            <text:p>106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389.9</text:p>
          </table:table-cell>
          <table:table-cell office:value-type="string" calcext:value-type="string">
            <text:p>9276062.6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36" calcext:value-type="float">
            <text:p>136</text:p>
          </table:table-cell>
          <table:table-cell office:value-type="float" office:value="1681" calcext:value-type="float">
            <text:p>1 681</text:p>
          </table:table-cell>
          <table:table-cell office:value-type="string" calcext:value-type="string">
            <text:p>1493.6</text:p>
          </table:table-cell>
          <table:table-cell office:value-type="string" calcext:value-type="string">
            <text:p>38184178.2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15" calcext:value-type="float">
            <text:p>115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557.7</text:p>
          </table:table-cell>
          <table:table-cell office:value-type="string" calcext:value-type="string">
            <text:p>17629714.8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46" calcext:value-type="float">
            <text:p>146</text:p>
          </table:table-cell>
          <table:table-cell office:value-type="float" office:value="2075" calcext:value-type="float">
            <text:p>2 075</text:p>
          </table:table-cell>
          <table:table-cell office:value-type="float" office:value="1810" calcext:value-type="float">
            <text:p>1 810</text:p>
          </table:table-cell>
          <table:table-cell office:value-type="float" office:value="53287492" calcext:value-type="float">
            <text:p>53 287 492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17" calcext:value-type="float">
            <text:p>11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509.4</text:p>
          </table:table-cell>
          <table:table-cell office:value-type="float" office:value="19169919" calcext:value-type="float">
            <text:p>19 169 91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45" calcext:value-type="float">
            <text:p>145</text:p>
          </table:table-cell>
          <table:table-cell office:value-type="float" office:value="1888" calcext:value-type="float">
            <text:p>1 888</text:p>
          </table:table-cell>
          <table:table-cell office:value-type="string" calcext:value-type="string">
            <text:p>1694.3</text:p>
          </table:table-cell>
          <table:table-cell office:value-type="string" calcext:value-type="string">
            <text:p>54299833.4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29" calcext:value-type="float">
            <text:p>129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648.8</text:p>
          </table:table-cell>
          <table:table-cell office:value-type="string" calcext:value-type="string">
            <text:p>30851838.1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49" calcext:value-type="float">
            <text:p>149</text:p>
          </table:table-cell>
          <table:table-cell office:value-type="float" office:value="2668" calcext:value-type="float">
            <text:p>2 668</text:p>
          </table:table-cell>
          <table:table-cell office:value-type="string" calcext:value-type="string">
            <text:p>2361.9</text:p>
          </table:table-cell>
          <table:table-cell office:value-type="string" calcext:value-type="string">
            <text:p>79224485.1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58484" calcext:value-type="float">
            <text:p>58 484</text:p>
          </table:table-cell>
          <table:table-cell office:value-type="float" office:value="147753" calcext:value-type="float">
            <text:p>147 753</text:p>
          </table:table-cell>
          <table:table-cell office:value-type="string" calcext:value-type="string">
            <text:p>137200.8</text:p>
          </table:table-cell>
          <table:table-cell office:value-type="string" calcext:value-type="string">
            <text:p>3481551349.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6910" calcext:value-type="float">
            <text:p>46 910</text:p>
          </table:table-cell>
          <table:table-cell office:value-type="float" office:value="102933" calcext:value-type="float">
            <text:p>102 933</text:p>
          </table:table-cell>
          <table:table-cell office:value-type="string" calcext:value-type="string">
            <text:p>88953.7</text:p>
          </table:table-cell>
          <table:table-cell office:value-type="string" calcext:value-type="string">
            <text:p>2097050591.5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4104" calcext:value-type="float">
            <text:p>54 104</text:p>
          </table:table-cell>
          <table:table-cell office:value-type="float" office:value="161016" calcext:value-type="float">
            <text:p>161 016</text:p>
          </table:table-cell>
          <table:table-cell office:value-type="string" calcext:value-type="string">
            <text:p>158580.4</text:p>
          </table:table-cell>
          <table:table-cell office:value-type="string" calcext:value-type="string">
            <text:p>5650922268.7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7090" calcext:value-type="float">
            <text:p>47 090</text:p>
          </table:table-cell>
          <table:table-cell office:value-type="float" office:value="103923" calcext:value-type="float">
            <text:p>103 923</text:p>
          </table:table-cell>
          <table:table-cell office:value-type="string" calcext:value-type="string">
            <text:p>92279.4</text:p>
          </table:table-cell>
          <table:table-cell office:value-type="string" calcext:value-type="string">
            <text:p>2833420485.6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7309" calcext:value-type="float">
            <text:p>47 309</text:p>
          </table:table-cell>
          <table:table-cell office:value-type="float" office:value="156728" calcext:value-type="float">
            <text:p>156 728</text:p>
          </table:table-cell>
          <table:table-cell office:value-type="string" calcext:value-type="string">
            <text:p>152898.4</text:p>
          </table:table-cell>
          <table:table-cell office:value-type="string" calcext:value-type="string">
            <text:p>6290499570.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5166" calcext:value-type="float">
            <text:p>45 166</text:p>
          </table:table-cell>
          <table:table-cell office:value-type="float" office:value="104211" calcext:value-type="float">
            <text:p>104 211</text:p>
          </table:table-cell>
          <table:table-cell office:value-type="string" calcext:value-type="string">
            <text:p>92038.7</text:p>
          </table:table-cell>
          <table:table-cell office:value-type="float" office:value="3061982274" calcext:value-type="float">
            <text:p>3 061 982 274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1306" calcext:value-type="float">
            <text:p>51 306</text:p>
          </table:table-cell>
          <table:table-cell office:value-type="float" office:value="186927" calcext:value-type="float">
            <text:p>186 927</text:p>
          </table:table-cell>
          <table:table-cell office:value-type="string" calcext:value-type="string">
            <text:p>179901.6</text:p>
          </table:table-cell>
          <table:table-cell office:value-type="float" office:value="7996611133" calcext:value-type="float">
            <text:p>7 996 611 133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0406" calcext:value-type="float">
            <text:p>50 406</text:p>
          </table:table-cell>
          <table:table-cell office:value-type="float" office:value="124007" calcext:value-type="float">
            <text:p>124 007</text:p>
          </table:table-cell>
          <table:table-cell office:value-type="string" calcext:value-type="string">
            <text:p>106002.8</text:p>
          </table:table-cell>
          <table:table-cell office:value-type="string" calcext:value-type="string">
            <text:p>3566521313.8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231" calcext:value-type="float">
            <text:p>4 231</text:p>
          </table:table-cell>
          <table:table-cell office:value-type="float" office:value="21573" calcext:value-type="float">
            <text:p>21 573</text:p>
          </table:table-cell>
          <table:table-cell office:value-type="float" office:value="19052" calcext:value-type="float">
            <text:p>19 052</text:p>
          </table:table-cell>
          <table:table-cell office:value-type="string" calcext:value-type="string">
            <text:p>451963527.3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241" calcext:value-type="float">
            <text:p>6 241</text:p>
          </table:table-cell>
          <table:table-cell office:value-type="float" office:value="41059" calcext:value-type="float">
            <text:p>41 059</text:p>
          </table:table-cell>
          <table:table-cell office:value-type="string" calcext:value-type="string">
            <text:p>35430.4</text:p>
          </table:table-cell>
          <table:table-cell office:value-type="string" calcext:value-type="string">
            <text:p>836387348.2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320" calcext:value-type="float">
            <text:p>5 320</text:p>
          </table:table-cell>
          <table:table-cell office:value-type="float" office:value="34203" calcext:value-type="float">
            <text:p>34 203</text:p>
          </table:table-cell>
          <table:table-cell office:value-type="string" calcext:value-type="string">
            <text:p>32892.8</text:p>
          </table:table-cell>
          <table:table-cell office:value-type="string" calcext:value-type="string">
            <text:p>1096172350.1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8554" calcext:value-type="float">
            <text:p>8 554</text:p>
          </table:table-cell>
          <table:table-cell office:value-type="float" office:value="66779" calcext:value-type="float">
            <text:p>66 779</text:p>
          </table:table-cell>
          <table:table-cell office:value-type="string" calcext:value-type="string">
            <text:p>59498.6</text:p>
          </table:table-cell>
          <table:table-cell office:value-type="string" calcext:value-type="string">
            <text:p>1804804928.9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270" calcext:value-type="float">
            <text:p>6 270</text:p>
          </table:table-cell>
          <table:table-cell office:value-type="float" office:value="47691" calcext:value-type="float">
            <text:p>47 691</text:p>
          </table:table-cell>
          <table:table-cell office:value-type="string" calcext:value-type="string">
            <text:p>46077.8</text:p>
          </table:table-cell>
          <table:table-cell office:value-type="string" calcext:value-type="string">
            <text:p>1767188611.2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0084" calcext:value-type="float">
            <text:p>10 084</text:p>
          </table:table-cell>
          <table:table-cell office:value-type="float" office:value="83320" calcext:value-type="float">
            <text:p>83 320</text:p>
          </table:table-cell>
          <table:table-cell office:value-type="string" calcext:value-type="string">
            <text:p>75271.9</text:p>
          </table:table-cell>
          <table:table-cell office:value-type="string" calcext:value-type="string">
            <text:p>2547064613.4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8092" calcext:value-type="float">
            <text:p>8 092</text:p>
          </table:table-cell>
          <table:table-cell office:value-type="float" office:value="61123" calcext:value-type="float">
            <text:p>61 123</text:p>
          </table:table-cell>
          <table:table-cell office:value-type="string" calcext:value-type="string">
            <text:p>59525.5</text:p>
          </table:table-cell>
          <table:table-cell office:value-type="string" calcext:value-type="string">
            <text:p>2573146458.1</text:p>
          </table:table-cell>
        </table:table-row>
        <table:table-row table:style-name="ro1">
          <table:table-cell office:value-type="string" calcext:value-type="string">
            <text:p>44 - Grand-Est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0657" calcext:value-type="float">
            <text:p>10 657</text:p>
          </table:table-cell>
          <table:table-cell office:value-type="float" office:value="103446" calcext:value-type="float">
            <text:p>103 446</text:p>
          </table:table-cell>
          <table:table-cell office:value-type="string" calcext:value-type="string">
            <text:p>95073.2</text:p>
          </table:table-cell>
          <table:table-cell office:value-type="float" office:value="3427278242" calcext:value-type="float">
            <text:p>3 427 278 242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092" calcext:value-type="float">
            <text:p>3 092</text:p>
          </table:table-cell>
          <table:table-cell office:value-type="float" office:value="6362" calcext:value-type="float">
            <text:p>6 362</text:p>
          </table:table-cell>
          <table:table-cell office:value-type="string" calcext:value-type="string">
            <text:p>5606.7</text:p>
          </table:table-cell>
          <table:table-cell office:value-type="string" calcext:value-type="string">
            <text:p>120790153.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679" calcext:value-type="float">
            <text:p>4 679</text:p>
          </table:table-cell>
          <table:table-cell office:value-type="float" office:value="13471" calcext:value-type="float">
            <text:p>13 471</text:p>
          </table:table-cell>
          <table:table-cell office:value-type="string" calcext:value-type="string">
            <text:p>11234.1</text:p>
          </table:table-cell>
          <table:table-cell office:value-type="string" calcext:value-type="string">
            <text:p>264959163.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561" calcext:value-type="float">
            <text:p>3 561</text:p>
          </table:table-cell>
          <table:table-cell office:value-type="float" office:value="8067" calcext:value-type="float">
            <text:p>8 067</text:p>
          </table:table-cell>
          <table:table-cell office:value-type="string" calcext:value-type="string">
            <text:p>7319.8</text:p>
          </table:table-cell>
          <table:table-cell office:value-type="string" calcext:value-type="string">
            <text:p>197376256.5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635" calcext:value-type="float">
            <text:p>5 635</text:p>
          </table:table-cell>
          <table:table-cell office:value-type="float" office:value="21093" calcext:value-type="float">
            <text:p>21 093</text:p>
          </table:table-cell>
          <table:table-cell office:value-type="string" calcext:value-type="string">
            <text:p>17422.4</text:p>
          </table:table-cell>
          <table:table-cell office:value-type="string" calcext:value-type="string">
            <text:p>477924561.8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618" calcext:value-type="float">
            <text:p>3 618</text:p>
          </table:table-cell>
          <table:table-cell office:value-type="float" office:value="9582" calcext:value-type="float">
            <text:p>9 582</text:p>
          </table:table-cell>
          <table:table-cell office:value-type="string" calcext:value-type="string">
            <text:p>8663.5</text:p>
          </table:table-cell>
          <table:table-cell office:value-type="float" office:value="278713449" calcext:value-type="float">
            <text:p>278 713 449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602" calcext:value-type="float">
            <text:p>5 602</text:p>
          </table:table-cell>
          <table:table-cell office:value-type="float" office:value="24394" calcext:value-type="float">
            <text:p>24 394</text:p>
          </table:table-cell>
          <table:table-cell office:value-type="string" calcext:value-type="string">
            <text:p>20382.3</text:p>
          </table:table-cell>
          <table:table-cell office:value-type="string" calcext:value-type="string">
            <text:p>615008724.5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592" calcext:value-type="float">
            <text:p>3 592</text:p>
          </table:table-cell>
          <table:table-cell office:value-type="float" office:value="10914" calcext:value-type="float">
            <text:p>10 914</text:p>
          </table:table-cell>
          <table:table-cell office:value-type="string" calcext:value-type="string">
            <text:p>9681.8</text:p>
          </table:table-cell>
          <table:table-cell office:value-type="float" office:value="364247460" calcext:value-type="float">
            <text:p>364 247 460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651" calcext:value-type="float">
            <text:p>5 651</text:p>
          </table:table-cell>
          <table:table-cell office:value-type="float" office:value="28916" calcext:value-type="float">
            <text:p>28 916</text:p>
          </table:table-cell>
          <table:table-cell office:value-type="string" calcext:value-type="string">
            <text:p>23813.1</text:p>
          </table:table-cell>
          <table:table-cell office:value-type="string" calcext:value-type="string">
            <text:p>757102770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996" calcext:value-type="float">
            <text:p>996</text:p>
          </table:table-cell>
          <table:table-cell office:value-type="float" office:value="2682" calcext:value-type="float">
            <text:p>2 682</text:p>
          </table:table-cell>
          <table:table-cell office:value-type="string" calcext:value-type="string">
            <text:p>2649.5</text:p>
          </table:table-cell>
          <table:table-cell office:value-type="string" calcext:value-type="string">
            <text:p>72564170.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849" calcext:value-type="float">
            <text:p>849</text:p>
          </table:table-cell>
          <table:table-cell office:value-type="float" office:value="2057" calcext:value-type="float">
            <text:p>2 057</text:p>
          </table:table-cell>
          <table:table-cell office:value-type="string" calcext:value-type="string">
            <text:p>1987.5</text:p>
          </table:table-cell>
          <table:table-cell office:value-type="string" calcext:value-type="string">
            <text:p>57343022.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962" calcext:value-type="float">
            <text:p>962</text:p>
          </table:table-cell>
          <table:table-cell office:value-type="float" office:value="3636" calcext:value-type="float">
            <text:p>3 636</text:p>
          </table:table-cell>
          <table:table-cell office:value-type="string" calcext:value-type="string">
            <text:p>3625.6</text:p>
          </table:table-cell>
          <table:table-cell office:value-type="string" calcext:value-type="string">
            <text:p>139916565.1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843" calcext:value-type="float">
            <text:p>843</text:p>
          </table:table-cell>
          <table:table-cell office:value-type="float" office:value="3368" calcext:value-type="float">
            <text:p>3 368</text:p>
          </table:table-cell>
          <table:table-cell office:value-type="string" calcext:value-type="string">
            <text:p>3131.4</text:p>
          </table:table-cell>
          <table:table-cell office:value-type="string" calcext:value-type="string">
            <text:p>116070681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854" calcext:value-type="float">
            <text:p>854</text:p>
          </table:table-cell>
          <table:table-cell office:value-type="float" office:value="3823" calcext:value-type="float">
            <text:p>3 823</text:p>
          </table:table-cell>
          <table:table-cell office:value-type="string" calcext:value-type="string">
            <text:p>3721.2</text:p>
          </table:table-cell>
          <table:table-cell office:value-type="float" office:value="173955983" calcext:value-type="float">
            <text:p>173 955 98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756" calcext:value-type="float">
            <text:p>756</text:p>
          </table:table-cell>
          <table:table-cell office:value-type="float" office:value="3403" calcext:value-type="float">
            <text:p>3 403</text:p>
          </table:table-cell>
          <table:table-cell office:value-type="float" office:value="3167" calcext:value-type="float">
            <text:p>3 167</text:p>
          </table:table-cell>
          <table:table-cell office:value-type="string" calcext:value-type="string">
            <text:p>135127790.4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864" calcext:value-type="float">
            <text:p>864</text:p>
          </table:table-cell>
          <table:table-cell office:value-type="float" office:value="4317" calcext:value-type="float">
            <text:p>4 317</text:p>
          </table:table-cell>
          <table:table-cell office:value-type="string" calcext:value-type="string">
            <text:p>4146.3</text:p>
          </table:table-cell>
          <table:table-cell office:value-type="string" calcext:value-type="string">
            <text:p>220672436.4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720" calcext:value-type="float">
            <text:p>720</text:p>
          </table:table-cell>
          <table:table-cell office:value-type="float" office:value="3175" calcext:value-type="float">
            <text:p>3 175</text:p>
          </table:table-cell>
          <table:table-cell office:value-type="string" calcext:value-type="string">
            <text:p>2892.7</text:p>
          </table:table-cell>
          <table:table-cell office:value-type="string" calcext:value-type="string">
            <text:p>126868803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55" calcext:value-type="float">
            <text:p>155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252.7</text:p>
          </table:table-cell>
          <table:table-cell office:value-type="string" calcext:value-type="string">
            <text:p>7211332.9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44" calcext:value-type="float">
            <text:p>344</text:p>
          </table:table-cell>
          <table:table-cell office:value-type="float" office:value="1194" calcext:value-type="float">
            <text:p>1 194</text:p>
          </table:table-cell>
          <table:table-cell office:value-type="float" office:value="1074" calcext:value-type="float">
            <text:p>1 074</text:p>
          </table:table-cell>
          <table:table-cell office:value-type="string" calcext:value-type="string">
            <text:p>29467134.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52" calcext:value-type="float">
            <text:p>252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523.7</text:p>
          </table:table-cell>
          <table:table-cell office:value-type="string" calcext:value-type="string">
            <text:p>20219058.8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53" calcext:value-type="float">
            <text:p>453</text:p>
          </table:table-cell>
          <table:table-cell office:value-type="float" office:value="1884" calcext:value-type="float">
            <text:p>1 884</text:p>
          </table:table-cell>
          <table:table-cell office:value-type="string" calcext:value-type="string">
            <text:p>1669.1</text:p>
          </table:table-cell>
          <table:table-cell office:value-type="string" calcext:value-type="string">
            <text:p>53493182.9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29" calcext:value-type="float">
            <text:p>229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482.1</text:p>
          </table:table-cell>
          <table:table-cell office:value-type="string" calcext:value-type="string">
            <text:p>20786834.2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51" calcext:value-type="float">
            <text:p>451</text:p>
          </table:table-cell>
          <table:table-cell office:value-type="float" office:value="1780" calcext:value-type="float">
            <text:p>1 780</text:p>
          </table:table-cell>
          <table:table-cell office:value-type="string" calcext:value-type="string">
            <text:p>1632.4</text:p>
          </table:table-cell>
          <table:table-cell office:value-type="string" calcext:value-type="string">
            <text:p>59094679.9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270" calcext:value-type="float">
            <text:p>270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510.8</text:p>
          </table:table-cell>
          <table:table-cell office:value-type="string" calcext:value-type="string">
            <text:p>27426304.2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16" calcext:value-type="float">
            <text:p>416</text:p>
          </table:table-cell>
          <table:table-cell office:value-type="float" office:value="1917" calcext:value-type="float">
            <text:p>1 917</text:p>
          </table:table-cell>
          <table:table-cell office:value-type="string" calcext:value-type="string">
            <text:p>1727.7</text:p>
          </table:table-cell>
          <table:table-cell office:value-type="string" calcext:value-type="string">
            <text:p>64110832.2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176.4</text:p>
          </table:table-cell>
          <table:table-cell office:value-type="string" calcext:value-type="string">
            <text:p>4164313.8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0" calcext:value-type="float">
            <text:p>6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404.7</text:p>
          </table:table-cell>
          <table:table-cell office:value-type="string" calcext:value-type="string">
            <text:p>10321850.8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4" calcext:value-type="float">
            <text:p>54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207.9</text:p>
          </table:table-cell>
          <table:table-cell office:value-type="string" calcext:value-type="string">
            <text:p>6438019.9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5" calcext:value-type="float">
            <text:p>65</text:p>
          </table:table-cell>
          <table:table-cell office:value-type="float" office:value="628" calcext:value-type="float">
            <text:p>628</text:p>
          </table:table-cell>
          <table:table-cell office:value-type="float" office:value="529" calcext:value-type="float">
            <text:p>529</text:p>
          </table:table-cell>
          <table:table-cell office:value-type="float" office:value="15023232" calcext:value-type="float">
            <text:p>15 023 232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4" calcext:value-type="float">
            <text:p>54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309.8</text:p>
          </table:table-cell>
          <table:table-cell office:value-type="string" calcext:value-type="string">
            <text:p>9811991.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4" calcext:value-type="float">
            <text:p>64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515.4</text:p>
          </table:table-cell>
          <table:table-cell office:value-type="string" calcext:value-type="string">
            <text:p>15421433.4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8" calcext:value-type="float">
            <text:p>58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258.9</text:p>
          </table:table-cell>
          <table:table-cell office:value-type="string" calcext:value-type="string">
            <text:p>9816740.1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8" calcext:value-type="float">
            <text:p>58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510.5</text:p>
          </table:table-cell>
          <table:table-cell office:value-type="string" calcext:value-type="string">
            <text:p>16455620.1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6386" calcext:value-type="float">
            <text:p>46 386</text:p>
          </table:table-cell>
          <table:table-cell office:value-type="float" office:value="128920" calcext:value-type="float">
            <text:p>128 920</text:p>
          </table:table-cell>
          <table:table-cell office:value-type="string" calcext:value-type="string">
            <text:p>121684.7</text:p>
          </table:table-cell>
          <table:table-cell office:value-type="string" calcext:value-type="string">
            <text:p>3038687833.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7003" calcext:value-type="float">
            <text:p>37 003</text:p>
          </table:table-cell>
          <table:table-cell office:value-type="float" office:value="84663" calcext:value-type="float">
            <text:p>84 663</text:p>
          </table:table-cell>
          <table:table-cell office:value-type="string" calcext:value-type="string">
            <text:p>75522.6</text:p>
          </table:table-cell>
          <table:table-cell office:value-type="string" calcext:value-type="string">
            <text:p>1769142157.4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0001" calcext:value-type="float">
            <text:p>40 001</text:p>
          </table:table-cell>
          <table:table-cell office:value-type="float" office:value="134670" calcext:value-type="float">
            <text:p>134 670</text:p>
          </table:table-cell>
          <table:table-cell office:value-type="string" calcext:value-type="string">
            <text:p>133251.2</text:p>
          </table:table-cell>
          <table:table-cell office:value-type="string" calcext:value-type="string">
            <text:p>4729532099.8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5782" calcext:value-type="float">
            <text:p>35 782</text:p>
          </table:table-cell>
          <table:table-cell office:value-type="float" office:value="87220" calcext:value-type="float">
            <text:p>87 220</text:p>
          </table:table-cell>
          <table:table-cell office:value-type="string" calcext:value-type="string">
            <text:p>78759.3</text:p>
          </table:table-cell>
          <table:table-cell office:value-type="float" office:value="2421963773" calcext:value-type="float">
            <text:p>2 421 963 773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5026" calcext:value-type="float">
            <text:p>35 026</text:p>
          </table:table-cell>
          <table:table-cell office:value-type="float" office:value="132861" calcext:value-type="float">
            <text:p>132 861</text:p>
          </table:table-cell>
          <table:table-cell office:value-type="float" office:value="130514" calcext:value-type="float">
            <text:p>130 514</text:p>
          </table:table-cell>
          <table:table-cell office:value-type="string" calcext:value-type="string">
            <text:p>5320408755.1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4052" calcext:value-type="float">
            <text:p>34 052</text:p>
          </table:table-cell>
          <table:table-cell office:value-type="float" office:value="87747" calcext:value-type="float">
            <text:p>87 747</text:p>
          </table:table-cell>
          <table:table-cell office:value-type="string" calcext:value-type="string">
            <text:p>79412.2</text:p>
          </table:table-cell>
          <table:table-cell office:value-type="string" calcext:value-type="string">
            <text:p>2657325809.5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4239" calcext:value-type="float">
            <text:p>34 239</text:p>
          </table:table-cell>
          <table:table-cell office:value-type="float" office:value="133159" calcext:value-type="float">
            <text:p>133 159</text:p>
          </table:table-cell>
          <table:table-cell office:value-type="string" calcext:value-type="string">
            <text:p>130085.2</text:p>
          </table:table-cell>
          <table:table-cell office:value-type="string" calcext:value-type="string">
            <text:p>5595568404.1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3905" calcext:value-type="float">
            <text:p>33 905</text:p>
          </table:table-cell>
          <table:table-cell office:value-type="float" office:value="87462" calcext:value-type="float">
            <text:p>87 462</text:p>
          </table:table-cell>
          <table:table-cell office:value-type="string" calcext:value-type="string">
            <text:p>76949.2</text:p>
          </table:table-cell>
          <table:table-cell office:value-type="string" calcext:value-type="string">
            <text:p>2542908054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124" calcext:value-type="float">
            <text:p>2 124</text:p>
          </table:table-cell>
          <table:table-cell office:value-type="float" office:value="10259" calcext:value-type="float">
            <text:p>10 259</text:p>
          </table:table-cell>
          <table:table-cell office:value-type="string" calcext:value-type="string">
            <text:p>8909.8</text:p>
          </table:table-cell>
          <table:table-cell office:value-type="string" calcext:value-type="string">
            <text:p>206412907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372" calcext:value-type="float">
            <text:p>3 372</text:p>
          </table:table-cell>
          <table:table-cell office:value-type="float" office:value="24948" calcext:value-type="float">
            <text:p>24 948</text:p>
          </table:table-cell>
          <table:table-cell office:value-type="string" calcext:value-type="string">
            <text:p>21297.5</text:p>
          </table:table-cell>
          <table:table-cell office:value-type="float" office:value="491490668" calcext:value-type="float">
            <text:p>491 490 668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684" calcext:value-type="float">
            <text:p>2 684</text:p>
          </table:table-cell>
          <table:table-cell office:value-type="float" office:value="17395" calcext:value-type="float">
            <text:p>17 395</text:p>
          </table:table-cell>
          <table:table-cell office:value-type="string" calcext:value-type="string">
            <text:p>16567.1</text:p>
          </table:table-cell>
          <table:table-cell office:value-type="string" calcext:value-type="string">
            <text:p>534430463.9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316" calcext:value-type="float">
            <text:p>4 316</text:p>
          </table:table-cell>
          <table:table-cell office:value-type="float" office:value="43286" calcext:value-type="float">
            <text:p>43 286</text:p>
          </table:table-cell>
          <table:table-cell office:value-type="string" calcext:value-type="string">
            <text:p>37990.6</text:p>
          </table:table-cell>
          <table:table-cell office:value-type="string" calcext:value-type="string">
            <text:p>1123296771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343" calcext:value-type="float">
            <text:p>3 343</text:p>
          </table:table-cell>
          <table:table-cell office:value-type="float" office:value="28887" calcext:value-type="float">
            <text:p>28 887</text:p>
          </table:table-cell>
          <table:table-cell office:value-type="string" calcext:value-type="string">
            <text:p>27804.9</text:p>
          </table:table-cell>
          <table:table-cell office:value-type="string" calcext:value-type="string">
            <text:p>1042244428.7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704" calcext:value-type="float">
            <text:p>4 704</text:p>
          </table:table-cell>
          <table:table-cell office:value-type="float" office:value="55863" calcext:value-type="float">
            <text:p>55 863</text:p>
          </table:table-cell>
          <table:table-cell office:value-type="float" office:value="50152" calcext:value-type="float">
            <text:p>50 152</text:p>
          </table:table-cell>
          <table:table-cell office:value-type="string" calcext:value-type="string">
            <text:p>1662487630.8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535" calcext:value-type="float">
            <text:p>3 535</text:p>
          </table:table-cell>
          <table:table-cell office:value-type="float" office:value="34382" calcext:value-type="float">
            <text:p>34 382</text:p>
          </table:table-cell>
          <table:table-cell office:value-type="string" calcext:value-type="string">
            <text:p>33755.2</text:p>
          </table:table-cell>
          <table:table-cell office:value-type="string" calcext:value-type="string">
            <text:p>1425469907.6</text:p>
          </table:table-cell>
        </table:table-row>
        <table:table-row table:style-name="ro1">
          <table:table-cell office:value-type="string" calcext:value-type="string">
            <text:p>52 - Pays de la Loir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624" calcext:value-type="float">
            <text:p>4 624</text:p>
          </table:table-cell>
          <table:table-cell office:value-type="float" office:value="61820" calcext:value-type="float">
            <text:p>61 820</text:p>
          </table:table-cell>
          <table:table-cell office:value-type="string" calcext:value-type="string">
            <text:p>57146.9</text:p>
          </table:table-cell>
          <table:table-cell office:value-type="string" calcext:value-type="string">
            <text:p>2006826871.6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587" calcext:value-type="float">
            <text:p>2 587</text:p>
          </table:table-cell>
          <table:table-cell office:value-type="float" office:value="5110" calcext:value-type="float">
            <text:p>5 110</text:p>
          </table:table-cell>
          <table:table-cell office:value-type="string" calcext:value-type="string">
            <text:p>4619.3</text:p>
          </table:table-cell>
          <table:table-cell office:value-type="string" calcext:value-type="string">
            <text:p>96117886.8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649" calcext:value-type="float">
            <text:p>3 649</text:p>
          </table:table-cell>
          <table:table-cell office:value-type="float" office:value="10235" calcext:value-type="float">
            <text:p>10 235</text:p>
          </table:table-cell>
          <table:table-cell office:value-type="string" calcext:value-type="string">
            <text:p>8685.8</text:p>
          </table:table-cell>
          <table:table-cell office:value-type="string" calcext:value-type="string">
            <text:p>205543911.5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100" calcext:value-type="float">
            <text:p>3 100</text:p>
          </table:table-cell>
          <table:table-cell office:value-type="float" office:value="7050" calcext:value-type="float">
            <text:p>7 050</text:p>
          </table:table-cell>
          <table:table-cell office:value-type="string" calcext:value-type="string">
            <text:p>6492.6</text:p>
          </table:table-cell>
          <table:table-cell office:value-type="string" calcext:value-type="string">
            <text:p>172824605.3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512" calcext:value-type="float">
            <text:p>4 512</text:p>
          </table:table-cell>
          <table:table-cell office:value-type="float" office:value="17422" calcext:value-type="float">
            <text:p>17 422</text:p>
          </table:table-cell>
          <table:table-cell office:value-type="string" calcext:value-type="string">
            <text:p>14825.9</text:p>
          </table:table-cell>
          <table:table-cell office:value-type="string" calcext:value-type="string">
            <text:p>406251684.3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289" calcext:value-type="float">
            <text:p>3 289</text:p>
          </table:table-cell>
          <table:table-cell office:value-type="float" office:value="8954" calcext:value-type="float">
            <text:p>8 954</text:p>
          </table:table-cell>
          <table:table-cell office:value-type="string" calcext:value-type="string">
            <text:p>8135.4</text:p>
          </table:table-cell>
          <table:table-cell office:value-type="string" calcext:value-type="string">
            <text:p>256733941.8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524" calcext:value-type="float">
            <text:p>4 524</text:p>
          </table:table-cell>
          <table:table-cell office:value-type="float" office:value="20727" calcext:value-type="float">
            <text:p>20 727</text:p>
          </table:table-cell>
          <table:table-cell office:value-type="string" calcext:value-type="string">
            <text:p>17871.6</text:p>
          </table:table-cell>
          <table:table-cell office:value-type="float" office:value="541088212" calcext:value-type="float">
            <text:p>541 088 21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139" calcext:value-type="float">
            <text:p>3 139</text:p>
          </table:table-cell>
          <table:table-cell office:value-type="float" office:value="10338" calcext:value-type="float">
            <text:p>10 338</text:p>
          </table:table-cell>
          <table:table-cell office:value-type="string" calcext:value-type="string">
            <text:p>9266.2</text:p>
          </table:table-cell>
          <table:table-cell office:value-type="string" calcext:value-type="string">
            <text:p>345744015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567" calcext:value-type="float">
            <text:p>4 567</text:p>
          </table:table-cell>
          <table:table-cell office:value-type="float" office:value="24969" calcext:value-type="float">
            <text:p>24 969</text:p>
          </table:table-cell>
          <table:table-cell office:value-type="string" calcext:value-type="string">
            <text:p>21011.6</text:p>
          </table:table-cell>
          <table:table-cell office:value-type="string" calcext:value-type="string">
            <text:p>670942521.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751" calcext:value-type="float">
            <text:p>751</text:p>
          </table:table-cell>
          <table:table-cell office:value-type="float" office:value="2809" calcext:value-type="float">
            <text:p>2 809</text:p>
          </table:table-cell>
          <table:table-cell office:value-type="string" calcext:value-type="string">
            <text:p>2769.6</text:p>
          </table:table-cell>
          <table:table-cell office:value-type="string" calcext:value-type="string">
            <text:p>79484675.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73" calcext:value-type="float">
            <text:p>573</text:p>
          </table:table-cell>
          <table:table-cell office:value-type="float" office:value="2414" calcext:value-type="float">
            <text:p>2 414</text:p>
          </table:table-cell>
          <table:table-cell office:value-type="string" calcext:value-type="string">
            <text:p>2291.9</text:p>
          </table:table-cell>
          <table:table-cell office:value-type="string" calcext:value-type="string">
            <text:p>67343442.6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740" calcext:value-type="float">
            <text:p>740</text:p>
          </table:table-cell>
          <table:table-cell office:value-type="float" office:value="3783" calcext:value-type="float">
            <text:p>3 783</text:p>
          </table:table-cell>
          <table:table-cell office:value-type="string" calcext:value-type="string">
            <text:p>3764.9</text:p>
          </table:table-cell>
          <table:table-cell office:value-type="string" calcext:value-type="string">
            <text:p>145793934.3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00" calcext:value-type="float">
            <text:p>600</text:p>
          </table:table-cell>
          <table:table-cell office:value-type="float" office:value="3868" calcext:value-type="float">
            <text:p>3 868</text:p>
          </table:table-cell>
          <table:table-cell office:value-type="string" calcext:value-type="string">
            <text:p>3572.3</text:p>
          </table:table-cell>
          <table:table-cell office:value-type="float" office:value="134187684" calcext:value-type="float">
            <text:p>134 187 684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65" calcext:value-type="float">
            <text:p>665</text:p>
          </table:table-cell>
          <table:table-cell office:value-type="float" office:value="4284" calcext:value-type="float">
            <text:p>4 284</text:p>
          </table:table-cell>
          <table:table-cell office:value-type="string" calcext:value-type="string">
            <text:p>4216.1</text:p>
          </table:table-cell>
          <table:table-cell office:value-type="string" calcext:value-type="string">
            <text:p>194854592.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25" calcext:value-type="float">
            <text:p>525</text:p>
          </table:table-cell>
          <table:table-cell office:value-type="float" office:value="3617" calcext:value-type="float">
            <text:p>3 617</text:p>
          </table:table-cell>
          <table:table-cell office:value-type="string" calcext:value-type="string">
            <text:p>3400.6</text:p>
          </table:table-cell>
          <table:table-cell office:value-type="string" calcext:value-type="string">
            <text:p>148864982.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683" calcext:value-type="float">
            <text:p>683</text:p>
          </table:table-cell>
          <table:table-cell office:value-type="float" office:value="4495" calcext:value-type="float">
            <text:p>4 495</text:p>
          </table:table-cell>
          <table:table-cell office:value-type="float" office:value="4442" calcext:value-type="float">
            <text:p>4 442</text:p>
          </table:table-cell>
          <table:table-cell office:value-type="float" office:value="228418385" calcext:value-type="float">
            <text:p>228 418 385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55" calcext:value-type="float">
            <text:p>555</text:p>
          </table:table-cell>
          <table:table-cell office:value-type="float" office:value="2958" calcext:value-type="float">
            <text:p>2 958</text:p>
          </table:table-cell>
          <table:table-cell office:value-type="string" calcext:value-type="string">
            <text:p>2801.6</text:p>
          </table:table-cell>
          <table:table-cell office:value-type="string" calcext:value-type="string">
            <text:p>122882193.6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04" calcext:value-type="float">
            <text:p>104</text:p>
          </table:table-cell>
          <table:table-cell office:value-type="float" office:value="261" calcext:value-type="float">
            <text:p>261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6444274.9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71" calcext:value-type="float">
            <text:p>171</text:p>
          </table:table-cell>
          <table:table-cell office:value-type="float" office:value="1007" calcext:value-type="float">
            <text:p>1 007</text:p>
          </table:table-cell>
          <table:table-cell office:value-type="string" calcext:value-type="string">
            <text:p>888.4</text:p>
          </table:table-cell>
          <table:table-cell office:value-type="string" calcext:value-type="string">
            <text:p>24912938.8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40" calcext:value-type="float">
            <text:p>14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452.5</text:p>
          </table:table-cell>
          <table:table-cell office:value-type="string" calcext:value-type="string">
            <text:p>17548745.4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250" calcext:value-type="float">
            <text:p>250</text:p>
          </table:table-cell>
          <table:table-cell office:value-type="float" office:value="1861" calcext:value-type="float">
            <text:p>1 861</text:p>
          </table:table-cell>
          <table:table-cell office:value-type="string" calcext:value-type="string">
            <text:p>1689.5</text:p>
          </table:table-cell>
          <table:table-cell office:value-type="string" calcext:value-type="string">
            <text:p>54465656.4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67" calcext:value-type="float">
            <text:p>167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552.8</text:p>
          </table:table-cell>
          <table:table-cell office:value-type="string" calcext:value-type="string">
            <text:p>25506031.5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84" calcext:value-type="float">
            <text:p>284</text:p>
          </table:table-cell>
          <table:table-cell office:value-type="float" office:value="1849" calcext:value-type="float">
            <text:p>1 849</text:p>
          </table:table-cell>
          <table:table-cell office:value-type="string" calcext:value-type="string">
            <text:p>1701.7</text:p>
          </table:table-cell>
          <table:table-cell office:value-type="string" calcext:value-type="string">
            <text:p>61332181.6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63" calcext:value-type="float">
            <text:p>163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589.3</text:p>
          </table:table-cell>
          <table:table-cell office:value-type="string" calcext:value-type="string">
            <text:p>32819440.6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270" calcext:value-type="float">
            <text:p>270</text:p>
          </table:table-cell>
          <table:table-cell office:value-type="float" office:value="1856" calcext:value-type="float">
            <text:p>1 856</text:p>
          </table:table-cell>
          <table:table-cell office:value-type="string" calcext:value-type="string">
            <text:p>1684.7</text:p>
          </table:table-cell>
          <table:table-cell office:value-type="string" calcext:value-type="string">
            <text:p>62431653.5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8" calcext:value-type="float">
            <text:p>48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172.1</text:p>
          </table:table-cell>
          <table:table-cell office:value-type="string" calcext:value-type="string">
            <text:p>4510853.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9" calcext:value-type="float">
            <text:p>69</text:p>
          </table:table-cell>
          <table:table-cell office:value-type="float" office:value="790" calcext:value-type="float">
            <text:p>790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18696422.6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8" calcext:value-type="float">
            <text:p>5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38.9</text:p>
          </table:table-cell>
          <table:table-cell office:value-type="string" calcext:value-type="string">
            <text:p>8183980.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71" calcext:value-type="float">
            <text:p>71</text:p>
          </table:table-cell>
          <table:table-cell office:value-type="float" office:value="1101" calcext:value-type="float">
            <text:p>1 101</text:p>
          </table:table-cell>
          <table:table-cell office:value-type="string" calcext:value-type="string">
            <text:p>917.6</text:p>
          </table:table-cell>
          <table:table-cell office:value-type="string" calcext:value-type="string">
            <text:p>28767167.9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309.1</text:p>
          </table:table-cell>
          <table:table-cell office:value-type="string" calcext:value-type="string">
            <text:p>11938684.4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73" calcext:value-type="float">
            <text:p>73</text:p>
          </table:table-cell>
          <table:table-cell office:value-type="float" office:value="1074" calcext:value-type="float">
            <text:p>1 074</text:p>
          </table:table-cell>
          <table:table-cell office:value-type="string" calcext:value-type="string">
            <text:p>933.2</text:p>
          </table:table-cell>
          <table:table-cell office:value-type="string" calcext:value-type="string">
            <text:p>30696235.5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61" calcext:value-type="float">
            <text:p>6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383.8</text:p>
          </table:table-cell>
          <table:table-cell office:value-type="string" calcext:value-type="string">
            <text:p>17532454.9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72" calcext:value-type="float">
            <text:p>72</text:p>
          </table:table-cell>
          <table:table-cell office:value-type="float" office:value="1239" calcext:value-type="float">
            <text:p>1 239</text:p>
          </table:table-cell>
          <table:table-cell office:value-type="string" calcext:value-type="string">
            <text:p>1097.8</text:p>
          </table:table-cell>
          <table:table-cell office:value-type="string" calcext:value-type="string">
            <text:p>38543323.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0149" calcext:value-type="float">
            <text:p>40 149</text:p>
          </table:table-cell>
          <table:table-cell office:value-type="float" office:value="95761" calcext:value-type="float">
            <text:p>95 761</text:p>
          </table:table-cell>
          <table:table-cell office:value-type="string" calcext:value-type="string">
            <text:p>90300.3</text:p>
          </table:table-cell>
          <table:table-cell office:value-type="string" calcext:value-type="string">
            <text:p>2230041564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1728" calcext:value-type="float">
            <text:p>31 728</text:p>
          </table:table-cell>
          <table:table-cell office:value-type="float" office:value="62010" calcext:value-type="float">
            <text:p>62 010</text:p>
          </table:table-cell>
          <table:table-cell office:value-type="float" office:value="55352" calcext:value-type="float">
            <text:p>55 352</text:p>
          </table:table-cell>
          <table:table-cell office:value-type="float" office:value="1284888612" calcext:value-type="float">
            <text:p>1 284 888 61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5615" calcext:value-type="float">
            <text:p>35 615</text:p>
          </table:table-cell>
          <table:table-cell office:value-type="float" office:value="100920" calcext:value-type="float">
            <text:p>100 920</text:p>
          </table:table-cell>
          <table:table-cell office:value-type="string" calcext:value-type="string">
            <text:p>99999.3</text:p>
          </table:table-cell>
          <table:table-cell office:value-type="string" calcext:value-type="string">
            <text:p>3403703154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0709" calcext:value-type="float">
            <text:p>30 709</text:p>
          </table:table-cell>
          <table:table-cell office:value-type="float" office:value="64865" calcext:value-type="float">
            <text:p>64 865</text:p>
          </table:table-cell>
          <table:table-cell office:value-type="string" calcext:value-type="string">
            <text:p>58740.8</text:p>
          </table:table-cell>
          <table:table-cell office:value-type="string" calcext:value-type="string">
            <text:p>1752741924.6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1243" calcext:value-type="float">
            <text:p>31 243</text:p>
          </table:table-cell>
          <table:table-cell office:value-type="float" office:value="101023" calcext:value-type="float">
            <text:p>101 023</text:p>
          </table:table-cell>
          <table:table-cell office:value-type="string" calcext:value-type="string">
            <text:p>99026.6</text:p>
          </table:table-cell>
          <table:table-cell office:value-type="string" calcext:value-type="string">
            <text:p>3886760993.8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9649" calcext:value-type="float">
            <text:p>29 649</text:p>
          </table:table-cell>
          <table:table-cell office:value-type="float" office:value="67113" calcext:value-type="float">
            <text:p>67 113</text:p>
          </table:table-cell>
          <table:table-cell office:value-type="string" calcext:value-type="string">
            <text:p>61124.8</text:p>
          </table:table-cell>
          <table:table-cell office:value-type="string" calcext:value-type="string">
            <text:p>1989920889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1124" calcext:value-type="float">
            <text:p>31 124</text:p>
          </table:table-cell>
          <table:table-cell office:value-type="float" office:value="105119" calcext:value-type="float">
            <text:p>105 119</text:p>
          </table:table-cell>
          <table:table-cell office:value-type="string" calcext:value-type="string">
            <text:p>101852.8</text:p>
          </table:table-cell>
          <table:table-cell office:value-type="float" office:value="4257638360" calcext:value-type="float">
            <text:p>4 257 638 360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1237" calcext:value-type="float">
            <text:p>31 237</text:p>
          </table:table-cell>
          <table:table-cell office:value-type="float" office:value="72216" calcext:value-type="float">
            <text:p>72 216</text:p>
          </table:table-cell>
          <table:table-cell office:value-type="string" calcext:value-type="string">
            <text:p>63934.9</text:p>
          </table:table-cell>
          <table:table-cell office:value-type="string" calcext:value-type="string">
            <text:p>2071547664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064" calcext:value-type="float">
            <text:p>2 064</text:p>
          </table:table-cell>
          <table:table-cell office:value-type="float" office:value="10363" calcext:value-type="float">
            <text:p>10 363</text:p>
          </table:table-cell>
          <table:table-cell office:value-type="string" calcext:value-type="string">
            <text:p>9279.2</text:p>
          </table:table-cell>
          <table:table-cell office:value-type="float" office:value="212618524" calcext:value-type="float">
            <text:p>212 618 524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909" calcext:value-type="float">
            <text:p>2 909</text:p>
          </table:table-cell>
          <table:table-cell office:value-type="float" office:value="22316" calcext:value-type="float">
            <text:p>22 316</text:p>
          </table:table-cell>
          <table:table-cell office:value-type="string" calcext:value-type="string">
            <text:p>19289.3</text:p>
          </table:table-cell>
          <table:table-cell office:value-type="string" calcext:value-type="string">
            <text:p>439524793.4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633" calcext:value-type="float">
            <text:p>2 633</text:p>
          </table:table-cell>
          <table:table-cell office:value-type="float" office:value="16774" calcext:value-type="float">
            <text:p>16 774</text:p>
          </table:table-cell>
          <table:table-cell office:value-type="float" office:value="15946" calcext:value-type="float">
            <text:p>15 946</text:p>
          </table:table-cell>
          <table:table-cell office:value-type="string" calcext:value-type="string">
            <text:p>513623350.3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984" calcext:value-type="float">
            <text:p>3 984</text:p>
          </table:table-cell>
          <table:table-cell office:value-type="float" office:value="39777" calcext:value-type="float">
            <text:p>39 777</text:p>
          </table:table-cell>
          <table:table-cell office:value-type="string" calcext:value-type="string">
            <text:p>34984.3</text:p>
          </table:table-cell>
          <table:table-cell office:value-type="string" calcext:value-type="string">
            <text:p>1023582688.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254" calcext:value-type="float">
            <text:p>3 254</text:p>
          </table:table-cell>
          <table:table-cell office:value-type="float" office:value="29433" calcext:value-type="float">
            <text:p>29 433</text:p>
          </table:table-cell>
          <table:table-cell office:value-type="string" calcext:value-type="string">
            <text:p>28305.5</text:p>
          </table:table-cell>
          <table:table-cell office:value-type="string" calcext:value-type="string">
            <text:p>1051091398.2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456" calcext:value-type="float">
            <text:p>4 456</text:p>
          </table:table-cell>
          <table:table-cell office:value-type="float" office:value="53883" calcext:value-type="float">
            <text:p>53 883</text:p>
          </table:table-cell>
          <table:table-cell office:value-type="string" calcext:value-type="string">
            <text:p>48576.6</text:p>
          </table:table-cell>
          <table:table-cell office:value-type="string" calcext:value-type="string">
            <text:p>1599638941.1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560" calcext:value-type="float">
            <text:p>3 560</text:p>
          </table:table-cell>
          <table:table-cell office:value-type="float" office:value="36039" calcext:value-type="float">
            <text:p>36 039</text:p>
          </table:table-cell>
          <table:table-cell office:value-type="string" calcext:value-type="string">
            <text:p>35457.1</text:p>
          </table:table-cell>
          <table:table-cell office:value-type="string" calcext:value-type="string">
            <text:p>1484927691.7</text:p>
          </table:table-cell>
        </table:table-row>
        <table:table-row table:style-name="ro1">
          <table:table-cell office:value-type="string" calcext:value-type="string">
            <text:p>53 - Bretag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404" calcext:value-type="float">
            <text:p>4 404</text:p>
          </table:table-cell>
          <table:table-cell office:value-type="float" office:value="63135" calcext:value-type="float">
            <text:p>63 135</text:p>
          </table:table-cell>
          <table:table-cell office:value-type="string" calcext:value-type="string">
            <text:p>58149.9</text:p>
          </table:table-cell>
          <table:table-cell office:value-type="string" calcext:value-type="string">
            <text:p>2031219478.6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415" calcext:value-type="float">
            <text:p>4 415</text:p>
          </table:table-cell>
          <table:table-cell office:value-type="float" office:value="8949" calcext:value-type="float">
            <text:p>8 949</text:p>
          </table:table-cell>
          <table:table-cell office:value-type="string" calcext:value-type="string">
            <text:p>8243.7</text:p>
          </table:table-cell>
          <table:table-cell office:value-type="string" calcext:value-type="string">
            <text:p>166680052.7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952" calcext:value-type="float">
            <text:p>5 952</text:p>
          </table:table-cell>
          <table:table-cell office:value-type="float" office:value="16317" calcext:value-type="float">
            <text:p>16 317</text:p>
          </table:table-cell>
          <table:table-cell office:value-type="string" calcext:value-type="string">
            <text:p>13968.2</text:p>
          </table:table-cell>
          <table:table-cell office:value-type="string" calcext:value-type="string">
            <text:p>320121056.4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071" calcext:value-type="float">
            <text:p>5 071</text:p>
          </table:table-cell>
          <table:table-cell office:value-type="float" office:value="11230" calcext:value-type="float">
            <text:p>11 230</text:p>
          </table:table-cell>
          <table:table-cell office:value-type="string" calcext:value-type="string">
            <text:p>10420.5</text:p>
          </table:table-cell>
          <table:table-cell office:value-type="string" calcext:value-type="string">
            <text:p>268365431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7052" calcext:value-type="float">
            <text:p>7 052</text:p>
          </table:table-cell>
          <table:table-cell office:value-type="float" office:value="25726" calcext:value-type="float">
            <text:p>25 726</text:p>
          </table:table-cell>
          <table:table-cell office:value-type="string" calcext:value-type="string">
            <text:p>21734.1</text:p>
          </table:table-cell>
          <table:table-cell office:value-type="string" calcext:value-type="string">
            <text:p>584361375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391" calcext:value-type="float">
            <text:p>5 391</text:p>
          </table:table-cell>
          <table:table-cell office:value-type="float" office:value="13610" calcext:value-type="float">
            <text:p>13 610</text:p>
          </table:table-cell>
          <table:table-cell office:value-type="string" calcext:value-type="string">
            <text:p>12472.6</text:p>
          </table:table-cell>
          <table:table-cell office:value-type="string" calcext:value-type="string">
            <text:p>371600496.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7197" calcext:value-type="float">
            <text:p>7 197</text:p>
          </table:table-cell>
          <table:table-cell office:value-type="float" office:value="29812" calcext:value-type="float">
            <text:p>29 812</text:p>
          </table:table-cell>
          <table:table-cell office:value-type="string" calcext:value-type="string">
            <text:p>25462.8</text:p>
          </table:table-cell>
          <table:table-cell office:value-type="string" calcext:value-type="string">
            <text:p>736914880.5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434" calcext:value-type="float">
            <text:p>5 434</text:p>
          </table:table-cell>
          <table:table-cell office:value-type="float" office:value="15414" calcext:value-type="float">
            <text:p>15 414</text:p>
          </table:table-cell>
          <table:table-cell office:value-type="string" calcext:value-type="string">
            <text:p>13789.5</text:p>
          </table:table-cell>
          <table:table-cell office:value-type="float" office:value="466086753" calcext:value-type="float">
            <text:p>466 086 75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7671" calcext:value-type="float">
            <text:p>7 671</text:p>
          </table:table-cell>
          <table:table-cell office:value-type="float" office:value="37182" calcext:value-type="float">
            <text:p>37 182</text:p>
          </table:table-cell>
          <table:table-cell office:value-type="string" calcext:value-type="string">
            <text:p>31023.7</text:p>
          </table:table-cell>
          <table:table-cell office:value-type="string" calcext:value-type="string">
            <text:p>946234918.2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074" calcext:value-type="float">
            <text:p>1 074</text:p>
          </table:table-cell>
          <table:table-cell office:value-type="float" office:value="3407" calcext:value-type="float">
            <text:p>3 407</text:p>
          </table:table-cell>
          <table:table-cell office:value-type="string" calcext:value-type="string">
            <text:p>3289.1</text:p>
          </table:table-cell>
          <table:table-cell office:value-type="string" calcext:value-type="string">
            <text:p>92107272.2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005" calcext:value-type="float">
            <text:p>1 005</text:p>
          </table:table-cell>
          <table:table-cell office:value-type="float" office:value="2856" calcext:value-type="float">
            <text:p>2 856</text:p>
          </table:table-cell>
          <table:table-cell office:value-type="string" calcext:value-type="string">
            <text:p>2697.3</text:p>
          </table:table-cell>
          <table:table-cell office:value-type="string" calcext:value-type="string">
            <text:p>77427604.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169" calcext:value-type="float">
            <text:p>1 169</text:p>
          </table:table-cell>
          <table:table-cell office:value-type="float" office:value="4516" calcext:value-type="float">
            <text:p>4 516</text:p>
          </table:table-cell>
          <table:table-cell office:value-type="float" office:value="4491" calcext:value-type="float">
            <text:p>4 491</text:p>
          </table:table-cell>
          <table:table-cell office:value-type="string" calcext:value-type="string">
            <text:p>173007403.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155" calcext:value-type="float">
            <text:p>1 155</text:p>
          </table:table-cell>
          <table:table-cell office:value-type="float" office:value="4656" calcext:value-type="float">
            <text:p>4 656</text:p>
          </table:table-cell>
          <table:table-cell office:value-type="string" calcext:value-type="string">
            <text:p>4394.6</text:p>
          </table:table-cell>
          <table:table-cell office:value-type="string" calcext:value-type="string">
            <text:p>161231434.8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141" calcext:value-type="float">
            <text:p>1 141</text:p>
          </table:table-cell>
          <table:table-cell office:value-type="float" office:value="4580" calcext:value-type="float">
            <text:p>4 580</text:p>
          </table:table-cell>
          <table:table-cell office:value-type="string" calcext:value-type="string">
            <text:p>4504.4</text:p>
          </table:table-cell>
          <table:table-cell office:value-type="string" calcext:value-type="string">
            <text:p>195664766.4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051" calcext:value-type="float">
            <text:p>1 051</text:p>
          </table:table-cell>
          <table:table-cell office:value-type="float" office:value="4447" calcext:value-type="float">
            <text:p>4 447</text:p>
          </table:table-cell>
          <table:table-cell office:value-type="string" calcext:value-type="string">
            <text:p>4210.9</text:p>
          </table:table-cell>
          <table:table-cell office:value-type="string" calcext:value-type="string">
            <text:p>172817356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242" calcext:value-type="float">
            <text:p>1 242</text:p>
          </table:table-cell>
          <table:table-cell office:value-type="float" office:value="5858" calcext:value-type="float">
            <text:p>5 858</text:p>
          </table:table-cell>
          <table:table-cell office:value-type="string" calcext:value-type="string">
            <text:p>5785.5</text:p>
          </table:table-cell>
          <table:table-cell office:value-type="string" calcext:value-type="string">
            <text:p>290439955.4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082" calcext:value-type="float">
            <text:p>1 082</text:p>
          </table:table-cell>
          <table:table-cell office:value-type="float" office:value="4576" calcext:value-type="float">
            <text:p>4 576</text:p>
          </table:table-cell>
          <table:table-cell office:value-type="string" calcext:value-type="string">
            <text:p>4361.3</text:p>
          </table:table-cell>
          <table:table-cell office:value-type="string" calcext:value-type="string">
            <text:p>187402343.7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99" calcext:value-type="float">
            <text:p>199</text:p>
          </table:table-cell>
          <table:table-cell office:value-type="float" office:value="675" calcext:value-type="float">
            <text:p>675</text:p>
          </table:table-cell>
          <table:table-cell office:value-type="string" calcext:value-type="string">
            <text:p>621.4</text:p>
          </table:table-cell>
          <table:table-cell office:value-type="string" calcext:value-type="string">
            <text:p>19179914.4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42" calcext:value-type="float">
            <text:p>342</text:p>
          </table:table-cell>
          <table:table-cell office:value-type="float" office:value="1741" calcext:value-type="float">
            <text:p>1 741</text:p>
          </table:table-cell>
          <table:table-cell office:value-type="float" office:value="1559" calcext:value-type="float">
            <text:p>1 559</text:p>
          </table:table-cell>
          <table:table-cell office:value-type="string" calcext:value-type="string">
            <text:p>45169422.5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49" calcext:value-type="float">
            <text:p>249</text:p>
          </table:table-cell>
          <table:table-cell office:value-type="float" office:value="1250" calcext:value-type="float">
            <text:p>1 250</text:p>
          </table:table-cell>
          <table:table-cell office:value-type="string" calcext:value-type="string">
            <text:p>1212.9</text:p>
          </table:table-cell>
          <table:table-cell office:value-type="string" calcext:value-type="string">
            <text:p>56531704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75" calcext:value-type="float">
            <text:p>475</text:p>
          </table:table-cell>
          <table:table-cell office:value-type="float" office:value="3443" calcext:value-type="float">
            <text:p>3 443</text:p>
          </table:table-cell>
          <table:table-cell office:value-type="string" calcext:value-type="string">
            <text:p>3162.2</text:p>
          </table:table-cell>
          <table:table-cell office:value-type="string" calcext:value-type="string">
            <text:p>117357742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79" calcext:value-type="float">
            <text:p>279</text:p>
          </table:table-cell>
          <table:table-cell office:value-type="float" office:value="1706" calcext:value-type="float">
            <text:p>1 706</text:p>
          </table:table-cell>
          <table:table-cell office:value-type="string" calcext:value-type="string">
            <text:p>1659.1</text:p>
          </table:table-cell>
          <table:table-cell office:value-type="string" calcext:value-type="string">
            <text:p>100105831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12" calcext:value-type="float">
            <text:p>512</text:p>
          </table:table-cell>
          <table:table-cell office:value-type="float" office:value="3752" calcext:value-type="float">
            <text:p>3 752</text:p>
          </table:table-cell>
          <table:table-cell office:value-type="string" calcext:value-type="string">
            <text:p>3532.2</text:p>
          </table:table-cell>
          <table:table-cell office:value-type="string" calcext:value-type="string">
            <text:p>155711557.9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04" calcext:value-type="float">
            <text:p>304</text:p>
          </table:table-cell>
          <table:table-cell office:value-type="float" office:value="1845" calcext:value-type="float">
            <text:p>1 845</text:p>
          </table:table-cell>
          <table:table-cell office:value-type="string" calcext:value-type="string">
            <text:p>1758.3</text:p>
          </table:table-cell>
          <table:table-cell office:value-type="string" calcext:value-type="string">
            <text:p>129502532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03" calcext:value-type="float">
            <text:p>503</text:p>
          </table:table-cell>
          <table:table-cell office:value-type="float" office:value="3794" calcext:value-type="float">
            <text:p>3 794</text:p>
          </table:table-cell>
          <table:table-cell office:value-type="string" calcext:value-type="string">
            <text:p>3587.9</text:p>
          </table:table-cell>
          <table:table-cell office:value-type="string" calcext:value-type="string">
            <text:p>174796477.9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86" calcext:value-type="float">
            <text:p>86</text:p>
          </table:table-cell>
          <table:table-cell office:value-type="float" office:value="306" calcext:value-type="float">
            <text:p>306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6012853.7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11" calcext:value-type="float">
            <text:p>111</text:p>
          </table:table-cell>
          <table:table-cell office:value-type="float" office:value="1099" calcext:value-type="float">
            <text:p>1 099</text:p>
          </table:table-cell>
          <table:table-cell office:value-type="string" calcext:value-type="string">
            <text:p>1011.9</text:p>
          </table:table-cell>
          <table:table-cell office:value-type="string" calcext:value-type="string">
            <text:p>26128671.7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89" calcext:value-type="float">
            <text:p>8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384.2</text:p>
          </table:table-cell>
          <table:table-cell office:value-type="string" calcext:value-type="string">
            <text:p>11395871.6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16" calcext:value-type="float">
            <text:p>116</text:p>
          </table:table-cell>
          <table:table-cell office:value-type="float" office:value="1453" calcext:value-type="float">
            <text:p>1 453</text:p>
          </table:table-cell>
          <table:table-cell office:value-type="string" calcext:value-type="string">
            <text:p>1290.9</text:p>
          </table:table-cell>
          <table:table-cell office:value-type="string" calcext:value-type="string">
            <text:p>37997097.6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94" calcext:value-type="float">
            <text:p>94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453.2</text:p>
          </table:table-cell>
          <table:table-cell office:value-type="string" calcext:value-type="string">
            <text:p>16192279.8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26" calcext:value-type="float">
            <text:p>126</text:p>
          </table:table-cell>
          <table:table-cell office:value-type="float" office:value="1445" calcext:value-type="float">
            <text:p>1 445</text:p>
          </table:table-cell>
          <table:table-cell office:value-type="string" calcext:value-type="string">
            <text:p>1293.4</text:p>
          </table:table-cell>
          <table:table-cell office:value-type="string" calcext:value-type="string">
            <text:p>39937588.8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10" calcext:value-type="float">
            <text:p>110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567.6</text:p>
          </table:table-cell>
          <table:table-cell office:value-type="string" calcext:value-type="string">
            <text:p>22938552.6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20" calcext:value-type="float">
            <text:p>120</text:p>
          </table:table-cell>
          <table:table-cell office:value-type="float" office:value="1672" calcext:value-type="float">
            <text:p>1 672</text:p>
          </table:table-cell>
          <table:table-cell office:value-type="string" calcext:value-type="string">
            <text:p>1514.3</text:p>
          </table:table-cell>
          <table:table-cell office:value-type="string" calcext:value-type="string">
            <text:p>50234528.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74701" calcext:value-type="float">
            <text:p>74 701</text:p>
          </table:table-cell>
          <table:table-cell office:value-type="float" office:value="159348" calcext:value-type="float">
            <text:p>159 348</text:p>
          </table:table-cell>
          <table:table-cell office:value-type="string" calcext:value-type="string">
            <text:p>151483.5</text:p>
          </table:table-cell>
          <table:table-cell office:value-type="string" calcext:value-type="string">
            <text:p>3716299245.8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8502" calcext:value-type="float">
            <text:p>58 502</text:p>
          </table:table-cell>
          <table:table-cell office:value-type="float" office:value="110556" calcext:value-type="float">
            <text:p>110 556</text:p>
          </table:table-cell>
          <table:table-cell office:value-type="string" calcext:value-type="string">
            <text:p>100099.8</text:p>
          </table:table-cell>
          <table:table-cell office:value-type="float" office:value="2333276532" calcext:value-type="float">
            <text:p>2 333 276 532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68403" calcext:value-type="float">
            <text:p>68 403</text:p>
          </table:table-cell>
          <table:table-cell office:value-type="float" office:value="171554" calcext:value-type="float">
            <text:p>171 554</text:p>
          </table:table-cell>
          <table:table-cell office:value-type="string" calcext:value-type="string">
            <text:p>170755.7</text:p>
          </table:table-cell>
          <table:table-cell office:value-type="string" calcext:value-type="string">
            <text:p>5850817049.6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8392" calcext:value-type="float">
            <text:p>58 392</text:p>
          </table:table-cell>
          <table:table-cell office:value-type="float" office:value="116236" calcext:value-type="float">
            <text:p>116 236</text:p>
          </table:table-cell>
          <table:table-cell office:value-type="float" office:value="106414" calcext:value-type="float">
            <text:p>106 414</text:p>
          </table:table-cell>
          <table:table-cell office:value-type="string" calcext:value-type="string">
            <text:p>3212602053.2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1528" calcext:value-type="float">
            <text:p>61 528</text:p>
          </table:table-cell>
          <table:table-cell office:value-type="float" office:value="169380" calcext:value-type="float">
            <text:p>169 380</text:p>
          </table:table-cell>
          <table:table-cell office:value-type="string" calcext:value-type="string">
            <text:p>166800.2</text:p>
          </table:table-cell>
          <table:table-cell office:value-type="string" calcext:value-type="string">
            <text:p>6530309738.4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7667" calcext:value-type="float">
            <text:p>57 667</text:p>
          </table:table-cell>
          <table:table-cell office:value-type="float" office:value="118359" calcext:value-type="float">
            <text:p>118 359</text:p>
          </table:table-cell>
          <table:table-cell office:value-type="string" calcext:value-type="string">
            <text:p>108051.8</text:p>
          </table:table-cell>
          <table:table-cell office:value-type="string" calcext:value-type="string">
            <text:p>3532884767.2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63962" calcext:value-type="float">
            <text:p>63 962</text:p>
          </table:table-cell>
          <table:table-cell office:value-type="float" office:value="189388" calcext:value-type="float">
            <text:p>189 388</text:p>
          </table:table-cell>
          <table:table-cell office:value-type="string" calcext:value-type="string">
            <text:p>183102.7</text:p>
          </table:table-cell>
          <table:table-cell office:value-type="float" office:value="7704332866" calcext:value-type="float">
            <text:p>7 704 332 866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2114" calcext:value-type="float">
            <text:p>62 114</text:p>
          </table:table-cell>
          <table:table-cell office:value-type="float" office:value="134340" calcext:value-type="float">
            <text:p>134 340</text:p>
          </table:table-cell>
          <table:table-cell office:value-type="string" calcext:value-type="string">
            <text:p>118844.8</text:p>
          </table:table-cell>
          <table:table-cell office:value-type="float" office:value="3939365803" calcext:value-type="float">
            <text:p>3 939 365 80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440" calcext:value-type="float">
            <text:p>4 440</text:p>
          </table:table-cell>
          <table:table-cell office:value-type="float" office:value="20614" calcext:value-type="float">
            <text:p>20 614</text:p>
          </table:table-cell>
          <table:table-cell office:value-type="string" calcext:value-type="string">
            <text:p>21996.2</text:p>
          </table:table-cell>
          <table:table-cell office:value-type="string" calcext:value-type="string">
            <text:p>493771395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612" calcext:value-type="float">
            <text:p>6 612</text:p>
          </table:table-cell>
          <table:table-cell office:value-type="float" office:value="40580" calcext:value-type="float">
            <text:p>40 580</text:p>
          </table:table-cell>
          <table:table-cell office:value-type="string" calcext:value-type="string">
            <text:p>41792.3</text:p>
          </table:table-cell>
          <table:table-cell office:value-type="float" office:value="936114401" calcext:value-type="float">
            <text:p>936 114 40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790" calcext:value-type="float">
            <text:p>5 790</text:p>
          </table:table-cell>
          <table:table-cell office:value-type="float" office:value="34894" calcext:value-type="float">
            <text:p>34 894</text:p>
          </table:table-cell>
          <table:table-cell office:value-type="string" calcext:value-type="string">
            <text:p>33527.9</text:p>
          </table:table-cell>
          <table:table-cell office:value-type="float" office:value="1052522411" calcext:value-type="float">
            <text:p>1 052 522 411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9257" calcext:value-type="float">
            <text:p>9 257</text:p>
          </table:table-cell>
          <table:table-cell office:value-type="float" office:value="73088" calcext:value-type="float">
            <text:p>73 088</text:p>
          </table:table-cell>
          <table:table-cell office:value-type="string" calcext:value-type="string">
            <text:p>65767.5</text:p>
          </table:table-cell>
          <table:table-cell office:value-type="string" calcext:value-type="string">
            <text:p>1913952184.4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7269" calcext:value-type="float">
            <text:p>7 269</text:p>
          </table:table-cell>
          <table:table-cell office:value-type="float" office:value="58094" calcext:value-type="float">
            <text:p>58 094</text:p>
          </table:table-cell>
          <table:table-cell office:value-type="string" calcext:value-type="string">
            <text:p>56057.4</text:p>
          </table:table-cell>
          <table:table-cell office:value-type="string" calcext:value-type="string">
            <text:p>2052602557.3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0811" calcext:value-type="float">
            <text:p>10 811</text:p>
          </table:table-cell>
          <table:table-cell office:value-type="float" office:value="101623" calcext:value-type="float">
            <text:p>101 623</text:p>
          </table:table-cell>
          <table:table-cell office:value-type="string" calcext:value-type="string">
            <text:p>92981.8</text:p>
          </table:table-cell>
          <table:table-cell office:value-type="string" calcext:value-type="string">
            <text:p>3018389780.2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8333" calcext:value-type="float">
            <text:p>8 333</text:p>
          </table:table-cell>
          <table:table-cell office:value-type="float" office:value="71813" calcext:value-type="float">
            <text:p>71 813</text:p>
          </table:table-cell>
          <table:table-cell office:value-type="float" office:value="70339" calcext:value-type="float">
            <text:p>70 339</text:p>
          </table:table-cell>
          <table:table-cell office:value-type="string" calcext:value-type="string">
            <text:p>2913162213.2</text:p>
          </table:table-cell>
        </table:table-row>
        <table:table-row table:style-name="ro1">
          <table:table-cell office:value-type="string" calcext:value-type="string">
            <text:p>75 - Nouvelle-Aquitain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1074" calcext:value-type="float">
            <text:p>11 074</text:p>
          </table:table-cell>
          <table:table-cell office:value-type="float" office:value="123563" calcext:value-type="float">
            <text:p>123 563</text:p>
          </table:table-cell>
          <table:table-cell office:value-type="string" calcext:value-type="string">
            <text:p>115387.9</text:p>
          </table:table-cell>
          <table:table-cell office:value-type="string" calcext:value-type="string">
            <text:p>3994711754.3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023" calcext:value-type="float">
            <text:p>4 023</text:p>
          </table:table-cell>
          <table:table-cell office:value-type="float" office:value="8094" calcext:value-type="float">
            <text:p>8 094</text:p>
          </table:table-cell>
          <table:table-cell office:value-type="string" calcext:value-type="string">
            <text:p>7313.5</text:p>
          </table:table-cell>
          <table:table-cell office:value-type="string" calcext:value-type="string">
            <text:p>148514693.3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822" calcext:value-type="float">
            <text:p>5 822</text:p>
          </table:table-cell>
          <table:table-cell office:value-type="float" office:value="16516" calcext:value-type="float">
            <text:p>16 516</text:p>
          </table:table-cell>
          <table:table-cell office:value-type="float" office:value="13797" calcext:value-type="float">
            <text:p>13 797</text:p>
          </table:table-cell>
          <table:table-cell office:value-type="string" calcext:value-type="string">
            <text:p>316267279.3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889" calcext:value-type="float">
            <text:p>4 889</text:p>
          </table:table-cell>
          <table:table-cell office:value-type="float" office:value="10554" calcext:value-type="float">
            <text:p>10 554</text:p>
          </table:table-cell>
          <table:table-cell office:value-type="string" calcext:value-type="string">
            <text:p>9689.2</text:p>
          </table:table-cell>
          <table:table-cell office:value-type="string" calcext:value-type="string">
            <text:p>247772907.8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7126" calcext:value-type="float">
            <text:p>7 126</text:p>
          </table:table-cell>
          <table:table-cell office:value-type="float" office:value="26044" calcext:value-type="float">
            <text:p>26 044</text:p>
          </table:table-cell>
          <table:table-cell office:value-type="string" calcext:value-type="string">
            <text:p>21691.7</text:p>
          </table:table-cell>
          <table:table-cell office:value-type="string" calcext:value-type="string">
            <text:p>578388883.4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272" calcext:value-type="float">
            <text:p>5 272</text:p>
          </table:table-cell>
          <table:table-cell office:value-type="float" office:value="12551" calcext:value-type="float">
            <text:p>12 551</text:p>
          </table:table-cell>
          <table:table-cell office:value-type="string" calcext:value-type="string">
            <text:p>11596.8</text:p>
          </table:table-cell>
          <table:table-cell office:value-type="string" calcext:value-type="string">
            <text:p>339776747.8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7286" calcext:value-type="float">
            <text:p>7 286</text:p>
          </table:table-cell>
          <table:table-cell office:value-type="float" office:value="30571" calcext:value-type="float">
            <text:p>30 571</text:p>
          </table:table-cell>
          <table:table-cell office:value-type="string" calcext:value-type="string">
            <text:p>25837.6</text:p>
          </table:table-cell>
          <table:table-cell office:value-type="string" calcext:value-type="string">
            <text:p>743330116.7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500" calcext:value-type="float">
            <text:p>5 500</text:p>
          </table:table-cell>
          <table:table-cell office:value-type="float" office:value="15950" calcext:value-type="float">
            <text:p>15 950</text:p>
          </table:table-cell>
          <table:table-cell office:value-type="string" calcext:value-type="string">
            <text:p>14206.6</text:p>
          </table:table-cell>
          <table:table-cell office:value-type="string" calcext:value-type="string">
            <text:p>484067811.7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7850" calcext:value-type="float">
            <text:p>7 850</text:p>
          </table:table-cell>
          <table:table-cell office:value-type="float" office:value="40792" calcext:value-type="float">
            <text:p>40 792</text:p>
          </table:table-cell>
          <table:table-cell office:value-type="string" calcext:value-type="string">
            <text:p>33840.8</text:p>
          </table:table-cell>
          <table:table-cell office:value-type="string" calcext:value-type="string">
            <text:p>1027627427.5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056" calcext:value-type="float">
            <text:p>1 056</text:p>
          </table:table-cell>
          <table:table-cell office:value-type="float" office:value="2224" calcext:value-type="float">
            <text:p>2 224</text:p>
          </table:table-cell>
          <table:table-cell office:value-type="string" calcext:value-type="string">
            <text:p>2221.8</text:p>
          </table:table-cell>
          <table:table-cell office:value-type="float" office:value="61348407" calcext:value-type="float">
            <text:p>61 348 407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984" calcext:value-type="float">
            <text:p>984</text:p>
          </table:table-cell>
          <table:table-cell office:value-type="float" office:value="2250" calcext:value-type="float">
            <text:p>2 250</text:p>
          </table:table-cell>
          <table:table-cell office:value-type="string" calcext:value-type="string">
            <text:p>2169.1</text:p>
          </table:table-cell>
          <table:table-cell office:value-type="string" calcext:value-type="string">
            <text:p>62560835.7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145" calcext:value-type="float">
            <text:p>1 145</text:p>
          </table:table-cell>
          <table:table-cell office:value-type="float" office:value="3380" calcext:value-type="float">
            <text:p>3 380</text:p>
          </table:table-cell>
          <table:table-cell office:value-type="string" calcext:value-type="string">
            <text:p>3353.3</text:p>
          </table:table-cell>
          <table:table-cell office:value-type="string" calcext:value-type="string">
            <text:p>127817309.1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079" calcext:value-type="float">
            <text:p>1 079</text:p>
          </table:table-cell>
          <table:table-cell office:value-type="float" office:value="3893" calcext:value-type="float">
            <text:p>3 893</text:p>
          </table:table-cell>
          <table:table-cell office:value-type="float" office:value="3623" calcext:value-type="float">
            <text:p>3 623</text:p>
          </table:table-cell>
          <table:table-cell office:value-type="float" office:value="135261328" calcext:value-type="float">
            <text:p>135 261 328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129" calcext:value-type="float">
            <text:p>1 129</text:p>
          </table:table-cell>
          <table:table-cell office:value-type="float" office:value="3717" calcext:value-type="float">
            <text:p>3 717</text:p>
          </table:table-cell>
          <table:table-cell office:value-type="string" calcext:value-type="string">
            <text:p>3599.1</text:p>
          </table:table-cell>
          <table:table-cell office:value-type="string" calcext:value-type="string">
            <text:p>162614940.3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987" calcext:value-type="float">
            <text:p>987</text:p>
          </table:table-cell>
          <table:table-cell office:value-type="float" office:value="3779" calcext:value-type="float">
            <text:p>3 779</text:p>
          </table:table-cell>
          <table:table-cell office:value-type="string" calcext:value-type="string">
            <text:p>3496.4</text:p>
          </table:table-cell>
          <table:table-cell office:value-type="float" office:value="147399934" calcext:value-type="float">
            <text:p>147 399 934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175" calcext:value-type="float">
            <text:p>1 175</text:p>
          </table:table-cell>
          <table:table-cell office:value-type="float" office:value="4548" calcext:value-type="float">
            <text:p>4 548</text:p>
          </table:table-cell>
          <table:table-cell office:value-type="string" calcext:value-type="string">
            <text:p>4464.8</text:p>
          </table:table-cell>
          <table:table-cell office:value-type="string" calcext:value-type="string">
            <text:p>231808556.6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981" calcext:value-type="float">
            <text:p>981</text:p>
          </table:table-cell>
          <table:table-cell office:value-type="float" office:value="3536" calcext:value-type="float">
            <text:p>3 536</text:p>
          </table:table-cell>
          <table:table-cell office:value-type="string" calcext:value-type="string">
            <text:p>3251.2</text:p>
          </table:table-cell>
          <table:table-cell office:value-type="string" calcext:value-type="string">
            <text:p>142681528.1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11" calcext:value-type="float">
            <text:p>21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338.7</text:p>
          </table:table-cell>
          <table:table-cell office:value-type="string" calcext:value-type="string">
            <text:p>9657040.9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85" calcext:value-type="float">
            <text:p>385</text:p>
          </table:table-cell>
          <table:table-cell office:value-type="float" office:value="1517" calcext:value-type="float">
            <text:p>1 517</text:p>
          </table:table-cell>
          <table:table-cell office:value-type="string" calcext:value-type="string">
            <text:p>1314.7</text:p>
          </table:table-cell>
          <table:table-cell office:value-type="string" calcext:value-type="string">
            <text:p>34723976.5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80" calcext:value-type="float">
            <text:p>280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618.7</text:p>
          </table:table-cell>
          <table:table-cell office:value-type="string" calcext:value-type="string">
            <text:p>24948602.9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37" calcext:value-type="float">
            <text:p>537</text:p>
          </table:table-cell>
          <table:table-cell office:value-type="float" office:value="2393" calcext:value-type="float">
            <text:p>2 393</text:p>
          </table:table-cell>
          <table:table-cell office:value-type="string" calcext:value-type="string">
            <text:p>2154.7</text:p>
          </table:table-cell>
          <table:table-cell office:value-type="string" calcext:value-type="string">
            <text:p>69730990.5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84" calcext:value-type="float">
            <text:p>284</text:p>
          </table:table-cell>
          <table:table-cell office:value-type="float" office:value="792" calcext:value-type="float">
            <text:p>792</text:p>
          </table:table-cell>
          <table:table-cell office:value-type="float" office:value="761" calcext:value-type="float">
            <text:p>761</text:p>
          </table:table-cell>
          <table:table-cell office:value-type="float" office:value="35801892" calcext:value-type="float">
            <text:p>35 801 89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41" calcext:value-type="float">
            <text:p>541</text:p>
          </table:table-cell>
          <table:table-cell office:value-type="float" office:value="2669" calcext:value-type="float">
            <text:p>2 669</text:p>
          </table:table-cell>
          <table:table-cell office:value-type="string" calcext:value-type="string">
            <text:p>2425.5</text:p>
          </table:table-cell>
          <table:table-cell office:value-type="string" calcext:value-type="string">
            <text:p>87640826.4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56" calcext:value-type="float">
            <text:p>356</text:p>
          </table:table-cell>
          <table:table-cell office:value-type="float" office:value="1231" calcext:value-type="float">
            <text:p>1 231</text:p>
          </table:table-cell>
          <table:table-cell office:value-type="string" calcext:value-type="string">
            <text:p>1113.6</text:p>
          </table:table-cell>
          <table:table-cell office:value-type="string" calcext:value-type="string">
            <text:p>65023767.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13" calcext:value-type="float">
            <text:p>513</text:p>
          </table:table-cell>
          <table:table-cell office:value-type="float" office:value="3167" calcext:value-type="float">
            <text:p>3 167</text:p>
          </table:table-cell>
          <table:table-cell office:value-type="string" calcext:value-type="string">
            <text:p>2843.4</text:p>
          </table:table-cell>
          <table:table-cell office:value-type="string" calcext:value-type="string">
            <text:p>110750496.1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8" calcext:value-type="float">
            <text:p>48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56.2</text:p>
          </table:table-cell>
          <table:table-cell office:value-type="string" calcext:value-type="string">
            <text:p>4273691.1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1" calcext:value-type="float">
            <text:p>61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307.7</text:p>
          </table:table-cell>
          <table:table-cell office:value-type="string" calcext:value-type="string">
            <text:p>8228872.5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4" calcext:value-type="float">
            <text:p>5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307.9</text:p>
          </table:table-cell>
          <table:table-cell office:value-type="float" office:value="10370729" calcext:value-type="float">
            <text:p>10 370 729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9" calcext:value-type="float">
            <text:p>69</text:p>
          </table:table-cell>
          <table:table-cell office:value-type="float" office:value="636" calcext:value-type="float">
            <text:p>636</text:p>
          </table:table-cell>
          <table:table-cell office:value-type="string" calcext:value-type="string">
            <text:p>557.9</text:p>
          </table:table-cell>
          <table:table-cell office:value-type="string" calcext:value-type="string">
            <text:p>17151101.5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3" calcext:value-type="float">
            <text:p>6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277.2</text:p>
          </table:table-cell>
          <table:table-cell office:value-type="string" calcext:value-type="string">
            <text:p>9998254.5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3" calcext:value-type="float">
            <text:p>63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642.8</text:p>
          </table:table-cell>
          <table:table-cell office:value-type="string" calcext:value-type="string">
            <text:p>20435567.7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67" calcext:value-type="float">
            <text:p>6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331.8</text:p>
          </table:table-cell>
          <table:table-cell office:value-type="string" calcext:value-type="string">
            <text:p>14714044.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72" calcext:value-type="float">
            <text:p>72</text:p>
          </table:table-cell>
          <table:table-cell office:value-type="float" office:value="938" calcext:value-type="float">
            <text:p>938</text:p>
          </table:table-cell>
          <table:table-cell office:value-type="string" calcext:value-type="string">
            <text:p>827.6</text:p>
          </table:table-cell>
          <table:table-cell office:value-type="string" calcext:value-type="string">
            <text:p>29146711.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71649" calcext:value-type="float">
            <text:p>71 649</text:p>
          </table:table-cell>
          <table:table-cell office:value-type="float" office:value="156138" calcext:value-type="float">
            <text:p>156 138</text:p>
          </table:table-cell>
          <table:table-cell office:value-type="string" calcext:value-type="string">
            <text:p>146509.1</text:p>
          </table:table-cell>
          <table:table-cell office:value-type="string" calcext:value-type="string">
            <text:p>3697697063.9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6223" calcext:value-type="float">
            <text:p>56 223</text:p>
          </table:table-cell>
          <table:table-cell office:value-type="float" office:value="108109" calcext:value-type="float">
            <text:p>108 109</text:p>
          </table:table-cell>
          <table:table-cell office:value-type="string" calcext:value-type="string">
            <text:p>95498.6</text:p>
          </table:table-cell>
          <table:table-cell office:value-type="string" calcext:value-type="string">
            <text:p>2268974984.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66314" calcext:value-type="float">
            <text:p>66 314</text:p>
          </table:table-cell>
          <table:table-cell office:value-type="float" office:value="171819" calcext:value-type="float">
            <text:p>171 819</text:p>
          </table:table-cell>
          <table:table-cell office:value-type="string" calcext:value-type="string">
            <text:p>169907.7</text:p>
          </table:table-cell>
          <table:table-cell office:value-type="string" calcext:value-type="string">
            <text:p>6018657318.9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6204" calcext:value-type="float">
            <text:p>56 204</text:p>
          </table:table-cell>
          <table:table-cell office:value-type="float" office:value="112082" calcext:value-type="float">
            <text:p>112 082</text:p>
          </table:table-cell>
          <table:table-cell office:value-type="string" calcext:value-type="string">
            <text:p>101556.2</text:p>
          </table:table-cell>
          <table:table-cell office:value-type="float" office:value="3164540055" calcext:value-type="float">
            <text:p>3 164 540 055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0133" calcext:value-type="float">
            <text:p>60 133</text:p>
          </table:table-cell>
          <table:table-cell office:value-type="float" office:value="161698" calcext:value-type="float">
            <text:p>161 698</text:p>
          </table:table-cell>
          <table:table-cell office:value-type="string" calcext:value-type="string">
            <text:p>158307.7</text:p>
          </table:table-cell>
          <table:table-cell office:value-type="string" calcext:value-type="string">
            <text:p>6522551819.3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4346" calcext:value-type="float">
            <text:p>54 346</text:p>
          </table:table-cell>
          <table:table-cell office:value-type="float" office:value="108552" calcext:value-type="float">
            <text:p>108 552</text:p>
          </table:table-cell>
          <table:table-cell office:value-type="string" calcext:value-type="string">
            <text:p>98204.4</text:p>
          </table:table-cell>
          <table:table-cell office:value-type="string" calcext:value-type="string">
            <text:p>3351782048.1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63974" calcext:value-type="float">
            <text:p>63 974</text:p>
          </table:table-cell>
          <table:table-cell office:value-type="float" office:value="180170" calcext:value-type="float">
            <text:p>180 170</text:p>
          </table:table-cell>
          <table:table-cell office:value-type="float" office:value="173116" calcext:value-type="float">
            <text:p>173 116</text:p>
          </table:table-cell>
          <table:table-cell office:value-type="string" calcext:value-type="string">
            <text:p>7736079481.9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58372" calcext:value-type="float">
            <text:p>58 372</text:p>
          </table:table-cell>
          <table:table-cell office:value-type="float" office:value="122475" calcext:value-type="float">
            <text:p>122 475</text:p>
          </table:table-cell>
          <table:table-cell office:value-type="string" calcext:value-type="string">
            <text:p>107609.2</text:p>
          </table:table-cell>
          <table:table-cell office:value-type="string" calcext:value-type="string">
            <text:p>3711122558.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352" calcext:value-type="float">
            <text:p>4 352</text:p>
          </table:table-cell>
          <table:table-cell office:value-type="float" office:value="22138" calcext:value-type="float">
            <text:p>22 138</text:p>
          </table:table-cell>
          <table:table-cell office:value-type="string" calcext:value-type="string">
            <text:p>19634.2</text:p>
          </table:table-cell>
          <table:table-cell office:value-type="float" office:value="453744696" calcext:value-type="float">
            <text:p>453 744 696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067" calcext:value-type="float">
            <text:p>6 067</text:p>
          </table:table-cell>
          <table:table-cell office:value-type="float" office:value="38041" calcext:value-type="float">
            <text:p>38 041</text:p>
          </table:table-cell>
          <table:table-cell office:value-type="string" calcext:value-type="string">
            <text:p>32398.1</text:p>
          </table:table-cell>
          <table:table-cell office:value-type="string" calcext:value-type="string">
            <text:p>750255312.1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390" calcext:value-type="float">
            <text:p>5 390</text:p>
          </table:table-cell>
          <table:table-cell office:value-type="float" office:value="35183" calcext:value-type="float">
            <text:p>35 183</text:p>
          </table:table-cell>
          <table:table-cell office:value-type="string" calcext:value-type="string">
            <text:p>33468.4</text:p>
          </table:table-cell>
          <table:table-cell office:value-type="string" calcext:value-type="string">
            <text:p>1054631172.2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8405" calcext:value-type="float">
            <text:p>8 405</text:p>
          </table:table-cell>
          <table:table-cell office:value-type="float" office:value="68152" calcext:value-type="float">
            <text:p>68 152</text:p>
          </table:table-cell>
          <table:table-cell office:value-type="string" calcext:value-type="string">
            <text:p>60088.4</text:p>
          </table:table-cell>
          <table:table-cell office:value-type="string" calcext:value-type="string">
            <text:p>1764791823.4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862" calcext:value-type="float">
            <text:p>6 862</text:p>
          </table:table-cell>
          <table:table-cell office:value-type="float" office:value="57850" calcext:value-type="float">
            <text:p>57 850</text:p>
          </table:table-cell>
          <table:table-cell office:value-type="string" calcext:value-type="string">
            <text:p>55577.2</text:p>
          </table:table-cell>
          <table:table-cell office:value-type="string" calcext:value-type="string">
            <text:p>2059511481.9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9994" calcext:value-type="float">
            <text:p>9 994</text:p>
          </table:table-cell>
          <table:table-cell office:value-type="float" office:value="96554" calcext:value-type="float">
            <text:p>96 554</text:p>
          </table:table-cell>
          <table:table-cell office:value-type="string" calcext:value-type="string">
            <text:p>87194.1</text:p>
          </table:table-cell>
          <table:table-cell office:value-type="string" calcext:value-type="string">
            <text:p>2867591780.8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888" calcext:value-type="float">
            <text:p>7 888</text:p>
          </table:table-cell>
          <table:table-cell office:value-type="float" office:value="75362" calcext:value-type="float">
            <text:p>75 362</text:p>
          </table:table-cell>
          <table:table-cell office:value-type="string" calcext:value-type="string">
            <text:p>73352.5</text:p>
          </table:table-cell>
          <table:table-cell office:value-type="float" office:value="3094341367" calcext:value-type="float">
            <text:p>3 094 341 367</text:p>
          </table:table-cell>
        </table:table-row>
        <table:table-row table:style-name="ro1">
          <table:table-cell office:value-type="string" calcext:value-type="string">
            <text:p>76 - Occitani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0322" calcext:value-type="float">
            <text:p>10 322</text:p>
          </table:table-cell>
          <table:table-cell office:value-type="float" office:value="122107" calcext:value-type="float">
            <text:p>122 107</text:p>
          </table:table-cell>
          <table:table-cell office:value-type="float" office:value="112611" calcext:value-type="float">
            <text:p>112 611</text:p>
          </table:table-cell>
          <table:table-cell office:value-type="float" office:value="3945014264" calcext:value-type="float">
            <text:p>3 945 014 264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5986" calcext:value-type="float">
            <text:p>5 986</text:p>
          </table:table-cell>
          <table:table-cell office:value-type="float" office:value="12463" calcext:value-type="float">
            <text:p>12 463</text:p>
          </table:table-cell>
          <table:table-cell office:value-type="string" calcext:value-type="string">
            <text:p>10586.3</text:p>
          </table:table-cell>
          <table:table-cell office:value-type="float" office:value="215723067" calcext:value-type="float">
            <text:p>215 723 067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8604" calcext:value-type="float">
            <text:p>8 604</text:p>
          </table:table-cell>
          <table:table-cell office:value-type="float" office:value="25646" calcext:value-type="float">
            <text:p>25 646</text:p>
          </table:table-cell>
          <table:table-cell office:value-type="float" office:value="20995" calcext:value-type="float">
            <text:p>20 995</text:p>
          </table:table-cell>
          <table:table-cell office:value-type="string" calcext:value-type="string">
            <text:p>491683109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6815" calcext:value-type="float">
            <text:p>6 815</text:p>
          </table:table-cell>
          <table:table-cell office:value-type="float" office:value="15179" calcext:value-type="float">
            <text:p>15 179</text:p>
          </table:table-cell>
          <table:table-cell office:value-type="string" calcext:value-type="string">
            <text:p>13596.9</text:p>
          </table:table-cell>
          <table:table-cell office:value-type="string" calcext:value-type="string">
            <text:p>367447494.4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9961" calcext:value-type="float">
            <text:p>9 961</text:p>
          </table:table-cell>
          <table:table-cell office:value-type="float" office:value="37109" calcext:value-type="float">
            <text:p>37 109</text:p>
          </table:table-cell>
          <table:table-cell office:value-type="string" calcext:value-type="string">
            <text:p>30309.1</text:p>
          </table:table-cell>
          <table:table-cell office:value-type="string" calcext:value-type="string">
            <text:p>840729241.8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953" calcext:value-type="float">
            <text:p>6 953</text:p>
          </table:table-cell>
          <table:table-cell office:value-type="float" office:value="16982" calcext:value-type="float">
            <text:p>16 982</text:p>
          </table:table-cell>
          <table:table-cell office:value-type="string" calcext:value-type="string">
            <text:p>15126.2</text:p>
          </table:table-cell>
          <table:table-cell office:value-type="string" calcext:value-type="string">
            <text:p>481436141.8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9900" calcext:value-type="float">
            <text:p>9 900</text:p>
          </table:table-cell>
          <table:table-cell office:value-type="float" office:value="41429" calcext:value-type="float">
            <text:p>41 429</text:p>
          </table:table-cell>
          <table:table-cell office:value-type="float" office:value="34320" calcext:value-type="float">
            <text:p>34 320</text:p>
          </table:table-cell>
          <table:table-cell office:value-type="string" calcext:value-type="string">
            <text:p>1031150539.8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7132" calcext:value-type="float">
            <text:p>7 132</text:p>
          </table:table-cell>
          <table:table-cell office:value-type="float" office:value="20694" calcext:value-type="float">
            <text:p>20 694</text:p>
          </table:table-cell>
          <table:table-cell office:value-type="string" calcext:value-type="string">
            <text:p>18033.3</text:p>
          </table:table-cell>
          <table:table-cell office:value-type="string" calcext:value-type="string">
            <text:p>661598049.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0441" calcext:value-type="float">
            <text:p>10 441</text:p>
          </table:table-cell>
          <table:table-cell office:value-type="float" office:value="54219" calcext:value-type="float">
            <text:p>54 219</text:p>
          </table:table-cell>
          <table:table-cell office:value-type="string" calcext:value-type="string">
            <text:p>44193.7</text:p>
          </table:table-cell>
          <table:table-cell office:value-type="string" calcext:value-type="string">
            <text:p>1405799601.5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165" calcext:value-type="float">
            <text:p>1 165</text:p>
          </table:table-cell>
          <table:table-cell office:value-type="float" office:value="3300" calcext:value-type="float">
            <text:p>3 300</text:p>
          </table:table-cell>
          <table:table-cell office:value-type="string" calcext:value-type="string">
            <text:p>3142.9</text:p>
          </table:table-cell>
          <table:table-cell office:value-type="string" calcext:value-type="string">
            <text:p>93679644.2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1223" calcext:value-type="float">
            <text:p>1 223</text:p>
          </table:table-cell>
          <table:table-cell office:value-type="float" office:value="3468" calcext:value-type="float">
            <text:p>3 468</text:p>
          </table:table-cell>
          <table:table-cell office:value-type="string" calcext:value-type="string">
            <text:p>3248.1</text:p>
          </table:table-cell>
          <table:table-cell office:value-type="string" calcext:value-type="string">
            <text:p>98243999.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329" calcext:value-type="float">
            <text:p>1 329</text:p>
          </table:table-cell>
          <table:table-cell office:value-type="float" office:value="4305" calcext:value-type="float">
            <text:p>4 305</text:p>
          </table:table-cell>
          <table:table-cell office:value-type="string" calcext:value-type="string">
            <text:p>4225.4</text:p>
          </table:table-cell>
          <table:table-cell office:value-type="string" calcext:value-type="string">
            <text:p>171293130.8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347" calcext:value-type="float">
            <text:p>1 347</text:p>
          </table:table-cell>
          <table:table-cell office:value-type="float" office:value="5250" calcext:value-type="float">
            <text:p>5 250</text:p>
          </table:table-cell>
          <table:table-cell office:value-type="string" calcext:value-type="string">
            <text:p>4838.4</text:p>
          </table:table-cell>
          <table:table-cell office:value-type="string" calcext:value-type="string">
            <text:p>187799882.9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245" calcext:value-type="float">
            <text:p>1 245</text:p>
          </table:table-cell>
          <table:table-cell office:value-type="float" office:value="4139" calcext:value-type="float">
            <text:p>4 139</text:p>
          </table:table-cell>
          <table:table-cell office:value-type="string" calcext:value-type="string">
            <text:p>4055.5</text:p>
          </table:table-cell>
          <table:table-cell office:value-type="string" calcext:value-type="string">
            <text:p>195815967.4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187" calcext:value-type="float">
            <text:p>1 187</text:p>
          </table:table-cell>
          <table:table-cell office:value-type="float" office:value="4416" calcext:value-type="float">
            <text:p>4 416</text:p>
          </table:table-cell>
          <table:table-cell office:value-type="string" calcext:value-type="string">
            <text:p>4134.2</text:p>
          </table:table-cell>
          <table:table-cell office:value-type="string" calcext:value-type="string">
            <text:p>183495129.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1292" calcext:value-type="float">
            <text:p>1 292</text:p>
          </table:table-cell>
          <table:table-cell office:value-type="float" office:value="5217" calcext:value-type="float">
            <text:p>5 217</text:p>
          </table:table-cell>
          <table:table-cell office:value-type="string" calcext:value-type="string">
            <text:p>5107.2</text:p>
          </table:table-cell>
          <table:table-cell office:value-type="string" calcext:value-type="string">
            <text:p>289225448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148" calcext:value-type="float">
            <text:p>1 148</text:p>
          </table:table-cell>
          <table:table-cell office:value-type="float" office:value="4606" calcext:value-type="float">
            <text:p>4 606</text:p>
          </table:table-cell>
          <table:table-cell office:value-type="string" calcext:value-type="string">
            <text:p>4264.7</text:p>
          </table:table-cell>
          <table:table-cell office:value-type="string" calcext:value-type="string">
            <text:p>201572672.5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07" calcext:value-type="float">
            <text:p>307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648.1</text:p>
          </table:table-cell>
          <table:table-cell office:value-type="string" calcext:value-type="string">
            <text:p>20018025.2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54" calcext:value-type="float">
            <text:p>554</text:p>
          </table:table-cell>
          <table:table-cell office:value-type="float" office:value="2435" calcext:value-type="float">
            <text:p>2 435</text:p>
          </table:table-cell>
          <table:table-cell office:value-type="string" calcext:value-type="string">
            <text:p>2068.7</text:p>
          </table:table-cell>
          <table:table-cell office:value-type="float" office:value="58762266" calcext:value-type="float">
            <text:p>58 762 26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90" calcext:value-type="float">
            <text:p>390</text:p>
          </table:table-cell>
          <table:table-cell office:value-type="float" office:value="1088" calcext:value-type="float">
            <text:p>1 088</text:p>
          </table:table-cell>
          <table:table-cell office:value-type="string" calcext:value-type="string">
            <text:p>1030.4</text:p>
          </table:table-cell>
          <table:table-cell office:value-type="string" calcext:value-type="string">
            <text:p>44378610.4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70" calcext:value-type="float">
            <text:p>670</text:p>
          </table:table-cell>
          <table:table-cell office:value-type="float" office:value="3632" calcext:value-type="float">
            <text:p>3 632</text:p>
          </table:table-cell>
          <table:table-cell office:value-type="string" calcext:value-type="string">
            <text:p>3123.3</text:p>
          </table:table-cell>
          <table:table-cell office:value-type="float" office:value="111295454" calcext:value-type="float">
            <text:p>111 295 454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70" calcext:value-type="float">
            <text:p>370</text:p>
          </table:table-cell>
          <table:table-cell office:value-type="float" office:value="1090" calcext:value-type="float">
            <text:p>1 090</text:p>
          </table:table-cell>
          <table:table-cell office:value-type="string" calcext:value-type="string">
            <text:p>1039.8</text:p>
          </table:table-cell>
          <table:table-cell office:value-type="string" calcext:value-type="string">
            <text:p>55839813.9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93" calcext:value-type="float">
            <text:p>693</text:p>
          </table:table-cell>
          <table:table-cell office:value-type="float" office:value="3753" calcext:value-type="float">
            <text:p>3 753</text:p>
          </table:table-cell>
          <table:table-cell office:value-type="string" calcext:value-type="string">
            <text:p>3316.5</text:p>
          </table:table-cell>
          <table:table-cell office:value-type="string" calcext:value-type="string">
            <text:p>127712497.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54" calcext:value-type="float">
            <text:p>454</text:p>
          </table:table-cell>
          <table:table-cell office:value-type="float" office:value="1356" calcext:value-type="float">
            <text:p>1 356</text:p>
          </table:table-cell>
          <table:table-cell office:value-type="string" calcext:value-type="string">
            <text:p>1258.8</text:p>
          </table:table-cell>
          <table:table-cell office:value-type="string" calcext:value-type="string">
            <text:p>80735372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714" calcext:value-type="float">
            <text:p>714</text:p>
          </table:table-cell>
          <table:table-cell office:value-type="float" office:value="4600" calcext:value-type="float">
            <text:p>4 600</text:p>
          </table:table-cell>
          <table:table-cell office:value-type="string" calcext:value-type="string">
            <text:p>4011.3</text:p>
          </table:table-cell>
          <table:table-cell office:value-type="string" calcext:value-type="string">
            <text:p>162993246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31" calcext:value-type="float">
            <text:p>131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396.2</text:p>
          </table:table-cell>
          <table:table-cell office:value-type="float" office:value="8825280" calcext:value-type="float">
            <text:p>8 825 280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31" calcext:value-type="float">
            <text:p>231</text:p>
          </table:table-cell>
          <table:table-cell office:value-type="float" office:value="1439" calcext:value-type="float">
            <text:p>1 439</text:p>
          </table:table-cell>
          <table:table-cell office:value-type="float" office:value="1265" calcext:value-type="float">
            <text:p>1 265</text:p>
          </table:table-cell>
          <table:table-cell office:value-type="string" calcext:value-type="string">
            <text:p>32159899.5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79" calcext:value-type="float">
            <text:p>179</text:p>
          </table:table-cell>
          <table:table-cell office:value-type="float" office:value="684" calcext:value-type="float">
            <text:p>684</text:p>
          </table:table-cell>
          <table:table-cell office:value-type="string" calcext:value-type="string">
            <text:p>652.9</text:p>
          </table:table-cell>
          <table:table-cell office:value-type="float" office:value="19418718" calcext:value-type="float">
            <text:p>19 418 718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273" calcext:value-type="float">
            <text:p>273</text:p>
          </table:table-cell>
          <table:table-cell office:value-type="float" office:value="1955" calcext:value-type="float">
            <text:p>1 955</text:p>
          </table:table-cell>
          <table:table-cell office:value-type="string" calcext:value-type="string">
            <text:p>1704.5</text:p>
          </table:table-cell>
          <table:table-cell office:value-type="float" office:value="50445659" calcext:value-type="float">
            <text:p>50 445 659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189" calcext:value-type="float">
            <text:p>189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681.6</text:p>
          </table:table-cell>
          <table:table-cell office:value-type="float" office:value="23368328" calcext:value-type="float">
            <text:p>23 368 328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262" calcext:value-type="float">
            <text:p>262</text:p>
          </table:table-cell>
          <table:table-cell office:value-type="float" office:value="1750" calcext:value-type="float">
            <text:p>1 750</text:p>
          </table:table-cell>
          <table:table-cell office:value-type="string" calcext:value-type="string">
            <text:p>1533.8</text:p>
          </table:table-cell>
          <table:table-cell office:value-type="string" calcext:value-type="string">
            <text:p>49152771.8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209" calcext:value-type="float">
            <text:p>209</text:p>
          </table:table-cell>
          <table:table-cell office:value-type="float" office:value="1022" calcext:value-type="float">
            <text:p>1 022</text:p>
          </table:table-cell>
          <table:table-cell office:value-type="string" calcext:value-type="string">
            <text:p>907.8</text:p>
          </table:table-cell>
          <table:table-cell office:value-type="string" calcext:value-type="string">
            <text:p>37761225.5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248" calcext:value-type="float">
            <text:p>248</text:p>
          </table:table-cell>
          <table:table-cell office:value-type="float" office:value="2389" calcext:value-type="float">
            <text:p>2 389</text:p>
          </table:table-cell>
          <table:table-cell office:value-type="string" calcext:value-type="string">
            <text:p>2092.3</text:p>
          </table:table-cell>
          <table:table-cell office:value-type="string" calcext:value-type="string">
            <text:p>74541041.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06320" calcext:value-type="float">
            <text:p>106 320</text:p>
          </table:table-cell>
          <table:table-cell office:value-type="float" office:value="266015" calcext:value-type="float">
            <text:p>266 015</text:p>
          </table:table-cell>
          <table:table-cell office:value-type="string" calcext:value-type="string">
            <text:p>247359.7</text:p>
          </table:table-cell>
          <table:table-cell office:value-type="string" calcext:value-type="string">
            <text:p>6607706479.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83571" calcext:value-type="float">
            <text:p>83 571</text:p>
          </table:table-cell>
          <table:table-cell office:value-type="float" office:value="179807" calcext:value-type="float">
            <text:p>179 807</text:p>
          </table:table-cell>
          <table:table-cell office:value-type="string" calcext:value-type="string">
            <text:p>156707.4</text:p>
          </table:table-cell>
          <table:table-cell office:value-type="string" calcext:value-type="string">
            <text:p>3894705003.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96635" calcext:value-type="float">
            <text:p>96 635</text:p>
          </table:table-cell>
          <table:table-cell office:value-type="float" office:value="279056" calcext:value-type="float">
            <text:p>279 056</text:p>
          </table:table-cell>
          <table:table-cell office:value-type="string" calcext:value-type="string">
            <text:p>273764.7</text:p>
          </table:table-cell>
          <table:table-cell office:value-type="float" office:value="10398884573" calcext:value-type="float">
            <text:p>10 398 884 57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81174" calcext:value-type="float">
            <text:p>81 174</text:p>
          </table:table-cell>
          <table:table-cell office:value-type="float" office:value="177957" calcext:value-type="float">
            <text:p>177 957</text:p>
          </table:table-cell>
          <table:table-cell office:value-type="string" calcext:value-type="string">
            <text:p>158546.4</text:p>
          </table:table-cell>
          <table:table-cell office:value-type="string" calcext:value-type="string">
            <text:p>5311580030.5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84174" calcext:value-type="float">
            <text:p>84 174</text:p>
          </table:table-cell>
          <table:table-cell office:value-type="float" office:value="267695" calcext:value-type="float">
            <text:p>267 695</text:p>
          </table:table-cell>
          <table:table-cell office:value-type="string" calcext:value-type="string">
            <text:p>260471.8</text:p>
          </table:table-cell>
          <table:table-cell office:value-type="float" office:value="11656668217" calcext:value-type="float">
            <text:p>11 656 668 217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76993" calcext:value-type="float">
            <text:p>76 993</text:p>
          </table:table-cell>
          <table:table-cell office:value-type="float" office:value="175739" calcext:value-type="float">
            <text:p>175 739</text:p>
          </table:table-cell>
          <table:table-cell office:value-type="string" calcext:value-type="string">
            <text:p>156643.6</text:p>
          </table:table-cell>
          <table:table-cell office:value-type="string" calcext:value-type="string">
            <text:p>5805392036.4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86989" calcext:value-type="float">
            <text:p>86 989</text:p>
          </table:table-cell>
          <table:table-cell office:value-type="float" office:value="297776" calcext:value-type="float">
            <text:p>297 776</text:p>
          </table:table-cell>
          <table:table-cell office:value-type="string" calcext:value-type="string">
            <text:p>287162.8</text:p>
          </table:table-cell>
          <table:table-cell office:value-type="float" office:value="13886436411" calcext:value-type="float">
            <text:p>13 886 436 411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83304" calcext:value-type="float">
            <text:p>83 304</text:p>
          </table:table-cell>
          <table:table-cell office:value-type="float" office:value="194488" calcext:value-type="float">
            <text:p>194 488</text:p>
          </table:table-cell>
          <table:table-cell office:value-type="string" calcext:value-type="string">
            <text:p>169254.6</text:p>
          </table:table-cell>
          <table:table-cell office:value-type="string" calcext:value-type="string">
            <text:p>6218310791.6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5461" calcext:value-type="float">
            <text:p>5 461</text:p>
          </table:table-cell>
          <table:table-cell office:value-type="float" office:value="29697" calcext:value-type="float">
            <text:p>29 697</text:p>
          </table:table-cell>
          <table:table-cell office:value-type="string" calcext:value-type="string">
            <text:p>26434.4</text:p>
          </table:table-cell>
          <table:table-cell office:value-type="string" calcext:value-type="string">
            <text:p>637997604.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8274" calcext:value-type="float">
            <text:p>8 274</text:p>
          </table:table-cell>
          <table:table-cell office:value-type="float" office:value="58347" calcext:value-type="float">
            <text:p>58 347</text:p>
          </table:table-cell>
          <table:table-cell office:value-type="string" calcext:value-type="string">
            <text:p>50647.9</text:p>
          </table:table-cell>
          <table:table-cell office:value-type="string" calcext:value-type="string">
            <text:p>1206539698.8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6841" calcext:value-type="float">
            <text:p>6 841</text:p>
          </table:table-cell>
          <table:table-cell office:value-type="float" office:value="46514" calcext:value-type="float">
            <text:p>46 514</text:p>
          </table:table-cell>
          <table:table-cell office:value-type="string" calcext:value-type="string">
            <text:p>44407.5</text:p>
          </table:table-cell>
          <table:table-cell office:value-type="string" calcext:value-type="string">
            <text:p>1470109506.3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10974" calcext:value-type="float">
            <text:p>10 974</text:p>
          </table:table-cell>
          <table:table-cell office:value-type="float" office:value="95908" calcext:value-type="float">
            <text:p>95 908</text:p>
          </table:table-cell>
          <table:table-cell office:value-type="string" calcext:value-type="string">
            <text:p>84404.3</text:p>
          </table:table-cell>
          <table:table-cell office:value-type="string" calcext:value-type="string">
            <text:p>2546440834.8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8215" calcext:value-type="float">
            <text:p>8 215</text:p>
          </table:table-cell>
          <table:table-cell office:value-type="float" office:value="68460" calcext:value-type="float">
            <text:p>68 460</text:p>
          </table:table-cell>
          <table:table-cell office:value-type="string" calcext:value-type="string">
            <text:p>65969.9</text:p>
          </table:table-cell>
          <table:table-cell office:value-type="string" calcext:value-type="string">
            <text:p>2549483012.8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12526" calcext:value-type="float">
            <text:p>12 526</text:p>
          </table:table-cell>
          <table:table-cell office:value-type="float" office:value="124432" calcext:value-type="float">
            <text:p>124 432</text:p>
          </table:table-cell>
          <table:table-cell office:value-type="string" calcext:value-type="string">
            <text:p>111599.1</text:p>
          </table:table-cell>
          <table:table-cell office:value-type="string" calcext:value-type="string">
            <text:p>3760976302.8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9243" calcext:value-type="float">
            <text:p>9 243</text:p>
          </table:table-cell>
          <table:table-cell office:value-type="float" office:value="81513" calcext:value-type="float">
            <text:p>81 513</text:p>
          </table:table-cell>
          <table:table-cell office:value-type="string" calcext:value-type="string">
            <text:p>79843.3</text:p>
          </table:table-cell>
          <table:table-cell office:value-type="float" office:value="3431505545" calcext:value-type="float">
            <text:p>3 431 505 545</text:p>
          </table:table-cell>
        </table:table-row>
        <table:table-row table:style-name="ro1">
          <table:table-cell office:value-type="string" calcext:value-type="string">
            <text:p>84 - Auvergne-Rhône-Alpes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12381" calcext:value-type="float">
            <text:p>12 381</text:p>
          </table:table-cell>
          <table:table-cell office:value-type="float" office:value="148544" calcext:value-type="float">
            <text:p>148 544</text:p>
          </table:table-cell>
          <table:table-cell office:value-type="string" calcext:value-type="string">
            <text:p>136940.8</text:p>
          </table:table-cell>
          <table:table-cell office:value-type="string" calcext:value-type="string">
            <text:p>4884772716.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100" calcext:value-type="float">
            <text:p>3 100</text:p>
          </table:table-cell>
          <table:table-cell office:value-type="float" office:value="6643" calcext:value-type="float">
            <text:p>6 643</text:p>
          </table:table-cell>
          <table:table-cell office:value-type="float" office:value="5935" calcext:value-type="float">
            <text:p>5 935</text:p>
          </table:table-cell>
          <table:table-cell office:value-type="string" calcext:value-type="string">
            <text:p>131882553.5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556" calcext:value-type="float">
            <text:p>4 556</text:p>
          </table:table-cell>
          <table:table-cell office:value-type="float" office:value="13627" calcext:value-type="float">
            <text:p>13 627</text:p>
          </table:table-cell>
          <table:table-cell office:value-type="string" calcext:value-type="string">
            <text:p>11528.1</text:p>
          </table:table-cell>
          <table:table-cell office:value-type="string" calcext:value-type="string">
            <text:p>270701018.4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836" calcext:value-type="float">
            <text:p>3 836</text:p>
          </table:table-cell>
          <table:table-cell office:value-type="float" office:value="8694" calcext:value-type="float">
            <text:p>8 694</text:p>
          </table:table-cell>
          <table:table-cell office:value-type="string" calcext:value-type="string">
            <text:p>8069.6</text:p>
          </table:table-cell>
          <table:table-cell office:value-type="float" office:value="238081017" calcext:value-type="float">
            <text:p>238 081 017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475" calcext:value-type="float">
            <text:p>5 475</text:p>
          </table:table-cell>
          <table:table-cell office:value-type="float" office:value="20027" calcext:value-type="float">
            <text:p>20 027</text:p>
          </table:table-cell>
          <table:table-cell office:value-type="string" calcext:value-type="string">
            <text:p>16925.9</text:p>
          </table:table-cell>
          <table:table-cell office:value-type="string" calcext:value-type="string">
            <text:p>473293690.4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104" calcext:value-type="float">
            <text:p>4 104</text:p>
          </table:table-cell>
          <table:table-cell office:value-type="float" office:value="9750" calcext:value-type="float">
            <text:p>9 750</text:p>
          </table:table-cell>
          <table:table-cell office:value-type="string" calcext:value-type="string">
            <text:p>9048.2</text:p>
          </table:table-cell>
          <table:table-cell office:value-type="string" calcext:value-type="string">
            <text:p>304720010.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733" calcext:value-type="float">
            <text:p>5 733</text:p>
          </table:table-cell>
          <table:table-cell office:value-type="float" office:value="23054" calcext:value-type="float">
            <text:p>23 054</text:p>
          </table:table-cell>
          <table:table-cell office:value-type="string" calcext:value-type="string">
            <text:p>19454.5</text:p>
          </table:table-cell>
          <table:table-cell office:value-type="string" calcext:value-type="string">
            <text:p>596544289.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607" calcext:value-type="float">
            <text:p>4 607</text:p>
          </table:table-cell>
          <table:table-cell office:value-type="float" office:value="13125" calcext:value-type="float">
            <text:p>13 125</text:p>
          </table:table-cell>
          <table:table-cell office:value-type="string" calcext:value-type="string">
            <text:p>11600.6</text:p>
          </table:table-cell>
          <table:table-cell office:value-type="string" calcext:value-type="string">
            <text:p>445530627.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312" calcext:value-type="float">
            <text:p>6 312</text:p>
          </table:table-cell>
          <table:table-cell office:value-type="float" office:value="31832" calcext:value-type="float">
            <text:p>31 832</text:p>
          </table:table-cell>
          <table:table-cell office:value-type="string" calcext:value-type="string">
            <text:p>26203.8</text:p>
          </table:table-cell>
          <table:table-cell office:value-type="string" calcext:value-type="string">
            <text:p>847835353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51" calcext:value-type="float">
            <text:p>451</text:p>
          </table:table-cell>
          <table:table-cell office:value-type="float" office:value="1086" calcext:value-type="float">
            <text:p>1 086</text:p>
          </table:table-cell>
          <table:table-cell office:value-type="string" calcext:value-type="string">
            <text:p>1058.6</text:p>
          </table:table-cell>
          <table:table-cell office:value-type="string" calcext:value-type="string">
            <text:p>30363240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27" calcext:value-type="float">
            <text:p>427</text:p>
          </table:table-cell>
          <table:table-cell office:value-type="float" office:value="1206" calcext:value-type="float">
            <text:p>1 206</text:p>
          </table:table-cell>
          <table:table-cell office:value-type="string" calcext:value-type="string">
            <text:p>1099.2</text:p>
          </table:table-cell>
          <table:table-cell office:value-type="string" calcext:value-type="string">
            <text:p>32528595.2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508" calcext:value-type="float">
            <text:p>508</text:p>
          </table:table-cell>
          <table:table-cell office:value-type="float" office:value="1738" calcext:value-type="float">
            <text:p>1 738</text:p>
          </table:table-cell>
          <table:table-cell office:value-type="string" calcext:value-type="string">
            <text:p>1718.4</text:p>
          </table:table-cell>
          <table:table-cell office:value-type="string" calcext:value-type="string">
            <text:p>72067466.2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27" calcext:value-type="float">
            <text:p>527</text:p>
          </table:table-cell>
          <table:table-cell office:value-type="float" office:value="2140" calcext:value-type="float">
            <text:p>2 140</text:p>
          </table:table-cell>
          <table:table-cell office:value-type="string" calcext:value-type="string">
            <text:p>1979.5</text:p>
          </table:table-cell>
          <table:table-cell office:value-type="string" calcext:value-type="string">
            <text:p>75184774.1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05" calcext:value-type="float">
            <text:p>505</text:p>
          </table:table-cell>
          <table:table-cell office:value-type="float" office:value="1766" calcext:value-type="float">
            <text:p>1 766</text:p>
          </table:table-cell>
          <table:table-cell office:value-type="string" calcext:value-type="string">
            <text:p>1740.4</text:p>
          </table:table-cell>
          <table:table-cell office:value-type="string" calcext:value-type="string">
            <text:p>86773488.7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07" calcext:value-type="float">
            <text:p>507</text:p>
          </table:table-cell>
          <table:table-cell office:value-type="float" office:value="1861" calcext:value-type="float">
            <text:p>1 861</text:p>
          </table:table-cell>
          <table:table-cell office:value-type="string" calcext:value-type="string">
            <text:p>1738.4</text:p>
          </table:table-cell>
          <table:table-cell office:value-type="string" calcext:value-type="string">
            <text:p>76885134.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72" calcext:value-type="float">
            <text:p>572</text:p>
          </table:table-cell>
          <table:table-cell office:value-type="float" office:value="2189" calcext:value-type="float">
            <text:p>2 189</text:p>
          </table:table-cell>
          <table:table-cell office:value-type="string" calcext:value-type="string">
            <text:p>2150.6</text:p>
          </table:table-cell>
          <table:table-cell office:value-type="string" calcext:value-type="string">
            <text:p>123493768.2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93" calcext:value-type="float">
            <text:p>493</text:p>
          </table:table-cell>
          <table:table-cell office:value-type="float" office:value="1938" calcext:value-type="float">
            <text:p>1 938</text:p>
          </table:table-cell>
          <table:table-cell office:value-type="string" calcext:value-type="string">
            <text:p>1813.1</text:p>
          </table:table-cell>
          <table:table-cell office:value-type="string" calcext:value-type="string">
            <text:p>86265040.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43" calcext:value-type="float">
            <text:p>143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195.8</text:p>
          </table:table-cell>
          <table:table-cell office:value-type="string" calcext:value-type="string">
            <text:p>5943294.1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270" calcext:value-type="float">
            <text:p>270</text:p>
          </table:table-cell>
          <table:table-cell office:value-type="float" office:value="707" calcext:value-type="float">
            <text:p>707</text:p>
          </table:table-cell>
          <table:table-cell office:value-type="string" calcext:value-type="string">
            <text:p>646.2</text:p>
          </table:table-cell>
          <table:table-cell office:value-type="string" calcext:value-type="string">
            <text:p>17764594.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07" calcext:value-type="float">
            <text:p>207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353.4</text:p>
          </table:table-cell>
          <table:table-cell office:value-type="string" calcext:value-type="string">
            <text:p>15318720.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81" calcext:value-type="float">
            <text:p>381</text:p>
          </table:table-cell>
          <table:table-cell office:value-type="float" office:value="1364" calcext:value-type="float">
            <text:p>1 364</text:p>
          </table:table-cell>
          <table:table-cell office:value-type="string" calcext:value-type="string">
            <text:p>1228.9</text:p>
          </table:table-cell>
          <table:table-cell office:value-type="string" calcext:value-type="string">
            <text:p>42607716.2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20" calcext:value-type="float">
            <text:p>220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483.2</text:p>
          </table:table-cell>
          <table:table-cell office:value-type="string" calcext:value-type="string">
            <text:p>23677973.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10" calcext:value-type="float">
            <text:p>410</text:p>
          </table:table-cell>
          <table:table-cell office:value-type="float" office:value="1460" calcext:value-type="float">
            <text:p>1 460</text:p>
          </table:table-cell>
          <table:table-cell office:value-type="string" calcext:value-type="string">
            <text:p>1336.3</text:p>
          </table:table-cell>
          <table:table-cell office:value-type="string" calcext:value-type="string">
            <text:p>51808271.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08" calcext:value-type="float">
            <text:p>308</text:p>
          </table:table-cell>
          <table:table-cell office:value-type="float" office:value="820" calcext:value-type="float">
            <text:p>820</text:p>
          </table:table-cell>
          <table:table-cell office:value-type="string" calcext:value-type="string">
            <text:p>720.2</text:p>
          </table:table-cell>
          <table:table-cell office:value-type="string" calcext:value-type="string">
            <text:p>46200607.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46" calcext:value-type="float">
            <text:p>446</text:p>
          </table:table-cell>
          <table:table-cell office:value-type="float" office:value="2026" calcext:value-type="float">
            <text:p>2 026</text:p>
          </table:table-cell>
          <table:table-cell office:value-type="string" calcext:value-type="string">
            <text:p>1807.1</text:p>
          </table:table-cell>
          <table:table-cell office:value-type="string" calcext:value-type="string">
            <text:p>76787551.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43" calcext:value-type="float">
            <text:p>43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147.6</text:p>
          </table:table-cell>
          <table:table-cell office:value-type="string" calcext:value-type="string">
            <text:p>4051334.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61" calcext:value-type="float">
            <text:p>61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688.3</text:p>
          </table:table-cell>
          <table:table-cell office:value-type="string" calcext:value-type="string">
            <text:p>19356570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9" calcext:value-type="float">
            <text:p>49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241.9</text:p>
          </table:table-cell>
          <table:table-cell office:value-type="float" office:value="7811765" calcext:value-type="float">
            <text:p>7 811 765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67" calcext:value-type="float">
            <text:p>67</text:p>
          </table:table-cell>
          <table:table-cell office:value-type="float" office:value="957" calcext:value-type="float">
            <text:p>957</text:p>
          </table:table-cell>
          <table:table-cell office:value-type="string" calcext:value-type="string">
            <text:p>811.5</text:p>
          </table:table-cell>
          <table:table-cell office:value-type="string" calcext:value-type="string">
            <text:p>24822621.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3" calcext:value-type="float">
            <text:p>5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27.7</text:p>
          </table:table-cell>
          <table:table-cell office:value-type="string" calcext:value-type="string">
            <text:p>8676828.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9" calcext:value-type="float">
            <text:p>59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689.6</text:p>
          </table:table-cell>
          <table:table-cell office:value-type="string" calcext:value-type="string">
            <text:p>21903190.7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52" calcext:value-type="float">
            <text:p>5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323.9</text:p>
          </table:table-cell>
          <table:table-cell office:value-type="string" calcext:value-type="string">
            <text:p>14349223.4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71" calcext:value-type="float">
            <text:p>71</text:p>
          </table:table-cell>
          <table:table-cell office:value-type="float" office:value="1124" calcext:value-type="float">
            <text:p>1 124</text:p>
          </table:table-cell>
          <table:table-cell office:value-type="float" office:value="1003" calcext:value-type="float">
            <text:p>1 003</text:p>
          </table:table-cell>
          <table:table-cell office:value-type="string" calcext:value-type="string">
            <text:p>35340498.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69187" calcext:value-type="float">
            <text:p>69 187</text:p>
          </table:table-cell>
          <table:table-cell office:value-type="float" office:value="138487" calcext:value-type="float">
            <text:p>138 487</text:p>
          </table:table-cell>
          <table:table-cell office:value-type="string" calcext:value-type="string">
            <text:p>132538.4</text:p>
          </table:table-cell>
          <table:table-cell office:value-type="string" calcext:value-type="string">
            <text:p>3463135319.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56735" calcext:value-type="float">
            <text:p>56 735</text:p>
          </table:table-cell>
          <table:table-cell office:value-type="float" office:value="106880" calcext:value-type="float">
            <text:p>106 880</text:p>
          </table:table-cell>
          <table:table-cell office:value-type="string" calcext:value-type="string">
            <text:p>96543.7</text:p>
          </table:table-cell>
          <table:table-cell office:value-type="string" calcext:value-type="string">
            <text:p>2356999390.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67887" calcext:value-type="float">
            <text:p>67 887</text:p>
          </table:table-cell>
          <table:table-cell office:value-type="float" office:value="158838" calcext:value-type="float">
            <text:p>158 838</text:p>
          </table:table-cell>
          <table:table-cell office:value-type="string" calcext:value-type="string">
            <text:p>157850.9</text:p>
          </table:table-cell>
          <table:table-cell office:value-type="string" calcext:value-type="string">
            <text:p>5745988896.1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7285" calcext:value-type="float">
            <text:p>57 285</text:p>
          </table:table-cell>
          <table:table-cell office:value-type="float" office:value="110246" calcext:value-type="float">
            <text:p>110 246</text:p>
          </table:table-cell>
          <table:table-cell office:value-type="string" calcext:value-type="string">
            <text:p>99823.5</text:p>
          </table:table-cell>
          <table:table-cell office:value-type="string" calcext:value-type="string">
            <text:p>3203819131.9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62019" calcext:value-type="float">
            <text:p>62 019</text:p>
          </table:table-cell>
          <table:table-cell office:value-type="float" office:value="149452" calcext:value-type="float">
            <text:p>149 452</text:p>
          </table:table-cell>
          <table:table-cell office:value-type="string" calcext:value-type="string">
            <text:p>146876.9</text:p>
          </table:table-cell>
          <table:table-cell office:value-type="string" calcext:value-type="string">
            <text:p>6259585315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55226" calcext:value-type="float">
            <text:p>55 226</text:p>
          </table:table-cell>
          <table:table-cell office:value-type="float" office:value="106948" calcext:value-type="float">
            <text:p>106 948</text:p>
          </table:table-cell>
          <table:table-cell office:value-type="string" calcext:value-type="string">
            <text:p>96310.2</text:p>
          </table:table-cell>
          <table:table-cell office:value-type="string" calcext:value-type="string">
            <text:p>3393025063.5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68036" calcext:value-type="float">
            <text:p>68 036</text:p>
          </table:table-cell>
          <table:table-cell office:value-type="float" office:value="173946" calcext:value-type="float">
            <text:p>173 946</text:p>
          </table:table-cell>
          <table:table-cell office:value-type="string" calcext:value-type="string">
            <text:p>168347.1</text:p>
          </table:table-cell>
          <table:table-cell office:value-type="string" calcext:value-type="string">
            <text:p>7707944764.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1540" calcext:value-type="float">
            <text:p>61 540</text:p>
          </table:table-cell>
          <table:table-cell office:value-type="float" office:value="127552" calcext:value-type="float">
            <text:p>127 552</text:p>
          </table:table-cell>
          <table:table-cell office:value-type="float" office:value="111609" calcext:value-type="float">
            <text:p>111 609</text:p>
          </table:table-cell>
          <table:table-cell office:value-type="string" calcext:value-type="string">
            <text:p>3936391540.6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741" calcext:value-type="float">
            <text:p>2 741</text:p>
          </table:table-cell>
          <table:table-cell office:value-type="float" office:value="18556" calcext:value-type="float">
            <text:p>18 556</text:p>
          </table:table-cell>
          <table:table-cell office:value-type="string" calcext:value-type="string">
            <text:p>16664.2</text:p>
          </table:table-cell>
          <table:table-cell office:value-type="float" office:value="406417318" calcext:value-type="float">
            <text:p>406 417 31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132" calcext:value-type="float">
            <text:p>4 132</text:p>
          </table:table-cell>
          <table:table-cell office:value-type="float" office:value="29788" calcext:value-type="float">
            <text:p>29 788</text:p>
          </table:table-cell>
          <table:table-cell office:value-type="string" calcext:value-type="string">
            <text:p>25706.2</text:p>
          </table:table-cell>
          <table:table-cell office:value-type="string" calcext:value-type="string">
            <text:p>618442853.1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469" calcext:value-type="float">
            <text:p>3 469</text:p>
          </table:table-cell>
          <table:table-cell office:value-type="float" office:value="32220" calcext:value-type="float">
            <text:p>32 220</text:p>
          </table:table-cell>
          <table:table-cell office:value-type="string" calcext:value-type="string">
            <text:p>30776.7</text:p>
          </table:table-cell>
          <table:table-cell office:value-type="string" calcext:value-type="string">
            <text:p>1015316684.7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457" calcext:value-type="float">
            <text:p>5 457</text:p>
          </table:table-cell>
          <table:table-cell office:value-type="float" office:value="57857" calcext:value-type="float">
            <text:p>57 857</text:p>
          </table:table-cell>
          <table:table-cell office:value-type="string" calcext:value-type="string">
            <text:p>51522.8</text:p>
          </table:table-cell>
          <table:table-cell office:value-type="string" calcext:value-type="string">
            <text:p>1546859921.3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4202" calcext:value-type="float">
            <text:p>4 202</text:p>
          </table:table-cell>
          <table:table-cell office:value-type="float" office:value="51624" calcext:value-type="float">
            <text:p>51 624</text:p>
          </table:table-cell>
          <table:table-cell office:value-type="string" calcext:value-type="string">
            <text:p>49998.4</text:p>
          </table:table-cell>
          <table:table-cell office:value-type="string" calcext:value-type="string">
            <text:p>1931782477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164" calcext:value-type="float">
            <text:p>6 164</text:p>
          </table:table-cell>
          <table:table-cell office:value-type="float" office:value="80419" calcext:value-type="float">
            <text:p>80 419</text:p>
          </table:table-cell>
          <table:table-cell office:value-type="string" calcext:value-type="string">
            <text:p>73466.8</text:p>
          </table:table-cell>
          <table:table-cell office:value-type="string" calcext:value-type="string">
            <text:p>2484248487.8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637" calcext:value-type="float">
            <text:p>4 637</text:p>
          </table:table-cell>
          <table:table-cell office:value-type="float" office:value="69171" calcext:value-type="float">
            <text:p>69 171</text:p>
          </table:table-cell>
          <table:table-cell office:value-type="string" calcext:value-type="string">
            <text:p>67493.3</text:p>
          </table:table-cell>
          <table:table-cell office:value-type="string" calcext:value-type="string">
            <text:p>2939893686.7</text:p>
          </table:table-cell>
        </table:table-row>
        <table:table-row table:style-name="ro1">
          <table:table-cell office:value-type="string" calcext:value-type="string">
            <text:p>93 - Provence-Alpes-Côte d'Azur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6238" calcext:value-type="float">
            <text:p>6 238</text:p>
          </table:table-cell>
          <table:table-cell office:value-type="float" office:value="106908" calcext:value-type="float">
            <text:p>106 908</text:p>
          </table:table-cell>
          <table:table-cell office:value-type="string" calcext:value-type="string">
            <text:p>100500.9</text:p>
          </table:table-cell>
          <table:table-cell office:value-type="string" calcext:value-type="string">
            <text:p>3640368572.4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205" calcext:value-type="float">
            <text:p>205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279.2</text:p>
          </table:table-cell>
          <table:table-cell office:value-type="string" calcext:value-type="string">
            <text:p>5885111.7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33" calcext:value-type="float">
            <text:p>333</text:p>
          </table:table-cell>
          <table:table-cell office:value-type="float" office:value="638" calcext:value-type="float">
            <text:p>638</text:p>
          </table:table-cell>
          <table:table-cell office:value-type="string" calcext:value-type="string">
            <text:p>539.6</text:p>
          </table:table-cell>
          <table:table-cell office:value-type="string" calcext:value-type="string">
            <text:p>12362675.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233" calcext:value-type="float">
            <text:p>23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341.4</text:p>
          </table:table-cell>
          <table:table-cell office:value-type="string" calcext:value-type="string">
            <text:p>9092978.7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383" calcext:value-type="float">
            <text:p>383</text:p>
          </table:table-cell>
          <table:table-cell office:value-type="float" office:value="1049" calcext:value-type="float">
            <text:p>1 049</text:p>
          </table:table-cell>
          <table:table-cell office:value-type="string" calcext:value-type="string">
            <text:p>855.5</text:p>
          </table:table-cell>
          <table:table-cell office:value-type="string" calcext:value-type="string">
            <text:p>22732399.5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252" calcext:value-type="float">
            <text:p>25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373.6</text:p>
          </table:table-cell>
          <table:table-cell office:value-type="string" calcext:value-type="string">
            <text:p>11028497.6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73" calcext:value-type="float">
            <text:p>373</text:p>
          </table:table-cell>
          <table:table-cell office:value-type="float" office:value="1238" calcext:value-type="float">
            <text:p>1 238</text:p>
          </table:table-cell>
          <table:table-cell office:value-type="string" calcext:value-type="string">
            <text:p>991.4</text:p>
          </table:table-cell>
          <table:table-cell office:value-type="string" calcext:value-type="string">
            <text:p>27404137.5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04" calcext:value-type="float">
            <text:p>304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538.7</text:p>
          </table:table-cell>
          <table:table-cell office:value-type="string" calcext:value-type="string">
            <text:p>17733054.9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1 - Association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52" calcext:value-type="float">
            <text:p>452</text:p>
          </table:table-cell>
          <table:table-cell office:value-type="float" office:value="1835" calcext:value-type="float">
            <text:p>1 835</text:p>
          </table:table-cell>
          <table:table-cell office:value-type="string" calcext:value-type="string">
            <text:p>1457.9</text:p>
          </table:table-cell>
          <table:table-cell office:value-type="string" calcext:value-type="string">
            <text:p>42512454.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3.8</text:p>
          </table:table-cell>
          <table:table-cell office:value-type="string" calcext:value-type="string">
            <text:p>2260030.1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6" calcext:value-type="float">
            <text:p>3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77.7</text:p>
          </table:table-cell>
          <table:table-cell office:value-type="string" calcext:value-type="string">
            <text:p>2484702.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38" calcext:value-type="float">
            <text:p>38</text:p>
          </table:table-cell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5297306.9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4.9</text:p>
          </table:table-cell>
          <table:table-cell office:value-type="string" calcext:value-type="string">
            <text:p>3800186.5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34" calcext:value-type="float">
            <text:p>3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18.4</text:p>
          </table:table-cell>
          <table:table-cell office:value-type="string" calcext:value-type="string">
            <text:p>6819423.3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36" calcext:value-type="float">
            <text:p>3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10.8</text:p>
          </table:table-cell>
          <table:table-cell office:value-type="string" calcext:value-type="string">
            <text:p>5220668.4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69.8</text:p>
          </table:table-cell>
          <table:table-cell office:value-type="string" calcext:value-type="string">
            <text:p>11783144.2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2 - Coopérativ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32" calcext:value-type="float">
            <text:p>3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131.6</text:p>
          </table:table-cell>
          <table:table-cell office:value-type="string" calcext:value-type="string">
            <text:p>7228185.7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280361.6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32" calcext:value-type="float">
            <text:p>3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57.4</text:p>
          </table:table-cell>
          <table:table-cell office:value-type="string" calcext:value-type="string">
            <text:p>1663066.4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1.4</text:p>
          </table:table-cell>
          <table:table-cell office:value-type="string" calcext:value-type="string">
            <text:p>903984.3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4" calcext:value-type="float">
            <text:p>4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89.5</text:p>
          </table:table-cell>
          <table:table-cell office:value-type="string" calcext:value-type="string">
            <text:p>3110783.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3" calcext:value-type="float">
            <text:p>4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99.3</text:p>
          </table:table-cell>
          <table:table-cell office:value-type="string" calcext:value-type="string">
            <text:p>3540148.5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8.2</text:p>
          </table:table-cell>
          <table:table-cell office:value-type="string" calcext:value-type="string">
            <text:p>4294533.9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3 - Mutuelle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131.9</text:p>
          </table:table-cell>
          <table:table-cell office:value-type="float" office:value="5084698" calcext:value-type="float">
            <text:p>5 084 69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1 - ESS</text:p>
          </table:table-cell>
          <table:table-cell office:value-type="string" calcext:value-type="string">
            <text:p>14 - Fondation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table:number-columns-repeated="4"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6181" calcext:value-type="float">
            <text:p>6 181</text:p>
          </table:table-cell>
          <table:table-cell office:value-type="float" office:value="8130" calcext:value-type="float">
            <text:p>8 130</text:p>
          </table:table-cell>
          <table:table-cell office:value-type="string" calcext:value-type="string">
            <text:p>9156.6</text:p>
          </table:table-cell>
          <table:table-cell office:value-type="string" calcext:value-type="string">
            <text:p>226222695.5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953" calcext:value-type="float">
            <text:p>4 953</text:p>
          </table:table-cell>
          <table:table-cell office:value-type="float" office:value="5552" calcext:value-type="float">
            <text:p>5 552</text:p>
          </table:table-cell>
          <table:table-cell office:value-type="string" calcext:value-type="string">
            <text:p>6435.2</text:p>
          </table:table-cell>
          <table:table-cell office:value-type="float" office:value="153598410" calcext:value-type="float">
            <text:p>153 598 410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6225" calcext:value-type="float">
            <text:p>6 225</text:p>
          </table:table-cell>
          <table:table-cell office:value-type="float" office:value="9884" calcext:value-type="float">
            <text:p>9 884</text:p>
          </table:table-cell>
          <table:table-cell office:value-type="string" calcext:value-type="string">
            <text:p>10354.1</text:p>
          </table:table-cell>
          <table:table-cell office:value-type="string" calcext:value-type="string">
            <text:p>325000464.6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4924" calcext:value-type="float">
            <text:p>4 924</text:p>
          </table:table-cell>
          <table:table-cell office:value-type="float" office:value="6415" calcext:value-type="float">
            <text:p>6 415</text:p>
          </table:table-cell>
          <table:table-cell office:value-type="string" calcext:value-type="string">
            <text:p>6443.5</text:p>
          </table:table-cell>
          <table:table-cell office:value-type="string" calcext:value-type="string">
            <text:p>184264542.1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654" calcext:value-type="float">
            <text:p>5 654</text:p>
          </table:table-cell>
          <table:table-cell office:value-type="float" office:value="9545" calcext:value-type="float">
            <text:p>9 545</text:p>
          </table:table-cell>
          <table:table-cell office:value-type="float" office:value="9551" calcext:value-type="float">
            <text:p>9 551</text:p>
          </table:table-cell>
          <table:table-cell office:value-type="string" calcext:value-type="string">
            <text:p>327177911.5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4574" calcext:value-type="float">
            <text:p>4 574</text:p>
          </table:table-cell>
          <table:table-cell office:value-type="float" office:value="6416" calcext:value-type="float">
            <text:p>6 416</text:p>
          </table:table-cell>
          <table:table-cell office:value-type="float" office:value="6210" calcext:value-type="float">
            <text:p>6 210</text:p>
          </table:table-cell>
          <table:table-cell office:value-type="string" calcext:value-type="string">
            <text:p>187028037.4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6136" calcext:value-type="float">
            <text:p>6 136</text:p>
          </table:table-cell>
          <table:table-cell office:value-type="float" office:value="11867" calcext:value-type="float">
            <text:p>11 867</text:p>
          </table:table-cell>
          <table:table-cell office:value-type="string" calcext:value-type="string">
            <text:p>11570.3</text:p>
          </table:table-cell>
          <table:table-cell office:value-type="string" calcext:value-type="string">
            <text:p>435831495.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1 - Privé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4944" calcext:value-type="float">
            <text:p>4 944</text:p>
          </table:table-cell>
          <table:table-cell office:value-type="float" office:value="7725" calcext:value-type="float">
            <text:p>7 725</text:p>
          </table:table-cell>
          <table:table-cell office:value-type="string" calcext:value-type="string">
            <text:p>7205.4</text:p>
          </table:table-cell>
          <table:table-cell office:value-type="string" calcext:value-type="string">
            <text:p>229491099.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1 - Hommes</text:p>
          </table:table-cell>
          <table:table-cell office:value-type="float" office:value="380" calcext:value-type="float">
            <text:p>380</text:p>
          </table:table-cell>
          <table:table-cell office:value-type="float" office:value="1554" calcext:value-type="float">
            <text:p>1 554</text:p>
          </table:table-cell>
          <table:table-cell office:value-type="float" office:value="1490" calcext:value-type="float">
            <text:p>1 490</text:p>
          </table:table-cell>
          <table:table-cell office:value-type="string" calcext:value-type="string">
            <text:p>37536134.3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1 - Moins de 30 ans</text:p>
          </table:table-cell>
          <table:table-cell office:value-type="string" calcext:value-type="string">
            <text:p>2 - Femmes</text:p>
          </table:table-cell>
          <table:table-cell office:value-type="float" office:value="472" calcext:value-type="float">
            <text:p>472</text:p>
          </table:table-cell>
          <table:table-cell office:value-type="float" office:value="2229" calcext:value-type="float">
            <text:p>2 229</text:p>
          </table:table-cell>
          <table:table-cell office:value-type="string" calcext:value-type="string">
            <text:p>2007.1</text:p>
          </table:table-cell>
          <table:table-cell office:value-type="string" calcext:value-type="string">
            <text:p>51566315.6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1 - Hommes</text:p>
          </table:table-cell>
          <table:table-cell office:value-type="float" office:value="438" calcext:value-type="float">
            <text:p>438</text:p>
          </table:table-cell>
          <table:table-cell office:value-type="float" office:value="2659" calcext:value-type="float">
            <text:p>2 659</text:p>
          </table:table-cell>
          <table:table-cell office:value-type="string" calcext:value-type="string">
            <text:p>2584.2</text:p>
          </table:table-cell>
          <table:table-cell office:value-type="string" calcext:value-type="string">
            <text:p>85745215.1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2 - De 30 à 39 ans</text:p>
          </table:table-cell>
          <table:table-cell office:value-type="string" calcext:value-type="string">
            <text:p>2 - Femmes</text:p>
          </table:table-cell>
          <table:table-cell office:value-type="float" office:value="593" calcext:value-type="float">
            <text:p>593</text:p>
          </table:table-cell>
          <table:table-cell office:value-type="float" office:value="3923" calcext:value-type="float">
            <text:p>3 923</text:p>
          </table:table-cell>
          <table:table-cell office:value-type="string" calcext:value-type="string">
            <text:p>3583.8</text:p>
          </table:table-cell>
          <table:table-cell office:value-type="float" office:value="115830907" calcext:value-type="float">
            <text:p>115 830 907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1 - Hommes</text:p>
          </table:table-cell>
          <table:table-cell office:value-type="float" office:value="508" calcext:value-type="float">
            <text:p>508</text:p>
          </table:table-cell>
          <table:table-cell office:value-type="float" office:value="3984" calcext:value-type="float">
            <text:p>3 984</text:p>
          </table:table-cell>
          <table:table-cell office:value-type="float" office:value="3881" calcext:value-type="float">
            <text:p>3 881</text:p>
          </table:table-cell>
          <table:table-cell office:value-type="string" calcext:value-type="string">
            <text:p>153783906.8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3 - De 40 à 49 ans</text:p>
          </table:table-cell>
          <table:table-cell office:value-type="string" calcext:value-type="string">
            <text:p>2 - Femmes</text:p>
          </table:table-cell>
          <table:table-cell office:value-type="float" office:value="651" calcext:value-type="float">
            <text:p>651</text:p>
          </table:table-cell>
          <table:table-cell office:value-type="float" office:value="5141" calcext:value-type="float">
            <text:p>5 141</text:p>
          </table:table-cell>
          <table:table-cell office:value-type="float" office:value="4768" calcext:value-type="float">
            <text:p>4 768</text:p>
          </table:table-cell>
          <table:table-cell office:value-type="string" calcext:value-type="string">
            <text:p>171897516.3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1 - Hommes</text:p>
          </table:table-cell>
          <table:table-cell office:value-type="float" office:value="644" calcext:value-type="float">
            <text:p>644</text:p>
          </table:table-cell>
          <table:table-cell office:value-type="float" office:value="6042" calcext:value-type="float">
            <text:p>6 042</text:p>
          </table:table-cell>
          <table:table-cell office:value-type="string" calcext:value-type="string">
            <text:p>5977.4</text:p>
          </table:table-cell>
          <table:table-cell office:value-type="string" calcext:value-type="string">
            <text:p>268547923.9</text:p>
          </table:table-cell>
        </table:table-row>
        <table:table-row table:style-name="ro1">
          <table:table-cell office:value-type="string" calcext:value-type="string">
            <text:p>94 - Corse</text:p>
          </table:table-cell>
          <table:table-cell office:value-type="string" calcext:value-type="string">
            <text:p>2 - Hors ESS</text:p>
          </table:table-cell>
          <table:table-cell office:value-type="string" calcext:value-type="string">
            <text:p>22 - Public hors ESS</text:p>
          </table:table-cell>
          <table:table-cell office:value-type="string" calcext:value-type="string">
            <text:p>4 - 50 ans et plus</text:p>
          </table:table-cell>
          <table:table-cell office:value-type="string" calcext:value-type="string">
            <text:p>2 - Femmes</text:p>
          </table:table-cell>
          <table:table-cell office:value-type="float" office:value="768" calcext:value-type="float">
            <text:p>768</text:p>
          </table:table-cell>
          <table:table-cell office:value-type="float" office:value="7329" calcext:value-type="float">
            <text:p>7 329</text:p>
          </table:table-cell>
          <table:table-cell office:value-type="string" calcext:value-type="string">
            <text:p>6895.2</text:p>
          </table:table-cell>
          <table:table-cell office:value-type="string" calcext:value-type="string">
            <text:p>271335001.6</text:p>
          </table:table-cell>
        </table:table-row>
      </table:table>
      <table:named-expressions/>
      <table:database-ranges>
        <table:database-range table:name="__Anonymous_Sheet_DB__0" table:target-range-address="Tab_12_2019.A12:Tab_12_2019.I2431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2-01-16T19:24:10.373000000</dc:date>
    <dc:creator>Jean-Philippe Thanry</dc:creator>
    <meta:editing-duration>P0D</meta:editing-duration>
    <meta:editing-cycles>1</meta:editing-cycles>
    <meta:document-statistic meta:table-count="1" meta:cell-count="21786" meta:object-count="0"/>
    <meta:generator>LibreOffice/6.4.6.2$Windows_X86_64 LibreOffice_project/0ce51a4fd21bff07a5c061082cc82c5ed232f115</meta:generator>
  </office:meta>
</office:document-meta>
</file>